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61B0000000EA6AF9880.jpg"/>
  <manifest:file-entry manifest:media-type="image/png" manifest:full-path="Pictures/10000201000005DB0000008B4F8122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16in"/>
    </style:style>
    <style:style style:name="co2" style:family="table-column">
      <style:table-column-properties fo:break-before="auto" style:column-width="0.5256in"/>
    </style:style>
    <style:style style:name="co3" style:family="table-column">
      <style:table-column-properties fo:break-before="auto" style:column-width="1.3327in"/>
    </style:style>
    <style:style style:name="co4" style:family="table-column">
      <style:table-column-properties fo:break-before="auto" style:column-width="4.6575in"/>
    </style:style>
    <style:style style:name="co5" style:family="table-column">
      <style:table-column-properties fo:break-before="auto" style:column-width="2.4547in"/>
    </style:style>
    <style:style style:name="co6" style:family="table-column">
      <style:table-column-properties fo:break-before="auto" style:column-width="0.2102in"/>
    </style:style>
    <style:style style:name="co7" style:family="table-column">
      <style:table-column-properties fo:break-before="auto" style:column-width="0.828in"/>
    </style:style>
    <style:style style:name="co8" style:family="table-column">
      <style:table-column-properties fo:break-before="auto" style:column-width="0.9047in"/>
    </style:style>
    <style:style style:name="co9" style:family="table-column">
      <style:table-column-properties fo:break-before="auto" style:column-width="0.7717in"/>
    </style:style>
    <style:style style:name="co10" style:family="table-column">
      <style:table-column-properties fo:break-before="auto" style:column-width="0.6945in"/>
    </style:style>
    <style:style style:name="co11" style:family="table-column">
      <style:table-column-properties fo:break-before="auto" style:column-width="0.1819in"/>
    </style:style>
    <style:style style:name="co12" style:family="table-column">
      <style:table-column-properties fo:break-before="auto" style:column-width="0.4346in"/>
    </style:style>
    <style:style style:name="co13" style:family="table-column">
      <style:table-column-properties fo:break-before="auto" style:column-width="0.3083in"/>
    </style:style>
    <style:style style:name="co14" style:family="table-column">
      <style:table-column-properties fo:break-before="auto" style:column-width="0.3299in"/>
    </style:style>
    <style:style style:name="co15" style:family="table-column">
      <style:table-column-properties fo:break-before="auto" style:column-width="0.898in"/>
    </style:style>
    <style:style style:name="co16" style:family="table-column">
      <style:table-column-properties fo:break-before="auto" style:column-width="1.0874in"/>
    </style:style>
    <style:style style:name="co17" style:family="table-column">
      <style:table-column-properties fo:break-before="auto" style:column-width="1.7047in"/>
    </style:style>
    <style:style style:name="co18" style:family="table-column">
      <style:table-column-properties fo:break-before="auto" style:column-width="0.5681in"/>
    </style:style>
    <style:style style:name="co19" style:family="table-column">
      <style:table-column-properties fo:break-before="auto" style:column-width="0.8563in"/>
    </style:style>
    <style:style style:name="co20" style:family="table-column">
      <style:table-column-properties fo:break-before="auto" style:column-width="2.1811in"/>
    </style:style>
    <style:style style:name="co21" style:family="table-column">
      <style:table-column-properties fo:break-before="auto" style:column-width="0.9335in"/>
    </style:style>
    <style:style style:name="co22" style:family="table-column">
      <style:table-column-properties fo:break-before="auto" style:column-width="0.2874in"/>
    </style:style>
    <style:style style:name="co23" style:family="table-column">
      <style:table-column-properties fo:break-before="auto" style:column-width="0.7508in"/>
    </style:style>
    <style:style style:name="co24" style:family="table-column">
      <style:table-column-properties fo:break-before="auto" style:column-width="0.3646in"/>
    </style:style>
    <style:style style:name="co25" style:family="table-column">
      <style:table-column-properties fo:break-before="auto" style:column-width="0.7992in"/>
    </style:style>
    <style:style style:name="co26" style:family="table-column">
      <style:table-column-properties fo:break-before="auto" style:column-width="1.5291in"/>
    </style:style>
    <style:style style:name="co27" style:family="table-column">
      <style:table-column-properties fo:break-before="auto" style:column-width="3.2272in"/>
    </style:style>
    <style:style style:name="co28" style:family="table-column">
      <style:table-column-properties fo:break-before="auto" style:column-width="4.6016in"/>
    </style:style>
    <style:style style:name="co29" style:family="table-column">
      <style:table-column-properties fo:break-before="auto" style:column-width="4.272in"/>
    </style:style>
    <style:style style:name="co30" style:family="table-column">
      <style:table-column-properties fo:break-before="auto" style:column-width="0.7957in"/>
    </style:style>
    <style:style style:name="co31" style:family="table-column">
      <style:table-column-properties fo:break-before="auto" style:column-width="0.9984in"/>
    </style:style>
    <style:style style:name="co32" style:family="table-column">
      <style:table-column-properties fo:break-before="auto" style:column-width="0.8898in"/>
    </style:style>
    <style:style style:name="co33" style:family="table-column">
      <style:table-column-properties fo:break-before="auto" style:column-width="1.2173in"/>
    </style:style>
    <style:style style:name="co34" style:family="table-column">
      <style:table-column-properties fo:break-before="auto" style:column-width="4.6366in"/>
    </style:style>
    <style:style style:name="co35" style:family="table-column">
      <style:table-column-properties fo:break-before="auto" style:column-width="0.1047in"/>
    </style:style>
    <style:style style:name="co36" style:family="table-column">
      <style:table-column-properties fo:break-before="auto" style:column-width="1.7189in"/>
    </style:style>
    <style:style style:name="co37" style:family="table-column">
      <style:table-column-properties fo:break-before="auto" style:column-width="2.9882in"/>
    </style:style>
    <style:style style:name="co38" style:family="table-column">
      <style:table-column-properties fo:break-before="auto" style:column-width="2.9953in"/>
    </style:style>
    <style:style style:name="co39" style:family="table-column">
      <style:table-column-properties fo:break-before="auto" style:column-width="0.1335in"/>
    </style:style>
    <style:style style:name="co40" style:family="table-column">
      <style:table-column-properties fo:break-before="auto" style:column-width="2.602in"/>
    </style:style>
    <style:style style:name="co41" style:family="table-column">
      <style:table-column-properties fo:break-before="auto" style:column-width="5.8154in"/>
    </style:style>
    <style:style style:name="co42" style:family="table-column">
      <style:table-column-properties fo:break-before="auto" style:column-width="1.3398in"/>
    </style:style>
    <style:style style:name="co43" style:family="table-column">
      <style:table-column-properties fo:break-before="auto" style:column-width="0.9752in"/>
    </style:style>
    <style:style style:name="co44" style:family="table-column">
      <style:table-column-properties fo:break-before="auto" style:column-width="0.6661in"/>
    </style:style>
    <style:style style:name="co45" style:family="table-column">
      <style:table-column-properties fo:break-before="auto" style:column-width="2.9181in"/>
    </style:style>
    <style:style style:name="co46" style:family="table-column">
      <style:table-column-properties fo:break-before="auto" style:column-width="1.4661in"/>
    </style:style>
    <style:style style:name="ro1" style:family="table-row">
      <style:table-row-properties style:row-height="0.1783in" fo:break-before="auto" style:use-optimal-row-height="true"/>
    </style:style>
    <style:style style:name="ro2" style:family="table-row">
      <style:table-row-properties style:row-height="1.9689in" fo:break-before="auto" style:use-optimal-row-height="false"/>
    </style:style>
    <style:style style:name="ro3" style:family="table-row">
      <style:table-row-properties style:row-height="0.552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0.5764in" fo:break-before="auto" style:use-optimal-row-height="false"/>
    </style:style>
    <style:style style:name="ro7" style:family="table-row">
      <style:table-row-properties style:row-height="0.1756in" fo:break-before="auto" style:use-optimal-row-height="false"/>
    </style:style>
    <style:style style:name="ro8" style:family="table-row">
      <style:table-row-properties style:row-height="0.2382in" fo:break-before="auto" style:use-optimal-row-height="false"/>
    </style:style>
    <style:style style:name="ro9" style:family="table-row">
      <style:table-row-properties style:row-height="0.5209in" fo:break-before="auto" style:use-optimal-row-height="false"/>
    </style:style>
    <style:style style:name="ro10" style:family="table-row">
      <style:table-row-properties style:row-height="0.2846in" fo:break-before="auto" style:use-optimal-row-height="false"/>
    </style:style>
    <style:style style:name="ro11" style:family="table-row">
      <style:table-row-properties style:row-height="0.2035in" fo:break-before="auto" style:use-optimal-row-height="false"/>
    </style:style>
    <style:style style:name="ro12" style:family="table-row">
      <style:table-row-properties style:row-height="0.4016in" fo:break-before="auto" style:use-optimal-row-height="false"/>
    </style:style>
    <style:style style:name="ro13" style:family="table-row">
      <style:table-row-properties style:row-height="0.2291in" fo:break-before="auto" style:use-optimal-row-height="false"/>
    </style:style>
    <style:style style:name="ro14" style:family="table-row">
      <style:table-row-properties style:row-height="0.4953in" fo:break-before="auto" style:use-optimal-row-height="false"/>
    </style:style>
    <style:style style:name="ro15" style:family="table-row">
      <style:table-row-properties style:row-height="0.9744in" fo:break-before="auto" style:use-optimal-row-height="false"/>
    </style:style>
    <style:style style:name="ro16" style:family="table-row">
      <style:table-row-properties style:row-height="0.8075in" fo:break-before="auto" style:use-optimal-row-height="false"/>
    </style:style>
    <style:style style:name="ro17" style:family="table-row">
      <style:table-row-properties style:row-height="0.2453in" fo:break-before="auto" style:use-optimal-row-height="false"/>
    </style:style>
    <style:style style:name="ro18" style:family="table-row">
      <style:table-row-properties style:row-height="1.972in" fo:break-before="auto" style:use-optimal-row-height="false"/>
    </style:style>
    <style:style style:name="ro19" style:family="table-row">
      <style:table-row-properties style:row-height="4.2016in" fo:break-before="auto" style:use-optimal-row-height="false"/>
    </style:style>
    <style:style style:name="ro20" style:family="table-row">
      <style:table-row-properties style:row-height="0.1874in" fo:break-before="auto" style:use-optimal-row-height="false"/>
    </style:style>
    <style:style style:name="ro21" style:family="table-row">
      <style:table-row-properties style:row-height="0.3752in" fo:break-before="auto" style:use-optimal-row-height="false"/>
    </style:style>
    <style:style style:name="ro22" style:family="table-row">
      <style:table-row-properties style:row-height="0.198in" fo:break-before="auto" style:use-optimal-row-height="false"/>
    </style:style>
    <style:style style:name="ro23" style:family="table-row">
      <style:table-row-properties style:row-height="0.3854in" fo:break-before="auto" style:use-optimal-row-height="false"/>
    </style:style>
    <style:style style:name="ro24" style:family="table-row">
      <style:table-row-properties style:row-height="0.3437in" fo:break-before="auto" style:use-optimal-row-height="false"/>
    </style:style>
    <style:style style:name="ro25" style:family="table-row">
      <style:table-row-properties style:row-height="0.2453in" fo:break-before="auto" style:use-optimal-row-height="true"/>
    </style:style>
    <style:style style:name="ro26" style:family="table-row">
      <style:table-row-properties style:row-height="0.4583in" fo:break-before="auto" style:use-optimal-row-height="false"/>
    </style:style>
    <style:style style:name="ro27" style:family="table-row">
      <style:table-row-properties style:row-height="0.139in" fo:break-before="auto" style:use-optimal-row-height="false"/>
    </style:style>
    <style:style style:name="ro28" style:family="table-row">
      <style:table-row-properties style:row-height="0.3543in" fo:break-before="auto" style:use-optimal-row-height="false"/>
    </style:style>
    <style:style style:name="ro29" style:family="table-row">
      <style:table-row-properties style:row-height="2.1972in" fo:break-before="auto" style:use-optimal-row-height="true"/>
    </style:style>
    <style:style style:name="ro30" style:family="table-row">
      <style:table-row-properties style:row-height="0.2429in" fo:break-before="auto" style:use-optimal-row-height="false"/>
    </style:style>
    <style:style style:name="ro31" style:family="table-row">
      <style:table-row-properties style:row-height="0.1807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222in" fo:break-before="auto" style:use-optimal-row-height="false"/>
    </style:style>
    <style:style style:name="ro34" style:family="table-row">
      <style:table-row-properties style:row-height="0.1772in" fo:break-before="auto" style:use-optimal-row-height="false"/>
    </style:style>
    <style:style style:name="ro35" style:family="table-row">
      <style:table-row-properties style:row-height="0.2083in" fo:break-before="auto" style:use-optimal-row-height="false"/>
    </style:style>
    <style:style style:name="ro36" style:family="table-row">
      <style:table-row-properties style:row-height="0.5555in" fo:break-before="auto" style:use-optimal-row-height="false"/>
    </style:style>
    <style:style style:name="ro37" style:family="table-row">
      <style:table-row-properties style:row-height="0.3957in" fo:break-before="auto" style:use-optimal-row-height="false"/>
    </style:style>
    <style:style style:name="ro38" style:family="table-row">
      <style:table-row-properties style:row-height="0.4882in" fo:break-before="auto" style:use-optimal-row-height="false"/>
    </style:style>
    <style:style style:name="ro39" style:family="table-row">
      <style:table-row-properties style:row-height="0.2016in" fo:break-before="auto" style:use-optimal-row-height="false"/>
    </style:style>
    <style:style style:name="ro40" style:family="table-row">
      <style:table-row-properties style:row-height="0.7638in" fo:break-before="auto" style:use-optimal-row-height="false"/>
    </style:style>
    <style:style style:name="ro41" style:family="table-row">
      <style:table-row-properties style:row-height="0.8425in" fo:break-before="auto" style:use-optimal-row-height="false"/>
    </style:style>
    <style:style style:name="ro42" style:family="table-row">
      <style:table-row-properties style:row-height="0.4063in" fo:break-before="auto" style:use-optimal-row-height="false"/>
    </style:style>
    <style:style style:name="ro43" style:family="table-row">
      <style:table-row-properties style:row-height="0.7429in" fo:break-before="auto" style:use-optimal-row-height="false"/>
    </style:style>
    <style:style style:name="ro44" style:family="table-row">
      <style:table-row-properties style:row-height="0.4272in" fo:break-before="auto" style:use-optimal-row-height="false"/>
    </style:style>
    <style:style style:name="ro45" style:family="table-row">
      <style:table-row-properties style:row-height="0.2602in" fo:break-before="auto" style:use-optimal-row-height="false"/>
    </style:style>
    <style:style style:name="ro46" style:family="table-row">
      <style:table-row-properties style:row-height="0.4516in" fo:break-before="auto" style:use-optimal-row-height="false"/>
    </style:style>
    <style:style style:name="ro47" style:family="table-row">
      <style:table-row-properties style:row-height="0.0299in" fo:break-before="auto" style:use-optimal-row-height="false"/>
    </style:style>
    <style:style style:name="ro48" style:family="table-row">
      <style:table-row-properties style:row-height="0.3646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65in" fo:break-before="auto" style:use-optimal-row-height="false"/>
    </style:style>
    <style:style style:name="ro51" style:family="table-row">
      <style:table-row-properties style:row-height="0.2173in" fo:break-before="auto" style:use-optimal-row-height="false"/>
    </style:style>
    <style:style style:name="ro52" style:family="table-row">
      <style:table-row-properties style:row-height="0.4465in" fo:break-before="auto" style:use-optimal-row-height="false"/>
    </style:style>
    <style:style style:name="ro53" style:family="table-row">
      <style:table-row-properties style:row-height="0.2484in" fo:break-before="auto" style:use-optimal-row-height="true"/>
    </style:style>
    <style:style style:name="ro54" style:family="table-row">
      <style:table-row-properties style:row-height="0.6043in" fo:break-before="auto" style:use-optimal-row-height="false"/>
    </style:style>
    <style:style style:name="ro55" style:family="table-row">
      <style:table-row-properties style:row-height="0.6665in" fo:break-before="auto" style:use-optimal-row-height="false"/>
    </style:style>
    <style:style style:name="ro56" style:family="table-row">
      <style:table-row-properties style:row-height="1.5752in" fo:break-before="auto" style:use-optimal-row-height="true"/>
    </style:style>
    <style:style style:name="ro57" style:family="table-row">
      <style:table-row-properties style:row-height="0.1563in" fo:break-before="auto" style:use-optimal-row-height="false"/>
    </style:style>
    <style:style style:name="ro58" style:family="table-row">
      <style:table-row-properties style:row-height="0.4374in" fo:break-before="auto" style:use-optimal-row-height="false"/>
    </style:style>
    <style:style style:name="ro59" style:family="table-row">
      <style:table-row-properties style:row-height="0.2709in" fo:break-before="auto" style:use-optimal-row-height="false"/>
    </style:style>
    <style:style style:name="ro60" style:family="table-row">
      <style:table-row-properties style:row-height="0.7709in" fo:break-before="auto" style:use-optimal-row-height="false"/>
    </style:style>
    <style:style style:name="ro61" style:family="table-row">
      <style:table-row-properties style:row-height="0.3126in" fo:break-before="auto" style:use-optimal-row-height="false"/>
    </style:style>
    <style:style style:name="ro62" style:family="table-row">
      <style:table-row-properties style:row-height="0.2398in" fo:break-before="auto" style:use-optimal-row-height="false"/>
    </style:style>
    <style:style style:name="ro63" style:family="table-row">
      <style:table-row-properties style:row-height="0.5091in" fo:break-before="auto" style:use-optimal-row-height="false"/>
    </style:style>
    <style:style style:name="ro64" style:family="table-row">
      <style:table-row-properties style:row-height="0.4098in" fo:break-before="auto" style:use-optimal-row-height="false"/>
    </style:style>
    <style:style style:name="ro65" style:family="table-row">
      <style:table-row-properties style:row-height="0.2917in" fo:break-before="auto" style:use-optimal-row-height="false"/>
    </style:style>
    <style:style style:name="ro66" style:family="table-row">
      <style:table-row-properties style:row-height="0.4165in" fo:break-before="auto" style:use-optimal-row-height="false"/>
    </style:style>
    <style:style style:name="ro67" style:family="table-row">
      <style:table-row-properties style:row-height="0.5138in" fo:break-before="auto" style:use-optimal-row-height="false"/>
    </style:style>
    <style:style style:name="ro68" style:family="table-row">
      <style:table-row-properties style:row-height="0.3335in" fo:break-before="auto" style:use-optimal-row-height="false"/>
    </style:style>
    <style:style style:name="ro69" style:family="table-row">
      <style:table-row-properties style:row-height="0.3217in" fo:break-before="auto" style:use-optimal-row-height="false"/>
    </style:style>
    <style:style style:name="ro70" style:family="table-row">
      <style:table-row-properties style:row-height="0.4673in" fo:break-before="auto" style:use-optimal-row-height="false"/>
    </style:style>
    <style:style style:name="ro71" style:family="table-row">
      <style:table-row-properties style:row-height="0.1945in" fo:break-before="auto" style:use-optimal-row-height="false"/>
    </style:style>
    <style:style style:name="ro72" style:family="table-row">
      <style:table-row-properties style:row-height="0.2638in" fo:break-before="auto" style:use-optimal-row-height="false"/>
    </style:style>
    <style:style style:name="ro73" style:family="table-row">
      <style:table-row-properties style:row-height="0.3008in" fo:break-before="auto" style:use-optimal-row-height="false"/>
    </style:style>
    <style:style style:name="ro74" style:family="table-row">
      <style:table-row-properties style:row-height="0.5626in" fo:break-before="auto" style:use-optimal-row-height="false"/>
    </style:style>
    <style:style style:name="ro75" style:family="table-row">
      <style:table-row-properties style:row-height="0.1665in" fo:break-before="auto" style:use-optimal-row-height="false"/>
    </style:style>
    <style:style style:name="ro76" style:family="table-row">
      <style:table-row-properties style:row-height="0.4307in" fo:break-before="auto" style:use-optimal-row-height="false"/>
    </style:style>
    <style:style style:name="ro77" style:family="table-row">
      <style:table-row-properties style:row-height="0.7291in" fo:break-before="auto" style:use-optimal-row-height="false"/>
    </style:style>
    <style:style style:name="ro78" style:family="table-row">
      <style:table-row-properties style:row-height="0.2591in" fo:break-before="auto" style:use-optimal-row-height="false"/>
    </style:style>
    <style:style style:name="ro79" style:family="table-row">
      <style:table-row-properties style:row-height="0.2799in" fo:break-before="auto" style:use-optimal-row-height="false"/>
    </style:style>
    <style:style style:name="ro80" style:family="table-row">
      <style:table-row-properties style:row-height="0.1953in" fo:break-before="auto" style:use-optimal-row-height="true"/>
    </style:style>
    <style:style style:name="ro81" style:family="table-row">
      <style:table-row-properties style:row-height="0.3937in" fo:break-before="auto" style:use-optimal-row-height="true"/>
    </style:style>
    <style:style style:name="ro82" style:family="table-row">
      <style:table-row-properties style:row-height="0.1354in" fo:break-before="auto" style:use-optimal-row-height="false"/>
    </style:style>
    <style:style style:name="ro83" style:family="table-row">
      <style:table-row-properties style:row-height="0.5937in" fo:break-before="auto" style:use-optimal-row-height="false"/>
    </style:style>
    <style:style style:name="ro84" style:family="table-row">
      <style:table-row-properties style:row-height="0.5925in" fo:break-before="auto" style:use-optimal-row-height="false"/>
    </style:style>
    <style:style style:name="ro85" style:family="table-row">
      <style:table-row-properties style:row-height="0.6547in" fo:break-before="auto" style:use-optimal-row-height="false"/>
    </style:style>
    <style:style style:name="ro86" style:family="table-row">
      <style:table-row-properties style:row-height="0.0346in" fo:break-before="auto" style:use-optimal-row-height="false"/>
    </style:style>
    <style:style style:name="ro87" style:family="table-row">
      <style:table-row-properties style:row-height="1.389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0.7846in" fo:break-before="auto" style:use-optimal-row-height="false"/>
    </style:style>
    <style:style style:name="ro90" style:family="table-row">
      <style:table-row-properties style:row-height="0.8437in" fo:break-before="auto" style:use-optimal-row-height="false"/>
    </style:style>
    <style:style style:name="ro91" style:family="table-row">
      <style:table-row-properties style:row-height="0.2811in" fo:break-before="auto" style:use-optimal-row-height="false"/>
    </style:style>
    <style:style style:name="ro92" style:family="table-row">
      <style:table-row-properties style:row-height="1.5in" fo:break-before="auto" style:use-optimal-row-height="false"/>
    </style:style>
    <style:style style:name="ro93" style:family="table-row">
      <style:table-row-properties style:row-height="0.3228in" fo:break-before="auto" style:use-optimal-row-height="false"/>
    </style:style>
    <style:style style:name="ro94" style:family="table-row">
      <style:table-row-properties style:row-height="0.972in" fo:break-before="auto" style:use-optimal-row-height="false"/>
    </style:style>
    <style:style style:name="ro95" style:family="table-row">
      <style:table-row-properties style:row-height="2.0138in" fo:break-before="auto" style:use-optimal-row-height="false"/>
    </style:style>
    <style:style style:name="ro96" style:family="table-row">
      <style:table-row-properties style:row-height="1.2398in" fo:break-before="auto" style:use-optimal-row-height="false"/>
    </style:style>
    <style:style style:name="ro97" style:family="table-row">
      <style:table-row-properties style:row-height="14.189in" fo:break-before="auto" style:use-optimal-row-height="true"/>
    </style:style>
    <style:style style:name="ro98" style:family="table-row">
      <style:table-row-properties style:row-height="2.6252in" fo:break-before="auto" style:use-optimal-row-height="false"/>
    </style:style>
    <style:style style:name="ro99" style:family="table-row">
      <style:table-row-properties style:row-height="1.139in" fo:break-before="auto" style:use-optimal-row-height="false"/>
    </style:style>
    <style:style style:name="ro100" style:family="table-row">
      <style:table-row-properties style:row-height="1.75in" fo:break-before="auto" style:use-optimal-row-height="false"/>
    </style:style>
    <style:style style:name="ro101" style:family="table-row">
      <style:table-row-properties style:row-height="1.1839in" fo:break-before="auto" style:use-optimal-row-height="false"/>
    </style:style>
    <style:style style:name="ro102" style:family="table-row">
      <style:table-row-properties style:row-height="1.1146in" fo:break-before="auto" style:use-optimal-row-height="false"/>
    </style:style>
    <style:style style:name="ro103" style:family="table-row">
      <style:table-row-properties style:row-height="2.102in" fo:break-before="auto" style:use-optimal-row-height="false"/>
    </style:style>
    <style:style style:name="ro104" style:family="table-row">
      <style:table-row-properties style:row-height="1.1665in" fo:break-before="auto" style:use-optimal-row-height="false"/>
    </style:style>
    <style:style style:name="ro105" style:family="table-row">
      <style:table-row-properties style:row-height="1.4583in" fo:break-before="auto" style:use-optimal-row-height="false"/>
    </style:style>
    <style:style style:name="ro106" style:family="table-row">
      <style:table-row-properties style:row-height="1.8437in" fo:break-before="auto" style:use-optimal-row-height="false"/>
    </style:style>
    <style:style style:name="ro107" style:family="table-row">
      <style:table-row-properties style:row-height="1.9791in" fo:break-before="auto" style:use-optimal-row-height="false"/>
    </style:style>
    <style:style style:name="ro108" style:family="table-row">
      <style:table-row-properties style:row-height="0.75in" fo:break-before="auto" style:use-optimal-row-height="false"/>
    </style:style>
    <style:style style:name="ro109" style:family="table-row">
      <style:table-row-properties style:row-height="1.6043in" fo:break-before="auto" style:use-optimal-row-height="false"/>
    </style:style>
    <style:style style:name="ro110" style:family="table-row">
      <style:table-row-properties style:row-height="0.6772in" fo:break-before="auto" style:use-optimal-row-height="false"/>
    </style:style>
    <style:style style:name="ro111" style:family="table-row">
      <style:table-row-properties style:row-height="0.9898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9374in" fo:break-before="auto" style:use-optimal-row-height="false"/>
    </style:style>
    <style:style style:name="ro114" style:family="table-row">
      <style:table-row-properties style:row-height="0.7016in" fo:break-before="auto" style:use-optimal-row-height="false"/>
    </style:style>
    <style:style style:name="ro115" style:family="table-row">
      <style:table-row-properties style:row-height="0.8126in" fo:break-before="auto" style:use-optimal-row-height="false"/>
    </style:style>
    <style:style style:name="ro116" style:family="table-row">
      <style:table-row-properties style:row-height="1.3425in" fo:break-before="auto" style:use-optimal-row-height="false"/>
    </style:style>
    <style:style style:name="ro117" style:family="table-row">
      <style:table-row-properties style:row-height="1.1252in" fo:break-before="auto" style:use-optimal-row-height="false"/>
    </style:style>
    <style:style style:name="ro118" style:family="table-row">
      <style:table-row-properties style:row-height="0.9165in" fo:break-before="auto" style:use-optimal-row-height="false"/>
    </style:style>
    <style:style style:name="ro119" style:family="table-row">
      <style:table-row-properties style:row-height="1.5209in" fo:break-before="auto" style:use-optimal-row-height="false"/>
    </style:style>
    <style:style style:name="ro120" style:family="table-row">
      <style:table-row-properties style:row-height="1.4374in" fo:break-before="auto" style:use-optimal-row-height="false"/>
    </style:style>
    <style:style style:name="ro121" style:family="table-row">
      <style:table-row-properties style:row-height="0.9063in" fo:break-before="auto" style:use-optimal-row-height="false"/>
    </style:style>
    <style:style style:name="ro122" style:family="table-row">
      <style:table-row-properties style:row-height="1.2291in" fo:break-before="auto" style:use-optimal-row-height="false"/>
    </style:style>
    <style:style style:name="ro123" style:family="table-row">
      <style:table-row-properties style:row-height="3.3457in" fo:break-before="auto" style:use-optimal-row-height="false"/>
    </style:style>
    <style:style style:name="ro124" style:family="table-row">
      <style:table-row-properties style:row-height="5.5in" fo:break-before="auto" style:use-optimal-row-height="false"/>
    </style:style>
    <style:style style:name="ro125" style:family="table-row">
      <style:table-row-properties style:row-height="1.1043in" fo:break-before="auto" style:use-optimal-row-height="false"/>
    </style:style>
    <style:style style:name="ro126" style:family="table-row">
      <style:table-row-properties style:row-height="1.7398in" fo:break-before="auto" style:use-optimal-row-height="false"/>
    </style:style>
    <style:style style:name="ro127" style:family="table-row">
      <style:table-row-properties style:row-height="1.0102in" fo:break-before="auto" style:use-optimal-row-height="false"/>
    </style:style>
    <style:style style:name="ro128" style:family="table-row">
      <style:table-row-properties style:row-height="1.1563in" fo:break-before="auto" style:use-optimal-row-height="false"/>
    </style:style>
    <style:style style:name="ro129" style:family="table-row">
      <style:table-row-properties style:row-height="0.5728in" fo:break-before="auto" style:use-optimal-row-height="false"/>
    </style:style>
    <style:style style:name="ro130" style:family="table-row">
      <style:table-row-properties style:row-height="1.6874in" fo:break-before="auto" style:use-optimal-row-height="false"/>
    </style:style>
    <style:style style:name="ro131" style:family="table-row">
      <style:table-row-properties style:row-height="0.4791in" fo:break-before="auto" style:use-optimal-row-height="false"/>
    </style:style>
    <style:style style:name="ro132" style:family="table-row">
      <style:table-row-properties style:row-height="0.8335in" fo:break-before="auto" style:use-optimal-row-height="false"/>
    </style:style>
    <style:style style:name="ro133" style:family="table-row">
      <style:table-row-properties style:row-height="0.7547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1.0311in" fo:break-before="auto" style:use-optimal-row-height="false"/>
    </style:style>
    <style:style style:name="ro136" style:family="table-row">
      <style:table-row-properties style:row-height="1.3126in" fo:break-before="auto" style:use-optimal-row-height="false"/>
    </style:style>
    <style:style style:name="ro137" style:family="table-row">
      <style:table-row-properties style:row-height="0.8752in" fo:break-before="auto" style:use-optimal-row-height="false"/>
    </style:style>
    <style:style style:name="ro138" style:family="table-row">
      <style:table-row-properties style:row-height="0.698in" fo:break-before="auto" style:use-optimal-row-height="false"/>
    </style:style>
    <style:style style:name="ro139" style:family="table-row">
      <style:table-row-properties style:row-height="1.5417in" fo:break-before="auto" style:use-optimal-row-height="false"/>
    </style:style>
    <style:style style:name="ro140" style:family="table-row">
      <style:table-row-properties style:row-height="1.0417in" fo:break-before="auto" style:use-optimal-row-height="false"/>
    </style:style>
    <style:style style:name="ro141" style:family="table-row">
      <style:table-row-properties style:row-height="0.2071in" fo:break-before="auto" style:use-optimal-row-height="true"/>
    </style:style>
    <style:style style:name="ro142" style:family="table-row">
      <style:table-row-properties style:row-height="0.7917in" fo:break-before="auto" style:use-optimal-row-height="false"/>
    </style:style>
    <style:style style:name="ro143" style:family="table-row">
      <style:table-row-properties style:row-height="0.6874in" fo:break-before="auto" style:use-optimal-row-height="false"/>
    </style:style>
    <style:style style:name="ro144" style:family="table-row">
      <style:table-row-properties style:row-height="1.2189in" fo:break-before="auto" style:use-optimal-row-height="false"/>
    </style:style>
    <style:style style:name="ro145" style:family="table-row">
      <style:table-row-properties style:row-height="1.8543in" fo:break-before="auto" style:use-optimal-row-height="false"/>
    </style:style>
    <style:style style:name="ro146" style:family="table-row">
      <style:table-row-properties style:row-height="0.9047in" fo:break-before="auto" style:use-optimal-row-height="false"/>
    </style:style>
    <style:style style:name="ro147" style:family="table-row">
      <style:table-row-properties style:row-height="1.3335in" fo:break-before="auto" style:use-optimal-row-height="false"/>
    </style:style>
    <style:style style:name="ro148" style:family="table-row">
      <style:table-row-properties style:row-height="2.6134in" fo:break-before="auto" style:use-optimal-row-height="false"/>
    </style:style>
    <style:style style:name="ro149" style:family="table-row">
      <style:table-row-properties style:row-height="5.3335in" fo:break-before="auto" style:use-optimal-row-height="false"/>
    </style:style>
    <style:style style:name="ro150" style:family="table-row">
      <style:table-row-properties style:row-height="1.5626in" fo:break-before="auto" style:use-optimal-row-height="false"/>
    </style:style>
    <style:style style:name="ro151" style:family="table-row">
      <style:table-row-properties style:row-height="0.6146in" fo:break-before="auto" style:use-optimal-row-height="false"/>
    </style:style>
    <style:style style:name="ro152" style:family="table-row">
      <style:table-row-properties style:row-height="3.698in" fo:break-before="auto" style:use-optimal-row-height="false"/>
    </style:style>
    <style:style style:name="ro153" style:family="table-row">
      <style:table-row-properties style:row-height="0.7083in" fo:break-before="auto" style:use-optimal-row-height="false"/>
    </style:style>
    <style:style style:name="ro154" style:family="table-row">
      <style:table-row-properties style:row-height="5.8043in" fo:break-before="auto" style:use-optimal-row-height="true"/>
    </style:style>
    <style:style style:name="ro155" style:family="table-row">
      <style:table-row-properties style:row-height="0.8646in" fo:break-before="auto" style:use-optimal-row-height="false"/>
    </style:style>
    <style:style style:name="ro156" style:family="table-row">
      <style:table-row-properties style:row-height="1.5252in" fo:break-before="page" style:use-optimal-row-height="false"/>
    </style:style>
    <style:style style:name="ro157" style:family="table-row">
      <style:table-row-properties style:row-height="1.3618in" fo:break-before="auto" style:use-optimal-row-height="false"/>
    </style:style>
    <style:style style:name="ro158" style:family="table-row">
      <style:table-row-properties style:row-height="11.3902in" fo:break-before="auto" style:use-optimal-row-height="true"/>
    </style:style>
    <style:style style:name="ro159" style:family="table-row">
      <style:table-row-properties style:row-height="10.4575in" fo:break-before="auto" style:use-optimal-row-height="true"/>
    </style:style>
    <style:style style:name="ro160" style:family="table-row">
      <style:table-row-properties style:row-height="1.448in" fo:break-before="auto" style:use-optimal-row-height="false"/>
    </style:style>
    <style:style style:name="ro161" style:family="table-row">
      <style:table-row-properties style:row-height="0.6563in" fo:break-before="auto" style:use-optimal-row-height="false"/>
    </style:style>
    <style:style style:name="ro162" style:family="table-row">
      <style:table-row-properties style:row-height="1.5311in" fo:break-before="auto" style:use-optimal-row-height="false"/>
    </style:style>
    <style:style style:name="ro163" style:family="table-row">
      <style:table-row-properties style:row-height="0.7398in" fo:break-before="auto" style:use-optimal-row-height="false"/>
    </style:style>
    <style:style style:name="ro164" style:family="table-row">
      <style:table-row-properties style:row-height="1.2083in" fo:break-before="auto" style:use-optimal-row-height="false"/>
    </style:style>
    <style:style style:name="ro165" style:family="table-row">
      <style:table-row-properties style:row-height="0.8543in" fo:break-before="auto" style:use-optimal-row-height="false"/>
    </style:style>
    <style:style style:name="ro166" style:family="table-row">
      <style:table-row-properties style:row-height="0.802in" fo:break-before="auto" style:use-optimal-row-height="false"/>
    </style:style>
    <style:style style:name="ro167" style:family="table-row">
      <style:table-row-properties style:row-height="1.4272in" fo:break-before="auto" style:use-optimal-row-height="false"/>
    </style:style>
    <style:style style:name="ro168" style:family="table-row">
      <style:table-row-properties style:row-height="0.8957in" fo:break-before="auto" style:use-optimal-row-height="false"/>
    </style:style>
    <style:style style:name="ro169" style:family="table-row">
      <style:table-row-properties style:row-height="2.0555in" fo:break-before="auto" style:use-optimal-row-height="false"/>
    </style:style>
    <style:style style:name="ro170" style:family="table-row">
      <style:table-row-properties style:row-height="6.3638in" fo:break-before="auto" style:use-optimal-row-height="true"/>
    </style:style>
    <style:style style:name="ro171" style:family="table-row">
      <style:table-row-properties style:row-height="0.6457in" fo:break-before="auto" style:use-optimal-row-height="false"/>
    </style:style>
    <style:style style:name="ro172" style:family="table-row">
      <style:table-row-properties style:row-height="0.6807in" fo:break-before="auto" style:use-optimal-row-height="false"/>
    </style:style>
    <style:style style:name="ro173" style:family="table-row">
      <style:table-row-properties style:row-height="2.2591in" fo:break-before="auto" style:use-optimal-row-height="true"/>
    </style:style>
    <style:style style:name="ro174" style:family="table-row">
      <style:table-row-properties style:row-height="1.5264in" fo:break-before="auto" style:use-optimal-row-height="false"/>
    </style:style>
    <style:style style:name="ro175" style:family="table-row">
      <style:table-row-properties style:row-height="2.172in" fo:break-before="auto" style:use-optimal-row-height="false"/>
    </style:style>
    <style:style style:name="ro176" style:family="table-row">
      <style:table-row-properties style:row-height="0.9689in" fo:break-before="auto" style:use-optimal-row-height="false"/>
    </style:style>
    <style:style style:name="ro177" style:family="table-row">
      <style:table-row-properties style:row-height="0.9929in" fo:break-before="auto" style:use-optimal-row-height="false"/>
    </style:style>
    <style:style style:name="ro178" style:family="table-row">
      <style:table-row-properties style:row-height="1.1874in" fo:break-before="auto" style:use-optimal-row-height="false"/>
    </style:style>
    <style:style style:name="ro179" style:family="table-row">
      <style:table-row-properties style:row-height="20.7189in" fo:break-before="auto" style:use-optimal-row-height="true"/>
    </style:style>
    <style:style style:name="ro180" style:family="table-row">
      <style:table-row-properties style:row-height="1.4791in" fo:break-before="auto" style:use-optimal-row-height="false"/>
    </style:style>
    <style:style style:name="ro181" style:family="table-row">
      <style:table-row-properties style:row-height="15.4295in" fo:break-before="auto" style:use-optimal-row-height="true"/>
    </style:style>
    <style:style style:name="ro182" style:family="table-row">
      <style:table-row-properties style:row-height="1.3543in" fo:break-before="auto" style:use-optimal-row-height="false"/>
    </style:style>
    <style:style style:name="ro183" style:family="table-row">
      <style:table-row-properties style:row-height="0.9882in" fo:break-before="auto" style:use-optimal-row-height="false"/>
    </style:style>
    <style:style style:name="ro184" style:family="table-row">
      <style:table-row-properties style:row-height="2.3752in" fo:break-before="auto" style:use-optimal-row-height="false"/>
    </style:style>
    <style:style style:name="ro185" style:family="table-row">
      <style:table-row-properties style:row-height="19.161in" fo:break-before="auto" style:use-optimal-row-height="true"/>
    </style:style>
    <style:style style:name="ro186" style:family="table-row">
      <style:table-row-properties style:row-height="0.3055in" fo:break-before="auto" style:use-optimal-row-height="false"/>
    </style:style>
    <style:style style:name="ro187" style:family="table-row">
      <style:table-row-properties style:row-height="0.3634in" fo:break-before="auto" style:use-optimal-row-height="false"/>
    </style:style>
    <style:style style:name="ro188" style:family="table-row">
      <style:table-row-properties style:row-height="1.8862in" fo:break-before="auto" style:use-optimal-row-height="true"/>
    </style:style>
    <style:style style:name="ro189" style:family="table-row">
      <style:table-row-properties style:row-height="11.95in" fo:break-before="auto" style:use-optimal-row-height="true"/>
    </style:style>
    <style:style style:name="ro190" style:family="table-row">
      <style:table-row-properties style:row-height="13.6291in" fo:break-before="auto" style:use-optimal-row-height="true"/>
    </style:style>
    <style:style style:name="ro191" style:family="table-row">
      <style:table-row-properties style:row-height="1.052in" fo:break-before="auto" style:use-optimal-row-height="false"/>
    </style:style>
    <style:style style:name="ro192" style:family="table-row">
      <style:table-row-properties style:row-height="4.498in" fo:break-before="auto" style:use-optimal-row-height="true"/>
    </style:style>
    <style:style style:name="ro193" style:family="table-row">
      <style:table-row-properties style:row-height="2.3335in" fo:break-before="auto" style:use-optimal-row-height="false"/>
    </style:style>
    <style:style style:name="ro194" style:family="table-row">
      <style:table-row-properties style:row-height="5.6874in" fo:break-before="auto" style:use-optimal-row-height="false"/>
    </style:style>
    <style:style style:name="ro195" style:family="table-row">
      <style:table-row-properties style:row-height="1.0728in" fo:break-before="auto" style:use-optimal-row-height="false"/>
    </style:style>
    <style:style style:name="ro196" style:family="table-row">
      <style:table-row-properties style:row-height="7.6693in" fo:break-before="auto" style:use-optimal-row-height="true"/>
    </style:style>
    <style:style style:name="ro197" style:family="table-row">
      <style:table-row-properties style:row-height="6.7366in" fo:break-before="auto" style:use-optimal-row-height="true"/>
    </style:style>
    <style:style style:name="ro198" style:family="table-row">
      <style:table-row-properties style:row-height="9.1626in" fo:break-before="auto" style:use-optimal-row-height="true"/>
    </style:style>
    <style:style style:name="ro199" style:family="table-row">
      <style:table-row-properties style:row-height="1.3228in" fo:break-before="auto" style:use-optimal-row-height="false"/>
    </style:style>
    <style:style style:name="ro200" style:family="table-row">
      <style:table-row-properties style:row-height="1.1354in" fo:break-before="auto" style:use-optimal-row-height="false"/>
    </style:style>
    <style:style style:name="ro201" style:family="table-row">
      <style:table-row-properties style:row-height="1.9165in" fo:break-before="auto" style:use-optimal-row-height="false"/>
    </style:style>
    <style:style style:name="ro202" style:family="table-row">
      <style:table-row-properties style:row-height="1.198in" fo:break-before="auto" style:use-optimal-row-height="false"/>
    </style:style>
    <style:style style:name="ro203" style:family="table-row">
      <style:table-row-properties style:row-height="1.3181in" fo:break-before="auto" style:use-optimal-row-height="false"/>
    </style:style>
    <style:style style:name="ro204" style:family="table-row">
      <style:table-row-properties style:row-height="3.8283in" fo:break-before="auto" style:use-optimal-row-height="false"/>
    </style:style>
    <style:style style:name="ro205" style:family="table-row">
      <style:table-row-properties style:row-height="2.4457in" fo:break-before="auto" style:use-optimal-row-height="true"/>
    </style:style>
    <style:style style:name="ro206" style:family="table-row">
      <style:table-row-properties style:row-height="2.0728in" fo:break-before="auto" style:use-optimal-row-height="true"/>
    </style:style>
    <style:style style:name="ro207" style:family="table-row">
      <style:table-row-properties style:row-height="1.1598in" fo:break-before="auto" style:use-optimal-row-height="false"/>
    </style:style>
    <style:style style:name="ro208" style:family="table-row">
      <style:table-row-properties style:row-height="0.5972in" fo:break-before="auto" style:use-optimal-row-height="false"/>
    </style:style>
    <style:style style:name="ro209" style:family="table-row">
      <style:table-row-properties style:row-height="5.689in" fo:break-before="auto" style:use-optimal-row-height="false"/>
    </style:style>
    <style:style style:name="ro210" style:family="table-row">
      <style:table-row-properties style:row-height="1.7291in" fo:break-before="auto" style:use-optimal-row-height="false"/>
    </style:style>
    <style:style style:name="ro211" style:family="table-row">
      <style:table-row-properties style:row-height="1.5835in" fo:break-before="auto" style:use-optimal-row-height="false"/>
    </style:style>
    <style:style style:name="ro212" style:family="table-row">
      <style:table-row-properties style:row-height="1.4673in" fo:break-before="auto" style:use-optimal-row-height="false"/>
    </style:style>
    <style:style style:name="ro213" style:family="table-row">
      <style:table-row-properties style:row-height="1.3957in" fo:break-before="auto" style:use-optimal-row-height="false"/>
    </style:style>
    <style:style style:name="ro214" style:family="table-row">
      <style:table-row-properties style:row-height="1.4516in" fo:break-before="auto" style:use-optimal-row-height="false"/>
    </style:style>
    <style:style style:name="ro215" style:family="table-row">
      <style:table-row-properties style:row-height="3.9382in" fo:break-before="auto" style:use-optimal-row-height="true"/>
    </style:style>
    <style:style style:name="ro216" style:family="table-row">
      <style:table-row-properties style:row-height="0.7189in" fo:break-before="auto" style:use-optimal-row-height="false"/>
    </style:style>
    <style:style style:name="ro217" style:family="table-row">
      <style:table-row-properties style:row-height="1.2429in" fo:break-before="auto" style:use-optimal-row-height="false"/>
    </style:style>
    <style:style style:name="ro218" style:family="table-row">
      <style:table-row-properties style:row-height="0.9535in" fo:break-before="auto" style:use-optimal-row-height="true"/>
    </style:style>
    <style:style style:name="ro219" style:family="table-row">
      <style:table-row-properties style:row-height="0.7602in" fo:break-before="auto" style:use-optimal-row-height="false"/>
    </style:style>
    <style:style style:name="ro220" style:family="table-row">
      <style:table-row-properties style:row-height="1.7083in" fo:break-before="auto" style:use-optimal-row-height="false"/>
    </style:style>
    <style:style style:name="ro221" style:family="table-row">
      <style:table-row-properties style:row-height="4.6846in" fo:break-before="auto" style:use-optimal-row-height="true"/>
    </style:style>
    <style:style style:name="ro222" style:family="table-row">
      <style:table-row-properties style:row-height="1.0138in" fo:break-before="auto" style:use-optimal-row-height="false"/>
    </style:style>
    <style:style style:name="ro223" style:family="table-row">
      <style:table-row-properties style:row-height="0.8008in" fo:break-before="auto" style:use-optimal-row-height="false"/>
    </style:style>
    <style:style style:name="ro224" style:family="table-row">
      <style:table-row-properties style:row-height="1.4098in" fo:break-before="auto" style:use-optimal-row-height="false"/>
    </style:style>
    <style:style style:name="ro225" style:family="table-row">
      <style:table-row-properties style:row-height="2.25in" fo:break-before="auto" style:use-optimal-row-height="false"/>
    </style:style>
    <style:style style:name="ro226" style:family="table-row">
      <style:table-row-properties style:row-height="1.0209in" fo:break-before="auto" style:use-optimal-row-height="false"/>
    </style:style>
    <style:style style:name="ro227" style:family="table-row">
      <style:table-row-properties style:row-height="0.8681in" fo:break-before="auto" style:use-optimal-row-height="false"/>
    </style:style>
    <style:style style:name="ro228" style:family="table-row">
      <style:table-row-properties style:row-height="9.722in" fo:break-before="auto" style:use-optimal-row-height="true"/>
    </style:style>
    <style:style style:name="ro229" style:family="table-row">
      <style:table-row-properties style:row-height="3.0055in" fo:break-before="auto" style:use-optimal-row-height="true"/>
    </style:style>
    <style:style style:name="ro230" style:family="table-row">
      <style:table-row-properties style:row-height="0.8264in" fo:break-before="auto" style:use-optimal-row-height="false"/>
    </style:style>
    <style:style style:name="ro231" style:family="table-row">
      <style:table-row-properties style:row-height="0.5799in" fo:break-before="auto" style:use-optimal-row-height="true"/>
    </style:style>
    <style:style style:name="ro232" style:family="table-row">
      <style:table-row-properties style:row-height="2.7398in" fo:break-before="auto" style:use-optimal-row-height="false"/>
    </style:style>
    <style:style style:name="ro233" style:family="table-row">
      <style:table-row-properties style:row-height="0.1043in" fo:break-before="auto" style:use-optimal-row-height="false"/>
    </style:style>
    <style:style style:name="ro234" style:family="table-row">
      <style:table-row-properties style:row-height="0.6252in" fo:break-before="auto" style:use-optimal-row-height="false"/>
    </style:style>
    <style:style style:name="ro235" style:family="table-row">
      <style:table-row-properties style:row-height="2.3634in" fo:break-before="auto" style:use-optimal-row-height="false"/>
    </style:style>
    <style:style style:name="ro236" style:family="table-row">
      <style:table-row-properties style:row-height="7.4835in" fo:break-before="auto" style:use-optimal-row-height="true"/>
    </style:style>
    <style:style style:name="ro237" style:family="table-row">
      <style:table-row-properties style:row-height="1.0626in" fo:break-before="auto" style:use-optimal-row-height="false"/>
    </style:style>
    <style:style style:name="ro238" style:family="table-row">
      <style:table-row-properties style:row-height="0.3472in" fo:break-before="auto" style:use-optimal-row-height="false"/>
    </style:style>
    <style:style style:name="ro239" style:family="table-row">
      <style:table-row-properties style:row-height="2.3217in" fo:break-before="auto" style:use-optimal-row-height="false"/>
    </style:style>
    <style:style style:name="ro240" style:family="table-row">
      <style:table-row-properties style:row-height="4.0492in" fo:break-before="auto" style:use-optimal-row-height="true"/>
    </style:style>
    <style:style style:name="ro241" style:family="table-row">
      <style:table-row-properties style:row-height="1.8681in" fo:break-before="auto" style:use-optimal-row-height="false"/>
    </style:style>
    <style:style style:name="ro242" style:family="table-row">
      <style:table-row-properties style:row-height="0.9516in" fo:break-before="auto" style:use-optimal-row-height="false"/>
    </style:style>
    <style:style style:name="ro243" style:family="table-row">
      <style:table-row-properties style:row-height="3.6252in" fo:break-before="auto" style:use-optimal-row-height="false"/>
    </style:style>
    <style:style style:name="ro244" style:family="table-row">
      <style:table-row-properties style:row-height="7.7803in" fo:break-before="auto" style:use-optimal-row-height="true"/>
    </style:style>
    <style:style style:name="ro245" style:family="table-row">
      <style:table-row-properties style:row-height="1.2846in" fo:break-before="auto" style:use-optimal-row-height="false"/>
    </style:style>
    <style:style style:name="ro246" style:family="table-row">
      <style:table-row-properties style:row-height="10.0846in" fo:break-before="auto" style:use-optimal-row-height="true"/>
    </style:style>
    <style:style style:name="ro247" style:family="table-row">
      <style:table-row-properties style:row-height="0.9272in" fo:break-before="auto" style:use-optimal-row-height="false"/>
    </style:style>
    <style:style style:name="ro248" style:family="table-row">
      <style:table-row-properties style:row-height="1.552in" fo:break-before="auto" style:use-optimal-row-height="false"/>
    </style:style>
    <style:style style:name="ro249" style:family="table-row">
      <style:table-row-properties style:row-height="1.0835in" fo:break-before="auto" style:use-optimal-row-height="false"/>
    </style:style>
    <style:style style:name="ro250" style:family="table-row">
      <style:table-row-properties style:row-height="3.5654in" fo:break-before="auto" style:use-optimal-row-height="true"/>
    </style:style>
    <style:style style:name="ro251" style:family="table-row">
      <style:table-row-properties style:row-height="2.6874in" fo:break-before="auto" style:use-optimal-row-height="false"/>
    </style:style>
    <style:style style:name="ro252" style:family="table-row">
      <style:table-row-properties style:row-height="3.6874in" fo:break-before="auto" style:use-optimal-row-height="false"/>
    </style:style>
    <style:style style:name="ro253" style:family="table-row">
      <style:table-row-properties style:row-height="2.5626in" fo:break-before="auto" style:use-optimal-row-height="false"/>
    </style:style>
    <style:style style:name="ro254" style:family="table-row">
      <style:table-row-properties style:row-height="5.9902in" fo:break-before="auto" style:use-optimal-row-height="true"/>
    </style:style>
    <style:style style:name="ro255" style:family="table-row">
      <style:table-row-properties style:row-height="0.8055in" fo:break-before="auto" style:use-optimal-row-height="false"/>
    </style:style>
    <style:style style:name="ro256" style:family="table-row">
      <style:table-row-properties style:row-height="1.1965in" fo:break-before="auto" style:use-optimal-row-height="false"/>
    </style:style>
    <style:style style:name="ro257" style:family="table-row">
      <style:table-row-properties style:row-height="0.5835in" fo:break-before="auto" style:use-optimal-row-height="false"/>
    </style:style>
    <style:style style:name="ro258" style:family="table-row">
      <style:table-row-properties style:row-height="3.1925in" fo:break-before="auto" style:use-optimal-row-height="true"/>
    </style:style>
    <style:style style:name="ro259" style:family="table-row">
      <style:table-row-properties style:row-height="1.3646in" fo:break-before="auto" style:use-optimal-row-height="false"/>
    </style:style>
    <style:style style:name="ro260" style:family="table-row">
      <style:table-row-properties style:row-height="1.6457in" fo:break-before="auto" style:use-optimal-row-height="false"/>
    </style:style>
    <style:style style:name="ro261" style:family="table-row">
      <style:table-row-properties style:row-height="8.9756in" fo:break-before="auto" style:use-optimal-row-height="true"/>
    </style:style>
    <style:style style:name="ro262" style:family="table-row">
      <style:table-row-properties style:row-height="1.1756in" fo:break-before="auto" style:use-optimal-row-height="false"/>
    </style:style>
    <style:style style:name="ro263" style:family="table-row">
      <style:table-row-properties style:row-height="7.8563in" fo:break-before="auto" style:use-optimal-row-height="true"/>
    </style:style>
    <style:style style:name="ro264" style:family="table-row">
      <style:table-row-properties style:row-height="5.2445in" fo:break-before="auto" style:use-optimal-row-height="true"/>
    </style:style>
    <style:style style:name="ro265" style:family="table-row">
      <style:table-row-properties style:row-height="1.5134in" fo:break-before="auto" style:use-optimal-row-height="true"/>
    </style:style>
    <style:style style:name="ro266" style:family="table-row">
      <style:table-row-properties style:row-height="2.3008in" fo:break-before="auto" style:use-optimal-row-height="false"/>
    </style:style>
    <style:style style:name="ro267" style:family="table-row">
      <style:table-row-properties style:row-height="2.4047in" fo:break-before="auto" style:use-optimal-row-height="false"/>
    </style:style>
    <style:style style:name="ro268" style:family="table-row">
      <style:table-row-properties style:row-height="2.1339in" fo:break-before="auto" style:use-optimal-row-height="false"/>
    </style:style>
    <style:style style:name="ro269" style:family="table-row">
      <style:table-row-properties style:row-height="1.1398in" fo:break-before="auto" style:use-optimal-row-height="true"/>
    </style:style>
    <style:style style:name="ro270" style:family="table-row">
      <style:table-row-properties style:row-height="14.9354in" fo:break-before="auto" style:use-optimal-row-height="true"/>
    </style:style>
    <style:style style:name="ro271" style:family="table-row">
      <style:table-row-properties style:row-height="19.7862in" fo:break-before="auto" style:use-optimal-row-height="true"/>
    </style:style>
    <style:style style:name="ro272" style:family="table-row">
      <style:table-row-properties style:row-height="2.8189in" fo:break-before="auto" style:use-optimal-row-height="true"/>
    </style:style>
    <style:style style:name="ro273" style:family="table-row">
      <style:table-row-properties style:row-height="1.7846in" fo:break-before="auto" style:use-optimal-row-height="false"/>
    </style:style>
    <style:style style:name="ro274" style:family="table-row">
      <style:table-row-properties style:row-height="0.6134in" fo:break-before="auto" style:use-optimal-row-height="false"/>
    </style:style>
    <style:style style:name="ro275" style:family="table-row">
      <style:table-row-properties style:row-height="2.3055in" fo:break-before="auto" style:use-optimal-row-height="false"/>
    </style:style>
    <style:style style:name="ro276" style:family="table-row">
      <style:table-row-properties style:row-height="5.4307in" fo:break-before="auto" style:use-optimal-row-height="true"/>
    </style:style>
    <style:style style:name="ro277" style:family="table-row">
      <style:table-row-properties style:row-height="1.8957in" fo:break-before="auto" style:use-optimal-row-height="false"/>
    </style:style>
    <style:style style:name="ro278" style:family="table-row">
      <style:table-row-properties style:row-height="3.7516in" fo:break-before="auto" style:use-optimal-row-height="true"/>
    </style:style>
    <style:style style:name="ro279" style:family="table-row">
      <style:table-row-properties style:row-height="1.6992in" fo:break-before="auto" style:use-optimal-row-height="true"/>
    </style:style>
    <style:style style:name="ro280" style:family="table-row">
      <style:table-row-properties style:row-height="1.3264in" fo:break-before="auto" style:use-optimal-row-height="true"/>
    </style:style>
    <style:style style:name="ro281" style:family="table-row">
      <style:table-row-properties style:row-height="0.6354in" fo:break-before="auto" style:use-optimal-row-height="false"/>
    </style:style>
    <style:style style:name="ro282" style:family="table-row">
      <style:table-row-properties style:row-height="1.7827in" fo:break-before="auto" style:use-optimal-row-height="true"/>
    </style:style>
    <style:style style:name="ro283" style:family="table-row">
      <style:table-row-properties style:row-height="0.7252in" fo:break-before="auto" style:use-optimal-row-height="true"/>
    </style:style>
    <style:style style:name="ta1" style:family="table" style:master-page-name="PageStyle_5f_Cover_20_Page">
      <style:table-properties table:display="true" style:writing-mode="lr-tb" tableooo:tab-color="#d9d9d9"/>
    </style:style>
    <style:style style:name="ta2" style:family="table" style:master-page-name="PageStyle_5f_Table_20_of_20_Contents">
      <style:table-properties table:display="true" style:writing-mode="lr-tb" tableooo:tab-color="#d9d9d9"/>
    </style:style>
    <style:style style:name="ta3" style:family="table" style:master-page-name="PageStyle_5f_Revision_20_History">
      <style:table-properties table:display="true" style:writing-mode="lr-tb" tableooo:tab-color="#d9d9d9"/>
    </style:style>
    <style:style style:name="ta4" style:family="table" style:master-page-name="PageStyle_5f_How_20_to_20_Read">
      <style:table-properties table:display="true" style:writing-mode="lr-tb" tableooo:tab-color="#d9d9d9"/>
    </style:style>
    <style:style style:name="ta5" style:family="table" style:master-page-name="PageStyle_5f_RLD_20_1003_20_v3.2_20_Data_20_Format">
      <style:table-properties table:display="true" style:writing-mode="lr-tb" tableooo:tab-color="#d9d9d9"/>
    </style:style>
    <style:style style:name="ta6" style:family="table" style:master-page-name="PageStyle_5f_Net_20_Rental_20_Income">
      <style:table-properties table:display="true" style:writing-mode="lr-tb" tableooo:tab-color="#d9d9d9"/>
    </style:style>
    <style:style style:name="ta7" style:family="table" style:master-page-name="PageStyle_5f_Subject_20_Prop._20_Net_20_Cash_20_Flow">
      <style:table-properties table:display="true" style:writing-mode="lr-tb" tableooo:tab-color="#d9d9d9"/>
    </style:style>
    <style:style style:name="ta8" style:family="table" style:master-page-name="PageStyle_5f_Liability_20_Reconciliation">
      <style:table-properties table:display="true" style:writing-mode="lr-tb" tableooo:tab-color="#d9d9d9"/>
    </style:style>
    <number:text-style style:name="N8100" number:language="en" number:country="US">
      <number:text-content/>
    </number:text-style>
    <style:style style:name="ce1" style:family="table-cell" style:parent-style-name="Normal_20_2">
      <style:table-cell-properties fo:background-color="#ffffff" style:cell-protect="protected" style:print-content="true"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Normal_20_2">
      <style:table-cell-properties fo:background-color="#ffffff" style:cell-protect="protected" style:print-content="true" style:diagonal-bl-tr="none" style:diagonal-tl-br="none" style:rotation-align="non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 style:family="table-cell" style:parent-style-name="Normal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20_2">
      <style:table-cell-properties fo:background-color="#ffffff" style:cell-protect="protected" style:print-content="true"/>
    </style:style>
    <style:style style:name="ce5" style:family="table-cell" style:parent-style-name="Normal_20_2">
      <style:table-cell-properties style:cell-protect="protected" style:print-content="true"/>
    </style:style>
    <style:style style:name="ce6" style:family="table-cell" style:parent-style-name="Normal_20_2">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7" style:family="table-cell" style:parent-style-name="Normal_20_2">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Normal_20_2">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9" style:family="table-cell" style:parent-style-name="Normal_20_2">
      <style:table-cell-properties fo:border-bottom="0.0555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20_2">
      <style:table-cell-properties fo:background-color="transparent"/>
    </style:style>
    <style:style style:name="ce11" style:family="table-cell" style:parent-style-name="Normal_20_2">
      <style:table-cell-properties style:diagonal-bl-tr="none" style:diagonal-tl-br="none" fo:background-color="transparent" style:rotation-align="none"/>
    </style:style>
    <style:style style:name="ce12" style:family="table-cell" style:parent-style-name="Normal_20_2">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3" style:family="table-cell" style:parent-style-name="Normal_20_2">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Normal_20_2">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 style:family="table-cell" style:parent-style-name="Normal_20_2">
      <style:table-cell-properties style:cell-protect="protected" style:print-content="true" fo:background-color="transparent"/>
    </style:style>
    <style:style style:name="ce16" style:family="table-cell" style:parent-style-name="Normal_20_2">
      <style:table-cell-properties style:cell-protect="protected" style:print-content="tru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17" style:family="table-cell" style:parent-style-name="Normal_20_2">
      <style:table-cell-properties style:cell-protect="protected" style:print-content="true" fo:background-color="transparent"/>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bold" style:font-size-asian="10pt" style:font-style-asian="normal" style:font-weight-asian="bold" style:font-name-complex="Arial Narrow" style:font-size-complex="10pt" style:font-style-complex="normal" style:font-weight-complex="bold"/>
    </style:style>
    <style:style style:name="ce19"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4634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 style:family="table-cell" style:parent-style-name="Normal_20_2">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Normal_20_2">
      <style:table-cell-properties style:cell-protect="protected" style:print-content="tru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22" style:family="table-cell" style:parent-style-name="Normal_20_2">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 style:family="table-cell" style:parent-style-name="Excel_20_Built-in_20_Hyperlink"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1161in" style:writing-mode="page"/>
    </style:style>
    <style:style style:name="ce24" style:family="table-cell" style:parent-style-name="Excel_20_Built-in_20_Hyperlink"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1161in" style:writing-mode="page"/>
      <style:text-properties fo:color="#376092"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name-complex="Arial Narrow" style:font-size-complex="10pt" style:font-style-complex="normal" style:font-weight-complex="bold"/>
    </style:style>
    <style:style style:name="ce25"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ormal_20_2">
      <style:table-cell-properties style:cell-protect="protected" style:print-content="tru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8" style:family="table-cell" style:parent-style-name="Normal_20_2">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30"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1" style:family="table-cell" style:parent-style-name="Excel_20_Built-in_20_Normal">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2" style:family="table-cell" style:parent-style-name="Normal_20_2">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3" style:family="table-cell" style:parent-style-name="Normal_20_2">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4" style:family="table-cell" style:parent-style-name="Normal_20_2">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35"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6" style:family="table-cell" style:parent-style-name="Normal_20_2">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7" style:family="table-cell" style:parent-style-name="Normal_20_2" style:data-style-name="N117">
      <style:table-cell-properties fo:background-color="#ffffff" style:diagonal-bl-tr="none" style:diagonal-tl-br="none" style:text-align-source="fix" style:repeat-content="false" fo:wrap-option="no-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8" style:family="table-cell" style:parent-style-name="Normal_20_2" style:data-style-name="N117">
      <style:table-cell-properties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9" style:family="table-cell" style:parent-style-name="Normal_20_2" style:data-style-name="N117">
      <style:table-cell-properties fo:background-color="#ffffff"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40" style:family="table-cell" style:parent-style-name="Normal_20_2" style:data-style-name="N117">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41" style:family="table-cell" style:parent-style-name="Normal_20_2" style:data-style-name="N11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2" style:family="table-cell" style:parent-style-name="Normal_20_2" style:data-style-name="N11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3" style:family="table-cell" style:parent-style-name="Normal_20_2" style:data-style-name="N117">
      <style:table-cell-properties fo:border-bottom="0.0555in solid #d9d9d9" fo:background-color="#ffffff" style:diagonal-bl-tr="none" style:diagonal-tl-br="none" style:text-align-source="fix" style:repeat-content="false"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4"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0.0555in solid #d9d9d9"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5"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6" style:family="table-cell" style:parent-style-name="Normal_20_2" style:data-style-name="N117">
      <style:table-cell-properties fo:border-bottom="0.0555in solid #d9d9d9"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7"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8"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49"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0" style:family="table-cell" style:parent-style-name="Normal_20_2" style:data-style-name="N117">
      <style:table-cell-properties fo:border-bottom="0.0138in solid #000000"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1"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52" style:family="table-cell" style:parent-style-name="Normal_20_2" style:data-style-name="N117">
      <style:table-cell-properties fo:border-bottom="none" fo:background-color="#ffffff" style:diagonal-bl-tr="none" style:diagonal-tl-br="none" style:text-align-source="fix" style:repeat-content="false"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3"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4" style:family="table-cell" style:parent-style-name="Normal_20_2" style:data-style-name="N117">
      <style:table-cell-properties fo:border-bottom="0.0555in solid #d9d9d9"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5" style:family="table-cell" style:parent-style-name="Normal_20_2" style:data-style-name="N117">
      <style:table-cell-properties fo:border-bottom="none" fo:background-color="#ffffff" style:diagonal-bl-tr="none" style:diagonal-tl-br="none" style:text-align-source="fix" style:repeat-content="false" fo:wrap-option="wrap" fo:border-left="0.0555in solid #d9d9d9" style:direction="ltr" fo:border-right="0.0555in solid #d9d9d9"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6" style:family="table-cell" style:parent-style-name="Normal_20_2" style:data-style-name="N117">
      <style:table-cell-properties fo:border-bottom="0.0138in solid #000000" fo:background-color="#ffffff" style:diagonal-bl-tr="none" style:diagonal-tl-br="none" style:text-align-source="fix" style:repeat-content="false"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7"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0.0138in solid #000000"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8" style:family="table-cell" style:parent-style-name="Normal_20_2" style:data-style-name="N117">
      <style:table-cell-properties fo:background-color="#ffffff" style:diagonal-bl-tr="none" style:diagonal-tl-br="none" style:text-align-source="fix" style:repeat-content="false" fo:wrap-option="no-wrap" fo:border="0.0555in solid #d9d9d9"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59" style:family="table-cell" style:parent-style-name="Normal_20_2" style:data-style-name="N117">
      <style:table-cell-properties fo:border-bottom="0.0138in solid #000000"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0.0138in solid #000000"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0" style:family="table-cell" style:parent-style-name="Normal_20_2" style:data-style-name="N117">
      <style:table-cell-properties fo:border-bottom="none" fo:background-color="#ffffff" style:diagonal-bl-tr="none" style:diagonal-tl-br="none" style:text-align-source="fix" style:repeat-content="false" fo:wrap-option="no-wrap" fo:border-left="0.0555in solid #d9d9d9" style:direction="ltr" fo:border-right="0.0555in solid #d9d9d9" style:rotation-angle="0" style:rotation-align="none" style:shrink-to-fit="false" fo:border-top="0.0555in solid #d9d9d9"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1" style:family="table-cell" style:parent-style-name="Normal_20_2" style:data-style-name="N117">
      <style:table-cell-properties fo:border-bottom="0.0555in solid #d9d9d9" fo:background-color="#ffffff" style:diagonal-bl-tr="none" style:diagonal-tl-br="none" style:text-align-source="fix" style:repeat-content="false" fo:wrap-option="no-wrap" fo:border-left="0.0555in solid #d9d9d9" style:direction="ltr" fo:border-right="none" style:rotation-angle="0" style:rotation-align="none" style:shrink-to-fit="false" fo:border-top="0.0555in solid #d9d9d9"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2" style:family="table-cell" style:parent-style-name="Normal_20_2" style:data-style-name="N117">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4" style:family="table-cell" style:parent-style-name="Normal_20_2" style:data-style-name="N117">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65" style:family="table-cell" style:parent-style-name="Normal_20_2">
      <style:table-cell-properties fo:background-color="#dce6f2"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66" style:family="table-cell" style:parent-style-name="Excel_20_Built-in_20_Normal">
      <style:table-cell-properties fo:border-bottom="0.0138in solid #000000" style:diagonal-bl-tr="none" style:diagonal-tl-br="none" style:text-align-source="value-type"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7"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8" style:family="table-cell" style:parent-style-name="Normal_20_2" style:data-style-name="N117">
      <style:table-cell-properties fo:border-bottom="0.0555in solid #d9d9d9" fo:background-color="#ffffff" style:diagonal-bl-tr="none" style:diagonal-tl-br="none" style:text-align-source="fix" style:repeat-content="false"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9" style:family="table-cell" style:parent-style-name="Normal_20_2" style:data-style-name="N117">
      <style:table-cell-properties fo:border-bottom="none" style:diagonal-bl-tr="none" style:diagonal-tl-br="none" style:text-align-source="value-type" style:repeat-content="false" fo:background-color="transparent" fo:wrap-option="no-wrap" fo:border-left="0.0555in solid #d9d9d9" style:direction="ltr" fo:border-right="0.0555in solid #d9d9d9" style:rotation-angle="0" style:rotation-align="none" style:shrink-to-fit="false" fo:border-top="0.0555in solid #d9d9d9"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0"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71"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72" style:family="table-cell" style:parent-style-name="Normal_20_2" style:data-style-name="N117">
      <style:table-cell-properties fo:border-bottom="none" style:diagonal-bl-tr="none" style:diagonal-tl-br="none" style:text-align-source="value-type" style:repeat-content="false" fo:background-color="transparent" fo:wrap-option="no-wrap" fo:border-left="0.0555in solid #d9d9d9"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3"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74"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5" style:family="table-cell" style:parent-style-name="Normal_20_2" style:data-style-name="N117">
      <style:table-cell-properties fo:border-bottom="none" fo:background-color="#ffffff" style:diagonal-bl-tr="none" style:diagonal-tl-br="none" style:text-align-source="value-type" style:repeat-content="false" fo:wrap-option="no-wrap" fo:border-left="0.0555in solid #d9d9d9"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6"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7"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78"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9"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80"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81"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82"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83"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84"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85"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86"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87"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88"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89"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555in solid #d9d9d9"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0" style:family="table-cell" style:parent-style-name="Normal_20_2" style:data-style-name="N8000">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1"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2"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3"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94"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5" style:family="table-cell" style:parent-style-name="Normal_20_2" style:data-style-name="N117">
      <style:table-cell-properties fo:border-bottom="0.0555in solid #d9d9d9"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6"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7" style:family="table-cell" style:parent-style-name="Normal_20_2" style:data-style-name="N8000">
      <style:table-cell-properties fo:border-bottom="none"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8"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99"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0"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1"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2" style:family="table-cell" style:parent-style-name="Normal_20_2" style:data-style-name="N117">
      <style:table-cell-properties style:diagonal-bl-tr="none" style:diagonal-tl-br="none" style:text-align-source="fix" style:repeat-content="false" fo:background-color="transparent" fo:wrap-option="wrap" fo:border="0.0555in solid #d9d9d9"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3" style:family="table-cell" style:parent-style-name="Normal_20_2" style:data-style-name="N117">
      <style:table-cell-properties fo:border-bottom="none"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104" style:family="table-cell" style:parent-style-name="Normal_20_2" style:data-style-name="N8000">
      <style:table-cell-properties fo:border-bottom="none" style:diagonal-bl-tr="none" style:diagonal-tl-br="none" style:text-align-source="fix" style:repeat-content="false" fo:background-color="transparent" fo:wrap-option="wrap" fo:border-left="0.0555in solid #d9d9d9"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5"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6" style:family="table-cell" style:parent-style-name="Normal_20_2" style:data-style-name="N8000">
      <style:table-cell-properties style:diagonal-bl-tr="none" style:diagonal-tl-br="none" style:text-align-source="fix" style:repeat-content="false" fo:background-color="transparent" fo:wrap-option="wrap" fo:border="0.0555in solid #d9d9d9"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7" style:family="table-cell" style:parent-style-name="Normal_20_2" style:data-style-name="N117">
      <style:table-cell-properties fo:border-bottom="none" style:diagonal-bl-tr="none" style:diagonal-tl-br="none" style:text-align-source="fix" style:repeat-content="false" fo:background-color="transparent" fo:wrap-option="wrap" fo:border-left="0.0555in solid #d9d9d9"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8"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09" style:family="table-cell" style:parent-style-name="Normal_20_2" style:data-style-name="N117">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0"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1" style:family="table-cell" style:parent-style-name="Normal_20_2" style:data-style-name="N117">
      <style:table-cell-properties fo:background-color="#ffffff"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2" style:family="table-cell" style:parent-style-name="Excel_20_Built-in_20_Normal">
      <style:table-cell-properties fo:background-color="#dce6f2"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113" style:family="table-cell" style:parent-style-name="Excel_20_Built-in_20_Normal">
      <style:table-cell-properties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4" style:family="table-cell" style:parent-style-name="Excel_20_Built-in_20_Normal">
      <style:table-cell-properties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Excel_20_Built-in_20_Normal">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20_2" style:data-style-name="N117">
      <style:table-cell-properties fo:border-bottom="0.0555in solid #d9d9d9"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7" style:family="table-cell" style:parent-style-name="Normal_20_2" style:data-style-name="N117">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555in solid #d9d9d9"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8" style:family="table-cell" style:parent-style-name="Excel_20_Built-in_20_Normal">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9" style:family="table-cell" style:parent-style-name="Excel_20_Built-in_20_Normal">
      <style:table-cell-properties fo:border-bottom="0.0555in solid #d9d9d9"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0" style:family="table-cell" style:parent-style-name="Normal_20_2" style:data-style-name="N117">
      <style:table-cell-properties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1" style:family="table-cell" style:parent-style-name="Normal_20_2" style:data-style-name="N8000">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2" style:family="table-cell" style:parent-style-name="Normal_20_2" style:data-style-name="N117">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3" style:family="table-cell" style:parent-style-name="Normal_20_2" style:data-style-name="N8000">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4" style:family="table-cell" style:parent-style-name="Normal_20_2" style:data-style-name="N8000">
      <style:table-cell-properties fo:border-bottom="none"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5" style:family="table-cell" style:parent-style-name="Excel_20_Built-in_20_Normal" style:data-style-name="N8000">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6"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7" style:family="table-cell" style:parent-style-name="Normal_20_2" style:data-style-name="N117">
      <style:table-cell-properties fo:border-bottom="none"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8"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9" style:family="table-cell" style:parent-style-name="Normal_20_2" style:data-style-name="N117">
      <style:table-cell-properties fo:border-bottom="none"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0"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1"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132" style:family="table-cell" style:parent-style-name="Normal_20_2">
      <style:table-cell-properties fo:border-bottom="none"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3" style:family="table-cell" style:parent-style-name="Normal_20_2">
      <style:table-cell-properties fo:border-bottom="none"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5"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6"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7" style:family="table-cell" style:parent-style-name="Normal_20_2">
      <style:table-cell-properties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8" style:family="table-cell" style:parent-style-name="Normal_20_2">
      <style:table-cell-properties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9" style:family="table-cell" style:parent-style-name="Normal_20_2" style:data-style-name="N8000">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140" style:family="table-cell" style:parent-style-name="Normal_20_2" style:data-style-name="N8000">
      <style:table-cell-properties fo:border-bottom="none"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1" style:family="table-cell" style:parent-style-name="Normal_20_2" style:data-style-name="N8000">
      <style:table-cell-properties fo:border-bottom="0.0138in solid #000000"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2" style:family="table-cell" style:parent-style-name="Normal_20_2"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3" style:family="table-cell" style:parent-style-name="Normal_20_2"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4" style:family="table-cell" style:parent-style-name="Normal_20_2"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145" style:family="table-cell" style:parent-style-name="Normal_20_2" style:data-style-name="N8000">
      <style:table-cell-properties fo:border-bottom="0.0138in solid #000000"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6" style:family="table-cell" style:parent-style-name="Normal_20_2" style:data-style-name="N8000">
      <style:table-cell-properties fo:border-bottom="none"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7" style:family="table-cell" style:parent-style-name="Normal_20_2" style:data-style-name="N117">
      <style:table-cell-properties fo:border-bottom="0.0555in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8" style:family="table-cell" style:parent-style-name="Normal_20_2" style:data-style-name="N8000">
      <style:table-cell-properties fo:border-bottom="none" style:diagonal-bl-tr="none" style:diagonal-tl-br="none" style:text-align-source="value-type" style:repeat-content="false" fo:wrap-option="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9" style:family="table-cell" style:parent-style-name="Normal_20_2" style:data-style-name="N117">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0" style:family="table-cell" style:parent-style-name="Normal_20_2" style:data-style-name="N8000">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1"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2" style:family="table-cell" style:parent-style-name="Normal_20_2" style:data-style-name="N8000">
      <style:table-cell-properties fo:border-bottom="0.0555in solid #d9d9d9"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3" style:family="table-cell" style:parent-style-name="Normal_20_2" style:data-style-name="N8000">
      <style:table-cell-properties fo:border-bottom="0.0555in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4" style:family="table-cell" style:parent-style-name="Normal_20_2" style:data-style-name="N8000">
      <style:table-cell-properties fo:border-bottom="0.0555in solid #d9d9d9"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5" style:family="table-cell" style:parent-style-name="Normal_20_2" style:data-style-name="N117">
      <style:table-cell-properties fo:border-bottom="0.0555in solid #d9d9d9"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6"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157" style:family="table-cell" style:parent-style-name="Normal_20_2">
      <style:table-cell-properties style:diagonal-bl-tr="none" style:diagonal-tl-br="none" style:rotation-align="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8"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9" style:family="table-cell" style:parent-style-name="Normal_20_2" style:data-style-name="N117">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160" style:family="table-cell" style:parent-style-name="Normal_20_2" style:data-style-name="N117">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1" style:family="table-cell" style:parent-style-name="Normal_20_2" style:data-style-name="N8000">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2" style:family="table-cell" style:parent-style-name="Normal_20_2" style:data-style-name="N8000">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3"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4" style:family="table-cell" style:parent-style-name="Normal_20_2" style:data-style-name="N8000">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5"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6" style:family="table-cell" style:parent-style-name="Normal_20_2" style:data-style-name="N8000">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7" style:family="table-cell" style:parent-style-name="Normal_20_2" style:data-style-name="N117">
      <style:table-cell-properties fo:border-bottom="0.0555in solid #d9d9d9" style:diagonal-bl-tr="none" style:diagonal-tl-br="none" style:text-align-source="fix" style:repeat-content="false" fo:background-color="transparent" fo:wrap-option="wrap" fo:border-left="none"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8" style:family="table-cell" style:parent-style-name="Normal_20_2" style:data-style-name="N800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169" style:family="table-cell" style:parent-style-name="Normal_20_2" style:data-style-name="N8000">
      <style:table-cell-properties fo:border-bottom="0.0555in solid #d9d9d9" style:diagonal-bl-tr="none" style:diagonal-tl-br="none" style:text-align-source="fix" style:repeat-content="false" fo:background-color="transparent" fo:wrap-option="wrap" fo:border-left="none"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0" style:family="table-cell" style:parent-style-name="Normal_20_2" style:data-style-name="N8000">
      <style:table-cell-properties fo:border-bottom="0.0555in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1" style:family="table-cell" style:parent-style-name="Normal_20_2" style:data-style-name="N8000">
      <style:table-cell-properties fo:border-bottom="0.0555in solid #d9d9d9" style:diagonal-bl-tr="none" style:diagonal-tl-br="none" style:text-align-source="fix" style:repeat-content="false" fo:background-color="transparent" fo:wrap-option="no-wrap" fo:border-left="0.0555in solid #d9d9d9" style:direction="ltr" fo:border-right="none"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2" style:family="table-cell" style:parent-style-name="Normal_20_2">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3" style:family="table-cell" style:parent-style-name="Normal_20_2">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4" style:family="table-cell" style:parent-style-name="Excel_20_Built-in_20_Normal">
      <style:table-cell-properties fo:border-bottom="0.0555in solid #d9d9d9"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5" style:family="table-cell" style:parent-style-name="Normal_20_2" style:data-style-name="N8000">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6" style:family="table-cell" style:parent-style-name="Excel_20_Built-in_20_Normal" style:data-style-name="N8000">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7"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fo:color="#984807" style:text-outline="false" style:text-line-through-style="solid"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8" style:family="table-cell" style:parent-style-name="Normal_20_2">
      <style:table-cell-properties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9"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fo:color="#984807"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0" style:family="table-cell" style:parent-style-name="Normal_20_2">
      <style:table-cell-properties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984807"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1" style:family="table-cell" style:parent-style-name="Normal_20_2">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2" style:family="table-cell" style:parent-style-name="Normal_20_2">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4" style:family="table-cell" style:parent-style-name="Normal_20_2">
      <style:table-cell-properties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5" style:family="table-cell" style:parent-style-name="Normal_20_2">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6" style:family="table-cell" style:parent-style-name="Normal_20_2">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7" style:family="table-cell" style:parent-style-name="Normal_20_2">
      <style:table-cell-properties fo:border-bottom="none" style:diagonal-bl-tr="none" style:diagonal-tl-br="none" style:text-align-source="value-type" style:repeat-content="false" fo:wrap-option="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188" style:family="table-cell" style:parent-style-name="Normal_20_2">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89" style:family="table-cell" style:parent-style-name="Normal_20_2">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0" style:family="table-cell" style:parent-style-name="Normal_20_2" style:data-style-name="N8000">
      <style:table-cell-properties fo:border-bottom="none" style:diagonal-bl-tr="none" style:diagonal-tl-br="none" style:text-align-source="fix" style:repeat-content="false"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1" style:family="table-cell" style:parent-style-name="Normal_20_2" style:data-style-name="N8000">
      <style:table-cell-properties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2" style:family="table-cell" style:parent-style-name="Normal_20_2" style:data-style-name="N8000">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3" style:family="table-cell" style:parent-style-name="Normal_20_2" style:data-style-name="N8000">
      <style:table-cell-properties style:diagonal-bl-tr="none" style:diagonal-tl-br="none"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4" style:family="table-cell" style:parent-style-name="Normal_20_2" style:data-style-name="N8000">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195" style:family="table-cell" style:parent-style-name="Normal_20_2" style:data-style-name="N8000">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196" style:family="table-cell" style:parent-style-name="Normal_20_2" style:data-style-name="N8000">
      <style:table-cell-properties fo:border-bottom="0.0555in solid #d9d9d9"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7" style:family="table-cell" style:parent-style-name="Normal_20_2" style:data-style-name="N8000">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8" style:family="table-cell" style:parent-style-name="Normal_20_2" style:data-style-name="N8000">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99" style:family="table-cell" style:parent-style-name="Normal_20_2" style:data-style-name="N8000">
      <style:table-cell-properties fo:border-bottom="none" style:diagonal-bl-tr="none" style:diagonal-tl-br="none" style:text-align-source="value-type" style:repeat-content="false" fo:wrap-option="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200" style:family="table-cell" style:parent-style-name="Normal_20_2" style:data-style-name="N8000">
      <style:table-cell-properties fo:border-bottom="none"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solid"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1" style:family="table-cell" style:parent-style-name="Normal_20_2" style:data-style-name="N8000">
      <style:table-cell-properties fo:border-bottom="0.0138in solid #000000" style:diagonal-bl-tr="none" style:diagonal-tl-br="none" style:text-align-source="value-type" style:repeat-content="false" fo:wrap-option="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2" style:family="table-cell" style:parent-style-name="Normal_20_2" style:data-style-name="N8000">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3" style:family="table-cell" style:parent-style-name="Normal_20_2" style:data-style-name="N8000">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204" style:family="table-cell" style:parent-style-name="Normal_20_2" style:data-style-name="N8000">
      <style:table-cell-properties fo:border-bottom="0.0555in solid #d9d9d9"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5" style:family="table-cell" style:parent-style-name="Normal_20_2" style:data-style-name="N8000">
      <style:table-cell-properties fo:border-bottom="0.0555in solid #d9d9d9"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6" style:family="table-cell" style:parent-style-name="Normal_20_2" style:data-style-name="N8000">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7" style:family="table-cell" style:parent-style-name="Normal_20_2" style:data-style-name="N8000">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8" style:family="table-cell" style:parent-style-name="Normal_20_2" style:data-style-name="N800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09" style:family="table-cell" style:parent-style-name="Normal_20_2" style:data-style-name="N8000">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0" style:family="table-cell" style:parent-style-name="Normal_20_2" style:data-style-name="N8000">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1" style:family="table-cell" style:parent-style-name="Normal_20_2" style:data-style-name="N8000">
      <style:table-cell-properties fo:border-bottom="0.0555in solid #d9d9d9" style:diagonal-bl-tr="none" style:diagonal-tl-br="none" style:text-align-source="value-type" style:repeat-content="false" fo:wrap-option="no-wrap" fo:border-left="none" style:direction="ltr" fo:border-right="none" style:rotation-angle="0" style:rotation-align="none" style:shrink-to-fit="false" fo:border-top="0.0555in solid #d9d9d9"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2" style:family="table-cell" style:parent-style-name="Normal_20_2" style:data-style-name="N8000">
      <style:table-cell-properties fo:border-bottom="none" style:diagonal-bl-tr="none" style:diagonal-tl-br="none" style:text-align-source="value-type" style:repeat-content="false" fo:wrap-option="no-wrap" fo:border-left="0.0555in solid #d9d9d9" style:direction="ltr" fo:border-right="none" style:rotation-angle="0" style:rotation-align="none" style:shrink-to-fit="false" fo:border-top="0.0555in solid #d9d9d9"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3" style:family="table-cell" style:parent-style-name="Normal_20_2">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4" style:family="table-cell" style:parent-style-name="Normal_20_2">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215" style:family="table-cell" style:parent-style-name="Normal_20_2" style:data-style-name="N8000">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216" style:family="table-cell" style:parent-style-name="Normal_20_2">
      <style:table-cell-properties style:diagonal-bl-tr="none" style:diagonal-tl-br="none" style:rotation-align="non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217" style:family="table-cell" style:parent-style-name="Normal_20_2" style:data-style-name="N8000">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18" style:family="table-cell" style:parent-style-name="Normal_20_2" style:data-style-name="N8000">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ce219" style:family="table-cell" style:parent-style-name="Normal_20_2" style:data-style-name="N8000">
      <style:table-cell-properties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0" style:family="table-cell" style:parent-style-name="Normal_20_2">
      <style:table-cell-properties fo:border-bottom="0.0555in solid #d9d9d9" style:diagonal-bl-tr="none" style:diagonal-tl-br="none" fo:border-left="none" fo:border-right="none"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1" style:family="table-cell" style:parent-style-name="Normal_20_2">
      <style:table-cell-properties fo:border-bottom="0.0138in solid #000000" style:diagonal-bl-tr="none" style:diagonal-tl-br="none" fo:border-left="none" fo:border-right="none"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2" style:family="table-cell" style:parent-style-name="Normal_20_2">
      <style:table-cell-properties fo:border-bottom="none" style:diagonal-bl-tr="none" style:diagonal-tl-br="none" fo:border-left="none" fo:border-right="none" style:rotation-align="none" fo:border-top="0.0138in solid #000000"/>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3" style:family="table-cell" style:parent-style-name="Normal_20_2">
      <style:table-cell-properties fo:border-bottom="0.0138in solid #000000" style:diagonal-bl-tr="none" style:diagonal-tl-br="none" fo:border-left="none" fo:border-right="none" style:rotation-align="none" fo:border-top="0.0138in solid #000000"/>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4"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5" style:family="table-cell" style:parent-style-name="Excel_20_Built-in_20_Normal">
      <style:table-cell-properties fo:border-bottom="0.0555in solid #d9d9d9" style:diagonal-bl-tr="none" style:diagonal-tl-br="none" style:text-align-source="value-type" style:repeat-content="false" fo:wrap-option="no-wrap" fo:border-left="none" style:direction="ltr" fo:border-right="none" style:rotation-angle="0" style:rotation-align="none" style:shrink-to-fit="false" fo:border-top="0.0555in solid #d9d9d9"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6" style:family="table-cell" style:parent-style-name="Normal_20_2">
      <style:table-cell-properties fo:border-bottom="0.0555in solid #d9d9d9" style:diagonal-bl-tr="none" style:diagonal-tl-br="none" fo:border-left="none" fo:border-right="none" style:rotation-align="none" fo:border-top="0.0555in solid #d9d9d9"/>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7" style:family="table-cell" style:parent-style-name="Normal_20_2">
      <style:table-cell-properties fo:border-bottom="none" style:diagonal-bl-tr="none" style:diagonal-tl-br="none" fo:border-left="none" fo:border-right="none" style:rotation-align="none" fo:border-top="0.0555in solid #d9d9d9"/>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28"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29" style:family="table-cell" style:parent-style-name="Excel_20_Built-in_20_Normal">
      <style:table-cell-properties fo:border-bottom="0.0138in solid #000000"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margin-left="0in" style:writing-mode="page"/>
    </style:style>
    <style:style style:name="ce230"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31" style:family="table-cell" style:parent-style-name="Excel_20_Built-in_20_Normal">
      <style:table-cell-properties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style>
    <style:style style:name="ce232" style:family="table-cell" style:parent-style-name="Normal_20_2" style:data-style-name="N117">
      <style:table-cell-properties fo:border-bottom="0.0555in solid #d9d9d9" fo:background-color="#ffffff" style:diagonal-bl-tr="none" style:diagonal-tl-br="none" style:text-align-source="fix" style:repeat-content="false"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3" style:family="table-cell" style:parent-style-name="Normal_20_2" style:data-style-name="N117">
      <style:table-cell-properties fo:border-bottom="none" style:diagonal-bl-tr="none" style:diagonal-tl-br="none" style:text-align-source="value-type" style:repeat-content="false" fo:background-color="transparent" fo:wrap-option="no-wrap" fo:border-left="none" style:direction="ltr" fo:border-right="0.0555in solid #d9d9d9" style:rotation-angle="0" style:rotation-align="none" style:shrink-to-fit="false" fo:border-top="0.0555in solid #d9d9d9"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4" style:family="table-cell" style:parent-style-name="Normal_20_2" style:data-style-name="N117">
      <style:table-cell-properties fo:border-bottom="none" style:diagonal-bl-tr="none" style:diagonal-tl-br="none" style:text-align-source="value-type" style:repeat-content="false" fo:background-color="transparent" fo:wrap-option="no-wrap" fo:border-left="none" style:direction="ltr" fo:border-right="0.0555in solid #d9d9d9"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5" style:family="table-cell" style:parent-style-name="Normal_20_2">
      <style:table-cell-properties fo:border-bottom="none" style:diagonal-bl-tr="none" style:diagonal-tl-br="none" fo:border-left="none" fo:border-right="0.0555in solid #d9d9d9"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6" style:family="table-cell" style:parent-style-name="Normal_20_2">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7" style:family="table-cell" style:parent-style-name="Normal_20_2">
      <style:table-cell-properties fo:border-bottom="none" style:diagonal-bl-tr="none" style:diagonal-tl-br="none" fo:border-left="none" fo:border-right="0.0555in solid #d9d9d9" style:rotation-align="none" fo:border-top="none"/>
      <style:text-properties style:use-window-font-color="true" style:text-outline="false" style:text-line-through-style="none" style:font-name="Arial Narrow" fo:font-size="5pt" fo:font-style="normal" fo:text-shadow="none" style:text-underline-style="none" fo:font-weight="normal" style:font-size-asian="5pt" style:font-style-asian="normal" style:font-weight-asian="normal" style:font-name-complex="Arial Narrow" style:font-size-complex="5pt" style:font-style-complex="normal" style:font-weight-complex="normal"/>
    </style:style>
    <style:style style:name="ce238" style:family="table-cell" style:parent-style-name="Normal_20_2">
      <style:table-cell-properties fo:border-bottom="0.0555in solid #d9d9d9" style:diagonal-bl-tr="none" style:diagonal-tl-br="none" fo:border-left="none" fo:border-right="0.0555in solid #d9d9d9"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39" style:family="table-cell" style:parent-style-name="Normal_20_2">
      <style:table-cell-properties fo:border-bottom="0.0138in solid #000000" style:diagonal-bl-tr="none" style:diagonal-tl-br="none" fo:border-left="none" fo:border-right="0.0555in solid #d9d9d9"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0" style:family="table-cell" style:parent-style-name="Normal_20_2" style:data-style-name="N117">
      <style:table-cell-properties fo:border-bottom="none"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1" style:family="table-cell" style:parent-style-name="Normal_20_2">
      <style:table-cell-properties fo:border-bottom="none" style:diagonal-bl-tr="none" style:diagonal-tl-br="none" fo:border-left="none" fo:border-right="0.0555in solid #d9d9d9" style:rotation-align="none" fo:border-top="0.0138in solid #000000"/>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2" style:family="table-cell" style:parent-style-name="Normal_20_2" style:data-style-name="N117">
      <style:table-cell-properties fo:border-bottom="none" style:diagonal-bl-tr="none" style:diagonal-tl-br="none" style:text-align-source="fix" style:repeat-content="false" fo:background-color="transparent" fo:wrap-option="no-wrap" fo:border-left="none"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3" style:family="table-cell" style:parent-style-name="Normal_20_2" style:data-style-name="N117">
      <style:table-cell-properties fo:border-bottom="0.0555in solid #d9d9d9"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4"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5" style:family="table-cell" style:parent-style-name="Excel_20_Built-in_20_Normal">
      <style:table-cell-properties fo:border-bottom="none" style:diagonal-bl-tr="none" style:diagonal-tl-br="none" style:text-align-source="value-type" style:repeat-content="false" fo:wrap-option="wrap" fo:border-left="none" style:direction="ltr" fo:border-right="0.0555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6" style:family="table-cell" style:parent-style-name="Normal_20_2" style:data-style-name="N8000">
      <style:table-cell-properties fo:border-bottom="none"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7" style:family="table-cell" style:parent-style-name="Normal_20_2" style:data-style-name="N117">
      <style:table-cell-properties fo:border-bottom="0.0138in solid #000000"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8" style:family="table-cell" style:parent-style-name="Normal_20_2">
      <style:table-cell-properties fo:border-bottom="0.0138in solid #000000" style:diagonal-bl-tr="none" style:diagonal-tl-br="none" fo:border-left="none" fo:border-right="0.0555in solid #d9d9d9" style:rotation-align="none" fo:border-top="0.0138in solid #000000"/>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49"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555in solid #d9d9d9"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0" style:family="table-cell" style:parent-style-name="Excel_20_Built-in_20_Normal">
      <style:table-cell-properties fo:border-bottom="0.0555in solid #d9d9d9" style:diagonal-bl-tr="none" style:diagonal-tl-br="none" style:text-align-source="value-type" style:repeat-content="false" fo:wrap-option="no-wrap" fo:border-left="none" style:direction="ltr" fo:border-right="0.0555in solid #d9d9d9" style:rotation-angle="0" style:rotation-align="none" style:shrink-to-fit="false" fo:border-top="0.0555in solid #d9d9d9"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1" style:family="table-cell" style:parent-style-name="Normal_20_2">
      <style:table-cell-properties fo:border-bottom="none" style:diagonal-bl-tr="none" style:diagonal-tl-br="none" style:text-align-source="fix" style:repeat-content="false" fo:wrap-option="no-wrap" fo:border-left="none" style:direction="ltr" fo:border-right="0.0555in solid #d9d9d9"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2" style:family="table-cell" style:parent-style-name="Normal_20_2" style:data-style-name="N117">
      <style:table-cell-properties fo:border-bottom="0.0555in solid #d9d9d9" style:diagonal-bl-tr="none" style:diagonal-tl-br="none" style:text-align-source="fix" style:repeat-content="false" fo:background-color="transparent" fo:wrap-option="wrap" fo:border-left="none" style:direction="ltr" fo:border-right="0.0555in solid #d9d9d9" style:rotation-angle="0" style:rotation-align="none" style:shrink-to-fit="false" fo:border-top="0.0555in solid #d9d9d9"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3" style:family="table-cell" style:parent-style-name="Normal_20_2">
      <style:table-cell-properties fo:border-bottom="0.0555in solid #d9d9d9" style:diagonal-bl-tr="none" style:diagonal-tl-br="none" fo:border-left="none" fo:border-right="0.0555in solid #d9d9d9" style:rotation-align="none" fo:border-top="0.0555in solid #d9d9d9"/>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4" style:family="table-cell" style:parent-style-name="Normal_20_2">
      <style:table-cell-properties fo:border-bottom="none" style:diagonal-bl-tr="none" style:diagonal-tl-br="none" fo:border-left="none" fo:border-right="0.0555in solid #d9d9d9" style:rotation-align="none" fo:border-top="0.0555in solid #d9d9d9"/>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5" style:family="table-cell" style:parent-style-name="Normal_20_2">
      <style:table-cell-properties fo:border-bottom="none" style:diagonal-bl-tr="none" style:diagonal-tl-br="none" fo:border-left="0.0555in solid #d9d9d9" fo:border-right="none" style:rotation-align="none" fo:border-top="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56" style:family="table-cell" style:parent-style-name="Normal_20_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7" style:family="table-cell" style:parent-style-name="Normal_20_2">
      <style:table-cell-properties fo:background-color="transparent"/>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258" style:family="table-cell" style:parent-style-name="Normal_20_2" style:data-style-name="N8000">
      <style:table-cell-properties style:text-align-source="fix" style:repeat-content="false"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59" style:family="table-cell" style:parent-style-name="Normal_20_2">
      <style:table-cell-properties fo:background-color="#dce6f1"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0" style:family="table-cell" style:parent-style-name="Normal_20_2" style:data-style-name="N8000">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1" style:family="table-cell" style:parent-style-name="Normal_20_2">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2" style:family="table-cell" style:parent-style-name="Normal_20_2">
      <style:table-cell-properties fo:background-color="transparent"/>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3" style:family="table-cell" style:parent-style-name="Normal_20_2">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4" style:family="table-cell" style:parent-style-name="Normal_20_2">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5"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6" style:family="table-cell" style:parent-style-name="Normal_20_2">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7" style:family="table-cell" style:parent-style-name="Normal_20_2">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8" style:family="table-cell" style:parent-style-name="Normal_20_2">
      <style:table-cell-properties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69" style:family="table-cell" style:parent-style-name="Normal_20_2">
      <style:table-cell-properties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0" style:family="table-cell" style:parent-style-name="Normal_20_2">
      <style:table-cell-properties fo:background-color="transparent"/>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271" style:family="table-cell" style:parent-style-name="Normal_20_2" style:data-style-name="N8000">
      <style:table-cell-properties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2" style:family="table-cell" style:parent-style-name="Normal_20_2">
      <style:table-cell-properties fo:background-color="#dce6f1"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273" style:family="table-cell" style:parent-style-name="Normal_20_2">
      <style:table-cell-properties fo:background-color="#dce6f2" style:text-align-source="fix" style:repeat-content="false" fo:wrap-option="no-wrap" style:direction="ltr" style:rotation-angle="0" style:rotation-align="none" style:shrink-to-fit="false" style:vertical-align="middle"/>
      <style:paragraph-properties fo:text-align="start" fo:margin-left="0.231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4" style:family="table-cell" style:parent-style-name="Normal_20_2">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5" style:family="table-cell" style:parent-style-name="Normal_20_2">
      <style:table-cell-properties fo:background-color="#dce6f2" style:text-align-source="fix" style:repeat-content="false" fo:wrap-option="no-wrap"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6"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7" style:family="table-cell" style:parent-style-name="Normal_20_2" style:data-style-name="N117">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8" style:family="table-cell" style:parent-style-name="Normal_20_2">
      <style:table-cell-properties fo:background-color="#d7e5f5" style:diagonal-bl-tr="none" style:diagonal-tl-br="none" style:text-align-source="fix" style:repeat-content="false" fo:wrap-option="no-wrap" fo:border="0.0138in solid #a6a6a6"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79" style:family="table-cell" style:parent-style-name="Normal_20_2">
      <style:table-cell-properties style:diagonal-bl-tr="none" style:diagonal-tl-br="none" style:text-align-source="fix" style:repeat-content="false" fo:background-color="transparent" fo:wrap-option="no-wrap" fo:border="0.0138in solid #a6a6a6"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0" style:family="table-cell" style:parent-style-name="Normal_20_2">
      <style:table-cell-properties fo:background-color="#f2f2f2"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1" style:family="table-cell" style:parent-style-name="Normal_20_2">
      <style:table-cell-properties style:diagonal-bl-tr="none" style:diagonal-tl-br="none" style:text-align-source="fix" style:repeat-content="false" fo:background-color="transparent" fo:wrap-option="wrap" fo:border="0.0138in solid #a6a6a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2"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3" style:family="table-cell" style:parent-style-name="Normal_20_2">
      <style:table-cell-properties fo:background-color="#dce6f2"/>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4" style:family="table-cell" style:parent-style-name="Normal_20_2" style:data-style-name="N810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5" style:family="table-cell" style:parent-style-name="Normal_20_2" style:data-style-name="N8000">
      <style:table-cell-properties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6" style:family="table-cell" style:parent-style-name="Normal_20_2">
      <style:table-cell-properties fo:background-color="#d7e5f5"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7" style:family="table-cell" style:parent-style-name="Normal_20_2">
      <style:table-cell-properties fo:background-color="#f2f2f2"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8" style:family="table-cell" style:parent-style-name="Normal_20_2">
      <style:table-cell-properties style:diagonal-bl-tr="none" style:diagonal-tl-br="none" style:text-align-source="fix" style:repeat-content="false" fo:background-color="transparent" fo:wrap-option="wrap" fo:border="0.0138in solid #a6a6a6"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89" style:family="table-cell" style:parent-style-name="Normal_20_2">
      <style:table-cell-properties fo:background-color="#f2f2f2" style:cell-protect="protected" style:print-content="true" style:diagonal-bl-tr="none" style:diagonal-tl-br="none" style:text-align-source="fix" style:repeat-content="false" fo:wrap-option="no-wrap" fo:border="0.0138in solid #a6a6a6"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0" style:family="table-cell" style:parent-style-name="Normal_20_2" style:data-style-name="N8000">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1" style:family="table-cell" style:parent-style-name="Normal_20_2" style:data-style-name="N8100">
      <style:table-cell-properties style:diagonal-bl-tr="none" style:diagonal-tl-br="none" style:text-align-source="fix" style:repeat-content="false" fo:background-color="transparent" fo:wrap-option="no-wrap" fo:border="0.0138in solid #a6a6a6"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2" style:family="table-cell" style:parent-style-name="Normal_20_2">
      <style:table-cell-properties fo:background-color="#f2f2f2"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3"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4" style:family="table-cell" style:parent-style-name="Normal_20_2">
      <style:table-cell-properties fo:background-color="#d7e5f5" style:diagonal-bl-tr="none" style:diagonal-tl-br="none" style:text-align-source="fix" style:repeat-content="false" fo:wrap-option="no-wrap" fo:border="0.0138in solid #a6a6a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5" style:family="table-cell" style:parent-style-name="Normal_20_2">
      <style:table-cell-properties style:diagonal-bl-tr="none" style:diagonal-tl-br="none" style:text-align-source="fix" style:repeat-content="false" fo:background-color="transparent" fo:wrap-option="no-wrap" fo:border="0.0138in solid #a6a6a6"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6" style:family="table-cell" style:parent-style-name="Normal_20_2">
      <style:table-cell-properties fo:background-color="#f2f2f2" style:cell-protect="protected" style:print-content="true" style:diagonal-bl-tr="none" style:diagonal-tl-br="none" style:text-align-source="fix" style:repeat-content="false" fo:wrap-option="no-wrap" fo:border="0.0138in solid #a6a6a6"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7"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298" style:family="table-cell" style:parent-style-name="Normal_20_2">
      <style:table-cell-properties fo:background-color="transparen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0" style:family="table-cell" style:parent-style-name="Normal_20_2">
      <style:table-cell-properties fo:background-color="#f2f2f2" style:diagonal-bl-tr="none" style:diagonal-tl-br="none" style:text-align-source="fix" style:repeat-content="false" fo:wrap-option="wrap" fo:border="0.0138in solid #a6a6a6"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1" style:family="table-cell" style:parent-style-name="Normal_20_2">
      <style:table-cell-properties style:diagonal-bl-tr="none" style:diagonal-tl-br="none" style:text-align-source="fix" style:repeat-content="false" fo:background-color="transparent" fo:wrap-option="wrap" fo:border="0.0138in solid #a6a6a6"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2"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3"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4" style:family="table-cell" style:parent-style-name="Normal_20_2">
      <style:table-cell-properties fo:background-color="#ffffff"/>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05" style:family="table-cell" style:parent-style-name="Normal_20_2" style:data-style-name="N8000">
      <style:table-cell-properties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307" style:family="table-cell" style:parent-style-name="Normal_20_2" style:data-style-name="N8000">
      <style:table-cell-properties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308" style:family="table-cell" style:parent-style-name="Normal_20_2">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09" style:family="table-cell" style:parent-style-name="Normal_20_2">
      <style:table-cell-properties fo:background-color="transparent"/>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10"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11" style:family="table-cell" style:parent-style-name="Normal_20_2">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Normal_20_2">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Normal_20_2">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Normal_20_2">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5" style:family="table-cell" style:parent-style-name="Normal_20_2">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6" style:family="table-cell" style:parent-style-name="Normal_20_2">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317" style:family="table-cell" style:parent-style-name="Normal_20_2">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4pt" fo:font-style="normal" fo:text-shadow="none" style:text-underline-style="none" fo:font-weight="normal" style:font-size-asian="14pt" style:font-style-asian="normal" style:font-weight-asian="normal" style:font-name-complex="Arial Narrow" style:font-size-complex="14pt" style:font-style-complex="normal" style:font-weight-complex="normal"/>
    </style:style>
    <style:style style:name="ce318"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19" style:family="table-cell" style:parent-style-name="Normal_20_2">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20"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21" style:family="table-cell" style:parent-style-name="Normal_20_2">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22" style:family="table-cell" style:parent-style-name="Normal_20_2">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Normal_20_2">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Normal_20_2">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6" style:family="table-cell" style:parent-style-name="Normal_20_2">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Normal_20_2">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8" style:family="table-cell" style:parent-style-name="Normal_20_2">
      <style:text-properties style:use-window-font-color="true"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329" style:family="table-cell" style:parent-style-name="Normal_20_2">
      <style:table-cell-properties fo:border-bottom="none" fo:background-color="#d7e5f5"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fo:color="#262626"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30" style:family="table-cell" style:parent-style-name="Normal_20_2">
      <style:table-cell-properties fo:border-bottom="0.0138in solid #808080" fo:background-color="#dddddd" style:cell-protect="protected" style:print-content="true" style:diagonal-bl-tr="none" style:diagonal-tl-br="none" style:text-align-source="fix" style:repeat-content="false" fo:wrap-option="no-wrap" fo:border-left="0.0138in solid #808080" style:direction="ltr" fo:border-right="none" style:rotation-angle="90" style:rotation-align="bottom" style:shrink-to-fit="false" fo:border-top="0.0138in solid #808080" style:vertical-align="middle"/>
      <style:paragraph-properties fo:text-align="start" fo:margin-left="0in" style:writing-mode="page"/>
      <style:text-properties fo:color="#262626"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331" style:family="table-cell" style:parent-style-name="Normal_20_2">
      <style:table-cell-properties fo:border-bottom="0.0138in solid #bfbfbf" fo:background-color="#d9d9d9" style:cell-protect="none"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3"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fo:color="#c6d9f1"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fo:color="#c6d9f1"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Normal_20_2">
      <style:table-cell-properties fo:background-color="#d9d9d9" style:cell-protect="none"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37"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39" style:family="table-cell" style:parent-style-name="Normal_20_2">
      <style:table-cell-properties fo:background-color="#d9d9d9" style:cell-protect="none"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Normal_20_2">
      <style:table-cell-properties fo:background-color="#d9d9d9" style:cell-protect="none" style:print-content="true" style:diagonal-bl-tr="none" style:diagonal-tl-br="none" style:text-align-source="value-type" style:repeat-content="false" fo:wrap-option="no-wrap" fo:border="0.0138in solid #bfbfbf"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Normal_20_2">
      <style:table-cell-properties fo:background-color="#d9d9d9" style:cell-protect="none"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Normal_20_2">
      <style:table-cell-properties fo:background-color="#d9d9d9" style:cell-protect="none" style:print-content="true" style:diagonal-bl-tr="none" style:diagonal-tl-br="none" style:text-align-source="value-type" style:repeat-content="false" fo:wrap-option="no-wrap" fo:border="0.0138in solid #bfbfbf"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Normal_20_2">
      <style:table-cell-properties fo:border-bottom="0.0555in solid #bfbfbf" fo:background-color="#d9d9d9" style:cell-protect="none"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Normal_20_2">
      <style:table-cell-properties fo:border-bottom="0.0138in solid #bfbfbf" fo:background-color="#d9d9d9" style:cell-protect="none"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Normal_20_2">
      <style:table-cell-properties fo:border-bottom="0.0555in solid #a6a6a6" fo:background-color="#d9d9d9" style:cell-protect="none"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Normal_20_2">
      <style:table-cell-properties fo:background-color="#d9d9d9" style:cell-protect="none"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Normal_20_2">
      <style:table-cell-properties style:cell-protect="none"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8" style:family="table-cell" style:parent-style-name="Normal_20_2">
      <style:table-cell-properties fo:border-bottom="0.0008in solid #000000" fo:background-color="#d9d9d9" style:cell-protect="none"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Normal_20_2">
      <style:table-cell-properties fo:border-bottom="0.0008in solid #000000" fo:background-color="#d9d9d9" style:cell-protect="none"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Normal_20_2">
      <style:table-cell-properties fo:border-bottom="0.0008in solid #000000" fo:background-color="#d9d9d9" style:cell-protect="none" style:print-content="true"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51" style:family="table-cell" style:parent-style-name="Normal_20_2">
      <style:table-cell-properties fo:border-bottom="0.0008in solid #000000" fo:background-color="#eaeaea" style:cell-protect="none"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table-cell-properties fo:border-bottom="0.0008in solid #000000" fo:background-color="#eaeaea" style:cell-protect="none"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3" style:family="table-cell" style:parent-style-name="Normal_20_2">
      <style:table-cell-properties fo:border-bottom="none" fo:background-color="#eaeaea" style:cell-protect="none"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Normal_20_2">
      <style:table-cell-properties fo:border-bottom="0.0138in solid #000000" fo:background-color="#eaeaea"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8" style:family="table-cell" style:parent-style-name="Excel_20_Built-in_20_Normal" style:data-style-name="N8100">
      <style:table-cell-properties fo:background-color="#b9cde5"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center" fo:margin-left="0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359"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0"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1"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2"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3"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4"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5"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6" style:family="table-cell" style:parent-style-name="Excel_20_Built-in_20_Normal"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7"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8" style:family="table-cell" style:parent-style-name="Normal_20_2"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69" style:family="table-cell" style:parent-style-name="Normal_20_2"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0"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1"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2" style:family="table-cell" style:parent-style-name="Normal_20_2"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3"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4"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5"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6"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7"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8"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79" style:family="table-cell" style:parent-style-name="Excel_20_Built-in_20_Normal">
      <style:table-cell-properties fo:border-bottom="non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Normal_20_2" style:data-style-name="N8100">
      <style:table-cell-properties fo:border-bottom="0.0138in solid #bfbfbf"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1"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2" style:family="table-cell" style:parent-style-name="Normal_20_2" style:data-style-name="N8100">
      <style:table-cell-properties fo:background-color="#f2f2f2" style:cell-protect="protected" style:print-content="true" style:diagonal-bl-tr="none" style:diagonal-tl-br="none" style:text-align-source="value-type" style:repeat-content="false" fo:wrap-option="wrap" fo:border="0.0138in solid #bfbfbf"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3" style:family="table-cell" style:parent-style-name="Normal_20_2" style:data-style-name="N8100">
      <style:table-cell-properties fo:border-bottom="0.0555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4" style:family="table-cell" style:parent-style-name="Normal_20_2" style:data-style-name="N8100">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5"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6" style:family="table-cell" style:parent-style-name="Normal_20_2" style:data-style-name="N8100">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7"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8" style:family="table-cell" style:parent-style-name="Normal_20_2" style:data-style-name="N8100">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89" style:family="table-cell" style:parent-style-name="Normal_20_2" style:data-style-name="N8100">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0"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1" style:family="table-cell" style:parent-style-name="Normal_20_2">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2" style:family="table-cell" style:parent-style-name="Normal_20_2" style:data-style-name="N8100">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3"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4" style:family="table-cell" style:parent-style-name="Excel_20_Built-in_20_Normal">
      <style:table-cell-properties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6"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7" style:family="table-cell" style:parent-style-name="Normal_20_2"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8" style:family="table-cell" style:parent-style-name="Normal_20_2" style:data-style-name="N8100">
      <style:table-cell-properties fo:border-bottom="0.0008in solid #000000" fo:background-color="#f2f2f2"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399" style:family="table-cell" style:parent-style-name="Normal_20_2" style:data-style-name="N8100">
      <style:table-cell-properties fo:border-bottom="0.0008in solid #000000" fo:background-color="#d9d9d9"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0" style:family="table-cell" style:parent-style-name="Excel_20_Built-in_20_Normal" style:data-style-name="N8100">
      <style:table-cell-properties fo:border-bottom="0.0008in solid #000000" fo:background-color="#d9d9d9"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1" style:family="table-cell" style:parent-style-name="Excel_20_Built-in_20_Normal"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2" style:family="table-cell" style:parent-style-name="Normal_20_2" style:data-style-name="N8100">
      <style:table-cell-properties fo:border-bottom="0.0008in solid #000000" fo:background-color="#d9d9d9"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3"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4" style:family="table-cell" style:parent-style-name="Normal_20_2"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5"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non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6" style:family="table-cell" style:parent-style-name="Normal_20_2"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138in solid #000000" style:direction="ltr" fo:border-right="0.0008in solid #000000" style:rotation-angle="0" style:rotation-align="none" style:shrink-to-fit="false" fo:border-top="non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7" style:family="table-cell" style:parent-style-name="Normal_20_2" style:data-style-name="N8100">
      <style:table-cell-properties fo:border-bottom="0.0138in solid #000000" fo:background-color="#f2f2f2"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08" style:family="table-cell" style:parent-style-name="Normal_20_2">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9" style:family="table-cell" style:parent-style-name="Normal_20_2">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Normal_20_2">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1" style:family="table-cell" style:parent-style-name="Excel_20_Built-in_20_Normal">
      <style:table-cell-properties fo:border-bottom="0.0555in solid #bfbfbf" fo:background-color="#f2f2f2"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2"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3" style:family="table-cell" style:parent-style-name="Excel_20_Built-in_20_Normal"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4"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5"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6" style:family="table-cell" style:parent-style-name="Normal_20_2">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7"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8"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19" style:family="table-cell" style:parent-style-name="Normal_20_2">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0" style:family="table-cell" style:parent-style-name="Normal_20_2">
      <style:table-cell-properties fo:background-color="#f2f2f2"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1" style:family="table-cell" style:parent-style-name="Normal_20_2">
      <style:table-cell-properties fo:background-color="#f2f2f2"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2"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3"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4" style:family="table-cell" style:parent-style-name="Excel_20_Built-in_20_Normal">
      <style:table-cell-properties fo:border-bottom="0.0138in solid #bfbfbf"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6" style:family="table-cell" style:parent-style-name="Normal_20_2">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7" style:family="table-cell" style:parent-style-name="Normal_20_2">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8" style:family="table-cell" style:parent-style-name="Normal_20_2">
      <style:table-cell-properties fo:border-bottom="0.0555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29" style:family="table-cell" style:parent-style-name="Normal_20_2">
      <style:table-cell-properties fo:border-bottom="0.0138in solid #bfbfbf" style:cell-protect="protected" style:print-content="true" style:diagonal-bl-tr="none" style:diagonal-tl-br="none" style:text-align-source="fix" style:repeat-content="false" fo:background-color="transparent"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0"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1"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2" style:family="table-cell" style:parent-style-name="Normal_20_2">
      <style:table-cell-properties fo:background-color="#ffffff"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3" style:family="table-cell" style:parent-style-name="Normal_20_2">
      <style:table-cell-properties fo:background-color="#ffffff"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4" style:family="table-cell" style:parent-style-name="Excel_20_Built-in_20_Normal">
      <style:table-cell-properties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5"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6" style:family="table-cell" style:parent-style-name="Normal_20_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7" style:family="table-cell" style:parent-style-name="Normal_20_2">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8" style:family="table-cell" style:parent-style-name="Normal_20_2">
      <style:table-cell-properties fo:background-color="#f2f2f2"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39" style:family="table-cell" style:parent-style-name="Normal_20_2">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0"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1"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2"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3" style:family="table-cell" style:parent-style-name="Normal_20_2">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4"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5"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6" style:family="table-cell" style:parent-style-name="Normal_20_2">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7" style:family="table-cell" style:parent-style-name="Normal_20_2">
      <style:table-cell-properties fo:border-bottom="0.0138in solid #000000" fo:background-color="#f2f2f2"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8" style:family="table-cell" style:parent-style-name="Excel_20_Built-in_20_Normal" style:data-style-name="N80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49"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0"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2"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3"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4" style:family="table-cell" style:parent-style-name="Excel_20_Built-in_20_Normal" style:data-style-name="N80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5"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6"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7"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8"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59"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0" style:family="table-cell" style:parent-style-name="Normal_20_2">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1"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2"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3"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4" style:family="table-cell" style:parent-style-name="Normal_20_2">
      <style:table-cell-properties fo:border-bottom="0.0138in solid #bfbfbf" style:cell-protect="protected" style:print-content="true" style:diagonal-bl-tr="none" style:diagonal-tl-br="none" style:text-align-source="fix" style:repeat-content="false" fo:background-color="transparent" fo:wrap-option="wrap" fo:border-left="0.0138in solid #bfbfbf" style:direction="ltr" fo:border-right="none"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5" style:family="table-cell" style:parent-style-name="Excel_20_Built-in_20_Normal">
      <style:table-cell-properties fo:border-bottom="0.0138in solid #bfbfbf" style:diagonal-bl-tr="none" style:diagonal-tl-br="none" style:text-align-source="fix" style:repeat-content="false" fo:wrap-option="wrap" fo:border-left="0.0138in solid #bfbfbf" style:direction="ltr" fo:border-right="none"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6"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7"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8"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69"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0" style:family="table-cell" style:parent-style-name="Normal_20_2">
      <style:table-cell-properties fo:border-bottom="0.0555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1" style:family="table-cell" style:parent-style-name="Normal_20_2">
      <style:table-cell-properties fo:border-bottom="0.0138in solid #bfbfbf"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2"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3"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4"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5"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6" style:family="table-cell" style:parent-style-name="Normal_20_2">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8" style:family="table-cell" style:parent-style-name="Normal_20_2">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79"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0" style:family="table-cell" style:parent-style-name="Excel_20_Built-in_20_Normal">
      <style:table-cell-properties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1" style:family="table-cell" style:parent-style-name="Normal_20_2"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2"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3" style:family="table-cell" style:parent-style-name="Normal_20_2" style:data-style-name="N80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4"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5" style:family="table-cell" style:parent-style-name="Normal_20_2">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6" style:family="table-cell" style:parent-style-name="Normal_20_2">
      <style:table-cell-properties fo:background-color="#f2f2f2"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7" style:family="table-cell" style:parent-style-name="Normal_20_2">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8"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89"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0" style:family="table-cell" style:parent-style-name="Normal_20_2">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1"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2"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3" style:family="table-cell" style:parent-style-name="Normal_20_2">
      <style:table-cell-properties fo:border-bottom="0.0138in solid #000000" fo:background-color="#f2f2f2"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4"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5"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6" style:family="table-cell" style:parent-style-name="Excel_20_Built-in_20_Normal">
      <style:table-cell-properties fo:background-color="#dce6f2" style:cell-protect="protected" style:print-content="true" style:diagonal-bl-tr="none" style:diagonal-tl-br="none" style:text-align-source="fix" style:repeat-content="false" fo:wrap-option="no-wrap" fo:border="0.0138in solid #a6a6a6" style:direction="ltr" style:rotation-angle="90" style:rotation-align="bottom" style:shrink-to-fit="false" style:vertical-align="middle"/>
      <style:paragraph-properties fo:text-align="start" fo:margin-left="0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497"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8"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499"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0"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1" style:family="table-cell" style:parent-style-name="Excel_20_Built-in_20_Normal" style:data-style-name="N8100">
      <style:table-cell-properties fo:border-bottom="0.0555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2" style:family="table-cell" style:parent-style-name="Normal_20_2">
      <style:table-cell-properties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3"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4" style:family="table-cell" style:parent-style-name="Normal_20_2">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5" style:family="table-cell" style:parent-style-name="Excel_20_Built-in_20_Normal">
      <style:table-cell-properties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6" style:family="table-cell" style:parent-style-name="Excel_20_Built-in_20_Normal">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7" style:family="table-cell" style:parent-style-name="Normal_20_2">
      <style:table-cell-properties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8" style:family="table-cell" style:parent-style-name="Normal_20_2">
      <style:table-cell-properties fo:background-color="#f2f2f2"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09"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0"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1" style:family="table-cell" style:parent-style-name="Normal_20_2">
      <style:table-cell-properties fo:border-bottom="none"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2" style:family="table-cell" style:parent-style-name="Normal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3"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4" style:family="table-cell" style:parent-style-name="Normal_20_2">
      <style:table-cell-properties fo:border-bottom="0.0138in solid #bfbfbf"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5" style:family="table-cell" style:parent-style-name="Normal_20_2">
      <style:table-cell-properties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6"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7" style:family="table-cell" style:parent-style-name="Normal_20_2">
      <style:table-cell-properties fo:background-color="#f2f2f2" style:cell-protect="protected" style:print-content="true" style:diagonal-bl-tr="none" style:diagonal-tl-br="none" style:text-align-source="value-type" style:repeat-content="false" fo:wrap-option="no-wrap" fo:border="0.0138in solid #bfbfbf"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8"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19" style:family="table-cell" style:parent-style-name="Normal_20_2">
      <style:table-cell-properties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0"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1" style:family="table-cell" style:parent-style-name="Excel_20_Built-in_20_Normal" style:data-style-name="N8100">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2"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3" style:family="table-cell" style:parent-style-name="Normal_20_2">
      <style:table-cell-properties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4" style:family="table-cell" style:parent-style-name="Normal_20_2">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5" style:family="table-cell" style:parent-style-name="Normal_20_2">
      <style:table-cell-properties fo:background-color="#f2f2f2"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6" style:family="table-cell" style:parent-style-name="Excel_20_Built-in_20_Normal">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7" style:family="table-cell" style:parent-style-name="Excel_20_Built-in_20_Normal">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8"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29"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0" style:family="table-cell" style:parent-style-name="Excel_20_Built-in_20_Normal" style:data-style-name="N8100">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1" style:family="table-cell" style:parent-style-name="Normal_20_2">
      <style:table-cell-properties fo:border-bottom="non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2" style:family="table-cell" style:parent-style-name="Normal_20_2">
      <style:table-cell-properties fo:border-bottom="0.0008in solid #0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3" style:family="table-cell" style:parent-style-name="Normal_20_2">
      <style:table-cell-properties fo:border-bottom="0.0138in solid #000000" fo:background-color="#f2f2f2"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4"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5"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7"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8"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39"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0"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bottom"/>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1" style:family="table-cell" style:parent-style-name="Normal_20_2" style:data-style-name="N8100">
      <style:table-cell-properties fo:border-bottom="0.0138in solid #bfbfbf" style:cell-protect="protected" style:print-content="true" style:diagonal-bl-tr="none" style:diagonal-tl-br="none" style:text-align-source="fix" style:repeat-content="false" fo:background-color="transparent" fo:wrap-option="wrap" fo:border-left="none" style:direction="ltr" fo:border-right="0.0138in solid #bfbfbf"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2" style:family="table-cell" style:parent-style-name="Excel_20_Built-in_20_Normal">
      <style:table-cell-properties fo:border-bottom="0.0138in solid #bfbfbf" style:diagonal-bl-tr="none" style:diagonal-tl-br="none" style:text-align-source="fix" style:repeat-content="false" fo:wrap-option="wrap" fo:border-left="none"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3" style:family="table-cell" style:parent-style-name="Normal_20_2"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544"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5"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6"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7"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8" style:family="table-cell" style:parent-style-name="Normal_20_2" style:data-style-name="N81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49"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0"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1" style:family="table-cell" style:parent-style-name="Normal_20_2"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2" style:family="table-cell" style:parent-style-name="Normal_20_2" style:data-style-name="N8100">
      <style:table-cell-properties fo:border-bottom="0.0138in solid #000000" fo:background-color="#f2f2f2"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3" style:family="table-cell" style:parent-style-name="Normal_20_2" style:data-style-name="N81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4" style:family="table-cell" style:parent-style-name="Normal_20_2" style:data-style-name="N81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6"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7"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8"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59" style:family="table-cell" style:parent-style-name="Excel_20_Built-in_20_Normal">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0" style:family="table-cell" style:parent-style-name="Normal_20_2" style:data-style-name="N8100">
      <style:table-cell-properties fo:border-bottom="0.0138in solid #bfbfbf" style:cell-protect="protected" style:print-content="true" style:diagonal-bl-tr="none" style:diagonal-tl-br="none" style:text-align-source="fix" style:repeat-content="false" fo:background-color="transparent" fo:wrap-option="wrap" fo:border-left="0.0138in solid #bfbfbf" style:direction="ltr" fo:border-right="none" style:rotation-angle="0" style:rotation-align="none" style:shrink-to-fit="false" fo:border-top="0.0138in solid #bfbfbf"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1"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2"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3" style:family="table-cell" style:parent-style-name="Normal_20_2" style:data-style-name="N8100">
      <style:table-cell-properties fo:border-bottom="none" fo:background-color="#ffffff"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4"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565"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6"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7"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568"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none"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69"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0" style:family="table-cell" style:parent-style-name="Normal_20_2" style:data-style-name="N8100">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none"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1" style:family="table-cell" style:parent-style-name="Normal_20_2">
      <style:table-cell-properties fo:background-color="#b9cde5"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top"/>
      <style:paragraph-properties fo:text-align="start" fo:margin-left="0.1161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572"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3"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4"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5"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6" style:family="table-cell" style:parent-style-name="Normal_20_2" style:data-style-name="N8100">
      <style:table-cell-properties fo:border-bottom="none"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7" style:family="table-cell" style:parent-style-name="Normal_20_2" style:data-style-name="N8000">
      <style:table-cell-properties fo:border-bottom="0.0138in solid #bfbfbf" style:cell-protect="protected" style:print-content="true" style:diagonal-bl-tr="none" style:diagonal-tl-br="none" style:text-align-source="fix" style:repeat-content="false" fo:background-color="transparent" fo:wrap-option="wrap" fo:border-left="0.0346in solid #bfbfbf" style:direction="ltr" fo:border-right="0.0346in solid #bfbfbf" style:rotation-angle="0" style:rotation-align="none" style:shrink-to-fit="false" fo:border-top="0.0346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8" style:family="table-cell" style:parent-style-name="Normal_20_2" style:data-style-name="N81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79" style:family="table-cell" style:parent-style-name="Normal_20_2" style:data-style-name="N81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0" style:family="table-cell" style:parent-style-name="Normal_20_2" style:data-style-name="N8000">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1"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2"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3"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4" style:family="table-cell" style:parent-style-name="Normal_20_2" style:data-style-name="N8000">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5"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6" style:family="table-cell" style:parent-style-name="Normal_20_2" style:data-style-name="N8100">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7"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8" style:family="table-cell" style:parent-style-name="Normal_20_2" style:data-style-name="N8000">
      <style:table-cell-properties fo:border-bottom="0.0555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89" style:family="table-cell" style:parent-style-name="Normal_20_2" style:data-style-name="N8000">
      <style:table-cell-properties fo:border-bottom="0.0138in solid #bfbfbf"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0" style:family="table-cell" style:parent-style-name="Normal_20_2" style:data-style-name="N8100">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1" style:family="table-cell" style:parent-style-name="Normal_20_2" style:data-style-name="N8000">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2" style:family="table-cell" style:parent-style-name="Normal_20_2" style:data-style-name="N8100">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3" style:family="table-cell" style:parent-style-name="Normal_20_2" style:data-style-name="N8100">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4" style:family="table-cell" style:parent-style-name="Normal_20_2" style:data-style-name="N8000">
      <style:table-cell-properties fo:background-color="#ffffff"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5"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6"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7" style:family="table-cell" style:parent-style-name="Excel_20_Built-in_20_Normal">
      <style:table-cell-properties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599" style:family="table-cell" style:parent-style-name="Normal_20_2" style:data-style-name="N8000">
      <style:table-cell-properties fo:background-color="#d9d9d9"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0" style:family="table-cell" style:parent-style-name="Normal_20_2" style:data-style-name="N8000">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1"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2"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3" style:family="table-cell" style:parent-style-name="Normal_20_2" style:data-style-name="N80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4" style:family="table-cell" style:parent-style-name="Normal_20_2" style:data-style-name="N8100">
      <style:table-cell-properties fo:background-color="#f2f2f2"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5" style:family="table-cell" style:parent-style-name="Excel_20_Built-in_20_Normal" style:data-style-name="N810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6" style:family="table-cell" style:parent-style-name="Normal_20_2"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00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7" style:family="table-cell" style:parent-style-name="Normal_20_2"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008in solid #000000"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8" style:family="table-cell" style:parent-style-name="Normal_20_2" style:data-style-name="N8000">
      <style:table-cell-properties fo:border-bottom="0.0008in solid #000000" style:cell-protect="protected" style:print-content="true" style:diagonal-bl-tr="none" style:diagonal-tl-br="none" style:text-align-source="fix" style:repeat-content="false" fo:background-color="transparent" fo:wrap-option="wrap" fo:border-left="none" style:direction="ltr" fo:border-right="0.0008in solid #000000"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09" style:family="table-cell" style:parent-style-name="Normal_20_2" style:data-style-name="N800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0" style:family="table-cell" style:parent-style-name="Normal_20_2" style:data-style-name="N8100">
      <style:table-cell-properties fo:border-bottom="0.0138in solid #000000" fo:background-color="#f2f2f2"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1"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2" style:family="table-cell" style:parent-style-name="Normal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Normal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Normal_20_2">
      <style:table-cell-properties fo:background-color="#b9cde5"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center" fo:margin-left="0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615"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6"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7"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8"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19"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0"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1" style:family="table-cell" style:parent-style-name="Excel_20_Built-in_20_Normal">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2"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3"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4"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5"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0.0138in solid #bfbfbf" style:direction="ltr" fo:border-right="none"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6"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7"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8" style:family="table-cell" style:parent-style-name="Normal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29"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0" style:family="table-cell" style:parent-style-name="Normal_20_2">
      <style:table-cell-properties fo:border-bottom="0.0555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1"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bottom"/>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2"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3" style:family="table-cell" style:parent-style-name="Excel_20_Built-in_20_Normal">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5" style:family="table-cell" style:parent-style-name="Excel_20_Built-in_20_Normal">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6" style:family="table-cell" style:parent-style-name="Normal_20_2">
      <style:table-cell-properties style:cell-protect="protected" style:print-content="true" style:diagonal-bl-tr="none" style:diagonal-tl-br="none" style:text-align-source="fix" style:repeat-content="false" fo:wrap-option="no-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7"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8"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39" style:family="table-cell" style:parent-style-name="Normal_20_2">
      <style:table-cell-properties fo:background-color="#d9d9d9"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640" style:family="table-cell" style:parent-style-name="Normal_20_2">
      <style:table-cell-properties style:cell-protect="protected" style:print-content="true" style:diagonal-bl-tr="none" style:diagonal-tl-br="none" style:text-align-source="fix" style:repeat-content="false" fo:background-color="transparent"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641"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2" style:family="table-cell" style:parent-style-name="Normal_20_2">
      <style:table-cell-properties fo:border-bottom="none" fo:background-color="#ffffff"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3" style:family="table-cell" style:parent-style-name="Normal_20_2" style:data-style-name="N81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4" style:family="table-cell" style:parent-style-name="Normal_20_2">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645" style:family="table-cell" style:parent-style-name="Excel_20_Built-in_20_Normal">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6"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7"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8"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008in solid #000000"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49" style:family="table-cell" style:parent-style-name="Normal_20_2">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650"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51"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652" style:family="table-cell" style:parent-style-name="Normal_20_2">
      <style:table-cell-properties fo:border-bottom="none" fo:background-color="#dce6f2"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653" style:family="table-cell" style:parent-style-name="Normal_20_2">
      <style:table-cell-properties fo:background-color="#dce6f2" style:cell-protect="protected" style:print-content="true" style:diagonal-bl-tr="none" style:diagonal-tl-br="none" style:text-align-source="fix" style:repeat-content="false" fo:wrap-option="wrap" fo:border="0.0138in solid #a6a6a6" style:direction="ltr" style:rotation-angle="90" style:rotation-align="bottom" style:shrink-to-fit="false" style:vertical-align="middle"/>
      <style:paragraph-properties fo:text-align="start" fo:margin-left="0in" style:writing-mode="page"/>
      <style:text-properties fo:color="#262626"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654" style:family="table-cell" style:parent-style-name="Normal_20_2">
      <style:table-cell-properties fo:border-bottom="0.0138in solid #bfbfbf" fo:background-color="#d9d9d9" style:cell-protect="protected" style:print-content="true"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55" style:family="table-cell" style:parent-style-name="Normal_20_2">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56" style:family="table-cell" style:parent-style-name="Excel_20_Built-in_20_Normal">
      <style:table-cell-properties fo:border-bottom="0.0138in solid #bfbfbf" style:diagonal-bl-tr="none" style:diagonal-tl-br="none" style:text-align-source="fix" style:repeat-content="false" fo:wrap-option="no-wrap" fo:border-left="none"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7" style:family="table-cell" style:parent-style-name="Normal_20_2">
      <style:table-cell-properties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58" style:family="table-cell" style:parent-style-name="Normal_20_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659" style:family="table-cell" style:parent-style-name="Normal_20_2">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60"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61"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62"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Normal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Normal_20_2">
      <style:table-cell-properties fo:background-color="#dce6f2" style:cell-protect="protected" style:print-content="true" style:diagonal-bl-tr="none" style:diagonal-tl-br="none" style:text-align-source="fix" style:repeat-content="false" fo:wrap-option="no-wrap" fo:border="0.0138in solid #a6a6a6" style:direction="ltr" style:rotation-angle="90" style:rotation-align="bottom" style:shrink-to-fit="false" style:vertical-align="middle"/>
      <style:paragraph-properties fo:text-align="center" fo:margin-left="0in" style:writing-mode="page"/>
      <style:text-properties fo:color="#262626"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665" style:family="table-cell" style:parent-style-name="Excel_20_Built-in_20_Normal">
      <style:table-cell-properties fo:border-bottom="0.0138in solid #bfbfbf" style:diagonal-bl-tr="none" style:diagonal-tl-br="none" style:text-align-source="fix" style:repeat-content="false" fo:wrap-option="no-wrap" fo:border-left="0.0138in solid #bfbfbf" style:direction="ltr" fo:border-right="0.0138in solid #bfbfbf"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Normal_20_2">
      <style:table-cell-properties style:cell-protect="protected" style:print-content="true" style:diagonal-bl-tr="none" style:diagonal-tl-br="none" style:text-align-source="fix" style:repeat-content="false" fo:background-color="transparent" fo:wrap-option="no-wrap" fo:border="0.0138in solid #bfbfbf"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ce667" style:family="table-cell" style:parent-style-name="Normal_20_2">
      <style:table-cell-properties fo:border-bottom="none" fo:background-color="#dce6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middle"/>
      <style:paragraph-properties fo:text-align="center" fo:margin-left="0in" style:writing-mode="page"/>
      <style:text-properties fo:color="#262626" style:text-outline="false" style:text-line-through-style="none" style:font-name="Arial Narrow" fo:font-size="10pt" fo:font-style="normal" fo:text-shadow="none" style:text-underline-style="none" fo:font-weight="bold" style:font-size-asian="10pt" style:font-style-asian="normal" style:font-weight-asian="bold" style:font-name-complex="Arial Narrow" style:font-size-complex="10pt" style:font-style-complex="normal" style:font-weight-complex="bold"/>
    </style:style>
    <style:style style:name="ce668" style:family="table-cell" style:parent-style-name="Normal_20_2">
      <style:table-cell-properties fo:background-color="#c6d9f1" style:cell-protect="protected" style:print-content="true" style:diagonal-bl-tr="none" style:diagonal-tl-br="none" style:text-align-source="fix" style:repeat-content="false" fo:wrap-option="wrap" fo:border="0.0138in solid #a6a6a6" style:direction="ltr" style:rotation-angle="0" style:rotation-align="none" style:shrink-to-fit="false" style:vertical-align="middle"/>
      <style:paragraph-properties fo:text-align="center" fo:margin-left="0in" style:writing-mode="page"/>
      <style:text-properties fo:color="#262626" style:text-outline="false" style:text-line-through-style="none" style:font-name="Arial Narrow" fo:font-size="12pt" fo:font-style="normal" fo:text-shadow="none" style:text-underline-style="none" fo:font-weight="bold" style:font-size-asian="12pt" style:font-style-asian="normal" style:font-weight-asian="bold" style:font-name-complex="Arial Narrow" style:font-size-complex="12pt" style:font-style-complex="normal" style:font-weight-complex="bold"/>
    </style:style>
    <style:style style:name="ce669"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0" style:family="table-cell" style:parent-style-name="Normal_20_2">
      <style:table-cell-properties fo:border-bottom="0.0138in solid #bfbfbf" fo:background-color="#d9d9d9"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1"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2"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3" style:family="table-cell" style:parent-style-name="Normal_20_2">
      <style:table-cell-properties fo:background-color="#f2f2f2" style:cell-protect="protected" style:print-content="true" style:diagonal-bl-tr="none" style:diagonal-tl-br="none" style:text-align-source="fix" style:repeat-content="false" fo:wrap-option="wrap" fo:border="0.0138in solid #bfbfbf"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4" style:family="table-cell" style:parent-style-name="Normal_20_2">
      <style:table-cell-properties fo:border-bottom="0.0138in solid #bfbfbf" fo:background-color="#f2f2f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5" style:family="table-cell" style:parent-style-name="Excel_20_Built-in_20_Normal">
      <style:table-cell-properties fo:border-bottom="0.0138in solid #bfbfbf" style:diagonal-bl-tr="none" style:diagonal-tl-br="none" style:text-align-source="fix" style:repeat-content="false" fo:wrap-option="wrap" fo:border-left="0.0138in solid #bfbfbf" style:direction="ltr" fo:border-right="0.0138in solid #bfbfbf" style:rotation-angle="0" style:rotation-align="none" style:shrink-to-fit="false" fo:border-top="non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6" style:family="table-cell" style:parent-style-name="Normal_20_2">
      <style:table-cell-properties fo:border-bottom="0.0555in solid #bfbfbf" fo:background-color="#f2f2f2" style:cell-protect="protected" style:print-content="true" style:diagonal-bl-tr="none" style:diagonal-tl-br="none" style:text-align-source="fix" style:repeat-content="false" fo:wrap-option="wrap" fo:border-left="none"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7" style:family="table-cell" style:parent-style-name="Normal_20_2">
      <style:table-cell-properties fo:border-bottom="0.0555in solid #a6a6a6" fo:background-color="#f2f2f2" style:cell-protect="protected" style:print-content="true" style:diagonal-bl-tr="none" style:diagonal-tl-br="none" style:text-align-source="fix" style:repeat-content="false" fo:wrap-option="wrap" fo:border-left="0.0138in solid #bfbfbf" style:direction="ltr" fo:border-right="0.0138in solid #bfbfbf" style:rotation-angle="0" style:rotation-align="none" style:shrink-to-fit="false" fo:border-top="0.0138in solid #bfbfbf"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8" style:family="table-cell" style:parent-style-name="Normal_20_2">
      <style:table-cell-properties fo:border-bottom="none" fo:background-color="#ffffff" style:cell-protect="protected" style:print-content="true"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79"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0" style:family="table-cell" style:parent-style-name="Normal_20_2">
      <style:table-cell-properties fo:border-bottom="0.0008in solid #000000" fo:background-color="#f2f2f2" style:cell-protect="protected" style:print-content="true"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1" style:family="table-cell" style:parent-style-name="Normal_20_2">
      <style:table-cell-properties fo:border-bottom="0.0008in solid #000000" fo:background-color="#d9d9d9" style:cell-protect="protected" style:print-content="true"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2"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3"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4"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5" style:family="table-cell" style:parent-style-name="Normal_20_2">
      <style:table-cell-properties fo:border-bottom="none"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non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6" style:family="table-cell" style:parent-style-name="Normal_20_2">
      <style:table-cell-properties fo:border-bottom="0.0008in solid #000000" style:cell-protect="protected" style:print-content="true" style:diagonal-bl-tr="none" style:diagonal-tl-br="none" style:text-align-source="fix" style:repeat-content="false" fo:background-color="transparent" fo:wrap-option="wrap" fo:border-left="0.0008in solid #000000" style:direction="ltr" fo:border-right="0.0138in solid #000000" style:rotation-angle="0" style:rotation-align="none" style:shrink-to-fit="false" fo:border-top="none" style:vertical-align="top"/>
      <style:paragraph-properties fo:text-align="start" fo:margin-left="0.1161in" style:writing-mode="page"/>
      <style:text-properties fo:color="#ffffff"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7" style:family="table-cell" style:parent-style-name="Normal_20_2">
      <style:table-cell-properties fo:border-bottom="0.0138in solid #000000" fo:background-color="#f2f2f2" style:cell-protect="protected" style:print-content="true"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688" style:family="table-cell" style:parent-style-name="Normal_20_2">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9" style:family="table-cell" style:parent-style-name="Normal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0" style:family="table-cell" style:parent-style-name="Normal_20_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Normal_20_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2" style:family="table-cell" style:parent-style-name="Normal_20_2">
      <style:table-cell-properties fo:background-color="#ffffff"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3" style:family="table-cell" style:parent-style-name="Normal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4" style:family="table-cell" style:parent-style-name="Normal_20_2">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5" style:family="table-cell" style:parent-style-name="Normal_20_2">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6" style:family="table-cell" style:parent-style-name="Normal_20_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7" style:family="table-cell" style:parent-style-name="Normal_20_2">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8" style:family="table-cell" style:parent-style-name="Normal_20_2">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99" style:family="table-cell" style:parent-style-name="Normal_20_2">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00" style:family="table-cell" style:parent-style-name="Normal_20_2">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1" style:family="table-cell" style:parent-style-name="Normal_20_2">
      <style:table-cell-properties fo:background-color="#ffffff"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2" style:family="table-cell" style:parent-style-name="Normal_20_2">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3" style:family="table-cell" style:parent-style-name="Normal_20_2">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4" style:family="table-cell" style:parent-style-name="Normal_20_2">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Normal_20_2">
      <style:table-cell-properties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Normal_20_2">
      <style:table-cell-properties fo:background-color="#ffffff"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7" style:family="table-cell" style:parent-style-name="Normal_20_2">
      <style:table-cell-properties fo:background-color="#d9d9d9"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8" style:family="table-cell" style:parent-style-name="Normal_20_2">
      <style:table-cell-properties fo:border-bottom="0.0008in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9" style:family="table-cell" style:parent-style-name="Normal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Excel_20_Built-in_20_Normal">
      <style:table-cell-properties fo:border="none"/>
    </style:style>
    <style:style style:name="ce711" style:family="table-cell" style:parent-style-name="Excel_20_Built-in_20_Normal">
      <style:table-cell-properties fo:background-color="#d9d9d9"/>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12"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3" style:family="table-cell" style:parent-style-name="Excel_20_Built-in_20_Normal">
      <style:table-cell-properties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4"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7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6" style:family="table-cell" style:parent-style-name="Excel_20_Built-in_20_Normal">
      <style:table-cell-properties fo:background-color="#d9d9d9"/>
    </style:style>
    <style:style style:name="ce71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8"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9" style:family="table-cell" style:parent-style-name="Excel_20_Built-in_20_Normal">
      <style:table-cell-properties fo:background-color="#dce6f2" style:diagonal-bl-tr="none" style:diagonal-tl-br="none" fo:border="0.0138in solid #000000" style:rotation-align="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2" style:family="table-cell" style:parent-style-name="Excel_20_Built-in_20_Normal">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5" style:family="table-cell" style:parent-style-name="Excel_20_Built-in_20_Normal">
      <style:table-cell-properties fo:border="non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26" style:family="table-cell" style:parent-style-name="Excel_20_Built-in_20_Normal">
      <style:table-cell-properties fo:background-color="#b9cde5"/>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27"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28"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29"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30" style:family="table-cell" style:parent-style-name="Excel_20_Built-in_20_Normal">
      <style:table-cell-properties fo:border-bottom="none" style:diagonal-bl-tr="none" style:diagonal-tl-br="none" fo:border-left="none" fo:border-right="0.0008in solid #000000" style:rotation-align="none" fo:border-top="non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1" style:family="table-cell" style:parent-style-name="Excel_20_Built-in_20_Normal">
      <style:table-cell-properties fo:background-color="#dce6f2"/>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2"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231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3" style:family="table-cell" style:parent-style-name="Excel_20_Built-in_20_Normal">
      <style:table-cell-properties fo:border-bottom="0.000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34" style:family="table-cell" style:parent-style-name="Excel_20_Built-in_20_Normal">
      <style:table-cell-properties fo:background-color="#dce6f2" style:diagonal-bl-tr="none" style:diagonal-tl-br="none" style:rotation-align="non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5"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37"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3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39" style:family="table-cell" style:parent-style-name="Excel_20_Built-in_20_Normal">
      <style:table-cell-properties fo:border-bottom="0.0008in solid #000000" fo:background-color="#dce6f2"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4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41" style:family="table-cell" style:parent-style-name="Excel_20_Built-in_20_Normal">
      <style:table-cell-properties fo:background-color="#b9cde5"/>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42" style:family="table-cell" style:parent-style-name="Excel_20_Built-in_20_Normal">
      <style:table-cell-properties fo:border-bottom="none" style:diagonal-bl-tr="none" style:diagonal-tl-br="none" fo:border-left="0.0008in solid #000000" fo:border-right="none" style:rotation-align="none" fo:border-top="non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43" style:family="table-cell" style:parent-style-name="Excel_20_Built-in_20_Normal">
      <style:table-cell-properties fo:background-color="#b8cce4"/>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44" style:family="table-cell" style:parent-style-name="Excel_20_Built-in_20_Normal">
      <style:table-cell-properties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45" style:family="table-cell" style:parent-style-name="Excel_20_Built-in_20_Normal">
      <style:table-cell-properties fo:background-color="#b8cce4"/>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46" style:family="table-cell" style:parent-style-name="Excel_20_Built-in_20_Normal">
      <style:table-cell-properties fo:background-color="#b8ccd9" style:diagonal-bl-tr="none" style:diagonal-tl-br="none" style:text-align-source="fix" style:repeat-content="false" fo:wrap-option="no-wrap" fo:border="0.0138in solid #808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47" style:family="table-cell" style:parent-style-name="Excel_20_Built-in_20_Normal">
      <style:table-cell-properties style:diagonal-bl-tr="none" style:diagonal-tl-br="none" style:text-align-source="fix" style:repeat-content="false" fo:wrap-option="wrap" fo:border="0.0138in solid #80808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4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49" style:family="table-cell" style:parent-style-name="Excel_20_Built-in_20_Normal">
      <style:table-cell-properties fo:background-color="#b8ccd9" style:diagonal-bl-tr="none" style:diagonal-tl-br="none" style:text-align-source="fix" style:repeat-content="false" fo:wrap-option="no-wrap" fo:border="0.0138in solid #80808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ce750" style:family="table-cell" style:parent-style-name="Excel_20_Built-in_20_Normal">
      <style:table-cell-properties style:diagonal-bl-tr="none" style:diagonal-tl-br="none" style:text-align-source="fix" style:repeat-content="false" fo:wrap-option="wrap" fo:border="0.0138in solid #808080" style:direction="ltr" style:rotation-angle="0" style:rotation-align="none" style:shrink-to-fit="false" style:vertical-align="top"/>
      <style:paragraph-properties fo:text-align="start" fo:margin-left="0.1161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ce751" style:family="table-cell" style:parent-style-name="Excel_20_Built-in_20_Normal">
      <style:table-cell-properties fo:background-color="#b9cde5"/>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75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0102in" draw:stroke-linejoin="miter" draw:fill="solid" draw:fill-color="#17375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3"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Arial" fo:font-size="17pt" fo:font-style="normal" fo:text-shadow="none" style:text-underline-style="none" fo:font-weight="bold" style:font-size-asian="17pt" style:font-style-asian="normal" style:font-weight-asian="bold" style:font-name-complex="Arial" style:font-size-complex="17pt" style:font-style-complex="normal" style:font-weight-complex="bold"/>
    </style:style>
    <style:style style:name="T2" style:family="text">
      <style:text-properties style:use-window-font-color="true" style:text-outline="false" style:text-line-through-style="none" style:text-position="0% 100%"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T3" style:family="text">
      <style:text-properties style:use-window-font-color="true" style:text-outline="false" style:text-line-through-style="none" style:text-position="0% 100%"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T4" style:family="text">
      <style:text-properties style:use-window-font-color="true" style:text-outline="false" style:text-line-through-style="none" style:text-position="0% 100%"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5" style:family="text">
      <style:text-properties style:use-window-font-color="true" style:text-outline="false" style:text-line-through-style="none" style:text-position="0% 100%" style:font-name="Arial Narrow" fo:font-size="10pt" fo:font-style="normal" fo:text-shadow="none" style:text-underline-style="none" fo:font-weight="bold" style:font-size-asian="10pt" style:font-style-asian="normal" style:font-weight-asian="bold" style:font-name-complex="Arial Narrow" style:font-size-complex="10pt" style:font-style-complex="normal" style:font-weight-complex="bold"/>
    </style:style>
    <style:style style:name="T6" style:family="text">
      <style:text-properties style:use-window-font-color="true" style:text-outline="false" style:text-line-through-style="none" style:text-position="0% 100%"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T7" style:family="text">
      <style:text-properties style:use-window-font-color="true" style:text-outline="false" style:text-line-through-style="none" style:text-position="0% 100%"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T8" style:family="text">
      <style:text-properties fo:color="#000000" style:text-outline="false" style:text-line-through-style="none" style:text-position="0% 100%"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T9" style:family="text">
      <style:text-properties fo:color="#000000" style:text-outline="false" style:text-line-through-style="none" style:text-position="0% 100%"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T10" style:family="text">
      <style:text-properties fo:color="#ff0000" style:text-outline="false" style:text-line-through-style="none" style:text-position="0% 100%" style:font-name="Arial Narrow" fo:font-size="10pt" fo:font-style="italic" fo:text-shadow="none" style:text-underline-style="none" fo:font-weight="normal" style:font-size-asian="10pt" style:font-style-asian="italic" style:font-weight-asian="normal" style:font-name-complex="Arial Narrow" style:font-size-complex="10pt" style:font-style-complex="italic" style:font-weight-complex="normal"/>
    </style:style>
    <style:style style:name="T11" style:family="text">
      <style:text-properties style:use-window-font-color="true" style:text-outline="false" style:text-line-through-style="solid" style:text-position="0% 100%"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T12" style:family="text">
      <style:text-properties style:use-window-font-color="true" style:text-outline="false" style:text-line-through-style="none" style:text-position="0% 100%"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T13" style:family="text">
      <style:text-properties fo:color="#000000" style:text-outline="false" style:text-line-through-style="none" style:text-position="0% 100%" style:font-name="Arial Narrow" fo:font-size="11pt" fo:font-style="normal" fo:text-shadow="none" style:text-underline-style="none" fo:font-weight="bold" style:font-size-asian="11pt" style:font-style-asian="normal" style:font-weight-asian="bold" style:font-name-complex="Arial Narrow" style:font-size-complex="11pt" style:font-style-complex="normal" style:font-weight-complex="bold"/>
    </style:style>
    <style:style style:name="T14" style:family="text">
      <style:text-properties fo:color="#000000" style:text-outline="false" style:text-line-through-style="none" style:text-position="0% 100%"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T15" style:family="text">
      <style:text-properties fo:color="#000000" style:text-outline="false" style:text-line-through-style="none" style:text-position="0% 100%"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T16" style:family="text">
      <style:text-properties style:use-window-font-color="true" style:text-outline="false" style:text-line-through-style="none" style:text-position="0% 100%" style:font-name="Arial Narrow" fo:font-size="11pt" fo:font-style="italic" fo:text-shadow="none" style:text-underline-style="none" fo:font-weight="normal" style:font-size-asian="11pt" style:font-style-asian="italic" style:font-weight-asian="normal" style:font-name-complex="Arial Narrow" style:font-size-complex="11pt" style:font-style-complex="italic" style:font-weight-complex="normal"/>
    </style:style>
    <style:style style:name="T17" style:family="text">
      <style:text-properties style:use-window-font-color="true" style:text-outline="false" style:text-line-through-style="none" style:text-position="0% 100%"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T18" style:family="text">
      <style:text-properties fo:color="#808080" style:text-outline="false" style:text-line-through-style="none" style:text-position="0% 100%"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T19" style:family="text">
      <style:text-properties fo:color="#7f7f7f" style:text-outline="false" style:text-line-through-style="none" style:text-position="0% 100%" style:font-name="Arial Narrow" fo:font-size="11pt" fo:font-style="normal" fo:text-shadow="none" style:text-underline-style="none" fo:font-weight="normal" style:font-size-asian="11pt" style:font-style-asian="normal" style:font-weight-asian="normal" style:font-name-complex="Arial Narrow" style:font-size-complex="11pt" style:font-style-complex="normal" style:font-weight-complex="normal"/>
    </style:style>
    <style:style style:name="T20" style:family="text">
      <style:text-properties style:use-window-font-color="true" style:text-outline="false" style:text-line-through-style="none" style:text-position="0% 100%"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21" style:family="text">
      <style:text-properties style:use-window-font-color="true"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RLD 1003 v3.2 Data Format'.J487">
          <table:help-message table:title="Fannie Mae input:" table:display="true">
            <text:p>Please do not enter any values in this field</text:p>
          </table:help-message>
          <table:error-message table:message-type="stop" table:display="true"/>
        </table:content-validation>
        <table:content-validation table:name="val2" table:base-cell-address="'RLD 1003 v3.2 Data Format'.J23">
          <table:help-message table:title="Fannie Mae input:" table:display="true">
            <text:p>Please do not enter any values in this field.</text:p>
          </table:help-message>
          <table:error-message table:message-type="stop" table:title="Do not enter data" table:display="true">
            <text:p>Do not enter data.</text:p>
          </table:error-message>
        </table:content-validation>
        <table:content-validation table:name="val3" table:base-cell-address="'RLD 1003 v3.2 Data Format'.L325">
          <table:help-message table:title="Fannie Mae: " table:display="true">
            <text:p>Please do not enter any values in this field.</text:p>
          </table:help-message>
          <table:error-message table:message-type="stop" table:title="Credit only" table:display="true">
            <text:p>enter "CR" or leave blank</text:p>
          </table:error-message>
        </table:content-validation>
        <table:content-validation table:name="val4" table:base-cell-address="'RLD 1003 v3.2 Data Format'.N6">
          <table:help-message table:display="true"/>
          <table:error-message table:message-type="information" table:title="Values" table:display="true">
            <text:p>Please select values from list or go back make changes on validation page</text:p>
          </table:error-message>
        </table:content-validation>
      </table:content-validations>
      <table:table table:name="Cover Page" table:style-name="ta1" table:print-ranges="'Cover Page'.A1:'Cover Page'.J40">
        <office:forms form:automatic-focus="false" form:apply-design-mode="false"/>
        <table:table-column table:style-name="co1" table:number-columns-repeated="5" table:default-cell-style-name="ce5"/>
        <table:table-column table:style-name="co2" table:default-cell-style-name="ce5"/>
        <table:table-column table:style-name="co1" table:number-columns-repeated="3" table:default-cell-style-name="ce5"/>
        <table:table-column table:style-name="co3" table:default-cell-style-name="ce5"/>
        <table:table-column table:style-name="co1" table:number-columns-repeated="1014" table:default-cell-style-name="Normal_20_2"/>
        <table:table-row table:style-name="ro1">
          <table:table-cell table:style-name="ce1">
            <draw:frame table:end-cell-address="'Cover Page'.L5" table:end-x="0.189in" table:end-y="0.0701in" draw:z-index="1" draw:name="Picture 1" draw:style-name="gr1" draw:text-style-name="P1" svg:width="8.2996in" svg:height="0.7811in" svg:x="0.0295in" svg:y="0in">
              <draw:image xlink:href="Pictures/10000201000005DB0000008B4F81220D.png" xlink:type="simple" xlink:show="embed" xlink:actuate="onLoad">
                <text:p/>
              </draw:image>
            </draw:frame>
          </table:table-cell>
          <table:table-cell table:style-name="ce1" table:number-columns-repeated="9"/>
          <table:table-cell table:style-name="ce10" table:number-columns-repeated="4"/>
          <table:table-cell table:number-columns-repeated="1010"/>
        </table:table-row>
        <table:table-row table:style-name="ro1" table:number-rows-repeated="10">
          <table:table-cell table:style-name="ce1" table:number-columns-repeated="10"/>
          <table:table-cell table:style-name="ce10" table:number-columns-repeated="4"/>
          <table:table-cell table:number-columns-repeated="1010"/>
        </table:table-row>
        <table:table-row table:style-name="ro1">
          <table:table-cell table:style-name="ce1" table:number-columns-repeated="10"/>
          <table:table-cell table:style-name="ce10" table:number-columns-repeated="4"/>
          <table:table-cell table:style-name="ce14"/>
          <table:table-cell table:number-columns-repeated="1009"/>
        </table:table-row>
        <table:table-row table:style-name="ro1">
          <table:table-cell table:style-name="ce2"/>
          <table:table-cell table:style-name="ce1" table:number-columns-repeated="9"/>
          <table:table-cell table:style-name="ce10" table:number-columns-repeated="4"/>
          <table:table-cell table:number-columns-repeated="1010"/>
        </table:table-row>
        <table:table-row table:style-name="ro1">
          <table:table-cell table:style-name="ce1" table:number-columns-repeated="4"/>
          <table:table-cell table:style-name="ce9" table:number-columns-repeated="6"/>
          <table:table-cell table:style-name="ce11" table:number-columns-repeated="2"/>
          <table:table-cell table:style-name="ce10" table:number-columns-repeated="2"/>
          <table:table-cell table:number-columns-repeated="1010"/>
        </table:table-row>
        <table:table-row table:style-name="ro2">
          <table:table-cell table:style-name="ce1"/>
          <table:table-cell table:style-name="ce6" office:value-type="string" table:number-columns-spanned="9" table:number-rows-spanned="1">
            <text:p><text:span text:style-name="T1">Residential Loan Data </text:span></text:p>
            <text:p><text:span text:style-name="T1">Fannie Mae Form 1003, Version 3.2 File Format</text:span></text:p>
            <text:p><text:span text:style-name="T1">Requirements and Data Format</text:span><text:span text:style-name="T2"> <text:s text:c="2"/></text:span></text:p>
            <text:p><text:span text:style-name="T3">Integration Guide</text:span></text:p>
            <text:p><text:span text:style-name="T3"/></text:p>
            <text:p><text:span text:style-name="T3"/></text:p>
            <text:p><text:span text:style-name="T4">October 2019</text:span></text:p>
          </table:table-cell>
          <table:covered-table-cell table:number-columns-repeated="8" table:style-name="ce8"/>
          <table:table-cell table:style-name="ce12" table:number-columns-repeated="2"/>
          <table:table-cell table:style-name="ce10" table:number-columns-repeated="2"/>
          <table:table-cell table:number-columns-repeated="1010"/>
        </table:table-row>
        <table:table-row table:style-name="ro1" table:number-rows-repeated="20">
          <table:table-cell table:style-name="ce1"/>
          <table:table-cell table:style-name="ce7" table:number-columns-repeated="8"/>
          <table:table-cell table:style-name="ce1"/>
          <table:table-cell table:style-name="ce10" table:number-columns-repeated="4"/>
          <table:table-cell table:number-columns-repeated="1010"/>
        </table:table-row>
        <table:table-row table:style-name="ro1" table:number-rows-repeated="2">
          <table:table-cell table:style-name="ce1" table:number-columns-repeated="10"/>
          <table:table-cell table:style-name="ce10" table:number-columns-repeated="4"/>
          <table:table-cell table:number-columns-repeated="1010"/>
        </table:table-row>
        <table:table-row table:style-name="ro3">
          <table:table-cell table:style-name="ce3" office:value-type="string" table:number-columns-spanned="10" table:number-rows-spanned="1">
            <text:p>© 2019 Fannie Mae. <text:s/>All rights reserved.</text:p>
            <text:p>Desktop Originator®, Desktop Underwriter®, DO®, DU®, Automated Property Service™ and EarlyCheck™ are trademarks of Fannie Mae. <text:s/>Other trademarks are owned by their respective owners.</text:p>
            <text:p/>
          </table:table-cell>
          <table:covered-table-cell table:number-columns-repeated="9" table:style-name="ce7"/>
          <table:table-cell table:style-name="ce13" table:number-columns-repeated="2"/>
          <table:table-cell table:style-name="ce10" table:number-columns-repeated="2"/>
          <table:table-cell table:number-columns-repeated="1010"/>
        </table:table-row>
        <table:table-row table:style-name="ro1">
          <table:table-cell table:style-name="ce4">
            <draw:frame table:end-cell-address="'Cover Page'.K39" table:end-x="0.0291in" table:end-y="0.1677in" draw:z-index="0" draw:name="Picture 2" draw:style-name="gr2" draw:text-style-name="P1" svg:width="7.4409in" svg:height="0.063in" svg:x="0.0295in" svg:y="0.1047in">
              <draw:image xlink:href="Pictures/100000000000061B0000000EA6AF9880.jpg" xlink:type="simple" xlink:show="embed" xlink:actuate="onLoad">
                <text:p/>
              </draw:image>
            </draw:frame>
          </table:table-cell>
          <table:table-cell table:style-name="ce4" table:number-columns-repeated="9"/>
          <table:table-cell table:style-name="ce10" table:number-columns-repeated="4"/>
          <table:table-cell table:number-columns-repeated="1010"/>
        </table:table-row>
        <table:table-row table:style-name="ro1" table:number-rows-repeated="1048536">
          <table:table-cell table:number-columns-repeated="1024"/>
        </table:table-row>
        <table:table-row table:style-name="ro1">
          <table:table-cell table:number-columns-repeated="1024"/>
        </table:table-row>
        <table:named-expressions>
          <table:named-range table:name="_Toc95538866" table:base-cell-address="$'Cover Page'.$A$1" table:cell-range-address="$'Cover Page'.$B$15"/>
          <table:named-range table:name="_Toc95538867" table:base-cell-address="$'Cover Page'.$A$1" table:cell-range-address="$'Cover Page'.$A$36"/>
          <table:named-range table:name="_Toc97448823" table:base-cell-address="$'Cover Page'.$A$1" table:cell-range-address="$'Cover Page'.$B$15"/>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Cover Page'.$A$1:.$J$40" table:range-usable-as="print-range"/>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table table:name="Table of Contents" table:style-name="ta2" table:print-ranges="'Table of Contents'.A1:'Table of Contents'.B48">
        <table:table-column table:style-name="co4" table:default-cell-style-name="ce5"/>
        <table:table-column table:style-name="co5" table:default-cell-style-name="ce26"/>
        <table:table-column table:style-name="co1" table:number-columns-repeated="1022" table:default-cell-style-name="ce5"/>
        <table:table-row table:style-name="ro1">
          <table:table-cell table:style-name="ce15">
            <draw:frame table:end-cell-address="'Table of Contents'.D5" table:end-x="0.5429in" table:end-y="0.0701in" draw:z-index="1" draw:name="Picture 5" draw:style-name="gr1" draw:text-style-name="P1" svg:width="8.298in" svg:height="0.7811in" svg:x="0.0295in" svg:y="0in">
              <draw:image xlink:href="Pictures/10000201000005DB0000008B4F81220D.png" xlink:type="simple" xlink:show="embed" xlink:actuate="onLoad">
                <text:p/>
              </draw:image>
            </draw:frame>
          </table:table-cell>
          <table:table-cell table:style-name="ce20"/>
          <table:table-cell table:number-columns-repeated="1022"/>
        </table:table-row>
        <table:table-row table:style-name="ro1" table:number-rows-repeated="4">
          <table:table-cell table:style-name="ce15"/>
          <table:table-cell table:style-name="ce20"/>
          <table:table-cell table:number-columns-repeated="1022"/>
        </table:table-row>
        <table:table-row table:style-name="ro4">
          <table:table-cell table:style-name="ce16" office:value-type="string" table:number-columns-spanned="2" table:number-rows-spanned="1">
            <text:p>Table of Contents</text:p>
          </table:table-cell>
          <table:covered-table-cell table:style-name="ce21"/>
          <table:table-cell table:style-name="ce27"/>
          <table:table-cell table:number-columns-repeated="1021"/>
        </table:table-row>
        <table:table-row table:style-name="ro1" table:number-rows-repeated="4">
          <table:table-cell table:style-name="ce17"/>
          <table:table-cell table:style-name="ce22"/>
          <table:table-cell table:style-name="ce27"/>
          <table:table-cell table:number-columns-repeated="1021"/>
        </table:table-row>
        <table:table-row table:style-name="ro5">
          <table:table-cell table:style-name="ce18" office:value-type="string">
            <text:p>DOCUMENT REVISIONS ……………………………………………………………………………………………………………………</text:p>
          </table:table-cell>
          <table:table-cell table:style-name="ce23" office:value-type="string">
            <text:p><text:a xlink:href="#'Revision History'.Print_Titles">REVISION HISTORY</text:a></text:p>
          </table:table-cell>
          <table:table-cell table:style-name="ce27"/>
          <table:table-cell table:number-columns-repeated="1021"/>
        </table:table-row>
        <table:table-row table:style-name="ro5">
          <table:table-cell table:style-name="ce18" office:value-type="string">
            <text:p>1003 VERSION 3.2 RESIDENTIAL LOAN DATA FILE FORMAT AND REQUIREMENTS</text:p>
          </table:table-cell>
          <table:table-cell table:style-name="ce24"/>
          <table:table-cell table:style-name="ce27"/>
          <table:table-cell table:number-columns-repeated="1021"/>
        </table:table-row>
        <table:table-row table:style-name="ro5">
          <table:table-cell table:style-name="ce19" office:value-type="string">
            <text:p>HOW TO READ THE DATA FORMAT <text:span text:style-name="T5">…………………………………………………………………………………</text:span></text:p>
          </table:table-cell>
          <table:table-cell table:style-name="ce23" office:value-type="string">
            <text:p><text:a xlink:href="#'How to Read'._ftnref1">HOW TO READ</text:a></text:p>
          </table:table-cell>
          <table:table-cell table:style-name="ce27"/>
          <table:table-cell table:number-columns-repeated="1021"/>
        </table:table-row>
        <table:table-row table:style-name="ro5">
          <table:table-cell table:style-name="ce19" office:value-type="string">
            <text:p>RESIDENTIAL LOAN DATA - FORM 1003 VERSION 3.2 DATA FORMAT<text:span text:style-name="T5">……………………………………………………</text:span></text:p>
          </table:table-cell>
          <table:table-cell table:style-name="ce23" office:value-type="string">
            <text:p><text:a xlink:href="#'RLD 1003 v3.2 Data Format'.Print_Area">RLD 1003 3.2 DATA FORMAT</text:a></text:p>
          </table:table-cell>
          <table:table-cell table:style-name="ce27"/>
          <table:table-cell table:number-columns-repeated="1021"/>
        </table:table-row>
        <table:table-row table:style-name="ro5">
          <table:table-cell table:style-name="ce18" office:value-type="string">
            <text:p>NET RENTAL INCOME ………………………………………………………………………………………………………………………</text:p>
          </table:table-cell>
          <table:table-cell table:style-name="ce23" office:value-type="string">
            <text:p><text:a xlink:href="#'Net Rental Income'.Print_Area">NET RENTAL INCOME</text:a></text:p>
          </table:table-cell>
          <table:table-cell table:style-name="ce27"/>
          <table:table-cell table:number-columns-repeated="1021"/>
        </table:table-row>
        <table:table-row table:style-name="ro5">
          <table:table-cell table:style-name="ce18" office:value-type="string">
            <text:p>SUBJECT PROPERTY - NET CASH FLOW ………………………………………………………………………………………………</text:p>
          </table:table-cell>
          <table:table-cell table:style-name="ce23" office:value-type="string">
            <text:p><text:a xlink:href="#'Subject Prop. Net Cash Flow'.Print_Area">SUBJECT PROP NET CASH FLOW</text:a></text:p>
          </table:table-cell>
          <table:table-cell table:style-name="ce27"/>
          <table:table-cell table:number-columns-repeated="1021"/>
        </table:table-row>
        <table:table-row table:style-name="ro5">
          <table:table-cell table:style-name="ce18" office:value-type="string">
            <text:p>FIELDS THAT CAN BE ADDED DURING THE LIABILITY RECONCILIATION PROCESS …………………………………………</text:p>
          </table:table-cell>
          <table:table-cell table:style-name="ce23" office:value-type="string">
            <text:p><text:a xlink:href="#'Liability Reconciliation'.Print_Area">LIABILITY RECONCILIATION</text:a></text:p>
          </table:table-cell>
          <table:table-cell table:style-name="ce27"/>
          <table:table-cell table:number-columns-repeated="1021"/>
        </table:table-row>
        <table:table-row table:style-name="ro1" table:number-rows-repeated="8">
          <table:table-cell table:style-name="ce15"/>
          <table:table-cell table:style-name="ce20"/>
          <table:table-cell table:number-columns-repeated="1022"/>
        </table:table-row>
        <table:table-row table:style-name="ro1" table:number-rows-repeated="20">
          <table:table-cell/>
          <table:table-cell table:style-name="ce25"/>
          <table:table-cell table:number-columns-repeated="1022"/>
        </table:table-row>
        <table:table-row table:style-name="ro6">
          <table:table-cell table:style-name="ce3" office:value-type="string" table:number-columns-spanned="2" table:number-rows-spanned="1">
            <text:p>© 2019 Fannie Mae. <text:s/>All rights reserved.</text:p>
            <text:p>Desktop Originator®, Desktop Underwriter®, DO®, DU®, Automated Property Service™ and EarlyCheck™ are trademarks of Fannie Mae. <text:s/>Other trademarks are owned by their respective owners.</text:p>
            <text:p/>
          </table:table-cell>
          <table:covered-table-cell table:style-name="ce7"/>
          <table:table-cell table:number-columns-repeated="1022"/>
        </table:table-row>
        <table:table-row table:style-name="ro7">
          <table:table-cell table:style-name="ce3" table:number-columns-spanned="2" table:number-rows-spanned="1">
            <draw:frame table:end-cell-address="'Table of Contents'.C48" table:end-x="0.0291in" table:end-y="0.0047in" draw:z-index="0" draw:name="Picture 4" draw:style-name="gr3" draw:text-style-name="P1" svg:width="7.0854in" svg:height="0.0504in" svg:x="0.0295in" svg:y="0.1291in">
              <draw:image xlink:href="Pictures/100000000000061B0000000EA6AF9880.jpg" xlink:type="simple" xlink:show="embed" xlink:actuate="onLoad">
                <text:p/>
              </draw:image>
            </draw:frame>
          </table:table-cell>
          <table:covered-table-cell table:style-name="ce7"/>
          <table:table-cell table:style-name="ce28" table:number-columns-repeated="8"/>
          <table:table-cell table:style-name="ce13" table:number-columns-repeated="2"/>
          <table:table-cell table:style-name="ce29" table:number-columns-repeated="2"/>
          <table:table-cell table:style-name="ce30" table:number-columns-repeated="1010"/>
        </table:table-row>
        <table:table-row table:style-name="ro7">
          <table:table-cell/>
          <table:table-cell table:style-name="ce25"/>
          <table:table-cell table:number-columns-repeated="1022"/>
        </table:table-row>
        <table:table-row table:style-name="ro7" table:number-rows-repeated="1048527">
          <table:table-cell table:number-columns-repeated="1024"/>
        </table:table-row>
        <table:table-row table:style-name="ro7">
          <table:table-cell table:number-columns-repeated="1024"/>
        </table:table-row>
        <table:named-expressions>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Table of Contents'.$A$1:.$B$48" table:range-usable-as="print-range"/>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table table:name="Revision History" table:style-name="ta3" table:print-ranges="'Revision History'.A1:'Revision History'.O336">
        <table:table-column table:style-name="co6" table:default-cell-style-name="ce14"/>
        <table:table-column table:style-name="co7" table:default-cell-style-name="ce37"/>
        <table:table-column table:style-name="co6" table:default-cell-style-name="ce62"/>
        <table:table-column table:style-name="co6" table:default-cell-style-name="ce111"/>
        <table:table-column table:style-name="co8" table:default-cell-style-name="ce172"/>
        <table:table-column table:style-name="co8" table:number-columns-repeated="7" table:default-cell-style-name="ce14"/>
        <table:table-column table:style-name="co9" table:default-cell-style-name="ce14"/>
        <table:table-column table:style-name="co10" table:default-cell-style-name="ce14"/>
        <table:table-column table:style-name="co11" table:default-cell-style-name="ce14"/>
        <table:table-column table:style-name="co1" table:number-columns-repeated="1009" table:default-cell-style-name="ce14"/>
        <table:table-row table:style-name="ro1">
          <table:table-cell>
            <draw:frame table:end-cell-address="'Revision History'.L3" table:end-x="0.5535in" table:end-y="0.5142in" draw:z-index="0" draw:name="Picture 2" draw:style-name="gr1" draw:text-style-name="P1" svg:width="8.2878in" svg:height="0.7614in" svg:x="0.0295in" svg:y="0.1677in">
              <draw:image xlink:href="Pictures/10000201000005DB0000008B4F81220D.png" xlink:type="simple" xlink:show="embed" xlink:actuate="onLoad">
                <text:p/>
              </draw:image>
            </draw:frame>
          </table:table-cell>
          <table:table-cell table:number-columns-repeated="1023"/>
        </table:table-row>
        <table:table-row table:style-name="ro8">
          <table:table-cell/>
          <table:table-cell table:style-name="ce38" table:number-columns-spanned="12" table:number-rows-spanned="1"/>
          <table:covered-table-cell table:number-columns-repeated="11" table:style-name="ce63"/>
          <table:table-cell table:number-columns-repeated="1011"/>
        </table:table-row>
        <table:table-row table:style-name="ro9">
          <table:table-cell/>
          <table:table-cell table:style-name="ce39"/>
          <table:table-cell table:style-name="ce64"/>
          <table:table-cell/>
          <table:table-cell table:style-name="ce173"/>
          <table:table-cell table:number-columns-repeated="1019"/>
        </table:table-row>
        <table:table-row table:style-name="ro10">
          <table:table-cell/>
          <table:table-cell table:style-name="ce40" office:value-type="string">
            <text:p>Date</text:p>
          </table:table-cell>
          <table:table-cell table:style-name="ce65" office:value-type="string" table:number-columns-spanned="12" table:number-rows-spanned="1">
            <text:p>Revision History</text:p>
          </table:table-cell>
          <table:covered-table-cell table:number-columns-repeated="10" table:style-name="ce112"/>
          <table:covered-table-cell table:style-name="ce228"/>
          <table:table-cell table:number-columns-repeated="1010"/>
        </table:table-row>
        <table:table-row table:style-name="ro11">
          <table:table-cell/>
          <table:table-cell table:style-name="ce41" office:value-type="float" office:value="43741">
            <text:p>10/03/19</text:p>
          </table:table-cell>
          <table:table-cell table:style-name="ce66" office:value-type="string" table:number-columns-spanned="11" table:number-rows-spanned="1">
            <text:p>DU 10.3 December Release - No spec changes required.</text:p>
            <text:p>DU 10.3 December Release - No spec changes required.</text:p>
            <text:p>DU 10.3 December Release - No spec changes required.</text:p>
            <text:p/>
          </table:table-cell>
          <table:covered-table-cell table:number-columns-repeated="10" table:style-name="ce113"/>
          <table:table-cell table:style-name="ce229"/>
          <table:table-cell table:number-columns-repeated="1010"/>
        </table:table-row>
        <table:table-row table:style-name="ro11">
          <table:table-cell/>
          <table:table-cell table:style-name="ce41" office:value-type="float" office:value="43602">
            <text:p>05/17/19</text:p>
          </table:table-cell>
          <table:table-cell table:style-name="ce66" office:value-type="string" table:number-columns-spanned="11" table:number-rows-spanned="1">
            <text:p>Added ADS-020 - Service Provider Name - Updated D1C Partners list</text:p>
            <text:p>Added ADS-020 - Service Provider Name - Updated D1C Partners list</text:p>
            <text:p>Added ADS-020 - Service Provider Name - Updated D1C Partners list</text:p>
            <text:p/>
          </table:table-cell>
          <table:covered-table-cell table:number-columns-repeated="10" table:style-name="ce113"/>
          <table:table-cell table:style-name="ce229"/>
          <table:table-cell table:number-columns-repeated="1010"/>
        </table:table-row>
        <table:table-row table:style-name="ro11">
          <table:table-cell/>
          <table:table-cell table:style-name="ce41" office:value-type="float" office:value="43475">
            <text:p>01/10/19</text:p>
          </table:table-cell>
          <table:table-cell table:style-name="ce66" office:value-type="string" table:number-columns-spanned="11" table:number-rows-spanned="1">
            <text:p>Added ADS-020/ADS-030 to support Property Data ID.</text:p>
            <text:p>Added ADS-020/ADS-030 to support Property Data ID.</text:p>
            <text:p>Added ADS-020/ADS-030 to support Property Data ID.</text:p>
            <text:p/>
          </table:table-cell>
          <table:covered-table-cell table:number-columns-repeated="10" table:style-name="ce113"/>
          <table:table-cell table:style-name="ce229"/>
          <table:table-cell table:number-columns-repeated="1010"/>
        </table:table-row>
        <table:table-row table:style-name="ro11">
          <table:table-cell/>
          <table:table-cell table:style-name="ce41" office:value-type="float" office:value="43325">
            <text:p>08/13/18</text:p>
          </table:table-cell>
          <table:table-cell table:style-name="ce66" office:value-type="string" table:number-columns-spanned="11" table:number-rows-spanned="1">
            <text:p>Added 99B-070 - Appraisal Fieldwork Ordered row with EDI Codes</text:p>
            <text:p>Added 99B-070 - Appraisal Fieldwork Ordered row with EDI Codes</text:p>
            <text:p>Added 99B-070 - Appraisal Fieldwork Ordered row with EDI Codes</text:p>
            <text:p/>
          </table:table-cell>
          <table:covered-table-cell table:number-columns-repeated="10" table:style-name="ce113"/>
          <table:table-cell table:style-name="ce229"/>
          <table:table-cell table:number-columns-repeated="1010"/>
        </table:table-row>
        <table:table-row table:style-name="ro12">
          <table:table-cell/>
          <table:table-cell table:style-name="ce42" office:value-type="float" office:value="43301">
            <text:p>07/20/18</text:p>
          </table:table-cell>
          <table:table-cell table:style-name="ce66" office:value-type="string" table:number-columns-spanned="11" table:number-rows-spanned="1">
            <text:p>LNC-100 (NegativeAmortizationLimitPercent) - Changed from Required to Optional for Desktop Underwriter</text:p>
            <text:p>02A-040 (Property State) - Changed from Conditional to Required for Desktop Underwriter</text:p>
            <text:p>LNC-100 (NegativeAmortizationLimitPercent) - Changed from Required to Optional for Desktop Underwriter</text:p>
            <text:p>02A-040 (Property State) - Changed from Conditional to Required for Desktop Underwriter</text:p>
            <text:p>LNC-100 (NegativeAmortizationLimitPercent) - Changed from Required to Optional for Desktop Underwriter</text:p>
            <text:p>02A-040 (Property State) - Changed from Conditional to Required for Desktop Underwriter</text:p>
            <text:p/>
          </table:table-cell>
          <table:covered-table-cell table:number-columns-repeated="10" table:style-name="ce114"/>
          <table:table-cell table:style-name="ce229"/>
          <table:table-cell table:number-columns-repeated="1010"/>
        </table:table-row>
        <table:table-row table:style-name="ro13">
          <table:table-cell/>
          <table:table-cell table:style-name="ce42" office:value-type="float" office:value="43300">
            <text:p>07/19/18</text:p>
          </table:table-cell>
          <table:table-cell table:style-name="ce66" office:value-type="string" table:number-columns-spanned="11" table:number-rows-spanned="1">
            <text:p>01A-050: Deleted the text - If not specified, the system will default the field to Unassigned</text:p>
          </table:table-cell>
          <table:covered-table-cell table:number-columns-repeated="10" table:style-name="ce114"/>
          <table:table-cell table:style-name="ce229"/>
          <table:table-cell table:number-columns-repeated="1010"/>
        </table:table-row>
        <table:table-row table:style-name="ro14">
          <table:table-cell/>
          <table:table-cell table:style-name="ce42" office:value-type="float" office:value="43283">
            <text:p>07/02/18</text:p>
          </table:table-cell>
          <table:table-cell table:style-name="ce66" office:value-type="string" table:number-columns-spanned="11" table:number-rows-spanned="1">
            <text:p>1) Added below EDI code for GOB-020 values:</text:p>
            <text:p><text:s text:c="4"/>203(b)/251=ARM - Basic Program, Purchase, Refis1) Added below EDI code for GOB-020 values:</text:p>
            <text:p><text:s text:c="4"/>203(b)/251=ARM - Basic Program, Purchase, Refis1) Added below EDI code for GOB-020 values:</text:p>
            <text:p><text:s text:c="4"/>203(b)/251=ARM - Basic Program, Purchase, Refis</text:p>
          </table:table-cell>
          <table:covered-table-cell table:number-columns-repeated="10" table:style-name="ce114"/>
          <table:table-cell table:style-name="ce229"/>
          <table:table-cell table:number-columns-repeated="1010"/>
        </table:table-row>
        <table:table-row table:style-name="ro15">
          <table:table-cell/>
          <table:table-cell table:style-name="ce42" office:value-type="float" office:value="43262">
            <text:p>06/11/18</text:p>
          </table:table-cell>
          <table:table-cell table:style-name="ce66" office:value-type="string" table:number-columns-spanned="11" table:number-rows-spanned="1">
            <text:p>1) Corrected field ID from 09B-010 to 99B-010 for Fannie Mae Transmittal Data</text:p>
            <text:p>2) Corrected AdditionalBorrowerAssetsConsideredIndicator text to AdditionalBorrowerAssetsNotConsideredIndicator for 00A-030</text:p>
            <text:p>3) Corrected the value for PID-020 from “StandardLICOR” to “Standard LCOR”</text:p>
            <text:p>4) Corrected the field lenghts for 06H-060 and 06H-070</text:p>
            <text:p>5) Corrected the position length for 04A-090</text:p>
            <text:p/>
            <text:p>1) Corrected field ID from 09B-010 to 99B-010 for Fannie Mae Transmittal Data</text:p>
            <text:p>2) Corrected AdditionalBorrowerAssetsConsideredIndicator text to AdditionalBorrowerAssetsNotConsideredIndicator for 00A-030</text:p>
            <text:p>3) Corrected the value for PID-020 from “StandardLICOR” to “Standard LCOR”</text:p>
            <text:p>4) Corrected the field lenghts for 06H-060 and 06H-070</text:p>
            <text:p>5) Corrected the position length for 04A-090</text:p>
            <text:p/>
            <text:p>1) Corrected field ID from 09B-010 to 99B-010 for Fannie Mae Transmittal Data</text:p>
            <text:p>2) Corrected AdditionalBorrowerAssetsConsideredIndicator text to AdditionalBorrowerAssetsNotConsideredIndicator for 00A-030</text:p>
            <text:p>3) Corrected the value for PID-020 from “StandardLICOR” to “Standard LCOR”</text:p>
            <text:p>4) Corrected the field lenghts for 06H-060 and 06H-070</text:p>
            <text:p>5) Corrected the position length for 04A-090</text:p>
            <text:p/>
            <text:p/>
          </table:table-cell>
          <table:covered-table-cell table:number-columns-repeated="10" table:style-name="ce114"/>
          <table:table-cell table:style-name="ce229"/>
          <table:table-cell table:number-columns-repeated="1010"/>
        </table:table-row>
        <table:table-row table:style-name="ro16">
          <table:table-cell/>
          <table:table-cell table:style-name="ce42" office:value-type="float" office:value="43213">
            <text:p>04/23/18</text:p>
          </table:table-cell>
          <table:table-cell table:style-name="ce67" office:value-type="string" table:number-columns-spanned="11" table:number-rows-spanned="1">
            <text:p>1) Added below two new AmountTypes under Borrower/Summary:</text:p>
            <text:p><text:s text:c="5"/>PCE = PACE Loan Payoff Amount</text:p>
            <text:p><text:s text:c="5"/>ENG = Energy Improvement Amount</text:p>
            <text:p>2) Updated text in the Declaration Explanation (08B-040)1) Added below two new AmountTypes under Borrower/Summary:</text:p>
            <text:p><text:s text:c="5"/>PCE = PACE Loan Payoff Amount</text:p>
            <text:p><text:s text:c="5"/>ENG = Energy Improvement Amount</text:p>
            <text:p>2) Updated text in the Declaration Explanation (08B-040)1) Added below two new AmountTypes under Borrower/Summary:</text:p>
            <text:p><text:s text:c="5"/>PCE = PACE Loan Payoff Amount</text:p>
            <text:p><text:s text:c="5"/>ENG = Energy Improvement Amount</text:p>
            <text:p>2) Updated text in the Declaration Explanation (08B-040)</text:p>
          </table:table-cell>
          <table:covered-table-cell table:number-columns-repeated="10" table:style-name="ce115"/>
          <table:table-cell table:style-name="ce230"/>
          <table:table-cell table:number-columns-repeated="1010"/>
        </table:table-row>
        <table:table-row table:style-name="ro17">
          <table:table-cell/>
          <table:table-cell table:style-name="ce42" office:value-type="float" office:value="43193">
            <text:p>04/03/18</text:p>
          </table:table-cell>
          <table:table-cell table:style-name="ce66" office:value-type="string" table:number-columns-spanned="11" table:number-rows-spanned="1">
            <text:p>Added <text:s/>new product - MH Advantage in the Subject Property Type Code section. </text:p>
            <text:p>Added <text:s/>new product - MH Advantage in the Subject Property Type Code section. </text:p>
            <text:p>Added <text:s/>new product - MH Advantage in the Subject Property Type Code section. </text:p>
            <text:p/>
          </table:table-cell>
          <table:covered-table-cell table:number-columns-repeated="10" table:style-name="ce114"/>
          <table:table-cell table:style-name="ce231"/>
          <table:table-cell table:number-columns-repeated="1010"/>
        </table:table-row>
        <table:table-row table:style-name="ro18">
          <table:table-cell/>
          <table:table-cell table:style-name="ce42" office:value-type="float" office:value="42929">
            <text:p>07/13/17</text:p>
          </table:table-cell>
          <table:table-cell table:style-name="ce66" office:value-type="string" table:number-columns-spanned="11" table:number-rows-spanned="1">
            <text:p>ADS-020 Race Refusal Indicator; ADS-030-Value: removed where "n" is a segment number that links the race attribute to HMDARaceType</text:p>
            <text:p>ADS-030 Updated ADS-030 Value Field Information for the following:</text:p>
            <text:p><text:s/>HMDA Ethnicity Origin Type Other Description </text:p>
            <text:p><text:s/>HMDA Race Designation Other Asian Description</text:p>
            <text:p>HMDA Race Designation Other Pacific Islander Description</text:p>
            <text:p>HMDA Race Type Additional Description</text:p>
            <text:p>Updated Field Information: <text:s/>Description should not contain special characters</text:p>
            <text:p>The colon character ( : ) is allocated as the ADS-030 delimiter and should not be used in any description text.</text:p>
            <text:p>Various updates within the ADS segment, e.g. aligning fields lengths.</text:p>
            <text:p>ADS-020 Application Taken Method Type EDI code updated: ApplicationTakenMethodType</text:p>
            <text:p/>
            <text:p>ADS-020 Race Refusal Indicator; ADS-030-Value: removed where "n" is a segment number that links the race attribute to HMDARaceType</text:p>
            <text:p>ADS-030 Updated ADS-030 Value Field Information for the following:</text:p>
            <text:p><text:s/>HMDA Ethnicity Origin Type Other Description </text:p>
            <text:p><text:s/>HMDA Race Designation Other Asian Description</text:p>
            <text:p>HMDA Race Designation Other Pacific Islander Description</text:p>
            <text:p>HMDA Race Type Additional Description</text:p>
            <text:p>Updated Field Information: <text:s/>Description should not contain special characters</text:p>
            <text:p>The colon character ( : ) is allocated as the ADS-030 delimiter and should not be used in any description text.</text:p>
            <text:p>Various updates within the ADS segment, e.g. aligning fields lengths.</text:p>
            <text:p>ADS-020 Application Taken Method Type EDI code updated: ApplicationTakenMethodType</text:p>
            <text:p/>
            <text:p>ADS-020 Race Refusal Indicator; ADS-030-Value: removed where "n" is a segment number that links the race attribute to HMDARaceType</text:p>
            <text:p>ADS-030 Updated ADS-030 Value Field Information for the following:</text:p>
            <text:p><text:s/>HMDA Ethnicity Origin Type Other Description </text:p>
            <text:p><text:s/>HMDA Race Designation Other Asian Description</text:p>
            <text:p>HMDA Race Designation Other Pacific Islander Description</text:p>
            <text:p>HMDA Race Type Additional Description</text:p>
            <text:p>Updated Field Information: <text:s/>Description should not contain special characters</text:p>
            <text:p>The colon character ( : ) is allocated as the ADS-030 delimiter and should not be used in any description text.</text:p>
            <text:p>Various updates within the ADS segment, e.g. aligning fields lengths.</text:p>
            <text:p>ADS-020 Application Taken Method Type EDI code updated: ApplicationTakenMethodType</text:p>
            <text:p/>
            <text:p/>
          </table:table-cell>
          <table:covered-table-cell table:number-columns-repeated="10" table:style-name="ce114"/>
          <table:table-cell table:style-name="ce229"/>
          <table:table-cell table:number-columns-repeated="1010"/>
        </table:table-row>
        <table:table-row table:style-name="ro19">
          <table:table-cell/>
          <table:table-cell table:style-name="ce43" office:value-type="float" office:value="42885">
            <text:p>05/30/17</text:p>
          </table:table-cell>
          <table:table-cell table:style-name="ce68" office:value-type="string" table:number-columns-spanned="12" table:number-rows-spanned="1">
            <text:p>Updates for DU v10.1, July 2017 release, including new demographic information in support of the HMDA requirement:</text:p>
            <text:p>Added twelve additional instances of ADS-020 and ADS-030 (HMDAEthnicityOriginType / HMDAEthnicityOriginTypeOtherDesc / HMDAEthnicityRefusalIndicator / HMDARaceType / HMDARaceRefusalIndicator / HMDARaceDesignationType / HMDARaceDesignationOtherAsianDescription / HMDARaceDesignationOtherPacificIslanderDescription / HMDARaceTypeAddtionalDescription / HMDAEthnicityCollectedBasedOnVisualObservationOrSurnameIndicator / HMDAGenderCollectedBasedOnVisualObservationOrNameIndicator / HMDARaceCollectedBasedOnVisualObservationOrSurnameIndicator).</text:p>
            <text:p>• Added ADS-020 and ADS-030 (ApplicationTakenMethodType) <text:s text:c="10"/></text:p>
            <text:p>• Liability Reconciliation tab – Replaced 06L-1230 with 06L-130 <text:s text:c="9"/></text:p>
            <text:p>• Doc. Rev. Tab renamed Revision History</text:p>
            <text:p>• How To Read worksheet corrected Data Stream from 000A-010 to 00A-011. Added Required for Credit Request submissions.</text:p>
            <text:p>• RLD 1003 3.2 Table Tab - Column N header changed. Added version (v2.3.1) after MISMO. </text:p>
            <text:p>• Liabilities tab - Row #6 - Corrected reditor Zip Code 2 to Zip code plus Four</text:p>
            <text:p/>
            <text:p>DU for government loans June 2017 Release updates: </text:p>
            <text:p>• GOA-110 – Fannie Mae Type of Refinance Code; </text:p>
            <text:p><text:s text:c="2"/>2 = Streamline with Appraisal (FHA Only) No longer supported for FHA loans</text:p>
            <text:p><text:s text:c="2"/>H = HOPE for Homeowners (FHA Only) No longer supported for FHA loans</text:p>
            <text:p>• GOB-020 FHA Section of the Act Code </text:p>
            <text:p><text:s text:c="2"/>257 = HOPE for Homeowners; No longer supported</text:p>
            <text:p>* Updated Table of Contents hyperlink labels, removed color coding</text:p>
            <text:p>* ADS-020 Service Provider Name – added DataVerify</text:p>
            <text:p>EarlyCheck - Removed required conditionality for 02A-060; 07A-110; 10B-020; </text:p>
            <text:p>LNC-090 - Project Classification Type added guidance for EarlyCheck conditionally required for conventional loans.Updates for DU v10.1, July 2017 release, including new demographic information in support of the HMDA requirement:</text:p>
            <text:p>Added twelve additional instances of ADS-020 and ADS-030 (HMDAEthnicityOriginType / HMDAEthnicityOriginTypeOtherDesc / HMDAEthnicityRefusalIndicator / HMDARaceType / HMDARaceRefusalIndicator / HMDARaceDesignationType / HMDARaceDesignationOtherAsianDescription / HMDARaceDesignationOtherPacificIslanderDescription / HMDARaceTypeAddtionalDescription / HMDAEthnicityCollectedBasedOnVisualObservationOrSurnameIndicator / HMDAGenderCollectedBasedOnVisualObservationOrNameIndicator / HMDARaceCollectedBasedOnVisualObservationOrSurnameIndicator).</text:p>
            <text:p>• Added ADS-020 and ADS-030 (ApplicationTakenMethodType) <text:s text:c="10"/></text:p>
            <text:p>• Liability Reconciliation tab – Replaced 06L-1230 with 06L-130 <text:s text:c="9"/></text:p>
            <text:p>• Doc. Rev. Tab renamed Revision History</text:p>
            <text:p>• How To Read worksheet corrected Data Stream from 000A-010 to 00A-011. Added Required for Credit Request submissions.</text:p>
            <text:p>• RLD 1003 3.2 Table Tab - Column N header changed. Added version (v2.3.1) after MISMO. </text:p>
            <text:p>• Liabilities tab - Row #6 - Corrected reditor Zip Code 2 to Zip code plus Four</text:p>
            <text:p/>
            <text:p>DU for government loans June 2017 Release updates: </text:p>
            <text:p>• GOA-110 – Fannie Mae Type of Refinance Code; </text:p>
            <text:p><text:s text:c="2"/>2 = Streamline with Appraisal (FHA Only) No longer supported for FHA loans</text:p>
            <text:p><text:s text:c="2"/>H = HOPE for Homeowners (FHA Only) No longer supported for FHA loans</text:p>
            <text:p>• GOB-020 FHA Section of the Act Code </text:p>
            <text:p><text:s text:c="2"/>257 = HOPE for Homeowners; No longer supported</text:p>
            <text:p>* Updated Table of Contents hyperlink labels, removed color coding</text:p>
            <text:p>* ADS-020 Service Provider Name – added DataVerify</text:p>
            <text:p>EarlyCheck - Removed required conditionality for 02A-060; 07A-110; 10B-020; </text:p>
            <text:p>LNC-090 - Project Classification Type added guidance for EarlyCheck conditionally required for conventional loans.Updates for DU v10.1, July 2017 release, including new demographic information in support of the HMDA requirement:</text:p>
            <text:p>Added twelve additional instances of ADS-020 and ADS-030 (HMDAEthnicityOriginType / HMDAEthnicityOriginTypeOtherDesc / HMDAEthnicityRefusalIndicator / HMDARaceType / HMDARaceRefusalIndicator / HMDARaceDesignationType / HMDARaceDesignationOtherAsianDescription / HMDARaceDesignationOtherPacificIslanderDescription / HMDARaceTypeAddtionalDescription / HMDAEthnicityCollectedBasedOnVisualObservationOrSurnameIndicator / HMDAGenderCollectedBasedOnVisualObservationOrNameIndicator / HMDARaceCollectedBasedOnVisualObservationOrSurnameIndicator).</text:p>
            <text:p>• Added ADS-020 and ADS-030 (ApplicationTakenMethodType) <text:s text:c="10"/></text:p>
            <text:p>• Liability Reconciliation tab – Replaced 06L-1230 with 06L-130 <text:s text:c="9"/></text:p>
            <text:p>• Doc. Rev. Tab renamed Revision History</text:p>
            <text:p>• How To Read worksheet corrected Data Stream from 000A-010 to 00A-011. Added Required for Credit Request submissions.</text:p>
            <text:p>• RLD 1003 3.2 Table Tab - Column N header changed. Added version (v2.3.1) after MISMO. </text:p>
            <text:p>• Liabilities tab - Row #6 - Corrected reditor Zip Code 2 to Zip code plus Four</text:p>
            <text:p/>
            <text:p>DU for government loans June 2017 Release updates: </text:p>
            <text:p>• GOA-110 – Fannie Mae Type of Refinance Code; </text:p>
            <text:p><text:s text:c="2"/>2 = Streamline with Appraisal (FHA Only) No longer supported for FHA loans</text:p>
            <text:p><text:s text:c="2"/>H = HOPE for Homeowners (FHA Only) No longer supported for FHA loans</text:p>
            <text:p>• GOB-020 FHA Section of the Act Code </text:p>
            <text:p><text:s text:c="2"/>257 = HOPE for Homeowners; No longer supported</text:p>
            <text:p>* Updated Table of Contents hyperlink labels, removed color coding</text:p>
            <text:p>* ADS-020 Service Provider Name – added DataVerify</text:p>
            <text:p>EarlyCheck - Removed required conditionality for 02A-060; 07A-110; 10B-020; </text:p>
            <text:p>LNC-090 - Project Classification Type added guidance for EarlyCheck conditionally required for conventional loans.</text:p>
          </table:table-cell>
          <table:covered-table-cell table:number-columns-repeated="10" table:style-name="ce116"/>
          <table:covered-table-cell table:style-name="ce232"/>
          <table:table-cell table:number-columns-repeated="1010"/>
        </table:table-row>
        <table:table-row table:style-name="ro20">
          <table:table-cell table:style-name="ce31"/>
          <table:table-cell table:style-name="ce44" office:value-type="float" office:value="42706">
            <text:p>12/02/16</text:p>
          </table:table-cell>
          <table:table-cell table:style-name="ce69" office:value-type="string" table:number-columns-spanned="12" table:number-rows-spanned="1">
            <text:p>The following updates will be implemented with DU 10.0:</text:p>
          </table:table-cell>
          <table:covered-table-cell table:number-columns-repeated="10" table:style-name="ce117"/>
          <table:covered-table-cell table:style-name="ce233"/>
          <table:table-cell table:style-name="ce31" table:number-columns-repeated="1010"/>
        </table:table-row>
        <table:table-row table:style-name="ro20">
          <table:table-cell table:style-name="ce31"/>
          <table:table-cell table:style-name="ce45"/>
          <table:table-cell table:style-name="ce70" office:value-type="string">
            <text:p>°</text:p>
          </table:table-cell>
          <table:table-cell table:style-name="ce118" office:value-type="string" table:number-columns-spanned="11" table:number-rows-spanned="1">
            <text:p>Added an additional instance of the ADS-020 and ADS-030 (Service Provider Name <text:s/>/ Service Provider Reference Number).</text:p>
          </table:table-cell>
          <table:covered-table-cell table:number-columns-repeated="9" table:style-name="ce130"/>
          <table:covered-table-cell table:style-name="ce118"/>
          <table:table-cell table:style-name="ce31" table:number-columns-repeated="1010"/>
        </table:table-row>
        <table:table-row table:style-name="ro20">
          <table:table-cell table:style-name="ce31"/>
          <table:table-cell table:style-name="ce45"/>
          <table:table-cell table:style-name="ce70" office:value-type="string">
            <text:p>°</text:p>
          </table:table-cell>
          <table:table-cell table:style-name="ce118" office:value-type="string" table:number-columns-spanned="11" table:number-rows-spanned="1">
            <text:p>Added an additional instance of the ADS-020 and ADS-030 (Doc File ID <text:s/>/ Value).</text:p>
          </table:table-cell>
          <table:covered-table-cell table:number-columns-repeated="9" table:style-name="ce130"/>
          <table:covered-table-cell table:style-name="ce118"/>
          <table:table-cell table:style-name="ce31" table:number-columns-repeated="1010"/>
        </table:table-row>
        <table:table-row table:style-name="ro21">
          <table:table-cell/>
          <table:table-cell table:style-name="ce46"/>
          <table:table-cell table:style-name="ce71" office:value-type="string">
            <text:p>°</text:p>
          </table:table-cell>
          <table:table-cell table:style-name="ce119" office:value-type="string" table:number-columns-spanned="11" table:number-rows-spanned="1">
            <text:p>Updated LNC-140 (Homebuyer Education Completion Indicator) from Yes/No values to have the enumerations of 1 = HomeBuyer Education complete and 2 = One-on-one counseling complete</text:p>
          </table:table-cell>
          <table:covered-table-cell table:number-columns-repeated="9" table:style-name="ce174"/>
          <table:covered-table-cell table:style-name="ce119"/>
          <table:table-cell table:number-columns-repeated="1010"/>
        </table:table-row>
        <table:table-row table:style-name="ro20">
          <table:table-cell table:style-name="ce31"/>
          <table:table-cell table:style-name="ce45" office:value-type="float" office:value="42378">
            <text:p>01/09/16</text:p>
          </table:table-cell>
          <table:table-cell table:style-name="ce72" office:value-type="string" table:number-columns-spanned="12" table:number-rows-spanned="1">
            <text:p>The following updates will be implemented with DU 10.0:</text:p>
          </table:table-cell>
          <table:covered-table-cell table:number-columns-repeated="10" table:style-name="ce120"/>
          <table:covered-table-cell table:style-name="ce234"/>
          <table:table-cell table:style-name="ce31" table:number-columns-repeated="1010"/>
        </table:table-row>
        <table:table-row table:style-name="ro13">
          <table:table-cell/>
          <table:table-cell table:style-name="ce46"/>
          <table:table-cell table:style-name="ce71" office:value-type="string">
            <text:p>°</text:p>
          </table:table-cell>
          <table:table-cell table:style-name="ce119" office:value-type="string" table:number-columns-spanned="11" table:number-rows-spanned="1">
            <text:p>Added an additional instance of the ADS-020 and ADS-030 (Number of Financed Properties / TotalMortgagedPropertiesCount).</text:p>
          </table:table-cell>
          <table:covered-table-cell table:number-columns-repeated="9" table:style-name="ce174"/>
          <table:covered-table-cell table:style-name="ce119"/>
          <table:table-cell table:number-columns-repeated="1010"/>
        </table:table-row>
        <table:table-row table:style-name="ro1">
          <table:table-cell/>
          <table:table-cell table:style-name="ce45" office:value-type="float" office:value="42276">
            <text:p>09/29/15</text:p>
          </table:table-cell>
          <table:table-cell table:style-name="ce72" office:value-type="string" table:number-columns-spanned="12" table:number-rows-spanned="1">
            <text:p>The following updates will be implemented with DU 9.3:</text:p>
          </table:table-cell>
          <table:covered-table-cell table:number-columns-repeated="10" table:style-name="ce120"/>
          <table:covered-table-cell table:style-name="ce234"/>
          <table:table-cell table:number-columns-repeated="1010"/>
        </table:table-row>
        <table:table-row table:style-name="ro22">
          <table:table-cell/>
          <table:table-cell table:style-name="ce45"/>
          <table:table-cell table:style-name="ce73" office:value-type="string">
            <text:p>°</text:p>
          </table:table-cell>
          <table:table-cell table:style-name="ce121" office:value-type="string" table:number-columns-spanned="11" table:number-rows-spanned="1">
            <text:p>Updated 05I-030 (Type of Income Code) with new EDI values and additional guidance:</text:p>
          </table:table-cell>
          <table:covered-table-cell table:number-columns-repeated="9" table:style-name="ce175"/>
          <table:covered-table-cell table:style-name="ce121"/>
          <table:table-cell table:number-columns-repeated="1010"/>
        </table:table-row>
        <table:table-row table:style-name="ro23">
          <table:table-cell/>
          <table:table-cell table:style-name="ce45"/>
          <table:table-cell table:style-name="ce74"/>
          <table:table-cell table:style-name="ce122" office:value-type="string">
            <text:p>⁻</text:p>
          </table:table-cell>
          <table:table-cell table:style-name="ce121" office:value-type="string" table:number-columns-spanned="10" table:number-rows-spanned="1">
            <text:p>Added the following EDI values:</text:p>
          </table:table-cell>
          <table:covered-table-cell table:number-columns-repeated="8" table:style-name="ce175"/>
          <table:covered-table-cell table:style-name="ce121"/>
          <table:table-cell table:number-columns-repeated="1010"/>
        </table:table-row>
        <table:table-row table:style-name="ro20">
          <table:table-cell/>
          <table:table-cell table:style-name="ce45"/>
          <table:table-cell table:style-name="ce74"/>
          <table:table-cell table:style-name="ce122"/>
          <table:table-cell table:style-name="ce121" office:value-type="string" table:number-columns-spanned="10" table:number-rows-spanned="1">
            <text:p>BI = Boarder Income</text:p>
          </table:table-cell>
          <table:covered-table-cell table:number-columns-repeated="8" table:style-name="ce175"/>
          <table:covered-table-cell table:style-name="ce121"/>
          <table:table-cell table:number-columns-repeated="1010"/>
        </table:table-row>
        <table:table-row table:style-name="ro1">
          <table:table-cell/>
          <table:table-cell table:style-name="ce45"/>
          <table:table-cell table:style-name="ce74"/>
          <table:table-cell table:style-name="ce123"/>
          <table:table-cell table:style-name="ce121" office:value-type="string" table:number-columns-spanned="10" table:number-rows-spanned="1">
            <text:p>AU = Accessory Unit Income</text:p>
          </table:table-cell>
          <table:covered-table-cell table:number-columns-repeated="8" table:style-name="ce175"/>
          <table:covered-table-cell table:style-name="ce121"/>
          <table:table-cell table:number-columns-repeated="1010"/>
        </table:table-row>
        <table:table-row table:style-name="ro22">
          <table:table-cell/>
          <table:table-cell table:style-name="ce45"/>
          <table:table-cell table:style-name="ce74"/>
          <table:table-cell table:style-name="ce123"/>
          <table:table-cell table:style-name="ce121" office:value-type="string" table:number-columns-spanned="10" table:number-rows-spanned="1">
            <text:p>NB = Non-Borrower Household Income</text:p>
          </table:table-cell>
          <table:covered-table-cell table:number-columns-repeated="8" table:style-name="ce175"/>
          <table:covered-table-cell table:style-name="ce121"/>
          <table:table-cell table:number-columns-repeated="1010"/>
        </table:table-row>
        <table:table-row table:style-name="ro1">
          <table:table-cell/>
          <table:table-cell table:style-name="ce45"/>
          <table:table-cell table:style-name="ce74"/>
          <table:table-cell table:style-name="ce123"/>
          <table:table-cell table:style-name="ce121" office:value-type="string" table:number-columns-spanned="10" table:number-rows-spanned="1">
            <text:p>S8 = Housing Choice Voucher (Section 8)</text:p>
          </table:table-cell>
          <table:covered-table-cell table:number-columns-repeated="8" table:style-name="ce175"/>
          <table:covered-table-cell table:style-name="ce121"/>
          <table:table-cell table:number-columns-repeated="1010"/>
        </table:table-row>
        <table:table-row table:style-name="ro10">
          <table:table-cell/>
          <table:table-cell table:style-name="ce45"/>
          <table:table-cell table:style-name="ce74"/>
          <table:table-cell table:style-name="ce124" office:value-type="string" table:number-columns-spanned="11" table:number-rows-spanned="1">
            <text:p>*New income values are only supported by DU and should not be sent for FHA or VA loans.</text:p>
          </table:table-cell>
          <table:covered-table-cell table:number-columns-repeated="9" table:style-name="ce123"/>
          <table:covered-table-cell table:style-name="ce124"/>
          <table:table-cell table:number-columns-repeated="1010"/>
        </table:table-row>
        <table:table-row table:style-name="ro20">
          <table:table-cell/>
          <table:table-cell table:style-name="ce45"/>
          <table:table-cell table:style-name="ce74"/>
          <table:table-cell table:style-name="ce124" office:value-type="string" table:number-columns-spanned="11" table:number-rows-spanned="1">
            <text:p>*New income values will not be recognized by DU 9.2. </text:p>
          </table:table-cell>
          <table:covered-table-cell table:number-columns-repeated="9" table:style-name="ce123"/>
          <table:covered-table-cell table:style-name="ce124"/>
          <table:table-cell table:number-columns-repeated="1010"/>
        </table:table-row>
        <table:table-row table:style-name="ro20">
          <table:table-cell/>
          <table:table-cell table:style-name="ce45"/>
          <table:table-cell table:style-name="ce70" office:value-type="string">
            <text:p>°</text:p>
          </table:table-cell>
          <table:table-cell table:style-name="ce118" office:value-type="string" table:number-columns-spanned="11" table:number-rows-spanned="1">
            <text:p>Updated 07B-020 to include support for Sweat Equity.</text:p>
          </table:table-cell>
          <table:covered-table-cell table:number-columns-repeated="9" table:style-name="ce130"/>
          <table:covered-table-cell table:style-name="ce118"/>
          <table:table-cell table:number-columns-repeated="1010"/>
        </table:table-row>
        <table:table-row table:style-name="ro24">
          <table:table-cell/>
          <table:table-cell table:style-name="ce45"/>
          <table:table-cell table:style-name="ce70" office:value-type="string">
            <text:p>°</text:p>
          </table:table-cell>
          <table:table-cell table:style-name="ce118" office:value-type="string" table:number-columns-spanned="11" table:number-rows-spanned="1">
            <text:p>Updated LMD-020 to include support for HomeReady.</text:p>
          </table:table-cell>
          <table:covered-table-cell table:number-columns-repeated="9" table:style-name="ce130"/>
          <table:covered-table-cell table:style-name="ce118"/>
          <table:table-cell table:number-columns-repeated="1010"/>
        </table:table-row>
        <table:table-row table:style-name="ro21">
          <table:table-cell/>
          <table:table-cell table:style-name="ce46"/>
          <table:table-cell table:style-name="ce71" office:value-type="string">
            <text:p>°</text:p>
          </table:table-cell>
          <table:table-cell table:style-name="ce119" office:value-type="string" table:number-columns-spanned="11" table:number-rows-spanned="1">
            <text:p>Added an additional instance of the ADS-020 and ADS-030 (FIPS Code / FIPSCodeIdentifier) to support HomeReady.</text:p>
          </table:table-cell>
          <table:covered-table-cell table:number-columns-repeated="9" table:style-name="ce174"/>
          <table:covered-table-cell table:style-name="ce119"/>
          <table:table-cell table:number-columns-repeated="1010"/>
        </table:table-row>
        <table:table-row table:style-name="ro1">
          <table:table-cell/>
          <table:table-cell table:style-name="ce47" office:value-type="float" office:value="42065">
            <text:p>03/02/15</text:p>
          </table:table-cell>
          <table:table-cell table:style-name="ce69" office:value-type="string" table:number-columns-spanned="12" table:number-rows-spanned="1">
            <text:p>The following updates will be implemented in the Spring 2015 Update:</text:p>
          </table:table-cell>
          <table:covered-table-cell table:number-columns-repeated="10" table:style-name="ce117"/>
          <table:covered-table-cell table:style-name="ce233"/>
          <table:table-cell table:number-columns-repeated="1010"/>
        </table:table-row>
        <table:table-row table:style-name="ro25">
          <table:table-cell/>
          <table:table-cell table:style-name="ce47"/>
          <table:table-cell table:style-name="ce70" office:value-type="string">
            <text:p>°</text:p>
          </table:table-cell>
          <table:table-cell table:style-name="ce118" office:value-type="string" table:number-columns-spanned="11" table:number-rows-spanned="1">
            <text:p>Added another instance of the ADS-020 and ADS-030 (Doc File ID (AppraisalIdentifier) to support Collateral Underwriter integration to DU.</text:p>
          </table:table-cell>
          <table:covered-table-cell table:number-columns-repeated="9" table:style-name="ce130"/>
          <table:covered-table-cell table:style-name="ce118"/>
          <table:table-cell table:number-columns-repeated="1010"/>
        </table:table-row>
        <table:table-row table:style-name="ro26">
          <table:table-cell/>
          <table:table-cell table:style-name="ce47"/>
          <table:table-cell table:style-name="ce70" office:value-type="string">
            <text:p>°</text:p>
          </table:table-cell>
          <table:table-cell table:style-name="ce125" office:value-type="string" table:number-columns-spanned="11" table:number-rows-spanned="1">
            <text:p>Updated 99B-060 (Actual vs. Estimated Appraised Value Indicator) Required Conditionality guidance by adding, <text:span text:style-name="T6">“Required if Collateral Underwriter messages are desired. Must be used in connection with the Doc File ID. (Will be supported after the Spring 2015 Update)”</text:span></text:p>
          </table:table-cell>
          <table:covered-table-cell table:number-columns-repeated="9" table:style-name="ce176"/>
          <table:covered-table-cell table:style-name="ce125"/>
          <table:table-cell table:number-columns-repeated="1010"/>
        </table:table-row>
        <table:table-row table:style-name="ro27">
          <table:table-cell/>
          <table:table-cell table:style-name="ce48"/>
          <table:table-cell table:style-name="ce75"/>
          <table:table-cell table:number-columns-repeated="2"/>
          <table:table-cell table:style-name="ce157" table:number-columns-repeated="8"/>
          <table:table-cell table:style-name="ce235"/>
          <table:table-cell table:number-columns-repeated="1010"/>
        </table:table-row>
        <table:table-row table:style-name="ro5">
          <table:table-cell/>
          <table:table-cell table:style-name="ce45"/>
          <table:table-cell table:style-name="ce76" office:value-type="string">
            <text:p>Per the DU 9.2 December 2014 release, implemented on December 13, 2014, please note the following changes:</text:p>
          </table:table-cell>
          <table:table-cell table:style-name="ce126"/>
          <table:table-cell table:style-name="ce177"/>
          <table:table-cell table:style-name="ce157" table:number-columns-repeated="8"/>
          <table:table-cell table:style-name="ce235"/>
          <table:table-cell table:number-columns-repeated="1010"/>
        </table:table-row>
        <table:table-row table:style-name="ro25">
          <table:table-cell/>
          <table:table-cell table:style-name="ce45"/>
          <table:table-cell table:style-name="ce77" office:value-type="string">
            <text:p>°</text:p>
          </table:table-cell>
          <table:table-cell table:style-name="ce127" office:value-type="string" table:number-columns-spanned="11" table:number-rows-spanned="1">
            <text:p>Updated the Required Conditionality from &lt;blank&gt; to <text:span text:style-name="T6">"C"</text:span><text:span text:style-name="T7"> for DU casefiles for the following fields:Updated the Required Conditionality from &lt;blank&gt; to </text:span><text:span text:style-name="T6">"C"</text:span><text:span text:style-name="T7"> for DU casefiles for the following fields:Updated the Required Conditionality from &lt;blank&gt; to </text:span><text:span text:style-name="T6">"C"</text:span><text:span text:style-name="T7"> for DU casefiles for the following fields:Updated the Required Conditionality from &lt;blank&gt; to </text:span><text:span text:style-name="T6">"C"</text:span><text:span text:style-name="T7"> for DU casefiles for the following fields:Updated the Required Conditionality from &lt;blank&gt; to </text:span><text:span text:style-name="T6">"C"</text:span><text:span text:style-name="T7"> for DU casefiles for the following fields:Updated the Required Conditionality from &lt;blank&gt; to </text:span><text:span text:style-name="T6">"C"</text:span><text:span text:style-name="T7"> for DU casefiles for the following fields:</text:span></text:p>
          </table:table-cell>
          <table:covered-table-cell table:number-columns-repeated="9" table:style-name="ce126"/>
          <table:covered-table-cell table:style-name="ce127"/>
          <table:table-cell table:number-columns-repeated="1010"/>
        </table:table-row>
        <table:table-row table:style-name="ro21">
          <table:table-cell/>
          <table:table-cell table:style-name="ce45"/>
          <table:table-cell table:style-name="ce77"/>
          <table:table-cell table:style-name="ce128" office:value-type="string">
            <text:p>⁻</text:p>
          </table:table-cell>
          <table:table-cell table:style-name="ce178" office:value-type="string">
            <text:p>06B-010</text:p>
          </table:table-cell>
          <table:table-cell table:style-name="ce128" office:value-type="string">
            <text:p>⁻</text:p>
          </table:table-cell>
          <table:table-cell table:style-name="ce172" office:value-type="string">
            <text:p>06B-020</text:p>
          </table:table-cell>
          <table:table-cell table:style-name="ce128" office:value-type="string">
            <text:p>⁻</text:p>
          </table:table-cell>
          <table:table-cell table:style-name="ce172" office:value-type="string">
            <text:p>06B-040</text:p>
          </table:table-cell>
          <table:table-cell table:style-name="ce172" table:number-columns-repeated="4"/>
          <table:table-cell table:style-name="ce186"/>
          <table:table-cell table:number-columns-repeated="1010"/>
        </table:table-row>
        <table:table-row table:style-name="ro28">
          <table:table-cell table:style-name="ce32"/>
          <table:table-cell table:style-name="ce45"/>
          <table:table-cell table:style-name="ce77" office:value-type="string">
            <text:p>°</text:p>
          </table:table-cell>
          <table:table-cell table:style-name="ce129" office:value-type="string" table:number-columns-spanned="11" table:number-rows-spanned="1">
            <text:p>Updated PID-040 (Product Plan Number) Field Information guidance with the following: <text:span text:style-name="T6">"Loans submitted with any of the ARM plan IDs retired per the 9.2 Dec 2014 release will receive an Ineligible recommendation."Updated PID-040 (Product Plan Number) Field Information guidance with the following: "Loans submitted with any of the ARM plan IDs retired per the 9.2 Dec 2014 release will receive an Ineligible recommendation."Updated PID-040 (Product Plan Number) Field Information guidance with the following: "Loans submitted with any of the ARM plan IDs retired per the 9.2 Dec 2014 release will receive an Ineligible recommendation."Updated PID-040 (Product Plan Number) Field Information guidance with the following: "Loans submitted with any of the ARM plan IDs retired per the 9.2 Dec 2014 release will receive an Ineligible recommendation."Updated PID-040 (Product Plan Number) Field Information guidance with the following: "Loans submitted with any of the ARM plan IDs retired per the 9.2 Dec 2014 release will receive an Ineligible recommendation."Updated PID-040 (Product Plan Number) Field Information guidance with the following: "Loans submitted with any of the ARM plan IDs retired per the 9.2 Dec 2014 release will receive an Ineligible recommendation."</text:span></text:p>
          </table:table-cell>
          <table:covered-table-cell table:number-columns-repeated="9" table:style-name="ce122"/>
          <table:covered-table-cell table:style-name="ce129"/>
          <table:table-cell table:style-name="ce32" table:number-columns-repeated="1010"/>
        </table:table-row>
        <table:table-row table:style-name="ro25">
          <table:table-cell table:style-name="ce32"/>
          <table:table-cell table:style-name="ce45"/>
          <table:table-cell table:style-name="ce77" office:value-type="string">
            <text:p>°</text:p>
          </table:table-cell>
          <table:table-cell table:style-name="ce126" office:value-type="string">
            <text:p>Updated LMD- 040 (Fannie Neighbors Eligible) Field Information guidance with the following:</text:p>
          </table:table-cell>
          <table:table-cell table:style-name="ce179"/>
          <table:table-cell table:style-name="ce157" table:number-columns-repeated="8"/>
          <table:table-cell table:style-name="ce235"/>
          <table:table-cell table:style-name="ce32" table:number-columns-repeated="1010"/>
        </table:table-row>
        <table:table-row table:style-name="ro25">
          <table:table-cell table:style-name="ce32"/>
          <table:table-cell table:style-name="ce45"/>
          <table:table-cell table:style-name="ce77"/>
          <table:table-cell table:style-name="ce126" office:value-type="string">
            <text:p>⁻</text:p>
          </table:table-cell>
          <table:table-cell table:style-name="ce133" office:value-type="string" table:number-columns-spanned="10" table:number-rows-spanned="1">
            <text:p>Changed Required Conditionality from <text:span text:style-name="T6">"C"</text:span><text:span text:style-name="T7"> to </text:span><text:span text:style-name="T6">&lt;blank&gt;Changed Required Conditionality from "C"</text:span><text:span text:style-name="T7"> to </text:span><text:span text:style-name="T6">&lt;blank&gt;Changed Required Conditionality from "C"</text:span><text:span text:style-name="T7"> to </text:span><text:span text:style-name="T6">&lt;blank&gt;Changed Required Conditionality from "C"</text:span><text:span text:style-name="T7"> to </text:span><text:span text:style-name="T6">&lt;blank&gt;Changed Required Conditionality from "C"</text:span><text:span text:style-name="T7"> to </text:span><text:span text:style-name="T6">&lt;blank&gt;Changed Required Conditionality from "C"</text:span><text:span text:style-name="T7"> to </text:span><text:span text:style-name="T6">&lt;blank&gt;</text:span></text:p>
          </table:table-cell>
          <table:covered-table-cell table:number-columns-repeated="8" table:style-name="ce182"/>
          <table:covered-table-cell table:style-name="ce133"/>
          <table:table-cell table:style-name="ce32" table:number-columns-repeated="1010"/>
        </table:table-row>
        <table:table-row table:style-name="ro29">
          <table:table-cell table:style-name="ce32"/>
          <table:table-cell table:style-name="ce45"/>
          <table:table-cell table:style-name="ce78"/>
          <table:table-cell table:style-name="ce126" office:value-type="string">
            <text:p>⁻</text:p>
          </table:table-cell>
          <table:table-cell table:style-name="ce132" office:value-type="string" table:number-columns-spanned="10" table:number-rows-spanned="1">
            <text:p>Deleted, <text:span text:style-name="T6">"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Deleted, "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Deleted, "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Deleted, "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Deleted, "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Deleted, "FannieNeighbors indicator is not required for community lending transactions. If the value provided is “Yes” (Y), DU will apply the FannieNeighbors guidelines. If the indicator is “No” (N) or blank, DU will check the database and apply the FannieNeighbors guidelines if applicable to the Casefile."</text:span></text:p>
          </table:table-cell>
          <table:covered-table-cell table:number-columns-repeated="8" table:style-name="ce181"/>
          <table:covered-table-cell table:style-name="ce132"/>
          <table:table-cell table:style-name="ce32" table:number-columns-repeated="1010"/>
        </table:table-row>
        <table:table-row table:style-name="ro20">
          <table:table-cell/>
          <table:table-cell table:style-name="ce45"/>
          <table:table-cell table:style-name="ce78"/>
          <table:table-cell table:style-name="ce126" office:value-type="string">
            <text:p>⁻</text:p>
          </table:table-cell>
          <table:table-cell table:style-name="ce132" office:value-type="string" table:number-columns-spanned="10" table:number-rows-spanned="1">
            <text:p>Added:<text:span text:style-name="T6"> “Per DU 9.0, FannieNeighbors® option was retired.”Added: “Per DU 9.0, FannieNeighbors® option was retired.”Added: “Per DU 9.0, FannieNeighbors® option was retired.”Added: “Per DU 9.0, FannieNeighbors® option was retired.”Added: “Per DU 9.0, FannieNeighbors® option was retired.”Added: “Per DU 9.0, FannieNeighbors® option was retired.”</text:span></text:p>
          </table:table-cell>
          <table:covered-table-cell table:number-columns-repeated="8" table:style-name="ce181"/>
          <table:covered-table-cell table:style-name="ce132"/>
          <table:table-cell table:number-columns-repeated="1010"/>
        </table:table-row>
        <table:table-row table:style-name="ro30">
          <table:table-cell/>
          <table:table-cell table:style-name="ce47"/>
          <table:table-cell table:style-name="ce79" office:value-type="string">
            <text:p>Additional Changes:</text:p>
          </table:table-cell>
          <table:table-cell table:style-name="ce130" table:number-columns-repeated="10"/>
          <table:table-cell table:style-name="ce118"/>
          <table:table-cell table:number-columns-repeated="1010"/>
        </table:table-row>
        <table:table-row table:style-name="ro25">
          <table:table-cell/>
          <table:table-cell table:style-name="ce47"/>
          <table:table-cell table:style-name="ce77" office:value-type="string">
            <text:p>°</text:p>
          </table:table-cell>
          <table:table-cell table:style-name="ce131" office:value-type="string">
            <text:p><text:span text:style-name="T6">RLD Fannie Mae Form 1003, Version 3.2 Requirements and Data Format</text:span><text:span text:style-name="T7"> Integration guide converted to Microsoft Excel version </text:span><text:span text:style-name="T6">RLD Fannie Mae Form 1003, Version 3.2 Requirements and Data Format</text:span><text:span text:style-name="T7"> Integration guide converted to Microsoft Excel version </text:span><text:span text:style-name="T6">RLD Fannie Mae Form 1003, Version 3.2 Requirements and Data Format</text:span><text:span text:style-name="T7"> Integration guide converted to Microsoft Excel version </text:span><text:span text:style-name="T6">RLD Fannie Mae Form 1003, Version 3.2 Requirements and Data Format</text:span><text:span text:style-name="T7"> Integration guide converted to Microsoft Excel version </text:span><text:span text:style-name="T6">RLD Fannie Mae Form 1003, Version 3.2 Requirements and Data Format</text:span><text:span text:style-name="T7"> Integration guide converted to Microsoft Excel version </text:span><text:span text:style-name="T6">RLD Fannie Mae Form 1003, Version 3.2 Requirements and Data Format</text:span><text:span text:style-name="T7"> Integration guide converted to Microsoft Excel version </text:span></text:p>
          </table:table-cell>
          <table:table-cell table:style-name="ce180"/>
          <table:table-cell table:style-name="ce157" table:number-columns-repeated="8"/>
          <table:table-cell table:style-name="ce235"/>
          <table:table-cell table:number-columns-repeated="1010"/>
        </table:table-row>
        <table:table-row table:style-name="ro5">
          <table:table-cell/>
          <table:table-cell table:style-name="ce47"/>
          <table:table-cell table:style-name="ce77" office:value-type="string">
            <text:p>°</text:p>
          </table:table-cell>
          <table:table-cell table:style-name="ce132" office:value-type="string" table:number-columns-spanned="11" table:number-rows-spanned="1">
            <text:p>"Supported by LOS (Y/N)" column added to allow integrators to document supported data fields</text:p>
          </table:table-cell>
          <table:covered-table-cell table:number-columns-repeated="9" table:style-name="ce181"/>
          <table:covered-table-cell table:style-name="ce132"/>
          <table:table-cell table:number-columns-repeated="1010"/>
        </table:table-row>
        <table:table-row table:style-name="ro5">
          <table:table-cell/>
          <table:table-cell table:style-name="ce47"/>
          <table:table-cell table:style-name="ce77" office:value-type="string">
            <text:p>°</text:p>
          </table:table-cell>
          <table:table-cell table:style-name="ce132" office:value-type="string" table:number-columns-spanned="11" table:number-rows-spanned="1">
            <text:p>"Corresponding MISMO Attribute" column added for each applicable data field. </text:p>
          </table:table-cell>
          <table:covered-table-cell table:number-columns-repeated="9" table:style-name="ce181"/>
          <table:covered-table-cell table:style-name="ce132"/>
          <table:table-cell table:number-columns-repeated="1010"/>
        </table:table-row>
        <table:table-row table:style-name="ro25">
          <table:table-cell/>
          <table:table-cell table:style-name="ce47"/>
          <table:table-cell table:style-name="ce77" office:value-type="string">
            <text:p>°</text:p>
          </table:table-cell>
          <table:table-cell table:style-name="ce133" office:value-type="string" table:number-columns-spanned="11" table:number-rows-spanned="1">
            <text:p>Required Conditionality column in Data Format Table separated into individual columns for DU, Government, Credit and EarlyCheck</text:p>
          </table:table-cell>
          <table:covered-table-cell table:number-columns-repeated="9" table:style-name="ce182"/>
          <table:covered-table-cell table:style-name="ce133"/>
          <table:table-cell table:number-columns-repeated="1010"/>
        </table:table-row>
        <table:table-row table:style-name="ro25">
          <table:table-cell/>
          <table:table-cell table:style-name="ce47"/>
          <table:table-cell table:style-name="ce77" office:value-type="string">
            <text:p>°</text:p>
          </table:table-cell>
          <table:table-cell table:style-name="ce134" office:value-type="string" table:number-columns-spanned="11" table:number-rows-spanned="1">
            <text:p>Required Conditionality legend updated in the "How to Read" tab with:</text:p>
          </table:table-cell>
          <table:covered-table-cell table:number-columns-repeated="9" table:style-name="ce183"/>
          <table:covered-table-cell table:style-name="ce134"/>
          <table:table-cell table:number-columns-repeated="1010"/>
        </table:table-row>
        <table:table-row table:style-name="ro31">
          <table:table-cell/>
          <table:table-cell table:style-name="ce47"/>
          <table:table-cell table:style-name="ce78"/>
          <table:table-cell table:style-name="ce126" office:value-type="string">
            <text:p>⁻</text:p>
          </table:table-cell>
          <table:table-cell table:style-name="ce132" office:value-type="string" table:number-columns-spanned="10" table:number-rows-spanned="1">
            <text:p>IRE = Required If Record Exists</text:p>
          </table:table-cell>
          <table:covered-table-cell table:number-columns-repeated="8" table:style-name="ce181"/>
          <table:covered-table-cell table:style-name="ce132"/>
          <table:table-cell table:number-columns-repeated="1010"/>
        </table:table-row>
        <table:table-row table:style-name="ro1">
          <table:table-cell/>
          <table:table-cell table:style-name="ce47"/>
          <table:table-cell table:style-name="ce78"/>
          <table:table-cell table:style-name="ce126" office:value-type="string">
            <text:p>⁻</text:p>
          </table:table-cell>
          <table:table-cell table:style-name="ce182" office:value-type="string">
            <text:p>CL - Required if Community Lending</text:p>
          </table:table-cell>
          <table:table-cell table:style-name="ce172" table:number-columns-repeated="8"/>
          <table:table-cell table:style-name="ce186"/>
          <table:table-cell table:number-columns-repeated="1010"/>
        </table:table-row>
        <table:table-row table:style-name="ro1">
          <table:table-cell table:style-name="ce32"/>
          <table:table-cell table:style-name="ce47"/>
          <table:table-cell table:style-name="ce78"/>
          <table:table-cell table:style-name="ce126" office:value-type="string">
            <text:p>⁻</text:p>
          </table:table-cell>
          <table:table-cell table:style-name="ce182" office:value-type="string">
            <text:p>R = Required </text:p>
          </table:table-cell>
          <table:table-cell table:style-name="ce172" table:number-columns-repeated="8"/>
          <table:table-cell table:style-name="ce186"/>
          <table:table-cell table:style-name="ce32" table:number-columns-repeated="1010"/>
        </table:table-row>
        <table:table-row table:style-name="ro20">
          <table:table-cell/>
          <table:table-cell table:style-name="ce47"/>
          <table:table-cell table:style-name="ce77"/>
          <table:table-cell table:style-name="ce126" office:value-type="string">
            <text:p>⁻</text:p>
          </table:table-cell>
          <table:table-cell table:style-name="ce182" office:value-type="string">
            <text:p>C = Conditionally required if applicable</text:p>
          </table:table-cell>
          <table:table-cell table:style-name="ce172" table:number-columns-repeated="8"/>
          <table:table-cell table:style-name="ce186"/>
          <table:table-cell table:number-columns-repeated="1010"/>
        </table:table-row>
        <table:table-row table:style-name="ro25">
          <table:table-cell/>
          <table:table-cell table:style-name="ce45"/>
          <table:table-cell table:style-name="ce77" office:value-type="string">
            <text:p>°</text:p>
          </table:table-cell>
          <table:table-cell table:style-name="ce127" office:value-type="string" table:number-columns-spanned="11" table:number-rows-spanned="1">
            <text:p>Data fields updated for Early Check Required Conditionality from "R" or "C" to <text:span text:style-name="T6">&lt;blank&gt;:Data fields updated for Early Check Required Conditionality from "R" or "C" to &lt;blank&gt;:Data fields updated for Early Check Required Conditionality from "R" or "C" to &lt;blank&gt;:Data fields updated for Early Check Required Conditionality from "R" or "C" to &lt;blank&gt;:Data fields updated for Early Check Required Conditionality from "R" or "C" to &lt;blank&gt;:</text:span></text:p>
          </table:table-cell>
          <table:covered-table-cell table:number-columns-repeated="9" table:style-name="ce126"/>
          <table:covered-table-cell table:style-name="ce127"/>
          <table:table-cell table:number-columns-repeated="1010"/>
        </table:table-row>
        <table:table-row table:style-name="ro21">
          <table:table-cell/>
          <table:table-cell table:style-name="ce45"/>
          <table:table-cell table:style-name="ce78"/>
          <table:table-cell table:style-name="ce126" office:value-type="string">
            <text:p>⁻</text:p>
          </table:table-cell>
          <table:table-cell table:style-name="ce182" office:value-type="string">
            <text:p>06L-160</text:p>
          </table:table-cell>
          <table:table-cell table:style-name="ce128" office:value-type="string">
            <text:p>⁻</text:p>
          </table:table-cell>
          <table:table-cell table:style-name="ce182" office:value-type="string">
            <text:p>07A-050</text:p>
          </table:table-cell>
          <table:table-cell table:style-name="ce157" table:number-columns-repeated="6"/>
          <table:table-cell table:style-name="ce235"/>
          <table:table-cell table:number-columns-repeated="1010"/>
        </table:table-row>
        <table:table-row table:style-name="ro25">
          <table:table-cell table:style-name="ce32"/>
          <table:table-cell table:style-name="ce45"/>
          <table:table-cell table:style-name="ce77" office:value-type="string">
            <text:p>°</text:p>
          </table:table-cell>
          <table:table-cell table:style-name="ce127" office:value-type="string" table:number-columns-spanned="11" table:number-rows-spanned="1">
            <text:p>The following data fields were updated for Early Check Conditionality from <text:span text:style-name="T6">&lt;blank&gt;</text:span><text:span text:style-name="T7"> to "R" or "C":The following data fields were updated for Early Check Conditionality from </text:span><text:span text:style-name="T6">&lt;blank&gt;</text:span><text:span text:style-name="T7"> to "R" or "C":The following data fields were updated for Early Check Conditionality from </text:span><text:span text:style-name="T6">&lt;blank&gt;</text:span><text:span text:style-name="T7"> to "R" or "C":The following data fields were updated for Early Check Conditionality from </text:span><text:span text:style-name="T6">&lt;blank&gt;</text:span><text:span text:style-name="T7"> to "R" or "C":The following data fields were updated for Early Check Conditionality from </text:span><text:span text:style-name="T6">&lt;blank&gt;</text:span><text:span text:style-name="T7"> to "R" or "C":</text:span></text:p>
          </table:table-cell>
          <table:covered-table-cell table:number-columns-repeated="9" table:style-name="ce126"/>
          <table:covered-table-cell table:style-name="ce127"/>
          <table:table-cell table:style-name="ce32" table:number-columns-repeated="1010"/>
        </table:table-row>
        <table:table-row table:style-name="ro1">
          <table:table-cell/>
          <table:table-cell table:style-name="ce45"/>
          <table:table-cell table:style-name="ce78"/>
          <table:table-cell table:style-name="ce126" office:value-type="string">
            <text:p>⁻</text:p>
          </table:table-cell>
          <table:table-cell table:style-name="ce126" office:value-type="string">
            <text:p>EH-010</text:p>
          </table:table-cell>
          <table:table-cell table:style-name="ce128" office:value-type="string">
            <text:p>⁻</text:p>
          </table:table-cell>
          <table:table-cell table:style-name="ce126" office:value-type="string">
            <text:p>03C-020</text:p>
          </table:table-cell>
          <table:table-cell table:style-name="ce128" office:value-type="string">
            <text:p>⁻</text:p>
          </table:table-cell>
          <table:table-cell table:style-name="ce126" office:value-type="string">
            <text:p>07A-010</text:p>
          </table:table-cell>
          <table:table-cell table:style-name="ce128" office:value-type="string">
            <text:p>⁻</text:p>
          </table:table-cell>
          <table:table-cell table:style-name="ce126" office:value-type="string">
            <text:p>000-030</text:p>
          </table:table-cell>
          <table:table-cell table:style-name="ce128" office:value-type="string">
            <text:p>⁻</text:p>
          </table:table-cell>
          <table:table-cell table:style-name="ce126" office:value-type="string">
            <text:p>ARM-010</text:p>
          </table:table-cell>
          <table:table-cell table:style-name="ce127"/>
          <table:table-cell table:number-columns-repeated="1010"/>
        </table:table-row>
        <table:table-row table:style-name="ro13">
          <table:table-cell/>
          <table:table-cell table:style-name="ce45"/>
          <table:table-cell table:style-name="ce78"/>
          <table:table-cell table:style-name="ce126" office:value-type="string">
            <text:p>⁻</text:p>
          </table:table-cell>
          <table:table-cell table:style-name="ce126" office:value-type="string">
            <text:p>TPI-030</text:p>
          </table:table-cell>
          <table:table-cell table:style-name="ce128" office:value-type="string">
            <text:p>⁻</text:p>
          </table:table-cell>
          <table:table-cell table:style-name="ce126" office:value-type="string">
            <text:p>05H-010</text:p>
          </table:table-cell>
          <table:table-cell table:style-name="ce128" office:value-type="string">
            <text:p>⁻</text:p>
          </table:table-cell>
          <table:table-cell table:style-name="ce126" office:value-type="string">
            <text:p>07A-110</text:p>
          </table:table-cell>
          <table:table-cell table:style-name="ce128" office:value-type="string">
            <text:p>⁻</text:p>
          </table:table-cell>
          <table:table-cell table:style-name="ce126" office:value-type="string">
            <text:p>09B-010</text:p>
          </table:table-cell>
          <table:table-cell table:style-name="ce128" office:value-type="string">
            <text:p>⁻</text:p>
          </table:table-cell>
          <table:table-cell table:style-name="ce172" office:value-type="string">
            <text:p>GOA-010</text:p>
          </table:table-cell>
          <table:table-cell table:style-name="ce127"/>
          <table:table-cell table:number-columns-repeated="1010"/>
        </table:table-row>
        <table:table-row table:style-name="ro1">
          <table:table-cell/>
          <table:table-cell table:style-name="ce45"/>
          <table:table-cell table:style-name="ce78"/>
          <table:table-cell table:style-name="ce126" office:value-type="string">
            <text:p>⁻</text:p>
          </table:table-cell>
          <table:table-cell table:style-name="ce126" office:value-type="string">
            <text:p>TPI-040</text:p>
          </table:table-cell>
          <table:table-cell table:style-name="ce128" office:value-type="string">
            <text:p>⁻</text:p>
          </table:table-cell>
          <table:table-cell table:style-name="ce126" office:value-type="string">
            <text:p>05I-010</text:p>
          </table:table-cell>
          <table:table-cell table:style-name="ce128" office:value-type="string">
            <text:p>⁻</text:p>
          </table:table-cell>
          <table:table-cell table:style-name="ce126" office:value-type="string">
            <text:p>08A-010</text:p>
          </table:table-cell>
          <table:table-cell table:style-name="ce128" office:value-type="string">
            <text:p>⁻</text:p>
          </table:table-cell>
          <table:table-cell table:style-name="ce126" office:value-type="string">
            <text:p>99B-060</text:p>
          </table:table-cell>
          <table:table-cell table:style-name="ce128" office:value-type="string">
            <text:p>⁻</text:p>
          </table:table-cell>
          <table:table-cell table:style-name="ce172" office:value-type="string">
            <text:p>GOA-110</text:p>
          </table:table-cell>
          <table:table-cell table:style-name="ce127"/>
          <table:table-cell table:number-columns-repeated="1010"/>
        </table:table-row>
        <table:table-row table:style-name="ro1">
          <table:table-cell/>
          <table:table-cell table:style-name="ce45"/>
          <table:table-cell table:style-name="ce78"/>
          <table:table-cell table:style-name="ce126" office:value-type="string">
            <text:p>⁻</text:p>
          </table:table-cell>
          <table:table-cell table:style-name="ce126" office:value-type="string">
            <text:p>01A-010</text:p>
          </table:table-cell>
          <table:table-cell table:style-name="ce128" office:value-type="string">
            <text:p>⁻</text:p>
          </table:table-cell>
          <table:table-cell table:style-name="ce157" office:value-type="string">
            <text:p>06B-010</text:p>
          </table:table-cell>
          <table:table-cell table:style-name="ce128" office:value-type="string">
            <text:p>⁻</text:p>
          </table:table-cell>
          <table:table-cell table:style-name="ce126" office:value-type="string">
            <text:p>08A-160</text:p>
          </table:table-cell>
          <table:table-cell table:style-name="ce128" office:value-type="string">
            <text:p>⁻</text:p>
          </table:table-cell>
          <table:table-cell table:style-name="ce126" office:value-type="string">
            <text:p>ADS-010</text:p>
          </table:table-cell>
          <table:table-cell table:style-name="ce128" office:value-type="string">
            <text:p>⁻</text:p>
          </table:table-cell>
          <table:table-cell table:style-name="ce157" office:value-type="string">
            <text:p>GOB-010</text:p>
          </table:table-cell>
          <table:table-cell table:style-name="ce127"/>
          <table:table-cell table:number-columns-repeated="1010"/>
        </table:table-row>
        <table:table-row table:style-name="ro1">
          <table:table-cell/>
          <table:table-cell table:style-name="ce45"/>
          <table:table-cell table:style-name="ce78"/>
          <table:table-cell table:style-name="ce126" office:value-type="string">
            <text:p>⁻</text:p>
          </table:table-cell>
          <table:table-cell table:style-name="ce126" office:value-type="string">
            <text:p>02A-010</text:p>
          </table:table-cell>
          <table:table-cell table:style-name="ce128" office:value-type="string">
            <text:p>⁻</text:p>
          </table:table-cell>
          <table:table-cell table:style-name="ce126" office:value-type="string">
            <text:p>06B-020</text:p>
          </table:table-cell>
          <table:table-cell table:style-name="ce128" office:value-type="string">
            <text:p>⁻</text:p>
          </table:table-cell>
          <table:table-cell table:style-name="ce126" office:value-type="string">
            <text:p>10A-010</text:p>
          </table:table-cell>
          <table:table-cell table:style-name="ce128" office:value-type="string">
            <text:p>⁻</text:p>
          </table:table-cell>
          <table:table-cell table:style-name="ce157" office:value-type="string">
            <text:p>LNC-010</text:p>
          </table:table-cell>
          <table:table-cell table:style-name="ce128" office:value-type="string">
            <text:p>⁻</text:p>
          </table:table-cell>
          <table:table-cell table:style-name="ce157" office:value-type="string">
            <text:p>TT-010</text:p>
          </table:table-cell>
          <table:table-cell table:style-name="ce127"/>
          <table:table-cell table:number-columns-repeated="1010"/>
        </table:table-row>
        <table:table-row table:style-name="ro1">
          <table:table-cell/>
          <table:table-cell table:style-name="ce45"/>
          <table:table-cell table:style-name="ce78"/>
          <table:table-cell table:style-name="ce126" office:value-type="string">
            <text:p>⁻</text:p>
          </table:table-cell>
          <table:table-cell table:style-name="ce126" office:value-type="string">
            <text:p>02B-010</text:p>
          </table:table-cell>
          <table:table-cell table:style-name="ce128" office:value-type="string">
            <text:p>⁻</text:p>
          </table:table-cell>
          <table:table-cell table:style-name="ce126" office:value-type="string">
            <text:p>06F-010</text:p>
          </table:table-cell>
          <table:table-cell table:style-name="ce128" office:value-type="string">
            <text:p>⁻</text:p>
          </table:table-cell>
          <table:table-cell table:style-name="ce126" office:value-type="string">
            <text:p>10R-010</text:p>
          </table:table-cell>
          <table:table-cell table:style-name="ce128" office:value-type="string">
            <text:p>⁻</text:p>
          </table:table-cell>
          <table:table-cell table:style-name="ce157" office:value-type="string">
            <text:p>PID-010</text:p>
          </table:table-cell>
          <table:table-cell table:style-name="ce128" office:value-type="string">
            <text:p>⁻</text:p>
          </table:table-cell>
          <table:table-cell table:style-name="ce126" office:value-type="string">
            <text:p>TT-020</text:p>
          </table:table-cell>
          <table:table-cell table:style-name="ce127"/>
          <table:table-cell table:number-columns-repeated="1010"/>
        </table:table-row>
        <table:table-row table:style-name="ro1">
          <table:table-cell table:style-name="ce33"/>
          <table:table-cell table:style-name="ce45"/>
          <table:table-cell table:style-name="ce78"/>
          <table:table-cell table:style-name="ce126" office:value-type="string">
            <text:p>⁻</text:p>
          </table:table-cell>
          <table:table-cell table:style-name="ce126" office:value-type="string">
            <text:p>02D-010</text:p>
          </table:table-cell>
          <table:table-cell table:style-name="ce128" office:value-type="string">
            <text:p>⁻</text:p>
          </table:table-cell>
          <table:table-cell table:style-name="ce126" office:value-type="string">
            <text:p>06G-010</text:p>
          </table:table-cell>
          <table:table-cell table:style-name="ce128" office:value-type="string">
            <text:p>⁻</text:p>
          </table:table-cell>
          <table:table-cell table:style-name="ce126" office:value-type="string">
            <text:p>000-010</text:p>
          </table:table-cell>
          <table:table-cell table:style-name="ce128" office:value-type="string">
            <text:p>⁻</text:p>
          </table:table-cell>
          <table:table-cell table:style-name="ce126" office:value-type="string">
            <text:p>PCH-010</text:p>
          </table:table-cell>
          <table:table-cell table:style-name="ce128" office:value-type="string">
            <text:p>⁻</text:p>
          </table:table-cell>
          <table:table-cell table:style-name="ce126" office:value-type="string">
            <text:p>ET-010</text:p>
          </table:table-cell>
          <table:table-cell table:style-name="ce127"/>
          <table:table-cell table:style-name="ce33" table:number-columns-repeated="1010"/>
        </table:table-row>
        <table:table-row table:style-name="ro25">
          <table:table-cell table:style-name="ce33"/>
          <table:table-cell table:style-name="ce47"/>
          <table:table-cell table:style-name="ce77"/>
          <table:table-cell table:style-name="ce126" office:value-type="string">
            <text:p>⁻</text:p>
          </table:table-cell>
          <table:table-cell table:style-name="ce126" office:value-type="string">
            <text:p>03C-010</text:p>
          </table:table-cell>
          <table:table-cell table:style-name="ce128" office:value-type="string">
            <text:p>⁻</text:p>
          </table:table-cell>
          <table:table-cell table:style-name="ce126" office:value-type="string">
            <text:p>06L-010</text:p>
          </table:table-cell>
          <table:table-cell table:style-name="ce128" office:value-type="string">
            <text:p>⁻</text:p>
          </table:table-cell>
          <table:table-cell table:style-name="ce126" office:value-type="string">
            <text:p>000-020</text:p>
          </table:table-cell>
          <table:table-cell table:style-name="ce128" office:value-type="string">
            <text:p>⁻</text:p>
          </table:table-cell>
          <table:table-cell table:style-name="ce126" office:value-type="string">
            <text:p>PCH-020</text:p>
          </table:table-cell>
          <table:table-cell table:style-name="ce126"/>
          <table:table-cell table:style-name="ce126" office:value-type="string">
            <text:p>ET-020</text:p>
          </table:table-cell>
          <table:table-cell table:style-name="ce127"/>
          <table:table-cell table:style-name="ce33" table:number-columns-repeated="1010"/>
        </table:table-row>
        <table:table-row table:style-name="ro25">
          <table:table-cell table:style-name="ce33"/>
          <table:table-cell table:style-name="ce47"/>
          <table:table-cell table:style-name="ce70" office:value-type="string">
            <text:p>°</text:p>
          </table:table-cell>
          <table:table-cell table:style-name="ce118" office:value-type="string" table:number-columns-spanned="11" table:number-rows-spanned="1">
            <text:p>Updated 02E-020 (Down Payment Type Code) Field Information guidance with the following:</text:p>
          </table:table-cell>
          <table:covered-table-cell table:number-columns-repeated="9" table:style-name="ce130"/>
          <table:covered-table-cell table:style-name="ce118"/>
          <table:table-cell table:style-name="ce33" table:number-columns-repeated="1010"/>
        </table:table-row>
        <table:table-row table:style-name="ro32">
          <table:table-cell table:style-name="ce33"/>
          <table:table-cell table:style-name="ce47"/>
          <table:table-cell table:style-name="ce78"/>
          <table:table-cell table:style-name="ce126" office:value-type="string">
            <text:p>⁻</text:p>
          </table:table-cell>
          <table:table-cell table:style-name="ce118" office:value-type="string" table:number-columns-spanned="10" table:number-rows-spanned="1">
            <text:p>Changed EDI code 09 definition from <text:span text:style-name="T6">“09=Financing Secured by same property”</text:span><text:span text:style-name="T7"> to </text:span><text:span text:style-name="T6">“09=Bridge Loan”Changed EDI code 09 definition from “09=Financing Secured by same property”</text:span><text:span text:style-name="T7"> to </text:span><text:span text:style-name="T6">“09=Bridge Loan”Changed EDI code 09 definition from “09=Financing Secured by same property”</text:span><text:span text:style-name="T7"> to </text:span><text:span text:style-name="T6">“09=Bridge Loan”Changed EDI code 09 definition from “09=Financing Secured by same property”</text:span><text:span text:style-name="T7"> to </text:span><text:span text:style-name="T6">“09=Bridge Loan”Changed EDI code 09 definition from “09=Financing Secured by same property”</text:span><text:span text:style-name="T7"> to </text:span><text:span text:style-name="T6">“09=Bridge Loan”</text:span></text:p>
          </table:table-cell>
          <table:covered-table-cell table:number-columns-repeated="8" table:style-name="ce130"/>
          <table:covered-table-cell table:style-name="ce118"/>
          <table:table-cell table:style-name="ce33" table:number-columns-repeated="1010"/>
        </table:table-row>
        <table:table-row table:style-name="ro31">
          <table:table-cell table:style-name="ce33"/>
          <table:table-cell table:style-name="ce47"/>
          <table:table-cell table:style-name="ce78"/>
          <table:table-cell table:style-name="ce126" office:value-type="string">
            <text:p>⁻</text:p>
          </table:table-cell>
          <table:table-cell table:style-name="ce118" office:value-type="string" table:number-columns-spanned="10" table:number-rows-spanned="1">
            <text:p>Updated guidance information, <text:span text:style-name="T6">“Each source of down payment should be passed as a 02E segment to DU."</text:span><text:span text:style-name="T7"> to</text:span><text:span text:style-name="T6"> “Each source of down payment should be passed as an individual</text:span><text:span text:style-name="T10"> </text:span><text:span text:style-name="T6">02E segment to DU."Updated guidance information, “Each source of down payment should be passed as a 02E segment to DU."</text:span><text:span text:style-name="T7"> to</text:span><text:span text:style-name="T6"> “Each source of down payment should be passed as an individual</text:span><text:span text:style-name="T10"> </text:span><text:span text:style-name="T6">02E segment to DU."Updated guidance information, “Each source of down payment should be passed as a 02E segment to DU."</text:span><text:span text:style-name="T7"> to</text:span><text:span text:style-name="T6"> “Each source of down payment should be passed as an individual</text:span><text:span text:style-name="T10"> </text:span><text:span text:style-name="T6">02E segment to DU."Updated guidance information, “Each source of down payment should be passed as a 02E segment to DU."</text:span><text:span text:style-name="T7"> to</text:span><text:span text:style-name="T6"> “Each source of down payment should be passed as an individual</text:span><text:span text:style-name="T10"> </text:span><text:span text:style-name="T6">02E segment to DU."Updated guidance information, “Each source of down payment should be passed as a 02E segment to DU."</text:span><text:span text:style-name="T7"> to</text:span><text:span text:style-name="T6"> “Each source of down payment should be passed as an individual</text:span><text:span text:style-name="T10"> </text:span><text:span text:style-name="T6">02E segment to DU."</text:span></text:p>
          </table:table-cell>
          <table:covered-table-cell table:number-columns-repeated="8" table:style-name="ce130"/>
          <table:covered-table-cell table:style-name="ce118"/>
          <table:table-cell table:style-name="ce33" table:number-columns-repeated="1010"/>
        </table:table-row>
        <table:table-row table:style-name="ro22">
          <table:table-cell table:style-name="ce33"/>
          <table:table-cell table:style-name="ce45"/>
          <table:table-cell table:style-name="ce77" office:value-type="string">
            <text:p>°</text:p>
          </table:table-cell>
          <table:table-cell table:style-name="ce127" office:value-type="string" table:number-columns-spanned="11" table:number-rows-spanned="1">
            <text:p>Updated 03A-140 (Cross-Reference Number) Required Conditionality from <text:span text:style-name="T6">&lt;blank&gt;</text:span><text:span text:style-name="T7"> to </text:span><text:span text:style-name="T6">"C"</text:span><text:span text:style-name="T7"> for DU, Government and Credit casefilesUpdated 03A-140 (Cross-Reference Number) Required Conditionality from </text:span><text:span text:style-name="T6">&lt;blank&gt;</text:span><text:span text:style-name="T7"> to </text:span><text:span text:style-name="T6">"C"</text:span><text:span text:style-name="T7"> for DU, Government and Credit casefilesUpdated 03A-140 (Cross-Reference Number) Required Conditionality from </text:span><text:span text:style-name="T6">&lt;blank&gt;</text:span><text:span text:style-name="T7"> to </text:span><text:span text:style-name="T6">"C"</text:span><text:span text:style-name="T7"> for DU, Government and Credit casefilesUpdated 03A-140 (Cross-Reference Number) Required Conditionality from </text:span><text:span text:style-name="T6">&lt;blank&gt;</text:span><text:span text:style-name="T7"> to </text:span><text:span text:style-name="T6">"C"</text:span><text:span text:style-name="T7"> for DU, Government and Credit casefiles</text:span></text:p>
          </table:table-cell>
          <table:covered-table-cell table:number-columns-repeated="9" table:style-name="ce126"/>
          <table:covered-table-cell table:style-name="ce127"/>
          <table:table-cell table:style-name="ce33" table:number-columns-repeated="1010"/>
        </table:table-row>
        <table:table-row table:style-name="ro26">
          <table:table-cell/>
          <table:table-cell table:style-name="ce45"/>
          <table:table-cell table:style-name="ce77" office:value-type="string">
            <text:p>°</text:p>
          </table:table-cell>
          <table:table-cell table:style-name="ce129" office:value-type="string" table:number-columns-spanned="11" table:number-rows-spanned="1">
            <text:p>Updated 06A-040 (Cash or Market Value) Field Information guidance and replaced, <text:span text:style-name="T6">"This value must also be entered in segment 07B as: 'Other Credits'"</text:span><text:span text:style-name="T7"> with </text:span><text:span text:style-name="T6">"Record data in 06C and/or 07B as: 'Other Credits'."Updated 06A-040 (Cash or Market Value) Field Information guidance and replaced, "This value must also be entered in segment 07B as: 'Other Credits'"</text:span><text:span text:style-name="T7"> with </text:span><text:span text:style-name="T6">"Record data in 06C and/or 07B as: 'Other Credits'."Updated 06A-040 (Cash or Market Value) Field Information guidance and replaced, "This value must also be entered in segment 07B as: 'Other Credits'"</text:span><text:span text:style-name="T7"> with </text:span><text:span text:style-name="T6">"Record data in 06C and/or 07B as: 'Other Credits'."Updated 06A-040 (Cash or Market Value) Field Information guidance and replaced, "This value must also be entered in segment 07B as: 'Other Credits'"</text:span><text:span text:style-name="T7"> with </text:span><text:span text:style-name="T6">"Record data in 06C and/or 07B as: 'Other Credits'."</text:span></text:p>
          </table:table-cell>
          <table:covered-table-cell table:number-columns-repeated="9" table:style-name="ce122"/>
          <table:covered-table-cell table:style-name="ce129"/>
          <table:table-cell table:number-columns-repeated="1010"/>
        </table:table-row>
        <table:table-row table:style-name="ro33">
          <table:table-cell/>
          <table:table-cell table:style-name="ce45"/>
          <table:table-cell table:style-name="ce77" office:value-type="string">
            <text:p>°</text:p>
          </table:table-cell>
          <table:table-cell table:style-name="ce129" office:value-type="string" table:number-columns-spanned="11" table:number-rows-spanned="1">
            <text:p>Updated 06G-010 (Record ID: Real Estate Owned) guidance and replaced, <text:span text:style-name="T6">"Required if Real Estate Owned"</text:span><text:span text:style-name="T7"> with "Required if Real Estate Property(s) is owned"Updated 06G-010 (Record ID: Real Estate Owned) guidance and replaced, </text:span><text:span text:style-name="T6">"Required if Real Estate Owned"</text:span><text:span text:style-name="T7"> with "Required if Real Estate Property(s) is owned"Updated 06G-010 (Record ID: Real Estate Owned) guidance and replaced, </text:span><text:span text:style-name="T6">"Required if Real Estate Owned"</text:span><text:span text:style-name="T7"> with "Required if Real Estate Property(s) is owned"Updated 06G-010 (Record ID: Real Estate Owned) guidance and replaced, </text:span><text:span text:style-name="T6">"Required if Real Estate Owned"</text:span><text:span text:style-name="T7"> with "Required if Real Estate Property(s) is owned"</text:span></text:p>
          </table:table-cell>
          <table:covered-table-cell table:number-columns-repeated="9" table:style-name="ce122"/>
          <table:covered-table-cell table:style-name="ce129"/>
          <table:table-cell table:number-columns-repeated="1010"/>
        </table:table-row>
        <table:table-row table:style-name="ro25">
          <table:table-cell/>
          <table:table-cell table:style-name="ce45"/>
          <table:table-cell table:style-name="ce77" office:value-type="string">
            <text:p>°</text:p>
          </table:table-cell>
          <table:table-cell table:style-name="ce127" office:value-type="string" table:number-columns-spanned="11" table:number-rows-spanned="1">
            <text:p>Updated LEA-020 (FHA Lender Identifier) Required Conditionality from <text:span text:style-name="T6">&lt;blank&gt;</text:span><text:span text:style-name="T7"> to </text:span><text:span text:style-name="T6">"C"</text:span><text:span text:style-name="T7"> for Government casefilesUpdated LEA-020 (FHA Lender Identifier) Required Conditionality from </text:span><text:span text:style-name="T6">&lt;blank&gt;</text:span><text:span text:style-name="T7"> to </text:span><text:span text:style-name="T6">"C"</text:span><text:span text:style-name="T7"> for Government casefilesUpdated LEA-020 (FHA Lender Identifier) Required Conditionality from </text:span><text:span text:style-name="T6">&lt;blank&gt;</text:span><text:span text:style-name="T7"> to </text:span><text:span text:style-name="T6">"C"</text:span><text:span text:style-name="T7"> for Government casefilesUpdated LEA-020 (FHA Lender Identifier) Required Conditionality from </text:span><text:span text:style-name="T6">&lt;blank&gt;</text:span><text:span text:style-name="T7"> to </text:span><text:span text:style-name="T6">"C"</text:span><text:span text:style-name="T7"> for Government casefiles</text:span></text:p>
          </table:table-cell>
          <table:covered-table-cell table:number-columns-repeated="9" table:style-name="ce126"/>
          <table:covered-table-cell table:style-name="ce127"/>
          <table:table-cell table:number-columns-repeated="1010"/>
        </table:table-row>
        <table:table-row table:style-name="ro25">
          <table:table-cell/>
          <table:table-cell table:style-name="ce45"/>
          <table:table-cell table:style-name="ce77" office:value-type="string">
            <text:p>°</text:p>
          </table:table-cell>
          <table:table-cell table:style-name="ce127" office:value-type="string" table:number-columns-spanned="11" table:number-rows-spanned="1">
            <text:p>Updated LEA-030 (FHA Sponsor Identifier) Required Conditionality from <text:span text:style-name="T6">&lt;blank&gt;</text:span><text:span text:style-name="T7"> to </text:span><text:span text:style-name="T6">"C"</text:span><text:span text:style-name="T7"> for Government casefilesUpdated LEA-030 (FHA Sponsor Identifier) Required Conditionality from </text:span><text:span text:style-name="T6">&lt;blank&gt;</text:span><text:span text:style-name="T7"> to </text:span><text:span text:style-name="T6">"C"</text:span><text:span text:style-name="T7"> for Government casefilesUpdated LEA-030 (FHA Sponsor Identifier) Required Conditionality from </text:span><text:span text:style-name="T6">&lt;blank&gt;</text:span><text:span text:style-name="T7"> to </text:span><text:span text:style-name="T6">"C"</text:span><text:span text:style-name="T7"> for Government casefilesUpdated LEA-030 (FHA Sponsor Identifier) Required Conditionality from </text:span><text:span text:style-name="T6">&lt;blank&gt;</text:span><text:span text:style-name="T7"> to </text:span><text:span text:style-name="T6">"C"</text:span><text:span text:style-name="T7"> for Government casefiles</text:span></text:p>
          </table:table-cell>
          <table:covered-table-cell table:number-columns-repeated="9" table:style-name="ce126"/>
          <table:covered-table-cell table:style-name="ce127"/>
          <table:table-cell table:number-columns-repeated="1010"/>
        </table:table-row>
        <table:table-row table:style-name="ro34">
          <table:table-cell/>
          <table:table-cell table:style-name="ce45"/>
          <table:table-cell table:style-name="ce77" office:value-type="string">
            <text:p>°</text:p>
          </table:table-cell>
          <table:table-cell table:style-name="ce127" office:value-type="string" table:number-columns-spanned="11" table:number-rows-spanned="1">
            <text:p>Updated LEA-040 (Sponsored Originator EIN) Required Conditionality from <text:span text:style-name="T6">&lt;blank&gt;</text:span><text:span text:style-name="T7"> to </text:span><text:span text:style-name="T6">"C"</text:span><text:span text:style-name="T7"> for Government casefilesUpdated LEA-040 (Sponsored Originator EIN) Required Conditionality from </text:span><text:span text:style-name="T6">&lt;blank&gt;</text:span><text:span text:style-name="T7"> to </text:span><text:span text:style-name="T6">"C"</text:span><text:span text:style-name="T7"> for Government casefilesUpdated LEA-040 (Sponsored Originator EIN) Required Conditionality from </text:span><text:span text:style-name="T6">&lt;blank&gt;</text:span><text:span text:style-name="T7"> to </text:span><text:span text:style-name="T6">"C"</text:span><text:span text:style-name="T7"> for Government casefilesUpdated LEA-040 (Sponsored Originator EIN) Required Conditionality from </text:span><text:span text:style-name="T6">&lt;blank&gt;</text:span><text:span text:style-name="T7"> to </text:span><text:span text:style-name="T6">"C"</text:span><text:span text:style-name="T7"> for Government casefiles</text:span></text:p>
          </table:table-cell>
          <table:covered-table-cell table:number-columns-repeated="9" table:style-name="ce126"/>
          <table:covered-table-cell table:style-name="ce127"/>
          <table:table-cell table:number-columns-repeated="1010"/>
        </table:table-row>
        <table:table-row table:style-name="ro25">
          <table:table-cell/>
          <table:table-cell table:style-name="ce46"/>
          <table:table-cell table:style-name="ce80" office:value-type="string">
            <text:p>°</text:p>
          </table:table-cell>
          <table:table-cell table:style-name="ce135" office:value-type="string" table:number-columns-spanned="11" table:number-rows-spanned="1">
            <text:p>Updated PID-010 (Record ID: Product Identification) Required Conditionality from &lt;blank&gt; to <text:span text:style-name="T6">"R"</text:span><text:span text:style-name="T7"> for Government casefilesUpdated PID-010 (Record ID: Product Identification) Required Conditionality from &lt;blank&gt; to </text:span><text:span text:style-name="T6">"R"</text:span><text:span text:style-name="T7"> for Government casefilesUpdated PID-010 (Record ID: Product Identification) Required Conditionality from &lt;blank&gt; to </text:span><text:span text:style-name="T6">"R"</text:span><text:span text:style-name="T7"> for Government casefilesUpdated PID-010 (Record ID: Product Identification) Required Conditionality from &lt;blank&gt; to </text:span><text:span text:style-name="T6">"R"</text:span><text:span text:style-name="T7"> for Government casefiles</text:span></text:p>
          </table:table-cell>
          <table:covered-table-cell table:number-columns-repeated="9" table:style-name="ce147"/>
          <table:covered-table-cell table:style-name="ce135"/>
          <table:table-cell table:number-columns-repeated="1010"/>
        </table:table-row>
        <table:table-row table:style-name="ro35">
          <table:table-cell/>
          <table:table-cell table:style-name="ce49" office:value-type="float" office:value="41848">
            <text:p>07/28/14</text:p>
          </table:table-cell>
          <table:table-cell table:style-name="ce78" office:value-type="string">
            <text:p>°</text:p>
          </table:table-cell>
          <table:table-cell table:style-name="ce136" office:value-type="string">
            <text:p>Updated 01A-040 (Agency Case Number) Required conditionality from <text:span text:style-name="T8">“G”</text:span><text:span text:style-name="T9"> to </text:span><text:span text:style-name="T8">“G/Conditional”Updated 01A-040 (Agency Case Number) Required conditionality from “G”</text:span><text:span text:style-name="T9"> to </text:span><text:span text:style-name="T8">“G/Conditional”Updated 01A-040 (Agency Case Number) Required conditionality from “G”</text:span><text:span text:style-name="T9"> to </text:span><text:span text:style-name="T8">“G/Conditional”Updated 01A-040 (Agency Case Number) Required conditionality from “G”</text:span><text:span text:style-name="T9"> to </text:span><text:span text:style-name="T8">“G/Conditional”</text:span></text:p>
          </table:table-cell>
          <table:table-cell table:style-name="ce184"/>
          <table:table-cell table:style-name="ce213" table:number-columns-repeated="8"/>
          <table:table-cell table:style-name="ce236"/>
          <table:table-cell table:number-columns-repeated="1010"/>
        </table:table-row>
        <table:table-row table:style-name="ro1">
          <table:table-cell/>
          <table:table-cell table:style-name="ce47"/>
          <table:table-cell table:style-name="ce78" office:value-type="string">
            <text:p>°</text:p>
          </table:table-cell>
          <table:table-cell table:style-name="ce137" office:value-type="string">
            <text:p>Updated 01A-050 (Case Number) Required conditionality guidance and deleted, <text:span text:style-name="T8">“Conditionally required for import”Updated 01A-050 (Case Number) Required conditionality guidance and deleted, “Conditionally required for import”Updated 01A-050 (Case Number) Required conditionality guidance and deleted, “Conditionally required for import”Updated 01A-050 (Case Number) Required conditionality guidance and deleted, “Conditionally required for import”</text:span></text:p>
          </table:table-cell>
          <table:table-cell table:style-name="ce185"/>
          <table:table-cell table:style-name="ce213" table:number-columns-repeated="8"/>
          <table:table-cell table:style-name="ce236"/>
          <table:table-cell table:number-columns-repeated="1010"/>
        </table:table-row>
        <table:table-row table:style-name="ro1">
          <table:table-cell/>
          <table:table-cell table:style-name="ce47"/>
          <table:table-cell table:style-name="ce78" office:value-type="string">
            <text:p>°</text:p>
          </table:table-cell>
          <table:table-cell table:style-name="ce137" office:value-type="string">
            <text:p>Updated PAI-020 (House Number) Required conditionality from <text:span text:style-name="T8">“X, G”</text:span><text:span text:style-name="T9"> to </text:span><text:span text:style-name="T8">“X/Conditional, G/Conditional”Updated PAI-020 (House Number) Required conditionality from “X, G”</text:span><text:span text:style-name="T9"> to </text:span><text:span text:style-name="T8">“X/Conditional, G/Conditional”Updated PAI-020 (House Number) Required conditionality from “X, G”</text:span><text:span text:style-name="T9"> to </text:span><text:span text:style-name="T8">“X/Conditional, G/Conditional”Updated PAI-020 (House Number) Required conditionality from “X, G”</text:span><text:span text:style-name="T9"> to </text:span><text:span text:style-name="T8">“X/Conditional, G/Conditional”</text:span></text:p>
          </table:table-cell>
          <table:table-cell table:style-name="ce185"/>
          <table:table-cell table:style-name="ce213" table:number-columns-repeated="8"/>
          <table:table-cell table:style-name="ce236"/>
          <table:table-cell table:number-columns-repeated="1010"/>
        </table:table-row>
        <table:table-row table:style-name="ro22">
          <table:table-cell/>
          <table:table-cell table:style-name="ce47"/>
          <table:table-cell table:style-name="ce78" office:value-type="string">
            <text:p>°</text:p>
          </table:table-cell>
          <table:table-cell table:style-name="ce138" office:value-type="string">
            <text:p>Updated PAI-030 (Street Name) Required conditionality from <text:span text:style-name="T6">“X, G”</text:span><text:span text:style-name="T7"> to </text:span><text:span text:style-name="T6">“X/Conditional, G/Conditional”Updated PAI-030 (Street Name) Required conditionality from “X, G”</text:span><text:span text:style-name="T7"> to </text:span><text:span text:style-name="T6">“X/Conditional, G/Conditional”Updated PAI-030 (Street Name) Required conditionality from “X, G”</text:span><text:span text:style-name="T7"> to </text:span><text:span text:style-name="T6">“X/Conditional, G/Conditional”Updated PAI-030 (Street Name) Required conditionality from “X, G”</text:span><text:span text:style-name="T7"> to </text:span><text:span text:style-name="T6">“X/Conditional, G/Conditional”</text:span></text:p>
          </table:table-cell>
          <table:table-cell/>
          <table:table-cell table:style-name="ce213" table:number-columns-repeated="8"/>
          <table:table-cell table:style-name="ce236"/>
          <table:table-cell table:number-columns-repeated="1010"/>
        </table:table-row>
        <table:table-row table:style-name="ro33">
          <table:table-cell/>
          <table:table-cell table:style-name="ce47"/>
          <table:table-cell table:style-name="ce78" office:value-type="string">
            <text:p>°</text:p>
          </table:table-cell>
          <table:table-cell table:style-name="ce138" office:value-type="string">
            <text:p>Updated PAI-040 (Unit Number) Required conditionality from <text:span text:style-name="T6">“X, G”</text:span><text:span text:style-name="T7"> to </text:span><text:span text:style-name="T6">“X/Conditional, G/Conditional”Updated PAI-040 (Unit Number) Required conditionality from “X, G”</text:span><text:span text:style-name="T7"> to </text:span><text:span text:style-name="T6">“X/Conditional, G/Conditional”Updated PAI-040 (Unit Number) Required conditionality from “X, G”</text:span><text:span text:style-name="T7"> to </text:span><text:span text:style-name="T6">“X/Conditional, G/Conditional”Updated PAI-040 (Unit Number) Required conditionality from “X, G”</text:span><text:span text:style-name="T7"> to </text:span><text:span text:style-name="T6">“X/Conditional, G/Conditional”</text:span></text:p>
          </table:table-cell>
          <table:table-cell/>
          <table:table-cell table:style-name="ce213" table:number-columns-repeated="8"/>
          <table:table-cell table:style-name="ce236"/>
          <table:table-cell table:number-columns-repeated="1010"/>
        </table:table-row>
        <table:table-row table:style-name="ro1">
          <table:table-cell/>
          <table:table-cell table:style-name="ce47"/>
          <table:table-cell table:style-name="ce78" office:value-type="string">
            <text:p>°</text:p>
          </table:table-cell>
          <table:table-cell table:style-name="ce138" office:value-type="string">
            <text:p>Updated 02E-020 (Down Payment Type Code) Field Information guidance:</text:p>
          </table:table-cell>
          <table:table-cell table:style-name="ce138"/>
          <table:table-cell table:style-name="ce213" table:number-columns-repeated="8"/>
          <table:table-cell table:style-name="ce236"/>
          <table:table-cell table:number-columns-repeated="1010"/>
        </table:table-row>
        <table:table-row table:style-name="ro1">
          <table:table-cell/>
          <table:table-cell table:style-name="ce48"/>
          <table:table-cell table:style-name="ce78"/>
          <table:table-cell table:style-name="ce126" office:value-type="string">
            <text:p>⁻</text:p>
          </table:table-cell>
          <table:table-cell table:style-name="ce138" office:value-type="string">
            <text:p>Changed EDI code 09 definition from<text:span text:style-name="T6"> “09=Bridge Loan”</text:span><text:span text:style-name="T7"> to</text:span><text:span text:style-name="T6"> “09=Financing Secured by same property”Changed EDI code 09 definition from “09=Bridge Loan”</text:span><text:span text:style-name="T7"> to</text:span><text:span text:style-name="T6"> “09=Financing Secured by same property”Changed EDI code 09 definition from “09=Bridge Loan”</text:span><text:span text:style-name="T7"> to</text:span><text:span text:style-name="T6"> “09=Financing Secured by same property”Changed EDI code 09 definition from “09=Bridge Loan”</text:span><text:span text:style-name="T7"> to</text:span><text:span text:style-name="T6"> “09=Financing Secured by same property”</text:span></text:p>
          </table:table-cell>
          <table:table-cell table:style-name="ce157" table:number-columns-repeated="8"/>
          <table:table-cell table:style-name="ce235"/>
          <table:table-cell table:number-columns-repeated="1010"/>
        </table:table-row>
        <table:table-row table:style-name="ro20">
          <table:table-cell/>
          <table:table-cell table:style-name="ce48"/>
          <table:table-cell table:style-name="ce78"/>
          <table:table-cell table:style-name="ce126" office:value-type="string">
            <text:p>⁻</text:p>
          </table:table-cell>
          <table:table-cell table:style-name="ce132" office:value-type="string" table:number-columns-spanned="10" table:number-rows-spanned="1">
            <text:p>Replaced, <text:span text:style-name="T6">“While multiple 02E segments can be passed to DU, only one instance of a FHA Gift Source and Amount is sent to the FHA TOTAL Mortgage Scorecard......"</text:span><text:span text:style-name="T7"> with </text:span><text:span text:style-name="T6">“Each source of down payment should be passed as a 02E segment to DU. Multiple occurances of the 02E segment can be passed." </text:span><text:span text:style-name="T7">AND </text:span><text:span text:style-name="T6">“Only one instance of a FHA Gift Source and Amount is sent to the FHA TOTAL Mortgage Scorecard..."Replaced, “While multiple 02E segments can be passed to DU, only one instance of a FHA Gift Source and Amount is sent to the FHA TOTAL Mortgage Scorecard......"</text:span><text:span text:style-name="T7"> with </text:span><text:span text:style-name="T6">“Each source of down payment should be passed as a 02E segment to DU. Multiple occurances of the 02E segment can be passed." </text:span><text:span text:style-name="T7">AND </text:span><text:span text:style-name="T6">“Only one instance of a FHA Gift Source and Amount is sent to the FHA TOTAL Mortgage Scorecard..."Replaced, “While multiple 02E segments can be passed to DU, only one instance of a FHA Gift Source and Amount is sent to the FHA TOTAL Mortgage Scorecard......"</text:span><text:span text:style-name="T7"> with </text:span><text:span text:style-name="T6">“Each source of down payment should be passed as a 02E segment to DU. Multiple occurances of the 02E segment can be passed." </text:span><text:span text:style-name="T7">AND </text:span><text:span text:style-name="T6">“Only one instance of a FHA Gift Source and Amount is sent to the FHA TOTAL Mortgage Scorecard..."Replaced, “While multiple 02E segments can be passed to DU, only one instance of a FHA Gift Source and Amount is sent to the FHA TOTAL Mortgage Scorecard......"</text:span><text:span text:style-name="T7"> with </text:span><text:span text:style-name="T6">“Each source of down payment should be passed as a 02E segment to DU. Multiple occurances of the 02E segment can be passed." </text:span><text:span text:style-name="T7">AND </text:span><text:span text:style-name="T6">“Only one instance of a FHA Gift Source and Amount is sent to the FHA TOTAL Mortgage Scorecard..."</text:span></text:p>
          </table:table-cell>
          <table:covered-table-cell table:number-columns-repeated="8" table:style-name="ce181"/>
          <table:covered-table-cell table:style-name="ce132"/>
          <table:table-cell table:number-columns-repeated="1010"/>
        </table:table-row>
        <table:table-row table:style-name="ro36">
          <table:table-cell/>
          <table:table-cell table:style-name="ce48"/>
          <table:table-cell table:style-name="ce78" office:value-type="string">
            <text:p>°</text:p>
          </table:table-cell>
          <table:table-cell table:style-name="ce124" office:value-type="string" table:number-columns-spanned="11" table:number-rows-spanned="1">
            <text:p>Updated 02E-030 (Down Payment Amount) Field Information guidance and replaced,<text:span text:style-name="T6"> “For FHA loan submissions, the total amount needs to be equal to the sum of all gift assets listed in 06C any of the following Down Payment Type Codes are used: H1, H3, H5 or H6.” with “For FHA loan submissions, the total sum of the amount(s) passed in 02E-030 for the Down Payment Type Codes: H1, H3, H5 and/or H6, should equal the sum of all gift assets listed in 06C.”</text:span></text:p>
            <text:p><text:span text:style-name="T7">Updated 02E-030 (Down Payment Amount) Field Information guidance and replaced,</text:span><text:span text:style-name="T6"> “For FHA loan submissions, the total amount needs to be equal to the sum of all gift assets listed in 06C any of the following Down Payment Type Codes are used: H1, H3, H5 or H6.” with “For FHA loan submissions, the total sum of the amount(s) passed in 02E-030 for the Down Payment Type Codes: H1, H3, H5 and/or H6, should equal the sum of all gift assets listed in 06C.”</text:span></text:p>
            <text:p><text:span text:style-name="T7">Updated 02E-030 (Down Payment Amount) Field Information guidance and replaced,</text:span><text:span text:style-name="T6"> “For FHA loan submissions, the total amount needs to be equal to the sum of all gift assets listed in 06C any of the following Down Payment Type Codes are used: H1, H3, H5 or H6.” with “For FHA loan submissions, the total sum of the amount(s) passed in 02E-030 for the Down Payment Type Codes: H1, H3, H5 and/or H6, should equal the sum of all gift assets listed in 06C.”</text:span></text:p>
            <text:p><text:span text:style-name="T7">Updated 02E-030 (Down Payment Amount) Field Information guidance and replaced,</text:span><text:span text:style-name="T6"> “For FHA loan submissions, the total amount needs to be equal to the sum of all gift assets listed in 06C any of the following Down Payment Type Codes are used: H1, H3, H5 or H6.” with “For FHA loan submissions, the total sum of the amount(s) passed in 02E-030 for the Down Payment Type Codes: H1, H3, H5 and/or H6, should equal the sum of all gift assets listed in 06C.”</text:span></text:p>
            <text:p><text:span text:style-name="T7"/></text:p>
          </table:table-cell>
          <table:covered-table-cell table:number-columns-repeated="9" table:style-name="ce123"/>
          <table:covered-table-cell table:style-name="ce124"/>
          <table:table-cell table:number-columns-repeated="1010"/>
        </table:table-row>
        <table:table-row table:style-name="ro37">
          <table:table-cell/>
          <table:table-cell table:style-name="ce48"/>
          <table:table-cell table:style-name="ce78" office:value-type="string">
            <text:p>°</text:p>
          </table:table-cell>
          <table:table-cell table:style-name="ce124" office:value-type="string" table:number-columns-spanned="11" table:number-rows-spanned="1">
            <text:p>Updated 05I-030 (Type of Income Code) and deleted Field Information guidance:<text:span text:style-name="T6"> “*The new income values will be supported by DU on 10/20/2012 with the DU 9.0 Release. Systems should continue to send these income sources to DU as “Other Income” until this release.”Updated 05I-030 (Type of Income Code) and deleted Field Information guidance: “*The new income values will be supported by DU on 10/20/2012 with the DU 9.0 Release. Systems should continue to send these income sources to DU as “Other Income” until this release.”Updated 05I-030 (Type of Income Code) and deleted Field Information guidance: “*The new income values will be supported by DU on 10/20/2012 with the DU 9.0 Release. Systems should continue to send these income sources to DU as “Other Income” until this release.”</text:span></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office:value-type="string">
            <text:p>°</text:p>
          </table:table-cell>
          <table:table-cell table:style-name="ce127" office:value-type="string" table:number-columns-spanned="11" table:number-rows-spanned="1">
            <text:p>Updated Field # 07A-090 (h. Discount(if Applicant will pay) with the following:</text:p>
          </table:table-cell>
          <table:covered-table-cell table:number-columns-repeated="9" table:style-name="ce126"/>
          <table:covered-table-cell table:style-name="ce127"/>
          <table:table-cell table:number-columns-repeated="1010"/>
        </table:table-row>
        <table:table-row table:style-name="ro13">
          <table:table-cell/>
          <table:table-cell table:style-name="ce48"/>
          <table:table-cell table:style-name="ce78"/>
          <table:table-cell table:style-name="ce126" office:value-type="string">
            <text:p>⁻</text:p>
          </table:table-cell>
          <table:table-cell table:style-name="ce186" office:value-type="string" table:number-columns-spanned="10" table:number-rows-spanned="1">
            <text:p>Updated the Data Stream name and replaced <text:span text:style-name="T6">“h. Discount (if Appicant will pay)”</text:span><text:span text:style-name="T7"> with </text:span><text:span text:style-name="T6">“h. Discount”Updated the Data Stream name and replaced “h. Discount (if Appicant will pay)”</text:span><text:span text:style-name="T7"> with </text:span><text:span text:style-name="T6">“h. Discount”Updated the Data Stream name and replaced “h. Discount (if Appicant will pay)”</text:span><text:span text:style-name="T7"> with </text:span><text:span text:style-name="T6">“h. Discount”</text:span></text:p>
          </table:table-cell>
          <table:covered-table-cell table:number-columns-repeated="8" table:style-name="ce172"/>
          <table:covered-table-cell table:style-name="ce186"/>
          <table:table-cell table:number-columns-repeated="1010"/>
        </table:table-row>
        <table:table-row table:style-name="ro31">
          <table:table-cell/>
          <table:table-cell table:style-name="ce48"/>
          <table:table-cell table:style-name="ce78"/>
          <table:table-cell table:style-name="ce126" office:value-type="string">
            <text:p>⁻</text:p>
          </table:table-cell>
          <table:table-cell table:style-name="ce148" office:value-type="string" table:number-columns-spanned="10" table:number-rows-spanned="1">
            <text:p>Edited the Field Information guidance, <text:span text:style-name="T6">“Conventional: Enter the total amount of discount points charged. Fannie Mae does not distinguish between Discount and Origination points.”</text:span><text:span text:style-name="T7"> to </text:span><text:span text:style-name="T6">“Enter the total amount of discount points charged.” and “Conventional: Fannie Mae does not distinguish between Discount and Origination points.”Edited the Field Information guidance, “Conventional: Enter the total amount of discount points charged. Fannie Mae does not distinguish between Discount and Origination points.”</text:span><text:span text:style-name="T7"> to </text:span><text:span text:style-name="T6">“Enter the total amount of discount points charged.” and “Conventional: Fannie Mae does not distinguish between Discount and Origination points.”Edited the Field Information guidance, “Conventional: Enter the total amount of discount points charged. Fannie Mae does not distinguish between Discount and Origination points.”</text:span><text:span text:style-name="T7"> to </text:span><text:span text:style-name="T6">“Enter the total amount of discount points charged.” and “Conventional: Fannie Mae does not distinguish between Discount and Origination points.”</text:span></text:p>
          </table:table-cell>
          <table:covered-table-cell table:number-columns-repeated="8" table:style-name="ce197"/>
          <table:covered-table-cell table:style-name="ce148"/>
          <table:table-cell table:number-columns-repeated="1010"/>
        </table:table-row>
        <table:table-row table:style-name="ro1">
          <table:table-cell/>
          <table:table-cell table:style-name="ce48"/>
          <table:table-cell table:style-name="ce78"/>
          <table:table-cell table:style-name="ce126" office:value-type="string">
            <text:p>⁻</text:p>
          </table:table-cell>
          <table:table-cell office:value-type="string">
            <text:p>Deleted Field Information guidance, <text:span text:style-name="T6">“FHA/VA: This is the amount paid by the borrower.”Deleted Field Information guidance, “FHA/VA: This is the amount paid by the borrower.”Deleted Field Information guidance, “FHA/VA: This is the amount paid by the borrower.”</text:span></text:p>
          </table:table-cell>
          <table:table-cell table:style-name="ce157" table:number-columns-repeated="8"/>
          <table:table-cell table:style-name="ce235"/>
          <table:table-cell table:number-columns-repeated="1010"/>
        </table:table-row>
        <table:table-row table:style-name="ro13">
          <table:table-cell/>
          <table:table-cell table:style-name="ce48"/>
          <table:table-cell table:style-name="ce78"/>
          <table:table-cell table:style-name="ce126" office:value-type="string">
            <text:p>⁻</text:p>
          </table:table-cell>
          <table:table-cell office:value-type="string">
            <text:p>Deleted Required guiance, <text:span text:style-name="T6">“(Borrower paid only)”Deleted Required guiance, “(Borrower paid only)”Deleted Required guiance, “(Borrower paid only)”</text:span></text:p>
          </table:table-cell>
          <table:table-cell table:style-name="ce157" table:number-columns-repeated="8"/>
          <table:table-cell table:style-name="ce235"/>
          <table:table-cell table:number-columns-repeated="1010"/>
        </table:table-row>
        <table:table-row table:style-name="ro22">
          <table:table-cell/>
          <table:table-cell table:style-name="ce48"/>
          <table:table-cell table:style-name="ce78" office:value-type="string">
            <text:p>°</text:p>
          </table:table-cell>
          <table:table-cell table:style-name="ce126" office:value-type="string">
            <text:p>Updated 08B-030 (Declaration Type Code) Field Information guidanceby changing:</text:p>
          </table:table-cell>
          <table:table-cell/>
          <table:table-cell table:style-name="ce157" table:number-columns-repeated="8"/>
          <table:table-cell table:style-name="ce235"/>
          <table:table-cell table:number-columns-repeated="1010"/>
        </table:table-row>
        <table:table-row table:style-name="ro38">
          <table:table-cell/>
          <table:table-cell table:style-name="ce48"/>
          <table:table-cell table:style-name="ce78"/>
          <table:table-cell table:style-name="ce139" office:value-type="string" table:number-columns-spanned="11" table:number-rows-spanned="1">
            <text:p><text:span text:style-name="T6">“</text:span><text:span text:style-name="T6">Per 9.1 Nov 2013 release, to instruct DU to disregard deed-in-lieu of foreclosure and preforeclosure sale in the credit data, use EDI code: “93”.”</text:span><text:span text:style-name="T7"> to </text:span><text:span text:style-name="T6">” To instruct DU to disregard deed-in-lieu of foreclosure, preforeclosure sale and foreclosure information in the credit data, use EDI code: “93”.”“Per 9.1 Nov 2013 release, to instruct DU to disregard deed-in-lieu of foreclosure and preforeclosure sale in the credit data, use EDI code: “93”.”</text:span><text:span text:style-name="T7"> to </text:span><text:span text:style-name="T6">” To instruct DU to disregard deed-in-lieu of foreclosure, preforeclosure sale and foreclosure information in the credit data, use EDI code: “93”.”“Per 9.1 Nov 2013 release, to instruct DU to disregard deed-in-lieu of foreclosure and preforeclosure sale in the credit data, use EDI code: “93”.”</text:span><text:span text:style-name="T7"> to </text:span><text:span text:style-name="T6">” To instruct DU to disregard deed-in-lieu of foreclosure, preforeclosure sale and foreclosure information in the credit data, use EDI code: “93”.”</text:span></text:p>
          </table:table-cell>
          <table:covered-table-cell table:number-columns-repeated="9" table:style-name="ce175"/>
          <table:covered-table-cell table:style-name="ce121"/>
          <table:table-cell table:number-columns-repeated="1010"/>
        </table:table-row>
        <table:table-row table:style-name="ro39">
          <table:table-cell/>
          <table:table-cell table:style-name="ce48"/>
          <table:table-cell table:style-name="ce78" office:value-type="string">
            <text:p>°</text:p>
          </table:table-cell>
          <table:table-cell table:style-name="ce126" office:value-type="string">
            <text:p>Updated 08B-040 (Declaration Explanation) Field Information guidance and added:</text:p>
          </table:table-cell>
          <table:table-cell table:style-name="ce138"/>
          <table:table-cell table:style-name="ce157" table:number-columns-repeated="8"/>
          <table:table-cell table:style-name="ce235"/>
          <table:table-cell table:number-columns-repeated="1010"/>
        </table:table-row>
        <table:table-row table:style-name="ro37">
          <table:table-cell/>
          <table:table-cell table:style-name="ce48"/>
          <table:table-cell table:style-name="ce78"/>
          <table:table-cell table:style-name="ce126"/>
          <table:table-cell table:style-name="ce187" office:value-type="string" table:number-columns-spanned="10" table:number-rows-spanned="1">
            <text:p>“Per 9.1.1 August 2014 update, to instruct DU to disregard the foreclosure information in the credit data, enter:</text:p>
            <text:p><text:s/>- Confirmed CR FC Incorrect*</text:p>
            <text:p>(Value overrides inaccurate foreclosure information)</text:p>
            <text:p><text:s/>- Confirmed CR FC EC*</text:p>
            <text:p>(Value overrides foreclosure information due to extenuating circumstances)”“Per 9.1.1 August 2014 update, to instruct DU to disregard the foreclosure information in the credit data, enter:</text:p>
            <text:p><text:s/>- Confirmed CR FC Incorrect*</text:p>
            <text:p>(Value overrides inaccurate foreclosure information)</text:p>
            <text:p><text:s/>- Confirmed CR FC EC*</text:p>
            <text:p>(Value overrides foreclosure information due to extenuating circumstances)”“Per 9.1.1 August 2014 update, to instruct DU to disregard the foreclosure information in the credit data, enter:</text:p>
            <text:p><text:s/>- Confirmed CR FC Incorrect*</text:p>
            <text:p>(Value overrides inaccurate foreclosure information)</text:p>
            <text:p><text:s/>- Confirmed CR FC EC*</text:p>
            <text:p>(Value overrides foreclosure information due to extenuating circumstances)”</text:p>
          </table:table-cell>
          <table:covered-table-cell table:number-columns-repeated="8" table:style-name="ce214"/>
          <table:covered-table-cell table:style-name="ce187"/>
          <table:table-cell table:number-columns-repeated="1010"/>
        </table:table-row>
        <table:table-row table:style-name="ro1">
          <table:table-cell/>
          <table:table-cell table:style-name="ce48"/>
          <table:table-cell table:style-name="ce78" office:value-type="string">
            <text:p>°</text:p>
          </table:table-cell>
          <table:table-cell table:style-name="ce126" office:value-type="string">
            <text:p>Updated LNC-040 (Subject Property Type Code) with the following:</text:p>
          </table:table-cell>
          <table:table-cell table:style-name="ce188"/>
          <table:table-cell table:style-name="ce157" table:number-columns-repeated="8"/>
          <table:table-cell table:style-name="ce235"/>
          <table:table-cell table:number-columns-repeated="1010"/>
        </table:table-row>
        <table:table-row table:style-name="ro31">
          <table:table-cell/>
          <table:table-cell table:style-name="ce48"/>
          <table:table-cell table:style-name="ce78"/>
          <table:table-cell table:style-name="ce126" office:value-type="string">
            <text:p>⁻</text:p>
          </table:table-cell>
          <table:table-cell table:style-name="ce189" office:value-type="string" table:number-columns-spanned="10" table:number-rows-spanned="1">
            <text:p>Updated Field Information and deleted value: <text:span text:style-name="T6">“11 = MH Select™”Updated Field Information and deleted value: “11 = MH Select™”Updated Field Information and deleted value: “11 = MH Select™”</text:span></text:p>
          </table:table-cell>
          <table:covered-table-cell table:number-columns-repeated="8" table:style-name="ce188"/>
          <table:covered-table-cell table:style-name="ce189"/>
          <table:table-cell table:number-columns-repeated="1010"/>
        </table:table-row>
        <table:table-row table:style-name="ro22">
          <table:table-cell/>
          <table:table-cell table:style-name="ce48"/>
          <table:table-cell table:style-name="ce78"/>
          <table:table-cell table:style-name="ce126" office:value-type="string">
            <text:p>⁻</text:p>
          </table:table-cell>
          <table:table-cell table:style-name="ce186" office:value-type="string" table:number-columns-spanned="10" table:number-rows-spanned="1">
            <text:p>Updated Required guidance and added,<text:span text:style-name="T6"> “Note: 11 is no longer valid”Updated Required guidance and added, “Note: 11 is no longer valid”Updated Required guidance and added, “Note: 11 is no longer valid”</text:span></text:p>
          </table:table-cell>
          <table:covered-table-cell table:number-columns-repeated="8" table:style-name="ce172"/>
          <table:covered-table-cell table:style-name="ce186"/>
          <table:table-cell table:number-columns-repeated="1010"/>
        </table:table-row>
        <table:table-row table:style-name="ro21">
          <table:table-cell/>
          <table:table-cell table:style-name="ce48"/>
          <table:table-cell table:style-name="ce78" office:value-type="string">
            <text:p>°</text:p>
          </table:table-cell>
          <table:table-cell table:style-name="ce129" office:value-type="string" table:number-columns-spanned="11" table:number-rows-spanned="1">
            <text:p>Updated PCH-070 (Repayment Type Code) Required conditionality guidance and revised from <text:span text:style-name="T6">““Only “N” is supported by DU. Per 9.1 Nov 2013 release, DU will no longer support value “F2”.”</text:span><text:span text:style-name="T7"> to, </text:span><text:span text:style-name="T6">“Only “N” is supported by DU.”Updated PCH-070 (Repayment Type Code) Required conditionality guidance and revised from ““Only “N” is supported by DU. Per 9.1 Nov 2013 release, DU will no longer support value “F2”.”</text:span><text:span text:style-name="T7"> to, </text:span><text:span text:style-name="T6">“Only “N” is supported by DU.”Updated PCH-070 (Repayment Type Code) Required conditionality guidance and revised from ““Only “N” is supported by DU. Per 9.1 Nov 2013 release, DU will no longer support value “F2”.”</text:span><text:span text:style-name="T7"> to, </text:span><text:span text:style-name="T6">“Only “N” is supported by DU.”</text:span></text:p>
          </table:table-cell>
          <table:covered-table-cell table:number-columns-repeated="9" table:style-name="ce122"/>
          <table:covered-table-cell table:style-name="ce129"/>
          <table:table-cell table:number-columns-repeated="1010"/>
        </table:table-row>
        <table:table-row table:style-name="ro35">
          <table:table-cell/>
          <table:table-cell table:style-name="ce48"/>
          <table:table-cell table:style-name="ce78" office:value-type="string">
            <text:p>°</text:p>
          </table:table-cell>
          <table:table-cell table:style-name="ce129" office:value-type="string" table:number-columns-spanned="11" table:number-rows-spanned="1">
            <text:p>Updated GOB-020 (FHA Section of the Acts Codes) Field Information guidance and added missing value of, <text:span text:style-name="T6">“203(b)/251 = Basic Program, Purchase, Refis/ARM”.Updated GOB-020 (FHA Section of the Acts Codes) Field Information guidance and added missing value of, “203(b)/251 = Basic Program, Purchase, Refis/ARM”.Updated GOB-020 (FHA Section of the Acts Codes) Field Information guidance and added missing value of, “203(b)/251 = Basic Program, Purchase, Refis/ARM”.</text:span></text:p>
          </table:table-cell>
          <table:covered-table-cell table:number-columns-repeated="9" table:style-name="ce122"/>
          <table:covered-table-cell table:style-name="ce129"/>
          <table:table-cell table:number-columns-repeated="1010"/>
        </table:table-row>
        <table:table-row table:style-name="ro40">
          <table:table-cell/>
          <table:table-cell table:style-name="ce48"/>
          <table:table-cell table:style-name="ce78" office:value-type="string">
            <text:p>°</text:p>
          </table:table-cell>
          <table:table-cell table:style-name="ce124" office:value-type="string" table:number-columns-spanned="11" table:number-rows-spanned="1">
            <text:p>Updated LEA-020 (FHA Lender Identifier) Field Information guidance and replaced, <text:span text:style-name="T6">“Required for FHA loans submitted to the FHA TOTAL Scorecard. If the loan type is FHA the FHA Lender Identifier is the originator making the U/W request. FHA will validate Lender ID.”</text:span><text:span text:style-name="T7"> with </text:span><text:span text:style-name="T6">“Required if the loan type is FHA. The FHA Lender Identifier is the originator making the U/W request. Submitted to the FHA TOTAL Scorecard. FHA will validate Lender ID."</text:span><text:span text:style-name="T7"> and </text:span><text:span text:style-name="T6">"Only pass FHA Lender Identifier if you are a Direct Endorsement approved lender."Updated LEA-020 (FHA Lender Identifier) Field Information guidance and replaced, “Required for FHA loans submitted to the FHA TOTAL Scorecard. If the loan type is FHA the FHA Lender Identifier is the originator making the U/W request. FHA will validate Lender ID.”</text:span><text:span text:style-name="T7"> with </text:span><text:span text:style-name="T6">“Required if the loan type is FHA. The FHA Lender Identifier is the originator making the U/W request. Submitted to the FHA TOTAL Scorecard. FHA will validate Lender ID."</text:span><text:span text:style-name="T7"> and </text:span><text:span text:style-name="T6">"Only pass FHA Lender Identifier if you are a Direct Endorsement approved lender."Updated LEA-020 (FHA Lender Identifier) Field Information guidance and replaced, “Required for FHA loans submitted to the FHA TOTAL Scorecard. If the loan type is FHA the FHA Lender Identifier is the originator making the U/W request. FHA will validate Lender ID.”</text:span><text:span text:style-name="T7"> with </text:span><text:span text:style-name="T6">“Required if the loan type is FHA. The FHA Lender Identifier is the originator making the U/W request. Submitted to the FHA TOTAL Scorecard. FHA will validate Lender ID."</text:span><text:span text:style-name="T7"> and </text:span><text:span text:style-name="T6">"Only pass FHA Lender Identifier if you are a Direct Endorsement approved lender."</text:span></text:p>
          </table:table-cell>
          <table:covered-table-cell table:number-columns-repeated="9" table:style-name="ce123"/>
          <table:covered-table-cell table:style-name="ce124"/>
          <table:table-cell table:number-columns-repeated="1010"/>
        </table:table-row>
        <table:table-row table:style-name="ro41">
          <table:table-cell/>
          <table:table-cell table:style-name="ce48"/>
          <table:table-cell table:style-name="ce78" office:value-type="string">
            <text:p>°</text:p>
          </table:table-cell>
          <table:table-cell table:style-name="ce124" office:value-type="string" table:number-columns-spanned="11" table:number-rows-spanned="1">
            <text:p>Updated LEA-030 (FHA Sponsor Identifier) Field Information guidance and replaced,<text:span text:style-name="T6"> "Required for FHA loans submitted to the FHA TOTAL Scorecard if the loan type is FHA, and the originator entered in LEA-020 is not a Direct Endorsement approved lender. FHA will validate the Sponsor ID."</text:span><text:span text:style-name="T7"> with </text:span><text:span text:style-name="T6">"Required if the loan type is FHA and the originator is not a Direct Endorsement approved lender.Submitted to the FHA TOTAL Scorecard. FHA will validate the Sponsor ID."</text:span><text:span text:style-name="T7"> and </text:span><text:span text:style-name="T6">"Pass both the FHA Sponsor ID (LEA-030) and the Sponsored EIN (LEA-040) if you are not a Direct Endorsement approved lender."Updated LEA-030 (FHA Sponsor Identifier) Field Information guidance and replaced, "Required for FHA loans submitted to the FHA TOTAL Scorecard if the loan type is FHA, and the originator entered in LEA-020 is not a Direct Endorsement approved lender. FHA will validate the Sponsor ID."</text:span><text:span text:style-name="T7"> with </text:span><text:span text:style-name="T6">"Required if the loan type is FHA and the originator is not a Direct Endorsement approved lender.Submitted to the FHA TOTAL Scorecard. FHA will validate the Sponsor ID."</text:span><text:span text:style-name="T7"> and </text:span><text:span text:style-name="T6">"Pass both the FHA Sponsor ID (LEA-030) and the Sponsored EIN (LEA-040) if you are not a Direct Endorsement approved lender."</text:span></text:p>
          </table:table-cell>
          <table:covered-table-cell table:number-columns-repeated="9" table:style-name="ce123"/>
          <table:covered-table-cell table:style-name="ce124"/>
          <table:table-cell table:number-columns-repeated="1010"/>
        </table:table-row>
        <table:table-row table:style-name="ro42">
          <table:table-cell/>
          <table:table-cell table:style-name="ce48"/>
          <table:table-cell table:style-name="ce78" office:value-type="string">
            <text:p>°</text:p>
          </table:table-cell>
          <table:table-cell table:style-name="ce124" office:value-type="string" table:number-columns-spanned="11" table:number-rows-spanned="1">
            <text:p>Updated LEA-040 (Sponsored Originator EIN) Field Information guidance and added, <text:span text:style-name="T6">“Pass the Sponsored EIN (LEA-040) and the FHA Sponsor Identifier (LEA-030) if you are not a Direct Endorsement approved lender.”Updated LEA-040 (Sponsored Originator EIN) Field Information guidance and added, “Pass the Sponsored EIN (LEA-040) and the FHA Sponsor Identifier (LEA-030) if you are not a Direct Endorsement approved lender.”</text:span></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LMD-020 (Metropolitan Statistical Area or County) as follows:</text:p>
          </table:table-cell>
          <table:covered-table-cell table:number-columns-repeated="9" table:style-name="ce142"/>
          <table:covered-table-cell table:style-name="ce140"/>
          <table:table-cell table:number-columns-repeated="1010"/>
        </table:table-row>
        <table:table-row table:style-name="ro22">
          <table:table-cell/>
          <table:table-cell table:style-name="ce48"/>
          <table:table-cell table:style-name="ce78"/>
          <table:table-cell table:style-name="ce126" office:value-type="string">
            <text:p>⁻</text:p>
          </table:table-cell>
          <table:table-cell table:style-name="ce190" office:value-type="string" table:number-columns-spanned="10" table:number-rows-spanned="1">
            <text:p>Updated the Data Stream title from <text:span text:style-name="T6">“Metropolitan Statistical Area or County”</text:span><text:span text:style-name="T7"> to </text:span><text:span text:style-name="T6">“County”Updated the Data Stream title from “Metropolitan Statistical Area or County”</text:span><text:span text:style-name="T7"> to </text:span><text:span text:style-name="T6">“County”</text:span></text:p>
          </table:table-cell>
          <table:covered-table-cell table:number-columns-repeated="8" table:style-name="ce193"/>
          <table:covered-table-cell table:style-name="ce190"/>
          <table:table-cell table:number-columns-repeated="1010"/>
        </table:table-row>
        <table:table-row table:style-name="ro31">
          <table:table-cell/>
          <table:table-cell table:style-name="ce48"/>
          <table:table-cell table:style-name="ce78"/>
          <table:table-cell table:style-name="ce126" office:value-type="string">
            <text:p>⁻</text:p>
          </table:table-cell>
          <table:table-cell table:style-name="ce121" office:value-type="string" table:number-columns-spanned="10" table:number-rows-spanned="1">
            <text:p>Changed Field Information guidance <text:span text:style-name="T6">“(MSA) A contiguous geographical area consisting of an urban center city and its surrounding suburbs”</text:span><text:span text:style-name="T7"> to</text:span><text:span text:style-name="T6"> “Identifies the county in which the subject property is located.”Changed Field Information guidance “(MSA) A contiguous geographical area consisting of an urban center city and its surrounding suburbs”</text:span><text:span text:style-name="T7"> to</text:span><text:span text:style-name="T6"> “Identifies the county in which the subject property is located.”</text:span></text:p>
          </table:table-cell>
          <table:covered-table-cell table:number-columns-repeated="8" table:style-name="ce175"/>
          <table:covered-table-cell table:style-name="ce121"/>
          <table:table-cell table:number-columns-repeated="1010"/>
        </table:table-row>
        <table:table-row table:style-name="ro31">
          <table:table-cell/>
          <table:table-cell table:style-name="ce48"/>
          <table:table-cell table:style-name="ce78"/>
          <table:table-cell table:style-name="ce126" office:value-type="string">
            <text:p>⁻</text:p>
          </table:table-cell>
          <table:table-cell table:style-name="ce121" office:value-type="string" table:number-columns-spanned="10" table:number-rows-spanned="1">
            <text:p>Deleted <text:span text:style-name="T6">“Text must match the Metropolitan Statistical Area table provided by Fannie Mae.”Deleted “Text must match the Metropolitan Statistical Area table provided by Fannie Mae.”</text:span></text:p>
          </table:table-cell>
          <table:covered-table-cell table:number-columns-repeated="8" table:style-name="ce175"/>
          <table:covered-table-cell table:style-name="ce121"/>
          <table:table-cell table:number-columns-repeated="1010"/>
        </table:table-row>
        <table:table-row table:style-name="ro43">
          <table:table-cell/>
          <table:table-cell table:style-name="ce50"/>
          <table:table-cell table:style-name="ce81" office:value-type="string">
            <text:p>°</text:p>
          </table:table-cell>
          <table:table-cell table:style-name="ce141" office:value-type="string" table:number-columns-spanned="11" table:number-rows-spanned="1">
            <text:p>Updated “Net Rental Income” supplemental information and updated the government loan explanation,<text:span text:style-name="T6"> “For government loans, if you enter detailed amounts for any REO property in the Casefile, the Underwriting Engine will ignore any summary Net Rental Income Amounts entered in segment 05I.” </text:span><text:span text:style-name="T7">with </text:span><text:span text:style-name="T6">“For government loans, the net rental amounts from the REO property is used in the ratios and any summary Net Rental Income Amount entered in segment 05I is ignored.”Updated “Net Rental Income” supplemental information and updated the government loan explanation, “For government loans, if you enter detailed amounts for any REO property in the Casefile, the Underwriting Engine will ignore any summary Net Rental Income Amounts entered in segment 05I.” </text:span><text:span text:style-name="T7">with </text:span><text:span text:style-name="T6">“For government loans, the net rental amounts from the REO property is used in the ratios and any summary Net Rental Income Amount entered in segment 05I is ignored.”</text:span></text:p>
          </table:table-cell>
          <table:covered-table-cell table:number-columns-repeated="9" table:style-name="ce191"/>
          <table:covered-table-cell table:style-name="ce141"/>
          <table:table-cell table:number-columns-repeated="1010"/>
        </table:table-row>
        <table:table-row table:style-name="ro1">
          <table:table-cell/>
          <table:table-cell table:style-name="ce48" office:value-type="float" office:value="41603">
            <text:p>11/25/13</text:p>
          </table:table-cell>
          <table:table-cell table:style-name="ce76" office:value-type="string">
            <text:p>Per the DU 9.1 November release scheduled for November 16, 2013, please note the following changes:</text:p>
          </table:table-cell>
          <table:table-cell table:style-name="ce142"/>
          <table:table-cell table:style-name="ce192"/>
          <table:table-cell table:style-name="ce157" table:number-columns-repeated="8"/>
          <table:table-cell table:style-name="ce235"/>
          <table:table-cell table:number-columns-repeated="1010"/>
        </table:table-row>
        <table:table-row table:style-name="ro25">
          <table:table-cell/>
          <table:table-cell table:style-name="ce48"/>
          <table:table-cell table:style-name="ce77" office:value-type="string">
            <text:p>°</text:p>
          </table:table-cell>
          <table:table-cell table:style-name="ce142" office:value-type="string">
            <text:p>Updated PCH-070 (Loan Repayment Type) with the following:</text:p>
          </table:table-cell>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6" office:value-type="string">
            <text:p>⁻</text:p>
          </table:table-cell>
          <table:table-cell table:style-name="ce193" office:value-type="string">
            <text:p>Updated Field Information and added, <text:span text:style-name="T6">“(no longer supported after 11/16/2013)”</text:span><text:span text:style-name="T7"> to value </text:span><text:span text:style-name="T6">“F2=Interest Only”Updated Field Information and added, “(no longer supported after 11/16/2013)”</text:span><text:span text:style-name="T7"> to value </text:span><text:span text:style-name="T6">“F2=Interest Only”</text:span></text:p>
          </table:table-cell>
          <table:table-cell table:style-name="ce157" table:number-columns-repeated="8"/>
          <table:table-cell table:style-name="ce235"/>
          <table:table-cell table:number-columns-repeated="1010"/>
        </table:table-row>
        <table:table-row table:style-name="ro22">
          <table:table-cell/>
          <table:table-cell table:style-name="ce48"/>
          <table:table-cell table:style-name="ce77"/>
          <table:table-cell table:style-name="ce126" office:value-type="string">
            <text:p>⁻</text:p>
          </table:table-cell>
          <table:table-cell table:style-name="ce193" office:value-type="string">
            <text:p>Updated Required guidance and deleted,<text:span text:style-name="T6"> “…and “F2” are…” </text:span><text:span text:style-name="T7">and added, </text:span><text:span text:style-name="T6">“Per 9.1 Nov 2013 release, DU will no longer support value “F2”.”Updated Required guidance and deleted, “…and “F2” are…” </text:span><text:span text:style-name="T7">and added, </text:span><text:span text:style-name="T6">“Per 9.1 Nov 2013 release, DU will no longer support value “F2”.”</text:span></text:p>
          </table:table-cell>
          <table:table-cell table:style-name="ce157" table:number-columns-repeated="8"/>
          <table:table-cell table:style-name="ce235"/>
          <table:table-cell table:number-columns-repeated="1010"/>
        </table:table-row>
        <table:table-row table:style-name="ro25">
          <table:table-cell/>
          <table:table-cell table:style-name="ce48"/>
          <table:table-cell table:style-name="ce77" office:value-type="string">
            <text:p>°</text:p>
          </table:table-cell>
          <table:table-cell table:style-name="ce142" office:value-type="string">
            <text:p>Updated PID-040 (Product Plan Number) with the following:</text:p>
          </table:table-cell>
          <table:table-cell table:style-name="ce192"/>
          <table:table-cell table:style-name="ce157" table:number-columns-repeated="8"/>
          <table:table-cell table:style-name="ce235"/>
          <table:table-cell table:number-columns-repeated="1010"/>
        </table:table-row>
        <table:table-row table:style-name="ro23">
          <table:table-cell/>
          <table:table-cell table:style-name="ce48"/>
          <table:table-cell table:style-name="ce78"/>
          <table:table-cell table:style-name="ce126" office:value-type="string">
            <text:p>⁻</text:p>
          </table:table-cell>
          <table:table-cell table:style-name="ce121" office:value-type="string" table:number-columns-spanned="10" table:number-rows-spanned="1">
            <text:p>Updated Field Information and added, <text:span text:style-name="T6">“Per 9.1Nov 2013 Release, ARM Plan IDs related to Interest-only and 40-yr ARMS will still be accepted for import, but will cause an Out of Scope recommendation.”Updated Field Information and added, “Per 9.1Nov 2013 Release, ARM Plan IDs related to Interest-only and 40-yr ARMS will still be accepted for import, but will cause an Out of Scope recommendation.”</text:span></text:p>
          </table:table-cell>
          <table:covered-table-cell table:number-columns-repeated="8" table:style-name="ce175"/>
          <table:covered-table-cell table:style-name="ce121"/>
          <table:table-cell table:number-columns-repeated="1010"/>
        </table:table-row>
        <table:table-row table:style-name="ro20">
          <table:table-cell/>
          <table:table-cell table:style-name="ce48"/>
          <table:table-cell table:style-name="ce77"/>
          <table:table-cell table:style-name="ce126" office:value-type="string">
            <text:p>⁻</text:p>
          </table:table-cell>
          <table:table-cell table:style-name="ce121" office:value-type="string" table:number-columns-spanned="10" table:number-rows-spanned="1">
            <text:p>Updated Required guidance from <text:span text:style-name="T6">“For a complete list of all active ARM Index Codes, go to the Additional Resources section of the Integration Guide on http://www.efanniemae.com”</text:span><text:span text:style-name="T7"> to </text:span><text:span text:style-name="T6">“For a complete list of all active ARM Index Codes, go to the Data Standards Supporting Resources section of the Technology Integration webpage on https://www.fanniemae.com/singlefamily/technology-integration”Updated Required guidance from “For a complete list of all active ARM Index Codes, go to the Additional Resources section of the Integration Guide on http://www.efanniemae.com”</text:span><text:span text:style-name="T7"> to </text:span><text:span text:style-name="T6">“For a complete list of all active ARM Index Codes, go to the Data Standards Supporting Resources section of the Technology Integration webpage on https://www.fanniemae.com/singlefamily/technology-integration”</text:span></text:p>
          </table:table-cell>
          <table:covered-table-cell table:number-columns-repeated="8" table:style-name="ce175"/>
          <table:covered-table-cell table:style-name="ce121"/>
          <table:table-cell table:number-columns-repeated="1010"/>
        </table:table-row>
        <table:table-row table:style-name="ro44">
          <table:table-cell/>
          <table:table-cell table:style-name="ce48"/>
          <table:table-cell table:style-name="ce77" office:value-type="string">
            <text:p>°</text:p>
          </table:table-cell>
          <table:table-cell table:style-name="ce124" office:value-type="string" table:number-columns-spanned="11" table:number-rows-spanned="1">
            <text:p>Updated 01A-080 (No. of Months) Field Information and added, <text:span text:style-name="T6">" Per 9.1 Nov 2013 release, a value greater than “360” will still be accepted for import, but will cause an Out of Scope recommendation."Updated 01A-080 (No. of Months) Field Information and added, " Per 9.1 Nov 2013 release, a value greater than “360” will still be accepted for import, but will cause an Out of Scope recommendation."</text:span></text:p>
          </table:table-cell>
          <table:covered-table-cell table:number-columns-repeated="9" table:style-name="ce123"/>
          <table:covered-table-cell table:style-name="ce124"/>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ARM-020 (ARM Index Value) Required guidance with the following:</text:p>
          </table:table-cell>
          <table:covered-table-cell table:number-columns-repeated="9" table:style-name="ce142"/>
          <table:covered-table-cell table:style-name="ce140"/>
          <table:table-cell table:number-columns-repeated="1010"/>
        </table:table-row>
        <table:table-row table:style-name="ro20">
          <table:table-cell/>
          <table:table-cell table:style-name="ce48"/>
          <table:table-cell table:style-name="ce78"/>
          <table:table-cell table:style-name="ce126" office:value-type="string">
            <text:p>⁻</text:p>
          </table:table-cell>
          <table:table-cell table:style-name="ce190" office:value-type="string" table:number-columns-spanned="10" table:number-rows-spanned="1">
            <text:p>Deleted: <text:span text:style-name="T6">"Conditionally required for negatively amortizing and interest only ARM Plans."</text:span></text:p>
          </table:table-cell>
          <table:covered-table-cell table:number-columns-repeated="8" table:style-name="ce193"/>
          <table:covered-table-cell table:style-name="ce190"/>
          <table:table-cell table:number-columns-repeated="1010"/>
        </table:table-row>
        <table:table-row table:style-name="ro20">
          <table:table-cell/>
          <table:table-cell table:style-name="ce48"/>
          <table:table-cell table:style-name="ce77"/>
          <table:table-cell table:style-name="ce126" office:value-type="string">
            <text:p>⁻</text:p>
          </table:table-cell>
          <table:table-cell table:style-name="ce190" office:value-type="string" table:number-columns-spanned="10" table:number-rows-spanned="1">
            <text:p>Added: <text:span text:style-name="T6">“Fannie Mae: Conditionally required for all ARM Plans: If value is not passed, an ineligible message will be returned.”</text:span></text:p>
          </table:table-cell>
          <table:covered-table-cell table:number-columns-repeated="8" table:style-name="ce193"/>
          <table:covered-table-cell table:style-name="ce190"/>
          <table:table-cell table:number-columns-repeated="1010"/>
        </table:table-row>
        <table:table-row table:style-name="ro20">
          <table:table-cell/>
          <table:table-cell table:style-name="ce48"/>
          <table:table-cell table:style-name="ce77" office:value-type="string">
            <text:p>°</text:p>
          </table:table-cell>
          <table:table-cell table:style-name="ce140" office:value-type="string" table:number-columns-spanned="11" table:number-rows-spanned="1">
            <text:p>Updated ARM-040 (ARM Index Margin) Required guidance with the following:</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6" office:value-type="string">
            <text:p>⁻</text:p>
          </table:table-cell>
          <table:table-cell table:style-name="ce190" office:value-type="string" table:number-columns-spanned="10" table:number-rows-spanned="1">
            <text:p>Deleted: <text:span text:style-name="T6">"Conditionally required for negatively amortizing and interest only ARM Plans."</text:span></text:p>
          </table:table-cell>
          <table:covered-table-cell table:number-columns-repeated="8" table:style-name="ce193"/>
          <table:covered-table-cell table:style-name="ce190"/>
          <table:table-cell table:number-columns-repeated="1010"/>
        </table:table-row>
        <table:table-row table:style-name="ro45">
          <table:table-cell/>
          <table:table-cell table:style-name="ce48"/>
          <table:table-cell table:style-name="ce77"/>
          <table:table-cell table:style-name="ce126" office:value-type="string">
            <text:p>⁻</text:p>
          </table:table-cell>
          <table:table-cell table:style-name="ce190" office:value-type="string" table:number-columns-spanned="10" table:number-rows-spanned="1">
            <text:p>Added: <text:span text:style-name="T6">“Fannie Mae: Conditionally required for all ARM Plans: If value is not passed, an ineligible message will be returned.”</text:span></text:p>
          </table:table-cell>
          <table:covered-table-cell table:number-columns-repeated="8" table:style-name="ce193"/>
          <table:covered-table-cell table:style-name="ce190"/>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08B-010 (Record ID: Declaration Explanations) Required conditionality from not required to <text:span text:style-name="T6">“C/DU”</text:span></text:p>
          </table:table-cell>
          <table:covered-table-cell table:number-columns-repeated="9" table:style-name="ce142"/>
          <table:covered-table-cell table:style-name="ce140"/>
          <table:table-cell table:number-columns-repeated="1010"/>
        </table:table-row>
        <table:table-row table:style-name="ro20">
          <table:table-cell/>
          <table:table-cell table:style-name="ce48"/>
          <table:table-cell table:style-name="ce77" office:value-type="string">
            <text:p>°</text:p>
          </table:table-cell>
          <table:table-cell table:style-name="ce140" office:value-type="string" table:number-columns-spanned="11" table:number-rows-spanned="1">
            <text:p>Updated 08B-030 (Declaration Type Code) with the following:</text:p>
          </table:table-cell>
          <table:covered-table-cell table:number-columns-repeated="9" table:style-name="ce142"/>
          <table:covered-table-cell table:style-name="ce140"/>
          <table:table-cell table:number-columns-repeated="1010"/>
        </table:table-row>
        <table:table-row table:style-name="ro1">
          <table:table-cell table:style-name="ce34"/>
          <table:table-cell table:style-name="ce48"/>
          <table:table-cell table:style-name="ce78"/>
          <table:table-cell table:style-name="ce126" office:value-type="string">
            <text:p>⁻</text:p>
          </table:table-cell>
          <table:table-cell table:style-name="ce190" office:value-type="string" table:number-columns-spanned="10" table:number-rows-spanned="1">
            <text:p>Updated Required conditionality from not required to <text:span text:style-name="T6">“C/DU”</text:span></text:p>
          </table:table-cell>
          <table:covered-table-cell table:number-columns-repeated="8" table:style-name="ce193"/>
          <table:covered-table-cell table:style-name="ce190"/>
          <table:table-cell table:style-name="ce34" table:number-columns-repeated="1010"/>
        </table:table-row>
        <table:table-row table:style-name="ro46">
          <table:table-cell/>
          <table:table-cell table:style-name="ce48"/>
          <table:table-cell table:style-name="ce77"/>
          <table:table-cell table:style-name="ce126" office:value-type="string">
            <text:p>⁻</text:p>
          </table:table-cell>
          <table:table-cell table:style-name="ce121" office:value-type="string" table:number-columns-spanned="10" table:number-rows-spanned="1">
            <text:p>Updated Required guidance and added, <text:span text:style-name="T6">“Per 9.1 Nov 2013 release, to instruct DU to disregard deed-in-lieu of foreclosure and preforeclosure sale in the credit data, use EDI code: “93”.”</text:span></text:p>
          </table:table-cell>
          <table:covered-table-cell table:number-columns-repeated="8" table:style-name="ce175"/>
          <table:covered-table-cell table:style-name="ce121"/>
          <table:table-cell table:number-columns-repeated="1010"/>
        </table:table-row>
        <table:table-row table:style-name="ro25">
          <table:table-cell table:style-name="ce35"/>
          <table:table-cell table:style-name="ce48"/>
          <table:table-cell table:style-name="ce77" office:value-type="string">
            <text:p>°</text:p>
          </table:table-cell>
          <table:table-cell table:style-name="ce140" office:value-type="string" table:number-columns-spanned="11" table:number-rows-spanned="1">
            <text:p>Updated 08B-040 (Declaration Explanation) with the following:</text:p>
          </table:table-cell>
          <table:covered-table-cell table:number-columns-repeated="9" table:style-name="ce142"/>
          <table:covered-table-cell table:style-name="ce140"/>
          <table:table-cell table:style-name="ce35" table:number-columns-repeated="1010"/>
        </table:table-row>
        <table:table-row table:style-name="ro1">
          <table:table-cell table:style-name="ce35"/>
          <table:table-cell table:style-name="ce48"/>
          <table:table-cell table:style-name="ce78"/>
          <table:table-cell table:style-name="ce126" office:value-type="string">
            <text:p>⁻</text:p>
          </table:table-cell>
          <table:table-cell table:style-name="ce190" office:value-type="string" table:number-columns-spanned="10" table:number-rows-spanned="1">
            <text:p>Updated Required conditionality from not required to <text:span text:style-name="T6">“C/DU”</text:span></text:p>
          </table:table-cell>
          <table:covered-table-cell table:number-columns-repeated="8" table:style-name="ce193"/>
          <table:covered-table-cell table:style-name="ce190"/>
          <table:table-cell table:style-name="ce35" table:number-columns-repeated="1010"/>
        </table:table-row>
        <table:table-row table:style-name="ro1">
          <table:table-cell table:style-name="ce35"/>
          <table:table-cell table:style-name="ce48"/>
          <table:table-cell table:style-name="ce78"/>
          <table:table-cell table:style-name="ce126" office:value-type="string">
            <text:p>⁻</text:p>
          </table:table-cell>
          <table:table-cell table:style-name="ce190" office:value-type="string" table:number-columns-spanned="10" table:number-rows-spanned="1">
            <text:p>Updated Required guidance and added the following:</text:p>
          </table:table-cell>
          <table:covered-table-cell table:number-columns-repeated="8" table:style-name="ce193"/>
          <table:covered-table-cell table:style-name="ce190"/>
          <table:table-cell table:style-name="ce35" table:number-columns-repeated="1010"/>
        </table:table-row>
        <table:table-row table:style-name="ro31">
          <table:table-cell/>
          <table:table-cell table:style-name="ce48"/>
          <table:table-cell table:style-name="ce78"/>
          <table:table-cell table:style-name="ce143" office:value-type="string">
            <text:p>▪</text:p>
          </table:table-cell>
          <table:table-cell table:style-name="ce139" office:value-type="string" table:number-columns-spanned="10" table:number-rows-spanned="1">
            <text:p>“Per 9.1 Nov 2013 release, to instruct DU to disregard deed-in-lieu of foreclosure and preforeclosure sale in the credit data, enter:</text:p>
          </table:table-cell>
          <table:covered-table-cell table:number-columns-repeated="8" table:style-name="ce215"/>
          <table:covered-table-cell table:style-name="ce139"/>
          <table:table-cell table:number-columns-repeated="1010"/>
        </table:table-row>
        <table:table-row table:style-name="ro31">
          <table:table-cell/>
          <table:table-cell table:style-name="ce48"/>
          <table:table-cell table:style-name="ce78"/>
          <table:table-cell table:style-name="ce143"/>
          <table:table-cell table:style-name="ce139" office:value-type="string" table:number-columns-spanned="10" table:number-rows-spanned="1">
            <text:p><text:s/>- Confirmed CR DIL*</text:p>
          </table:table-cell>
          <table:covered-table-cell table:number-columns-repeated="8" table:style-name="ce215"/>
          <table:covered-table-cell table:style-name="ce139"/>
          <table:table-cell table:number-columns-repeated="1010"/>
        </table:table-row>
        <table:table-row table:style-name="ro31">
          <table:table-cell/>
          <table:table-cell table:style-name="ce48"/>
          <table:table-cell table:style-name="ce78"/>
          <table:table-cell table:style-name="ce143"/>
          <table:table-cell table:style-name="ce139" office:value-type="string" table:number-columns-spanned="10" table:number-rows-spanned="1">
            <text:p><text:s/>- Confirmed CR PFS*”</text:p>
          </table:table-cell>
          <table:covered-table-cell table:number-columns-repeated="8" table:style-name="ce215"/>
          <table:covered-table-cell table:style-name="ce139"/>
          <table:table-cell table:number-columns-repeated="1010"/>
        </table:table-row>
        <table:table-row table:style-name="ro1">
          <table:table-cell/>
          <table:table-cell table:style-name="ce48"/>
          <table:table-cell table:style-name="ce78"/>
          <table:table-cell table:style-name="ce143" office:value-type="string">
            <text:p>▪</text:p>
          </table:table-cell>
          <table:table-cell table:style-name="ce194" office:value-type="string">
            <text:p>“*Separate values by a comma when entering more than one item.”</text:p>
          </table:table-cell>
          <table:table-cell table:style-name="ce157" table:number-columns-repeated="8"/>
          <table:table-cell table:style-name="ce235"/>
          <table:table-cell table:number-columns-repeated="1010"/>
        </table:table-row>
        <table:table-row table:style-name="ro47">
          <table:table-cell/>
          <table:table-cell table:style-name="ce48"/>
          <table:table-cell table:style-name="ce78"/>
          <table:table-cell table:style-name="ce142"/>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49" office:value-type="string" table:number-columns-spanned="12" table:number-rows-spanned="1">
            <text:p>Per the EarlyCheck Change Notification on September 23, 2013, please note the following changes:</text:p>
          </table:table-cell>
          <table:covered-table-cell table:number-columns-repeated="10" table:style-name="ce126"/>
          <table:covered-table-cell table:style-name="ce127"/>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LNC-220 (MI Insurer Code) Field Information with a new EDI value, <text:span text:style-name="T6">044 = National Mortgage Insurance Company, NMI</text:span></text:p>
          </table:table-cell>
          <table:covered-table-cell table:number-columns-repeated="9" table:style-name="ce142"/>
          <table:covered-table-cell table:style-name="ce140"/>
          <table:table-cell table:number-columns-repeated="1010"/>
        </table:table-row>
        <table:table-row table:style-name="ro47">
          <table:table-cell/>
          <table:table-cell table:style-name="ce51"/>
          <table:table-cell table:style-name="ce82"/>
          <table:table-cell table:style-name="ce144"/>
          <table:table-cell table:style-name="ce195"/>
          <table:table-cell table:style-name="ce216" table:number-columns-repeated="8"/>
          <table:table-cell table:style-name="ce237"/>
          <table:table-cell table:number-columns-repeated="1010"/>
        </table:table-row>
        <table:table-row table:style-name="ro13">
          <table:table-cell/>
          <table:table-cell table:style-name="ce48"/>
          <table:table-cell table:style-name="ce49" office:value-type="string" table:number-columns-spanned="12" table:number-rows-spanned="1">
            <text:p>Additional changes to the specifications:</text:p>
          </table:table-cell>
          <table:covered-table-cell table:number-columns-repeated="10" table:style-name="ce126"/>
          <table:covered-table-cell table:style-name="ce127"/>
          <table:table-cell table:number-columns-repeated="1010"/>
        </table:table-row>
        <table:table-row table:style-name="ro22">
          <table:table-cell/>
          <table:table-cell table:style-name="ce52"/>
          <table:table-cell table:style-name="ce73" office:value-type="string">
            <text:p>°</text:p>
          </table:table-cell>
          <table:table-cell table:style-name="ce124" office:value-type="string" table:number-columns-spanned="11" table:number-rows-spanned="1">
            <text:p>Updated 02E (Record ID: Down Payment) Field Information and added,<text:span text:style-name="T6">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Updated 02E (Record ID: Down Payment) Field Information and added, “This record identifies the source(s) of down payment, NOT the amount of down payment available or required.”</text:span></text:p>
          </table:table-cell>
          <table:covered-table-cell table:number-columns-repeated="9" table:style-name="ce123"/>
          <table:covered-table-cell table:style-name="ce124"/>
          <table:table-cell table:number-columns-repeated="1010"/>
        </table:table-row>
        <table:table-row table:style-name="ro37">
          <table:table-cell/>
          <table:table-cell table:style-name="ce52"/>
          <table:table-cell table:style-name="ce73" office:value-type="string">
            <text:p>°</text:p>
          </table:table-cell>
          <table:table-cell table:style-name="ce124" office:value-type="string" table:number-columns-spanned="11" table:number-rows-spanned="1">
            <text:p>Updated 02E-020 (Down Payment Type Code) Field Information and added, <text:span text:style-name="T6">“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Updated 02E-020 (Down Payment Type Code) Field Information and added, “While multiple 02E segments can be passed to DU, only one instance of a FHA Gift Source and Amount is sent to the FHA TOTAL Mortgage Scorecard. Please refer to the DUG July 2012 Release Notes, page 4, for more information. Users should refer to the HUD guidelines to determine the appropriate FHA Down Payment Type Code to use.”</text:span></text:p>
          </table:table-cell>
          <table:covered-table-cell table:number-columns-repeated="9" table:style-name="ce123"/>
          <table:covered-table-cell table:style-name="ce124"/>
          <table:table-cell table:number-columns-repeated="1010"/>
        </table:table-row>
        <table:table-row table:style-name="ro48">
          <table:table-cell/>
          <table:table-cell table:style-name="ce52"/>
          <table:table-cell table:style-name="ce73" office:value-type="string">
            <text:p>°</text:p>
          </table:table-cell>
          <table:table-cell table:style-name="ce124" office:value-type="string" table:number-columns-spanned="11" table:number-rows-spanned="1">
            <text:p>Updated 02E-030 (Down Payment Amount) Field Information from, <text:span text:style-name="T6">“…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Updated 02E-030 (Down Payment Amount) Field Information from, “…greater than $0 if…”</text:span><text:span text:style-name="T7"> to, </text:span><text:span text:style-name="T6">“…equal to the sum of all gift assets listed in 06C…”</text:span></text:p>
          </table:table-cell>
          <table:covered-table-cell table:number-columns-repeated="9" table:style-name="ce123"/>
          <table:covered-table-cell table:style-name="ce124"/>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03B (Record ID: Dependent’s Age) Required conditionality from not required to <text:span text:style-name="T6">“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Updated 03B (Record ID: Dependent’s Age) Required conditionality from not required to “G/Conditional”</text:span></text:p>
          </table:table-cell>
          <table:covered-table-cell table:number-columns-repeated="9" table:style-name="ce142"/>
          <table:covered-table-cell table:style-name="ce140"/>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03B-020 (Applicant Social Security Number) Required conditionality from not required to <text:span text:style-name="T6">“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Updated 03B-020 (Applicant Social Security Number) Required conditionality from not required to “G/IRE”</text:span></text:p>
          </table:table-cell>
          <table:covered-table-cell table:number-columns-repeated="9" table:style-name="ce142"/>
          <table:covered-table-cell table:style-name="ce140"/>
          <table:table-cell table:number-columns-repeated="1010"/>
        </table:table-row>
        <table:table-row table:style-name="ro49">
          <table:table-cell/>
          <table:table-cell table:style-name="ce48"/>
          <table:table-cell table:style-name="ce77" office:value-type="string">
            <text:p>°</text:p>
          </table:table-cell>
          <table:table-cell table:style-name="ce140" office:value-type="string" table:number-columns-spanned="11" table:number-rows-spanned="1">
            <text:p>Updated 03B-030 (Dependent’s Age) Required conditionality from not required to <text:span text:style-name="T6">“G/Conditional”Updated 03B-030 (Dependent’s Age) Required conditionality from not required to “G/Conditional”Updated 03B-030 (Dependent’s Age) Required conditionality from not required to “G/Conditional”Updated 03B-030 (Dependent’s Age) Required conditionality from not required to “G/Conditional”Updated 03B-030 (Dependent’s Age) Required conditionality from not required to “G/Conditional”Updated 03B-030 (Dependent’s Age) Required conditionality from not required to “G/Conditional”Updated 03B-030 (Dependent’s Age) Required conditionality from not required to “G/Conditional”Updated 03B-030 (Dependent’s Age) Required conditionality from not required to “G/Conditional”Updated 03B-030 (Dependent’s Age) Required conditionality from not required to “G/Conditional”</text:span></text:p>
          </table:table-cell>
          <table:covered-table-cell table:number-columns-repeated="9" table:style-name="ce142"/>
          <table:covered-table-cell table:style-name="ce140"/>
          <table:table-cell table:number-columns-repeated="1010"/>
        </table:table-row>
        <table:table-row table:style-name="ro25">
          <table:table-cell table:style-name="ce35"/>
          <table:table-cell table:style-name="ce48"/>
          <table:table-cell table:style-name="ce77" office:value-type="string">
            <text:p>°</text:p>
          </table:table-cell>
          <table:table-cell table:style-name="ce140" office:value-type="string" table:number-columns-spanned="11" table:number-rows-spanned="1">
            <text:p>Updated 04B-130 (Monthly Income) Field Information and deleted, <text:span text:style-name="T6">“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Updated 04B-130 (Monthly Income) Field Information and deleted, “A negative value is valid for this segment.”</text:span></text:p>
          </table:table-cell>
          <table:covered-table-cell table:number-columns-repeated="9" table:style-name="ce142"/>
          <table:covered-table-cell table:style-name="ce140"/>
          <table:table-cell table:style-name="ce35" table:number-columns-repeated="1010"/>
        </table:table-row>
        <table:table-row table:style-name="ro22">
          <table:table-cell table:style-name="ce35"/>
          <table:table-cell table:style-name="ce48"/>
          <table:table-cell table:style-name="ce77" office:value-type="string">
            <text:p>°</text:p>
          </table:table-cell>
          <table:table-cell table:style-name="ce124" office:value-type="string" table:number-columns-spanned="11" table:number-rows-spanned="1">
            <text:p>Updated GOD-030 (VA Federal Tax Amount) Field Information guidance from <text:span text:style-name="T6">“(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Updated GOD-030 (VA Federal Tax Amount) Field Information guidance from “(Federal, State, Retirement/Social Security, or Other)”</text:span><text:span text:style-name="T7"> to </text:span><text:span text:style-name="T6">“(Federal, State, Retirement/Social Security, and/or Other)”</text:span></text:p>
          </table:table-cell>
          <table:covered-table-cell table:number-columns-repeated="9" table:style-name="ce123"/>
          <table:covered-table-cell table:style-name="ce124"/>
          <table:table-cell table:style-name="ce35" table:number-columns-repeated="1010"/>
        </table:table-row>
        <table:table-row table:style-name="ro25">
          <table:table-cell table:style-name="ce35"/>
          <table:table-cell table:style-name="ce48"/>
          <table:table-cell table:style-name="ce77" office:value-type="string">
            <text:p>°</text:p>
          </table:table-cell>
          <table:table-cell table:style-name="ce140" office:value-type="string" table:number-columns-spanned="11" table:number-rows-spanned="1">
            <text:p>Updated LNC-220 (MI Insurer Code) Field Information and corrected spelling from <text:span text:style-name="T6">“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Updated LNC-220 (MI Insurer Code) Field Information and corrected spelling from “Gauranty”</text:span><text:span text:style-name="T7"> to </text:span><text:span text:style-name="T6">“Guaranty”</text:span></text:p>
          </table:table-cell>
          <table:covered-table-cell table:number-columns-repeated="9" table:style-name="ce142"/>
          <table:covered-table-cell table:style-name="ce140"/>
          <table:table-cell table:style-name="ce35" table:number-columns-repeated="1010"/>
        </table:table-row>
        <table:table-row table:style-name="ro25">
          <table:table-cell table:style-name="ce35"/>
          <table:table-cell table:style-name="ce50"/>
          <table:table-cell table:style-name="ce83" office:value-type="string">
            <text:p>°</text:p>
          </table:table-cell>
          <table:table-cell table:style-name="ce145" office:value-type="string" table:number-columns-spanned="11" table:number-rows-spanned="1">
            <text:p>Updated LNC-230 (APR Spread) Field Information and added,<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Updated LNC-230 (APR Spread) Field Information and added,</text:span><text:span text:style-name="T6"> “ZZ.ZZ”</text:span><text:span text:style-name="T7"> to indicate formatting requirements for this field</text:span></text:p>
          </table:table-cell>
          <table:covered-table-cell table:number-columns-repeated="9" table:style-name="ce162"/>
          <table:covered-table-cell table:style-name="ce145"/>
          <table:table-cell table:style-name="ce35" table:number-columns-repeated="1010"/>
        </table:table-row>
        <table:table-row table:style-name="ro25">
          <table:table-cell table:style-name="ce35"/>
          <table:table-cell table:style-name="ce53" office:value-type="float" office:value="41386">
            <text:p>04/22/13</text:p>
          </table:table-cell>
          <table:table-cell table:style-name="ce84" office:value-type="string">
            <text:p>°</text:p>
          </table:table-cell>
          <table:table-cell table:style-name="ce146" office:value-type="string" table:number-columns-spanned="11" table:number-rows-spanned="1">
            <text:p>Updated LNC-220 (MI Insurer Code) Field Information: Added <text:span text:style-name="T6">043=Essent Gauranty, Inc.Updated LNC-220 (MI Insurer Code) Field Information: Added 043=Essent Gauranty, Inc.Updated LNC-220 (MI Insurer Code) Field Information: Added 043=Essent Gauranty, Inc.Updated LNC-220 (MI Insurer Code) Field Information: Added 043=Essent Gauranty, Inc.Updated LNC-220 (MI Insurer Code) Field Information: Added 043=Essent Gauranty, Inc.Updated LNC-220 (MI Insurer Code) Field Information: Added 043=Essent Gauranty, Inc.Updated LNC-220 (MI Insurer Code) Field Information: Added 043=Essent Gauranty, Inc.Updated LNC-220 (MI Insurer Code) Field Information: Added 043=Essent Gauranty, Inc.Updated LNC-220 (MI Insurer Code) Field Information: Added 043=Essent Gauranty, Inc.</text:span></text:p>
          </table:table-cell>
          <table:covered-table-cell table:number-columns-repeated="9" table:style-name="ce161"/>
          <table:covered-table-cell table:style-name="ce146"/>
          <table:table-cell table:style-name="ce35" table:number-columns-repeated="1010"/>
        </table:table-row>
        <table:table-row table:style-name="ro25">
          <table:table-cell table:style-name="ce35"/>
          <table:table-cell table:style-name="ce48"/>
          <table:table-cell table:style-name="ce77" office:value-type="string">
            <text:p>°</text:p>
          </table:table-cell>
          <table:table-cell table:style-name="ce140" office:value-type="string" table:number-columns-spanned="11" table:number-rows-spanned="1">
            <text:p>Updated PID-040 (Product Plan Number) Field Information for VA 1 Yr ARM code: Corrected <text:span text:style-name="T6">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Updated PID-040 (Product Plan Number) Field Information for VA 1 Yr ARM code: Corrected VAYR1</text:span><text:span text:style-name="T7"> to </text:span><text:span text:style-name="T6">VA1YR</text:span></text:p>
          </table:table-cell>
          <table:covered-table-cell table:number-columns-repeated="9" table:style-name="ce142"/>
          <table:covered-table-cell table:style-name="ce140"/>
          <table:table-cell table:style-name="ce35" table:number-columns-repeated="1010"/>
        </table:table-row>
        <table:table-row table:style-name="ro25">
          <table:table-cell table:style-name="ce35"/>
          <table:table-cell table:style-name="ce48"/>
          <table:table-cell table:style-name="ce77" office:value-type="string">
            <text:p>°</text:p>
          </table:table-cell>
          <table:table-cell table:style-name="ce140" office:value-type="string" table:number-columns-spanned="11" table:number-rows-spanned="1">
            <text:p>Updated Summary section 06S (Record ID: Undrawn HELOC and IPCs).</text:p>
          </table:table-cell>
          <table:covered-table-cell table:number-columns-repeated="9" table:style-name="ce142"/>
          <table:covered-table-cell table:style-name="ce140"/>
          <table:table-cell table:style-name="ce35" table:number-columns-repeated="1010"/>
        </table:table-row>
        <table:table-row table:style-name="ro28">
          <table:table-cell table:style-name="ce35"/>
          <table:table-cell table:style-name="ce48"/>
          <table:table-cell table:style-name="ce78"/>
          <table:table-cell table:style-name="ce126" office:value-type="string">
            <text:p>⁻</text:p>
          </table:table-cell>
          <table:table-cell table:style-name="ce148" office:value-type="string" table:number-columns-spanned="10" table:number-rows-spanned="1">
            <text:p>Updated required conditionality for 06S (Record ID: Undrawn HELOC and IPCs) from <text:span text:style-name="T6">&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Updated required conditionality for 06S (Record ID: Undrawn HELOC and IPCs) from &lt;blank&gt;</text:span><text:span text:style-name="T7"> to </text:span><text:span text:style-name="T6">X/Conditional, G/Conditional</text:span><text:span text:style-name="T7"> and added guideline, </text:span><text:span text:style-name="T6">“Required IF an Undrawn HELOC is associated with the subject property.”</text:span></text:p>
          </table:table-cell>
          <table:covered-table-cell table:number-columns-repeated="8" table:style-name="ce197"/>
          <table:covered-table-cell table:style-name="ce148"/>
          <table:table-cell table:style-name="ce35" table:number-columns-repeated="1010"/>
        </table:table-row>
        <table:table-row table:style-name="ro50">
          <table:table-cell table:style-name="ce35"/>
          <table:table-cell table:style-name="ce48"/>
          <table:table-cell table:style-name="ce78"/>
          <table:table-cell table:style-name="ce126" office:value-type="string">
            <text:p>⁻</text:p>
          </table:table-cell>
          <table:table-cell table:style-name="ce148" office:value-type="string" table:number-columns-spanned="10" table:number-rows-spanned="1">
            <text:p>Deleted following guidance from 06S (Record ID: Undrawn HELOC and IPCs) Field Information: <text:span text:style-name="T6">“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Deleted following guidance from 06S (Record ID: Undrawn HELOC and IPCs) Field Information: “Government: These values are not supported”</text:span></text:p>
          </table:table-cell>
          <table:covered-table-cell table:number-columns-repeated="8" table:style-name="ce197"/>
          <table:covered-table-cell table:style-name="ce148"/>
          <table:table-cell table:style-name="ce35" table:number-columns-repeated="1010"/>
        </table:table-row>
        <table:table-row table:style-name="ro1">
          <table:table-cell table:style-name="ce35"/>
          <table:table-cell table:style-name="ce48"/>
          <table:table-cell table:style-name="ce78"/>
          <table:table-cell table:style-name="ce126" office:value-type="string">
            <text:p>⁻</text:p>
          </table:table-cell>
          <table:table-cell table:style-name="ce190" office:value-type="string" table:number-columns-spanned="10" table:number-rows-spanned="1">
            <text:p>Updated required conditionality for 06S-020 (Applicant Social Security Number) and added: <text:span text:style-name="T6">G/IREUpdated required conditionality for 06S-020 (Applicant Social Security Number) and added: G/IREUpdated required conditionality for 06S-020 (Applicant Social Security Number) and added: G/IREUpdated required conditionality for 06S-020 (Applicant Social Security Number) and added: G/IREUpdated required conditionality for 06S-020 (Applicant Social Security Number) and added: G/IREUpdated required conditionality for 06S-020 (Applicant Social Security Number) and added: G/IREUpdated required conditionality for 06S-020 (Applicant Social Security Number) and added: G/IREUpdated required conditionality for 06S-020 (Applicant Social Security Number) and added: G/IRE</text:span></text:p>
          </table:table-cell>
          <table:covered-table-cell table:number-columns-repeated="8" table:style-name="ce193"/>
          <table:covered-table-cell table:style-name="ce190"/>
          <table:table-cell table:style-name="ce35" table:number-columns-repeated="1010"/>
        </table:table-row>
        <table:table-row table:style-name="ro1">
          <table:table-cell table:style-name="ce35"/>
          <table:table-cell table:style-name="ce48"/>
          <table:table-cell table:style-name="ce78"/>
          <table:table-cell table:style-name="ce126" office:value-type="string">
            <text:p>⁻</text:p>
          </table:table-cell>
          <table:table-cell table:style-name="ce190" office:value-type="string" table:number-columns-spanned="10" table:number-rows-spanned="1">
            <text:p>Updated required conditionality for 06S-030 (Summary Amount Type Code) and added: <text:span text:style-name="T6">X/IRE, G/IREUpdated required conditionality for 06S-030 (Summary Amount Type Code) and added: X/IRE, G/IREUpdated required conditionality for 06S-030 (Summary Amount Type Code) and added: X/IRE, G/IREUpdated required conditionality for 06S-030 (Summary Amount Type Code) and added: X/IRE, G/IREUpdated required conditionality for 06S-030 (Summary Amount Type Code) and added: X/IRE, G/IREUpdated required conditionality for 06S-030 (Summary Amount Type Code) and added: X/IRE, G/IREUpdated required conditionality for 06S-030 (Summary Amount Type Code) and added: X/IRE, G/IREUpdated required conditionality for 06S-030 (Summary Amount Type Code) and added: X/IRE, G/IRE</text:span></text:p>
          </table:table-cell>
          <table:covered-table-cell table:number-columns-repeated="8" table:style-name="ce193"/>
          <table:covered-table-cell table:style-name="ce190"/>
          <table:table-cell table:style-name="ce35" table:number-columns-repeated="1010"/>
        </table:table-row>
        <table:table-row table:style-name="ro22">
          <table:table-cell table:style-name="ce35"/>
          <table:table-cell table:style-name="ce54"/>
          <table:table-cell table:style-name="ce85"/>
          <table:table-cell table:style-name="ce147" office:value-type="string">
            <text:p>⁻</text:p>
          </table:table-cell>
          <table:table-cell table:style-name="ce196" office:value-type="string" table:number-columns-spanned="10" table:number-rows-spanned="1">
            <text:p>Updated required conditionality for 06S-040 (Amount) and added: <text:span text:style-name="T6">X/IRE, G/IREUpdated required conditionality for 06S-040 (Amount) and added: X/IRE, G/IREUpdated required conditionality for 06S-040 (Amount) and added: X/IRE, G/IREUpdated required conditionality for 06S-040 (Amount) and added: X/IRE, G/IREUpdated required conditionality for 06S-040 (Amount) and added: X/IRE, G/IREUpdated required conditionality for 06S-040 (Amount) and added: X/IRE, G/IREUpdated required conditionality for 06S-040 (Amount) and added: X/IRE, G/IREUpdated required conditionality for 06S-040 (Amount) and added: X/IRE, G/IRE</text:span></text:p>
          </table:table-cell>
          <table:covered-table-cell table:number-columns-repeated="8" table:style-name="ce205"/>
          <table:covered-table-cell table:style-name="ce196"/>
          <table:table-cell table:style-name="ce35" table:number-columns-repeated="1010"/>
        </table:table-row>
        <table:table-row table:style-name="ro21">
          <table:table-cell table:style-name="ce35"/>
          <table:table-cell table:style-name="ce52" office:value-type="float" office:value="41143">
            <text:p>08/22/12</text:p>
          </table:table-cell>
          <table:table-cell table:style-name="ce73" office:value-type="string">
            <text:p>°</text:p>
          </table:table-cell>
          <table:table-cell table:style-name="ce148" office:value-type="string" table:number-columns-spanned="11" table:number-rows-spanned="1">
            <text:p>Updated 02E-020 (Down Payment Type Code) Field Information and added the following sentence: <text:span text:style-name="T6">““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Updated 02E-020 (Down Payment Type Code) Field Information and added the following sentence: ““04”and “H0” should NOT be used for FHA loans. Per HUD guidelines, “H4” is NOT supported and will result in an Error message or Ineligible recommendations.”</text:span></text:p>
          </table:table-cell>
          <table:covered-table-cell table:number-columns-repeated="9" table:style-name="ce197"/>
          <table:covered-table-cell table:style-name="ce148"/>
          <table:table-cell table:style-name="ce35" table:number-columns-repeated="1010"/>
        </table:table-row>
        <table:table-row table:style-name="ro49">
          <table:table-cell table:style-name="ce35"/>
          <table:table-cell table:style-name="ce52"/>
          <table:table-cell table:style-name="ce73" office:value-type="string">
            <text:p>°</text:p>
          </table:table-cell>
          <table:table-cell table:style-name="ce121" office:value-type="string" table:number-columns-spanned="11" table:number-rows-spanned="1">
            <text:p>Updated 05I-030 (Type of Income Code) with new EDI values and additional guidance:</text:p>
          </table:table-cell>
          <table:covered-table-cell table:number-columns-repeated="9" table:style-name="ce175"/>
          <table:covered-table-cell table:style-name="ce121"/>
          <table:table-cell table:style-name="ce35" table:number-columns-repeated="1010"/>
        </table:table-row>
        <table:table-row table:style-name="ro34">
          <table:table-cell table:style-name="ce35"/>
          <table:table-cell table:style-name="ce52"/>
          <table:table-cell table:style-name="ce74"/>
          <table:table-cell table:style-name="ce122" office:value-type="string">
            <text:p>⁻</text:p>
          </table:table-cell>
          <table:table-cell table:style-name="ce121" office:value-type="string" table:number-columns-spanned="10" table:number-rows-spanned="1">
            <text:p>Added the following EDI values:</text:p>
          </table:table-cell>
          <table:covered-table-cell table:number-columns-repeated="8" table:style-name="ce175"/>
          <table:covered-table-cell table:style-name="ce121"/>
          <table:table-cell table:style-name="ce35" table:number-columns-repeated="1010"/>
        </table:table-row>
        <table:table-row table:style-name="ro1">
          <table:table-cell table:style-name="ce35"/>
          <table:table-cell table:style-name="ce52"/>
          <table:table-cell table:style-name="ce74"/>
          <table:table-cell table:style-name="ce123"/>
          <table:table-cell table:style-name="ce121" office:value-type="string" table:number-columns-spanned="10" table:number-rows-spanned="1">
            <text:p>CG = Capital Gains*</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EA = Employment Related Assets*</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FI = Foreign Income*</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RP = Royalty Payment*</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SE = Seasonal Income*</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TL = Temporary Leave*</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2"/>
          <table:table-cell table:style-name="ce74"/>
          <table:table-cell table:style-name="ce123"/>
          <table:table-cell table:style-name="ce121" office:value-type="string" table:number-columns-spanned="10" table:number-rows-spanned="1">
            <text:p>TI = Tip Income*</text:p>
          </table:table-cell>
          <table:covered-table-cell table:number-columns-repeated="8" table:style-name="ce175"/>
          <table:covered-table-cell table:style-name="ce121"/>
          <table:table-cell table:style-name="ce35" table:number-columns-repeated="1010"/>
        </table:table-row>
        <table:table-row table:style-name="ro31">
          <table:table-cell table:style-name="ce35"/>
          <table:table-cell table:style-name="ce55"/>
          <table:table-cell table:style-name="ce86"/>
          <table:table-cell table:style-name="ce149" office:value-type="string">
            <text:p>⁻</text:p>
          </table:table-cell>
          <table:table-cell table:style-name="ce198" office:value-type="string" table:number-columns-spanned="10" table:number-rows-spanned="1">
            <text:p>Updated Field Information with the following additional guidance:</text:p>
          </table:table-cell>
          <table:covered-table-cell table:number-columns-repeated="8" table:style-name="ce217"/>
          <table:covered-table-cell table:style-name="ce198"/>
          <table:table-cell table:style-name="ce35" table:number-columns-repeated="1010"/>
        </table:table-row>
        <table:table-row table:style-name="ro31">
          <table:table-cell table:style-name="ce35"/>
          <table:table-cell table:style-name="ce52"/>
          <table:table-cell table:style-name="ce74"/>
          <table:table-cell table:style-name="ce150" office:value-type="string">
            <text:p>▪</text:p>
          </table:table-cell>
          <table:table-cell table:style-name="ce139" office:value-type="string" table:number-columns-spanned="10" table:number-rows-spanned="1">
            <text:p>“*New income values are only supported by DU and should not be sent for FHA or VA loans.”</text:p>
          </table:table-cell>
          <table:covered-table-cell table:number-columns-repeated="8" table:style-name="ce215"/>
          <table:covered-table-cell table:style-name="ce139"/>
          <table:table-cell table:style-name="ce35" table:number-columns-repeated="1010"/>
        </table:table-row>
        <table:table-row table:style-name="ro31">
          <table:table-cell table:style-name="ce35"/>
          <table:table-cell table:style-name="ce52"/>
          <table:table-cell table:style-name="ce74"/>
          <table:table-cell table:style-name="ce150" office:value-type="string">
            <text:p>▪</text:p>
          </table:table-cell>
          <table:table-cell table:style-name="ce139" office:value-type="string" table:number-columns-spanned="10" table:number-rows-spanned="1">
            <text:p>“*The new income values will be supported by DU on 10/20/2012 with the DU 9.0 Release. Systems should continue to send these income sources as “Other Income” until this release.”</text:p>
          </table:table-cell>
          <table:covered-table-cell table:number-columns-repeated="8" table:style-name="ce215"/>
          <table:covered-table-cell table:style-name="ce139"/>
          <table:table-cell table:style-name="ce35" table:number-columns-repeated="1010"/>
        </table:table-row>
        <table:table-row table:style-name="ro31">
          <table:table-cell table:style-name="ce35"/>
          <table:table-cell table:style-name="ce52"/>
          <table:table-cell table:style-name="ce74"/>
          <table:table-cell table:style-name="ce150" office:value-type="string">
            <text:p>▪</text:p>
          </table:table-cell>
          <table:table-cell table:style-name="ce139" office:value-type="string" table:number-columns-spanned="10" table:number-rows-spanned="1">
            <text:p>“**Net Rental Income can be entered in the Income or REO segment. Please review the information on page 60, Net Rental Income.”</text:p>
          </table:table-cell>
          <table:covered-table-cell table:number-columns-repeated="8" table:style-name="ce215"/>
          <table:covered-table-cell table:style-name="ce139"/>
          <table:table-cell table:style-name="ce35" table:number-columns-repeated="1010"/>
        </table:table-row>
        <table:table-row table:style-name="ro22">
          <table:table-cell table:style-name="ce35"/>
          <table:table-cell table:style-name="ce52"/>
          <table:table-cell table:style-name="ce73" office:value-type="string">
            <text:p>°</text:p>
          </table:table-cell>
          <table:table-cell table:style-name="ce124" office:value-type="string" table:number-columns-spanned="11" table:number-rows-spanned="1">
            <text:p>Updated 06G-150 (Net Rental Income) Field Information with additional guidance:</text:p>
          </table:table-cell>
          <table:covered-table-cell table:number-columns-repeated="9" table:style-name="ce123"/>
          <table:covered-table-cell table:style-name="ce124"/>
          <table:table-cell table:style-name="ce35" table:number-columns-repeated="1010"/>
        </table:table-row>
        <table:table-row table:style-name="ro31">
          <table:table-cell table:style-name="ce35"/>
          <table:table-cell table:style-name="ce52"/>
          <table:table-cell table:style-name="ce74"/>
          <table:table-cell table:style-name="ce150" office:value-type="string">
            <text:p>▪</text:p>
          </table:table-cell>
          <table:table-cell table:style-name="ce199" office:value-type="string" table:number-columns-spanned="10" table:number-rows-spanned="1">
            <text:p>“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able:table-cell>
          <table:covered-table-cell table:number-columns-repeated="8" table:style-name="ce218"/>
          <table:covered-table-cell table:style-name="ce199"/>
          <table:table-cell table:style-name="ce35" table:number-columns-repeated="1010"/>
        </table:table-row>
        <table:table-row table:style-name="ro25">
          <table:table-cell table:style-name="ce35"/>
          <table:table-cell table:style-name="ce52"/>
          <table:table-cell table:style-name="ce73"/>
          <table:table-cell table:style-name="ce150" office:value-type="string">
            <text:p>▪</text:p>
          </table:table-cell>
          <table:table-cell table:style-name="ce139" office:value-type="string" table:number-columns-spanned="10" table:number-rows-spanned="1">
            <text:p>“**Net Rental Income can be entered in the Income or REO segment. Please review theinformation on page 60, Net Rental Income.”</text:p>
          </table:table-cell>
          <table:covered-table-cell table:number-columns-repeated="8" table:style-name="ce215"/>
          <table:covered-table-cell table:style-name="ce139"/>
          <table:table-cell table:style-name="ce35" table:number-columns-repeated="1010"/>
        </table:table-row>
        <table:table-row table:style-name="ro51">
          <table:table-cell table:style-name="ce35"/>
          <table:table-cell table:style-name="ce52"/>
          <table:table-cell table:style-name="ce73" office:value-type="string">
            <text:p>°</text:p>
          </table:table-cell>
          <table:table-cell table:style-name="ce124" office:value-type="string" table:number-columns-spanned="11" table:number-rows-spanned="1">
            <text:p>Updated LNC-090 (Project Classification Codes) to reflect two (2) retired EDI values:</text:p>
          </table:table-cell>
          <table:covered-table-cell table:number-columns-repeated="9" table:style-name="ce123"/>
          <table:covered-table-cell table:style-name="ce124"/>
          <table:table-cell table:style-name="ce35" table:number-columns-repeated="1010"/>
        </table:table-row>
        <table:table-row table:style-name="ro34">
          <table:table-cell/>
          <table:table-cell table:style-name="ce52"/>
          <table:table-cell table:style-name="ce74"/>
          <table:table-cell table:style-name="ce122" office:value-type="string">
            <text:p>⁻</text:p>
          </table:table-cell>
          <table:table-cell table:style-name="ce200" office:value-type="string" table:number-columns-spanned="10" table:number-rows-spanned="1">
            <text:p><text:span text:style-name="T11">17 = T PUD</text:span><text:span text:style-name="T7"> (no longer supported after 10/20/2012)</text:span><text:span text:style-name="T11">17 = T PUD</text:span><text:span text:style-name="T7"> (no longer supported after 10/20/2012)</text:span><text:span text:style-name="T11">17 = T PUD</text:span><text:span text:style-name="T7"> (no longer supported after 10/20/2012)</text:span><text:span text:style-name="T11">17 = T PUD</text:span><text:span text:style-name="T7"> (no longer supported after 10/20/2012)</text:span><text:span text:style-name="T11">17 = T PUD</text:span><text:span text:style-name="T7"> (no longer supported after 10/20/2012)</text:span><text:span text:style-name="T11">17 = T PUD</text:span><text:span text:style-name="T7"> (no longer supported after 10/20/2012)</text:span><text:span text:style-name="T11">17 = T PUD</text:span><text:span text:style-name="T7"> (no longer supported after 10/20/2012)</text:span></text:p>
          </table:table-cell>
          <table:covered-table-cell table:number-columns-repeated="8" table:style-name="ce175"/>
          <table:covered-table-cell table:style-name="ce121"/>
          <table:table-cell table:number-columns-repeated="1010"/>
        </table:table-row>
        <table:table-row table:style-name="ro5">
          <table:table-cell/>
          <table:table-cell table:style-name="ce52"/>
          <table:table-cell table:style-name="ce73"/>
          <table:table-cell table:style-name="ce122" office:value-type="string">
            <text:p>⁻</text:p>
          </table:table-cell>
          <table:table-cell table:style-name="ce200" office:value-type="string" table:number-columns-spanned="10" table:number-rows-spanned="1">
            <text:p><text:span text:style-name="T11">18 = T CO_OP</text:span><text:span text:style-name="T7"> (no longer supported after 10/20/2012)</text:span><text:span text:style-name="T11">18 = T CO_OP</text:span><text:span text:style-name="T7"> (no longer supported after 10/20/2012)</text:span><text:span text:style-name="T11">18 = T CO_OP</text:span><text:span text:style-name="T7"> (no longer supported after 10/20/2012)</text:span><text:span text:style-name="T11">18 = T CO_OP</text:span><text:span text:style-name="T7"> (no longer supported after 10/20/2012)</text:span><text:span text:style-name="T11">18 = T CO_OP</text:span><text:span text:style-name="T7"> (no longer supported after 10/20/2012)</text:span><text:span text:style-name="T11">18 = T CO_OP</text:span><text:span text:style-name="T7"> (no longer supported after 10/20/2012)</text:span><text:span text:style-name="T11">18 = T CO_OP</text:span><text:span text:style-name="T7"> (no longer supported after 10/20/2012)</text:span></text:p>
          </table:table-cell>
          <table:covered-table-cell table:number-columns-repeated="8" table:style-name="ce175"/>
          <table:covered-table-cell table:style-name="ce121"/>
          <table:table-cell table:number-columns-repeated="1010"/>
        </table:table-row>
        <table:table-row table:style-name="ro52">
          <table:table-cell/>
          <table:table-cell table:style-name="ce52"/>
          <table:table-cell table:style-name="ce73" office:value-type="string">
            <text:p>°</text:p>
          </table:table-cell>
          <table:table-cell table:style-name="ce124" office:value-type="string" table:number-columns-spanned="11" table:number-rows-spanned="1">
            <text:p>Consolidated information from the following sections into the corresponding sections of the RESIDENTIAL LOAN DATA – FORM 1003 VERSION 3.2 DATA FORMAT and deleted:</text:p>
          </table:table-cell>
          <table:covered-table-cell table:number-columns-repeated="9" table:style-name="ce123"/>
          <table:covered-table-cell table:style-name="ce124"/>
          <table:table-cell table:number-columns-repeated="1010"/>
        </table:table-row>
        <table:table-row table:style-name="ro1">
          <table:table-cell/>
          <table:table-cell table:style-name="ce52"/>
          <table:table-cell table:style-name="ce74"/>
          <table:table-cell table:style-name="ce122" office:value-type="string">
            <text:p>⁻</text:p>
          </table:table-cell>
          <table:table-cell table:style-name="ce121" office:value-type="string" table:number-columns-spanned="10" table:number-rows-spanned="1">
            <text:p>Residential Loan Data - Form 1003 Data Dictionary</text:p>
          </table:table-cell>
          <table:covered-table-cell table:number-columns-repeated="8" table:style-name="ce175"/>
          <table:covered-table-cell table:style-name="ce121"/>
          <table:table-cell table:number-columns-repeated="1010"/>
        </table:table-row>
        <table:table-row table:style-name="ro31">
          <table:table-cell/>
          <table:table-cell table:style-name="ce52"/>
          <table:table-cell table:style-name="ce74"/>
          <table:table-cell table:style-name="ce122" office:value-type="string">
            <text:p>⁻</text:p>
          </table:table-cell>
          <table:table-cell table:style-name="ce121" office:value-type="string" table:number-columns-spanned="10" table:number-rows-spanned="1">
            <text:p>Additional Case Data Dictionary</text:p>
          </table:table-cell>
          <table:covered-table-cell table:number-columns-repeated="8" table:style-name="ce175"/>
          <table:covered-table-cell table:style-name="ce121"/>
          <table:table-cell table:number-columns-repeated="1010"/>
        </table:table-row>
        <table:table-row table:style-name="ro31">
          <table:table-cell/>
          <table:table-cell table:style-name="ce52"/>
          <table:table-cell table:style-name="ce74"/>
          <table:table-cell table:style-name="ce122" office:value-type="string">
            <text:p>⁻</text:p>
          </table:table-cell>
          <table:table-cell table:style-name="ce121" office:value-type="string" table:number-columns-spanned="10" table:number-rows-spanned="1">
            <text:p>Loan Product Data Dictionary</text:p>
          </table:table-cell>
          <table:covered-table-cell table:number-columns-repeated="8" table:style-name="ce175"/>
          <table:covered-table-cell table:style-name="ce121"/>
          <table:table-cell table:number-columns-repeated="1010"/>
        </table:table-row>
        <table:table-row table:style-name="ro22">
          <table:table-cell/>
          <table:table-cell table:style-name="ce52"/>
          <table:table-cell table:style-name="ce74"/>
          <table:table-cell table:style-name="ce122" office:value-type="string">
            <text:p>⁻</text:p>
          </table:table-cell>
          <table:table-cell table:style-name="ce121" office:value-type="string" table:number-columns-spanned="10" table:number-rows-spanned="1">
            <text:p>Government Loan Transaction Data Dictionary</text:p>
          </table:table-cell>
          <table:covered-table-cell table:number-columns-repeated="8" table:style-name="ce175"/>
          <table:covered-table-cell table:style-name="ce121"/>
          <table:table-cell table:number-columns-repeated="1010"/>
        </table:table-row>
        <table:table-row table:style-name="ro25">
          <table:table-cell/>
          <table:table-cell table:style-name="ce52"/>
          <table:table-cell table:style-name="ce73"/>
          <table:table-cell table:style-name="ce122" office:value-type="string">
            <text:p>⁻</text:p>
          </table:table-cell>
          <table:table-cell table:style-name="ce148" office:value-type="string" table:number-columns-spanned="10" table:number-rows-spanned="1">
            <text:p>Community Lending Data Dictionary</text:p>
          </table:table-cell>
          <table:covered-table-cell table:number-columns-repeated="8" table:style-name="ce197"/>
          <table:covered-table-cell table:style-name="ce148"/>
          <table:table-cell table:number-columns-repeated="1010"/>
        </table:table-row>
        <table:table-row table:style-name="ro53">
          <table:table-cell/>
          <table:table-cell table:style-name="ce52"/>
          <table:table-cell table:style-name="ce73" office:value-type="string">
            <text:p>°</text:p>
          </table:table-cell>
          <table:table-cell table:style-name="ce124" office:value-type="string" table:number-columns-spanned="11" table:number-rows-spanned="1">
            <text:p>Updated information in NET RENTAL INCOME chapter:</text:p>
          </table:table-cell>
          <table:covered-table-cell table:number-columns-repeated="9" table:style-name="ce123"/>
          <table:covered-table-cell table:style-name="ce124"/>
          <table:table-cell table:number-columns-repeated="1010"/>
        </table:table-row>
        <table:table-row table:style-name="ro54">
          <table:table-cell/>
          <table:table-cell table:style-name="ce52"/>
          <table:table-cell table:style-name="ce74"/>
          <table:table-cell table:style-name="ce122" office:value-type="string">
            <text:p>⁻</text:p>
          </table:table-cell>
          <table:table-cell table:style-name="ce148" office:value-type="string" table:number-columns-spanned="10" table:number-rows-spanned="1">
            <text:p>Modified sentence:<text:span text:style-name="T6">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Modified sentence: “If the borrower(s) have income from rental properties, you may enter Net Rental Income either on a detail basis or on a summary basis:” with “If the borrower(s) have income from rental properties, you may enter Net Rental Income either on a detailed basis in the REO segment or on a summary basis in the Income segment:”</text:span></text:p>
          </table:table-cell>
          <table:covered-table-cell table:number-columns-repeated="8" table:style-name="ce197"/>
          <table:covered-table-cell table:style-name="ce148"/>
          <table:table-cell table:number-columns-repeated="1010"/>
        </table:table-row>
        <table:table-row table:style-name="ro22">
          <table:table-cell/>
          <table:table-cell table:style-name="ce52"/>
          <table:table-cell table:style-name="ce74"/>
          <table:table-cell table:style-name="ce122" office:value-type="string">
            <text:p>⁻</text:p>
          </table:table-cell>
          <table:table-cell table:style-name="ce148" office:value-type="string" table:number-columns-spanned="10" table:number-rows-spanned="1">
            <text:p>Added sentence: <text:span text:style-name="T6">“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Added sentence: “For conventional loans, if you enter any summary Net Rental Income Amounts in segment 05I in the Casefile, the Underwriting Engine will ignore detailed amounts for any REO property.”</text:span></text:p>
          </table:table-cell>
          <table:covered-table-cell table:number-columns-repeated="8" table:style-name="ce197"/>
          <table:covered-table-cell table:style-name="ce148"/>
          <table:table-cell table:number-columns-repeated="1010"/>
        </table:table-row>
        <table:table-row table:style-name="ro55">
          <table:table-cell/>
          <table:table-cell table:style-name="ce56"/>
          <table:table-cell table:style-name="ce87"/>
          <table:table-cell table:style-name="ce151" office:value-type="string">
            <text:p>⁻</text:p>
          </table:table-cell>
          <table:table-cell table:style-name="ce201" office:value-type="string" table:number-columns-spanned="10" table:number-rows-spanned="1">
            <text:p>Modified sentence: <text:span text:style-name="T6">“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Modified sentence: “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Modified sentence: “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Modified sentence: “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Modified sentence: “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Modified sentence: “If you enter detailed amounts for any REO property in the Casefile, the Underwriting Engine will ignore any summary Net Rental Income Amounts entered in segment 05I.”</text:span><text:span text:style-name="T7"> with </text:span><text:span text:style-name="T6">“For government loans, if you enter detailed amounts for any REO property in the Casefile, the Underwriting Engine will ignore any summary Net Rental Income Amounts entered in segment 05I.”</text:span></text:p>
          </table:table-cell>
          <table:covered-table-cell table:number-columns-repeated="8" table:style-name="ce219"/>
          <table:covered-table-cell table:style-name="ce201"/>
          <table:table-cell table:number-columns-repeated="1010"/>
        </table:table-row>
        <table:table-row table:style-name="ro1">
          <table:table-cell/>
          <table:table-cell table:style-name="ce57" office:value-type="float" office:value="41086">
            <text:p>06/26/12</text:p>
          </table:table-cell>
          <table:table-cell table:style-name="ce88" office:value-type="string">
            <text:p>°</text:p>
          </table:table-cell>
          <table:table-cell table:style-name="ce146" office:value-type="string" table:number-columns-spanned="11" table:number-rows-spanned="1">
            <text:p>Updated guidance for 02A-050 (Property Zip Code) Field Information with following changes:</text:p>
          </table:table-cell>
          <table:covered-table-cell table:number-columns-repeated="9" table:style-name="ce161"/>
          <table:covered-table-cell table:style-name="ce146"/>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Modified: from <text:span text:style-name="T6">“Not required for pre-qualification;.”</text:span><text:span text:style-name="T7"> to </text:span><text:span text:style-name="T6">“Conventional and VA loan:, the zip code is not required for pre-qualification;”Modified: from “Not required for pre-qualification;.”</text:span><text:span text:style-name="T7"> to </text:span><text:span text:style-name="T6">“Conventional and VA loan:, the zip code is not required for pre-qualification;”Modified: from “Not required for pre-qualification;.”</text:span><text:span text:style-name="T7"> to </text:span><text:span text:style-name="T6">“Conventional and VA loan:, the zip code is not required for pre-qualification;”Modified: from “Not required for pre-qualification;.”</text:span><text:span text:style-name="T7"> to </text:span><text:span text:style-name="T6">“Conventional and VA loan:, the zip code is not required for pre-qualification;”Modified: from “Not required for pre-qualification;.”</text:span><text:span text:style-name="T7"> to </text:span><text:span text:style-name="T6">“Conventional and VA loan:, the zip code is not required for pre-qualification;”Modified: from “Not required for pre-qualification;.”</text:span><text:span text:style-name="T7"> to </text:span><text:span text:style-name="T6">“Conventional and VA loan:, the zip code is not required for pre-qualification;”</text:span></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dded: <text:span text:style-name="T6">“Required for FHA loans; zip code will be used to derive the applicable county loan limit information.”Added: “Required for FHA loans; zip code will be used to derive the applicable county loan limit information.”Added: “Required for FHA loans; zip code will be used to derive the applicable county loan limit information.”Added: “Required for FHA loans; zip code will be used to derive the applicable county loan limit information.”Added: “Required for FHA loans; zip code will be used to derive the applicable county loan limit information.”Added: “Required for FHA loans; zip code will be used to derive the applicable county loan limit information.”</text:span></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02B-030 (Purchase of Loan) required conditionality by correcting<text:span text:style-name="T6"> “RC” </text:span><text:span text:style-name="T7">to </text:span><text:span text:style-name="T6">“EC”</text:span><text:span text:style-name="T7">.Updated 02B-030 (Purchase of Loan) required conditionality by correcting</text:span><text:span text:style-name="T6"> “RC” </text:span><text:span text:style-name="T7">to </text:span><text:span text:style-name="T6">“EC”</text:span><text:span text:style-name="T7">.Updated 02B-030 (Purchase of Loan) required conditionality by correcting</text:span><text:span text:style-name="T6"> “RC” </text:span><text:span text:style-name="T7">to </text:span><text:span text:style-name="T6">“EC”</text:span><text:span text:style-name="T7">.Updated 02B-030 (Purchase of Loan) required conditionality by correcting</text:span><text:span text:style-name="T6"> “RC” </text:span><text:span text:style-name="T7">to </text:span><text:span text:style-name="T6">“EC”</text:span><text:span text:style-name="T7">.Updated 02B-030 (Purchase of Loan) required conditionality by correcting</text:span><text:span text:style-name="T6"> “RC” </text:span><text:span text:style-name="T7">to </text:span><text:span text:style-name="T6">“EC”</text:span><text:span text:style-name="T7">.Updated 02B-030 (Purchase of Loan) required conditionality by correcting</text:span><text:span text:style-name="T6"> “RC” </text:span><text:span text:style-name="T7">to </text:span><text:span text:style-name="T6">“EC”</text:span><text:span text:style-name="T7">.</text:span></text:p>
          </table:table-cell>
          <table:covered-table-cell table:number-columns-repeated="9" table:style-name="ce142"/>
          <table:covered-table-cell table:style-name="ce140"/>
          <table:table-cell table:number-columns-repeated="1010"/>
        </table:table-row>
        <table:table-row table:style-name="ro22">
          <table:table-cell/>
          <table:table-cell table:style-name="ce48"/>
          <table:table-cell table:style-name="ce78" office:value-type="string">
            <text:p>°</text:p>
          </table:table-cell>
          <table:table-cell table:style-name="ce124" office:value-type="string" table:number-columns-spanned="11" table:number-rows-spanned="1">
            <text:p>Updated 02E-010 Field Information and added the following guidance: <text:span text:style-name="T6">“Fannie Mae: Required for VA Purchase loans. Required for FHA loans when gift(s) is used as the down payment source.”Updated 02E-010 Field Information and added the following guidance: “Fannie Mae: Required for VA Purchase loans. Required for FHA loans when gift(s) is used as the down payment source.”Updated 02E-010 Field Information and added the following guidance: “Fannie Mae: Required for VA Purchase loans. Required for FHA loans when gift(s) is used as the down payment source.”Updated 02E-010 Field Information and added the following guidance: “Fannie Mae: Required for VA Purchase loans. Required for FHA loans when gift(s) is used as the down payment source.”Updated 02E-010 Field Information and added the following guidance: “Fannie Mae: Required for VA Purchase loans. Required for FHA loans when gift(s) is used as the down payment source.”Updated 02E-010 Field Information and added the following guidance: “Fannie Mae: Required for VA Purchase loans. Required for FHA loans when gift(s) is used as the down payment source.”</text:span></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02E-020 (Down Payment Type Code) required conditionality and added: <text:span text:style-name="T6">G/IREUpdated 02E-020 (Down Payment Type Code) required conditionality and added: G/IREUpdated 02E-020 (Down Payment Type Code) required conditionality and added: G/IREUpdated 02E-020 (Down Payment Type Code) required conditionality and added: G/IREUpdated 02E-020 (Down Payment Type Code) required conditionality and added: G/IREUpdated 02E-020 (Down Payment Type Code) required conditionality and added: G/IRE</text:span></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02E-030 (Down Payment Amount) required conditionality and Field Information:</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Added required conditionality: <text:span text:style-name="T6">G/IREAdded required conditionality: G/IREAdded required conditionality: G/IREAdded required conditionality: G/IREAdded required conditionality: G/IREAdded required conditionality: G/IRE</text:span></text:p>
          </table:table-cell>
          <table:covered-table-cell table:number-columns-repeated="8" table:style-name="ce192"/>
          <table:covered-table-cell table:style-name="ce202"/>
          <table:table-cell table:number-columns-repeated="1010"/>
        </table:table-row>
        <table:table-row table:style-name="ro44">
          <table:table-cell/>
          <table:table-cell table:style-name="ce48"/>
          <table:table-cell table:style-name="ce78"/>
          <table:table-cell table:style-name="ce122" office:value-type="string">
            <text:p>⁻</text:p>
          </table:table-cell>
          <table:table-cell table:style-name="ce121" office:value-type="string" table:number-columns-spanned="10" table:number-rows-spanned="1">
            <text:p>Updated Field Information and added the following sentence:<text:span text:style-name="T6"> “For FHA loan submissions, this amount needs to be greater than $0 if any of the following Down Payment Type Codes are used: H1, H3, H5 or H6.”Updated Field Information and added the following sentence: “For FHA loan submissions, this amount needs to be greater than $0 if any of the following Down Payment Type Codes are used: H1, H3, H5 or H6.”Updated Field Information and added the following sentence: “For FHA loan submissions, this amount needs to be greater than $0 if any of the following Down Payment Type Codes are used: H1, H3, H5 or H6.”Updated Field Information and added the following sentence: “For FHA loan submissions, this amount needs to be greater than $0 if any of the following Down Payment Type Codes are used: H1, H3, H5 or H6.”Updated Field Information and added the following sentence: “For FHA loan submissions, this amount needs to be greater than $0 if any of the following Down Payment Type Codes are used: H1, H3, H5 or H6.”Updated Field Information and added the following sentence: “For FHA loan submissions, this amount needs to be greater than $0 if any of the following Down Payment Type Codes are used: H1, H3, H5 or H6.”</text:span></text:p>
          </table:table-cell>
          <table:covered-table-cell table:number-columns-repeated="8" table:style-name="ce175"/>
          <table:covered-table-cell table:style-name="ce121"/>
          <table:table-cell table:number-columns-repeated="1010"/>
        </table:table-row>
        <table:table-row table:style-name="ro42">
          <table:table-cell/>
          <table:table-cell table:style-name="ce48"/>
          <table:table-cell table:style-name="ce78" office:value-type="string">
            <text:p>°</text:p>
          </table:table-cell>
          <table:table-cell table:style-name="ce124" office:value-type="string" table:number-columns-spanned="11" table:number-rows-spanned="1">
            <text:p>Added the following guidance for 03A-070 (Applicant Generation) Field Information: <text:span text:style-name="T6">“The name suffix of the borrower. (E.g., JR, SR, II, III, IV or V).”Added the following guidance for 03A-070 (Applicant Generation) Field Information: “The name suffix of the borrower. (E.g., JR, SR, II, III, IV or V).”Added the following guidance for 03A-070 (Applicant Generation) Field Information: “The name suffix of the borrower. (E.g., JR, SR, II, III, IV or V).”Added the following guidance for 03A-070 (Applicant Generation) Field Information: “The name suffix of the borrower. (E.g., JR, SR, II, III, IV or V).”Added the following guidance for 03A-070 (Applicant Generation) Field Information: “The name suffix of the borrower. (E.g., JR, SR, II, III, IV or V).”Added the following guidance for 03A-070 (Applicant Generation) Field Information: “The name suffix of the borrower. (E.g., JR, SR, II, III, IV or V).”</text:span></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information in 05H-010 for the Required section and the Field Information guidance:</text:p>
          </table:table-cell>
          <table:covered-table-cell table:number-columns-repeated="9" table:style-name="ce142"/>
          <table:covered-table-cell table:style-name="ce140"/>
          <table:table-cell table:number-columns-repeated="1010"/>
        </table:table-row>
        <table:table-row table:style-name="ro20">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Deleted the following from the Required column for 05H-010:</text:p>
          </table:table-cell>
          <table:covered-table-cell table:number-columns-repeated="8" table:style-name="ce192"/>
          <table:covered-table-cell table:style-name="ce202"/>
          <table:table-cell table:number-columns-repeated="1010"/>
        </table:table-row>
        <table:table-row table:style-name="ro1">
          <table:table-cell/>
          <table:table-cell table:style-name="ce48"/>
          <table:table-cell table:style-name="ce78"/>
          <table:table-cell table:style-name="ce150" office:value-type="string">
            <text:p>▪</text:p>
          </table:table-cell>
          <table:table-cell table:style-name="ce203" office:value-type="string" table:number-columns-spanned="10" table:number-rows-spanned="1">
            <text:p>Present Housing Expense is required if applicable and if Present Housing Expense is not summarized (see segment 06S-010).”</text:p>
          </table:table-cell>
          <table:covered-table-cell table:number-columns-repeated="8" table:style-name="ce194"/>
          <table:covered-table-cell table:style-name="ce203"/>
          <table:table-cell table:number-columns-repeated="1010"/>
        </table:table-row>
        <table:table-row table:style-name="ro1">
          <table:table-cell/>
          <table:table-cell table:style-name="ce48"/>
          <table:table-cell table:style-name="ce78"/>
          <table:table-cell table:style-name="ce150" office:value-type="string">
            <text:p>▪</text:p>
          </table:table-cell>
          <table:table-cell table:style-name="ce203" office:value-type="string" table:number-columns-spanned="10" table:number-rows-spanned="1">
            <text:p>“if total income is not reported in segment 06S with Summary Type Code = IP”</text:p>
          </table:table-cell>
          <table:covered-table-cell table:number-columns-repeated="8" table:style-name="ce194"/>
          <table:covered-table-cell table:style-name="ce203"/>
          <table:table-cell table:number-columns-repeated="1010"/>
        </table:table-row>
        <table:table-row table:style-name="ro56">
          <table:table-cell/>
          <table:table-cell table:style-name="ce48"/>
          <table:table-cell table:style-name="ce78"/>
          <table:table-cell table:style-name="ce122" office:value-type="string">
            <text:p>⁻</text:p>
          </table:table-cell>
          <table:table-cell table:style-name="ce148" office:value-type="string" table:number-columns-spanned="10" table:number-rows-spanned="1">
            <text:p>Added guidance to Field Information with the following sentence: <text:span text:style-name="T6">“For more information, refer to the DU Training Quick Steps for “Entering housing expenses for second homes/investment properties”.”Added guidance to Field Information with the following sentence: “For more information, refer to the DU Training Quick Steps for “Entering housing expenses for second homes/investment properties”.”Added guidance to Field Information with the following sentence: “For more information, refer to the DU Training Quick Steps for “Entering housing expenses for second homes/investment properties”.”Added guidance to Field Information with the following sentence: “For more information, refer to the DU Training Quick Steps for “Entering housing expenses for second homes/investment properties”.”Added guidance to Field Information with the following sentence: “For more information, refer to the DU Training Quick Steps for “Entering housing expenses for second homes/investment properties”.”Added guidance to Field Information with the following sentence: “For more information, refer to the DU Training Quick Steps for “Entering housing expenses for second homes/investment properties”.”</text:span></text:p>
          </table:table-cell>
          <table:covered-table-cell table:number-columns-repeated="8" table:style-name="ce197"/>
          <table:covered-table-cell table:style-name="ce148"/>
          <table:table-cell table:number-columns-repeated="1010"/>
        </table:table-row>
        <table:table-row table:style-name="ro20">
          <table:table-cell/>
          <table:table-cell table:style-name="ce48"/>
          <table:table-cell table:style-name="ce78" office:value-type="string">
            <text:p>°</text:p>
          </table:table-cell>
          <table:table-cell table:style-name="ce148" office:value-type="string" table:number-columns-spanned="11" table:number-rows-spanned="1">
            <text:p>Updated 06C-010 Required information and deleted the following sentence:<text:span text:style-name="T6"> “Conventional Loans: Required if Summary Asset Amounts are not included in record 06S with Summary Account Type Code of TLA or TNL”Updated 06C-010 Required information and deleted the following sentence: “Conventional Loans: Required if Summary Asset Amounts are not included in record 06S with Summary Account Type Code of TLA or TNL”Updated 06C-010 Required information and deleted the following sentence: “Conventional Loans: Required if Summary Asset Amounts are not included in record 06S with Summary Account Type Code of TLA or TNL”Updated 06C-010 Required information and deleted the following sentence: “Conventional Loans: Required if Summary Asset Amounts are not included in record 06S with Summary Account Type Code of TLA or TNL”Updated 06C-010 Required information and deleted the following sentence: “Conventional Loans: Required if Summary Asset Amounts are not included in record 06S with Summary Account Type Code of TLA or TNL”</text:span></text:p>
          </table:table-cell>
          <table:covered-table-cell table:number-columns-repeated="9" table:style-name="ce197"/>
          <table:covered-table-cell table:style-name="ce148"/>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06S-010 Field Information and made edits to the following:</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3" office:value-type="string" table:number-columns-spanned="10" table:number-rows-spanned="1">
            <text:p><text:span text:style-name="T6">“</text:span><text:span text:style-name="T6">Summary Amounts for Income, Housing, Assets”</text:span><text:span text:style-name="T7"> changed to </text:span><text:span text:style-name="T6">“Undrawn HELOC and IPCs”.“Summary Amounts for Income, Housing, Assets”</text:span><text:span text:style-name="T7"> changed to </text:span><text:span text:style-name="T6">“Undrawn HELOC and IPCs”.“Summary Amounts for Income, Housing, Assets”</text:span><text:span text:style-name="T7"> changed to </text:span><text:span text:style-name="T6">“Undrawn HELOC and IPCs”.“Summary Amounts for Income, Housing, Assets”</text:span><text:span text:style-name="T7"> changed to </text:span><text:span text:style-name="T6">“Undrawn HELOC and IPCs”.“Summary Amounts for Income, Housing, Assets”</text:span><text:span text:style-name="T7"> changed to </text:span><text:span text:style-name="T6">“Undrawn HELOC and IPCs”.</text:span></text:p>
          </table:table-cell>
          <table:covered-table-cell table:number-columns-repeated="8" table:style-name="ce192"/>
          <table:covered-table-cell table:style-name="ce202"/>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3" office:value-type="string" table:number-columns-spanned="10" table:number-rows-spanned="1">
            <text:p><text:span text:style-name="T6">“</text:span><text:span text:style-name="T6">Summary Values are not supported” </text:span><text:span text:style-name="T7">changed to </text:span><text:span text:style-name="T6">“These values are not supported”“Summary Values are not supported” </text:span><text:span text:style-name="T7">changed to </text:span><text:span text:style-name="T6">“These values are not supported”“Summary Values are not supported” </text:span><text:span text:style-name="T7">changed to </text:span><text:span text:style-name="T6">“These values are not supported”“Summary Values are not supported” </text:span><text:span text:style-name="T7">changed to </text:span><text:span text:style-name="T6">“These values are not supported”“Summary Values are not supported” </text:span><text:span text:style-name="T7">changed to </text:span><text:span text:style-name="T6">“These values are not supported”</text:span></text:p>
          </table:table-cell>
          <table:covered-table-cell table:number-columns-repeated="8" table:style-name="ce192"/>
          <table:covered-table-cell table:style-name="ce202"/>
          <table:table-cell table:number-columns-repeated="1010"/>
        </table:table-row>
        <table:table-row table:style-name="ro42">
          <table:table-cell/>
          <table:table-cell table:style-name="ce48"/>
          <table:table-cell table:style-name="ce78" office:value-type="string">
            <text:p>°</text:p>
          </table:table-cell>
          <table:table-cell table:style-name="ce124" office:value-type="string" table:number-columns-spanned="11" table:number-rows-spanned="1">
            <text:p>Updated 07A-110 (k. Applicant’s closing costs paid by Seller) Field Information and added the following sentence: <text:span text:style-name="T6">“For FHA loans, seller credit can be populated in this field or in 07B as a “Seller Credit” but not in both places.”Updated 07A-110 (k. Applicant’s closing costs paid by Seller) Field Information and added the following sentence: “For FHA loans, seller credit can be populated in this field or in 07B as a “Seller Credit” but not in both places.”Updated 07A-110 (k. Applicant’s closing costs paid by Seller) Field Information and added the following sentence: “For FHA loans, seller credit can be populated in this field or in 07B as a “Seller Credit” but not in both places.”Updated 07A-110 (k. Applicant’s closing costs paid by Seller) Field Information and added the following sentence: “For FHA loans, seller credit can be populated in this field or in 07B as a “Seller Credit” but not in both places.”Updated 07A-110 (k. Applicant’s closing costs paid by Seller) Field Information and added the following sentence: “For FHA loans, seller credit can be populated in this field or in 07B as a “Seller Credit” but not in both places.”</text:span></text:p>
          </table:table-cell>
          <table:covered-table-cell table:number-columns-repeated="9" table:style-name="ce123"/>
          <table:covered-table-cell table:style-name="ce124"/>
          <table:table-cell table:number-columns-repeated="1010"/>
        </table:table-row>
        <table:table-row table:style-name="ro37">
          <table:table-cell/>
          <table:table-cell table:style-name="ce48"/>
          <table:table-cell table:style-name="ce78" office:value-type="string">
            <text:p>°</text:p>
          </table:table-cell>
          <table:table-cell table:style-name="ce124" office:value-type="string" table:number-columns-spanned="11" table:number-rows-spanned="1">
            <text:p>Updated 07B-020 (n. PMI, MIP, Funding Fee financed) Field Information and added the following sentence: <text:span text:style-name="T6">“For FHA loans, seller credit can be populated in this field as Other Credit Type 02 or in 07A-110 as “Applicant Closing Cost Paid by Seller” but not in both places.”Updated 07B-020 (n. PMI, MIP, Funding Fee financed) Field Information and added the following sentence: “For FHA loans, seller credit can be populated in this field as Other Credit Type 02 or in 07A-110 as “Applicant Closing Cost Paid by Seller” but not in both places.”Updated 07B-020 (n. PMI, MIP, Funding Fee financed) Field Information and added the following sentence: “For FHA loans, seller credit can be populated in this field as Other Credit Type 02 or in 07A-110 as “Applicant Closing Cost Paid by Seller” but not in both places.”Updated 07B-020 (n. PMI, MIP, Funding Fee financed) Field Information and added the following sentence: “For FHA loans, seller credit can be populated in this field as Other Credit Type 02 or in 07A-110 as “Applicant Closing Cost Paid by Seller” but not in both places.”Updated 07B-020 (n. PMI, MIP, Funding Fee financed) Field Information and added the following sentence: “For FHA loans, seller credit can be populated in this field as Other Credit Type 02 or in 07A-110 as “Applicant Closing Cost Paid by Seller” but not in both places.”</text:span></text:p>
          </table:table-cell>
          <table:covered-table-cell table:number-columns-repeated="9" table:style-name="ce123"/>
          <table:covered-table-cell table:style-name="ce124"/>
          <table:table-cell table:number-columns-repeated="1010"/>
        </table:table-row>
        <table:table-row table:style-name="ro35">
          <table:table-cell/>
          <table:table-cell table:style-name="ce48"/>
          <table:table-cell table:style-name="ce78" office:value-type="string">
            <text:p>°</text:p>
          </table:table-cell>
          <table:table-cell table:style-name="ce124" office:value-type="string" table:number-columns-spanned="11" table:number-rows-spanned="1">
            <text:p>Updated ARM-050 (ARM Qualifying Rate) Field Information and added the following sentence: <text:span text:style-name="T6">“See the DU Reference Material “Qualifying Interest Rate Used by DU for Proposed Monthly Housing Expense”.Updated ARM-050 (ARM Qualifying Rate) Field Information and added the following sentence: “See the DU Reference Material “Qualifying Interest Rate Used by DU for Proposed Monthly Housing Expense”.Updated ARM-050 (ARM Qualifying Rate) Field Information and added the following sentence: “See the DU Reference Material “Qualifying Interest Rate Used by DU for Proposed Monthly Housing Expense”.Updated ARM-050 (ARM Qualifying Rate) Field Information and added the following sentence: “See the DU Reference Material “Qualifying Interest Rate Used by DU for Proposed Monthly Housing Expense”.Updated ARM-050 (ARM Qualifying Rate) Field Information and added the following sentence: “See the DU Reference Material “Qualifying Interest Rate Used by DU for Proposed Monthly Housing Expense”.</text:span></text:p>
          </table:table-cell>
          <table:covered-table-cell table:number-columns-repeated="9" table:style-name="ce123"/>
          <table:covered-table-cell table:style-name="ce124"/>
          <table:table-cell table:number-columns-repeated="1010"/>
        </table:table-row>
        <table:table-row table:style-name="ro44">
          <table:table-cell/>
          <table:table-cell table:style-name="ce48"/>
          <table:table-cell table:style-name="ce78" office:value-type="string">
            <text:p>°</text:p>
          </table:table-cell>
          <table:table-cell table:style-name="ce124" office:value-type="string" table:number-columns-spanned="11" table:number-rows-spanned="1">
            <text:p>Updated LNC-040 (Subject Property Type Code) guidance on Required information and added: <text:span text:style-name="T6">“FHA loans where the subject property is a condominium, you must populate one of the following values: 03, 07 or 09.”Updated LNC-040 (Subject Property Type Code) guidance on Required information and added: “FHA loans where the subject property is a condominium, you must populate one of the following values: 03, 07 or 09.”Updated LNC-040 (Subject Property Type Code) guidance on Required information and added: “FHA loans where the subject property is a condominium, you must populate one of the following values: 03, 07 or 09.”Updated LNC-040 (Subject Property Type Code) guidance on Required information and added: “FHA loans where the subject property is a condominium, you must populate one of the following values: 03, 07 or 09.”Updated LNC-040 (Subject Property Type Code) guidance on Required information and added: “FHA loans where the subject property is a condominium, you must populate one of the following values: 03, 07 or 09.”</text:span></text:p>
          </table:table-cell>
          <table:covered-table-cell table:number-columns-repeated="9" table:style-name="ce123"/>
          <table:covered-table-cell table:style-name="ce124"/>
          <table:table-cell table:number-columns-repeated="1010"/>
        </table:table-row>
        <table:table-row table:style-name="ro31">
          <table:table-cell/>
          <table:table-cell table:style-name="ce48"/>
          <table:table-cell table:style-name="ce78" office:value-type="string">
            <text:p>°</text:p>
          </table:table-cell>
          <table:table-cell table:style-name="ce124" office:value-type="string" table:number-columns-spanned="11" table:number-rows-spanned="1">
            <text:p>Updated required conditionality for Government section GOA-120 (Property Country).</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Updated required conditionality from G to &lt;blank&gt;</text:p>
          </table:table-cell>
          <table:covered-table-cell table:number-columns-repeated="8" table:style-name="ce192"/>
          <table:covered-table-cell table:style-name="ce202"/>
          <table:table-cell table:number-columns-repeated="1010"/>
        </table:table-row>
        <table:table-row table:style-name="ro35">
          <table:table-cell/>
          <table:table-cell table:style-name="ce48"/>
          <table:table-cell table:style-name="ce78"/>
          <table:table-cell table:style-name="ce122" office:value-type="string">
            <text:p>⁻</text:p>
          </table:table-cell>
          <table:table-cell table:style-name="ce121" office:value-type="string" table:number-columns-spanned="10" table:number-rows-spanned="1">
            <text:p>Deleted guidance: <text:span text:style-name="T6">“Required for FHA. Note: Field is not required for underwriting, however if blank system will default to statutory limit for the state.”Deleted guidance: “Required for FHA. Note: Field is not required for underwriting, however if blank system will default to statutory limit for the state.”Deleted guidance: “Required for FHA. Note: Field is not required for underwriting, however if blank system will default to statutory limit for the state.”Deleted guidance: “Required for FHA. Note: Field is not required for underwriting, however if blank system will default to statutory limit for the state.”Deleted guidance: “Required for FHA. Note: Field is not required for underwriting, however if blank system will default to statutory limit for the state.”</text:span></text:p>
          </table:table-cell>
          <table:covered-table-cell table:number-columns-repeated="8" table:style-name="ce175"/>
          <table:covered-table-cell table:style-name="ce121"/>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dded guidance: <text:span text:style-name="T6">“Note: This field will no longer be used.”Added guidance: “Note: This field will no longer be used.”Added guidance: “Note: This field will no longer be used.”Added guidance: “Note: This field will no longer be used.”Added guidance: “Note: This field will no longer be used.”</text:span></text:p>
          </table:table-cell>
          <table:covered-table-cell table:number-columns-repeated="8" table:style-name="ce193"/>
          <table:covered-table-cell table:style-name="ce190"/>
          <table:table-cell table:number-columns-repeated="1010"/>
        </table:table-row>
        <table:table-row table:style-name="ro30">
          <table:table-cell/>
          <table:table-cell table:style-name="ce48"/>
          <table:table-cell table:style-name="ce78" office:value-type="string">
            <text:p>°</text:p>
          </table:table-cell>
          <table:table-cell table:style-name="ce140" office:value-type="string" table:number-columns-spanned="11" table:number-rows-spanned="1">
            <text:p>Updated required conditionality for the following fields by ADDING EC:</text:p>
          </table:table-cell>
          <table:covered-table-cell table:number-columns-repeated="9" table:style-name="ce142"/>
          <table:covered-table-cell table:style-name="ce140"/>
          <table:table-cell table:number-columns-repeated="1010"/>
        </table:table-row>
        <table:table-row table:style-name="ro20">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06G-060 (Property Zip Code) and 06G-070 (Property Zip Code Plus Four)</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DS- 020 (LoanOriginatorID and LoanOriginatorCompanyID) and corresponding fields for ADS-030 (Values)</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06G-130 (Mortgage Payments)</text:p>
          </table:table-cell>
          <table:covered-table-cell table:number-columns-repeated="8" table:style-name="ce192"/>
          <table:covered-table-cell table:style-name="ce202"/>
          <table:table-cell table:number-columns-repeated="1010"/>
        </table:table-row>
        <table:table-row table:style-name="ro57">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RM-020 (ARM Index Value)</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RM-050 (ARM Qualifying Rate)</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office:value-type="string">
            <text:p>°</text:p>
          </table:table-cell>
          <table:table-cell table:style-name="ce140" office:value-type="string" table:number-columns-spanned="11" table:number-rows-spanned="1">
            <text:p>Updated required conditionality for the following fields by DELETING EC.</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06L-100 (Acct. no.)</text:p>
          </table:table-cell>
          <table:covered-table-cell table:number-columns-repeated="8" table:style-name="ce193"/>
          <table:covered-table-cell table:style-name="ce19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GOA-030 (Mortgage Credit Certificate)</text:p>
          </table:table-cell>
          <table:covered-table-cell table:number-columns-repeated="8" table:style-name="ce193"/>
          <table:covered-table-cell table:style-name="ce190"/>
          <table:table-cell table:number-columns-repeated="1010"/>
        </table:table-row>
        <table:table-row table:style-name="ro1">
          <table:table-cell/>
          <table:table-cell table:style-name="ce54"/>
          <table:table-cell table:style-name="ce85" office:value-type="string">
            <text:p>°</text:p>
          </table:table-cell>
          <table:table-cell table:style-name="ce152" office:value-type="string" table:number-columns-spanned="11" table:number-rows-spanned="1">
            <text:p>Deleted ADDITIONAL FIELDS TO SUPPORT FOR CUSTOM DU chapter.</text:p>
          </table:table-cell>
          <table:covered-table-cell table:number-columns-repeated="9" table:style-name="ce153"/>
          <table:covered-table-cell table:style-name="ce152"/>
          <table:table-cell table:number-columns-repeated="1010"/>
        </table:table-row>
        <table:table-row table:style-name="ro8">
          <table:table-cell/>
          <table:table-cell table:style-name="ce48" office:value-type="float" office:value="40744">
            <text:p>07/20/11</text:p>
          </table:table-cell>
          <table:table-cell table:style-name="ce78" office:value-type="string">
            <text:p>°</text:p>
          </table:table-cell>
          <table:table-cell table:style-name="ce140" office:value-type="string" table:number-columns-spanned="11" table:number-rows-spanned="1">
            <text:p>Updated required conditionality values in the following elements of the Borrower’s Declaration:</text:p>
          </table:table-cell>
          <table:covered-table-cell table:number-columns-repeated="9" table:style-name="ce142"/>
          <table:covered-table-cell table:style-name="ce140"/>
          <table:table-cell table:number-columns-repeated="1010"/>
        </table:table-row>
        <table:table-row table:style-name="ro35">
          <table:table-cell/>
          <table:table-cell table:style-name="ce54"/>
          <table:table-cell table:style-name="ce85"/>
          <table:table-cell table:style-name="ce153"/>
          <table:table-cell table:style-name="ce196" office:value-type="string" table:number-columns-spanned="10" table:number-rows-spanned="1">
            <text:p>08A-040,08A-050,08A-060,08A-070,08A-080,08A-090,08A-100,08A-120,08A-130,08A-140.</text:p>
          </table:table-cell>
          <table:covered-table-cell table:number-columns-repeated="8" table:style-name="ce205"/>
          <table:covered-table-cell table:style-name="ce196"/>
          <table:table-cell table:number-columns-repeated="1010"/>
        </table:table-row>
        <table:table-row table:style-name="ro58">
          <table:table-cell/>
          <table:table-cell table:style-name="ce58" office:value-type="float" office:value="40674">
            <text:p>05/11/11</text:p>
          </table:table-cell>
          <table:table-cell table:style-name="ce89" office:value-type="string">
            <text:p>°</text:p>
          </table:table-cell>
          <table:table-cell table:style-name="ce154" office:value-type="string" table:number-columns-spanned="11" table:number-rows-spanned="1">
            <text:p>Updated to include EarlyCheck supported data fields used in one or more EarlyCheck Edit rules. Reference document: EarlyCheck Loan Application Data Fields.xls.</text:p>
          </table:table-cell>
          <table:covered-table-cell table:number-columns-repeated="9" table:style-name="ce169"/>
          <table:covered-table-cell table:style-name="ce154"/>
          <table:table-cell table:number-columns-repeated="1010"/>
        </table:table-row>
        <table:table-row table:style-name="ro25">
          <table:table-cell/>
          <table:table-cell table:style-name="ce48" office:value-type="float" office:value="40672">
            <text:p>05/09/11</text:p>
          </table:table-cell>
          <table:table-cell table:style-name="ce77" office:value-type="string">
            <text:p>°</text:p>
          </table:table-cell>
          <table:table-cell table:style-name="ce140" office:value-type="string" table:number-columns-spanned="11" table:number-rows-spanned="1">
            <text:p>Updated EDI values for 05I-030 (Type of Income Code):</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Retired TC = Trailing Co-borrower Income</text:p>
          </table:table-cell>
          <table:covered-table-cell table:number-columns-repeated="8" table:style-name="ce193"/>
          <table:covered-table-cell table:style-name="ce190"/>
          <table:table-cell table:number-columns-repeated="1010"/>
        </table:table-row>
        <table:table-row table:style-name="ro25">
          <table:table-cell/>
          <table:table-cell table:style-name="ce48"/>
          <table:table-cell table:style-name="ce77"/>
          <table:table-cell table:style-name="ce122" office:value-type="string">
            <text:p>⁻</text:p>
          </table:table-cell>
          <table:table-cell table:style-name="ce202" office:value-type="string" table:number-columns-spanned="10" table:number-rows-spanned="1">
            <text:p>Modified value from M1 = Unemployment/Welfare to M1 = Unemployment/Public Assistance</text:p>
          </table:table-cell>
          <table:covered-table-cell table:number-columns-repeated="8" table:style-name="ce192"/>
          <table:covered-table-cell table:style-name="ce202"/>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EDI values for 06S-030 (Summary Amount Type Code):</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dded new value SCA = IPCs: Excess Financing Concessions or Sales Concessions Amount</text:p>
          </table:table-cell>
          <table:covered-table-cell table:number-columns-repeated="8" table:style-name="ce193"/>
          <table:covered-table-cell table:style-name="ce190"/>
          <table:table-cell table:number-columns-repeated="1010"/>
        </table:table-row>
        <table:table-row table:style-name="ro58">
          <table:table-cell/>
          <table:table-cell table:style-name="ce48"/>
          <table:table-cell table:style-name="ce77"/>
          <table:table-cell table:style-name="ce122" office:value-type="string">
            <text:p>⁻</text:p>
          </table:table-cell>
          <table:table-cell table:style-name="ce148" office:value-type="string" table:number-columns-spanned="10" table:number-rows-spanned="1">
            <text:p>Retired 1P = Total Monthly Income Not Including Net Rental Income, TMH = Total Present Housing Expense, TLA = Subtotal Liquid Assets Not Including Gift, TNL = Subtotal Non-Liquid Assets, TRD = Re-subordinated Property Liens</text:p>
          </table:table-cell>
          <table:covered-table-cell table:number-columns-repeated="8" table:style-name="ce197"/>
          <table:covered-table-cell table:style-name="ce148"/>
          <table:table-cell table:number-columns-repeated="1010"/>
        </table:table-row>
        <table:table-row table:style-name="ro10">
          <table:table-cell/>
          <table:table-cell table:style-name="ce48"/>
          <table:table-cell table:style-name="ce77" office:value-type="string">
            <text:p>°</text:p>
          </table:table-cell>
          <table:table-cell table:style-name="ce124" office:value-type="string" table:number-columns-spanned="11" table:number-rows-spanned="1">
            <text:p>LEA-040 (Filler) was originally 23 characters in length. Shortened LEA-040 to 10 characters in length and created a new field LEA-050 from the remaining 13.</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LEA-040 specified as Sponsored Originator EIN</text:p>
          </table:table-cell>
          <table:covered-table-cell table:number-columns-repeated="8" table:style-name="ce193"/>
          <table:covered-table-cell table:style-name="ce190"/>
          <table:table-cell table:number-columns-repeated="1010"/>
        </table:table-row>
        <table:table-row table:style-name="ro25">
          <table:table-cell/>
          <table:table-cell table:style-name="ce48"/>
          <table:table-cell table:style-name="ce77"/>
          <table:table-cell table:style-name="ce122" office:value-type="string">
            <text:p>⁻</text:p>
          </table:table-cell>
          <table:table-cell table:style-name="ce190" office:value-type="string" table:number-columns-spanned="10" table:number-rows-spanned="1">
            <text:p>LEA-050 reserved as filler for future use</text:p>
          </table:table-cell>
          <table:covered-table-cell table:number-columns-repeated="8" table:style-name="ce193"/>
          <table:covered-table-cell table:style-name="ce190"/>
          <table:table-cell table:number-columns-repeated="1010"/>
        </table:table-row>
        <table:table-row table:style-name="ro25">
          <table:table-cell/>
          <table:table-cell table:style-name="ce48"/>
          <table:table-cell table:style-name="ce77" office:value-type="string">
            <text:p>°</text:p>
          </table:table-cell>
          <table:table-cell table:style-name="ce140" office:value-type="string" table:number-columns-spanned="11" table:number-rows-spanned="1">
            <text:p>Updated EDI values for LMD-030 (Community Lending Product Code).</text:p>
          </table:table-cell>
          <table:covered-table-cell table:number-columns-repeated="9" table:style-name="ce142"/>
          <table:covered-table-cell table:style-name="ce140"/>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0" office:value-type="string" table:number-columns-spanned="10" table:number-rows-spanned="1">
            <text:p>Added new value 07=HFA Preferred.</text:p>
          </table:table-cell>
          <table:covered-table-cell table:number-columns-repeated="8" table:style-name="ce193"/>
          <table:covered-table-cell table:style-name="ce190"/>
          <table:table-cell table:number-columns-repeated="1010"/>
        </table:table-row>
        <table:table-row table:style-name="ro25">
          <table:table-cell/>
          <table:table-cell table:style-name="ce48"/>
          <table:table-cell table:style-name="ce77"/>
          <table:table-cell table:style-name="ce122" office:value-type="string">
            <text:p>⁻</text:p>
          </table:table-cell>
          <table:table-cell table:style-name="ce190" office:value-type="string" table:number-columns-spanned="10" table:number-rows-spanned="1">
            <text:p>Modified label for value 06=HFA Affordable Advantage to 06=HFA Preferred Risk Sharing.</text:p>
          </table:table-cell>
          <table:covered-table-cell table:number-columns-repeated="8" table:style-name="ce193"/>
          <table:covered-table-cell table:style-name="ce190"/>
          <table:table-cell table:number-columns-repeated="1010"/>
        </table:table-row>
        <table:table-row table:style-name="ro59">
          <table:table-cell/>
          <table:table-cell table:style-name="ce48"/>
          <table:table-cell table:style-name="ce77" office:value-type="string">
            <text:p>°</text:p>
          </table:table-cell>
          <table:table-cell table:style-name="ce124" office:value-type="string" table:number-columns-spanned="11" table:number-rows-spanned="1">
            <text:p>Updated the required conditionality in the following elements of the Borrower’s Declaration section (Note: this update is to maintain consistency with DU on the Web):</text:p>
          </table:table-cell>
          <table:covered-table-cell table:number-columns-repeated="9" table:style-name="ce123"/>
          <table:covered-table-cell table:style-name="ce124"/>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08A-040: required for conventional and government loans</text:p>
          </table:table-cell>
          <table:covered-table-cell table:number-columns-repeated="8" table:style-name="ce192"/>
          <table:covered-table-cell table:style-name="ce202"/>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202" office:value-type="string" table:number-columns-spanned="10" table:number-rows-spanned="1">
            <text:p>08A-050: required for conventional and government loans,</text:p>
          </table:table-cell>
          <table:covered-table-cell table:number-columns-repeated="8" table:style-name="ce192"/>
          <table:covered-table-cell table:style-name="ce202"/>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2" office:value-type="string">
            <text:p>08A-060: required for government loans only</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070: required for government loans only</text:p>
          </table:table-cell>
          <table:table-cell table:style-name="ce157" table:number-columns-repeated="8"/>
          <table:table-cell table:style-name="ce235"/>
          <table:table-cell table:number-columns-repeated="1010"/>
        </table:table-row>
        <table:table-row table:style-name="ro20">
          <table:table-cell/>
          <table:table-cell table:style-name="ce48"/>
          <table:table-cell table:style-name="ce78"/>
          <table:table-cell table:style-name="ce122" office:value-type="string">
            <text:p>⁻</text:p>
          </table:table-cell>
          <table:table-cell table:style-name="ce193" office:value-type="string">
            <text:p>08A-080: required for government loans only</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090: required for government loans only</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100: required for government loans only</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110: required for government loans only</text:p>
          </table:table-cell>
          <table:table-cell table:style-name="ce157" table:number-columns-repeated="8"/>
          <table:table-cell table:style-name="ce235"/>
          <table:table-cell table:number-columns-repeated="1010"/>
        </table:table-row>
        <table:table-row table:style-name="ro34">
          <table:table-cell/>
          <table:table-cell table:style-name="ce48"/>
          <table:table-cell table:style-name="ce78"/>
          <table:table-cell table:style-name="ce122" office:value-type="string">
            <text:p>⁻</text:p>
          </table:table-cell>
          <table:table-cell table:style-name="ce193" office:value-type="string">
            <text:p>08A-120: required for conventional and government loans</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130: DU will not error if the value = “N” or not specified. If no value is specified, DU will default value to “N”</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22" office:value-type="string">
            <text:p>⁻</text:p>
          </table:table-cell>
          <table:table-cell table:style-name="ce193" office:value-type="string">
            <text:p>08A-140: required for conventional and government loans if 08A-130 (l. Do you intend to occupy...) = "Y"</text:p>
          </table:table-cell>
          <table:table-cell table:style-name="ce157" table:number-columns-repeated="8"/>
          <table:table-cell table:style-name="ce235"/>
          <table:table-cell table:number-columns-repeated="1010"/>
        </table:table-row>
        <table:table-row table:style-name="ro10">
          <table:table-cell/>
          <table:table-cell table:style-name="ce54"/>
          <table:table-cell table:style-name="ce80"/>
          <table:table-cell table:style-name="ce155" office:value-type="string">
            <text:p>⁻</text:p>
          </table:table-cell>
          <table:table-cell table:style-name="ce204" office:value-type="string">
            <text:p>08A-160: removed conditionality If 08A-140 (m. Have you had an ownership interest) = “Y”</text:p>
          </table:table-cell>
          <table:table-cell table:style-name="ce220" table:number-columns-repeated="8"/>
          <table:table-cell table:style-name="ce238"/>
          <table:table-cell table:number-columns-repeated="1010"/>
        </table:table-row>
        <table:table-row table:style-name="ro1">
          <table:table-cell/>
          <table:table-cell table:style-name="ce48" office:value-type="float" office:value="40221">
            <text:p>02/12/10</text:p>
          </table:table-cell>
          <table:table-cell table:style-name="ce76" office:value-type="string">
            <text:p>Per the DU 8.0 April release scheduled for April 17, 2010, please note the following changes:</text:p>
          </table:table-cell>
          <table:table-cell table:style-name="ce142"/>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76" office:value-type="string">
            <text:p>Updated the Project Classification Type (LNC-090):</text:p>
          </table:table-cell>
          <table:table-cell table:style-name="ce142"/>
          <table:table-cell table:style-name="ce192"/>
          <table:table-cell table:style-name="ce157" table:number-columns-repeated="8"/>
          <table:table-cell table:style-name="ce235"/>
          <table:table-cell table:number-columns-repeated="1010"/>
        </table:table-row>
        <table:table-row table:style-name="ro22">
          <table:table-cell/>
          <table:table-cell table:style-name="ce48"/>
          <table:table-cell table:style-name="ce77"/>
          <table:table-cell table:style-name="ce156" office:value-type="string">
            <text:p>°</text:p>
          </table:table-cell>
          <table:table-cell table:style-name="ce148" office:value-type="string" table:number-columns-spanned="10" table:number-rows-spanned="1">
            <text:p>Created the following new EDI codes:</text:p>
            <text:p>15 = V Condo</text:p>
            <text:p>16 = G, not in a project or development</text:p>
            <text:p>17 = T PUD</text:p>
            <text:p>18 = T CO-OPCreated the following new EDI codes:</text:p>
            <text:p>15 = V Condo</text:p>
            <text:p>16 = G, not in a project or development</text:p>
            <text:p>17 = T PUD</text:p>
            <text:p>18 = T CO-OP</text:p>
          </table:table-cell>
          <table:covered-table-cell table:number-columns-repeated="8" table:style-name="ce197"/>
          <table:covered-table-cell table:style-name="ce148"/>
          <table:table-cell table:number-columns-repeated="1010"/>
        </table:table-row>
        <table:table-row table:style-name="ro60">
          <table:table-cell/>
          <table:table-cell table:style-name="ce48"/>
          <table:table-cell table:style-name="ce77"/>
          <table:table-cell table:style-name="ce156" office:value-type="string">
            <text:p>°</text:p>
          </table:table-cell>
          <table:table-cell table:style-name="ce148" office:value-type="string" table:number-columns-spanned="10" table:number-rows-spanned="1">
            <text:p>The following EDI codes will no longer be supported after 04/17/10:</text:p>
            <text:p>01 = A/III Condo</text:p>
            <text:p>02 = B/II Condo</text:p>
            <text:p>03 = C/I CondoThe following EDI codes will no longer be supported after 04/17/10:</text:p>
            <text:p>01 = A/III Condo</text:p>
            <text:p>02 = B/II Condo</text:p>
            <text:p>03 = C/I Condo</text:p>
          </table:table-cell>
          <table:covered-table-cell table:number-columns-repeated="8" table:style-name="ce197"/>
          <table:covered-table-cell table:style-name="ce148"/>
          <table:table-cell table:number-columns-repeated="1010"/>
        </table:table-row>
        <table:table-row table:style-name="ro1">
          <table:table-cell/>
          <table:table-cell table:style-name="ce48"/>
          <table:table-cell table:style-name="ce90" office:value-type="string">
            <text:p>Updated the Community Lending Product code (LMD-030)</text:p>
          </table:table-cell>
          <table:table-cell table:style-name="ce157"/>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78"/>
          <table:table-cell table:style-name="ce158"/>
          <table:table-cell table:style-name="ce192" office:value-type="string">
            <text:p>Created the following new EDI code:</text:p>
          </table:table-cell>
          <table:table-cell table:style-name="ce157" table:number-columns-repeated="8"/>
          <table:table-cell table:style-name="ce235"/>
          <table:table-cell table:number-columns-repeated="1010"/>
        </table:table-row>
        <table:table-row table:style-name="ro1">
          <table:table-cell/>
          <table:table-cell table:style-name="ce54"/>
          <table:table-cell table:style-name="ce85"/>
          <table:table-cell table:style-name="ce153"/>
          <table:table-cell table:style-name="ce205" office:value-type="string">
            <text:p>06 = HFA Affordable Advantage</text:p>
          </table:table-cell>
          <table:table-cell table:style-name="ce220" table:number-columns-repeated="8"/>
          <table:table-cell table:style-name="ce238"/>
          <table:table-cell table:number-columns-repeated="1010"/>
        </table:table-row>
        <table:table-row table:style-name="ro1">
          <table:table-cell/>
          <table:table-cell table:style-name="ce48" office:value-type="float" office:value="40182">
            <text:p>01/04/10</text:p>
          </table:table-cell>
          <table:table-cell table:style-name="ce76" office:value-type="string">
            <text:p>Updated EDI code descriptions for field 10B-020 “This application was taken by”:</text:p>
          </table:table-cell>
          <table:table-cell table:style-name="ce142"/>
          <table:table-cell table:style-name="ce192"/>
          <table:table-cell table:style-name="ce157" table:number-columns-repeated="8"/>
          <table:table-cell table:style-name="ce235"/>
          <table:table-cell table:number-columns-repeated="1010"/>
        </table:table-row>
        <table:table-row table:style-name="ro25">
          <table:table-cell/>
          <table:table-cell table:style-name="ce48"/>
          <table:table-cell table:style-name="ce77"/>
          <table:table-cell table:style-name="ce156" office:value-type="string">
            <text:p>°</text:p>
          </table:table-cell>
          <table:table-cell table:style-name="ce193" office:value-type="string">
            <text:p>EDI Code M description changed from “Mail” to “Mail or Fax”</text:p>
          </table:table-cell>
          <table:table-cell table:style-name="ce157" table:number-columns-repeated="8"/>
          <table:table-cell table:style-name="ce235"/>
          <table:table-cell table:number-columns-repeated="1010"/>
        </table:table-row>
        <table:table-row table:style-name="ro25">
          <table:table-cell/>
          <table:table-cell table:style-name="ce48"/>
          <table:table-cell table:style-name="ce77"/>
          <table:table-cell table:style-name="ce156" office:value-type="string">
            <text:p>°</text:p>
          </table:table-cell>
          <table:table-cell table:style-name="ce193" office:value-type="string">
            <text:p>EDI Code I description changed from “Internet” to “Internet or E-Mail”</text:p>
          </table:table-cell>
          <table:table-cell table:style-name="ce157" table:number-columns-repeated="8"/>
          <table:table-cell table:style-name="ce235"/>
          <table:table-cell table:number-columns-repeated="1010"/>
        </table:table-row>
        <table:table-row table:style-name="ro1">
          <table:table-cell/>
          <table:table-cell table:style-name="ce48"/>
          <table:table-cell table:style-name="ce76" office:value-type="string">
            <text:p>Updated Interviewer and Institution field names in segment 10B:</text:p>
          </table:table-cell>
          <table:table-cell table:style-name="ce142"/>
          <table:table-cell table:style-name="ce192"/>
          <table:table-cell table:style-name="ce157" table:number-columns-repeated="8"/>
          <table:table-cell table:style-name="ce235"/>
          <table:table-cell table:number-columns-repeated="1010"/>
        </table:table-row>
        <table:table-row table:style-name="ro25">
          <table:table-cell/>
          <table:table-cell table:style-name="ce48"/>
          <table:table-cell table:style-name="ce77"/>
          <table:table-cell table:style-name="ce156" office:value-type="string">
            <text:p>°</text:p>
          </table:table-cell>
          <table:table-cell table:style-name="ce193" office:value-type="string">
            <text:p>Changed “Interviewer” to “Loan Originator”</text:p>
          </table:table-cell>
          <table:table-cell table:style-name="ce157" table:number-columns-repeated="8"/>
          <table:table-cell table:style-name="ce235"/>
          <table:table-cell table:number-columns-repeated="1010"/>
        </table:table-row>
        <table:table-row table:style-name="ro25">
          <table:table-cell/>
          <table:table-cell table:style-name="ce50"/>
          <table:table-cell table:style-name="ce83"/>
          <table:table-cell table:style-name="ce159" office:value-type="string">
            <text:p>°</text:p>
          </table:table-cell>
          <table:table-cell table:style-name="ce206" office:value-type="string">
            <text:p>Changed “Institution” to “Loan Origination Company”</text:p>
          </table:table-cell>
          <table:table-cell table:style-name="ce221" table:number-columns-repeated="8"/>
          <table:table-cell table:style-name="ce239"/>
          <table:table-cell table:number-columns-repeated="1010"/>
        </table:table-row>
        <table:table-row table:style-name="ro26">
          <table:table-cell/>
          <table:table-cell table:style-name="ce57" office:value-type="float" office:value="40156">
            <text:p>12/09/09</text:p>
          </table:table-cell>
          <table:table-cell table:style-name="ce91" office:value-type="string" table:number-columns-spanned="12" table:number-rows-spanned="1">
            <text:p>Added additional guidance for required format and length of the value of the LoanOriginatorID, LoanOriginationCompanyID, and SupervisoryAppraiserLicenseNumber fields in the Additional Data Segment (ADS), field number ADS-030.</text:p>
          </table:table-cell>
          <table:covered-table-cell table:number-columns-repeated="10" table:style-name="ce160"/>
          <table:covered-table-cell table:style-name="ce240"/>
          <table:table-cell table:number-columns-repeated="1010"/>
        </table:table-row>
        <table:table-row table:style-name="ro13">
          <table:table-cell/>
          <table:table-cell table:style-name="ce48"/>
          <table:table-cell table:style-name="ce77"/>
          <table:table-cell table:style-name="ce156" office:value-type="string">
            <text:p>°</text:p>
          </table:table-cell>
          <table:table-cell table:style-name="ce193" office:value-type="string">
            <text:p>LoanOriginatorID and LoanOriginationCompanyID values must be numeric characters only and cannot exceed 12 characters in length.</text:p>
          </table:table-cell>
          <table:table-cell table:style-name="ce157" table:number-columns-repeated="8"/>
          <table:table-cell table:style-name="ce235"/>
          <table:table-cell table:number-columns-repeated="1010"/>
        </table:table-row>
        <table:table-row table:style-name="ro10">
          <table:table-cell/>
          <table:table-cell table:style-name="ce50"/>
          <table:table-cell table:style-name="ce83"/>
          <table:table-cell table:style-name="ce159" office:value-type="string">
            <text:p>°</text:p>
          </table:table-cell>
          <table:table-cell table:style-name="ce206" office:value-type="string">
            <text:p>SupervisoryAppraiserLicenseNumber value must allow alphanumeric characters and cannot exceed 21 characters in length.</text:p>
          </table:table-cell>
          <table:table-cell table:style-name="ce221" table:number-columns-repeated="8"/>
          <table:table-cell table:style-name="ce239"/>
          <table:table-cell table:number-columns-repeated="1010"/>
        </table:table-row>
        <table:table-row table:style-name="ro1">
          <table:table-cell/>
          <table:table-cell table:style-name="ce57" office:value-type="float" office:value="40077">
            <text:p>09/21/09</text:p>
          </table:table-cell>
          <table:table-cell table:style-name="ce92" office:value-type="string">
            <text:p>Updates for the GOA-110 segment</text:p>
          </table:table-cell>
          <table:table-cell table:style-name="ce161"/>
          <table:table-cell table:style-name="ce207"/>
          <table:table-cell table:style-name="ce222" table:number-columns-repeated="8"/>
          <table:table-cell table:style-name="ce241"/>
          <table:table-cell table:number-columns-repeated="1010"/>
        </table:table-row>
        <table:table-row table:style-name="ro34">
          <table:table-cell/>
          <table:table-cell table:style-name="ce48"/>
          <table:table-cell table:style-name="ce76" office:value-type="string">
            <text:p>Fannie Mae Type of Refinance Code: </text:p>
          </table:table-cell>
          <table:table-cell table:style-name="ce142"/>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76"/>
          <table:table-cell table:style-name="ce142" office:value-type="string">
            <text:p>1 = Full Documentation (Conventional, FHA or VA), Full Documentation (Remove Conventional and Full Documentation) </text:p>
          </table:table-cell>
          <table:table-cell table:style-name="ce193"/>
          <table:table-cell table:style-name="ce157" table:number-columns-repeated="8"/>
          <table:table-cell table:style-name="ce235"/>
          <table:table-cell table:number-columns-repeated="1010"/>
        </table:table-row>
        <table:table-row table:style-name="ro1">
          <table:table-cell/>
          <table:table-cell table:style-name="ce48"/>
          <table:table-cell table:style-name="ce76"/>
          <table:table-cell table:style-name="ce142" office:value-type="string">
            <text:p>2 = Streamline with Appraisal (Conventional and FHA only), Streamline with Appraisal (Remove Conventional and Streamline with Appraisal) </text:p>
          </table:table-cell>
          <table:table-cell table:style-name="ce193"/>
          <table:table-cell table:style-name="ce157" table:number-columns-repeated="8"/>
          <table:table-cell table:style-name="ce235"/>
          <table:table-cell table:number-columns-repeated="1010"/>
        </table:table-row>
        <table:table-row table:style-name="ro61">
          <table:table-cell/>
          <table:table-cell table:style-name="ce50"/>
          <table:table-cell table:style-name="ce83"/>
          <table:table-cell table:style-name="ce141" office:value-type="string" table:number-columns-spanned="11" table:number-rows-spanned="1">
            <text:p>3 = Streamline without Appraisal (Conventional and FHA only), Streamline without Appraisal (Remove Conventional and Streamline without Appraisal)</text:p>
          </table:table-cell>
          <table:covered-table-cell table:number-columns-repeated="9" table:style-name="ce191"/>
          <table:covered-table-cell table:style-name="ce141"/>
          <table:table-cell table:number-columns-repeated="1010"/>
        </table:table-row>
        <table:table-row table:style-name="ro1">
          <table:table-cell/>
          <table:table-cell table:style-name="ce57" office:value-type="float" office:value="40004">
            <text:p>07/10/09</text:p>
          </table:table-cell>
          <table:table-cell table:style-name="ce92" office:value-type="string">
            <text:p>Updated GOA-110 (Type of Refinance) added FHA or VA only for the following fields</text:p>
          </table:table-cell>
          <table:table-cell table:style-name="ce161"/>
          <table:table-cell table:style-name="ce207"/>
          <table:table-cell table:style-name="ce222" table:number-columns-repeated="8"/>
          <table:table-cell table:style-name="ce241"/>
          <table:table-cell table:number-columns-repeated="1010"/>
        </table:table-row>
        <table:table-row table:style-name="ro62">
          <table:table-cell/>
          <table:table-cell table:style-name="ce48"/>
          <table:table-cell table:style-name="ce76"/>
          <table:table-cell table:style-name="ce142" office:value-type="string">
            <text:p>4 = Interest Rate Reduction Refinance Loan (VA Only)</text:p>
          </table:table-cell>
          <table:table-cell table:style-name="ce193"/>
          <table:table-cell table:style-name="ce157" table:number-columns-repeated="8"/>
          <table:table-cell table:style-name="ce235"/>
          <table:table-cell table:number-columns-repeated="1010"/>
        </table:table-row>
        <table:table-row table:style-name="ro1">
          <table:table-cell/>
          <table:table-cell table:style-name="ce48"/>
          <table:table-cell table:style-name="ce76"/>
          <table:table-cell table:style-name="ce142" office:value-type="string">
            <text:p>H = HOPE for Homeowners (FHA Only)</text:p>
          </table:table-cell>
          <table:table-cell table:style-name="ce193"/>
          <table:table-cell table:style-name="ce157" table:number-columns-repeated="8"/>
          <table:table-cell table:style-name="ce235"/>
          <table:table-cell table:number-columns-repeated="1010"/>
        </table:table-row>
        <table:table-row table:style-name="ro25">
          <table:table-cell/>
          <table:table-cell table:style-name="ce50"/>
          <table:table-cell table:style-name="ce93"/>
          <table:table-cell table:style-name="ce162" office:value-type="string">
            <text:p>R = Prior FHA (FHA only)</text:p>
          </table:table-cell>
          <table:table-cell table:style-name="ce206"/>
          <table:table-cell table:style-name="ce221" table:number-columns-repeated="8"/>
          <table:table-cell table:style-name="ce239"/>
          <table:table-cell table:number-columns-repeated="1010"/>
        </table:table-row>
        <table:table-row table:style-name="ro26">
          <table:table-cell/>
          <table:table-cell table:style-name="ce57" office:value-type="float" office:value="39973">
            <text:p>06/09/09</text:p>
          </table:table-cell>
          <table:table-cell table:style-name="ce92" office:value-type="string">
            <text:p>Removed “_” from SupervisoryAppraiserLicenseNumber field name in ADS-020 segment.</text:p>
          </table:table-cell>
          <table:table-cell table:style-name="ce161"/>
          <table:table-cell table:style-name="ce208"/>
          <table:table-cell table:style-name="ce222" table:number-columns-repeated="8"/>
          <table:table-cell table:style-name="ce241"/>
          <table:table-cell table:number-columns-repeated="1010"/>
        </table:table-row>
        <table:table-row table:style-name="ro13">
          <table:table-cell/>
          <table:table-cell table:style-name="ce57" office:value-type="float" office:value="39966">
            <text:p>06/02/09</text:p>
          </table:table-cell>
          <table:table-cell table:style-name="ce94" office:value-type="string" table:number-columns-spanned="12" table:number-rows-spanned="1">
            <text:p>Updates to new FHA and FHFA fields to “X/Conditional, Required, if applicable”</text:p>
          </table:table-cell>
          <table:covered-table-cell table:number-columns-repeated="10" table:style-name="ce109"/>
          <table:covered-table-cell table:style-name="ce242"/>
          <table:table-cell table:number-columns-repeated="1010"/>
        </table:table-row>
        <table:table-row table:style-name="ro42">
          <table:table-cell/>
          <table:table-cell table:style-name="ce48"/>
          <table:table-cell table:style-name="ce95" office:value-type="string" table:number-columns-spanned="12" table:number-rows-spanned="1">
            <text:p>Updated the Property Street Address (02A-020) and provided clarification about how to populate the unit number. Changed the Date of Birth (03A-150) field from optional to required for DU.</text:p>
          </table:table-cell>
          <table:covered-table-cell table:number-columns-repeated="10" table:style-name="ce155"/>
          <table:covered-table-cell table:style-name="ce243"/>
          <table:table-cell table:number-columns-repeated="1010"/>
        </table:table-row>
        <table:table-row table:style-name="ro44">
          <table:table-cell/>
          <table:table-cell table:style-name="ce57" office:value-type="float" office:value="39955">
            <text:p>05/22/09</text:p>
          </table:table-cell>
          <table:table-cell table:style-name="ce96" office:value-type="string" table:number-columns-spanned="12" table:number-rows-spanned="1">
            <text:p>Update to PID-020 to Enter Standard LCOR in the Product Description field to underwrite a DU Refi Plus loan Casefile as a standard limited cash-out refinance.</text:p>
          </table:table-cell>
          <table:covered-table-cell table:number-columns-repeated="10" table:style-name="ce151"/>
          <table:covered-table-cell table:style-name="ce244"/>
          <table:table-cell table:number-columns-repeated="1010"/>
        </table:table-row>
        <table:table-row table:style-name="ro41">
          <table:table-cell/>
          <table:table-cell table:style-name="ce58" office:value-type="float" office:value="39952">
            <text:p>05/19/09</text:p>
          </table:table-cell>
          <table:table-cell table:style-name="ce97" office:value-type="string" table:number-columns-spanned="12" table:number-rows-spanned="1">
            <text:p>Updates to the specification per FHA and FHFA new field requirements, for FHFA this includes: <text:s text:c="6"/></text:p>
            <text:p>Supervisory Appraiser License Number, Origination Company ID, and Loan Originator ID fields to the ADS segment. For FHA, added new enumerations for Down payment type code (02E-020), Type of Refinance (GOA-110), FHA Section of the Act (GOB-020), and Changed Credit report score type (GOE-070) to First Time Homebuyer Counsel Type. <text:s/></text:p>
          </table:table-cell>
          <table:covered-table-cell table:number-columns-repeated="10" table:style-name="ce163"/>
          <table:covered-table-cell table:style-name="ce245"/>
          <table:table-cell table:style-name="ce255"/>
          <table:table-cell table:number-columns-repeated="1009"/>
        </table:table-row>
        <table:table-row table:style-name="ro42">
          <table:table-cell/>
          <table:table-cell table:style-name="ce48" office:value-type="float" office:value="39888">
            <text:p>03/16/09</text:p>
          </table:table-cell>
          <table:table-cell table:style-name="ce92" office:value-type="string">
            <text:p>Updated LNC-040 with clearer guidance on FHA and VA requirements. The code 05 is not valid for FHA loans.</text:p>
          </table:table-cell>
          <table:table-cell table:style-name="ce161"/>
          <table:table-cell table:style-name="ce207"/>
          <table:table-cell table:style-name="ce222" table:number-columns-repeated="8"/>
          <table:table-cell table:style-name="ce241"/>
          <table:table-cell table:number-columns-repeated="1010"/>
        </table:table-row>
        <table:table-row table:style-name="ro21">
          <table:table-cell/>
          <table:table-cell table:style-name="ce50"/>
          <table:table-cell table:style-name="ce98" office:value-type="string">
            <text:p>Codes 05, 07, 10 and 09 are NOT valid for VA submissions.</text:p>
          </table:table-cell>
          <table:table-cell table:style-name="ce162"/>
          <table:table-cell table:style-name="ce206"/>
          <table:table-cell table:style-name="ce221" table:number-columns-repeated="8"/>
          <table:table-cell table:style-name="ce239"/>
          <table:table-cell table:number-columns-repeated="1010"/>
        </table:table-row>
        <table:table-row table:style-name="ro63">
          <table:table-cell/>
          <table:table-cell table:style-name="ce57" office:value-type="float" office:value="39878">
            <text:p>03/06/09</text:p>
          </table:table-cell>
          <table:table-cell table:style-name="ce97" office:value-type="string" table:number-columns-spanned="12" table:number-rows-spanned="1">
            <text:p>Updated information regarding rules for institution ID. This field is required to resubmit loans to the appropriate institution. If not provided the default institution for the userid will be used. If this institution differs from the original submission an exception will occur.</text:p>
          </table:table-cell>
          <table:covered-table-cell table:number-columns-repeated="10" table:style-name="ce164"/>
          <table:covered-table-cell table:style-name="ce246"/>
          <table:table-cell table:number-columns-repeated="1010"/>
        </table:table-row>
        <table:table-row table:style-name="ro42">
          <table:table-cell/>
          <table:table-cell table:style-name="ce50" office:value-type="float" office:value="39505">
            <text:p>02/27/08</text:p>
          </table:table-cell>
          <table:table-cell table:style-name="ce98" office:value-type="string">
            <text:p>Update LNC Property type to indicate invalid type 09 (detached condo) for VA loans.</text:p>
          </table:table-cell>
          <table:table-cell table:style-name="ce162"/>
          <table:table-cell table:style-name="ce209"/>
          <table:table-cell table:style-name="ce221" table:number-columns-repeated="8"/>
          <table:table-cell table:style-name="ce239"/>
          <table:table-cell table:number-columns-repeated="1010"/>
        </table:table-row>
        <table:table-row table:style-name="ro42">
          <table:table-cell/>
          <table:table-cell table:style-name="ce59" office:value-type="float" office:value="39217">
            <text:p>05/15/07</text:p>
          </table:table-cell>
          <table:table-cell table:style-name="ce99" office:value-type="string" table:number-columns-spanned="12" table:number-rows-spanned="1">
            <text:p>Modified the definition for 1003 field 05H-040 HousingExpenseType. Fannie Mae: Ground Rent is not supported. Send as “Other” (23). “Proposed Rent” (05H-030=”Proposed” (2) and 05H-040=”Rent” (25) is an invalid combination and is not supported by DU.</text:p>
          </table:table-cell>
          <table:covered-table-cell table:number-columns-repeated="10" table:style-name="ce165"/>
          <table:covered-table-cell table:style-name="ce247"/>
          <table:table-cell table:number-columns-repeated="1010"/>
        </table:table-row>
        <table:table-row table:style-name="ro64">
          <table:table-cell/>
          <table:table-cell table:style-name="ce59" office:value-type="float" office:value="39433">
            <text:p>12/17/07</text:p>
          </table:table-cell>
          <table:table-cell table:style-name="ce100" office:value-type="string">
            <text:p>Modified ASSET data mapping instructions related to 06A. Document all Asset/Account amount and type information in the 06C segment.</text:p>
          </table:table-cell>
          <table:table-cell table:style-name="ce166"/>
          <table:table-cell table:style-name="ce210"/>
          <table:table-cell table:style-name="ce223" table:number-columns-repeated="8"/>
          <table:table-cell table:style-name="ce248"/>
          <table:table-cell table:number-columns-repeated="1010"/>
        </table:table-row>
        <table:table-row table:style-name="ro65">
          <table:table-cell/>
          <table:table-cell table:style-name="ce57" office:value-type="float" office:value="39420">
            <text:p>12/04/07</text:p>
          </table:table-cell>
          <table:table-cell table:style-name="ce92" office:value-type="string">
            <text:p>Added notation that “Ground Rent” is not a supported value for 05H-040 – Housing Payment Type Code. Please send as “Other” (23).</text:p>
          </table:table-cell>
          <table:table-cell table:style-name="ce161"/>
          <table:table-cell table:style-name="ce207"/>
          <table:table-cell table:style-name="ce222" table:number-columns-repeated="8"/>
          <table:table-cell table:style-name="ce241"/>
          <table:table-cell table:number-columns-repeated="1010"/>
        </table:table-row>
        <table:table-row table:style-name="ro34">
          <table:table-cell/>
          <table:table-cell table:style-name="ce50"/>
          <table:table-cell table:style-name="ce98" office:value-type="string">
            <text:p>PID-040 – Added ARM Index codes 251 (FYA 1 yr) and VAYR1 (VA 1 yr).</text:p>
          </table:table-cell>
          <table:table-cell table:style-name="ce162"/>
          <table:table-cell table:style-name="ce209"/>
          <table:table-cell table:style-name="ce221" table:number-columns-repeated="8"/>
          <table:table-cell table:style-name="ce239"/>
          <table:table-cell table:number-columns-repeated="1010"/>
        </table:table-row>
        <table:table-row table:style-name="ro66">
          <table:table-cell/>
          <table:table-cell table:style-name="ce57" office:value-type="float" office:value="39406">
            <text:p>11/20/07</text:p>
          </table:table-cell>
          <table:table-cell table:style-name="ce84" office:value-type="string">
            <text:p>°</text:p>
          </table:table-cell>
          <table:table-cell table:style-name="ce161" office:value-type="string">
            <text:p>Edited GOD-040, GOD-050, and GOD-060 field information to state they are not used by DU, VA or FHA.</text:p>
          </table:table-cell>
          <table:table-cell table:style-name="ce207"/>
          <table:table-cell table:style-name="ce222" table:number-columns-repeated="8"/>
          <table:table-cell table:style-name="ce241"/>
          <table:table-cell table:number-columns-repeated="1010"/>
        </table:table-row>
        <table:table-row table:style-name="ro67">
          <table:table-cell/>
          <table:table-cell table:style-name="ce48"/>
          <table:table-cell table:style-name="ce77" office:value-type="string">
            <text:p>°</text:p>
          </table:table-cell>
          <table:table-cell table:style-name="ce124" office:value-type="string" table:number-columns-spanned="11" table:number-rows-spanned="1">
            <text:p>GOD-030 Data Stream label changed from “Federal Tax” to “Total Taxes” to align with DO/DU on the Web and to reflect that this field is the total amount of federal, state, local and social security taxes. Add total value for Federal, State, Local and Social Security taxes and submit as GOD-030 “Total Tax”</text:p>
          </table:table-cell>
          <table:covered-table-cell table:number-columns-repeated="9" table:style-name="ce123"/>
          <table:covered-table-cell table:style-name="ce124"/>
          <table:table-cell table:number-columns-repeated="1010"/>
        </table:table-row>
        <table:table-row table:style-name="ro59">
          <table:table-cell/>
          <table:table-cell table:style-name="ce48"/>
          <table:table-cell table:style-name="ce77" office:value-type="string">
            <text:p>°</text:p>
          </table:table-cell>
          <table:table-cell table:style-name="ce142" office:value-type="string">
            <text:p>GOE-040, GOE-050, GOE-060 and GOE-070 field changed to state they are not used for underwriting.</text:p>
          </table:table-cell>
          <table:table-cell table:style-name="ce192"/>
          <table:table-cell table:style-name="ce157" table:number-columns-repeated="8"/>
          <table:table-cell table:style-name="ce235"/>
          <table:table-cell table:number-columns-repeated="1010"/>
        </table:table-row>
        <table:table-row table:style-name="ro68">
          <table:table-cell/>
          <table:table-cell table:style-name="ce48"/>
          <table:table-cell table:style-name="ce77" office:value-type="string">
            <text:p>°</text:p>
          </table:table-cell>
          <table:table-cell table:style-name="ce142" office:value-type="string">
            <text:p>02B-030 field information modified; Submit FHA construction-perm loans as “16” (Purchase) only.</text:p>
          </table:table-cell>
          <table:table-cell table:style-name="ce192"/>
          <table:table-cell table:style-name="ce157" table:number-columns-repeated="8"/>
          <table:table-cell table:style-name="ce235"/>
          <table:table-cell table:number-columns-repeated="1010"/>
        </table:table-row>
        <table:table-row table:style-name="ro69">
          <table:table-cell/>
          <table:table-cell table:style-name="ce48"/>
          <table:table-cell table:style-name="ce77" office:value-type="string">
            <text:p>°</text:p>
          </table:table-cell>
          <table:table-cell table:style-name="ce124" office:value-type="string" table:number-columns-spanned="11" table:number-rows-spanned="1">
            <text:p>02D-070 – Added “F1=No Cash Out” back into field information. DU does not support F1 for conforming loans, but does support “F1” for FHA/VA underwriting.</text:p>
          </table:table-cell>
          <table:covered-table-cell table:style-name="ce123"/>
          <table:covered-table-cell table:number-columns-repeated="8" table:style-name="ce224"/>
          <table:covered-table-cell table:style-name="ce249"/>
          <table:table-cell table:number-columns-repeated="1010"/>
        </table:table-row>
        <table:table-row table:style-name="ro4">
          <table:table-cell/>
          <table:table-cell table:style-name="ce48"/>
          <table:table-cell table:style-name="ce101" office:value-type="string" table:number-columns-spanned="12" table:number-rows-spanned="1">
            <text:p>Per the DU for Government release scheduled for December 15, 2007 – DU automatically generates data to support FHA TOTAL Mortgage Scorecard underwriting. No data mapping changes are required.</text:p>
          </table:table-cell>
          <table:covered-table-cell table:number-columns-repeated="2" table:style-name="ce122"/>
          <table:covered-table-cell table:number-columns-repeated="8" table:style-name="ce224"/>
          <table:covered-table-cell table:style-name="ce249"/>
          <table:table-cell table:number-columns-repeated="1010"/>
        </table:table-row>
        <table:table-row table:style-name="ro52">
          <table:table-cell/>
          <table:table-cell table:style-name="ce48"/>
          <table:table-cell table:style-name="ce77" office:value-type="string">
            <text:p>°</text:p>
          </table:table-cell>
          <table:table-cell table:style-name="ce124" office:value-type="string" table:number-columns-spanned="11" table:number-rows-spanned="1">
            <text:p>For First Time Home Buyer (FTHB) FHA “Declaration” fields 08A-130, 08A-140, 08A-150 descriptions were edited to include that DU will automatically generate and submit corresponding required data to FHA TOTAL Scorecard for underwriting.</text:p>
          </table:table-cell>
          <table:covered-table-cell table:style-name="ce123"/>
          <table:covered-table-cell table:number-columns-repeated="8" table:style-name="ce224"/>
          <table:covered-table-cell table:style-name="ce249"/>
          <table:table-cell table:number-columns-repeated="1010"/>
        </table:table-row>
        <table:table-row table:style-name="ro70">
          <table:table-cell/>
          <table:table-cell table:style-name="ce48"/>
          <table:table-cell table:style-name="ce77" office:value-type="string">
            <text:p>°</text:p>
          </table:table-cell>
          <table:table-cell table:style-name="ce124" office:value-type="string" table:number-columns-spanned="11" table:number-rows-spanned="1">
            <text:p>For “Counsel Type” (not supported by DU), Fannie Mae will automatically send “A” for “Not Counseled” for all FTHB submissions (default value); A null value will be sent for non-FTHB submissions.</text:p>
          </table:table-cell>
          <table:covered-table-cell table:style-name="ce123"/>
          <table:covered-table-cell table:number-columns-repeated="8" table:style-name="ce224"/>
          <table:covered-table-cell table:style-name="ce249"/>
          <table:table-cell table:number-columns-repeated="1010"/>
        </table:table-row>
        <table:table-row table:style-name="ro71">
          <table:table-cell/>
          <table:table-cell table:style-name="ce58" office:value-type="float" office:value="39394">
            <text:p>11/08/07</text:p>
          </table:table-cell>
          <table:table-cell table:style-name="ce102" office:value-type="string" table:number-columns-spanned="12" table:number-rows-spanned="1">
            <text:p>PCH-070 modified to reflect that “N” and “F2” are the only valid codes accepted by DU for underwriting and that “N” is the only code valid for FHA and VA submissions.</text:p>
          </table:table-cell>
          <table:covered-table-cell table:number-columns-repeated="2" table:style-name="ce167"/>
          <table:covered-table-cell table:number-columns-repeated="8" table:style-name="ce225"/>
          <table:covered-table-cell table:style-name="ce250"/>
          <table:table-cell table:number-columns-repeated="1010"/>
        </table:table-row>
        <table:table-row table:style-name="ro72">
          <table:table-cell/>
          <table:table-cell table:style-name="ce48" office:value-type="float" office:value="39323">
            <text:p>08/29/07</text:p>
          </table:table-cell>
          <table:table-cell table:style-name="ce76" office:value-type="string">
            <text:p>Added new value for LNC-040 for MH Select (11). This new value will identify transactions aligned with the MH Select™ product initiative.</text:p>
          </table:table-cell>
          <table:table-cell table:style-name="ce142"/>
          <table:table-cell table:style-name="ce192"/>
          <table:table-cell table:style-name="ce157" table:number-columns-repeated="8"/>
          <table:table-cell table:style-name="ce235"/>
          <table:table-cell table:number-columns-repeated="1010"/>
        </table:table-row>
        <table:table-row table:style-name="ro35">
          <table:table-cell/>
          <table:table-cell table:style-name="ce48"/>
          <table:table-cell table:style-name="ce101" office:value-type="string" table:number-columns-spanned="12" table:number-rows-spanned="1">
            <text:p>Modified LMD-060 field information to emphasize it is a value determined by value passed in LMD-020. Borrower provided data is not considered for underwriting.</text:p>
          </table:table-cell>
          <table:covered-table-cell table:number-columns-repeated="10" table:style-name="ce122"/>
          <table:covered-table-cell table:style-name="ce129"/>
          <table:table-cell table:number-columns-repeated="1010"/>
        </table:table-row>
        <table:table-row table:style-name="ro73">
          <table:table-cell/>
          <table:table-cell table:style-name="ce48"/>
          <table:table-cell table:style-name="ce101" office:value-type="string" table:number-columns-spanned="12" table:number-rows-spanned="1">
            <text:p>Modified LMD-070 field information to include whole number format for factor value.</text:p>
          </table:table-cell>
          <table:covered-table-cell table:number-columns-repeated="10" table:style-name="ce122"/>
          <table:covered-table-cell table:style-name="ce129"/>
          <table:table-cell table:number-columns-repeated="1010"/>
        </table:table-row>
        <table:table-row table:style-name="ro35">
          <table:table-cell/>
          <table:table-cell table:style-name="ce54"/>
          <table:table-cell table:style-name="ce95" office:value-type="string" table:number-columns-spanned="12" table:number-rows-spanned="1">
            <text:p>Modified LMD-080 field information to indicate that if this value is passed by the user in the loan application, it will not be not be used for underwriting as this value is automatically calculated by DU.</text:p>
          </table:table-cell>
          <table:covered-table-cell table:number-columns-repeated="10" table:style-name="ce155"/>
          <table:covered-table-cell table:style-name="ce243"/>
          <table:table-cell table:number-columns-repeated="1010"/>
        </table:table-row>
        <table:table-row table:style-name="ro35">
          <table:table-cell/>
          <table:table-cell table:style-name="ce48" office:value-type="float" office:value="39203">
            <text:p>05/01/07</text:p>
          </table:table-cell>
          <table:table-cell table:style-name="ce76" office:value-type="string">
            <text:p>Per the DU 5.7 release scheduled for July 21, 2007 – please note the following changes:</text:p>
          </table:table-cell>
          <table:table-cell table:style-name="ce142"/>
          <table:table-cell table:style-name="ce192"/>
          <table:table-cell table:style-name="ce157" table:number-columns-repeated="8"/>
          <table:table-cell table:style-name="ce235"/>
          <table:table-cell table:number-columns-repeated="1010"/>
        </table:table-row>
        <table:table-row table:style-name="ro35">
          <table:table-cell/>
          <table:table-cell table:style-name="ce48"/>
          <table:table-cell table:style-name="ce77" office:value-type="string">
            <text:p>°</text:p>
          </table:table-cell>
          <table:table-cell table:style-name="ce142" office:value-type="string">
            <text:p>Added new field, LMD-035 Community Seconds Repayment Structure</text:p>
          </table:table-cell>
          <table:table-cell table:style-name="ce193"/>
          <table:table-cell table:style-name="ce157" table:number-columns-repeated="8"/>
          <table:table-cell table:style-name="ce235"/>
          <table:table-cell table:number-columns-repeated="1010"/>
        </table:table-row>
        <table:table-row table:style-name="ro35">
          <table:table-cell/>
          <table:table-cell table:style-name="ce48"/>
          <table:table-cell table:style-name="ce77" office:value-type="string">
            <text:p>°</text:p>
          </table:table-cell>
          <table:table-cell table:style-name="ce142" office:value-type="string">
            <text:p>Updated valid values for LMD-030 Community Lending Product Type</text:p>
          </table:table-cell>
          <table:table-cell table:style-name="ce193"/>
          <table:table-cell table:style-name="ce157" table:number-columns-repeated="8"/>
          <table:table-cell table:style-name="ce235"/>
          <table:table-cell table:number-columns-repeated="1010"/>
        </table:table-row>
        <table:table-row table:style-name="ro23">
          <table:table-cell/>
          <table:table-cell table:style-name="ce48"/>
          <table:table-cell table:style-name="ce77" office:value-type="string">
            <text:p>°</text:p>
          </table:table-cell>
          <table:table-cell table:style-name="ce142" office:value-type="string">
            <text:p>Updated requirement and description for the following fields:</text:p>
          </table:table-cell>
          <table:table-cell table:style-name="ce193"/>
          <table:table-cell table:style-name="ce157" table:number-columns-repeated="8"/>
          <table:table-cell table:style-name="ce235"/>
          <table:table-cell table:number-columns-repeated="1010"/>
        </table:table-row>
        <table:table-row table:style-name="ro35">
          <table:table-cell/>
          <table:table-cell table:style-name="ce48"/>
          <table:table-cell table:style-name="ce78"/>
          <table:table-cell table:style-name="ce168" office:value-type="string">
            <text:p>°</text:p>
          </table:table-cell>
          <table:table-cell table:style-name="ce193" office:value-type="string">
            <text:p>ARM Index Value (ARM-020)</text:p>
          </table:table-cell>
          <table:table-cell table:style-name="ce157" table:number-columns-repeated="8"/>
          <table:table-cell table:style-name="ce235"/>
          <table:table-cell table:number-columns-repeated="1010"/>
        </table:table-row>
        <table:table-row table:style-name="ro42">
          <table:table-cell/>
          <table:table-cell table:style-name="ce48"/>
          <table:table-cell table:style-name="ce78"/>
          <table:table-cell table:style-name="ce168" office:value-type="string">
            <text:p>°</text:p>
          </table:table-cell>
          <table:table-cell table:style-name="ce193" office:value-type="string">
            <text:p>ARM Index Margin (ARM-040)</text:p>
          </table:table-cell>
          <table:table-cell table:style-name="ce157" table:number-columns-repeated="8"/>
          <table:table-cell table:style-name="ce235"/>
          <table:table-cell table:number-columns-repeated="1010"/>
        </table:table-row>
        <table:table-row table:style-name="ro5">
          <table:table-cell/>
          <table:table-cell table:style-name="ce48"/>
          <table:table-cell table:style-name="ce103"/>
          <table:table-cell table:style-name="ce168" office:value-type="string">
            <text:p>°</text:p>
          </table:table-cell>
          <table:table-cell table:style-name="ce193" office:value-type="string">
            <text:p>Negative Amortization Limit Percent (LNC-100)</text:p>
          </table:table-cell>
          <table:table-cell table:style-name="ce157" table:number-columns-repeated="8"/>
          <table:table-cell table:style-name="ce235"/>
          <table:table-cell table:number-columns-repeated="1010"/>
        </table:table-row>
        <table:table-row table:style-name="ro25">
          <table:table-cell/>
          <table:table-cell table:style-name="ce54"/>
          <table:table-cell table:style-name="ce80" office:value-type="string">
            <text:p>°</text:p>
          </table:table-cell>
          <table:table-cell table:style-name="ce153" office:value-type="string">
            <text:p>Removed recommendation to pass LMD-010 Community Lending header and LMD-030 Community Lending Product Type for all loans.</text:p>
          </table:table-cell>
          <table:table-cell table:style-name="ce204"/>
          <table:table-cell table:style-name="ce220" table:number-columns-repeated="8"/>
          <table:table-cell table:style-name="ce238"/>
          <table:table-cell table:number-columns-repeated="1010"/>
        </table:table-row>
        <table:table-row table:style-name="ro20">
          <table:table-cell table:style-name="ce36"/>
          <table:table-cell table:style-name="ce48" office:value-type="float" office:value="38898">
            <text:p>06/30/06</text:p>
          </table:table-cell>
          <table:table-cell table:style-name="ce104" office:value-type="string" table:number-columns-spanned="12" table:number-rows-spanned="1">
            <text:p>Per the DU 5.6 release scheduled for August 20, 2006, please note the following changes: FannieNeighbors indicator, LMD-040 is no longer required. If the value is Yes (Y), DU will apply the FannieNeighbors guidelines. If the indicator is No (N) or blank, DU will check the database and apply the FannieNeighbors guidelines if applicable.</text:p>
          </table:table-cell>
          <table:covered-table-cell table:number-columns-repeated="10" table:style-name="ce123"/>
          <table:covered-table-cell table:style-name="ce124"/>
          <table:table-cell table:style-name="ce36" table:number-columns-repeated="1010"/>
        </table:table-row>
        <table:table-row table:style-name="ro1">
          <table:table-cell table:style-name="ce36"/>
          <table:table-cell table:style-name="ce54"/>
          <table:table-cell table:style-name="ce105" office:value-type="string">
            <text:p>02A-070, Number of Units: - Modified enhancement description.</text:p>
          </table:table-cell>
          <table:table-cell table:style-name="ce153"/>
          <table:table-cell table:style-name="ce205"/>
          <table:table-cell table:style-name="ce220" table:number-columns-repeated="8"/>
          <table:table-cell table:style-name="ce238"/>
          <table:table-cell table:style-name="ce36" table:number-columns-repeated="1010"/>
        </table:table-row>
        <table:table-row table:style-name="ro71">
          <table:table-cell table:style-name="ce36"/>
          <table:table-cell table:style-name="ce58" office:value-type="float" office:value="38852">
            <text:p>05/15/06</text:p>
          </table:table-cell>
          <table:table-cell table:style-name="ce106" office:value-type="string" table:number-columns-spanned="12" table:number-rows-spanned="1">
            <text:p>Per the DU 5.6 release scheduled for August 20, 2006, LMD-020 is no longer required for Community Lending. DO/DU will derive the MSA value based on the Property Address. If the 1003 v3.2 or I AUS 2.3.1 file format for the loan data contains MSA median income, DO/DU will use the value to determine the product eligibility.</text:p>
          </table:table-cell>
          <table:covered-table-cell table:number-columns-repeated="10" table:style-name="ce169"/>
          <table:covered-table-cell table:style-name="ce154"/>
          <table:table-cell table:style-name="ce36" table:number-columns-repeated="1010"/>
        </table:table-row>
        <table:table-row table:style-name="ro1">
          <table:table-cell table:style-name="ce36"/>
          <table:table-cell table:style-name="ce50" office:value-type="float" office:value="38791">
            <text:p>03/15/06</text:p>
          </table:table-cell>
          <table:table-cell table:style-name="ce98" office:value-type="string">
            <text:p>Removed bold additions related to differences between the 1003 File Format Version 3.0 and 3.2.</text:p>
          </table:table-cell>
          <table:table-cell table:style-name="ce162"/>
          <table:table-cell table:style-name="ce209"/>
          <table:table-cell table:style-name="ce221" table:number-columns-repeated="8"/>
          <table:table-cell table:style-name="ce239"/>
          <table:table-cell table:style-name="ce36" table:number-columns-repeated="1010"/>
        </table:table-row>
        <table:table-row table:style-name="ro1">
          <table:table-cell table:style-name="ce36"/>
          <table:table-cell table:style-name="ce57" office:value-type="float" office:value="38762">
            <text:p>02/14/06</text:p>
          </table:table-cell>
          <table:table-cell table:style-name="ce92" office:value-type="string">
            <text:p>Updated EDI values effective following DU 5.6 release planned for Q3 2006:</text:p>
          </table:table-cell>
          <table:table-cell table:style-name="ce161"/>
          <table:table-cell table:style-name="ce207"/>
          <table:table-cell table:style-name="ce222" table:number-columns-repeated="8"/>
          <table:table-cell table:style-name="ce241"/>
          <table:table-cell table:style-name="ce36" table:number-columns-repeated="1010"/>
        </table:table-row>
        <table:table-row table:style-name="ro1">
          <table:table-cell table:style-name="ce36"/>
          <table:table-cell table:style-name="ce48"/>
          <table:table-cell table:style-name="ce107" office:value-type="string">
            <text:p>⁻</text:p>
          </table:table-cell>
          <table:table-cell table:style-name="ce142" office:value-type="string">
            <text:p>Added values for 99B-070 “Appraisal Fieldwork Ordered” (132, 133, 134, 135, 136, 137, 138); </text:p>
          </table:table-cell>
          <table:table-cell table:style-name="ce192"/>
          <table:table-cell table:style-name="ce157" table:number-columns-repeated="8"/>
          <table:table-cell table:style-name="ce235"/>
          <table:table-cell table:style-name="ce36" table:number-columns-repeated="1010"/>
        </table:table-row>
        <table:table-row table:style-name="ro35">
          <table:table-cell/>
          <table:table-cell table:style-name="ce48"/>
          <table:table-cell table:style-name="ce107" office:value-type="string">
            <text:p>⁻</text:p>
          </table:table-cell>
          <table:table-cell table:style-name="ce142" office:value-type="string">
            <text:p>Deleted codes for 99B-070 (105, 107, 109)</text:p>
          </table:table-cell>
          <table:table-cell table:style-name="ce192"/>
          <table:table-cell table:style-name="ce157" table:number-columns-repeated="8"/>
          <table:table-cell table:style-name="ce235"/>
          <table:table-cell table:number-columns-repeated="1010"/>
        </table:table-row>
        <table:table-row table:style-name="ro23">
          <table:table-cell/>
          <table:table-cell table:style-name="ce48"/>
          <table:table-cell table:style-name="ce107" office:value-type="string">
            <text:p>⁻</text:p>
          </table:table-cell>
          <table:table-cell table:style-name="ce141" office:value-type="string" table:number-columns-spanned="11" table:number-rows-spanned="1">
            <text:p>Modified segment LNC-090 to reflect Project Classification Code “06” (III PUD) is no longer accepted following DU 5.6 Release, scheduled for August 20, 2006.</text:p>
          </table:table-cell>
          <table:covered-table-cell table:number-columns-repeated="9" table:style-name="ce191"/>
          <table:covered-table-cell table:style-name="ce141"/>
          <table:table-cell table:number-columns-repeated="1010"/>
        </table:table-row>
        <table:table-row table:style-name="ro35">
          <table:table-cell/>
          <table:table-cell table:style-name="ce59" office:value-type="float" office:value="38760">
            <text:p>02/12/06</text:p>
          </table:table-cell>
          <table:table-cell table:style-name="ce100" office:value-type="string">
            <text:p>Modified definition of Monthly Income segments 04B-130 and 05I-040 to include negative values.</text:p>
          </table:table-cell>
          <table:table-cell table:style-name="ce166"/>
          <table:table-cell table:style-name="ce210"/>
          <table:table-cell table:style-name="ce223" table:number-columns-repeated="8"/>
          <table:table-cell table:style-name="ce248"/>
          <table:table-cell table:number-columns-repeated="1010"/>
        </table:table-row>
        <table:table-row table:style-name="ro35">
          <table:table-cell/>
          <table:table-cell table:style-name="ce48" office:value-type="float" office:value="38758">
            <text:p>02/10/06</text:p>
          </table:table-cell>
          <table:table-cell table:style-name="ce99" office:value-type="string" table:number-columns-spanned="12" table:number-rows-spanned="1">
            <text:p>For PCH-070 Repayment Type – Added note explaining difference between 1003 values and displayed values available in DO/DU on the Web graphical interface.</text:p>
          </table:table-cell>
          <table:covered-table-cell table:number-columns-repeated="10" table:style-name="ce165"/>
          <table:covered-table-cell table:style-name="ce247"/>
          <table:table-cell table:number-columns-repeated="1010"/>
        </table:table-row>
        <table:table-row table:style-name="ro35">
          <table:table-cell/>
          <table:table-cell table:style-name="ce59" office:value-type="float" office:value="38637">
            <text:p>10/12/05</text:p>
          </table:table-cell>
          <table:table-cell table:style-name="ce100" office:value-type="string">
            <text:p>Removed conditional requirement for 03A-140 Cross-Reference Number. This field is not used for Underwriting purposes.</text:p>
          </table:table-cell>
          <table:table-cell table:style-name="ce166"/>
          <table:table-cell table:style-name="ce210"/>
          <table:table-cell table:style-name="ce223" table:number-columns-repeated="8"/>
          <table:table-cell table:style-name="ce248"/>
          <table:table-cell table:number-columns-repeated="1010"/>
        </table:table-row>
        <table:table-row table:style-name="ro74">
          <table:table-cell/>
          <table:table-cell table:style-name="ce48" office:value-type="float" office:value="38622">
            <text:p>09/27/05</text:p>
          </table:table-cell>
          <table:table-cell table:style-name="ce76" office:value-type="string">
            <text:p>Added new Project Classification Codes for field LNC-090:</text:p>
          </table:table-cell>
          <table:table-cell table:style-name="ce142"/>
          <table:table-cell table:style-name="ce192"/>
          <table:table-cell table:style-name="ce157" table:number-columns-repeated="8"/>
          <table:table-cell table:style-name="ce235"/>
          <table:table-cell table:number-columns-repeated="1010"/>
        </table:table-row>
        <table:table-row table:style-name="ro1">
          <table:table-cell/>
          <table:table-cell table:style-name="ce47"/>
          <table:table-cell table:style-name="ce76"/>
          <table:table-cell table:style-name="ce140" office:value-type="string" table:number-columns-spanned="11" table:number-rows-spanned="1">
            <text:p>09 = P Condo</text:p>
          </table:table-cell>
          <table:covered-table-cell table:number-columns-repeated="9" table:style-name="ce142"/>
          <table:covered-table-cell table:style-name="ce140"/>
          <table:table-cell table:number-columns-repeated="1010"/>
        </table:table-row>
        <table:table-row table:style-name="ro35">
          <table:table-cell/>
          <table:table-cell table:style-name="ce47"/>
          <table:table-cell table:style-name="ce76"/>
          <table:table-cell table:style-name="ce142" office:value-type="string">
            <text:p>11 = R Condo</text:p>
          </table:table-cell>
          <table:table-cell table:style-name="ce193"/>
          <table:table-cell table:style-name="ce138" table:number-columns-repeated="8"/>
          <table:table-cell table:style-name="ce251"/>
          <table:table-cell table:number-columns-repeated="1010"/>
        </table:table-row>
        <table:table-row table:style-name="ro42">
          <table:table-cell/>
          <table:table-cell table:style-name="ce47"/>
          <table:table-cell table:style-name="ce76"/>
          <table:table-cell table:style-name="ce142" office:value-type="string">
            <text:p>13 = T Condo</text:p>
          </table:table-cell>
          <table:table-cell table:style-name="ce193"/>
          <table:table-cell table:style-name="ce138" table:number-columns-repeated="8"/>
          <table:table-cell table:style-name="ce251"/>
          <table:table-cell table:number-columns-repeated="1010"/>
        </table:table-row>
        <table:table-row table:style-name="ro35">
          <table:table-cell/>
          <table:table-cell table:style-name="ce47"/>
          <table:table-cell table:style-name="ce76"/>
          <table:table-cell table:style-name="ce142" office:value-type="string">
            <text:p>10 = Q Condo</text:p>
          </table:table-cell>
          <table:table-cell table:style-name="ce193"/>
          <table:table-cell table:style-name="ce138" table:number-columns-repeated="8"/>
          <table:table-cell table:style-name="ce251"/>
          <table:table-cell table:number-columns-repeated="1010"/>
        </table:table-row>
        <table:table-row table:style-name="ro35">
          <table:table-cell/>
          <table:table-cell table:style-name="ce47"/>
          <table:table-cell table:style-name="ce76"/>
          <table:table-cell table:style-name="ce142" office:value-type="string">
            <text:p>12 = S Condo</text:p>
          </table:table-cell>
          <table:table-cell table:style-name="ce193"/>
          <table:table-cell table:style-name="ce138" table:number-columns-repeated="8"/>
          <table:table-cell table:style-name="ce251"/>
          <table:table-cell table:number-columns-repeated="1010"/>
        </table:table-row>
        <table:table-row table:style-name="ro35">
          <table:table-cell/>
          <table:table-cell table:style-name="ce47"/>
          <table:table-cell table:style-name="ce76"/>
          <table:table-cell table:style-name="ce142" office:value-type="string">
            <text:p>14 = U Condo</text:p>
          </table:table-cell>
          <table:table-cell table:style-name="ce193"/>
          <table:table-cell table:style-name="ce138" table:number-columns-repeated="8"/>
          <table:table-cell table:style-name="ce251"/>
          <table:table-cell table:number-columns-repeated="1010"/>
        </table:table-row>
        <table:table-row table:style-name="ro35">
          <table:table-cell/>
          <table:table-cell table:style-name="ce48"/>
          <table:table-cell table:style-name="ce76" office:value-type="string">
            <text:p>These values are required for delivery beginning November 1, 2005. Until then, these values are only valid for testing.</text:p>
          </table:table-cell>
          <table:table-cell table:style-name="ce142"/>
          <table:table-cell table:style-name="ce192"/>
          <table:table-cell table:style-name="ce157" table:number-columns-repeated="8"/>
          <table:table-cell table:style-name="ce235"/>
          <table:table-cell table:number-columns-repeated="1010"/>
        </table:table-row>
        <table:table-row table:style-name="ro35">
          <table:table-cell/>
          <table:table-cell table:style-name="ce58" office:value-type="float" office:value="38390">
            <text:p>02/07/05</text:p>
          </table:table-cell>
          <table:table-cell table:style-name="ce102" office:value-type="string" table:number-columns-spanned="12" table:number-rows-spanned="1">
            <text:p>Updated LEA-020 and LEA-030 to indicate that field length is set to 20, but field value should match 10-digit number format assigned by HUD, without spaces or special characters.</text:p>
          </table:table-cell>
          <table:covered-table-cell table:number-columns-repeated="10" table:style-name="ce167"/>
          <table:covered-table-cell table:style-name="ce252"/>
          <table:table-cell table:number-columns-repeated="1010"/>
        </table:table-row>
        <table:table-row table:style-name="ro35">
          <table:table-cell/>
          <table:table-cell table:style-name="ce58" office:value-type="float" office:value="38390">
            <text:p>02/07/05</text:p>
          </table:table-cell>
          <table:table-cell table:style-name="ce76" office:value-type="string">
            <text:p>SCA-020 and SCA-040 clarification: Do not mix _Type attributes for the Mortgage Score and Type.</text:p>
          </table:table-cell>
          <table:table-cell table:style-name="ce142"/>
          <table:table-cell table:style-name="ce192"/>
          <table:table-cell table:style-name="ce157" table:number-columns-repeated="8"/>
          <table:table-cell table:style-name="ce235"/>
          <table:table-cell table:number-columns-repeated="1010"/>
        </table:table-row>
        <table:table-row table:style-name="ro35">
          <table:table-cell/>
          <table:table-cell table:style-name="ce58" office:value-type="float" office:value="38390">
            <text:p>02/07/05</text:p>
          </table:table-cell>
          <table:table-cell table:style-name="ce108" office:value-type="string">
            <text:p>Added additional Custom Desktop Underwriter fields now supported in CDU Interface.</text:p>
          </table:table-cell>
          <table:table-cell table:style-name="ce170"/>
          <table:table-cell table:style-name="ce211"/>
          <table:table-cell table:style-name="ce226" table:number-columns-repeated="8"/>
          <table:table-cell table:style-name="ce253"/>
          <table:table-cell table:number-columns-repeated="1010"/>
        </table:table-row>
        <table:table-row table:style-name="ro35">
          <table:table-cell/>
          <table:table-cell table:style-name="ce58" office:value-type="float" office:value="38096">
            <text:p>04/19/04</text:p>
          </table:table-cell>
          <table:table-cell table:style-name="ce108" office:value-type="string">
            <text:p>Added new values for FHA and VA Hybrid ARM in Product Plan Number (PID-040).</text:p>
          </table:table-cell>
          <table:table-cell table:style-name="ce170"/>
          <table:table-cell table:style-name="ce211"/>
          <table:table-cell table:style-name="ce226" table:number-columns-repeated="8"/>
          <table:table-cell table:style-name="ce253"/>
          <table:table-cell table:number-columns-repeated="1010"/>
        </table:table-row>
        <table:table-row table:style-name="ro35">
          <table:table-cell/>
          <table:table-cell table:style-name="ce58" office:value-type="float" office:value="38092">
            <text:p>04/15/04</text:p>
          </table:table-cell>
          <table:table-cell table:style-name="ce106" office:value-type="string" table:number-columns-spanned="12" table:number-rows-spanned="1">
            <text:p>Changed Planned Urban Development (PUD) to Planned Unit Development (PUD) in Subject Property Type Code (LNC-040); Changed Manufactured Housing to be Manufactured Home in Subject Property Type Code (LNC-040); Removed (VVOE) extension from Verbal Verification of Employment on LNC-030.</text:p>
          </table:table-cell>
          <table:covered-table-cell table:number-columns-repeated="10" table:style-name="ce169"/>
          <table:covered-table-cell table:style-name="ce154"/>
          <table:table-cell table:number-columns-repeated="1010"/>
        </table:table-row>
        <table:table-row table:style-name="ro35">
          <table:table-cell/>
          <table:table-cell table:style-name="ce60" office:value-type="float" office:value="38054">
            <text:p>03/08/04</text:p>
          </table:table-cell>
          <table:table-cell table:style-name="ce76" office:value-type="string">
            <text:p>Added new income types (05I) and asset types (06c) for the DU 5.4 Release.</text:p>
          </table:table-cell>
          <table:table-cell table:style-name="ce142"/>
          <table:table-cell table:style-name="ce192"/>
          <table:table-cell table:style-name="ce157" table:number-columns-repeated="8"/>
          <table:table-cell table:style-name="ce235"/>
          <table:table-cell table:number-columns-repeated="1010"/>
        </table:table-row>
        <table:table-row table:style-name="ro75">
          <table:table-cell/>
          <table:table-cell table:style-name="ce48"/>
          <table:table-cell table:style-name="ce76" office:value-type="string">
            <text:p>Reduced the number of declared declarations (08a) to five questions.</text:p>
          </table:table-cell>
          <table:table-cell table:style-name="ce142"/>
          <table:table-cell table:style-name="ce192"/>
          <table:table-cell table:style-name="ce157" table:number-columns-repeated="8"/>
          <table:table-cell table:style-name="ce235"/>
          <table:table-cell table:number-columns-repeated="1010"/>
        </table:table-row>
        <table:table-row table:style-name="ro76">
          <table:table-cell/>
          <table:table-cell table:style-name="ce54" office:value-type="float" office:value="38034">
            <text:p>02/17/04</text:p>
          </table:table-cell>
          <table:table-cell table:style-name="ce102" office:value-type="string" table:number-columns-spanned="12" table:number-rows-spanned="1">
            <text:p>Updated 07A-030 to indicate that it is required for government loans when applicable. Updated definition for LEA-020, Sponsor ID. Added Adjustable ARM value for VA Loans, 01A-090.</text:p>
          </table:table-cell>
          <table:covered-table-cell table:number-columns-repeated="10" table:style-name="ce167"/>
          <table:covered-table-cell table:style-name="ce252"/>
          <table:table-cell table:number-columns-repeated="1010"/>
        </table:table-row>
        <table:table-row table:style-name="ro1">
          <table:table-cell/>
          <table:table-cell table:style-name="ce58" office:value-type="float" office:value="37990">
            <text:p>01/04/04</text:p>
          </table:table-cell>
          <table:table-cell table:style-name="ce98" office:value-type="string">
            <text:p>Updated definition for field 01A-050 to indicate the field is defaulted to “Unassigned” if a value is not provided.</text:p>
          </table:table-cell>
          <table:table-cell table:style-name="ce171"/>
          <table:table-cell table:style-name="ce211"/>
          <table:table-cell table:style-name="ce226" table:number-columns-repeated="8"/>
          <table:table-cell table:style-name="ce253"/>
          <table:table-cell table:number-columns-repeated="1010"/>
        </table:table-row>
        <table:table-row table:style-name="ro1">
          <table:table-cell/>
          <table:table-cell table:style-name="ce48" office:value-type="float" office:value="37876">
            <text:p>09/12/03</text:p>
          </table:table-cell>
          <table:table-cell table:style-name="ce92" office:value-type="string">
            <text:p>Changed all 000-030 fields to require 3.20.</text:p>
          </table:table-cell>
          <table:table-cell table:style-name="ce142"/>
          <table:table-cell table:style-name="ce192"/>
          <table:table-cell table:style-name="ce157" table:number-columns-repeated="8"/>
          <table:table-cell table:style-name="ce235"/>
          <table:table-cell table:number-columns-repeated="1010"/>
        </table:table-row>
        <table:table-row table:style-name="ro1">
          <table:table-cell/>
          <table:table-cell table:style-name="ce48"/>
          <table:table-cell table:style-name="ce105" office:value-type="string">
            <text:p>Updated EDI Codes values for Race, Ethnicity, and Sex. See the COD guide for further information.</text:p>
          </table:table-cell>
          <table:table-cell table:style-name="ce153"/>
          <table:table-cell table:style-name="ce205"/>
          <table:table-cell table:style-name="ce220" table:number-columns-repeated="8"/>
          <table:table-cell table:style-name="ce238"/>
          <table:table-cell table:number-columns-repeated="1010"/>
        </table:table-row>
        <table:table-row table:style-name="ro1">
          <table:table-cell/>
          <table:table-cell table:style-name="ce58" office:value-type="float" office:value="37876">
            <text:p>09/12/03</text:p>
          </table:table-cell>
          <table:table-cell table:style-name="ce98" office:value-type="string">
            <text:p>Changed definition of 06S-030 from “Maximum HELOC Balance” to “Undrawn HELOC Amount”</text:p>
          </table:table-cell>
          <table:table-cell table:style-name="ce162"/>
          <table:table-cell table:style-name="ce192"/>
          <table:table-cell table:style-name="ce157" table:number-columns-repeated="8"/>
          <table:table-cell table:style-name="ce235"/>
          <table:table-cell table:number-columns-repeated="1010"/>
        </table:table-row>
        <table:table-row table:style-name="ro1">
          <table:table-cell/>
          <table:table-cell table:style-name="ce58" office:value-type="float" office:value="37848">
            <text:p>08/15/03</text:p>
          </table:table-cell>
          <table:table-cell table:style-name="ce109" office:value-type="string">
            <text:p>Corrected EDI Code Values for Loan Documentation Types, LNC-030</text:p>
          </table:table-cell>
          <table:table-cell table:style-name="ce161"/>
          <table:table-cell table:style-name="ce212"/>
          <table:table-cell table:style-name="ce227" table:number-columns-repeated="8"/>
          <table:table-cell table:style-name="ce254"/>
          <table:table-cell table:number-columns-repeated="1010"/>
        </table:table-row>
        <table:table-row table:style-name="ro1">
          <table:table-cell/>
          <table:table-cell table:style-name="ce58" office:value-type="float" office:value="37848">
            <text:p>08/15/03</text:p>
          </table:table-cell>
          <table:table-cell table:style-name="ce108" office:value-type="string">
            <text:p>Added comments on when to populate Country Field.</text:p>
          </table:table-cell>
          <table:table-cell table:style-name="ce170"/>
          <table:table-cell table:style-name="ce211"/>
          <table:table-cell table:style-name="ce226" table:number-columns-repeated="8"/>
          <table:table-cell table:style-name="ce253"/>
          <table:table-cell table:number-columns-repeated="1010"/>
        </table:table-row>
        <table:table-row table:style-name="ro1">
          <table:table-cell/>
          <table:table-cell table:style-name="ce58" office:value-type="float" office:value="37848">
            <text:p>08/15/03</text:p>
          </table:table-cell>
          <table:table-cell table:style-name="ce108" office:value-type="string">
            <text:p>Added new transaction identifier specific to 1003 v 3.2.</text:p>
          </table:table-cell>
          <table:table-cell table:style-name="ce170"/>
          <table:table-cell table:style-name="ce211"/>
          <table:table-cell table:style-name="ce226" table:number-columns-repeated="8"/>
          <table:table-cell table:style-name="ce253"/>
          <table:table-cell table:number-columns-repeated="1010"/>
        </table:table-row>
        <table:table-row table:style-name="ro1">
          <table:table-cell/>
          <table:table-cell table:style-name="ce61" office:value-type="float" office:value="37848">
            <text:p>08/15/03</text:p>
          </table:table-cell>
          <table:table-cell table:style-name="ce110" office:value-type="string">
            <text:p>Added note indicating fields LNC-120 and LNC-130 were converted to filler.</text:p>
          </table:table-cell>
          <table:table-cell table:style-name="ce170"/>
          <table:table-cell table:style-name="ce211"/>
          <table:table-cell table:style-name="ce226" table:number-columns-repeated="8"/>
          <table:table-cell table:style-name="ce253"/>
          <table:table-cell table:number-columns-repeated="1010"/>
        </table:table-row>
        <table:table-row table:style-name="ro1">
          <table:table-cell/>
          <table:table-cell table:style-name="ce58" office:value-type="float" office:value="37824">
            <text:p>07/22/03</text:p>
          </table:table-cell>
          <table:table-cell table:style-name="ce108" office:value-type="string">
            <text:p>Corrected field lengths for segments 02A, 03C and 10R.</text:p>
          </table:table-cell>
          <table:table-cell table:style-name="ce170"/>
          <table:table-cell table:style-name="ce211"/>
          <table:table-cell table:style-name="ce226" table:number-columns-repeated="8"/>
          <table:table-cell table:style-name="ce253"/>
          <table:table-cell table:number-columns-repeated="1010"/>
        </table:table-row>
        <table:table-row table:style-name="ro1">
          <table:table-cell/>
          <table:table-cell table:style-name="ce54" office:value-type="float" office:value="37818">
            <text:p>07/16/03</text:p>
          </table:table-cell>
          <table:table-cell table:style-name="ce105" office:value-type="string">
            <text:p>Created new specification for 1003 Version 3.2. Additions/Changes are bolded.</text:p>
          </table:table-cell>
          <table:table-cell table:style-name="ce153"/>
          <table:table-cell table:style-name="ce205"/>
          <table:table-cell table:style-name="ce220" table:number-columns-repeated="8"/>
          <table:table-cell table:style-name="ce238"/>
          <table:table-cell table:number-columns-repeated="1010"/>
        </table:table-row>
        <table:table-row table:style-name="ro1" table:number-rows-repeated="1048227">
          <table:table-cell table:number-columns-repeated="1024"/>
        </table:table-row>
        <table:table-row table:style-name="ro1">
          <table:table-cell table:number-columns-repeated="1024"/>
        </table:table-row>
        <table:named-expressions>
          <table:named-range table:name="_Toc95538868" table:base-cell-address="$'Cover Page'.$A$1" table:cell-range-address="$'Revision History'.$B$3"/>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Revision History'.$A$1:.$O$336" table:range-usable-as="print-range"/>
          <table:named-expression table:name="_xlnm.Print_Titles" table:base-cell-address="$'Cover Page'.$A$1" table:expression="'revision history'!#ref!"/>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table table:name="How to Read" table:style-name="ta4" table:print-ranges="'How to Read'.A1:'How to Read'.L58">
        <table:table-column table:style-name="co12" table:default-cell-style-name="ce256"/>
        <table:table-column table:style-name="co13" table:default-cell-style-name="Normal_20_2"/>
        <table:table-column table:style-name="co14" table:default-cell-style-name="Normal_20_2"/>
        <table:table-column table:style-name="co15" table:default-cell-style-name="ce10"/>
        <table:table-column table:style-name="co16" table:default-cell-style-name="ce10"/>
        <table:table-column table:style-name="co17" table:default-cell-style-name="ce10"/>
        <table:table-column table:style-name="co18" table:number-columns-repeated="2" table:default-cell-style-name="ce10"/>
        <table:table-column table:style-name="co19" table:default-cell-style-name="ce10"/>
        <table:table-column table:style-name="co20" table:default-cell-style-name="ce10"/>
        <table:table-column table:style-name="co21" table:default-cell-style-name="ce10"/>
        <table:table-column table:style-name="co22" table:number-columns-repeated="2" table:default-cell-style-name="ce10"/>
        <table:table-column table:style-name="co23" table:number-columns-repeated="2" table:default-cell-style-name="ce10"/>
        <table:table-column table:style-name="co22" table:number-columns-repeated="5" table:default-cell-style-name="ce10"/>
        <table:table-column table:style-name="co23" table:default-cell-style-name="ce10"/>
        <table:table-column table:style-name="co23" table:default-cell-style-name="Normal_20_2"/>
        <table:table-column table:style-name="co1" table:default-cell-style-name="Normal_20_2"/>
        <table:table-column table:style-name="co22" table:default-cell-style-name="Normal_20_2"/>
        <table:table-column table:style-name="co1" table:number-columns-repeated="1000" table:default-cell-style-name="Normal_20_2"/>
        <table:table-row table:style-name="ro1">
          <table:table-cell>
            <draw:frame table:end-cell-address="'How to Read'.J5" table:end-x="1.5917in" table:end-y="0.0701in" draw:z-index="1" draw:name="Picture 4" draw:style-name="gr1" draw:text-style-name="P1" svg:width="8.2925in" svg:height="0.7811in" svg:x="0.0295in" svg:y="0in">
              <draw:image xlink:href="Pictures/10000201000005DB0000008B4F81220D.png" xlink:type="simple" xlink:show="embed" xlink:actuate="onLoad">
                <text:p/>
              </draw:image>
            </draw:frame>
          </table:table-cell>
          <table:table-cell table:number-columns-repeated="1023"/>
        </table:table-row>
        <table:table-row table:style-name="ro1" table:number-rows-repeated="3">
          <table:table-cell table:number-columns-repeated="1024"/>
        </table:table-row>
        <table:table-row table:style-name="ro25">
          <table:table-cell table:style-name="ce257" office:value-type="string">
            <text:p>1003 Version 3.2 Residential Loan Data File Format and Requirements</text:p>
          </table:table-cell>
          <table:table-cell table:style-name="ce270" table:number-columns-repeated="2"/>
          <table:table-cell table:style-name="ce257" table:number-columns-repeated="6"/>
          <table:table-cell table:style-name="ce298"/>
          <table:table-cell table:number-columns-repeated="11"/>
          <table:table-cell table:style-name="ce10" table:number-columns-repeated="4"/>
          <table:table-cell table:number-columns-repeated="999"/>
        </table:table-row>
        <table:table-row table:style-name="ro1">
          <table:table-cell office:value-type="string">
            <text:p><text:s/></text:p>
          </table:table-cell>
          <table:table-cell table:style-name="ce256" table:number-columns-repeated="2"/>
          <table:table-cell table:number-columns-repeated="1021"/>
        </table:table-row>
        <table:table-row table:style-name="ro77">
          <table:table-cell table:style-name="ce258" office:value-type="string" table:number-columns-spanned="12" table:number-rows-spanned="1">
            <text:p>This table defines the loan origination data found on the Uniform Residential Loan Application (Fannie Mae Form 1003 Version 3.2), and other data needed to specify conforming loans, government loans, and loans eligible for Fannie Mae Community Lending. The data contained in the 1003 file is for a variety of business transactions, but the information provided in this table is for underwriting and credit submissions.</text:p>
          </table:table-cell>
          <table:covered-table-cell table:number-columns-repeated="11" table:style-name="ce271"/>
          <table:table-cell table:style-name="ce305"/>
          <table:table-cell table:number-columns-repeated="1011"/>
        </table:table-row>
        <table:table-row table:style-name="ro61">
          <table:table-cell table:style-name="ce259" office:value-type="string">
            <text:p>How to Read the Data Format Tables</text:p>
          </table:table-cell>
          <table:table-cell table:style-name="ce272" table:number-columns-repeated="4"/>
          <table:table-cell table:style-name="ce259" table:number-columns-repeated="6"/>
          <table:table-cell table:style-name="ce303"/>
          <table:table-cell table:style-name="ce306"/>
          <table:table-cell table:style-name="ce316" table:number-columns-repeated="8"/>
          <table:table-cell table:style-name="ce317" table:number-columns-repeated="1003"/>
        </table:table-row>
        <table:table-row table:style-name="ro52">
          <table:table-cell table:style-name="ce260" office:value-type="string">
            <text:p>Each Dataset in this section is in tabular format, example below:</text:p>
          </table:table-cell>
          <table:table-cell table:style-name="ce260" table:number-columns-repeated="2"/>
          <table:table-cell table:style-name="ce271" table:number-columns-repeated="9"/>
          <table:table-cell table:style-name="ce307" table:number-columns-repeated="12"/>
          <table:table-cell table:style-name="ce328" table:number-columns-repeated="1000"/>
        </table:table-row>
        <table:table-row table:style-name="ro61">
          <table:table-cell table:style-name="ce261" table:number-columns-repeated="3"/>
          <table:table-cell table:style-name="ce278" office:value-type="string">
            <text:p>Field #</text:p>
          </table:table-cell>
          <table:table-cell table:style-name="ce286" office:value-type="string">
            <text:p>1003 Form Sect</text:p>
          </table:table-cell>
          <table:table-cell table:style-name="ce278" office:value-type="string">
            <text:p>Data Stream</text:p>
          </table:table-cell>
          <table:table-cell table:style-name="ce294" office:value-type="string">
            <text:p>Pos</text:p>
          </table:table-cell>
          <table:table-cell table:style-name="ce294" office:value-type="string">
            <text:p>Len</text:p>
          </table:table-cell>
          <table:table-cell table:style-name="ce286" office:value-type="string">
            <text:p>Seg Occ</text:p>
          </table:table-cell>
          <table:table-cell table:style-name="ce278" office:value-type="string">
            <text:p>Field Information</text:p>
          </table:table-cell>
          <table:table-cell table:style-name="ce294" office:value-type="string">
            <text:p>Required</text:p>
          </table:table-cell>
          <table:table-cell table:style-name="ce261"/>
          <table:table-cell table:style-name="ce308" table:number-columns-repeated="9"/>
          <table:table-cell table:style-name="ce318" table:number-columns-repeated="1003"/>
        </table:table-row>
        <table:table-row table:style-name="ro78">
          <table:table-cell table:style-name="ce262" table:number-columns-repeated="3"/>
          <table:table-cell table:style-name="ce279" office:value-type="string">
            <text:p>000-010</text:p>
          </table:table-cell>
          <table:table-cell table:style-name="ce279"/>
          <table:table-cell table:style-name="ce291" office:value-type="string">
            <text:p>000</text:p>
          </table:table-cell>
          <table:table-cell table:style-name="ce295" office:value-type="float" office:value="1">
            <text:p>1</text:p>
          </table:table-cell>
          <table:table-cell table:style-name="ce295" office:value-type="float" office:value="3">
            <text:p>3</text:p>
          </table:table-cell>
          <table:table-cell table:style-name="ce295" office:value-type="string">
            <text:p>S</text:p>
          </table:table-cell>
          <table:table-cell table:style-name="ce279" office:value-type="string">
            <text:p>Record ID: File Identification</text:p>
          </table:table-cell>
          <table:table-cell table:style-name="ce279"/>
          <table:table-cell table:style-name="ce262"/>
          <table:table-cell table:style-name="ce309" table:number-columns-repeated="9"/>
          <table:table-cell table:style-name="ce14" table:number-columns-repeated="1003"/>
        </table:table-row>
        <table:table-row table:style-name="ro70">
          <table:table-cell table:style-name="ce263" office:value-type="string">
            <text:p>The column headings for these tables are defined as:</text:p>
          </table:table-cell>
          <table:table-cell table:style-name="ce266" table:number-columns-repeated="2"/>
          <table:table-cell table:style-name="ce262" table:number-columns-repeated="18"/>
          <table:table-cell table:style-name="ce319" table:number-columns-repeated="1003"/>
        </table:table-row>
        <table:table-row table:style-name="ro79">
          <table:table-cell table:style-name="ce264" office:value-type="string">
            <text:p>Field # – This is the reference number for the field. These reference numbers are unique across all datasets.</text:p>
          </table:table-cell>
          <table:table-cell table:style-name="ce264" table:number-columns-repeated="20"/>
          <table:table-cell table:style-name="ce320" table:number-columns-repeated="1003"/>
        </table:table-row>
        <table:table-row table:style-name="ro79">
          <table:table-cell table:style-name="ce263" office:value-type="string">
            <text:p>Section – This is the corresponding section number from the Uniform Residential Loan Application (form 1003).</text:p>
          </table:table-cell>
          <table:table-cell table:style-name="ce263" table:number-columns-repeated="20"/>
          <table:table-cell table:style-name="ce321" table:number-columns-repeated="1003"/>
        </table:table-row>
        <table:table-row table:style-name="ro79">
          <table:table-cell table:style-name="ce263" office:value-type="string">
            <text:p>Data Stream – Contains the record layout of the data. An example of one datastream within the 1003 dataset is shown below.</text:p>
          </table:table-cell>
          <table:table-cell table:style-name="ce263" table:number-columns-repeated="20"/>
          <table:table-cell table:style-name="ce321" table:number-columns-repeated="1003"/>
        </table:table-row>
        <table:table-row table:style-name="ro80">
          <table:table-cell table:style-name="ce262" table:number-columns-repeated="12"/>
          <table:table-cell table:style-name="ce309" table:number-columns-repeated="9"/>
          <table:table-cell table:style-name="ce14" table:number-columns-repeated="1003"/>
        </table:table-row>
        <table:table-row table:style-name="ro79">
          <table:table-cell table:style-name="ce265" table:number-columns-repeated="3"/>
          <table:table-cell table:style-name="ce280" office:value-type="string">
            <text:p>00A-011</text:p>
          </table:table-cell>
          <table:table-cell table:style-name="ce287"/>
          <table:table-cell table:style-name="ce292" office:value-type="string">
            <text:p>00A</text:p>
          </table:table-cell>
          <table:table-cell table:style-name="ce280" office:value-type="float" office:value="1">
            <text:p>1</text:p>
          </table:table-cell>
          <table:table-cell table:style-name="ce280" office:value-type="float" office:value="3">
            <text:p>3</text:p>
          </table:table-cell>
          <table:table-cell table:style-name="ce280" office:value-type="string">
            <text:p>S</text:p>
          </table:table-cell>
          <table:table-cell table:style-name="ce292" office:value-type="string">
            <text:p>Record ID: Top of Form</text:p>
          </table:table-cell>
          <table:table-cell table:style-name="ce300"/>
          <table:table-cell table:style-name="ce265"/>
          <table:table-cell table:style-name="ce310" table:number-columns-repeated="9"/>
          <table:table-cell table:style-name="ce35" table:number-columns-repeated="1003"/>
        </table:table-row>
        <table:table-row table:style-name="ro81">
          <table:table-cell table:style-name="ce265" table:number-columns-repeated="3"/>
          <table:table-cell table:style-name="ce281" office:value-type="string">
            <text:p>00A-020</text:p>
          </table:table-cell>
          <table:table-cell table:style-name="ce288" office:value-type="string">
            <text:p>Top</text:p>
          </table:table-cell>
          <table:table-cell table:style-name="ce288" office:value-type="string">
            <text:p>The income or assets…</text:p>
          </table:table-cell>
          <table:table-cell table:style-name="ce281" office:value-type="float" office:value="4">
            <text:p>4</text:p>
          </table:table-cell>
          <table:table-cell table:style-name="ce281" office:value-type="float" office:value="1">
            <text:p>1</text:p>
          </table:table-cell>
          <table:table-cell table:style-name="ce281"/>
          <table:table-cell table:style-name="ce288" office:value-type="string">
            <text:p>Y = Yes</text:p>
            <text:p>N = No</text:p>
          </table:table-cell>
          <table:table-cell table:style-name="ce301"/>
          <table:table-cell table:style-name="ce265"/>
          <table:table-cell table:style-name="ce310" table:number-columns-repeated="9"/>
          <table:table-cell table:style-name="ce35" table:number-columns-repeated="1003"/>
        </table:table-row>
        <table:table-row table:style-name="ro81">
          <table:table-cell table:style-name="ce265" table:number-columns-repeated="3"/>
          <table:table-cell table:style-name="ce281" office:value-type="string">
            <text:p>00A-030</text:p>
          </table:table-cell>
          <table:table-cell table:style-name="ce288" office:value-type="string">
            <text:p>Top</text:p>
          </table:table-cell>
          <table:table-cell table:style-name="ce288" office:value-type="string">
            <text:p>The income or assets…</text:p>
          </table:table-cell>
          <table:table-cell table:style-name="ce281" office:value-type="float" office:value="5">
            <text:p>5</text:p>
          </table:table-cell>
          <table:table-cell table:style-name="ce281" office:value-type="float" office:value="1">
            <text:p>1</text:p>
          </table:table-cell>
          <table:table-cell table:style-name="ce281"/>
          <table:table-cell table:style-name="ce288" office:value-type="string">
            <text:p>Y = Yes</text:p>
            <text:p>N = No</text:p>
          </table:table-cell>
          <table:table-cell table:style-name="ce301"/>
          <table:table-cell table:style-name="ce265"/>
          <table:table-cell table:style-name="ce310" table:number-columns-repeated="9"/>
          <table:table-cell table:style-name="ce35" table:number-columns-repeated="1003"/>
        </table:table-row>
        <table:table-row table:style-name="ro35">
          <table:table-cell table:style-name="ce265" table:number-columns-repeated="3"/>
          <table:table-cell table:style-name="ce282"/>
          <table:table-cell table:style-name="ce289"/>
          <table:table-cell table:style-name="ce293" office:value-type="string">
            <text:p>&lt;N/L&gt;</text:p>
          </table:table-cell>
          <table:table-cell table:style-name="ce296"/>
          <table:table-cell table:style-name="ce297" table:number-columns-repeated="2"/>
          <table:table-cell table:style-name="ce299" office:value-type="string">
            <text:p>End of record: Length=5</text:p>
          </table:table-cell>
          <table:table-cell table:style-name="ce302"/>
          <table:table-cell table:style-name="ce265"/>
          <table:table-cell table:style-name="ce310" table:number-columns-repeated="9"/>
          <table:table-cell table:style-name="ce35" table:number-columns-repeated="1003"/>
        </table:table-row>
        <table:table-row table:style-name="ro82">
          <table:table-cell table:style-name="ce265" table:number-columns-repeated="12"/>
          <table:table-cell table:style-name="ce310" table:number-columns-repeated="9"/>
          <table:table-cell table:style-name="ce35" table:number-columns-repeated="1003"/>
        </table:table-row>
        <table:table-row table:style-name="ro59">
          <table:table-cell table:style-name="ce266" office:value-type="string">
            <text:p>And the corresponding textual data file line:</text:p>
          </table:table-cell>
          <table:table-cell table:style-name="ce266" table:number-columns-repeated="11"/>
          <table:table-cell table:style-name="ce311" table:number-columns-repeated="9"/>
          <table:table-cell table:style-name="ce322" table:number-columns-repeated="1003"/>
        </table:table-row>
        <table:table-row table:style-name="ro66">
          <table:table-cell table:style-name="ce262"/>
          <table:table-cell table:style-name="ce273"/>
          <table:table-cell table:style-name="ce275" office:value-type="string">
            <text:p>00AYN</text:p>
          </table:table-cell>
          <table:table-cell table:style-name="ce283" table:number-columns-repeated="8"/>
          <table:table-cell table:style-name="ce304"/>
          <table:table-cell table:style-name="ce298" table:number-columns-repeated="9"/>
          <table:table-cell table:style-name="ce323" table:number-columns-repeated="1003"/>
        </table:table-row>
        <table:table-row table:style-name="ro38">
          <table:table-cell table:style-name="ce261" office:value-type="string">
            <text:p>The datastream is a single line within a data file. The values within the line are:</text:p>
          </table:table-cell>
          <table:table-cell table:style-name="ce261" table:number-columns-repeated="11"/>
          <table:table-cell table:style-name="ce312" table:number-columns-repeated="9"/>
          <table:table-cell table:style-name="ce324" table:number-columns-repeated="1003"/>
        </table:table-row>
        <table:table-row table:style-name="ro83">
          <table:table-cell table:style-name="ce267"/>
          <table:table-cell table:style-name="ce267" office:value-type="string">
            <text:p>●</text:p>
          </table:table-cell>
          <table:table-cell table:style-name="ce269" office:value-type="string" table:number-columns-spanned="10" table:number-rows-spanned="1">
            <text:p>The record ID: These three characters begin and identify the datastream. The first characters of the line must appear as shown in the record ID line (shaded in the table above), for example ‘00A.’</text:p>
          </table:table-cell>
          <table:covered-table-cell table:number-columns-repeated="9" table:style-name="ce274"/>
          <table:table-cell table:style-name="ce313" table:number-columns-repeated="9"/>
          <table:table-cell table:style-name="ce325" table:number-columns-repeated="1003"/>
        </table:table-row>
        <table:table-row table:style-name="ro66">
          <table:table-cell table:style-name="ce267"/>
          <table:table-cell table:style-name="ce267" office:value-type="string">
            <text:p>●</text:p>
          </table:table-cell>
          <table:table-cell table:style-name="ce267" office:value-type="string">
            <text:p>Variable data, depending upon the casefile and Fannie Mae requirements.</text:p>
          </table:table-cell>
          <table:table-cell table:style-name="ce267" table:number-columns-repeated="9"/>
          <table:table-cell table:style-name="ce313" table:number-columns-repeated="9"/>
          <table:table-cell table:style-name="ce325" table:number-columns-repeated="1003"/>
        </table:table-row>
        <table:table-row table:style-name="ro84">
          <table:table-cell table:style-name="ce267"/>
          <table:table-cell table:style-name="ce267" office:value-type="string">
            <text:p>●</text:p>
          </table:table-cell>
          <table:table-cell table:style-name="ce269" office:value-type="string" table:number-columns-spanned="10" table:number-rows-spanned="1">
            <text:p>A &lt;N/L&gt; (new line) character. The &lt;N/L&gt; is the End of record marker if it consists of \r\n where \r is the C language representation of ASCII value 13 (carriage return) and \n is the C language representation of ASCII value 10 (line feed).</text:p>
          </table:table-cell>
          <table:covered-table-cell table:number-columns-repeated="9" table:style-name="ce274"/>
          <table:table-cell table:style-name="ce314" table:number-columns-repeated="9"/>
          <table:table-cell table:style-name="ce326" table:number-columns-repeated="1003"/>
        </table:table-row>
        <table:table-row table:style-name="ro65">
          <table:table-cell table:style-name="ce268" office:value-type="string" table:number-columns-spanned="12" table:number-rows-spanned="1">
            <text:p>Pos – This integer indicates the starting position of the field or record.</text:p>
          </table:table-cell>
          <table:covered-table-cell table:number-columns-repeated="11" table:style-name="ce267"/>
          <table:table-cell table:style-name="ce313" table:number-columns-repeated="9"/>
          <table:table-cell table:style-name="ce325" table:number-columns-repeated="1003"/>
        </table:table-row>
        <table:table-row table:style-name="ro80">
          <table:table-cell table:style-name="ce267" table:number-columns-repeated="12"/>
          <table:table-cell table:style-name="ce315" table:number-columns-repeated="9"/>
          <table:table-cell table:style-name="ce327" table:number-columns-repeated="1003"/>
        </table:table-row>
        <table:table-row table:style-name="ro80">
          <table:table-cell table:style-name="ce267" office:value-type="string">
            <text:p>Len – This integer indicates the length of the field or record. All the data formats are fixed length.</text:p>
          </table:table-cell>
          <table:table-cell table:style-name="ce267" table:number-columns-repeated="11"/>
          <table:table-cell table:style-name="ce313" table:number-columns-repeated="1012"/>
        </table:table-row>
        <table:table-row table:style-name="ro30">
          <table:table-cell table:style-name="ce267" table:number-columns-repeated="12"/>
          <table:table-cell table:style-name="ce315" table:number-columns-repeated="9"/>
          <table:table-cell table:style-name="ce327" table:number-columns-repeated="1003"/>
        </table:table-row>
        <table:table-row table:style-name="ro9">
          <table:table-cell table:style-name="ce269" office:value-type="string" table:number-columns-spanned="12" table:number-rows-spanned="1">
            <text:p>Seg Occ – This single character indicates the multiplicity/occurrences valid for each segment. This character is populated in rows where the row is the segment header. The multiplicity values are:</text:p>
          </table:table-cell>
          <table:covered-table-cell table:number-columns-repeated="11" table:style-name="ce274"/>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S = Single Occurrence</text:p>
          </table:table-cell>
          <table:table-cell table:style-name="ce274" table:number-columns-repeated="9"/>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M = Multiple Occurrences</text:p>
          </table:table-cell>
          <table:table-cell table:style-name="ce267" table:number-columns-repeated="9"/>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SA = Single Occurrence per Applicant</text:p>
          </table:table-cell>
          <table:table-cell table:style-name="ce274" table:number-columns-repeated="9"/>
          <table:table-cell table:style-name="ce313" table:number-columns-repeated="9"/>
          <table:table-cell table:style-name="ce325" table:number-columns-repeated="1003"/>
        </table:table-row>
        <table:table-row table:style-name="ro80">
          <table:table-cell table:style-name="ce267" table:number-columns-repeated="12"/>
          <table:table-cell table:style-name="ce315" table:number-columns-repeated="9"/>
          <table:table-cell table:style-name="ce327" table:number-columns-repeated="1003"/>
        </table:table-row>
        <table:table-row table:style-name="ro80">
          <table:table-cell table:style-name="ce267" office:value-type="string">
            <text:p>Field Information contains one or more of the following types of information about a field:</text:p>
          </table:table-cell>
          <table:table-cell table:style-name="ce267" table:number-columns-repeated="11"/>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Textual notes about the field.</text:p>
          </table:table-cell>
          <table:table-cell table:style-name="ce267" table:number-columns-repeated="9"/>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Defined format for the field. This format must be one of the following types:</text:p>
          </table:table-cell>
          <table:table-cell table:style-name="ce267" table:number-columns-repeated="9"/>
          <table:table-cell table:style-name="ce313" table:number-columns-repeated="9"/>
          <table:table-cell table:style-name="ce325" table:number-columns-repeated="1003"/>
        </table:table-row>
        <table:table-row table:style-name="ro80">
          <table:table-cell table:style-name="ce267" table:number-columns-repeated="2"/>
          <table:table-cell table:style-name="ce276" office:value-type="string">
            <text:p>⁻</text:p>
          </table:table-cell>
          <table:table-cell table:style-name="ce267" office:value-type="string">
            <text:p>Text. Field contains free-form text.</text:p>
          </table:table-cell>
          <table:table-cell table:style-name="ce267" table:number-columns-repeated="8"/>
          <table:table-cell table:style-name="ce313" table:number-columns-repeated="9"/>
          <table:table-cell table:style-name="ce325" table:number-columns-repeated="1003"/>
        </table:table-row>
        <table:table-row table:style-name="ro80">
          <table:table-cell table:style-name="ce267" table:number-columns-repeated="2"/>
          <table:table-cell table:style-name="ce276" office:value-type="string">
            <text:p>⁻</text:p>
          </table:table-cell>
          <table:table-cell table:style-name="ce267" office:value-type="string">
            <text:p>CCYYMMDD. Field contains a date, such as 19980415, meaning April 15, 1998.</text:p>
          </table:table-cell>
          <table:table-cell table:style-name="ce267" table:number-columns-repeated="8"/>
          <table:table-cell table:style-name="ce313" table:number-columns-repeated="9"/>
          <table:table-cell table:style-name="ce325" table:number-columns-repeated="1003"/>
        </table:table-row>
        <table:table-row table:style-name="ro80">
          <table:table-cell table:style-name="ce267" table:number-columns-repeated="2"/>
          <table:table-cell table:style-name="ce276" office:value-type="string">
            <text:p>⁻</text:p>
          </table:table-cell>
          <table:table-cell table:style-name="ce267" office:value-type="string">
            <text:p>CCYY Field contains a year field that includes the century, such as 1998.</text:p>
          </table:table-cell>
          <table:table-cell table:style-name="ce267" table:number-columns-repeated="8"/>
          <table:table-cell table:style-name="ce313" table:number-columns-repeated="9"/>
          <table:table-cell table:style-name="ce325" table:number-columns-repeated="1003"/>
        </table:table-row>
        <table:table-row table:style-name="ro80">
          <table:table-cell table:style-name="ce267" table:number-columns-repeated="2"/>
          <table:table-cell table:style-name="ce276" office:value-type="string">
            <text:p>⁻</text:p>
          </table:table-cell>
          <table:table-cell table:style-name="ce267" office:value-type="string">
            <text:p>HH:MM. Field contains a time reference in Military terms, such as 13:21.</text:p>
          </table:table-cell>
          <table:table-cell table:style-name="ce267" table:number-columns-repeated="8"/>
          <table:table-cell table:style-name="ce313" table:number-columns-repeated="9"/>
          <table:table-cell table:style-name="ce325" table:number-columns-repeated="1003"/>
        </table:table-row>
        <table:table-row table:style-name="ro8">
          <table:table-cell table:style-name="ce267" table:number-columns-repeated="2"/>
          <table:table-cell table:style-name="ce276" office:value-type="string">
            <text:p>⁻</text:p>
          </table:table-cell>
          <table:table-cell table:style-name="ce284" office:value-type="string">
            <text:p>-ZZZZZZZZZZZ.ZZ. Field is a numeric field with leading zeros suppressed.</text:p>
          </table:table-cell>
          <table:table-cell table:style-name="ce267" table:number-columns-repeated="8"/>
          <table:table-cell table:style-name="ce313" table:number-columns-repeated="9"/>
          <table:table-cell table:style-name="ce325" table:number-columns-repeated="1003"/>
        </table:table-row>
        <table:table-row table:style-name="ro85">
          <table:table-cell table:style-name="ce267" table:number-columns-repeated="2"/>
          <table:table-cell table:style-name="ce276" office:value-type="string">
            <text:p>⁻</text:p>
          </table:table-cell>
          <table:table-cell table:style-name="ce285" office:value-type="string" table:number-columns-spanned="9" table:number-rows-spanned="1">
            <text:p>For these real values, no negative sign indicates a positive amount. The decimal point is a floating decimal type used to specify the precision of a number. It can be positioned to contain more digits after and fewer digits before its occurrence, as long as the total length of the field remains the same (excluding the negative sign but including the decimal point). The maximum number of digits permitted after the decimal is 6.</text:p>
          </table:table-cell>
          <table:covered-table-cell table:number-columns-repeated="8" table:style-name="ce290"/>
          <table:table-cell table:style-name="ce313" table:number-columns-repeated="9"/>
          <table:table-cell table:style-name="ce325" table:number-columns-repeated="1003"/>
        </table:table-row>
        <table:table-row table:style-name="ro59">
          <table:table-cell table:style-name="ce267" table:number-columns-repeated="2"/>
          <table:table-cell table:style-name="ce276" office:value-type="string">
            <text:p>⁻</text:p>
          </table:table-cell>
          <table:table-cell table:style-name="ce267" office:value-type="string">
            <text:p>Some examples of amounts include -556.42, 234000.00, and 8.525.</text:p>
          </table:table-cell>
          <table:table-cell table:style-name="ce267" table:number-columns-repeated="8"/>
          <table:table-cell table:style-name="ce313" table:number-columns-repeated="9"/>
          <table:table-cell table:style-name="ce325" table:number-columns-repeated="1003"/>
        </table:table-row>
        <table:table-row table:style-name="ro79">
          <table:table-cell table:style-name="ce267" table:number-columns-repeated="2"/>
          <table:table-cell table:style-name="ce276" office:value-type="string">
            <text:p>⁻</text:p>
          </table:table-cell>
          <table:table-cell table:style-name="ce267" office:value-type="string">
            <text:p>n. Field is a numeric field that can contain only digits. For example, a phone number is sent as 2027524341.</text:p>
          </table:table-cell>
          <table:table-cell table:style-name="ce267" table:number-columns-repeated="8"/>
          <table:table-cell table:style-name="ce313" table:number-columns-repeated="9"/>
          <table:table-cell table:style-name="ce325" table:number-columns-repeated="1003"/>
        </table:table-row>
        <table:table-row table:style-name="ro80">
          <table:table-cell table:style-name="ce267"/>
          <table:table-cell table:style-name="ce267" office:value-type="string">
            <text:p>●</text:p>
          </table:table-cell>
          <table:table-cell table:style-name="ce267" office:value-type="string">
            <text:p>A list of valid Fannie Mae and EDI Codes</text:p>
          </table:table-cell>
          <table:table-cell table:style-name="ce267" table:number-columns-repeated="9"/>
          <table:table-cell table:style-name="ce313" table:number-columns-repeated="9"/>
          <table:table-cell table:style-name="ce325" table:number-columns-repeated="1003"/>
        </table:table-row>
        <table:table-row table:style-name="ro86">
          <table:table-cell table:style-name="ce267" table:number-columns-repeated="12"/>
          <table:table-cell table:style-name="ce315" table:number-columns-repeated="9"/>
          <table:table-cell table:style-name="ce327" table:number-columns-repeated="1003"/>
        </table:table-row>
        <table:table-row table:style-name="ro80">
          <table:table-cell table:style-name="ce267" office:value-type="string">
            <text:p>Required Field <text:s text:c="2"/>Indicates if field is required for an underwriting or credit submission:</text:p>
          </table:table-cell>
          <table:table-cell table:style-name="ce267" table:number-columns-repeated="11"/>
          <table:table-cell table:style-name="ce313" table:number-columns-repeated="9"/>
          <table:table-cell table:style-name="ce325" table:number-columns-repeated="1003"/>
        </table:table-row>
        <table:table-row table:style-name="ro33">
          <table:table-cell table:style-name="ce267"/>
          <table:table-cell table:style-name="ce267" office:value-type="string">
            <text:p>R</text:p>
          </table:table-cell>
          <table:table-cell table:style-name="ce277" office:value-type="string">
            <text:p>⁻</text:p>
          </table:table-cell>
          <table:table-cell table:style-name="ce267" office:value-type="string">
            <text:p>Required for Desktop Underwriter® (DU™), Desktop Originator® (DO™) underwriting submissions</text:p>
          </table:table-cell>
          <table:table-cell table:style-name="ce267" table:number-columns-repeated="8"/>
          <table:table-cell table:style-name="ce313" table:number-columns-repeated="9"/>
          <table:table-cell table:style-name="ce325" table:number-columns-repeated="1003"/>
        </table:table-row>
        <table:table-row table:style-name="ro33">
          <table:table-cell table:style-name="ce267" table:number-columns-repeated="2"/>
          <table:table-cell table:style-name="ce277" office:value-type="string">
            <text:p>⁻</text:p>
          </table:table-cell>
          <table:table-cell table:style-name="ce267" office:value-type="string">
            <text:p>Required for government submissions</text:p>
          </table:table-cell>
          <table:table-cell table:style-name="ce267" table:number-columns-repeated="8"/>
          <table:table-cell table:style-name="ce313" table:number-columns-repeated="9"/>
          <table:table-cell table:style-name="ce325" table:number-columns-repeated="1003"/>
        </table:table-row>
        <table:table-row table:style-name="ro33">
          <table:table-cell table:style-name="ce267" table:number-columns-repeated="2"/>
          <table:table-cell table:style-name="ce277" office:value-type="string">
            <text:p>⁻</text:p>
          </table:table-cell>
          <table:table-cell table:style-name="ce267" office:value-type="string">
            <text:p>Required for EarlyCheck™ </text:p>
          </table:table-cell>
          <table:table-cell table:style-name="ce267" table:number-columns-repeated="8"/>
          <table:table-cell table:style-name="ce313" table:number-columns-repeated="9"/>
          <table:table-cell table:style-name="ce325" table:number-columns-repeated="1003"/>
        </table:table-row>
        <table:table-row table:style-name="ro33">
          <table:table-cell table:style-name="ce267" table:number-columns-repeated="2"/>
          <table:table-cell table:style-name="ce277" office:value-type="string">
            <text:p>-</text:p>
          </table:table-cell>
          <table:table-cell table:style-name="ce267" office:value-type="string">
            <text:p>Credit Request Submission </text:p>
          </table:table-cell>
          <table:table-cell table:style-name="ce267" table:number-columns-repeated="8"/>
          <table:table-cell table:style-name="ce313" table:number-columns-repeated="9"/>
          <table:table-cell table:style-name="ce325" table:number-columns-repeated="1003"/>
        </table:table-row>
        <table:table-row table:style-name="ro33">
          <table:table-cell table:style-name="ce267"/>
          <table:table-cell table:style-name="ce267" office:value-type="string">
            <text:p>CL</text:p>
          </table:table-cell>
          <table:table-cell table:style-name="ce277" office:value-type="string">
            <text:p>⁻</text:p>
          </table:table-cell>
          <table:table-cell table:style-name="ce267" office:value-type="string">
            <text:p>Required for Community Lending programs</text:p>
          </table:table-cell>
          <table:table-cell table:style-name="ce267" table:number-columns-repeated="8"/>
          <table:table-cell table:style-name="ce313" table:number-columns-repeated="9"/>
          <table:table-cell table:style-name="ce325" table:number-columns-repeated="1003"/>
        </table:table-row>
        <table:table-row table:style-name="ro33">
          <table:table-cell table:style-name="ce267"/>
          <table:table-cell table:style-name="ce267" office:value-type="string">
            <text:p>C</text:p>
          </table:table-cell>
          <table:table-cell table:style-name="ce277" office:value-type="string">
            <text:p>⁻</text:p>
          </table:table-cell>
          <table:table-cell table:style-name="ce267" office:value-type="string">
            <text:p>Required if condition(s) is met or applicable to the loan casefile</text:p>
          </table:table-cell>
          <table:table-cell table:style-name="ce267" table:number-columns-repeated="8"/>
          <table:table-cell table:style-name="ce313" table:number-columns-repeated="9"/>
          <table:table-cell table:style-name="ce325" table:number-columns-repeated="1003"/>
        </table:table-row>
        <table:table-row table:style-name="ro33">
          <table:table-cell>
            <draw:frame table:end-cell-address="'How to Read'.M57" table:end-x="0.0291in" table:end-y="0.0941in" draw:z-index="0" draw:name="Picture 2" draw:style-name="gr3" draw:text-style-name="P1" svg:width="10.1193in" svg:height="0.0831in" svg:x="0.0295in" svg:y="0.011in">
              <draw:image xlink:href="Pictures/100000000000061B0000000EA6AF9880.jpg" xlink:type="simple" xlink:show="embed" xlink:actuate="onLoad">
                <text:p/>
              </draw:image>
            </draw:frame>
          </table:table-cell>
          <table:table-cell table:number-columns-repeated="1023"/>
        </table:table-row>
        <table:table-row table:style-name="ro33" table:number-rows-repeated="1048518">
          <table:table-cell table:number-columns-repeated="1024"/>
        </table:table-row>
        <table:table-row table:style-name="ro33">
          <table:table-cell table:number-columns-repeated="1024"/>
        </table:table-row>
        <table:named-expressions>
          <table:named-expression table:name="_ftn1" table:base-cell-address="$'Cover Page'.$A$1" table:expression="'how to read'!#ref!"/>
          <table:named-range table:name="_ftnref1" table:base-cell-address="$'Cover Page'.$A$1" table:cell-range-address="$'How to Read'.$A$7"/>
          <table:named-expression table:name="_Toc95538871" table:base-cell-address="$'Cover Page'.$A$1" table:expression="'how to read'!#ref!"/>
          <table:named-expression table:name="_Toc95538872" table:base-cell-address="$'Cover Page'.$A$1" table:expression="'how to read'!#ref!"/>
          <table:named-expression table:name="_Toc95538873" table:base-cell-address="$'Cover Page'.$A$1" table:expression="'how to read'!#ref!"/>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How to Read'.$A$1:.$L$58" table:range-usable-as="print-range"/>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table table:name="RLD 1003 v3.2 Data Format" table:style-name="ta5" table:print-ranges="'RLD 1003 v3.2 Data Format'.A1:'RLD 1003 v3.2 Data Format'.N569">
        <office:forms form:automatic-focus="false" form:apply-design-mode="false"/>
        <table:table-column table:style-name="co24" table:default-cell-style-name="ce357"/>
        <table:table-column table:style-name="co25" table:default-cell-style-name="ce409"/>
        <table:table-column table:style-name="co26" table:default-cell-style-name="ce409"/>
        <table:table-column table:style-name="co27" table:default-cell-style-name="ce495"/>
        <table:table-column table:style-name="co24" table:default-cell-style-name="ce535"/>
        <table:table-column table:style-name="co24" table:number-columns-repeated="2" table:default-cell-style-name="ce554"/>
        <table:table-column table:style-name="co28" table:default-cell-style-name="ce613"/>
        <table:table-column table:style-name="co29" table:default-cell-style-name="ce651"/>
        <table:table-column table:style-name="co30" table:default-cell-style-name="ce663"/>
        <table:table-column table:style-name="co31" table:default-cell-style-name="ce663"/>
        <table:table-column table:style-name="co32" table:default-cell-style-name="ce663"/>
        <table:table-column table:style-name="co33" table:default-cell-style-name="ce663"/>
        <table:table-column table:style-name="co34" table:default-cell-style-name="ce495"/>
        <table:table-column table:style-name="co1" table:number-columns-repeated="1010" table:default-cell-style-name="ce697"/>
        <table:table-header-rows>
          <table:table-row table:style-name="ro13">
            <table:table-cell table:style-name="ce329" office:value-type="string" table:number-columns-spanned="9" table:number-rows-spanned="1">
              <text:p>Residential Loan Application Data Format</text:p>
            </table:table-cell>
            <table:covered-table-cell table:number-columns-repeated="8" table:style-name="ce329"/>
            <table:table-cell table:style-name="ce652" office:value-type="string" table:number-columns-spanned="4" table:number-rows-spanned="1">
              <text:p>Required Conditionality</text:p>
            </table:table-cell>
            <table:covered-table-cell table:number-columns-repeated="3" table:style-name="ce652"/>
            <table:table-cell table:style-name="ce667" office:value-type="string">
              <text:p>Corresponding MISMO v2.3.1 Attribute</text:p>
            </table:table-cell>
            <table:table-cell table:style-name="ce688" table:number-columns-repeated="1010"/>
          </table:table-row>
          <table:table-row table:style-name="ro87">
            <table:table-cell table:style-name="ce330" office:value-type="string">
              <text:p>LOS Supported?</text:p>
            </table:table-cell>
            <table:table-cell table:style-name="ce358" office:value-type="string">
              <text:p>Field ID</text:p>
            </table:table-cell>
            <table:table-cell table:style-name="ce358" office:value-type="string">
              <text:p>1003 Section</text:p>
            </table:table-cell>
            <table:table-cell table:style-name="ce358" office:value-type="string">
              <text:p>Data Stream</text:p>
            </table:table-cell>
            <table:table-cell table:style-name="ce496" office:value-type="string">
              <text:p>Position</text:p>
            </table:table-cell>
            <table:table-cell table:style-name="ce496" office:value-type="string">
              <text:p>Field Length</text:p>
            </table:table-cell>
            <table:table-cell table:style-name="ce496" office:value-type="string">
              <text:p># Occurrences</text:p>
            </table:table-cell>
            <table:table-cell table:style-name="ce571" office:value-type="string">
              <text:p>Field Information</text:p>
            </table:table-cell>
            <table:table-cell table:style-name="ce614" office:value-type="string">
              <text:p>Value(s)/EDI Code(s)</text:p>
            </table:table-cell>
            <table:table-cell table:style-name="ce653" table:content-validation-name="val1" office:value-type="string">
              <text:p>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Desktop</text:p>
              <text:p>Underwriter (DU)</text:p>
            </table:table-cell>
            <table:table-cell table:style-name="ce664" table:content-validation-name="val1" office:value-type="string">
              <text:p>Government (G)</text:p>
            </table:table-cell>
            <table:table-cell table:style-name="ce653" table:content-validation-name="val1" office:value-type="string">
              <text:p>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Credit</text:p>
              <text:p>Request (CR)</text:p>
            </table:table-cell>
            <table:table-cell table:style-name="ce664" table:content-validation-name="val1" office:value-type="string">
              <text:p>EarlyCheck (EC)</text:p>
            </table:table-cell>
            <table:table-cell table:style-name="ce668" office:value-type="string">
              <text:p>Root Element: <text:s/>&lt;LOAN_APPLICATION&gt;</text:p>
            </table:table-cell>
            <table:table-cell table:style-name="ce689" table:number-columns-repeated="1010"/>
          </table:table-row>
        </table:table-header-rows>
        <table:table-row table:style-name="ro5">
          <table:table-cell table:style-name="ce331"/>
          <table:table-cell table:style-name="ce359" office:value-type="string">
            <text:p>EH-010</text:p>
          </table:table-cell>
          <table:table-cell table:style-name="ce387" office:value-type="string">
            <text:p>N/A</text:p>
          </table:table-cell>
          <table:table-cell table:style-name="ce448" office:value-type="string">
            <text:p><text:s/>'EH'</text:p>
          </table:table-cell>
          <table:table-cell table:style-name="ce497" office:value-type="string">
            <text:p>1</text:p>
          </table:table-cell>
          <table:table-cell table:style-name="ce359" office:value-type="string">
            <text:p>3</text:p>
          </table:table-cell>
          <table:table-cell table:style-name="ce555" office:value-type="string">
            <text:p>S</text:p>
          </table:table-cell>
          <table:table-cell table:style-name="ce475" office:value-type="string">
            <text:p>Record ID: Envelope Header</text:p>
          </table:table-cell>
          <table:table-cell table:style-name="ce615"/>
          <table:table-cell table:number-columns-repeated="4" table:style-name="ce654" table:content-validation-name="val1" office:value-type="string">
            <text:p>R</text:p>
          </table:table-cell>
          <table:table-cell table:style-name="ce460" office:value-type="string">
            <text:p>No Corresponding MISMO Data</text:p>
          </table:table-cell>
          <table:table-cell table:style-name="ce690" table:number-columns-repeated="1010"/>
        </table:table-row>
        <table:table-row table:style-name="ro88">
          <table:table-cell table:style-name="ce332"/>
          <table:table-cell table:style-name="ce360" office:value-type="string">
            <text:p>EH-020</text:p>
          </table:table-cell>
          <table:table-cell table:style-name="ce410" office:value-type="string">
            <text:p>N/A</text:p>
          </table:table-cell>
          <table:table-cell table:style-name="ce449" office:value-type="string">
            <text:p>Institution ID</text:p>
          </table:table-cell>
          <table:table-cell table:style-name="ce432" office:value-type="float" office:value="4">
            <text:p>4</text:p>
          </table:table-cell>
          <table:table-cell table:style-name="ce360" office:value-type="string">
            <text:p>6</text:p>
          </table:table-cell>
          <table:table-cell table:style-name="ce360"/>
          <table:table-cell table:style-name="ce482" office:value-type="string">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Fannie Mae Defined Institution ID</text:p>
            <text:p/>
            <text:p>This field is required to resubmit loans to the appropriate institution. If not provided the default institution for the user ID will be used. If this institution differs from the original submission, an exception will occur.</text:p>
            <text:p/>
            <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table:table-cell table:style-name="ce449" office:value-type="string">
            <text:p>&lt;ADDITIONAL_CASE_DATA TRANSMITTAL_DATA InvestorInstitutionIdentifier&gt;</text:p>
          </table:table-cell>
          <table:table-cell table:style-name="ce691" table:number-columns-repeated="1010"/>
        </table:table-row>
        <table:table-row table:style-name="ro88">
          <table:table-cell table:style-name="ce332"/>
          <table:table-cell table:style-name="ce361" office:value-type="string">
            <text:p>EH-030</text:p>
          </table:table-cell>
          <table:table-cell table:style-name="ce361" office:value-type="string">
            <text:p>N/A</text:p>
          </table:table-cell>
          <table:table-cell table:style-name="ce450" office:value-type="string">
            <text:p>Institution Name</text:p>
          </table:table-cell>
          <table:table-cell table:style-name="ce498" office:value-type="string">
            <text:p>10</text:p>
          </table:table-cell>
          <table:table-cell table:style-name="ce361" office:value-type="string">
            <text:p>25</text:p>
          </table:table-cell>
          <table:table-cell table:style-name="ce556"/>
          <table:table-cell table:style-name="ce457" office:value-type="string">
            <text:p>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text:p>
            <text:p/>
            <text:p>User supplied</text:p>
          </table:table-cell>
          <table:table-cell table:style-name="ce616"/>
          <table:table-cell table:style-name="ce410" table:content-validation-name="val1" table:number-columns-repeated="4"/>
          <table:table-cell table:style-name="ce449" office:value-type="string">
            <text:p>No Corresponding MISMO Attribute</text:p>
          </table:table-cell>
          <table:table-cell table:style-name="ce691" table:number-columns-repeated="1010"/>
        </table:table-row>
        <table:table-row table:style-name="ro5">
          <table:table-cell table:style-name="ce333"/>
          <table:table-cell table:style-name="ce362" office:value-type="string">
            <text:p>EH-040</text:p>
          </table:table-cell>
          <table:table-cell table:style-name="ce362" office:value-type="string">
            <text:p>N/A</text:p>
          </table:table-cell>
          <table:table-cell table:style-name="ce451" office:value-type="string">
            <text:p>Date</text:p>
          </table:table-cell>
          <table:table-cell table:style-name="ce499" office:value-type="string">
            <text:p>35</text:p>
          </table:table-cell>
          <table:table-cell table:style-name="ce362" office:value-type="string">
            <text:p>11</text:p>
          </table:table-cell>
          <table:table-cell table:style-name="ce557"/>
          <table:table-cell table:style-name="ce457" office:value-type="string">
            <text:p>CCYYMMDD</text:p>
          </table:table-cell>
          <table:table-cell table:style-name="ce617"/>
          <table:table-cell table:style-name="ce655" table:content-validation-name="val2" table:number-columns-repeated="4"/>
          <table:table-cell table:style-name="ce473" table:content-validation-name="val4" office:value-type="string">
            <text:p>&lt;_DATA_INFORMATION DATA_VERSION _Name&gt;</text:p>
          </table:table-cell>
          <table:table-cell table:style-name="ce690" table:number-columns-repeated="1010"/>
        </table:table-row>
        <table:table-row table:style-name="ro89">
          <table:table-cell table:style-name="ce332"/>
          <table:table-cell table:style-name="ce361" office:value-type="string">
            <text:p>EH-050</text:p>
          </table:table-cell>
          <table:table-cell table:style-name="ce361" office:value-type="string">
            <text:p>N/A</text:p>
          </table:table-cell>
          <table:table-cell table:style-name="ce450" office:value-type="string">
            <text:p>Envelope Control Number</text:p>
          </table:table-cell>
          <table:table-cell table:style-name="ce498" office:value-type="string">
            <text:p>46</text:p>
          </table:table-cell>
          <table:table-cell table:style-name="ce361" office:value-type="string">
            <text:p>9</text:p>
          </table:table-cell>
          <table:table-cell table:style-name="ce556"/>
          <table:table-cell table:style-name="ce457" office:value-type="string">
            <text:p>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p>
          </table:table-cell>
          <table:table-cell table:style-name="ce616"/>
          <table:table-cell table:style-name="ce410" table:content-validation-name="val1" table:number-columns-repeated="4"/>
          <table:table-cell table:style-name="ce449" office:value-type="string">
            <text:p>No Corresponding MISMO Attribute</text:p>
          </table:table-cell>
          <table:table-cell table:style-name="ce691" table:number-columns-repeated="1010"/>
        </table:table-row>
        <table:table-row table:style-name="ro79">
          <table:table-cell table:style-name="ce333"/>
          <table:table-cell table:style-name="ce363"/>
          <table:table-cell table:style-name="ce411"/>
          <table:table-cell table:style-name="ce452" office:value-type="string">
            <text:p>&lt;N/L&gt;</text:p>
          </table:table-cell>
          <table:table-cell table:style-name="ce411" table:number-columns-repeated="3"/>
          <table:table-cell table:style-name="ce572" office:value-type="string">
            <text:p>End of record: Length=54</text:p>
          </table:table-cell>
          <table:table-cell table:style-name="ce618"/>
          <table:table-cell table:style-name="ce418" table:content-validation-name="val2" table:number-columns-repeated="2"/>
          <table:table-cell table:style-name="ce418" table:content-validation-name="val3"/>
          <table:table-cell table:style-name="ce418" table:content-validation-name="val2"/>
          <table:table-cell table:style-name="ce669"/>
          <table:table-cell table:style-name="ce690" table:number-columns-repeated="1010"/>
        </table:table-row>
        <table:table-row table:style-name="ro5">
          <table:table-cell table:style-name="ce334"/>
          <table:table-cell table:style-name="ce359" office:value-type="string">
            <text:p>TH-010</text:p>
          </table:table-cell>
          <table:table-cell table:style-name="ce359" office:value-type="string">
            <text:p>N/A</text:p>
          </table:table-cell>
          <table:table-cell table:style-name="ce448" office:value-type="string">
            <text:p><text:s/>'TH'</text:p>
          </table:table-cell>
          <table:table-cell table:style-name="ce497" office:value-type="string">
            <text:p>1</text:p>
          </table:table-cell>
          <table:table-cell table:style-name="ce359" office:value-type="string">
            <text:p>3</text:p>
          </table:table-cell>
          <table:table-cell table:style-name="ce555" office:value-type="string">
            <text:p>S</text:p>
          </table:table-cell>
          <table:table-cell table:style-name="ce475" office:value-type="string">
            <text:p>Record ID: Transaction Header</text:p>
          </table:table-cell>
          <table:table-cell table:style-name="ce619"/>
          <table:table-cell table:number-columns-repeated="4" table:style-name="ce654" table:content-validation-name="val1" office:value-type="string">
            <text:p>R</text:p>
          </table:table-cell>
          <table:table-cell table:style-name="ce670" office:value-type="string">
            <text:p><text:s text:c="3"/>No Corresponding MISMO Attribute</text:p>
          </table:table-cell>
          <table:table-cell table:style-name="ce690" table:number-columns-repeated="1010"/>
        </table:table-row>
        <table:table-row table:style-name="ro35">
          <table:table-cell table:style-name="ce335"/>
          <table:table-cell table:style-name="ce361" office:value-type="string">
            <text:p>TH-020</text:p>
          </table:table-cell>
          <table:table-cell table:style-name="ce361" office:value-type="string">
            <text:p>N/A</text:p>
          </table:table-cell>
          <table:table-cell table:style-name="ce450" office:value-type="string">
            <text:p>Transaction ID</text:p>
          </table:table-cell>
          <table:table-cell table:style-name="ce498" office:value-type="string">
            <text:p>4</text:p>
          </table:table-cell>
          <table:table-cell table:style-name="ce361" office:value-type="string">
            <text:p>11</text:p>
          </table:table-cell>
          <table:table-cell table:style-name="ce556"/>
          <table:table-cell table:style-name="ce457"/>
          <table:table-cell table:style-name="ce616" office:value-type="string">
            <text:p>T100099-002</text:p>
          </table:table-cell>
          <table:table-cell table:number-columns-repeated="4" table:style-name="ce410" table:content-validation-name="val1" office:value-type="string">
            <text:p>R</text:p>
          </table:table-cell>
          <table:table-cell table:style-name="ce449" office:value-type="string">
            <text:p>No Corresponding MISMO Attribute</text:p>
          </table:table-cell>
          <table:table-cell table:style-name="ce691" table:number-columns-repeated="1010"/>
        </table:table-row>
        <table:table-row table:style-name="ro90">
          <table:table-cell table:style-name="ce335"/>
          <table:table-cell table:style-name="ce361" office:value-type="string">
            <text:p>TH-030</text:p>
          </table:table-cell>
          <table:table-cell table:style-name="ce361" office:value-type="string">
            <text:p>N/A</text:p>
          </table:table-cell>
          <table:table-cell table:style-name="ce450" office:value-type="string">
            <text:p>Transaction Control Number</text:p>
          </table:table-cell>
          <table:table-cell table:style-name="ce498" office:value-type="string">
            <text:p>15</text:p>
          </table:table-cell>
          <table:table-cell table:style-name="ce361" office:value-type="string">
            <text:p>9</text:p>
          </table:table-cell>
          <table:table-cell table:style-name="ce556"/>
          <table:table-cell table:style-name="ce457" office:value-type="string">
            <text:p>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text:p>
            <text:p/>
            <text:p>User supplied on import.</text:p>
            <text:p>System generated on export.</text:p>
          </table:table-cell>
          <table:table-cell table:style-name="ce616"/>
          <table:table-cell table:number-columns-repeated="4" table:style-name="ce410" table:content-validation-name="val1" office:value-type="string">
            <text:p>R</text:p>
          </table:table-cell>
          <table:table-cell table:style-name="ce449" office:value-type="string">
            <text:p>No Corresponding MISMO Attribute</text:p>
          </table:table-cell>
          <table:table-cell table:style-name="ce691" table:number-columns-repeated="1010"/>
        </table:table-row>
        <table:table-row table:style-name="ro68">
          <table:table-cell table:style-name="ce333"/>
          <table:table-cell table:style-name="ce364"/>
          <table:table-cell table:style-name="ce412"/>
          <table:table-cell table:style-name="ce453" office:value-type="string">
            <text:p>&lt;N/L&gt;</text:p>
          </table:table-cell>
          <table:table-cell table:style-name="ce414"/>
          <table:table-cell table:style-name="ce536" table:number-columns-repeated="2"/>
          <table:table-cell table:style-name="ce573" office:value-type="string">
            <text:p>End of record: Length=23</text:p>
          </table:table-cell>
          <table:table-cell table:style-name="ce453"/>
          <table:table-cell table:style-name="ce414" table:content-validation-name="val2" table:number-columns-repeated="2"/>
          <table:table-cell table:style-name="ce414" table:content-validation-name="val3"/>
          <table:table-cell table:style-name="ce414" table:content-validation-name="val2"/>
          <table:table-cell table:style-name="ce671"/>
          <table:table-cell table:style-name="ce690" table:number-columns-repeated="1010"/>
        </table:table-row>
        <table:table-row table:style-name="ro68">
          <table:table-cell table:style-name="ce333"/>
          <table:table-cell table:style-name="ce365" office:value-type="string">
            <text:p>TPI-010</text:p>
          </table:table-cell>
          <table:table-cell table:style-name="ce365" office:value-type="string">
            <text:p>N/A</text:p>
          </table:table-cell>
          <table:table-cell table:style-name="ce454" office:value-type="string">
            <text:p>TPI</text:p>
          </table:table-cell>
          <table:table-cell table:style-name="ce500" office:value-type="string">
            <text:p>1</text:p>
          </table:table-cell>
          <table:table-cell table:style-name="ce365" office:value-type="string">
            <text:p>3</text:p>
          </table:table-cell>
          <table:table-cell table:style-name="ce558" office:value-type="string">
            <text:p>S</text:p>
          </table:table-cell>
          <table:table-cell table:style-name="ce479" office:value-type="string">
            <text:p>Record ID: Transaction Processing Info</text:p>
          </table:table-cell>
          <table:table-cell table:style-name="ce620"/>
          <table:table-cell table:number-columns-repeated="4" table:style-name="ce504" table:content-validation-name="val1" office:value-type="string">
            <text:p>R</text:p>
          </table:table-cell>
          <table:table-cell table:style-name="ce459" office:value-type="string">
            <text:p>No Corresponding MISMO Attribute</text:p>
          </table:table-cell>
          <table:table-cell table:style-name="ce690" table:number-columns-repeated="1010"/>
        </table:table-row>
        <table:table-row table:style-name="ro91">
          <table:table-cell table:style-name="ce332"/>
          <table:table-cell table:style-name="ce361" office:value-type="string">
            <text:p>TPI-020</text:p>
          </table:table-cell>
          <table:table-cell table:style-name="ce361" office:value-type="string">
            <text:p>N/A</text:p>
          </table:table-cell>
          <table:table-cell table:style-name="ce450" office:value-type="string">
            <text:p>Version ID</text:p>
          </table:table-cell>
          <table:table-cell table:style-name="ce498" office:value-type="string">
            <text:p>4</text:p>
          </table:table-cell>
          <table:table-cell table:style-name="ce361" office:value-type="string">
            <text:p>5</text:p>
          </table:table-cell>
          <table:table-cell table:style-name="ce556"/>
          <table:table-cell table:style-name="ce457" office:value-type="string">
            <text:p>Version</text:p>
          </table:table-cell>
          <table:table-cell table:style-name="ce457" office:value-type="string">
            <text:p>1.00</text:p>
          </table:table-cell>
          <table:table-cell table:number-columns-repeated="4" table:style-name="ce410" table:content-validation-name="val1" office:value-type="string">
            <text:p>R</text:p>
          </table:table-cell>
          <table:table-cell table:style-name="ce449" office:value-type="string">
            <text:p>No Corresponding MISMO Attribute</text:p>
          </table:table-cell>
          <table:table-cell table:style-name="ce691" table:number-columns-repeated="1010"/>
        </table:table-row>
        <table:table-row table:style-name="ro23">
          <table:table-cell table:style-name="ce332"/>
          <table:table-cell table:style-name="ce361" office:value-type="string">
            <text:p>TPI-030</text:p>
          </table:table-cell>
          <table:table-cell table:style-name="ce361" office:value-type="string">
            <text:p>N/A</text:p>
          </table:table-cell>
          <table:table-cell table:style-name="ce450" office:value-type="string">
            <text:p>Identifier Type Code</text:p>
          </table:table-cell>
          <table:table-cell table:style-name="ce498" office:value-type="string">
            <text:p>9</text:p>
          </table:table-cell>
          <table:table-cell table:style-name="ce361" office:value-type="string">
            <text:p>2</text:p>
          </table:table-cell>
          <table:table-cell table:style-name="ce556"/>
          <table:table-cell table:style-name="ce457" office:value-type="string">
            <text:p>Mandatory for import if field TPI-050= "R"</text:p>
          </table:table-cell>
          <table:table-cell table:style-name="ce616" office:value-type="string">
            <text:p>01 = Fannie Mae CasefileID</text:p>
          </table:table-cell>
          <table:table-cell table:number-columns-repeated="4" table:style-name="ce410" table:content-validation-name="val1" office:value-type="string">
            <text:p>R</text:p>
          </table:table-cell>
          <table:table-cell table:style-name="ce449" office:value-type="string">
            <text:p>No Corresponding MISMO Attribute</text:p>
          </table:table-cell>
          <table:table-cell table:style-name="ce691" table:number-columns-repeated="1010"/>
        </table:table-row>
        <table:table-row table:style-name="ro92">
          <table:table-cell table:style-name="ce332"/>
          <table:table-cell table:style-name="ce360" office:value-type="string">
            <text:p>TPI-040</text:p>
          </table:table-cell>
          <table:table-cell table:style-name="ce361" office:value-type="string">
            <text:p>N/A</text:p>
          </table:table-cell>
          <table:table-cell table:style-name="ce450" office:value-type="string">
            <text:p>Identifier</text:p>
          </table:table-cell>
          <table:table-cell table:style-name="ce498" office:value-type="string">
            <text:p>11</text:p>
          </table:table-cell>
          <table:table-cell table:style-name="ce361" office:value-type="string">
            <text:p>30</text:p>
          </table:table-cell>
          <table:table-cell table:style-name="ce556"/>
          <table:table-cell table:style-name="ce482" office:value-type="string">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Fannie Mae Casefile ID</text:p>
            <text:p>Digits only</text:p>
            <text:p/>
            <text:p>Populated with Fannie Mae Casefile ID if TPI-030 = 01</text:p>
            <text:p>Required for DU resubmissions (TPI-050 = R). </text:p>
            <text:p>This ID is assigned by DU on the initial submission/creation of a casefile in DO/DU.</text:p>
            <text:p/>
            <text:p>EarlyCheck: required for DU Compare</text:p>
            <text:p/>
            <text:p/>
            <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ADDITIONAL_CASE_DATA TRANSMITTAL_DATA InvestorLoanIdentifier&gt;</text:p>
          </table:table-cell>
          <table:table-cell table:style-name="ce692" table:number-columns-repeated="1010"/>
        </table:table-row>
        <table:table-row table:style-name="ro88">
          <table:table-cell table:style-name="ce332"/>
          <table:table-cell table:style-name="ce361" office:value-type="string">
            <text:p>TPI-050</text:p>
          </table:table-cell>
          <table:table-cell table:style-name="ce361" office:value-type="string">
            <text:p>N/A</text:p>
          </table:table-cell>
          <table:table-cell table:style-name="ce450" office:value-type="string">
            <text:p>Import Action Indicator</text:p>
          </table:table-cell>
          <table:table-cell table:style-name="ce498" office:value-type="string">
            <text:p>41</text:p>
          </table:table-cell>
          <table:table-cell table:style-name="ce361" office:value-type="string">
            <text:p>1</text:p>
          </table:table-cell>
          <table:table-cell table:style-name="ce556"/>
          <table:table-cell table:style-name="ce539"/>
          <table:table-cell table:style-name="ce616" office:value-type="string">
            <text:p>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R = Resubmit</text:p>
            <text:p>N = New Import</text:p>
          </table:table-cell>
          <table:table-cell table:number-columns-repeated="2" table:style-name="ce410" table:content-validation-name="val1" office:value-type="string">
            <text:p>R</text:p>
          </table:table-cell>
          <table:table-cell table:style-name="ce410" table:content-validation-name="val1" table:number-columns-repeated="2"/>
          <table:table-cell table:style-name="ce449" office:value-type="string">
            <text:p>No Corresponding MISMO Attribute</text:p>
          </table:table-cell>
          <table:table-cell table:style-name="ce691" table:number-columns-repeated="1010"/>
        </table:table-row>
        <table:table-row table:style-name="ro79">
          <table:table-cell table:style-name="ce332"/>
          <table:table-cell table:style-name="ce366"/>
          <table:table-cell table:style-name="ce413"/>
          <table:table-cell table:style-name="ce455" office:value-type="string">
            <text:p>&lt;N/L&gt;</text:p>
          </table:table-cell>
          <table:table-cell table:style-name="ce501"/>
          <table:table-cell table:style-name="ce413"/>
          <table:table-cell table:style-name="ce559"/>
          <table:table-cell table:style-name="ce574" office:value-type="string">
            <text:p>End of record: Length=41</text:p>
          </table:table-cell>
          <table:table-cell table:style-name="ce621"/>
          <table:table-cell table:style-name="ce422" table:content-validation-name="val1" table:number-columns-repeated="4"/>
          <table:table-cell table:style-name="ce672"/>
          <table:table-cell table:style-name="ce691" table:number-columns-repeated="1010"/>
        </table:table-row>
        <table:table-row table:style-name="ro48">
          <table:table-cell table:style-name="ce333"/>
          <table:table-cell table:style-name="ce359" office:value-type="string">
            <text:p>000-010</text:p>
          </table:table-cell>
          <table:table-cell table:style-name="ce387"/>
          <table:table-cell table:style-name="ce456" office:value-type="string">
            <text:p>000</text:p>
          </table:table-cell>
          <table:table-cell table:style-name="ce497" office:value-type="float" office:value="1">
            <text:p>1</text:p>
          </table:table-cell>
          <table:table-cell table:style-name="ce359" office:value-type="float" office:value="3">
            <text:p>3</text:p>
          </table:table-cell>
          <table:table-cell table:style-name="ce555" office:value-type="string">
            <text:p>S</text:p>
          </table:table-cell>
          <table:table-cell table:style-name="ce456" office:value-type="string">
            <text:p>Record ID: File Identification</text:p>
          </table:table-cell>
          <table:table-cell table:style-name="ce615"/>
          <table:table-cell table:number-columns-repeated="4" table:style-name="ce654" table:content-validation-name="val1" office:value-type="string">
            <text:p>R</text:p>
          </table:table-cell>
          <table:table-cell table:style-name="ce460" office:value-type="string">
            <text:p>No Corresponding MISMO Attribute</text:p>
          </table:table-cell>
          <table:table-cell table:style-name="ce690" table:number-columns-repeated="1010"/>
        </table:table-row>
        <table:table-row table:style-name="ro93">
          <table:table-cell table:style-name="ce332"/>
          <table:table-cell table:style-name="ce361" office:value-type="string">
            <text:p>000-020</text:p>
          </table:table-cell>
          <table:table-cell table:style-name="ce361"/>
          <table:table-cell table:style-name="ce457" office:value-type="string">
            <text:p>File Type</text:p>
          </table:table-cell>
          <table:table-cell table:style-name="ce498" office:value-type="string">
            <text:p>4</text:p>
          </table:table-cell>
          <table:table-cell table:style-name="ce361" office:value-type="string">
            <text:p>3</text:p>
          </table:table-cell>
          <table:table-cell table:style-name="ce556"/>
          <table:table-cell table:style-name="ce457"/>
          <table:table-cell table:style-name="ce616" office:value-type="string">
            <text:p>1 = 1003</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1" table:number-columns-repeated="1010"/>
        </table:table-row>
        <table:table-row table:style-name="ro24">
          <table:table-cell table:style-name="ce332"/>
          <table:table-cell table:style-name="ce361" office:value-type="string">
            <text:p>000-030</text:p>
          </table:table-cell>
          <table:table-cell table:style-name="ce361"/>
          <table:table-cell table:style-name="ce457" office:value-type="string">
            <text:p>File Version ID</text:p>
          </table:table-cell>
          <table:table-cell table:style-name="ce498" office:value-type="string">
            <text:p>7</text:p>
          </table:table-cell>
          <table:table-cell table:style-name="ce361" office:value-type="string">
            <text:p>5</text:p>
          </table:table-cell>
          <table:table-cell table:style-name="ce556"/>
          <table:table-cell table:style-name="ce457" office:value-type="string">
            <text:p>File Version</text:p>
          </table:table-cell>
          <table:table-cell table:style-name="ce457" office:value-type="string">
            <text:p>3.20</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1" table:number-columns-repeated="1010"/>
        </table:table-row>
        <table:table-row table:style-name="ro54">
          <table:table-cell table:style-name="ce332"/>
          <table:table-cell table:style-name="ce361" office:value-type="string">
            <text:p>000-040</text:p>
          </table:table-cell>
          <table:table-cell table:style-name="ce361"/>
          <table:table-cell table:style-name="ce457" office:value-type="string">
            <text:p>Export Version Indicator</text:p>
          </table:table-cell>
          <table:table-cell table:style-name="ce498" office:value-type="string">
            <text:p>12</text:p>
          </table:table-cell>
          <table:table-cell table:style-name="ce361" office:value-type="string">
            <text:p>1</text:p>
          </table:table-cell>
          <table:table-cell table:style-name="ce556"/>
          <table:table-cell table:style-name="ce457" office:value-type="string">
            <text:p>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Field used for Export only</text:p>
            <text:p>Version Indicator</text:p>
          </table:table-cell>
          <table:table-cell table:style-name="ce616" office:value-type="string">
            <text:p>W = Working Copy</text:p>
          </table:table-cell>
          <table:table-cell table:style-name="ce410" table:content-validation-name="val1" table:number-columns-repeated="4"/>
          <table:table-cell table:style-name="ce449" office:value-type="string">
            <text:p>No Corresponding MISMO Attribute</text:p>
          </table:table-cell>
          <table:table-cell table:style-name="ce693" table:number-columns-repeated="1010"/>
        </table:table-row>
        <table:table-row table:style-name="ro79">
          <table:table-cell table:style-name="ce333"/>
          <table:table-cell table:style-name="ce364"/>
          <table:table-cell table:style-name="ce414"/>
          <table:table-cell table:style-name="ce453" office:value-type="string">
            <text:p>&lt;N/L&gt;</text:p>
          </table:table-cell>
          <table:table-cell table:style-name="ce414"/>
          <table:table-cell table:style-name="ce536" table:number-columns-repeated="2"/>
          <table:table-cell table:style-name="ce575" office:value-type="string">
            <text:p>End of record: Length=12</text:p>
          </table:table-cell>
          <table:table-cell table:style-name="ce622"/>
          <table:table-cell table:style-name="ce420" table:content-validation-name="val2" table:number-columns-repeated="2"/>
          <table:table-cell table:style-name="ce420" table:content-validation-name="val3"/>
          <table:table-cell table:style-name="ce420" table:content-validation-name="val2"/>
          <table:table-cell table:style-name="ce622"/>
          <table:table-cell table:style-name="ce690" table:number-columns-repeated="1010"/>
        </table:table-row>
        <table:table-row table:style-name="ro79">
          <table:table-cell table:style-name="ce336"/>
          <table:table-cell table:style-name="ce365" office:value-type="string">
            <text:p>00A-010</text:p>
          </table:table-cell>
          <table:table-cell table:style-name="ce393"/>
          <table:table-cell table:style-name="ce458" office:value-type="string">
            <text:p>00A</text:p>
          </table:table-cell>
          <table:table-cell table:style-name="ce500" office:value-type="float" office:value="1">
            <text:p>1</text:p>
          </table:table-cell>
          <table:table-cell table:style-name="ce365" office:value-type="float" office:value="3">
            <text:p>3</text:p>
          </table:table-cell>
          <table:table-cell table:style-name="ce558" office:value-type="string">
            <text:p>S</text:p>
          </table:table-cell>
          <table:table-cell table:style-name="ce458" office:value-type="string">
            <text:p>Record ID: Top of Form</text:p>
          </table:table-cell>
          <table:table-cell table:style-name="ce623"/>
          <table:table-cell table:style-name="ce504" table:content-validation-name="val1" table:number-columns-repeated="4"/>
          <table:table-cell table:style-name="ce370" office:value-type="string">
            <text:p>No Corresponding MISMO Attribute</text:p>
          </table:table-cell>
          <table:table-cell table:style-name="ce694" table:number-columns-repeated="1010"/>
        </table:table-row>
        <table:table-row table:style-name="ro94">
          <table:table-cell table:style-name="ce332"/>
          <table:table-cell table:style-name="ce360" office:value-type="string">
            <text:p>00A-020</text:p>
          </table:table-cell>
          <table:table-cell table:style-name="ce410" office:value-type="string">
            <text:p>Top</text:p>
          </table:table-cell>
          <table:table-cell table:style-name="ce449" office:value-type="string">
            <text:p>The income or assets of a person other than the borrower (including the borrower's spouse) will be used as a basis for loan qualification.</text:p>
          </table:table-cell>
          <table:table-cell table:style-name="ce502" office:value-type="float" office:value="4">
            <text:p>4</text:p>
          </table:table-cell>
          <table:table-cell table:style-name="ce360" office:value-type="string">
            <text:p>1</text:p>
          </table:table-cell>
          <table:table-cell table:style-name="ce360"/>
          <table:table-cell table:style-name="ce539"/>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QUALIFICATION AdditionalBorrowerAssetsConsideredIndicator&gt;</text:p>
          </table:table-cell>
          <table:table-cell table:style-name="ce695" table:number-columns-repeated="1010"/>
        </table:table-row>
        <table:table-row table:style-name="ro95">
          <table:table-cell table:style-name="ce332"/>
          <table:table-cell table:style-name="ce360" office:value-type="string">
            <text:p>00A-030</text:p>
          </table:table-cell>
          <table:table-cell table:style-name="ce410" office:value-type="string">
            <text:p>Top</text:p>
          </table:table-cell>
          <table:table-cell table:style-name="ce449" office:value-type="string">
            <text:p>The income or assets of the borrower’s spouse will not be used as a basis for loan qualification, but his or her liabilities must be considered because the borrower resides in a community property state, the security property is located in a community property state, or the borrower is relying on other property located in a community property state as a basis for repayment of the loan.</text:p>
          </table:table-cell>
          <table:table-cell table:style-name="ce502" office:value-type="float" office:value="5">
            <text:p>5</text:p>
          </table:table-cell>
          <table:table-cell table:style-name="ce360" office:value-type="string">
            <text:p>1</text:p>
          </table:table-cell>
          <table:table-cell table:style-name="ce360"/>
          <table:table-cell table:style-name="ce539"/>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QUALIFICATION AdditionalBorrowerAssetsNotConsideredIndicator&gt;</text:p>
          </table:table-cell>
          <table:table-cell table:style-name="ce695" table:number-columns-repeated="1010"/>
        </table:table-row>
        <table:table-row table:style-name="ro79">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5" office:value-type="string">
            <text:p>End of record: Length=5</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79">
          <table:table-cell table:style-name="ce333"/>
          <table:table-cell table:style-name="ce368" office:value-type="string">
            <text:p>01A-010</text:p>
          </table:table-cell>
          <table:table-cell table:style-name="ce415" office:value-type="string">
            <text:p>I</text:p>
          </table:table-cell>
          <table:table-cell table:style-name="ce459" office:value-type="string">
            <text:p>01A</text:p>
          </table:table-cell>
          <table:table-cell table:style-name="ce504" office:value-type="float" office:value="1">
            <text:p>1</text:p>
          </table:table-cell>
          <table:table-cell table:style-name="ce368" office:value-type="string">
            <text:p>3</text:p>
          </table:table-cell>
          <table:table-cell table:style-name="ce368" office:value-type="string">
            <text:p>S</text:p>
          </table:table-cell>
          <table:table-cell table:style-name="ce481" office:value-type="string">
            <text:p>Record ID: Mortgage Type and Terms</text:p>
          </table:table-cell>
          <table:table-cell table:style-name="ce624"/>
          <table:table-cell table:number-columns-repeated="2" table:style-name="ce504" table:content-validation-name="val2" office:value-type="string">
            <text:p>R</text:p>
          </table:table-cell>
          <table:table-cell table:style-name="ce504" table:content-validation-name="val3" office:value-type="string">
            <text:p>R</text:p>
          </table:table-cell>
          <table:table-cell table:style-name="ce504" table:content-validation-name="val2" office:value-type="string">
            <text:p>R</text:p>
          </table:table-cell>
          <table:table-cell table:style-name="ce459" office:value-type="string">
            <text:p>MORTGAGE_TERMS</text:p>
          </table:table-cell>
          <table:table-cell table:style-name="ce694" table:number-columns-repeated="1010"/>
        </table:table-row>
        <table:table-row table:style-name="ro96">
          <table:table-cell table:style-name="ce332"/>
          <table:table-cell table:style-name="ce360" office:value-type="string">
            <text:p>01A-020</text:p>
          </table:table-cell>
          <table:table-cell table:style-name="ce410" office:value-type="string">
            <text:p>I</text:p>
          </table:table-cell>
          <table:table-cell table:style-name="ce449" office:value-type="string">
            <text:p>Mortgage Applied For</text:p>
          </table:table-cell>
          <table:table-cell table:style-name="ce505" office:value-type="float" office:value="4">
            <text:p>4</text:p>
          </table:table-cell>
          <table:table-cell table:style-name="ce360" office:value-type="string">
            <text:p>2</text:p>
          </table:table-cell>
          <table:table-cell table:style-name="ce360"/>
          <table:table-cell table:style-name="ce539" office:value-type="string">
            <text:p>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Government Loans: Code value must be 02 or 03 only.</text:p>
            <text:p/>
            <text:p>Community Lending Loans: Code value cannot be 02 or 03.</text:p>
          </table:table-cell>
          <table:table-cell table:style-name="ce449" office:value-type="string">
            <text:p>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EDI Data Element 1093:</text:p>
            <text:p>01 = Conventional</text:p>
            <text:p>02 = VA</text:p>
            <text:p>03 = FHA</text:p>
            <text:p>04 = USDA / Rural Housing Service</text:p>
            <text:p>07 = Other</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MORTGAGE_TERMS MortgageType&gt;</text:p>
          </table:table-cell>
          <table:table-cell table:style-name="ce693" table:number-columns-repeated="1010"/>
        </table:table-row>
        <table:table-row table:style-name="ro97">
          <table:table-cell table:style-name="ce332"/>
          <table:table-cell table:style-name="ce360" office:value-type="string">
            <text:p>01A-030</text:p>
          </table:table-cell>
          <table:table-cell table:style-name="ce410" office:value-type="string">
            <text:p>I</text:p>
          </table:table-cell>
          <table:table-cell table:style-name="ce449" office:value-type="string">
            <text:p>Mortgage Applied For (Other)</text:p>
          </table:table-cell>
          <table:table-cell table:style-name="ce505" office:value-type="float" office:value="6">
            <text:p>6</text:p>
          </table:table-cell>
          <table:table-cell table:style-name="ce360" office:value-type="string">
            <text:p>80</text:p>
          </table:table-cell>
          <table:table-cell table:style-name="ce360"/>
          <table:table-cell table:style-name="ce576" office:value-type="string">
            <text:p>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Format: Text</text:p>
            <text:p/>
            <text:p>Specify value if field #01A-020 is Other</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MORTGAGE_TERMS OtherMortgageTypeDescription&gt;</text:p>
          </table:table-cell>
          <table:table-cell table:number-columns-repeated="1010"/>
        </table:table-row>
        <table:table-row table:style-name="ro98">
          <table:table-cell table:style-name="ce332"/>
          <table:table-cell table:style-name="ce360" office:value-type="string">
            <text:p>01A-040</text:p>
          </table:table-cell>
          <table:table-cell table:style-name="ce410" office:value-type="string">
            <text:p>I</text:p>
          </table:table-cell>
          <table:table-cell table:style-name="ce449" office:value-type="string">
            <text:p>Agency Case Number</text:p>
          </table:table-cell>
          <table:table-cell table:style-name="ce502" office:value-type="float" office:value="86">
            <text:p>86</text:p>
          </table:table-cell>
          <table:table-cell table:style-name="ce360" office:value-type="string">
            <text:p>30</text:p>
          </table:table-cell>
          <table:table-cell table:style-name="ce560"/>
          <table:table-cell table:style-name="ce577" office:value-type="string">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Certificate number for the FHA insurance or the VA guaranty of a mortgage.</text:p>
            <text:p/>
            <text:p>Format: Text </text:p>
            <text:p>Government Loans: </text:p>
            <text:p>If the loan type is FHA, enter the appropriate eleven-digit FHA case number in this field. The Agency Case number will be required on at least the final submission for the FHA TOTAL Scorecard. (Format: XXX-XXXXXXX).</text:p>
            <text:p/>
            <text:p>If the loan type is VA, enter the appropriate VA case number in this field.</text:p>
            <text:p/>
            <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MORTGAGE_TERMS AgencyCaseIdentifier&gt;</text:p>
          </table:table-cell>
          <table:table-cell table:style-name="ce698" table:number-columns-repeated="1010"/>
        </table:table-row>
        <table:table-row table:style-name="ro99">
          <table:table-cell table:style-name="ce332"/>
          <table:table-cell table:style-name="ce360" office:value-type="string">
            <text:p>01A-050</text:p>
          </table:table-cell>
          <table:table-cell table:style-name="ce410" office:value-type="string">
            <text:p>I</text:p>
          </table:table-cell>
          <table:table-cell table:style-name="ce449" office:value-type="string">
            <text:p>Case Number</text:p>
          </table:table-cell>
          <table:table-cell table:style-name="ce502" office:value-type="float" office:value="116">
            <text:p>116</text:p>
          </table:table-cell>
          <table:table-cell table:style-name="ce360" office:value-type="string">
            <text:p>15</text:p>
          </table:table-cell>
          <table:table-cell table:style-name="ce360"/>
          <table:table-cell table:style-name="ce539" office:value-type="string">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Alphanumeric</text:p>
            <text:p/>
            <text:p>The lender or originator can specify any alphanumeric loan identifier in this field. Do not use special characters: &lt; ,&gt;, &amp;, ‘, “, %.</text:p>
            <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MORTGAGE_TERMS LenderCaseIdentifier&gt;</text:p>
          </table:table-cell>
          <table:table-cell table:style-name="ce695" table:number-columns-repeated="1010"/>
        </table:table-row>
        <table:table-row table:style-name="ro88">
          <table:table-cell table:style-name="ce332"/>
          <table:table-cell table:style-name="ce360" office:value-type="string">
            <text:p>01A-060</text:p>
          </table:table-cell>
          <table:table-cell table:style-name="ce410" office:value-type="string">
            <text:p>I</text:p>
          </table:table-cell>
          <table:table-cell table:style-name="ce449" office:value-type="string">
            <text:p>Loan Amount</text:p>
          </table:table-cell>
          <table:table-cell table:style-name="ce502" office:value-type="float" office:value="131">
            <text:p>131</text:p>
          </table:table-cell>
          <table:table-cell table:style-name="ce360" office:value-type="string">
            <text:p>15</text:p>
          </table:table-cell>
          <table:table-cell table:style-name="ce360"/>
          <table:table-cell table:style-name="ce539" office:value-type="string">
            <text:p>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he base loan amount (without upfront MIP or financed funding fee).</text:p>
            <text:p/>
            <text:p>Format: Z(12).Z(2)</text:p>
          </table:table-cell>
          <table:table-cell table:style-name="ce449"/>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MORTGAGE_TERMS BaseLoanAmount&gt;</text:p>
          </table:table-cell>
          <table:table-cell table:style-name="ce698" table:number-columns-repeated="1010"/>
        </table:table-row>
        <table:table-row table:style-name="ro88">
          <table:table-cell table:style-name="ce332"/>
          <table:table-cell table:style-name="ce360" office:value-type="string">
            <text:p>01A-070</text:p>
          </table:table-cell>
          <table:table-cell table:style-name="ce410" office:value-type="string">
            <text:p>I</text:p>
          </table:table-cell>
          <table:table-cell table:style-name="ce449" office:value-type="string">
            <text:p>Interest Rate</text:p>
          </table:table-cell>
          <table:table-cell table:style-name="ce505" office:value-type="float" office:value="146">
            <text:p>146</text:p>
          </table:table-cell>
          <table:table-cell table:style-name="ce360" office:value-type="string">
            <text:p>7</text:p>
          </table:table-cell>
          <table:table-cell table:style-name="ce360"/>
          <table:table-cell table:style-name="ce539" office:value-type="string">
            <text:p>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he rate at which the mortgage is amortized.</text:p>
            <text:p/>
            <text:p>Format: Z(3).Z(3)</text:p>
          </table:table-cell>
          <table:table-cell table:style-name="ce449"/>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MORTGAGE_TERMS RequestedInterestRatePercent&gt;</text:p>
          </table:table-cell>
          <table:table-cell table:number-columns-repeated="1010"/>
        </table:table-row>
        <table:table-row table:style-name="ro100">
          <table:table-cell table:style-name="ce332"/>
          <table:table-cell table:style-name="ce360" office:value-type="string">
            <text:p>01A-080</text:p>
          </table:table-cell>
          <table:table-cell table:style-name="ce410" office:value-type="string">
            <text:p>I</text:p>
          </table:table-cell>
          <table:table-cell table:style-name="ce449" office:value-type="string">
            <text:p>No. of Months</text:p>
          </table:table-cell>
          <table:table-cell table:style-name="ce502" office:value-type="float" office:value="153">
            <text:p>153</text:p>
          </table:table-cell>
          <table:table-cell table:style-name="ce360" office:value-type="string">
            <text:p>3</text:p>
          </table:table-cell>
          <table:table-cell table:style-name="ce360"/>
          <table:table-cell table:style-name="ce539" office:value-type="string">
            <text:p>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Amortization Term</text:p>
            <text:p/>
            <text:p>n</text:p>
            <text:p/>
            <text:p>Per 9.1 Nov 2013 release, a value greater than “360” will still be accepted on import, but will cause an Out of Scope recommendation.</text:p>
          </table:table-cell>
          <table:table-cell table:style-name="ce449"/>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MORTGAGE_TERMS LoanAmortizationTermMonths&gt;</text:p>
          </table:table-cell>
          <table:table-cell table:style-name="ce695" table:number-columns-repeated="1010"/>
        </table:table-row>
        <table:table-row table:style-name="ro101">
          <table:table-cell table:style-name="ce332"/>
          <table:table-cell table:style-name="ce360" office:value-type="string">
            <text:p>01A-090</text:p>
          </table:table-cell>
          <table:table-cell table:style-name="ce410" office:value-type="string">
            <text:p>I</text:p>
          </table:table-cell>
          <table:table-cell table:style-name="ce449" office:value-type="string">
            <text:p>Amortization Type</text:p>
          </table:table-cell>
          <table:table-cell table:style-name="ce502" office:value-type="float" office:value="156">
            <text:p>156</text:p>
          </table:table-cell>
          <table:table-cell table:style-name="ce360" office:value-type="string">
            <text:p>2</text:p>
          </table:table-cell>
          <table:table-cell table:style-name="ce360"/>
          <table:table-cell table:style-name="ce539" office:value-type="string">
            <text:p>Government Loans: For VA and FHA, valid codes include 01 and 05.</text:p>
          </table:table-cell>
          <table:table-cell table:style-name="ce449" office:value-type="string">
            <text:p>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EDI Data Element 1085:</text:p>
            <text:p>01 = Adjustable Rate</text:p>
            <text:p>04 = GEM</text:p>
            <text:p>05 = Fixed Rate</text:p>
            <text:p>06 = GPM</text:p>
            <text:p>13 = Other</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MORTGAGE_TERMS LoanAmortizationType&gt;</text:p>
          </table:table-cell>
          <table:table-cell table:style-name="ce695" table:number-columns-repeated="1010"/>
        </table:table-row>
        <table:table-row table:style-name="ro102">
          <table:table-cell table:style-name="ce332"/>
          <table:table-cell table:style-name="ce360" office:value-type="string">
            <text:p>01A-100</text:p>
          </table:table-cell>
          <table:table-cell table:style-name="ce410" office:value-type="string">
            <text:p>I</text:p>
          </table:table-cell>
          <table:table-cell table:style-name="ce449" office:value-type="string">
            <text:p>Amortization Type Other Explanation</text:p>
          </table:table-cell>
          <table:table-cell table:style-name="ce505" office:value-type="float" office:value="158">
            <text:p>158</text:p>
          </table:table-cell>
          <table:table-cell table:style-name="ce360" office:value-type="string">
            <text:p>80</text:p>
          </table:table-cell>
          <table:table-cell table:style-name="ce360"/>
          <table:table-cell table:style-name="ce539" office:value-type="string">
            <text:p>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text:p>
            <text:p/>
            <text:p>Specify value if field</text:p>
            <text:p>#01A-090 is Other</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MORTGAGE_TERMS OtherAmortizationTypeDescription&gt;</text:p>
          </table:table-cell>
          <table:table-cell table:number-columns-repeated="1010"/>
        </table:table-row>
        <table:table-row table:style-name="ro88">
          <table:table-cell table:style-name="ce332"/>
          <table:table-cell table:style-name="ce360" office:value-type="string">
            <text:p>01A-110</text:p>
          </table:table-cell>
          <table:table-cell table:style-name="ce410" office:value-type="string">
            <text:p>I</text:p>
          </table:table-cell>
          <table:table-cell table:style-name="ce449" office:value-type="string">
            <text:p>ARM Textual Description</text:p>
          </table:table-cell>
          <table:table-cell table:style-name="ce502" office:value-type="float" office:value="238">
            <text:p>238</text:p>
          </table:table-cell>
          <table:table-cell table:style-name="ce360" office:value-type="string">
            <text:p>80</text:p>
          </table:table-cell>
          <table:table-cell table:style-name="ce360"/>
          <table:table-cell table:style-name="ce539" office:value-type="string">
            <text:p>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text:p>
            <text:p>Specify value if field</text:p>
            <text:p>#01A-090 is ARM</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MORTGAGE_TERMS ARMTypeDescription&gt;</text:p>
          </table:table-cell>
          <table:table-cell table:style-name="ce698" table:number-columns-repeated="1010"/>
        </table:table-row>
        <table:table-row table:style-name="ro68">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3" office:value-type="string">
            <text:p>End of record: Length=317</text:p>
          </table:table-cell>
          <table:table-cell table:style-name="ce466"/>
          <table:table-cell table:style-name="ce503" table:content-validation-name="val2" table:number-columns-repeated="2"/>
          <table:table-cell table:style-name="ce503" table:content-validation-name="val3"/>
          <table:table-cell table:style-name="ce503" table:content-validation-name="val2"/>
          <table:table-cell table:style-name="ce671"/>
          <table:table-cell table:style-name="ce696" table:number-columns-repeated="1010"/>
        </table:table-row>
        <table:table-row table:style-name="ro24">
          <table:table-cell table:style-name="ce332"/>
          <table:table-cell table:style-name="ce369" office:value-type="string">
            <text:p>02A-010</text:p>
          </table:table-cell>
          <table:table-cell table:style-name="ce416"/>
          <table:table-cell table:style-name="ce370" office:value-type="string">
            <text:p>02A</text:p>
          </table:table-cell>
          <table:table-cell table:style-name="ce506" office:value-type="float" office:value="1">
            <text:p>1</text:p>
          </table:table-cell>
          <table:table-cell table:style-name="ce369" office:value-type="string">
            <text:p>3</text:p>
          </table:table-cell>
          <table:table-cell table:style-name="ce369" office:value-type="string">
            <text:p>S</text:p>
          </table:table-cell>
          <table:table-cell table:style-name="ce578" office:value-type="string">
            <text:p>Record ID: Property Information</text:p>
          </table:table-cell>
          <table:table-cell table:style-name="ce370"/>
          <table:table-cell table:number-columns-repeated="2" table:style-name="ce416" table:content-validation-name="val2" office:value-type="string">
            <text:p>R</text:p>
          </table:table-cell>
          <table:table-cell table:style-name="ce416" table:content-validation-name="val3"/>
          <table:table-cell table:style-name="ce416" table:content-validation-name="val2" office:value-type="string">
            <text:p>R</text:p>
          </table:table-cell>
          <table:table-cell table:style-name="ce370"/>
          <table:table-cell table:number-columns-repeated="1010"/>
        </table:table-row>
        <table:table-row table:style-name="ro103">
          <table:table-cell table:style-name="ce332"/>
          <table:table-cell table:style-name="ce360" office:value-type="string">
            <text:p>02A-020</text:p>
          </table:table-cell>
          <table:table-cell table:style-name="ce410" office:value-type="string">
            <text:p>II</text:p>
          </table:table-cell>
          <table:table-cell table:style-name="ce449" office:value-type="string">
            <text:p>Property Street Address</text:p>
          </table:table-cell>
          <table:table-cell table:style-name="ce502" office:value-type="float" office:value="4">
            <text:p>4</text:p>
          </table:table-cell>
          <table:table-cell table:style-name="ce360" office:value-type="string">
            <text:p>50</text:p>
          </table:table-cell>
          <table:table-cell table:style-name="ce360"/>
          <table:table-cell table:style-name="ce482" office:value-type="string">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The first and second lines of the address of the subject property.</text:p>
            <text:p/>
            <text:p>Text</text:p>
            <text:p>Note: This may differ from the mailing address of the property.</text:p>
            <text:p/>
            <text:p>Required for final underwriting.</text:p>
            <text:p>You must populate the Unit Number (if applicable) in the 02A-020 Property Street Address. (e.g. 19991 East Eubank Street #250)</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R</text:p>
          </table:table-cell>
          <table:table-cell table:style-name="ce449" office:value-type="string">
            <text:p>&lt;PROPERTY _StreetAddress&gt;</text:p>
          </table:table-cell>
          <table:table-cell table:style-name="ce695" table:number-columns-repeated="1010"/>
        </table:table-row>
        <table:table-row table:style-name="ro104">
          <table:table-cell table:style-name="ce332"/>
          <table:table-cell table:style-name="ce360" office:value-type="string">
            <text:p>02A-030</text:p>
          </table:table-cell>
          <table:table-cell table:style-name="ce410" office:value-type="string">
            <text:p>II</text:p>
          </table:table-cell>
          <table:table-cell table:style-name="ce449" office:value-type="string">
            <text:p>Property City</text:p>
          </table:table-cell>
          <table:table-cell table:style-name="ce502" office:value-type="float" office:value="54">
            <text:p>54</text:p>
          </table:table-cell>
          <table:table-cell table:style-name="ce360" office:value-type="string">
            <text:p>35</text:p>
          </table:table-cell>
          <table:table-cell table:style-name="ce360"/>
          <table:table-cell table:style-name="ce539" office:value-type="string">
            <text:p>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he name of the municipality in which the subject property is located.</text:p>
            <text:p/>
            <text:p>Text</text:p>
            <text:p/>
            <text:p>Note: Not required for pre-qualification; Required for final underwriting.</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R</text:p>
          </table:table-cell>
          <table:table-cell table:style-name="ce449" office:value-type="string">
            <text:p>&lt;PROPERTY _City&gt;</text:p>
          </table:table-cell>
          <table:table-cell table:style-name="ce695" table:number-columns-repeated="1010"/>
        </table:table-row>
        <table:table-row table:style-name="ro105">
          <table:table-cell table:style-name="ce332"/>
          <table:table-cell table:style-name="ce360" office:value-type="string">
            <text:p>02A-040</text:p>
          </table:table-cell>
          <table:table-cell table:style-name="ce410" office:value-type="string">
            <text:p>II</text:p>
          </table:table-cell>
          <table:table-cell table:style-name="ce449" office:value-type="string">
            <text:p>Property State</text:p>
          </table:table-cell>
          <table:table-cell table:style-name="ce502" office:value-type="float" office:value="89">
            <text:p>89</text:p>
          </table:table-cell>
          <table:table-cell table:style-name="ce360" office:value-type="string">
            <text:p>2</text:p>
          </table:table-cell>
          <table:table-cell table:style-name="ce360"/>
          <table:table-cell table:style-name="ce539" office:value-type="string">
            <text:p>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he state, commonwealth or territory in which the subject property is located.</text:p>
            <text:p/>
            <text:p>Text</text:p>
            <text:p/>
            <text:p>Must be a valid State Abbreviation</text:p>
          </table:table-cell>
          <table:table-cell table:style-name="ce449"/>
          <table:table-cell table:style-name="ce410" table:content-validation-name="val2" office:value-type="string">
            <text:p>R</text:p>
          </table:table-cell>
          <table:table-cell table:style-name="ce410" table:content-validation-name="val2" office:value-type="string">
            <text:p>C</text:p>
          </table:table-cell>
          <table:table-cell table:style-name="ce410" table:content-validation-name="val3"/>
          <table:table-cell table:style-name="ce410" table:content-validation-name="val2" office:value-type="string">
            <text:p>R</text:p>
          </table:table-cell>
          <table:table-cell table:style-name="ce449" office:value-type="string">
            <text:p>&lt;PROPERTY _State&gt;</text:p>
          </table:table-cell>
          <table:table-cell table:style-name="ce695" table:number-columns-repeated="1010"/>
        </table:table-row>
        <table:table-row table:style-name="ro106">
          <table:table-cell table:style-name="ce332"/>
          <table:table-cell table:style-name="ce360" office:value-type="string">
            <text:p>02A-050 </text:p>
          </table:table-cell>
          <table:table-cell table:style-name="ce410" office:value-type="string">
            <text:p>II</text:p>
          </table:table-cell>
          <table:table-cell table:style-name="ce449" office:value-type="string">
            <text:p>Property Zip Code</text:p>
          </table:table-cell>
          <table:table-cell table:style-name="ce502" office:value-type="float" office:value="91">
            <text:p>91</text:p>
          </table:table-cell>
          <table:table-cell table:style-name="ce360" office:value-type="string">
            <text:p>5</text:p>
          </table:table-cell>
          <table:table-cell table:style-name="ce360"/>
          <table:table-cell table:style-name="ce539" office:value-type="string">
            <text:p>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n</text:p>
            <text:p/>
            <text:p>A valid zip code/state combination is required.</text:p>
            <text:p/>
            <text:p>Conventional and VA: Not required for pre-qualification; Required for final underwriting.</text:p>
            <text:p/>
            <text:p>Required for FHA loans; zip code will be used to derive the applicable county loan limit informatio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R</text:p>
          </table:table-cell>
          <table:table-cell table:style-name="ce449" office:value-type="string">
            <text:p>&lt;PROPERTY _PostalCode&gt;</text:p>
          </table:table-cell>
          <table:table-cell table:style-name="ce695" table:number-columns-repeated="1010"/>
        </table:table-row>
        <table:table-row table:style-name="ro79">
          <table:table-cell table:style-name="ce332"/>
          <table:table-cell table:style-name="ce360" office:value-type="string">
            <text:p>02A-060</text:p>
          </table:table-cell>
          <table:table-cell table:style-name="ce410" office:value-type="string">
            <text:p>II</text:p>
          </table:table-cell>
          <table:table-cell table:style-name="ce449" office:value-type="string">
            <text:p>Property Zip Code Plus Four</text:p>
          </table:table-cell>
          <table:table-cell table:style-name="ce502" office:value-type="float" office:value="96">
            <text:p>96</text:p>
          </table:table-cell>
          <table:table-cell table:style-name="ce360" office:value-type="string">
            <text:p>4</text:p>
          </table:table-cell>
          <table:table-cell table:style-name="ce360"/>
          <table:table-cell table:style-name="ce539"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PROPERTY _PostalCode&gt;</text:p>
          </table:table-cell>
          <table:table-cell table:style-name="ce695" table:number-columns-repeated="1010"/>
        </table:table-row>
        <table:table-row table:style-name="ro107">
          <table:table-cell table:style-name="ce332"/>
          <table:table-cell table:style-name="ce360" office:value-type="string">
            <text:p>02A-070</text:p>
          </table:table-cell>
          <table:table-cell table:style-name="ce410" office:value-type="string">
            <text:p>II</text:p>
          </table:table-cell>
          <table:table-cell table:style-name="ce449" office:value-type="string">
            <text:p>No. of Units</text:p>
          </table:table-cell>
          <table:table-cell table:style-name="ce502" office:value-type="float" office:value="100">
            <text:p>100</text:p>
          </table:table-cell>
          <table:table-cell table:style-name="ce360" office:value-type="string">
            <text:p>3</text:p>
          </table:table-cell>
          <table:table-cell table:style-name="ce360"/>
          <table:table-cell table:style-name="ce539" office:value-type="string">
            <text:p>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he number of individual family dwelling units being financed in the subject property.</text:p>
            <text:p/>
            <text:p>n</text:p>
            <text:p/>
            <text:p>Value of one (1) or greater. If greater than four (4), DU will return an “Out of Scope” recommendation.</text:p>
          </table:table-cell>
          <table:table-cell table:style-name="ce449"/>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PROPERTY _FinancedNumberOfUnits&gt;</text:p>
          </table:table-cell>
          <table:table-cell table:style-name="ce695" table:number-columns-repeated="1010"/>
        </table:table-row>
        <table:table-row table:style-name="ro54">
          <table:table-cell table:style-name="ce332"/>
          <table:table-cell table:style-name="ce360" office:value-type="string">
            <text:p>02A-080</text:p>
          </table:table-cell>
          <table:table-cell table:style-name="ce410" office:value-type="string">
            <text:p>II</text:p>
          </table:table-cell>
          <table:table-cell table:style-name="ce449" office:value-type="string">
            <text:p>Legal Description of Subject Property – Code</text:p>
          </table:table-cell>
          <table:table-cell table:style-name="ce502" office:value-type="float" office:value="103">
            <text:p>103</text:p>
          </table:table-cell>
          <table:table-cell table:style-name="ce360" office:value-type="string">
            <text:p>2</text:p>
          </table:table-cell>
          <table:table-cell table:style-name="ce360"/>
          <table:table-cell table:style-name="ce539" office:value-type="string">
            <text:p>Specifies the type of legal description of the property</text:p>
          </table:table-cell>
          <table:table-cell table:style-name="ce449" office:value-type="string">
            <text:p>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EDI Data Element 1496:</text:p>
            <text:p>F1 = Other</text:p>
            <text:p>02 = Metes and Bounds</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PROPERTY LEGAL_DESCRIPTION _Type&gt;</text:p>
          </table:table-cell>
          <table:table-cell table:style-name="ce695" table:number-columns-repeated="1010"/>
        </table:table-row>
        <table:table-row table:style-name="ro74">
          <table:table-cell table:style-name="ce338"/>
          <table:table-cell table:style-name="ce360" office:value-type="string">
            <text:p>02A-090</text:p>
          </table:table-cell>
          <table:table-cell table:style-name="ce410" office:value-type="string">
            <text:p>II</text:p>
          </table:table-cell>
          <table:table-cell table:style-name="ce449" office:value-type="string">
            <text:p>Legal Description of Subject Property</text:p>
          </table:table-cell>
          <table:table-cell table:style-name="ce502" office:value-type="float" office:value="105">
            <text:p>105</text:p>
          </table:table-cell>
          <table:table-cell table:style-name="ce360" office:value-type="string">
            <text:p>80</text:p>
          </table:table-cell>
          <table:table-cell table:style-name="ce360"/>
          <table:table-cell table:style-name="ce539"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PROPERTY LEGAL_DESCRIPTION _TextDescription&gt;</text:p>
          </table:table-cell>
          <table:table-cell table:style-name="ce699" table:number-columns-repeated="1010"/>
        </table:table-row>
        <table:table-row table:style-name="ro108">
          <table:table-cell table:style-name="ce332"/>
          <table:table-cell table:style-name="ce360" office:value-type="string">
            <text:p>02A-100</text:p>
          </table:table-cell>
          <table:table-cell table:style-name="ce410" office:value-type="string">
            <text:p>II</text:p>
          </table:table-cell>
          <table:table-cell table:style-name="ce449" office:value-type="string">
            <text:p>Year Built</text:p>
          </table:table-cell>
          <table:table-cell table:style-name="ce502" office:value-type="float" office:value="185">
            <text:p>185</text:p>
          </table:table-cell>
          <table:table-cell table:style-name="ce360" office:value-type="string">
            <text:p>4</text:p>
          </table:table-cell>
          <table:table-cell table:style-name="ce360"/>
          <table:table-cell table:style-name="ce539" office:value-type="string">
            <text:p>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Format: CCYY</text:p>
            <text:p/>
            <text:p>Value must be less than or equal to Current Year + 1.</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PROPERTY _StructureBuiltYear&gt;</text:p>
          </table:table-cell>
          <table:table-cell table:style-name="ce695" table:number-columns-repeated="1010"/>
        </table:table-row>
        <table:table-row table:style-name="ro23">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3" office:value-type="string">
            <text:p>End of record: Length=188</text:p>
          </table:table-cell>
          <table:table-cell table:style-name="ce466"/>
          <table:table-cell table:style-name="ce503" table:content-validation-name="val2" table:number-columns-repeated="2"/>
          <table:table-cell table:style-name="ce503" table:content-validation-name="val3"/>
          <table:table-cell table:style-name="ce503" table:content-validation-name="val2"/>
          <table:table-cell table:style-name="ce671"/>
          <table:table-cell table:style-name="ce696" table:number-columns-repeated="1010"/>
        </table:table-row>
        <table:table-row table:style-name="ro109">
          <table:table-cell table:style-name="ce332"/>
          <table:table-cell table:style-name="ce370" office:value-type="string">
            <text:p>PAI-010</text:p>
          </table:table-cell>
          <table:table-cell table:style-name="ce417"/>
          <table:table-cell table:style-name="ce370" office:value-type="string">
            <text:p>PAI</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370" office:value-type="string">
            <text:p>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Record ID: Property Address Information</text:p>
            <text:p/>
            <text:p>Segment is optional. If provided it will be used instead of the single address element (02A-020).</text:p>
            <text:p/>
            <text:p>Not Required. However, all systems should support this segment to prevent the loss of data when a user imports/exports a 1003 file between systems.</text:p>
          </table:table-cell>
          <table:table-cell table:style-name="ce370"/>
          <table:table-cell table:number-columns-repeated="2" table:style-name="ce370" table:content-validation-name="val2" office:value-type="string">
            <text:p>C</text:p>
          </table:table-cell>
          <table:table-cell table:style-name="ce370" table:content-validation-name="val3"/>
          <table:table-cell table:style-name="ce370" table:content-validation-name="val2" office:value-type="string">
            <text:p>C</text:p>
          </table:table-cell>
          <table:table-cell table:style-name="ce370"/>
          <table:table-cell table:style-name="ce692" table:number-columns-repeated="1010"/>
        </table:table-row>
        <table:table-row table:style-name="ro110">
          <table:table-cell table:style-name="ce332"/>
          <table:table-cell table:style-name="ce360" office:value-type="string">
            <text:p>PAI-020</text:p>
          </table:table-cell>
          <table:table-cell table:style-name="ce410"/>
          <table:table-cell table:style-name="ce449" office:value-type="string">
            <text:p>House Number</text:p>
          </table:table-cell>
          <table:table-cell table:style-name="ce502" office:value-type="float" office:value="4">
            <text:p>4</text:p>
          </table:table-cell>
          <table:table-cell table:style-name="ce360" office:value-type="string">
            <text:p>11</text:p>
          </table:table-cell>
          <table:table-cell table:style-name="ce360"/>
          <table:table-cell table:style-name="ce539" office:value-type="string">
            <text:p>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text:p>
            <text:p/>
            <text:p>Required if 02A-020 is not populated.</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PROPERTY PARSEDSTREETADDRESS _HouseNumber&gt;</text:p>
          </table:table-cell>
          <table:table-cell table:style-name="ce700" table:number-columns-repeated="1010"/>
        </table:table-row>
        <table:table-row table:style-name="ro100">
          <table:table-cell table:style-name="ce332"/>
          <table:table-cell table:style-name="ce360" office:value-type="string">
            <text:p>PAI-030</text:p>
          </table:table-cell>
          <table:table-cell table:style-name="ce410"/>
          <table:table-cell table:style-name="ce449" office:value-type="string">
            <text:p>Street Name</text:p>
          </table:table-cell>
          <table:table-cell table:style-name="ce502" office:value-type="float" office:value="15">
            <text:p>15</text:p>
          </table:table-cell>
          <table:table-cell table:style-name="ce360" office:value-type="string">
            <text:p>40</text:p>
          </table:table-cell>
          <table:table-cell table:style-name="ce360"/>
          <table:table-cell table:style-name="ce539" office:value-type="string">
            <text:p>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text:p>
            <text:p/>
            <text:p>Contains pre-directional (e.g. N, S), actual Street Name, Street Type (e.g. Ave, Blvd), and post-directional (e.g. NW, SE)</text:p>
            <text:p/>
            <text:p>Required if 02A-020 is not populated.</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PROPERTY PARSEDSTREETADDRESS _StreetName&gt;</text:p>
          </table:table-cell>
          <table:table-cell table:style-name="ce695" table:number-columns-repeated="1010"/>
        </table:table-row>
        <table:table-row table:style-name="ro111">
          <table:table-cell table:style-name="ce332"/>
          <table:table-cell table:style-name="ce360" office:value-type="string">
            <text:p>PAI-040</text:p>
          </table:table-cell>
          <table:table-cell table:style-name="ce410"/>
          <table:table-cell table:style-name="ce449" office:value-type="string">
            <text:p>Unit Number</text:p>
          </table:table-cell>
          <table:table-cell table:style-name="ce502" office:value-type="float" office:value="55">
            <text:p>55</text:p>
          </table:table-cell>
          <table:table-cell table:style-name="ce360" office:value-type="string">
            <text:p>11</text:p>
          </table:table-cell>
          <table:table-cell table:style-name="ce360"/>
          <table:table-cell table:style-name="ce539" office:value-type="string">
            <text:p>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text:p>
            <text:p/>
            <text:p>Does not contain Unit Type (e.g. APT, UNIT, #)</text:p>
            <text:p/>
            <text:p>Required if 02A-020 is not populated.</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PROPERTY PARSEDSTREETADDRESS _ApartmentOrUnit&gt;</text:p>
          </table:table-cell>
          <table:table-cell table:style-name="ce695" table:number-columns-repeated="1010"/>
        </table:table-row>
        <table:table-row table:style-name="ro68">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5" office:value-type="string">
            <text:p>End of record: Length=65</text:p>
          </table:table-cell>
          <table:table-cell table:style-name="ce625"/>
          <table:table-cell table:style-name="ce503" table:content-validation-name="val2" table:number-columns-repeated="2"/>
          <table:table-cell table:style-name="ce503" table:content-validation-name="val3"/>
          <table:table-cell table:style-name="ce503" table:content-validation-name="val2"/>
          <table:table-cell table:style-name="ce671"/>
          <table:table-cell table:style-name="ce696" table:number-columns-repeated="1010"/>
        </table:table-row>
        <table:table-row table:style-name="ro79">
          <table:table-cell table:style-name="ce332"/>
          <table:table-cell table:style-name="ce369" office:value-type="string">
            <text:p>02B-010</text:p>
          </table:table-cell>
          <table:table-cell table:style-name="ce417"/>
          <table:table-cell table:style-name="ce370" office:value-type="string">
            <text:p>02B</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78" office:value-type="string">
            <text:p>Record ID: Purpose of Loan</text:p>
          </table:table-cell>
          <table:table-cell table:style-name="ce370"/>
          <table:table-cell table:number-columns-repeated="2" table:style-name="ce416" table:content-validation-name="val2" office:value-type="string">
            <text:p>R</text:p>
          </table:table-cell>
          <table:table-cell table:style-name="ce416" table:content-validation-name="val3"/>
          <table:table-cell table:style-name="ce416" table:content-validation-name="val2" office:value-type="string">
            <text:p>R</text:p>
          </table:table-cell>
          <table:table-cell table:style-name="ce370"/>
          <table:table-cell table:style-name="ce695" table:number-columns-repeated="1010"/>
        </table:table-row>
        <table:table-row table:style-name="ro35">
          <table:table-cell table:style-name="ce332"/>
          <table:table-cell table:style-name="ce360" office:value-type="string">
            <text:p>02B-020</text:p>
          </table:table-cell>
          <table:table-cell table:style-name="ce390"/>
          <table:table-cell table:style-name="ce449" office:value-type="string">
            <text:p>Reserved for Future Use</text:p>
          </table:table-cell>
          <table:table-cell table:style-name="ce410" office:value-type="float" office:value="4">
            <text:p>4</text:p>
          </table:table-cell>
          <table:table-cell table:style-name="ce360" office:value-type="string">
            <text:p>2</text:p>
          </table:table-cell>
          <table:table-cell table:style-name="ce360"/>
          <table:table-cell table:style-name="ce539"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695" table:number-columns-repeated="1010"/>
        </table:table-row>
        <table:table-row table:style-name="ro112">
          <table:table-cell table:style-name="ce332"/>
          <table:table-cell table:style-name="ce360" office:value-type="string">
            <text:p>02B-030</text:p>
          </table:table-cell>
          <table:table-cell table:style-name="ce410" office:value-type="string">
            <text:p>II</text:p>
          </table:table-cell>
          <table:table-cell table:style-name="ce449" office:value-type="string">
            <text:p>Purpose of Loan</text:p>
          </table:table-cell>
          <table:table-cell table:style-name="ce502" office:value-type="float" office:value="6">
            <text:p>6</text:p>
          </table:table-cell>
          <table:table-cell table:style-name="ce360" office:value-type="string">
            <text:p>2</text:p>
          </table:table-cell>
          <table:table-cell table:style-name="ce360"/>
          <table:table-cell table:style-name="ce539" office:value-type="string">
            <text:p>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Identifies the reason loan is needed.</text:p>
            <text:p/>
            <text:p>Government Loans:</text:p>
            <text:p>For VA or FHA valid fields include 05 and 16. For FHA Construction-Perm loans, populate 16.</text:p>
          </table:table-cell>
          <table:table-cell table:style-name="ce449" office:value-type="string">
            <text:p>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EDI Element 1081:</text:p>
            <text:p>04 = Construction</text:p>
            <text:p>05 = Refinance</text:p>
            <text:p>13 = Construction-Perm</text:p>
            <text:p>15 = Other</text:p>
            <text:p>16 = Purchase</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LOAN_PURPOSE _Type&gt;</text:p>
          </table:table-cell>
          <table:table-cell table:style-name="ce695" table:number-columns-repeated="1010"/>
        </table:table-row>
        <table:table-row table:style-name="ro113">
          <table:table-cell table:style-name="ce332"/>
          <table:table-cell table:style-name="ce360" office:value-type="string">
            <text:p>02B-040</text:p>
          </table:table-cell>
          <table:table-cell table:style-name="ce410" office:value-type="string">
            <text:p>II</text:p>
          </table:table-cell>
          <table:table-cell table:style-name="ce449" office:value-type="string">
            <text:p>Purpose of Loan (Other)</text:p>
          </table:table-cell>
          <table:table-cell table:style-name="ce502" office:value-type="float" office:value="8">
            <text:p>8</text:p>
          </table:table-cell>
          <table:table-cell table:style-name="ce360" office:value-type="string">
            <text:p>80</text:p>
          </table:table-cell>
          <table:table-cell table:style-name="ce360"/>
          <table:table-cell table:style-name="ce539" office:value-type="string">
            <text:p>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text:p>
            <text:p/>
            <text:p>Specify value if field</text:p>
            <text:p>#02B-030 is Other</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OtherLoanPurposeDescription&gt;</text:p>
          </table:table-cell>
          <table:table-cell table:style-name="ce695" table:number-columns-repeated="1010"/>
        </table:table-row>
        <table:table-row table:style-name="ro88">
          <table:table-cell table:style-name="ce332"/>
          <table:table-cell table:style-name="ce360" office:value-type="string">
            <text:p>02B-050</text:p>
          </table:table-cell>
          <table:table-cell table:style-name="ce410" office:value-type="string">
            <text:p>II</text:p>
          </table:table-cell>
          <table:table-cell table:style-name="ce449" office:value-type="string">
            <text:p>Property will be</text:p>
          </table:table-cell>
          <table:table-cell table:style-name="ce502" office:value-type="float" office:value="88">
            <text:p>88</text:p>
          </table:table-cell>
          <table:table-cell table:style-name="ce360" office:value-type="string">
            <text:p>1</text:p>
          </table:table-cell>
          <table:table-cell table:style-name="ce360"/>
          <table:table-cell table:style-name="ce539" office:value-type="string">
            <text:p>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Identifies the type of residence of the subject property.</text:p>
            <text:p/>
            <text:p>For VA or FHA valid Codes = 1.</text:p>
          </table:table-cell>
          <table:table-cell table:style-name="ce449" office:value-type="string">
            <text:p>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EDI Element 1070:</text:p>
            <text:p>1 = Primary Residence</text:p>
            <text:p>2 = Secondary Residence</text:p>
            <text:p>D = Investment Property</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LOAN_PURPOSE PropertyUsageType&gt;</text:p>
          </table:table-cell>
          <table:table-cell table:number-columns-repeated="1010"/>
        </table:table-row>
        <table:table-row table:style-name="ro35">
          <table:table-cell table:style-name="ce332"/>
          <table:table-cell table:style-name="ce360" office:value-type="string">
            <text:p>02B-060</text:p>
          </table:table-cell>
          <table:table-cell table:style-name="ce410" office:value-type="string">
            <text:p>II</text:p>
          </table:table-cell>
          <table:table-cell table:style-name="ce449" office:value-type="string">
            <text:p>Manner in which Title will be held</text:p>
          </table:table-cell>
          <table:table-cell table:style-name="ce502" office:value-type="float" office:value="89">
            <text:p>89</text:p>
          </table:table-cell>
          <table:table-cell table:style-name="ce360" office:value-type="string">
            <text:p>60</text:p>
          </table:table-cell>
          <table:table-cell table:style-name="ce360"/>
          <table:table-cell table:style-name="ce539"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GSETitleMannerHeldDescription&gt;</text:p>
          </table:table-cell>
          <table:table-cell table:style-name="ce695" table:number-columns-repeated="1010"/>
        </table:table-row>
        <table:table-row table:style-name="ro114">
          <table:table-cell table:style-name="ce332"/>
          <table:table-cell table:style-name="ce360" office:value-type="string">
            <text:p>02B-070</text:p>
          </table:table-cell>
          <table:table-cell table:style-name="ce410" office:value-type="string">
            <text:p>II</text:p>
          </table:table-cell>
          <table:table-cell table:style-name="ce449" office:value-type="string">
            <text:p>Estate will be held in</text:p>
          </table:table-cell>
          <table:table-cell table:style-name="ce502" office:value-type="float" office:value="149">
            <text:p>149</text:p>
          </table:table-cell>
          <table:table-cell table:style-name="ce360" office:value-type="string">
            <text:p>1</text:p>
          </table:table-cell>
          <table:table-cell table:style-name="ce360"/>
          <table:table-cell table:style-name="ce539" office:value-type="string">
            <text:p>Defines the property rights of the owner.</text:p>
          </table:table-cell>
          <table:table-cell table:style-name="ce449" office:value-type="string">
            <text:p>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Fannie Mae Property Rights Codes:</text:p>
            <text:p>1- Fee Simple</text:p>
            <text:p>2 – Leasehold</text:p>
          </table:table-cell>
          <table:table-cell table:style-name="ce410" table:content-validation-name="val2" office:value-type="string">
            <text:p>R</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LOAN_PURPOSE PropertyRightsType&gt;</text:p>
          </table:table-cell>
          <table:table-cell table:number-columns-repeated="1010"/>
        </table:table-row>
        <table:table-row table:style-name="ro115">
          <table:table-cell table:style-name="ce332"/>
          <table:table-cell table:style-name="ce360" office:value-type="string">
            <text:p>02B-080</text:p>
          </table:table-cell>
          <table:table-cell table:style-name="ce410" office:value-type="string">
            <text:p>II</text:p>
          </table:table-cell>
          <table:table-cell table:style-name="ce449" office:value-type="string">
            <text:p>(Estate will be held in) Leasehold expiration date</text:p>
          </table:table-cell>
          <table:table-cell table:style-name="ce502" office:value-type="float" office:value="150">
            <text:p>150</text:p>
          </table:table-cell>
          <table:table-cell table:style-name="ce360" office:value-type="string">
            <text:p>8</text:p>
          </table:table-cell>
          <table:table-cell table:style-name="ce360"/>
          <table:table-cell table:style-name="ce539" office:value-type="string">
            <text:p>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he expiration date of the Leasehold, if applicable.</text:p>
            <text:p/>
            <text:p>Format: CCYYMMD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PropertyLeaseholdExpirationDate&gt;</text:p>
          </table:table-cell>
          <table:table-cell table:style-name="ce695" table:number-columns-repeated="1010"/>
        </table:table-row>
        <table:table-row table:style-name="ro79">
          <table:table-cell table:style-name="ce333"/>
          <table:table-cell table:style-name="ce371"/>
          <table:table-cell table:style-name="ce418"/>
          <table:table-cell table:style-name="ce455" office:value-type="string">
            <text:p>&lt;N/L&gt;</text:p>
          </table:table-cell>
          <table:table-cell table:style-name="ce418"/>
          <table:table-cell table:style-name="ce538" table:number-columns-repeated="2"/>
          <table:table-cell table:style-name="ce574" office:value-type="string">
            <text:p>End of record: Length=157</text:p>
          </table:table-cell>
          <table:table-cell table:style-name="ce618"/>
          <table:table-cell table:style-name="ce418" table:content-validation-name="val2" table:number-columns-repeated="2"/>
          <table:table-cell table:style-name="ce418" table:content-validation-name="val3"/>
          <table:table-cell table:style-name="ce418" table:content-validation-name="val2"/>
          <table:table-cell table:style-name="ce669"/>
          <table:table-cell table:style-name="ce690" table:number-columns-repeated="1010"/>
        </table:table-row>
        <table:table-row table:style-name="ro68">
          <table:table-cell table:style-name="ce332"/>
          <table:table-cell table:style-name="ce372" office:value-type="string">
            <text:p>02C-010</text:p>
          </table:table-cell>
          <table:table-cell table:style-name="ce419"/>
          <table:table-cell table:style-name="ce460" office:value-type="string">
            <text:p>02C</text:p>
          </table:table-cell>
          <table:table-cell table:style-name="ce427" office:value-type="float" office:value="1">
            <text:p>1</text:p>
          </table:table-cell>
          <table:table-cell table:style-name="ce372" office:value-type="string">
            <text:p>3</text:p>
          </table:table-cell>
          <table:table-cell table:style-name="ce372" office:value-type="string">
            <text:p>M</text:p>
          </table:table-cell>
          <table:table-cell table:style-name="ce579" office:value-type="string">
            <text:p>Record ID: Title Holder</text:p>
          </table:table-cell>
          <table:table-cell table:style-name="ce460"/>
          <table:table-cell table:style-name="ce427" table:content-validation-name="val2" table:number-columns-repeated="2"/>
          <table:table-cell table:style-name="ce427" table:content-validation-name="val3"/>
          <table:table-cell table:style-name="ce427" table:content-validation-name="val2"/>
          <table:table-cell table:style-name="ce460"/>
          <table:table-cell table:style-name="ce695" table:number-columns-repeated="1010"/>
        </table:table-row>
        <table:table-row table:style-name="ro66">
          <table:table-cell table:style-name="ce332"/>
          <table:table-cell table:style-name="ce360" office:value-type="string">
            <text:p>02C-020</text:p>
          </table:table-cell>
          <table:table-cell table:style-name="ce410" office:value-type="string">
            <text:p>II</text:p>
          </table:table-cell>
          <table:table-cell table:style-name="ce449" office:value-type="string">
            <text:p>Titleholder Name</text:p>
          </table:table-cell>
          <table:table-cell table:style-name="ce502" office:value-type="float" office:value="4">
            <text:p>4</text:p>
          </table:table-cell>
          <table:table-cell table:style-name="ce360" office:value-type="string">
            <text:p>60</text:p>
          </table:table-cell>
          <table:table-cell table:style-name="ce360"/>
          <table:table-cell table:style-name="ce539"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TITLE_HOLDER _Name&gt;</text:p>
          </table:table-cell>
          <table:table-cell table:style-name="ce695" table:number-columns-repeated="1010"/>
        </table:table-row>
        <table:table-row table:style-name="ro79">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3" office:value-type="string">
            <text:p>End of record: Length=63</text:p>
          </table:table-cell>
          <table:table-cell table:style-name="ce466"/>
          <table:table-cell table:style-name="ce503" table:content-validation-name="val2" table:number-columns-repeated="2"/>
          <table:table-cell table:style-name="ce503" table:content-validation-name="val3"/>
          <table:table-cell table:style-name="ce503" table:content-validation-name="val2"/>
          <table:table-cell table:style-name="ce671"/>
          <table:table-cell table:style-name="ce696" table:number-columns-repeated="1010"/>
        </table:table-row>
        <table:table-row table:style-name="ro116">
          <table:table-cell table:style-name="ce332"/>
          <table:table-cell table:style-name="ce369" office:value-type="string">
            <text:p>02D-010</text:p>
          </table:table-cell>
          <table:table-cell table:style-name="ce417"/>
          <table:table-cell table:style-name="ce370" office:value-type="string">
            <text:p>02D</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Record ID: Construction or Refinance Data</text:p>
            <text:p/>
            <text:p>Conventional Loans: Complete ONLY if Purpose of Loan (field #02B-030) is Construction or Refinance</text:p>
            <text:p/>
            <text:p>Government Loans: Construction loans are not currently available. </text:p>
          </table:table-cell>
          <table:table-cell table:style-name="ce370"/>
          <table:table-cell table:number-columns-repeated="2" table:style-name="ce416" table:content-validation-name="val2" office:value-type="string">
            <text:p>C</text:p>
          </table:table-cell>
          <table:table-cell table:style-name="ce416" table:content-validation-name="val3"/>
          <table:table-cell table:style-name="ce416" table:content-validation-name="val2" office:value-type="string">
            <text:p>C</text:p>
          </table:table-cell>
          <table:table-cell table:style-name="ce370"/>
          <table:table-cell table:style-name="ce701" table:number-columns-repeated="1010"/>
        </table:table-row>
        <table:table-row table:style-name="ro113">
          <table:table-cell table:style-name="ce332"/>
          <table:table-cell table:style-name="ce360" office:value-type="string">
            <text:p>02D-020</text:p>
          </table:table-cell>
          <table:table-cell table:style-name="ce410" office:value-type="string">
            <text:p>II</text:p>
          </table:table-cell>
          <table:table-cell table:style-name="ce449" office:value-type="string">
            <text:p>Year Lot Acquired (Construction) or Year Acquired (Refinance)</text:p>
          </table:table-cell>
          <table:table-cell table:style-name="ce502" office:value-type="float" office:value="4">
            <text:p>4</text:p>
          </table:table-cell>
          <table:table-cell table:style-name="ce360" office:value-type="string">
            <text:p>4</text:p>
          </table:table-cell>
          <table:table-cell table:style-name="ce360"/>
          <table:table-cell table:style-name="ce539" office:value-type="string">
            <text:p>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Calendar year in which the site of the home to be built was purchased.</text:p>
            <text:p/>
            <text:p>Format: CCYY</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PropertyAcquiredYear&gt;</text:p>
          </table:table-cell>
          <table:table-cell table:style-name="ce700" table:number-columns-repeated="1010"/>
        </table:table-row>
        <table:table-row table:style-name="ro117">
          <table:table-cell table:style-name="ce339"/>
          <table:table-cell table:style-name="ce360" office:value-type="string">
            <text:p>02D-030</text:p>
          </table:table-cell>
          <table:table-cell table:style-name="ce390" office:value-type="string">
            <text:p>II</text:p>
          </table:table-cell>
          <table:table-cell table:style-name="ce449" office:value-type="string">
            <text:p>Original Cost (Construction or Refinance)</text:p>
          </table:table-cell>
          <table:table-cell table:style-name="ce507" office:value-type="float" office:value="8">
            <text:p>8</text:p>
          </table:table-cell>
          <table:table-cell table:style-name="ce539" office:value-type="string">
            <text:p>15</text:p>
          </table:table-cell>
          <table:table-cell table:style-name="ce539"/>
          <table:table-cell table:style-name="ce539" office:value-type="string">
            <text:p>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Original cost of acquiring the site on which the home will be built.</text:p>
            <text:p/>
            <text:p>Format: Z(12).Z(2)</text:p>
          </table:table-cell>
          <table:table-cell table:style-name="ce449"/>
          <table:table-cell table:style-name="ce449" table:content-validation-name="val2" table:number-columns-repeated="2"/>
          <table:table-cell table:style-name="ce449" table:content-validation-name="val3"/>
          <table:table-cell table:style-name="ce449" table:content-validation-name="val2"/>
          <table:table-cell table:style-name="ce449" office:value-type="string">
            <text:p>&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lt;LOAN_PURPOSE CONSTRUCTION_REFINANCE_DATA LandOriginalCostAmount&gt;</text:p>
            <text:p/>
            <text:p>&lt;LOAN_PURPOSE CONSTRUCTION_REFINANCE_DATA PropertyOriginalCostAmount&gt;</text:p>
          </table:table-cell>
          <table:table-cell table:style-name="ce495" table:number-columns-repeated="1010"/>
        </table:table-row>
        <table:table-row table:style-name="ro118">
          <table:table-cell table:style-name="ce332"/>
          <table:table-cell table:style-name="ce360" office:value-type="string">
            <text:p>02D-040</text:p>
          </table:table-cell>
          <table:table-cell table:style-name="ce410" office:value-type="string">
            <text:p>II</text:p>
          </table:table-cell>
          <table:table-cell table:style-name="ce449" office:value-type="string">
            <text:p>Amount Existing Liens (Construction or Refinance)</text:p>
          </table:table-cell>
          <table:table-cell table:style-name="ce502" office:value-type="float" office:value="23">
            <text:p>23</text:p>
          </table:table-cell>
          <table:table-cell table:style-name="ce360" office:value-type="string">
            <text:p>15</text:p>
          </table:table-cell>
          <table:table-cell table:style-name="ce360"/>
          <table:table-cell table:style-name="ce539" office:value-type="string">
            <text:p>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otal amount of liens against the site at the time of application for the loan.</text:p>
            <text:p/>
            <text:p>Format: Z(1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PropertyExistingLienAmount&gt;</text:p>
          </table:table-cell>
          <table:table-cell table:style-name="ce688" table:number-columns-repeated="1010"/>
        </table:table-row>
        <table:table-row table:style-name="ro119">
          <table:table-cell table:style-name="ce332"/>
          <table:table-cell table:style-name="ce360" office:value-type="string">
            <text:p>02D-050</text:p>
          </table:table-cell>
          <table:table-cell table:style-name="ce410" office:value-type="string">
            <text:p>II</text:p>
          </table:table-cell>
          <table:table-cell table:style-name="ce449" office:value-type="string">
            <text:p>(a) Present Value of Lot</text:p>
          </table:table-cell>
          <table:table-cell table:style-name="ce502" office:value-type="float" office:value="38">
            <text:p>38</text:p>
          </table:table-cell>
          <table:table-cell table:style-name="ce360" office:value-type="string">
            <text:p>15</text:p>
          </table:table-cell>
          <table:table-cell table:style-name="ce360"/>
          <table:table-cell table:style-name="ce539" office:value-type="string">
            <text:p>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Market value of the site at the time of application for the loan.</text:p>
            <text:p/>
            <text:p>Format: Z(12).Z(2)</text:p>
            <text:p/>
            <text:p>Specify value if field #02B-030 is Construction</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LandEstimatedValueAmount&gt;</text:p>
          </table:table-cell>
          <table:table-cell table:style-name="ce700" table:number-columns-repeated="1010"/>
        </table:table-row>
        <table:table-row table:style-name="ro88">
          <table:table-cell table:style-name="ce332"/>
          <table:table-cell table:style-name="ce360" office:value-type="string">
            <text:p>02D-060</text:p>
          </table:table-cell>
          <table:table-cell table:style-name="ce410" office:value-type="string">
            <text:p>II</text:p>
          </table:table-cell>
          <table:table-cell table:style-name="ce449" office:value-type="string">
            <text:p>(b) Cost of Improvements</text:p>
          </table:table-cell>
          <table:table-cell table:style-name="ce502" office:value-type="float" office:value="53">
            <text:p>53</text:p>
          </table:table-cell>
          <table:table-cell table:style-name="ce360" office:value-type="string">
            <text:p>15</text:p>
          </table:table-cell>
          <table:table-cell table:style-name="ce360"/>
          <table:table-cell table:style-name="ce539" office:value-type="string">
            <text:p>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otal cost of improvements to be made to the site.</text:p>
            <text:p/>
            <text:p>Format: Z(12).Z(2)</text:p>
            <text:p/>
            <text:p>Specify value if field</text:p>
            <text:p>#02B-030 is Construction</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ConstructionImprovementCostsAmount&gt;</text:p>
          </table:table-cell>
          <table:table-cell table:number-columns-repeated="1010"/>
        </table:table-row>
        <table:table-row table:style-name="ro120">
          <table:table-cell table:style-name="ce332"/>
          <table:table-cell table:style-name="ce360" office:value-type="string">
            <text:p>02D-070</text:p>
          </table:table-cell>
          <table:table-cell table:style-name="ce410" office:value-type="string">
            <text:p>II</text:p>
          </table:table-cell>
          <table:table-cell table:style-name="ce449" office:value-type="string">
            <text:p>Purpose of Refinance</text:p>
          </table:table-cell>
          <table:table-cell table:style-name="ce410" office:value-type="float" office:value="68">
            <text:p>68</text:p>
          </table:table-cell>
          <table:table-cell table:style-name="ce360" office:value-type="string">
            <text:p>2</text:p>
          </table:table-cell>
          <table:table-cell table:style-name="ce360"/>
          <table:table-cell table:style-name="ce539" office:value-type="string">
            <text:p>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Required if field 02B-030 is “05” for Refinance.</text:p>
            <text:p/>
            <text:p>Conventional Loans: F1 = No Cash-Out is not supported by DU. Conventional No Cash-Out loans should be submitted as a Limited Cash-Out.</text:p>
            <text:p/>
            <text:p>Government Loans: F1 is a supported value.</text:p>
          </table:table-cell>
          <table:table-cell table:style-name="ce449" office:value-type="string">
            <text:p>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EDI Data Element 1082:</text:p>
            <text:p>F1 = No Cash Out</text:p>
            <text:p>01 = Cash-Out/Other</text:p>
            <text:p>04 = Cash-Out/Home Improvement</text:p>
            <text:p>11 = Cash-Out/Debt Consolidation</text:p>
            <text:p>13 = Limited Cash-Out</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OAN_PURPOSE CONSTRUCTION_REFINANCE_DATA GSERefinancePurposeType&gt;</text:p>
          </table:table-cell>
          <table:table-cell table:number-columns-repeated="1010"/>
        </table:table-row>
        <table:table-row table:style-name="ro121">
          <table:table-cell table:style-name="ce332"/>
          <table:table-cell table:style-name="ce360" office:value-type="string">
            <text:p>02D-080</text:p>
          </table:table-cell>
          <table:table-cell table:style-name="ce410" office:value-type="string">
            <text:p>II</text:p>
          </table:table-cell>
          <table:table-cell table:style-name="ce449" office:value-type="string">
            <text:p>Describe Improvements</text:p>
          </table:table-cell>
          <table:table-cell table:style-name="ce502" office:value-type="float" office:value="70">
            <text:p>70</text:p>
          </table:table-cell>
          <table:table-cell table:style-name="ce360" office:value-type="string">
            <text:p>80</text:p>
          </table:table-cell>
          <table:table-cell table:style-name="ce360"/>
          <table:table-cell table:style-name="ce539" office:value-type="string">
            <text:p>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text:p>
            <text:p/>
            <text:p>Specify value if field #02D-070 is Home Improvement</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RefinanceProposedImprovementsDescription&gt;</text:p>
          </table:table-cell>
          <table:table-cell table:style-name="ce700" table:number-columns-repeated="1010"/>
        </table:table-row>
        <table:table-row table:style-name="ro88">
          <table:table-cell table:style-name="ce332"/>
          <table:table-cell table:style-name="ce360" office:value-type="string">
            <text:p>02D-090</text:p>
          </table:table-cell>
          <table:table-cell table:style-name="ce410" office:value-type="string">
            <text:p>II</text:p>
          </table:table-cell>
          <table:table-cell table:style-name="ce449" office:value-type="string">
            <text:p>(Describe Improvements) mad/tobe made</text:p>
          </table:table-cell>
          <table:table-cell table:style-name="ce502" office:value-type="float" office:value="150">
            <text:p>150</text:p>
          </table:table-cell>
          <table:table-cell table:style-name="ce360" office:value-type="string">
            <text:p>1</text:p>
          </table:table-cell>
          <table:table-cell table:style-name="ce360"/>
          <table:table-cell table:style-name="ce539" office:value-type="string">
            <text:p>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Specify value if field #02D-070 is Home Improvement</text:p>
            <text:p>NOT REQUIRED</text:p>
          </table:table-cell>
          <table:table-cell table:style-name="ce449" office:value-type="string">
            <text:p>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Y = Made</text:p>
            <text:p>N = To be made</text:p>
            <text:p>U = Unknown</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RefinanceImprovementsType&gt;</text:p>
          </table:table-cell>
          <table:table-cell table:style-name="ce688" table:number-columns-repeated="1010"/>
        </table:table-row>
        <table:table-row table:style-name="ro122">
          <table:table-cell table:style-name="ce332"/>
          <table:table-cell table:style-name="ce360" office:value-type="string">
            <text:p>02D-100</text:p>
          </table:table-cell>
          <table:table-cell table:style-name="ce410" office:value-type="string">
            <text:p>II</text:p>
          </table:table-cell>
          <table:table-cell table:style-name="ce449" office:value-type="string">
            <text:p>(Describe Improvements) Cost</text:p>
          </table:table-cell>
          <table:table-cell table:style-name="ce502" office:value-type="float" office:value="151">
            <text:p>151</text:p>
          </table:table-cell>
          <table:table-cell table:style-name="ce360" office:value-type="string">
            <text:p>15</text:p>
          </table:table-cell>
          <table:table-cell table:style-name="ce360"/>
          <table:table-cell table:style-name="ce449" office:value-type="string">
            <text:p>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Dollar amount of home improvements associated with property.</text:p>
            <text:p/>
            <text:p>Format: Z(12).Z(2)</text:p>
            <text:p>Specify value if field</text:p>
            <text:p>#02D-070 is Home Improvement</text:p>
            <text:p>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URPOSE CONSTRUCTION_REFINANCE_DATA RefinanceImprovementCostsAmount&gt;</text:p>
          </table:table-cell>
          <table:table-cell table:style-name="ce688" table:number-columns-repeated="1010"/>
        </table:table-row>
        <table:table-row table:style-name="ro68">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3" office:value-type="string">
            <text:p>End of record: Length=165</text:p>
          </table:table-cell>
          <table:table-cell table:style-name="ce466"/>
          <table:table-cell table:style-name="ce503" table:content-validation-name="val2" table:number-columns-repeated="2"/>
          <table:table-cell table:style-name="ce503" table:content-validation-name="val3"/>
          <table:table-cell table:style-name="ce503" table:content-validation-name="val2"/>
          <table:table-cell table:style-name="ce671"/>
          <table:table-cell table:style-name="ce696" table:number-columns-repeated="1010"/>
        </table:table-row>
        <table:table-row table:style-name="ro123">
          <table:table-cell table:style-name="ce332"/>
          <table:table-cell table:style-name="ce369" office:value-type="string">
            <text:p>02E-010</text:p>
          </table:table-cell>
          <table:table-cell table:style-name="ce417"/>
          <table:table-cell table:style-name="ce370" office:value-type="string">
            <text:p>02E</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Record ID: Down Payment</text:p>
            <text:p/>
            <text:p>This record identifies the source(s) of down payment, NOT the amount of down payment available or required.</text:p>
            <text:p>Fannie Mae: Required for VA Purchase loans. Required for FHA loans when gift(s) is used as the down payment source.</text:p>
          </table:table-cell>
          <table:table-cell table:style-name="ce370"/>
          <table:table-cell table:style-name="ce416" table:content-validation-name="val2"/>
          <table:table-cell table:style-name="ce416" table:content-validation-name="val2" office:value-type="string">
            <text:p>C</text:p>
          </table:table-cell>
          <table:table-cell table:style-name="ce416" table:content-validation-name="val3"/>
          <table:table-cell table:style-name="ce416" table:content-validation-name="val2"/>
          <table:table-cell table:style-name="ce370"/>
          <table:table-cell table:style-name="ce701" table:number-columns-repeated="1010"/>
        </table:table-row>
        <table:table-row table:style-name="ro124">
          <table:table-cell table:style-name="ce332"/>
          <table:table-cell table:style-name="ce360" office:value-type="string">
            <text:p>02E-020</text:p>
          </table:table-cell>
          <table:table-cell table:style-name="ce410" office:value-type="string">
            <text:p>II</text:p>
          </table:table-cell>
          <table:table-cell table:style-name="ce449" office:value-type="string">
            <text:p>Down Payment Type Code</text:p>
          </table:table-cell>
          <table:table-cell table:style-name="ce502" office:value-type="float" office:value="4">
            <text:p>4</text:p>
          </table:table-cell>
          <table:table-cell table:style-name="ce360" office:value-type="string">
            <text:p>2</text:p>
          </table:table-cell>
          <table:table-cell table:style-name="ce360"/>
          <table:table-cell table:style-name="ce482" office:value-type="string">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A code identifying the source of a down payment.</text:p>
            <text:p/>
            <text:p>“04”and “H0” should NOT be used for FHA loans.</text:p>
            <text:p>Per HUD guidelines, “H4” is NOT supported and will result in an error message or Ineligible recommendation.</text:p>
            <text:p/>
            <text:p>Each source of down payment should be passed as an individual 02E segment to DU. Multiple occurrences of the 02E segment can be passed.</text:p>
            <text:p/>
            <text:p>Only one instance of FHA Gift Source and Amount is sent to the FHA TOTAL Mortgage Scorecard. Please refer to the DUG July 2012 Release Notes, page 4, for more information. Users should refer to HUD guidelines to determine the appropriate FHA Down Payment Type Code to use.</text:p>
            <text:p/>
          </table:table-cell>
          <table:table-cell table:style-name="ce482" office:value-type="string">
            <text:p>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EDI Data Element 1083:</text:p>
            <text:p/>
            <text:p>F1 = Checking/Savings</text:p>
            <text:p>F2 = Deposit on Sales Contract</text:p>
            <text:p>F3 = Equity Sold on Property</text:p>
            <text:p>03 = Equity Pending from Sale</text:p>
            <text:p>F4 = Equity Pending from Subject Property</text:p>
            <text:p>04 = Gift Funds</text:p>
            <text:p>F5 = Stocks and bonds</text:p>
            <text:p>10 = Lot Equity</text:p>
            <text:p>09 = Bridge Loan</text:p>
            <text:p>01 = Unsecured Borrowed Funds</text:p>
            <text:p>F6 = Trust Funds</text:p>
            <text:p>F7 = Retirement Funds</text:p>
            <text:p>11 = Rent with option to purchase</text:p>
            <text:p>F8 = Life insurance cash value</text:p>
            <text:p>14 = Sale of Chattel</text:p>
            <text:p>07 = Trade Equity</text:p>
            <text:p>06 = Sweat Equity</text:p>
            <text:p>02 = Cash on Hand</text:p>
            <text:p>13 = Other</text:p>
            <text:p>28 = Secured Borrowed Funds</text:p>
            <text:p>H0 = FHA – Gift – Source N/A</text:p>
            <text:p>H1 = FHA – Gift – Source Relative</text:p>
            <text:p>H3 = FHA – Gift – Source Government Assistance</text:p>
            <text:p>H6 = FHA – Gift – Source Employer</text:p>
            <text:p>H4 = FHA – Gift – Source Nonprofit/Religious/Community – Seller Funded</text:p>
            <text:p>H5 = FHA – Gift – Source Nonprofit/Religious/Community – Non-Seller Funded</text:p>
          </table:table-cell>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DOWN_PAYMENT _Type&gt;</text:p>
          </table:table-cell>
          <table:table-cell table:style-name="ce695" table:number-columns-repeated="1010"/>
        </table:table-row>
        <table:table-row table:style-name="ro88">
          <table:table-cell table:style-name="ce332"/>
          <table:table-cell table:style-name="ce360" office:value-type="string">
            <text:p>02E-030</text:p>
          </table:table-cell>
          <table:table-cell table:style-name="ce410" office:value-type="string">
            <text:p>II</text:p>
          </table:table-cell>
          <table:table-cell table:style-name="ce449" office:value-type="string">
            <text:p>Down Payment Amount</text:p>
          </table:table-cell>
          <table:table-cell table:style-name="ce502" office:value-type="float" office:value="6">
            <text:p>6</text:p>
          </table:table-cell>
          <table:table-cell table:style-name="ce360" office:value-type="string">
            <text:p>15</text:p>
          </table:table-cell>
          <table:table-cell table:style-name="ce360"/>
          <table:table-cell table:style-name="ce482" office:value-type="string">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The amount of funds for a down payment from a single source.</text:p>
            <text:p/>
            <text:p>Format = 12(Z).2(Z)</text:p>
            <text:p>For FHA loan submissions, the total sum of the amount(s) passed in 02E-030 for the Down Payment Type Codes: H1, H3, H5 and/or H6, should equal the sum of all gift assets listed in 06C.</text:p>
            <text:p/>
          </table:table-cell>
          <table:table-cell table:style-name="ce482"/>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DOWN_PAYMENT _Amount&gt;</text:p>
          </table:table-cell>
          <table:table-cell table:style-name="ce695" table:number-columns-repeated="1010"/>
        </table:table-row>
        <table:table-row table:style-name="ro88">
          <table:table-cell table:style-name="ce332"/>
          <table:table-cell table:style-name="ce360" office:value-type="string">
            <text:p>02E-040</text:p>
          </table:table-cell>
          <table:table-cell table:style-name="ce410" office:value-type="string">
            <text:p>II</text:p>
          </table:table-cell>
          <table:table-cell table:style-name="ce449" office:value-type="string">
            <text:p>Down Payment Explanation</text:p>
          </table:table-cell>
          <table:table-cell table:style-name="ce502" office:value-type="float" office:value="21">
            <text:p>21</text:p>
          </table:table-cell>
          <table:table-cell table:style-name="ce360" office:value-type="string">
            <text:p>80</text:p>
          </table:table-cell>
          <table:table-cell table:style-name="ce360"/>
          <table:table-cell table:style-name="ce482" office:value-type="string">
            <text:p>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A brief comment, explaining the source of the down payment item.</text:p>
            <text:p/>
            <text:p>Text</text:p>
          </table:table-cell>
          <table:table-cell table:style-name="ce482"/>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DOWN_PAYMENT _SourceDescription&gt;</text:p>
          </table:table-cell>
          <table:table-cell table:style-name="ce695" table:number-columns-repeated="1010"/>
        </table:table-row>
        <table:table-row table:style-name="ro28">
          <table:table-cell table:style-name="ce337"/>
          <table:table-cell table:style-name="ce367"/>
          <table:table-cell table:style-name="ce412"/>
          <table:table-cell table:style-name="ce453" office:value-type="string">
            <text:p>&lt;N/L&gt;</text:p>
          </table:table-cell>
          <table:table-cell table:style-name="ce503"/>
          <table:table-cell table:style-name="ce537" table:number-columns-repeated="2"/>
          <table:table-cell table:style-name="ce573" office:value-type="string">
            <text:p>End of record: Length=100</text:p>
          </table:table-cell>
          <table:table-cell table:style-name="ce466"/>
          <table:table-cell table:style-name="ce503" table:content-validation-name="val2" table:number-columns-repeated="2"/>
          <table:table-cell table:style-name="ce503" table:content-validation-name="val3"/>
          <table:table-cell table:style-name="ce503" table:content-validation-name="val2"/>
          <table:table-cell table:style-name="ce674"/>
          <table:table-cell table:style-name="ce696" table:number-columns-repeated="1010"/>
        </table:table-row>
        <table:table-row table:style-name="ro28">
          <table:table-cell table:style-name="ce332"/>
          <table:table-cell table:style-name="ce369" office:value-type="string">
            <text:p>03A-010</text:p>
          </table:table-cell>
          <table:table-cell table:style-name="ce417"/>
          <table:table-cell table:style-name="ce370" office:value-type="string">
            <text:p>03A</text:p>
          </table:table-cell>
          <table:table-cell table:style-name="ce416" office:value-type="float" office:value="1">
            <text:p>1</text:p>
          </table:table-cell>
          <table:table-cell table:style-name="ce369" office:value-type="string">
            <text:p>3</text:p>
          </table:table-cell>
          <table:table-cell table:style-name="ce369" office:value-type="string">
            <text:p>SA</text:p>
          </table:table-cell>
          <table:table-cell table:style-name="ce580" office:value-type="string">
            <text:p>Record ID: Applicant(s) Data</text:p>
          </table:table-cell>
          <table:table-cell table:style-name="ce370"/>
          <table:table-cell table:number-columns-repeated="2" table:style-name="ce416" table:content-validation-name="val2" office:value-type="string">
            <text:p>R</text:p>
          </table:table-cell>
          <table:table-cell table:style-name="ce416" table:content-validation-name="val3" office:value-type="string">
            <text:p>R</text:p>
          </table:table-cell>
          <table:table-cell table:style-name="ce416" table:content-validation-name="val2" office:value-type="string">
            <text:p>R</text:p>
          </table:table-cell>
          <table:table-cell table:style-name="ce370"/>
          <table:table-cell table:number-columns-repeated="1010"/>
        </table:table-row>
        <table:table-row table:style-name="ro125">
          <table:table-cell table:style-name="ce332"/>
          <table:table-cell table:style-name="ce360" office:value-type="string">
            <text:p>03A-020</text:p>
          </table:table-cell>
          <table:table-cell table:style-name="ce410" office:value-type="string">
            <text:p>III</text:p>
          </table:table-cell>
          <table:table-cell table:style-name="ce449" office:value-type="string">
            <text:p>Applicant / Co-Applicant Indicator</text:p>
          </table:table-cell>
          <table:table-cell table:style-name="ce502" office:value-type="float" office:value="4">
            <text:p>4</text:p>
          </table:table-cell>
          <table:table-cell table:style-name="ce360" office:value-type="string">
            <text:p>2</text:p>
          </table:table-cell>
          <table:table-cell table:style-name="ce360"/>
          <table:table-cell table:style-name="ce482" office:value-type="string">
            <text:p>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A code that indicates if this information is for the applicant or co-applicant.</text:p>
            <text:p/>
            <text:p>EarlyCheck: Required for DU Compare.</text:p>
          </table:table-cell>
          <table:table-cell table:style-name="ce449" office:value-type="string">
            <text:p>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BW = Applicant</text:p>
            <text:p>QZ = Co-Applicant</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PrintPositionType&gt;</text:p>
          </table:table-cell>
          <table:table-cell table:style-name="ce700" table:number-columns-repeated="1010"/>
        </table:table-row>
        <table:table-row table:style-name="ro126">
          <table:table-cell table:style-name="ce332"/>
          <table:table-cell table:style-name="ce360" office:value-type="string">
            <text:p>03A-030</text:p>
          </table:table-cell>
          <table:table-cell table:style-name="ce410" office:value-type="string">
            <text:p>III</text:p>
          </table:table-cell>
          <table:table-cell table:style-name="ce449" office:value-type="string">
            <text:p>Applicant Social Security Number</text:p>
          </table:table-cell>
          <table:table-cell table:style-name="ce410" office:value-type="float" office:value="6">
            <text:p>6</text:p>
          </table:table-cell>
          <table:table-cell table:style-name="ce360" office:value-type="string">
            <text:p>9</text:p>
          </table:table-cell>
          <table:table-cell table:style-name="ce360"/>
          <table:table-cell table:style-name="ce482" office:value-type="string">
            <text:p>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Unique number assigned by the United States Social Security Administration that identifies the applicant.</text:p>
            <text:p/>
            <text:p>Format: Include only digits.</text:p>
            <text:p/>
            <text:p>EarlyCheck: Required for DU Compare.</text:p>
          </table:table-cell>
          <table:table-cell table:style-name="ce539"/>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SSN&gt;</text:p>
          </table:table-cell>
          <table:table-cell table:style-name="ce691" table:number-columns-repeated="1010"/>
        </table:table-row>
        <table:table-row table:style-name="ro35">
          <table:table-cell table:style-name="ce332"/>
          <table:table-cell table:style-name="ce360" office:value-type="string">
            <text:p>03A-040</text:p>
          </table:table-cell>
          <table:table-cell table:style-name="ce410" office:value-type="string">
            <text:p>III</text:p>
          </table:table-cell>
          <table:table-cell table:style-name="ce449" office:value-type="string">
            <text:p>Applicant First Name</text:p>
          </table:table-cell>
          <table:table-cell table:style-name="ce502" office:value-type="float" office:value="15">
            <text:p>15</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FirstName&gt;</text:p>
          </table:table-cell>
          <table:table-cell table:style-name="ce695" table:number-columns-repeated="1010"/>
        </table:table-row>
        <table:table-row table:style-name="ro35">
          <table:table-cell table:style-name="ce332"/>
          <table:table-cell table:style-name="ce360" office:value-type="string">
            <text:p>03A-050</text:p>
          </table:table-cell>
          <table:table-cell table:style-name="ce410" office:value-type="string">
            <text:p>III</text:p>
          </table:table-cell>
          <table:table-cell table:style-name="ce449" office:value-type="string">
            <text:p>Applicant Middle Name</text:p>
          </table:table-cell>
          <table:table-cell table:style-name="ce502" office:value-type="float" office:value="50">
            <text:p>50</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MiddleName&gt;</text:p>
          </table:table-cell>
          <table:table-cell table:style-name="ce695" table:number-columns-repeated="1010"/>
        </table:table-row>
        <table:table-row table:style-name="ro35">
          <table:table-cell table:style-name="ce332"/>
          <table:table-cell table:style-name="ce360" office:value-type="string">
            <text:p>03A-060</text:p>
          </table:table-cell>
          <table:table-cell table:style-name="ce410" office:value-type="string">
            <text:p>III</text:p>
          </table:table-cell>
          <table:table-cell table:style-name="ce449" office:value-type="string">
            <text:p>Applicant Last Name</text:p>
          </table:table-cell>
          <table:table-cell table:style-name="ce502" office:value-type="float" office:value="85">
            <text:p>85</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LastName&gt;</text:p>
          </table:table-cell>
          <table:table-cell table:style-name="ce695" table:number-columns-repeated="1010"/>
        </table:table-row>
        <table:table-row table:style-name="ro88">
          <table:table-cell table:style-name="ce332"/>
          <table:table-cell table:style-name="ce360" office:value-type="string">
            <text:p>03A-070</text:p>
          </table:table-cell>
          <table:table-cell table:style-name="ce410" office:value-type="string">
            <text:p>III</text:p>
          </table:table-cell>
          <table:table-cell table:style-name="ce449" office:value-type="string">
            <text:p>Applicant Generation</text:p>
          </table:table-cell>
          <table:table-cell table:style-name="ce502" office:value-type="float" office:value="120">
            <text:p>120</text:p>
          </table:table-cell>
          <table:table-cell table:style-name="ce360" office:value-type="string">
            <text:p>4</text:p>
          </table:table-cell>
          <table:table-cell table:style-name="ce360"/>
          <table:table-cell table:style-name="ce482" office:value-type="string">
            <text:p>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text:p>
            <text:p/>
            <text:p>The name suffix of the borrower. (E.g., JR, SR, II, III, IV or V)</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table:table-cell table:style-name="ce449" office:value-type="string">
            <text:p>&lt;BORROWER_NameSuffix &gt;</text:p>
          </table:table-cell>
          <table:table-cell table:style-name="ce695" table:number-columns-repeated="1010"/>
        </table:table-row>
        <table:table-row table:style-name="ro35">
          <table:table-cell table:style-name="ce332"/>
          <table:table-cell table:style-name="ce360" office:value-type="string">
            <text:p>03A-080</text:p>
          </table:table-cell>
          <table:table-cell table:style-name="ce410" office:value-type="string">
            <text:p>III</text:p>
          </table:table-cell>
          <table:table-cell table:style-name="ce449" office:value-type="string">
            <text:p>Home Phone</text:p>
          </table:table-cell>
          <table:table-cell table:style-name="ce502" office:value-type="float" office:value="124">
            <text:p>124</text:p>
          </table:table-cell>
          <table:table-cell table:style-name="ce360" office:value-type="string">
            <text:p>10</text:p>
          </table:table-cell>
          <table:table-cell table:style-name="ce360"/>
          <table:table-cell table:style-name="ce482" office:value-type="string">
            <text:p>Format: Include only digit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HomeTelephoneNumber&gt;</text:p>
          </table:table-cell>
          <table:table-cell table:style-name="ce695" table:number-columns-repeated="1010"/>
        </table:table-row>
        <table:table-row table:style-name="ro88">
          <table:table-cell table:style-name="ce332"/>
          <table:table-cell table:style-name="ce360" office:value-type="string">
            <text:p>03A-090</text:p>
          </table:table-cell>
          <table:table-cell table:style-name="ce410" office:value-type="string">
            <text:p>III</text:p>
          </table:table-cell>
          <table:table-cell table:style-name="ce449" office:value-type="string">
            <text:p>Age</text:p>
          </table:table-cell>
          <table:table-cell table:style-name="ce502" office:value-type="float" office:value="134">
            <text:p>134</text:p>
          </table:table-cell>
          <table:table-cell table:style-name="ce360" office:value-type="string">
            <text:p>3</text:p>
          </table:table-cell>
          <table:table-cell table:style-name="ce360"/>
          <table:table-cell table:style-name="ce482" office:value-type="string">
            <text:p>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he age in years of the applicant</text:p>
            <text:p/>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_AgeAtApplicationYears&gt;</text:p>
          </table:table-cell>
          <table:table-cell table:style-name="ce695" table:number-columns-repeated="1010"/>
        </table:table-row>
        <table:table-row table:style-name="ro127">
          <table:table-cell table:style-name="ce332"/>
          <table:table-cell table:style-name="ce360" office:value-type="string">
            <text:p>03A-100</text:p>
          </table:table-cell>
          <table:table-cell table:style-name="ce410" office:value-type="string">
            <text:p>III</text:p>
          </table:table-cell>
          <table:table-cell table:style-name="ce449" office:value-type="string">
            <text:p>Yrs. School</text:p>
          </table:table-cell>
          <table:table-cell table:style-name="ce502" office:value-type="float" office:value="137">
            <text:p>137</text:p>
          </table:table-cell>
          <table:table-cell table:style-name="ce360" office:value-type="string">
            <text:p>2</text:p>
          </table:table-cell>
          <table:table-cell table:style-name="ce360"/>
          <table:table-cell table:style-name="ce482" office:value-type="string">
            <text:p>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he number of years that the applicant attended school. Includes grades 1-12, as well as, college</text:p>
            <text:p/>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SchoolingYears&gt;</text:p>
          </table:table-cell>
          <table:table-cell table:style-name="ce695" table:number-columns-repeated="1010"/>
        </table:table-row>
        <table:table-row table:style-name="ro88">
          <table:table-cell table:style-name="ce332"/>
          <table:table-cell table:style-name="ce360" office:value-type="string">
            <text:p>03A-110</text:p>
          </table:table-cell>
          <table:table-cell table:style-name="ce410" office:value-type="string">
            <text:p>III</text:p>
          </table:table-cell>
          <table:table-cell table:style-name="ce449" office:value-type="string">
            <text:p>Marital Status</text:p>
          </table:table-cell>
          <table:table-cell table:style-name="ce502" office:value-type="float" office:value="139">
            <text:p>139</text:p>
          </table:table-cell>
          <table:table-cell table:style-name="ce360" office:value-type="string">
            <text:p>1</text:p>
          </table:table-cell>
          <table:table-cell table:style-name="ce360"/>
          <table:table-cell table:style-name="ce482"/>
          <table:table-cell table:style-name="ce449" office:value-type="string">
            <text:p>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EDI Data Element 1067:</text:p>
            <text:p>M = Married</text:p>
            <text:p>S = Separated</text:p>
            <text:p>U = Unmarried (Single, Divorced, Widowed)</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MaritalStatusType&gt;</text:p>
          </table:table-cell>
          <table:table-cell table:style-name="ce695" table:number-columns-repeated="1010"/>
        </table:table-row>
        <table:table-row table:style-name="ro128">
          <table:table-cell table:style-name="ce332"/>
          <table:table-cell table:style-name="ce360" office:value-type="string">
            <text:p>03A-120</text:p>
          </table:table-cell>
          <table:table-cell table:style-name="ce410" office:value-type="string">
            <text:p>III</text:p>
          </table:table-cell>
          <table:table-cell table:style-name="ce449" office:value-type="string">
            <text:p>Dependents (no.)</text:p>
          </table:table-cell>
          <table:table-cell table:style-name="ce410" office:value-type="float" office:value="140">
            <text:p>140</text:p>
          </table:table-cell>
          <table:table-cell table:style-name="ce360" office:value-type="string">
            <text:p>2</text:p>
          </table:table-cell>
          <table:table-cell table:style-name="ce360"/>
          <table:table-cell table:style-name="ce482" office:value-type="string">
            <text:p>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he number of dependents of the applicant.</text:p>
            <text:p/>
            <text:p>N</text:p>
            <text:p/>
            <text:p>Required for a VA loan.</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DependentCount&gt;</text:p>
          </table:table-cell>
          <table:table-cell table:style-name="ce693" table:number-columns-repeated="1010"/>
        </table:table-row>
        <table:table-row table:style-name="ro129">
          <table:table-cell table:style-name="ce332"/>
          <table:table-cell table:style-name="ce360" office:value-type="string">
            <text:p>03A-130</text:p>
          </table:table-cell>
          <table:table-cell table:style-name="ce410" office:value-type="string">
            <text:p>III</text:p>
          </table:table-cell>
          <table:table-cell table:style-name="ce449" office:value-type="string">
            <text:p>Completed Jointly/Not Jointly</text:p>
          </table:table-cell>
          <table:table-cell table:style-name="ce410" office:value-type="float" office:value="142">
            <text:p>142</text:p>
          </table:table-cell>
          <table:table-cell table:style-name="ce360" office:value-type="string">
            <text:p>1</text:p>
          </table:table-cell>
          <table:table-cell table:style-name="ce360"/>
          <table:table-cell table:style-name="ce482" office:value-type="string">
            <text:p>A code that indicates whether the applicant /co-applicant completed the application jointly with the associated applicant/co-applicant.</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JointAssetLiabilityReportingType&gt;</text:p>
          </table:table-cell>
          <table:table-cell table:style-name="ce693" table:number-columns-repeated="1010"/>
        </table:table-row>
        <table:table-row table:style-name="ro130">
          <table:table-cell table:style-name="ce332"/>
          <table:table-cell table:style-name="ce360" office:value-type="string">
            <text:p>03A-140</text:p>
          </table:table-cell>
          <table:table-cell table:style-name="ce410" office:value-type="string">
            <text:p>III</text:p>
          </table:table-cell>
          <table:table-cell table:style-name="ce449" office:value-type="string">
            <text:p>Cross-Reference Number</text:p>
          </table:table-cell>
          <table:table-cell table:style-name="ce502" office:value-type="float" office:value="143">
            <text:p>143</text:p>
          </table:table-cell>
          <table:table-cell table:style-name="ce360" office:value-type="string">
            <text:p>9</text:p>
          </table:table-cell>
          <table:table-cell table:style-name="ce360"/>
          <table:table-cell table:style-name="ce482" office:value-type="string">
            <text:p>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Social Security Number of applicant /co-applicant whose Assets/ Liabilities are reported jointly.</text:p>
            <text:p/>
            <text:p>N</text:p>
            <text:p/>
            <text:p>Fannie Mae: Required if a Co-Applicant exists.</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BORROWER JointAssetBorrowerID&gt;</text:p>
          </table:table-cell>
          <table:table-cell table:style-name="ce695" table:number-columns-repeated="1010"/>
        </table:table-row>
        <table:table-row table:style-name="ro131">
          <table:table-cell table:style-name="ce332"/>
          <table:table-cell table:style-name="ce360" office:value-type="string">
            <text:p>03A-150</text:p>
          </table:table-cell>
          <table:table-cell table:style-name="ce410" office:value-type="string">
            <text:p>III</text:p>
          </table:table-cell>
          <table:table-cell table:style-name="ce449" office:value-type="string">
            <text:p>Date of Birth</text:p>
          </table:table-cell>
          <table:table-cell table:style-name="ce410" office:value-type="float" office:value="152">
            <text:p>152</text:p>
          </table:table-cell>
          <table:table-cell table:style-name="ce360" office:value-type="string">
            <text:p>8</text:p>
          </table:table-cell>
          <table:table-cell table:style-name="ce360"/>
          <table:table-cell table:style-name="ce482" office:value-type="string">
            <text:p>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Applicant data of birth</text:p>
            <text:p>Format: CCYYMMDD</text:p>
          </table:table-cell>
          <table:table-cell table:style-name="ce449"/>
          <table:table-cell table:style-name="ce410" table:content-validation-name="val2" office:value-type="string">
            <text:p>R</text:p>
          </table:table-cell>
          <table:table-cell table:style-name="ce410" table:content-validation-name="val2"/>
          <table:table-cell table:style-name="ce410" table:content-validation-name="val3"/>
          <table:table-cell table:style-name="ce410" table:content-validation-name="val2" office:value-type="string">
            <text:p>R</text:p>
          </table:table-cell>
          <table:table-cell table:style-name="ce449" office:value-type="string">
            <text:p>&lt;BORROWER _BirthDate&gt;</text:p>
          </table:table-cell>
          <table:table-cell table:style-name="ce693" table:number-columns-repeated="1010"/>
        </table:table-row>
        <table:table-row table:style-name="ro35">
          <table:table-cell table:style-name="ce332"/>
          <table:table-cell table:style-name="ce360" office:value-type="string">
            <text:p>03A-160</text:p>
          </table:table-cell>
          <table:table-cell table:style-name="ce410" office:value-type="string">
            <text:p>III</text:p>
          </table:table-cell>
          <table:table-cell table:style-name="ce449" office:value-type="string">
            <text:p>Email Address</text:p>
          </table:table-cell>
          <table:table-cell table:style-name="ce502" office:value-type="float" office:value="160">
            <text:p>160</text:p>
          </table:table-cell>
          <table:table-cell table:style-name="ce360" office:value-type="string">
            <text:p>80</text:p>
          </table:table-cell>
          <table:table-cell table:style-name="ce360"/>
          <table:table-cell table:style-name="ce482" office:value-type="string">
            <text:p>Applicant email addres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CONTACT_POINT _Type&gt;</text:p>
          </table:table-cell>
          <table:table-cell table:style-name="ce695" table:number-columns-repeated="1010"/>
        </table:table-row>
        <table:table-row table:style-name="ro68">
          <table:table-cell table:style-name="ce333"/>
          <table:table-cell table:style-name="ce373"/>
          <table:table-cell table:style-name="ce420"/>
          <table:table-cell table:style-name="ce461" office:value-type="string">
            <text:p>&lt;N/L&gt;</text:p>
          </table:table-cell>
          <table:table-cell table:style-name="ce420"/>
          <table:table-cell table:style-name="ce373" table:number-columns-repeated="2"/>
          <table:table-cell table:style-name="ce581" office:value-type="string">
            <text:p>End of record: Length=239</text:p>
          </table:table-cell>
          <table:table-cell table:style-name="ce622"/>
          <table:table-cell table:style-name="ce420" table:content-validation-name="val2" table:number-columns-repeated="2"/>
          <table:table-cell table:style-name="ce420" table:content-validation-name="val3"/>
          <table:table-cell table:style-name="ce420" table:content-validation-name="val2"/>
          <table:table-cell table:style-name="ce622"/>
          <table:table-cell table:style-name="ce690" table:number-columns-repeated="1010"/>
        </table:table-row>
        <table:table-row table:style-name="ro132">
          <table:table-cell table:style-name="ce332"/>
          <table:table-cell table:style-name="ce369" office:value-type="string">
            <text:p>03B-010</text:p>
          </table:table-cell>
          <table:table-cell table:style-name="ce417"/>
          <table:table-cell table:style-name="ce370" office:value-type="string">
            <text:p>03B</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Record ID: Dependent’s Age.</text:p>
            <text:p/>
            <text:p>Specify if field 03A-120 is &gt;0. Number of occurrences must equal value in Field 03A-120.</text:p>
          </table:table-cell>
          <table:table-cell table:style-name="ce370"/>
          <table:table-cell table:style-name="ce416" table:content-validation-name="val2"/>
          <table:table-cell table:style-name="ce416" table:content-validation-name="val2" office:value-type="string">
            <text:p>C</text:p>
          </table:table-cell>
          <table:table-cell table:style-name="ce416" table:content-validation-name="val3"/>
          <table:table-cell table:style-name="ce416" table:content-validation-name="val2"/>
          <table:table-cell table:style-name="ce370"/>
          <table:table-cell table:style-name="ce701" table:number-columns-repeated="1010"/>
        </table:table-row>
        <table:table-row table:style-name="ro88">
          <table:table-cell table:style-name="ce332"/>
          <table:table-cell table:style-name="ce360" office:value-type="string">
            <text:p>03B-020</text:p>
          </table:table-cell>
          <table:table-cell table:style-name="ce390" office:value-type="string">
            <text:p>II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Social Security Number of applicant whose dependent’s age is being entered.</text:p>
            <text:p/>
            <text:p>n</text:p>
          </table:table-cell>
          <table:table-cell table:style-name="ce449" office:value-type="string">
            <text:p>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Dependent’s Age.</text:p>
            <text:p/>
            <text:p>Include occurrences if value of attribute Dependent Count is greater than zero. The number of occurrences of this element must equal the value of Dependent Count. Required for VA loans if 03A-120 is &gt;0.</text:p>
          </table:table-cell>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style-name="ce695" table:number-columns-repeated="1010"/>
        </table:table-row>
        <table:table-row table:style-name="ro133">
          <table:table-cell table:style-name="ce332"/>
          <table:table-cell table:style-name="ce360" office:value-type="string">
            <text:p>03B-030</text:p>
          </table:table-cell>
          <table:table-cell table:style-name="ce410" office:value-type="string">
            <text:p>III</text:p>
          </table:table-cell>
          <table:table-cell table:style-name="ce449" office:value-type="string">
            <text:p>Dependent's Age</text:p>
          </table:table-cell>
          <table:table-cell table:style-name="ce410" office:value-type="float" office:value="13">
            <text:p>13</text:p>
          </table:table-cell>
          <table:table-cell table:style-name="ce360" office:value-type="string">
            <text:p>3</text:p>
          </table:table-cell>
          <table:table-cell table:style-name="ce360"/>
          <table:table-cell table:style-name="ce482" office:value-type="string">
            <text:p>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Age of the dependent for the applicant.</text:p>
            <text:p/>
            <text:p>n</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DEPENDENT _AgeYears&gt;</text:p>
          </table:table-cell>
          <table:table-cell table:style-name="ce693"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15</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35">
          <table:table-cell table:style-name="ce332"/>
          <table:table-cell table:style-name="ce369" office:value-type="string">
            <text:p>03C-010</text:p>
          </table:table-cell>
          <table:table-cell table:style-name="ce417"/>
          <table:table-cell table:style-name="ce370" office:value-type="string">
            <text:p>03C</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Applicant(s) Address</text:p>
          </table:table-cell>
          <table:table-cell table:style-name="ce370"/>
          <table:table-cell table:number-columns-repeated="2" table:style-name="ce416" table:content-validation-name="val2" office:value-type="string">
            <text:p>R</text:p>
          </table:table-cell>
          <table:table-cell table:style-name="ce416" table:content-validation-name="val3" office:value-type="string">
            <text:p>R</text:p>
          </table:table-cell>
          <table:table-cell table:style-name="ce416" table:content-validation-name="val2" office:value-type="string">
            <text:p>R</text:p>
          </table:table-cell>
          <table:table-cell table:style-name="ce370" office:value-type="string">
            <text:p>&lt;BORROWER _RESIDENCE&gt;</text:p>
          </table:table-cell>
          <table:table-cell table:style-name="ce695" table:number-columns-repeated="1010"/>
        </table:table-row>
        <table:table-row table:style-name="ro134">
          <table:table-cell table:style-name="ce332"/>
          <table:table-cell table:style-name="ce360" office:value-type="string">
            <text:p>03C-020</text:p>
          </table:table-cell>
          <table:table-cell table:style-name="ce390" office:value-type="string">
            <text:p>II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Social Security Number of applicant whose address is being entered.</text:p>
            <text:p/>
            <text:p>n</text:p>
          </table:table-cell>
          <table:table-cell table:style-name="ce449"/>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SSN&gt;</text:p>
          </table:table-cell>
          <table:table-cell table:style-name="ce695" table:number-columns-repeated="1010"/>
        </table:table-row>
        <table:table-row table:style-name="ro135">
          <table:table-cell table:style-name="ce332"/>
          <table:table-cell table:style-name="ce360" office:value-type="string">
            <text:p>03C-030</text:p>
          </table:table-cell>
          <table:table-cell table:style-name="ce410" office:value-type="string">
            <text:p>III</text:p>
          </table:table-cell>
          <table:table-cell table:style-name="ce449" office:value-type="string">
            <text:p>(Present/Former)</text:p>
          </table:table-cell>
          <table:table-cell table:style-name="ce502" office:value-type="float" office:value="13">
            <text:p>13</text:p>
          </table:table-cell>
          <table:table-cell table:style-name="ce360" office:value-type="string">
            <text:p>2</text:p>
          </table:table-cell>
          <table:table-cell table:style-name="ce360"/>
          <table:table-cell table:style-name="ce482" office:value-type="string">
            <text:p>BH is not required. It only appears if mailing address is different from Present address. A borrower is limited to one mailing address.</text:p>
          </table:table-cell>
          <table:table-cell table:style-name="ce449" office:value-type="string">
            <text:p>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F4 = Former Residence</text:p>
            <text:p>ZG = Present Address</text:p>
            <text:p>BH = Mailing Address</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lt;BORROWER _RESIDENCE BorrowerResidencyType&gt;</text:p>
          </table:table-cell>
          <table:table-cell table:style-name="ce695" table:number-columns-repeated="1010"/>
        </table:table-row>
        <table:table-row table:style-name="ro88">
          <table:table-cell table:style-name="ce332"/>
          <table:table-cell table:style-name="ce360" office:value-type="string">
            <text:p>03C-040</text:p>
          </table:table-cell>
          <table:table-cell table:style-name="ce390" office:value-type="string">
            <text:p>III</text:p>
          </table:table-cell>
          <table:table-cell table:style-name="ce449" office:value-type="string">
            <text:p>Residence Street Address</text:p>
          </table:table-cell>
          <table:table-cell table:style-name="ce502" office:value-type="float" office:value="15">
            <text:p>15</text:p>
          </table:table-cell>
          <table:table-cell table:style-name="ce360" office:value-type="string">
            <text:p>50</text:p>
          </table:table-cell>
          <table:table-cell table:style-name="ce360"/>
          <table:table-cell table:style-name="ce482" office:value-type="string">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The first and second lines of the address of the residence property.</text:p>
            <text:p/>
            <text:p>Required if field 03C-030 is Present Address</text:p>
            <text:p>Text</text:p>
            <text:p/>
            <text:p>Note: This may be different from the mailing address of the property.</text:p>
            <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lt;BORROWER _RESIDENCE _StreetAddress&gt;</text:p>
            <text:p/>
            <text:p>&lt;BORROWER _MAIL_TO _StreetAddress&gt;</text:p>
          </table:table-cell>
          <table:table-cell table:style-name="ce695" table:number-columns-repeated="1010"/>
        </table:table-row>
        <table:table-row table:style-name="ro136">
          <table:table-cell table:style-name="ce332"/>
          <table:table-cell table:style-name="ce360" office:value-type="string">
            <text:p>03C-050</text:p>
          </table:table-cell>
          <table:table-cell table:style-name="ce390" office:value-type="string">
            <text:p>III</text:p>
          </table:table-cell>
          <table:table-cell table:style-name="ce449" office:value-type="string">
            <text:p>Residence City</text:p>
          </table:table-cell>
          <table:table-cell table:style-name="ce502" office:value-type="float" office:value="65">
            <text:p>65</text:p>
          </table:table-cell>
          <table:table-cell table:style-name="ce360" office:value-type="string">
            <text:p>35</text:p>
          </table:table-cell>
          <table:table-cell table:style-name="ce360"/>
          <table:table-cell table:style-name="ce482" office:value-type="string">
            <text:p>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he name of the municipality in which the property is located.</text:p>
            <text:p/>
            <text:p>Text</text:p>
            <text:p/>
            <text:p>Required if field 03C-030 is Present Address</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lt;BORROWER _RESIDENCE _City&gt;</text:p>
            <text:p/>
            <text:p/>
            <text:p/>
            <text:p>&lt;BORROWER _MAIL_TO _City&gt;</text:p>
          </table:table-cell>
          <table:table-cell table:style-name="ce695" table:number-columns-repeated="1010"/>
        </table:table-row>
        <table:table-row table:style-name="ro88">
          <table:table-cell table:style-name="ce332"/>
          <table:table-cell table:style-name="ce360" office:value-type="string">
            <text:p>03C-060</text:p>
          </table:table-cell>
          <table:table-cell table:style-name="ce390" office:value-type="string">
            <text:p>III</text:p>
          </table:table-cell>
          <table:table-cell table:style-name="ce449" office:value-type="string">
            <text:p>Residence State</text:p>
          </table:table-cell>
          <table:table-cell table:style-name="ce502" office:value-type="float" office:value="100">
            <text:p>100</text:p>
          </table:table-cell>
          <table:table-cell table:style-name="ce360" office:value-type="string">
            <text:p>2</text:p>
          </table:table-cell>
          <table:table-cell table:style-name="ce360"/>
          <table:table-cell table:style-name="ce482" office:value-type="string">
            <text:p>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he state, commonwealth or territory in which the property is located.</text:p>
            <text:p/>
            <text:p>Text</text:p>
            <text:p/>
            <text:p>Required if field 03C-030 is Present Address</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lt;BORROWER _RESIDENCE _State&gt;</text:p>
            <text:p/>
            <text:p>&lt;BORROWER _MAIL_TO _State&gt;</text:p>
          </table:table-cell>
          <table:table-cell table:style-name="ce695" table:number-columns-repeated="1010"/>
        </table:table-row>
        <table:table-row table:style-name="ro137">
          <table:table-cell table:style-name="ce332"/>
          <table:table-cell table:style-name="ce360" office:value-type="string">
            <text:p>03C-070</text:p>
          </table:table-cell>
          <table:table-cell table:style-name="ce390" office:value-type="string">
            <text:p>III</text:p>
          </table:table-cell>
          <table:table-cell table:style-name="ce449" office:value-type="string">
            <text:p>Residence Zip Code</text:p>
          </table:table-cell>
          <table:table-cell table:style-name="ce502" office:value-type="float" office:value="102">
            <text:p>102</text:p>
          </table:table-cell>
          <table:table-cell table:style-name="ce360" office:value-type="string">
            <text:p>5</text:p>
          </table:table-cell>
          <table:table-cell table:style-name="ce360"/>
          <table:table-cell table:style-name="ce482" office:value-type="string">
            <text:p>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he mail zone of the property.</text:p>
            <text:p/>
            <text:p>N</text:p>
            <text:p>Required if field 03C-030 is Present Address</text:p>
          </table:table-cell>
          <table:table-cell table:style-name="ce449"/>
          <table:table-cell table:number-columns-repeated="2" table:style-name="ce410" table:content-validation-name="val2" office:value-type="string">
            <text:p>C</text:p>
          </table:table-cell>
          <table:table-cell table:style-name="ce410" table:content-validation-name="val3" office:value-type="string">
            <text:p>C</text:p>
          </table:table-cell>
          <table:table-cell table:style-name="ce410" table:content-validation-name="val2" office:value-type="string">
            <text:p>C</text:p>
          </table:table-cell>
          <table:table-cell table:style-name="ce449" office:value-type="string">
            <text:p>&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text:p>
          </table:table-cell>
          <table:table-cell table:style-name="ce695" table:number-columns-repeated="1010"/>
        </table:table-row>
        <table:table-row table:style-name="ro88">
          <table:table-cell table:style-name="ce332"/>
          <table:table-cell table:style-name="ce375" office:value-type="string">
            <text:p>03C-080</text:p>
          </table:table-cell>
          <table:table-cell table:style-name="ce390" office:value-type="string">
            <text:p>III</text:p>
          </table:table-cell>
          <table:table-cell table:style-name="ce449" office:value-type="string">
            <text:p>Residence Zip Code Plus Four</text:p>
          </table:table-cell>
          <table:table-cell table:style-name="ce502" office:value-type="float" office:value="107">
            <text:p>107</text:p>
          </table:table-cell>
          <table:table-cell table:style-name="ce360" office:value-type="string">
            <text:p>4</text:p>
          </table:table-cell>
          <table:table-cell table:style-name="ce360"/>
          <table:table-cell table:style-name="ce482" office:value-type="string">
            <text:p>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he mail sub zone of the property.</text:p>
            <text:p/>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lt;BORROWER _RESIDENCE _PostalCode&gt;</text:p>
            <text:p/>
            <text:p>&lt;BORROWER _MAIL_TO _PostalCode&gt;</text:p>
          </table:table-cell>
          <table:table-cell table:style-name="ce695" table:number-columns-repeated="1010"/>
        </table:table-row>
        <table:table-row table:style-name="ro88">
          <table:table-cell table:style-name="ce332"/>
          <table:table-cell table:style-name="ce360" office:value-type="string">
            <text:p>03C-090</text:p>
          </table:table-cell>
          <table:table-cell table:style-name="ce390" office:value-type="string">
            <text:p>III</text:p>
          </table:table-cell>
          <table:table-cell table:style-name="ce449" office:value-type="string">
            <text:p>Own/Rent/Living Rent Free</text:p>
          </table:table-cell>
          <table:table-cell table:style-name="ce502" office:value-type="float" office:value="111">
            <text:p>111</text:p>
          </table:table-cell>
          <table:table-cell table:style-name="ce360" office:value-type="string">
            <text:p>1</text:p>
          </table:table-cell>
          <table:table-cell table:style-name="ce360"/>
          <table:table-cell table:style-name="ce482" office:value-type="string">
            <text:p>Identifies if the applicant is renting this residence or if he owns it.</text:p>
          </table:table-cell>
          <table:table-cell table:style-name="ce449" office:value-type="string">
            <text:p>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EDI Data Element 1078:</text:p>
            <text:p>X = Living Rent Free</text:p>
            <text:p>R = Rent</text:p>
            <text:p>O = Own</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RESIDENCE BorrowerResidencyBasisType&gt;</text:p>
          </table:table-cell>
          <table:table-cell table:style-name="ce695" table:number-columns-repeated="1010"/>
        </table:table-row>
        <table:table-row table:style-name="ro35">
          <table:table-cell table:style-name="ce332"/>
          <table:table-cell table:style-name="ce360" office:value-type="string">
            <text:p>03C-100</text:p>
          </table:table-cell>
          <table:table-cell table:style-name="ce390" office:value-type="string">
            <text:p>III</text:p>
          </table:table-cell>
          <table:table-cell table:style-name="ce449" office:value-type="string">
            <text:p>No. Yrs.</text:p>
          </table:table-cell>
          <table:table-cell table:style-name="ce502" office:value-type="float" office:value="112">
            <text:p>112</text:p>
          </table:table-cell>
          <table:table-cell table:style-name="ce360" office:value-type="string">
            <text:p>2</text:p>
          </table:table-cell>
          <table:table-cell table:style-name="ce360"/>
          <table:table-cell table:style-name="ce482" office:value-type="string">
            <text:p>n</text:p>
          </table:table-cell>
          <table:table-cell table:style-name="ce449"/>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_RESIDENCE BorrowerResidencyDurationYears&gt;</text:p>
          </table:table-cell>
          <table:table-cell table:style-name="ce695" table:number-columns-repeated="1010"/>
        </table:table-row>
        <table:table-row table:style-name="ro138">
          <table:table-cell table:style-name="ce332"/>
          <table:table-cell table:style-name="ce360" office:value-type="string">
            <text:p>03C-110</text:p>
          </table:table-cell>
          <table:table-cell table:style-name="ce390" office:value-type="string">
            <text:p>III</text:p>
          </table:table-cell>
          <table:table-cell table:style-name="ce449" office:value-type="string">
            <text:p>No. Months</text:p>
          </table:table-cell>
          <table:table-cell table:style-name="ce502" office:value-type="float" office:value="114">
            <text:p>114</text:p>
          </table:table-cell>
          <table:table-cell table:style-name="ce360" office:value-type="string">
            <text:p>2</text:p>
          </table:table-cell>
          <table:table-cell table:style-name="ce360"/>
          <table:table-cell table:style-name="ce482" office:value-type="string">
            <text:p>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n</text:p>
            <text:p/>
            <text:p>Only 1 through 11 are valid.</text:p>
          </table:table-cell>
          <table:table-cell table:style-name="ce449"/>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_RESIDENCE BorrowerResidencyDurationMonths&gt;</text:p>
          </table:table-cell>
          <table:table-cell table:style-name="ce695" table:number-columns-repeated="1010"/>
        </table:table-row>
        <table:table-row table:style-name="ro44">
          <table:table-cell table:style-name="ce332"/>
          <table:table-cell table:style-name="ce360" office:value-type="string">
            <text:p>03C-120</text:p>
          </table:table-cell>
          <table:table-cell table:style-name="ce390" office:value-type="string">
            <text:p>III</text:p>
          </table:table-cell>
          <table:table-cell table:style-name="ce449" office:value-type="string">
            <text:p>Country</text:p>
          </table:table-cell>
          <table:table-cell table:style-name="ce502" office:value-type="float" office:value="116">
            <text:p>116</text:p>
          </table:table-cell>
          <table:table-cell table:style-name="ce360" office:value-type="string">
            <text:p>50</text:p>
          </table:table-cell>
          <table:table-cell table:style-name="ce360"/>
          <table:table-cell table:style-name="ce482" office:value-type="string">
            <text:p>Only applicable for Mailing Addres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MAIL_TO _Country&gt;</text:p>
          </table:table-cell>
          <table:table-cell table:style-name="ce695" table:number-columns-repeated="1010"/>
        </table:table-row>
        <table:table-row table:style-name="ro4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165</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88">
          <table:table-cell table:style-name="ce332"/>
          <table:table-cell table:style-name="ce369" office:value-type="string">
            <text:p>04A-010</text:p>
          </table:table-cell>
          <table:table-cell table:style-name="ce417"/>
          <table:table-cell table:style-name="ce370" office:value-type="string">
            <text:p>04A</text:p>
          </table:table-cell>
          <table:table-cell table:style-name="ce416" office:value-type="float" office:value="1">
            <text:p>1</text:p>
          </table:table-cell>
          <table:table-cell table:style-name="ce369" office:value-type="string">
            <text:p>3</text:p>
          </table:table-cell>
          <table:table-cell table:style-name="ce369" office:value-type="string">
            <text:p>SA</text:p>
          </table:table-cell>
          <table:table-cell table:style-name="ce580" office:value-type="string">
            <text:p>Record ID: Primary Current Employer(s)</text:p>
          </table:table-cell>
          <table:table-cell table:style-name="ce370" office:value-type="string">
            <text:p>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Employer Information</text:p>
            <text:p/>
            <text:p>For each borrower, must have one occurrence for each employer.</text:p>
          </table:table-cell>
          <table:table-cell table:number-columns-repeated="2" table:style-name="ce416" table:content-validation-name="val2" office:value-type="string">
            <text:p>R</text:p>
          </table:table-cell>
          <table:table-cell table:style-name="ce416" table:content-validation-name="val3"/>
          <table:table-cell table:style-name="ce416" table:content-validation-name="val2"/>
          <table:table-cell table:style-name="ce370" office:value-type="string">
            <text:p>&lt;BORROWER EMPLOYER&gt;</text:p>
          </table:table-cell>
          <table:table-cell table:style-name="ce695" table:number-columns-repeated="1010"/>
        </table:table-row>
        <table:table-row table:style-name="ro121">
          <table:table-cell table:style-name="ce332"/>
          <table:table-cell table:style-name="ce360" office:value-type="string">
            <text:p>04A-020</text:p>
          </table:table-cell>
          <table:table-cell table:style-name="ce390" office:value-type="string">
            <text:p>IV</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Social Security Number of applicant whose Employer being entered.</text:p>
            <text:p/>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style-name="ce695" table:number-columns-repeated="1010"/>
        </table:table-row>
        <table:table-row table:style-name="ro35">
          <table:table-cell table:style-name="ce332"/>
          <table:table-cell table:style-name="ce360" office:value-type="string">
            <text:p>04A-030</text:p>
          </table:table-cell>
          <table:table-cell table:style-name="ce390" office:value-type="string">
            <text:p>IV</text:p>
          </table:table-cell>
          <table:table-cell table:style-name="ce449" office:value-type="string">
            <text:p>Employer Name</text:p>
          </table:table-cell>
          <table:table-cell table:style-name="ce502" office:value-type="float" office:value="13">
            <text:p>13</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Name&gt;</text:p>
          </table:table-cell>
          <table:table-cell table:style-name="ce695" table:number-columns-repeated="1010"/>
        </table:table-row>
        <table:table-row table:style-name="ro139">
          <table:table-cell table:style-name="ce332"/>
          <table:table-cell table:style-name="ce360" office:value-type="string">
            <text:p>04A-040</text:p>
          </table:table-cell>
          <table:table-cell table:style-name="ce390" office:value-type="string">
            <text:p>IV</text:p>
          </table:table-cell>
          <table:table-cell table:style-name="ce449" office:value-type="string">
            <text:p>Employer Street Address</text:p>
          </table:table-cell>
          <table:table-cell table:style-name="ce502" office:value-type="float" office:value="48">
            <text:p>48</text:p>
          </table:table-cell>
          <table:table-cell table:style-name="ce360" office:value-type="string">
            <text:p>35</text:p>
          </table:table-cell>
          <table:table-cell table:style-name="ce360"/>
          <table:table-cell table:style-name="ce482" office:value-type="string">
            <text:p>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he first and second lines of the address of the employer.</text:p>
            <text:p/>
            <text:p>Text</text:p>
            <text:p/>
            <text:p>Note: This may be different from the mailing address of the property.</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StreetAddress&gt;</text:p>
          </table:table-cell>
          <table:table-cell table:style-name="ce695" table:number-columns-repeated="1010"/>
        </table:table-row>
        <table:table-row table:style-name="ro35">
          <table:table-cell table:style-name="ce332"/>
          <table:table-cell table:style-name="ce360" office:value-type="string">
            <text:p>04A-050</text:p>
          </table:table-cell>
          <table:table-cell table:style-name="ce390" office:value-type="string">
            <text:p>IV</text:p>
          </table:table-cell>
          <table:table-cell table:style-name="ce449" office:value-type="string">
            <text:p>Employer City</text:p>
          </table:table-cell>
          <table:table-cell table:style-name="ce502" office:value-type="float" office:value="83">
            <text:p>83</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City&gt;</text:p>
          </table:table-cell>
          <table:table-cell table:style-name="ce695" table:number-columns-repeated="1010"/>
        </table:table-row>
        <table:table-row table:style-name="ro79">
          <table:table-cell table:style-name="ce332"/>
          <table:table-cell table:style-name="ce360" office:value-type="string">
            <text:p>04A-060</text:p>
          </table:table-cell>
          <table:table-cell table:style-name="ce390" office:value-type="string">
            <text:p>IV</text:p>
          </table:table-cell>
          <table:table-cell table:style-name="ce449" office:value-type="string">
            <text:p>Employer State</text:p>
          </table:table-cell>
          <table:table-cell table:style-name="ce502" office:value-type="float" office:value="118">
            <text:p>118</text:p>
          </table:table-cell>
          <table:table-cell table:style-name="ce360" office:value-type="string">
            <text:p>2</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State&gt;</text:p>
          </table:table-cell>
          <table:table-cell table:style-name="ce695" table:number-columns-repeated="1010"/>
        </table:table-row>
        <table:table-row table:style-name="ro79">
          <table:table-cell table:style-name="ce332"/>
          <table:table-cell table:style-name="ce360" office:value-type="string">
            <text:p>04A-070</text:p>
          </table:table-cell>
          <table:table-cell table:style-name="ce390" office:value-type="string">
            <text:p>IV</text:p>
          </table:table-cell>
          <table:table-cell table:style-name="ce449" office:value-type="string">
            <text:p>Employer Zip Code</text:p>
          </table:table-cell>
          <table:table-cell table:style-name="ce502" office:value-type="float" office:value="120">
            <text:p>120</text:p>
          </table:table-cell>
          <table:table-cell table:style-name="ce360" office:value-type="string">
            <text:p>5</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PostalCode&gt;</text:p>
          </table:table-cell>
          <table:table-cell table:style-name="ce695" table:number-columns-repeated="1010"/>
        </table:table-row>
        <table:table-row table:style-name="ro79">
          <table:table-cell table:style-name="ce332"/>
          <table:table-cell table:style-name="ce360" office:value-type="string">
            <text:p>04A-080</text:p>
          </table:table-cell>
          <table:table-cell table:style-name="ce390" office:value-type="string">
            <text:p>IV</text:p>
          </table:table-cell>
          <table:table-cell table:style-name="ce449" office:value-type="string">
            <text:p>Employer Zip Code Plus Four</text:p>
          </table:table-cell>
          <table:table-cell table:style-name="ce502" office:value-type="float" office:value="125">
            <text:p>125</text:p>
          </table:table-cell>
          <table:table-cell table:style-name="ce360" office:value-type="string">
            <text:p>4</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PostalCode&gt;</text:p>
          </table:table-cell>
          <table:table-cell table:style-name="ce695" table:number-columns-repeated="1010"/>
        </table:table-row>
        <table:table-row table:style-name="ro121">
          <table:table-cell table:style-name="ce332"/>
          <table:table-cell table:style-name="ce360" office:value-type="string">
            <text:p>04A-090</text:p>
          </table:table-cell>
          <table:table-cell table:style-name="ce390" office:value-type="string">
            <text:p>IV</text:p>
          </table:table-cell>
          <table:table-cell table:style-name="ce449" office:value-type="string">
            <text:p>Self Employed</text:p>
          </table:table-cell>
          <table:table-cell table:style-name="ce502" office:value-type="float" office:value="129">
            <text:p>129</text:p>
          </table:table-cell>
          <table:table-cell table:style-name="ce360" office:value-type="string">
            <text:p>1</text:p>
          </table:table-cell>
          <table:table-cell table:style-name="ce360"/>
          <table:table-cell table:style-name="ce482" office:value-type="string">
            <text:p>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An indication of whether or not the applicant is/was self-employed </text:p>
            <text:p>during the particular employment perio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EmploymentBorrowerSelfEmployedIndicator&gt;</text:p>
          </table:table-cell>
          <table:table-cell table:style-name="ce695" table:number-columns-repeated="1010"/>
        </table:table-row>
        <table:table-row table:style-name="ro99">
          <table:table-cell table:style-name="ce332"/>
          <table:table-cell table:style-name="ce360" office:value-type="string">
            <text:p>04A-100</text:p>
          </table:table-cell>
          <table:table-cell table:style-name="ce390" office:value-type="string">
            <text:p>IV</text:p>
          </table:table-cell>
          <table:table-cell table:style-name="ce449" office:value-type="string">
            <text:p>Yrs. on this job</text:p>
          </table:table-cell>
          <table:table-cell table:style-name="ce502" office:value-type="float" office:value="130">
            <text:p>130</text:p>
          </table:table-cell>
          <table:table-cell table:style-name="ce360" office:value-type="string">
            <text:p>2</text:p>
          </table:table-cell>
          <table:table-cell table:style-name="ce360"/>
          <table:table-cell table:style-name="ce482" office:value-type="string">
            <text:p>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he number of complete years of service to an employer from the start</text:p>
            <text:p>of the employment until the end of the employment period or if the </text:p>
            <text:p>current position until the date of the loan application.</text:p>
            <text:p/>
            <text:p><text:s/>n <text:s/></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CurrentEmploymentYearsOnJob&gt;</text:p>
          </table:table-cell>
          <table:table-cell table:style-name="ce695" table:number-columns-repeated="1010"/>
        </table:table-row>
        <table:table-row table:style-name="ro88">
          <table:table-cell table:style-name="ce332"/>
          <table:table-cell table:style-name="ce360" office:value-type="string">
            <text:p>04A-110</text:p>
          </table:table-cell>
          <table:table-cell table:style-name="ce390" office:value-type="string">
            <text:p>IV</text:p>
          </table:table-cell>
          <table:table-cell table:style-name="ce449" office:value-type="string">
            <text:p>Months on this job</text:p>
          </table:table-cell>
          <table:table-cell table:style-name="ce502" office:value-type="float" office:value="132">
            <text:p>132</text:p>
          </table:table-cell>
          <table:table-cell table:style-name="ce360" office:value-type="string">
            <text:p>2</text:p>
          </table:table-cell>
          <table:table-cell table:style-name="ce360"/>
          <table:table-cell table:style-name="ce482" office:value-type="string">
            <text:p>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he number of months beyond the most recent completed full year of </text:p>
            <text:p>employment the applicant is/has been employed by the employer.</text:p>
            <text:p/>
            <text:p><text:s/>n</text:p>
          </table:table-cell>
          <table:table-cell table:style-name="ce449" office:value-type="string">
            <text:p>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he number of complete months of service to an employer from the start of employment until the date of the loan.</text:p>
            <text:p/>
            <text:p>Fannie Mae: If specifying Secondary employment it is required to populate the Previous Employment Start Dat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CurrentEmploymentMonthsOnJob&gt;</text:p>
          </table:table-cell>
          <table:table-cell table:style-name="ce695" table:number-columns-repeated="1010"/>
        </table:table-row>
        <table:table-row table:style-name="ro140">
          <table:table-cell table:style-name="ce332"/>
          <table:table-cell table:style-name="ce360" office:value-type="string">
            <text:p>04A-120</text:p>
          </table:table-cell>
          <table:table-cell table:style-name="ce390" office:value-type="string">
            <text:p>IV</text:p>
          </table:table-cell>
          <table:table-cell table:style-name="ce449" office:value-type="string">
            <text:p>Yrs. employed in this line of work/profession</text:p>
          </table:table-cell>
          <table:table-cell table:style-name="ce502" office:value-type="float" office:value="134">
            <text:p>134</text:p>
          </table:table-cell>
          <table:table-cell table:style-name="ce360" office:value-type="string">
            <text:p>2</text:p>
          </table:table-cell>
          <table:table-cell table:style-name="ce360"/>
          <table:table-cell table:style-name="ce482" office:value-type="string">
            <text:p>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he total number of years the applicant has worked in the industry or the position.</text:p>
            <text:p/>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CurrentEmploymentTimeInLineOfWorkYears&gt;</text:p>
          </table:table-cell>
          <table:table-cell table:style-name="ce695" table:number-columns-repeated="1010"/>
        </table:table-row>
        <table:table-row table:style-name="ro141">
          <table:table-cell table:style-name="ce332"/>
          <table:table-cell table:style-name="ce360" office:value-type="string">
            <text:p>04A-130</text:p>
          </table:table-cell>
          <table:table-cell table:style-name="ce390" office:value-type="string">
            <text:p>IV</text:p>
          </table:table-cell>
          <table:table-cell table:style-name="ce449" office:value-type="string">
            <text:p>Position / Title / Type of Business</text:p>
          </table:table-cell>
          <table:table-cell table:style-name="ce502" office:value-type="float" office:value="136">
            <text:p>136</text:p>
          </table:table-cell>
          <table:table-cell table:style-name="ce360" office:value-type="string">
            <text:p>2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EmploymentPositionDescription&gt;</text:p>
          </table:table-cell>
          <table:table-cell table:style-name="ce695" table:number-columns-repeated="1010"/>
        </table:table-row>
        <table:table-row table:style-name="ro35">
          <table:table-cell table:style-name="ce332"/>
          <table:table-cell table:style-name="ce360" office:value-type="string">
            <text:p>04A-140</text:p>
          </table:table-cell>
          <table:table-cell table:style-name="ce390" office:value-type="string">
            <text:p>IV</text:p>
          </table:table-cell>
          <table:table-cell table:style-name="ce449" office:value-type="string">
            <text:p>Business Phone</text:p>
          </table:table-cell>
          <table:table-cell table:style-name="ce502" office:value-type="float" office:value="161">
            <text:p>161</text:p>
          </table:table-cell>
          <table:table-cell table:style-name="ce360" office:value-type="string">
            <text:p>10</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TelephoneNumber&gt;</text:p>
          </table:table-cell>
          <table:table-cell table:style-name="ce695" table:number-columns-repeated="1010"/>
        </table:table-row>
        <table:table-row table:style-name="ro22">
          <table:table-cell table:style-name="ce337"/>
          <table:table-cell table:style-name="ce376"/>
          <table:table-cell table:style-name="ce422"/>
          <table:table-cell table:style-name="ce463" office:value-type="string">
            <text:p>&lt;N/L&gt;</text:p>
          </table:table-cell>
          <table:table-cell table:style-name="ce509"/>
          <table:table-cell table:style-name="ce376" table:number-columns-repeated="2"/>
          <table:table-cell table:style-name="ce583" office:value-type="string">
            <text:p>End of record: Length=170</text:p>
          </table:table-cell>
          <table:table-cell table:style-name="ce463"/>
          <table:table-cell table:style-name="ce509" table:content-validation-name="val2" table:number-columns-repeated="2"/>
          <table:table-cell table:style-name="ce509" table:content-validation-name="val3"/>
          <table:table-cell table:style-name="ce509" table:content-validation-name="val2"/>
          <table:table-cell table:style-name="ce672"/>
          <table:table-cell table:style-name="ce696" table:number-columns-repeated="1010"/>
        </table:table-row>
        <table:table-row table:style-name="ro142">
          <table:table-cell table:style-name="ce332"/>
          <table:table-cell table:style-name="ce372" office:value-type="string">
            <text:p>04B-010</text:p>
          </table:table-cell>
          <table:table-cell table:style-name="ce419"/>
          <table:table-cell table:style-name="ce460" office:value-type="string">
            <text:p>04B</text:p>
          </table:table-cell>
          <table:table-cell table:style-name="ce427" office:value-type="float" office:value="1">
            <text:p>1</text:p>
          </table:table-cell>
          <table:table-cell table:style-name="ce372" office:value-type="string">
            <text:p>3</text:p>
          </table:table-cell>
          <table:table-cell table:style-name="ce372" office:value-type="string">
            <text:p>M</text:p>
          </table:table-cell>
          <table:table-cell table:style-name="ce584" office:value-type="string">
            <text:p>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Record ID: Secondary/Previous Employer(s)</text:p>
            <text:p/>
            <text:p>Required if Secondary or Previous Employment entered</text:p>
          </table:table-cell>
          <table:table-cell table:style-name="ce460"/>
          <table:table-cell table:number-columns-repeated="2" table:style-name="ce427" table:content-validation-name="val2" office:value-type="string">
            <text:p>C</text:p>
          </table:table-cell>
          <table:table-cell table:style-name="ce427" table:content-validation-name="val3"/>
          <table:table-cell table:style-name="ce427" table:content-validation-name="val2"/>
          <table:table-cell table:style-name="ce460" office:value-type="string">
            <text:p>&lt;BORROWER EMPLOYER&gt;</text:p>
          </table:table-cell>
          <table:table-cell table:style-name="ce695" table:number-columns-repeated="1010"/>
        </table:table-row>
        <table:table-row table:style-name="ro115">
          <table:table-cell table:style-name="ce332"/>
          <table:table-cell table:style-name="ce360" office:value-type="string">
            <text:p>04B-020</text:p>
          </table:table-cell>
          <table:table-cell table:style-name="ce390" office:value-type="string">
            <text:p>IV</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he social security number of the applicant entered in the Secondary/Previous Employer(s).</text:p>
            <text:p/>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style-name="ce695" table:number-columns-repeated="1010"/>
        </table:table-row>
        <table:table-row table:style-name="ro35">
          <table:table-cell table:style-name="ce332"/>
          <table:table-cell table:style-name="ce360" office:value-type="string">
            <text:p>04B-030</text:p>
          </table:table-cell>
          <table:table-cell table:style-name="ce390" office:value-type="string">
            <text:p>IV</text:p>
          </table:table-cell>
          <table:table-cell table:style-name="ce449" office:value-type="string">
            <text:p>Employer Name</text:p>
          </table:table-cell>
          <table:table-cell table:style-name="ce502" office:value-type="float" office:value="13">
            <text:p>13</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Name&gt;</text:p>
          </table:table-cell>
          <table:table-cell table:style-name="ce695" table:number-columns-repeated="1010"/>
        </table:table-row>
        <table:table-row table:style-name="ro35">
          <table:table-cell table:style-name="ce332"/>
          <table:table-cell table:style-name="ce360" office:value-type="string">
            <text:p>04B-040</text:p>
          </table:table-cell>
          <table:table-cell table:style-name="ce390" office:value-type="string">
            <text:p>IV</text:p>
          </table:table-cell>
          <table:table-cell table:style-name="ce449" office:value-type="string">
            <text:p>Employer Street Address</text:p>
          </table:table-cell>
          <table:table-cell table:style-name="ce502" office:value-type="float" office:value="48">
            <text:p>48</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StreetAddress&gt;</text:p>
          </table:table-cell>
          <table:table-cell table:style-name="ce695" table:number-columns-repeated="1010"/>
        </table:table-row>
        <table:table-row table:style-name="ro35">
          <table:table-cell table:style-name="ce332"/>
          <table:table-cell table:style-name="ce360" office:value-type="string">
            <text:p>04B-050</text:p>
          </table:table-cell>
          <table:table-cell table:style-name="ce390" office:value-type="string">
            <text:p>IV</text:p>
          </table:table-cell>
          <table:table-cell table:style-name="ce449" office:value-type="string">
            <text:p>Employer City</text:p>
          </table:table-cell>
          <table:table-cell table:style-name="ce502" office:value-type="float" office:value="83">
            <text:p>83</text:p>
          </table:table-cell>
          <table:table-cell table:style-name="ce360" office:value-type="string">
            <text:p>3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City&gt;</text:p>
          </table:table-cell>
          <table:table-cell table:style-name="ce695" table:number-columns-repeated="1010"/>
        </table:table-row>
        <table:table-row table:style-name="ro35">
          <table:table-cell table:style-name="ce332"/>
          <table:table-cell table:style-name="ce360" office:value-type="string">
            <text:p>04B-060</text:p>
          </table:table-cell>
          <table:table-cell table:style-name="ce390" office:value-type="string">
            <text:p>IV</text:p>
          </table:table-cell>
          <table:table-cell table:style-name="ce449" office:value-type="string">
            <text:p>Employer State</text:p>
          </table:table-cell>
          <table:table-cell table:style-name="ce502" office:value-type="float" office:value="118">
            <text:p>118</text:p>
          </table:table-cell>
          <table:table-cell table:style-name="ce360" office:value-type="string">
            <text:p>2</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State&gt;</text:p>
          </table:table-cell>
          <table:table-cell table:style-name="ce695" table:number-columns-repeated="1010"/>
        </table:table-row>
        <table:table-row table:style-name="ro35">
          <table:table-cell table:style-name="ce332"/>
          <table:table-cell table:style-name="ce360" office:value-type="string">
            <text:p>04B-070</text:p>
          </table:table-cell>
          <table:table-cell table:style-name="ce390" office:value-type="string">
            <text:p>IV</text:p>
          </table:table-cell>
          <table:table-cell table:style-name="ce449" office:value-type="string">
            <text:p>Employer Zip Code</text:p>
          </table:table-cell>
          <table:table-cell table:style-name="ce502" office:value-type="float" office:value="120">
            <text:p>120</text:p>
          </table:table-cell>
          <table:table-cell table:style-name="ce360" office:value-type="string">
            <text:p>5</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PostalCode&gt;</text:p>
          </table:table-cell>
          <table:table-cell table:style-name="ce695" table:number-columns-repeated="1010"/>
        </table:table-row>
        <table:table-row table:style-name="ro35">
          <table:table-cell table:style-name="ce332"/>
          <table:table-cell table:style-name="ce360" office:value-type="string">
            <text:p>04B-080</text:p>
          </table:table-cell>
          <table:table-cell table:style-name="ce390" office:value-type="string">
            <text:p>IV</text:p>
          </table:table-cell>
          <table:table-cell table:style-name="ce449" office:value-type="string">
            <text:p>Employer Zip Code Plus Four</text:p>
          </table:table-cell>
          <table:table-cell table:style-name="ce502" office:value-type="float" office:value="125">
            <text:p>125</text:p>
          </table:table-cell>
          <table:table-cell table:style-name="ce360" office:value-type="string">
            <text:p>4</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PostalCode&gt;</text:p>
          </table:table-cell>
          <table:table-cell table:style-name="ce695" table:number-columns-repeated="1010"/>
        </table:table-row>
        <table:table-row table:style-name="ro88">
          <table:table-cell table:style-name="ce332"/>
          <table:table-cell table:style-name="ce360" office:value-type="string">
            <text:p>04B-090</text:p>
          </table:table-cell>
          <table:table-cell table:style-name="ce390" office:value-type="string">
            <text:p>IV</text:p>
          </table:table-cell>
          <table:table-cell table:style-name="ce449" office:value-type="string">
            <text:p>Self Employed</text:p>
          </table:table-cell>
          <table:table-cell table:style-name="ce502" office:value-type="float" office:value="129">
            <text:p>129</text:p>
          </table:table-cell>
          <table:table-cell table:style-name="ce360" office:value-type="string">
            <text:p>1</text:p>
          </table:table-cell>
          <table:table-cell table:style-name="ce360"/>
          <table:table-cell table:style-name="ce482" office:value-type="string">
            <text:p>If Current, Secondary Employment, 04B-100 = Y</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EmploymentBorrowerSelfEmployedIndicator&gt;</text:p>
          </table:table-cell>
          <table:table-cell table:style-name="ce695" table:number-columns-repeated="1010"/>
        </table:table-row>
        <table:table-row table:style-name="ro88">
          <table:table-cell table:style-name="ce332"/>
          <table:table-cell table:style-name="ce360" office:value-type="string">
            <text:p>04B-100</text:p>
          </table:table-cell>
          <table:table-cell table:style-name="ce390" office:value-type="string">
            <text:p>IV</text:p>
          </table:table-cell>
          <table:table-cell table:style-name="ce449" office:value-type="string">
            <text:p>Current Employment Flag</text:p>
          </table:table-cell>
          <table:table-cell table:style-name="ce502" office:value-type="float" office:value="130">
            <text:p>130</text:p>
          </table:table-cell>
          <table:table-cell table:style-name="ce360" office:value-type="string">
            <text:p>1</text:p>
          </table:table-cell>
          <table:table-cell table:style-name="ce360"/>
          <table:table-cell table:style-name="ce482"/>
          <table:table-cell table:style-name="ce449" office:value-type="string">
            <text:p>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Y = Current Employment</text:p>
            <text:p>N = Previous Employment</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EmploymentCurrentIndicator&gt;</text:p>
          </table:table-cell>
          <table:table-cell table:style-name="ce695" table:number-columns-repeated="1010"/>
        </table:table-row>
        <table:table-row table:style-name="ro35">
          <table:table-cell table:style-name="ce332"/>
          <table:table-cell table:style-name="ce360" office:value-type="string">
            <text:p>04B-110</text:p>
          </table:table-cell>
          <table:table-cell table:style-name="ce390" office:value-type="string">
            <text:p>IV</text:p>
          </table:table-cell>
          <table:table-cell table:style-name="ce449" office:value-type="string">
            <text:p>From Date</text:p>
          </table:table-cell>
          <table:table-cell table:style-name="ce502" office:value-type="float" office:value="131">
            <text:p>131</text:p>
          </table:table-cell>
          <table:table-cell table:style-name="ce360" office:value-type="string">
            <text:p>8</text:p>
          </table:table-cell>
          <table:table-cell table:style-name="ce360"/>
          <table:table-cell table:style-name="ce482" office:value-type="string">
            <text:p>Format: CCYYMMDD</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EMPLOYER PreviousEmploymentStartDate&gt;</text:p>
          </table:table-cell>
          <table:table-cell table:style-name="ce695" table:number-columns-repeated="1010"/>
        </table:table-row>
        <table:table-row table:style-name="ro143">
          <table:table-cell table:style-name="ce332"/>
          <table:table-cell table:style-name="ce360" office:value-type="string">
            <text:p>04B-120</text:p>
          </table:table-cell>
          <table:table-cell table:style-name="ce390" office:value-type="string">
            <text:p>IV</text:p>
          </table:table-cell>
          <table:table-cell table:style-name="ce449" office:value-type="string">
            <text:p>To Date</text:p>
          </table:table-cell>
          <table:table-cell table:style-name="ce502" office:value-type="float" office:value="139">
            <text:p>139</text:p>
          </table:table-cell>
          <table:table-cell table:style-name="ce360" office:value-type="string">
            <text:p>8</text:p>
          </table:table-cell>
          <table:table-cell table:style-name="ce360"/>
          <table:table-cell table:style-name="ce482" office:value-type="string">
            <text:p>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Format: CCYYMMDD</text:p>
            <text:p/>
            <text:p>Fannie Mae: Populate for previous employmen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PreviousEmploymentEndDate&gt;</text:p>
          </table:table-cell>
          <table:table-cell table:style-name="ce695" table:number-columns-repeated="1010"/>
        </table:table-row>
        <table:table-row table:style-name="ro144">
          <table:table-cell table:style-name="ce332"/>
          <table:table-cell table:style-name="ce360" office:value-type="string">
            <text:p>04B-130</text:p>
          </table:table-cell>
          <table:table-cell table:style-name="ce390" office:value-type="string">
            <text:p>IV</text:p>
          </table:table-cell>
          <table:table-cell table:style-name="ce449" office:value-type="string">
            <text:p>Monthly Income</text:p>
          </table:table-cell>
          <table:table-cell table:style-name="ce502" office:value-type="float" office:value="147">
            <text:p>147</text:p>
          </table:table-cell>
          <table:table-cell table:style-name="ce360" office:value-type="string">
            <text:p>15</text:p>
          </table:table-cell>
          <table:table-cell table:style-name="ce360"/>
          <table:table-cell table:style-name="ce482" office:value-type="string">
            <text:p>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Format: Z(12).Z(2)</text:p>
            <text:p/>
            <text:p>Current Secondary Employment Income must also be combined with primary income and entered in field 05I-040.</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IncomeEmploymentMonthlyAmount&gt;</text:p>
          </table:table-cell>
          <table:table-cell table:style-name="ce695" table:number-columns-repeated="1010"/>
        </table:table-row>
        <table:table-row table:style-name="ro141">
          <table:table-cell table:style-name="ce332"/>
          <table:table-cell table:style-name="ce360" office:value-type="string">
            <text:p>04B-140</text:p>
          </table:table-cell>
          <table:table-cell table:style-name="ce390" office:value-type="string">
            <text:p>IV</text:p>
          </table:table-cell>
          <table:table-cell table:style-name="ce449" office:value-type="string">
            <text:p>Position / Title / Type of Business</text:p>
          </table:table-cell>
          <table:table-cell table:style-name="ce502" office:value-type="float" office:value="162">
            <text:p>162</text:p>
          </table:table-cell>
          <table:table-cell table:style-name="ce360" office:value-type="string">
            <text:p>25</text:p>
          </table:table-cell>
          <table:table-cell table:style-name="ce360"/>
          <table:table-cell table:style-name="ce482" office:value-type="string">
            <text:p>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EmploymentPositionDescription&gt;</text:p>
          </table:table-cell>
          <table:table-cell table:style-name="ce695" table:number-columns-repeated="1010"/>
        </table:table-row>
        <table:table-row table:style-name="ro35">
          <table:table-cell table:style-name="ce332"/>
          <table:table-cell table:style-name="ce360" office:value-type="string">
            <text:p>04B-150</text:p>
          </table:table-cell>
          <table:table-cell table:style-name="ce390" office:value-type="string">
            <text:p>IV</text:p>
          </table:table-cell>
          <table:table-cell table:style-name="ce449" office:value-type="string">
            <text:p>Business Phone</text:p>
          </table:table-cell>
          <table:table-cell table:style-name="ce502" office:value-type="float" office:value="187">
            <text:p>187</text:p>
          </table:table-cell>
          <table:table-cell table:style-name="ce360" office:value-type="string">
            <text:p>10</text:p>
          </table:table-cell>
          <table:table-cell table:style-name="ce360"/>
          <table:table-cell table:style-name="ce482" office:value-type="string">
            <text:p>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EMPLOYER _TelephoneNumber&gt;</text:p>
          </table:table-cell>
          <table:table-cell table:style-name="ce695"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196</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88">
          <table:table-cell table:style-name="ce332"/>
          <table:table-cell table:style-name="ce369" office:value-type="string">
            <text:p>05H-010</text:p>
          </table:table-cell>
          <table:table-cell table:style-name="ce417"/>
          <table:table-cell table:style-name="ce370" office:value-type="string">
            <text:p>05H</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Record ID: Present/Proposed Housing Expense </text:p>
            <text:p>Only for Applicants where the Applicant/Co-Applicant Indicator = Applicant (Field 03A-020 = BW).</text:p>
            <text:p>Only for Applicants where the Applicant/Co-Applicant Indicator = Applicant (Field 03A-020 = BW).</text:p>
            <text:p>Proposed Housing Expense applicable for subject property only.</text:p>
            <text:p/>
            <text:p>Conventional Loans: For Second Homes/Investment Properties, you must ensure that the borrowers’ total monthly primary residence housing expense including principal, interest, hazard insurance, real estate taxes, mortgage insurance and HOA dues are entered as both a housing expense AND included as a liability. </text:p>
            <text:p>For more information, refer to the DU Job Aid: Entering housing expenses for second homes and investment properties on Fanniemae.com.</text:p>
            <text:p/>
            <text:p>Required for Proposed Housing Expense.</text:p>
            <text:p/>
            <text:p/>
          </table:table-cell>
          <table:table-cell table:style-name="ce370"/>
          <table:table-cell table:number-columns-repeated="2" table:style-name="ce416" table:content-validation-name="val2" office:value-type="string">
            <text:p>R</text:p>
          </table:table-cell>
          <table:table-cell table:style-name="ce416" table:content-validation-name="val3"/>
          <table:table-cell table:style-name="ce416" table:content-validation-name="val2" office:value-type="string">
            <text:p>R</text:p>
          </table:table-cell>
          <table:table-cell table:style-name="ce370"/>
          <table:table-cell table:style-name="ce702" table:number-columns-repeated="1010"/>
        </table:table-row>
        <table:table-row table:style-name="ro79">
          <table:table-cell table:style-name="ce332"/>
          <table:table-cell table:style-name="ce360" office:value-type="string">
            <text:p>05H-020</text:p>
          </table:table-cell>
          <table:table-cell table:style-name="ce390" office:value-type="string">
            <text:p>V</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style-name="ce691" table:number-columns-repeated="1010"/>
        </table:table-row>
        <table:table-row table:style-name="ro108">
          <table:table-cell table:style-name="ce332"/>
          <table:table-cell table:style-name="ce360" office:value-type="string">
            <text:p>05H-030</text:p>
          </table:table-cell>
          <table:table-cell table:style-name="ce390" office:value-type="string">
            <text:p>V</text:p>
          </table:table-cell>
          <table:table-cell table:style-name="ce449" office:value-type="string">
            <text:p>Present/Proposed Indicator</text:p>
          </table:table-cell>
          <table:table-cell table:style-name="ce502" office:value-type="float" office:value="13">
            <text:p>13</text:p>
          </table:table-cell>
          <table:table-cell table:style-name="ce360" office:value-type="string">
            <text:p>1</text:p>
          </table:table-cell>
          <table:table-cell table:style-name="ce360"/>
          <table:table-cell table:style-name="ce482" office:value-type="string">
            <text:p>A code that indicates whether the housing expense is for the applicant's current financial situation or for the proposed situation after purchase of the home.</text:p>
          </table:table-cell>
          <table:table-cell table:style-name="ce449" office:value-type="string">
            <text:p>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1 = Present Housing Expense</text:p>
            <text:p>2 = Proposed Housing Expens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No Corresponding MISMO Attribute</text:p>
          </table:table-cell>
          <table:table-cell table:style-name="ce691" table:number-columns-repeated="1010"/>
        </table:table-row>
        <table:table-row table:style-name="ro145">
          <table:table-cell table:style-name="ce332"/>
          <table:table-cell table:style-name="ce360" office:value-type="string">
            <text:p>05H-040</text:p>
          </table:table-cell>
          <table:table-cell table:style-name="ce390" office:value-type="string">
            <text:p>V</text:p>
          </table:table-cell>
          <table:table-cell table:style-name="ce449" office:value-type="string">
            <text:p>Housing Payment Type Code</text:p>
          </table:table-cell>
          <table:table-cell table:style-name="ce502" office:value-type="float" office:value="14">
            <text:p>14</text:p>
          </table:table-cell>
          <table:table-cell table:style-name="ce360" office:value-type="string">
            <text:p>2</text:p>
          </table:table-cell>
          <table:table-cell table:style-name="ce360"/>
          <table:table-cell table:style-name="ce482" office:value-type="string">
            <text:p>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Fannie Mae: Ground Rent is not</text:p>
            <text:p>supported. Send as “Other” (23). Proposed Rent 05H-030=2 and 05H-040=”Rent” (25) is an invalid combination and is not supported by DU.</text:p>
          </table:table-cell>
          <table:table-cell table:style-name="ce449" office:value-type="string">
            <text:p>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EDI Data Element 1071:</text:p>
            <text:p>25 = Rent</text:p>
            <text:p>26 = First Mortgage P&amp;I</text:p>
            <text:p>22 = Other Financing P&amp;I</text:p>
            <text:p>01 = Hazard Insurance</text:p>
            <text:p>14 = Real Estate Taxes</text:p>
            <text:p>02 = Mortgage Insurance</text:p>
            <text:p>06 = Homeowner Association Dues</text:p>
            <text:p>23 = Other</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lt;PROPOSED_HOUSING_EXPENSE HousingExpenseType&gt;</text:p>
            <text:p>OR</text:p>
            <text:p>&lt;BORROWER PRESENT_HOUSING_EXPENSE HousingExpenseType&gt;</text:p>
            <text:p/>
          </table:table-cell>
          <table:table-cell table:style-name="ce700" table:number-columns-repeated="1010"/>
        </table:table-row>
        <table:table-row table:style-name="ro146">
          <table:table-cell table:style-name="ce332"/>
          <table:table-cell table:style-name="ce360" office:value-type="string">
            <text:p>05H-050</text:p>
          </table:table-cell>
          <table:table-cell table:style-name="ce390" office:value-type="string">
            <text:p>V</text:p>
          </table:table-cell>
          <table:table-cell table:style-name="ce449" office:value-type="string">
            <text:p>Housing Payment Amount (Monthly Housing Exp.)</text:p>
          </table:table-cell>
          <table:table-cell table:style-name="ce502" office:value-type="float" office:value="16">
            <text:p>16</text:p>
          </table:table-cell>
          <table:table-cell table:style-name="ce360" office:value-type="string">
            <text:p>15</text:p>
          </table:table-cell>
          <table:table-cell table:style-name="ce360"/>
          <table:table-cell table:style-name="ce482" office:value-type="string">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lt;PROPOSED_HOUSING_EXPENSE _PaymentAmount&gt;</text:p>
            <text:p>OR</text:p>
            <text:p>&lt;BORROWER PRESENT_HOUSING_EXPENSE _PaymentAmount&gt;</text:p>
            <text:p/>
          </table:table-cell>
          <table:table-cell table:style-name="ce695" table:number-columns-repeated="1010"/>
        </table:table-row>
        <table:table-row table:style-name="ro79">
          <table:table-cell table:style-name="ce337"/>
          <table:table-cell table:style-name="ce377"/>
          <table:table-cell table:style-name="ce423"/>
          <table:table-cell table:style-name="ce455" office:value-type="string">
            <text:p>&lt;N/L&gt;</text:p>
          </table:table-cell>
          <table:table-cell table:style-name="ce510"/>
          <table:table-cell table:style-name="ce540" table:number-columns-repeated="2"/>
          <table:table-cell table:style-name="ce572" office:value-type="string">
            <text:p>End of record: Length=30</text:p>
          </table:table-cell>
          <table:table-cell table:style-name="ce626"/>
          <table:table-cell table:style-name="ce509" table:content-validation-name="val2" table:number-columns-repeated="2"/>
          <table:table-cell table:style-name="ce509" table:content-validation-name="val3"/>
          <table:table-cell table:style-name="ce509" table:content-validation-name="val2"/>
          <table:table-cell table:style-name="ce672"/>
          <table:table-cell table:style-name="ce696" table:number-columns-repeated="1010"/>
        </table:table-row>
        <table:table-row table:style-name="ro147">
          <table:table-cell table:style-name="ce332"/>
          <table:table-cell table:style-name="ce372" office:value-type="string">
            <text:p>05I-010</text:p>
          </table:table-cell>
          <table:table-cell table:style-name="ce419" office:value-type="string">
            <text:p><text:s text:c="353"/></text:p>
          </table:table-cell>
          <table:table-cell table:style-name="ce460" office:value-type="string">
            <text:p>05I</text:p>
          </table:table-cell>
          <table:table-cell table:style-name="ce427" office:value-type="float" office:value="1">
            <text:p>1</text:p>
          </table:table-cell>
          <table:table-cell table:style-name="ce372" office:value-type="string">
            <text:p>3</text:p>
          </table:table-cell>
          <table:table-cell table:style-name="ce372" office:value-type="string">
            <text:p>M</text:p>
          </table:table-cell>
          <table:table-cell table:style-name="ce584" office:value-type="string">
            <text:p>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Record ID: Income</text:p>
            <text:p/>
            <text:p>Segment required for each type of Income</text:p>
            <text:p/>
            <text:p>1 record with Type of Income Code = 33 (Net Rental Income) required if applicable and not detailed in REO records (06G) with Net Rental Income &gt; 0.</text:p>
          </table:table-cell>
          <table:table-cell table:style-name="ce460"/>
          <table:table-cell table:number-columns-repeated="2" table:style-name="ce427" table:content-validation-name="val2" office:value-type="string">
            <text:p>C</text:p>
          </table:table-cell>
          <table:table-cell table:style-name="ce427" table:content-validation-name="val3"/>
          <table:table-cell table:style-name="ce427" table:content-validation-name="val2" office:value-type="string">
            <text:p>C</text:p>
          </table:table-cell>
          <table:table-cell table:style-name="ce460"/>
          <table:table-cell table:style-name="ce692" table:number-columns-repeated="1010"/>
        </table:table-row>
        <table:table-row table:style-name="ro79">
          <table:table-cell table:style-name="ce332"/>
          <table:table-cell table:style-name="ce360" office:value-type="string">
            <text:p>05I-020</text:p>
          </table:table-cell>
          <table:table-cell table:style-name="ce390" office:value-type="string">
            <text:p>V</text:p>
          </table:table-cell>
          <table:table-cell table:style-name="ce449" office:value-type="string">
            <text:p>Applicant Social Security Number</text:p>
          </table:table-cell>
          <table:table-cell table:style-name="ce511" office:value-type="float" office:value="4">
            <text:p>4</text:p>
          </table:table-cell>
          <table:table-cell table:style-name="ce360" office:value-type="string">
            <text:p>9</text:p>
          </table:table-cell>
          <table:table-cell table:style-name="ce360"/>
          <table:table-cell table:style-name="ce482" office:value-type="string">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style-name="ce691" table:number-columns-repeated="1010"/>
        </table:table-row>
        <table:table-row table:style-name="ro148">
          <table:table-cell table:style-name="ce340"/>
          <table:table-cell table:style-name="ce378" office:value-type="string" table:number-columns-spanned="1" table:number-rows-spanned="2">
            <text:p>05I-030</text:p>
          </table:table-cell>
          <table:table-cell table:style-name="ce390" office:value-type="string" table:number-columns-spanned="1" table:number-rows-spanned="2">
            <text:p>V</text:p>
          </table:table-cell>
          <table:table-cell table:style-name="ce464" office:value-type="string" table:number-columns-spanned="1" table:number-rows-spanned="2">
            <text:p>Type of Income Code</text:p>
          </table:table-cell>
          <table:table-cell table:style-name="ce512" office:value-type="float" office:value="13" table:number-columns-spanned="1" table:number-rows-spanned="2">
            <text:p>13</text:p>
          </table:table-cell>
          <table:table-cell table:style-name="ce541" office:value-type="string" table:number-columns-spanned="1" table:number-rows-spanned="2">
            <text:p>2</text:p>
          </table:table-cell>
          <table:table-cell table:style-name="ce360" table:number-columns-spanned="1" table:number-rows-spanned="2"/>
          <table:table-cell table:style-name="ce482" office:value-type="string" table:number-columns-spanned="1" table:number-rows-spanned="2">
            <text:p>*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Income values are only supported by DU and should not be sent for FHA or VA loans.</text:p>
            <text:p>**Net Rental Income can be entered in the Income or REO segment. Please review the information on page 65, Net Rental Income.</text:p>
          </table:table-cell>
          <table:table-cell table:style-name="ce627" office:value-type="string">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EDI Data Element 1186, each income type can be used only once per applicant:</text:p>
            <text:p>F1 = Military Base Pay</text:p>
            <text:p>07 = Military Rations Allowance</text:p>
            <text:p>F2 = Military Flight Pay</text:p>
            <text:p>F3 = Military Hazard Pay</text:p>
            <text:p>02 = Military Clothes Allowance</text:p>
            <text:p>04 = Military Quarters Allowance</text:p>
            <text:p>03 = Military Prop Pay</text:p>
            <text:p>F4 = Military Overseas Pay</text:p>
            <text:p>F5 = Military Combat Pay</text:p>
            <text:p>F6 = Military Variable Housing Allowance</text:p>
            <text:p>F7 = Alimony/Child Support Income</text:p>
            <text:p>F8 = Notes Receivable/Installment</text:p>
            <text:p/>
          </table:table-cell>
          <table:table-cell table:style-name="ce410" table:content-validation-name="val2" office:value-type="string" table:number-columns-spanned="1" table:number-rows-spanned="2">
            <text:p>C</text:p>
          </table:table-cell>
          <table:table-cell table:style-name="ce410" table:content-validation-name="val2" office:value-type="string" table:number-columns-spanned="1" table:number-rows-spanned="2">
            <text:p>C</text:p>
          </table:table-cell>
          <table:table-cell table:style-name="ce410" table:content-validation-name="val3" table:number-columns-spanned="1" table:number-rows-spanned="2"/>
          <table:table-cell table:style-name="ce410" table:content-validation-name="val2" office:value-type="string" table:number-columns-spanned="1" table:number-rows-spanned="2">
            <text:p>C</text:p>
          </table:table-cell>
          <table:table-cell table:style-name="ce449" office:value-type="string" table:number-columns-spanned="1" table:number-rows-spanned="2">
            <text:p>&lt;BORROWER CURRENT_INCOME IncomeType&gt;</text:p>
          </table:table-cell>
          <table:table-cell table:style-name="ce695" table:number-columns-repeated="1010"/>
        </table:table-row>
        <table:table-row table:style-name="ro149">
          <table:table-cell table:style-name="ce340"/>
          <table:covered-table-cell table:style-name="ce379"/>
          <table:covered-table-cell table:style-name="ce424"/>
          <table:covered-table-cell table:style-name="ce465"/>
          <table:covered-table-cell table:style-name="ce513"/>
          <table:covered-table-cell table:style-name="ce542"/>
          <table:covered-table-cell table:style-name="ce424"/>
          <table:covered-table-cell table:style-name="ce465"/>
          <table:table-cell table:style-name="ce628" office:value-type="string">
            <text:p>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41 = Pension/Retirement Income</text:p>
            <text:p>42 = Social Security/Disability Income</text:p>
            <text:p>30 = Real Estate/Mortgage Differential</text:p>
            <text:p>F9 = Trust Income</text:p>
            <text:p>AU = Accessory Unit Income*</text:p>
            <text:p>M1 = Unemployment/Public Assistance</text:p>
            <text:p>M2 = Automobile/Expense Account Income</text:p>
            <text:p>M3 = Foster Care</text:p>
            <text:p>M4 = VA Benefits (non-education)</text:p>
            <text:p>NB = Non-Borrower Household Income*</text:p>
            <text:p>45 = Other Income</text:p>
            <text:p>20 = Base Employment Income</text:p>
            <text:p>09 = Overtime</text:p>
            <text:p>08 = Bonuses</text:p>
            <text:p>10 = Commissions</text:p>
            <text:p>17 = Dividends/Interest</text:p>
            <text:p>SI = Subject Property Net Cash Flow</text:p>
            <text:p>S8 = Housing Choice Voucher (Sec 8)*</text:p>
            <text:p>33 = Net Rental Income**</text:p>
            <text:p>BI = Boarder Income</text:p>
            <text:p>MC = Mortgage Credit Certificate (MCC)</text:p>
            <text:p>CG = Capital Gains*</text:p>
            <text:p>EA = Employment Related Assets*</text:p>
            <text:p>FI = Foreign Income*</text:p>
            <text:p>RP = Royalty Payment*</text:p>
            <text:p>SE = Seasonal Income*</text:p>
            <text:p>TL = Temporary Leave*</text:p>
            <text:p>TI = Tip Income*</text:p>
          </table:table-cell>
          <table:covered-table-cell table:style-name="ce656"/>
          <table:covered-table-cell table:number-columns-repeated="3" table:style-name="ce665"/>
          <table:covered-table-cell table:style-name="ce675"/>
          <table:table-cell table:style-name="ce695" table:number-columns-repeated="1010"/>
        </table:table-row>
        <table:table-row table:style-name="ro150">
          <table:table-cell table:style-name="ce332"/>
          <table:table-cell table:style-name="ce380" office:value-type="string">
            <text:p>05I-040</text:p>
          </table:table-cell>
          <table:table-cell table:style-name="ce410" office:value-type="string">
            <text:p>V</text:p>
          </table:table-cell>
          <table:table-cell table:style-name="ce449" office:value-type="string">
            <text:p>Income Amount (Monthly Income)</text:p>
          </table:table-cell>
          <table:table-cell table:style-name="ce514" office:value-type="float" office:value="15">
            <text:p>15</text:p>
          </table:table-cell>
          <table:table-cell table:style-name="ce360" office:value-type="string">
            <text:p>15</text:p>
          </table:table-cell>
          <table:table-cell table:style-name="ce360"/>
          <table:table-cell table:style-name="ce482" office:value-type="string">
            <text:p>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Format: <text:s/>Z(12).Z(2)</text:p>
            <text:p/>
            <text:p>All primary and secondary employment income must be combined and entered as a total in this field. A negative value is valid.</text:p>
          </table:table-cell>
          <table:table-cell table:style-name="ce471" office:value-type="string">
            <text:p>The total dollar amount per month of the borrower’s current income of a single Income Type from both primary and secondary sources. Collected on the URLA in V Monthly Incom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CURRENT_INCOME _MonthlyTotalAmount&gt;</text:p>
          </table:table-cell>
          <table:table-cell table:style-name="ce695" table:number-columns-repeated="1010"/>
        </table:table-row>
        <table:table-row table:style-name="ro22">
          <table:table-cell table:style-name="ce337"/>
          <table:table-cell table:style-name="ce367"/>
          <table:table-cell table:style-name="ce412"/>
          <table:table-cell table:style-name="ce466" office:value-type="string">
            <text:p>&lt;N/L&gt;</text:p>
          </table:table-cell>
          <table:table-cell table:style-name="ce503"/>
          <table:table-cell table:style-name="ce537" table:number-columns-repeated="2"/>
          <table:table-cell table:style-name="ce585" office:value-type="string">
            <text:p>End of record: Length=29</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88">
          <table:table-cell table:style-name="ce332"/>
          <table:table-cell table:style-name="ce369" office:value-type="string">
            <text:p>06A-010</text:p>
          </table:table-cell>
          <table:table-cell table:style-name="ce416"/>
          <table:table-cell table:style-name="ce370" office:value-type="string">
            <text:p>06A</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For all asset types, enter data in the 06C assets segment.</text:p>
            <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Record ID: For all asset types, enter data in the 06C assets segment.</text:span></text:p>
            <text:p><text:span text:style-name="T12"/></text:p>
            <text:p><text:span text:style-name="T12">Do not use. Record data in 06C.</text:span></text:p>
          </table:table-cell>
          <table:table-cell table:style-name="ce370"/>
          <table:table-cell table:style-name="ce416" table:number-columns-repeated="4"/>
          <table:table-cell table:style-name="ce370"/>
          <table:table-cell table:number-columns-repeated="1010"/>
        </table:table-row>
        <table:table-row table:style-name="ro88">
          <table:table-cell table:style-name="ce332"/>
          <table:table-cell table:style-name="ce360" office:value-type="string">
            <text:p>06A-020</text:p>
          </table:table-cell>
          <table:table-cell table:style-name="ce410" office:value-type="string">
            <text:p>VI</text:p>
          </table:table-cell>
          <table:table-cell table:style-name="ce449" office:value-type="string">
            <text:p>Applicant Social Security Number</text:p>
          </table:table-cell>
          <table:table-cell table:style-name="ce410" office:value-type="float" office:value="4">
            <text:p>4</text:p>
          </table:table-cell>
          <table:table-cell table:style-name="ce360" office:value-type="string">
            <text:p>9</text:p>
          </table:table-cell>
          <table:table-cell table:style-name="ce360"/>
          <table:table-cell table:style-name="ce482" office:value-type="string">
            <text:p>n</text:p>
            <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n</text:span></text:p>
            <text:p><text:span text:style-name="T12"/></text:p>
            <text:p><text:span text:style-name="T12">Do not use. Record data in 06C.</text:span></text:p>
          </table:table-cell>
          <table:table-cell table:style-name="ce449"/>
          <table:table-cell table:style-name="ce410" table:number-columns-repeated="4"/>
          <table:table-cell table:style-name="ce449" office:value-type="string">
            <text:p>No Corresponding MISMO Attribute</text:p>
          </table:table-cell>
          <table:table-cell table:number-columns-repeated="1010"/>
        </table:table-row>
        <table:table-row table:style-name="ro151">
          <table:table-cell table:style-name="ce332"/>
          <table:table-cell table:style-name="ce360" office:value-type="string">
            <text:p>06A-030</text:p>
          </table:table-cell>
          <table:table-cell table:style-name="ce410" office:value-type="string">
            <text:p>VI</text:p>
          </table:table-cell>
          <table:table-cell table:style-name="ce449" office:value-type="string">
            <text:p>Cash deposit toward purchase held by</text:p>
          </table:table-cell>
          <table:table-cell table:style-name="ce410" office:value-type="float" office:value="13">
            <text:p>13</text:p>
          </table:table-cell>
          <table:table-cell table:style-name="ce360" office:value-type="string">
            <text:p>35</text:p>
          </table:table-cell>
          <table:table-cell table:style-name="ce360"/>
          <table:table-cell table:style-name="ce482" office:value-type="string">
            <text:p>Text</text:p>
            <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text:span></text:p>
            <text:p><text:span text:style-name="T12"/></text:p>
            <text:p><text:span text:style-name="T12">Do not use. Record data in 06C.</text:span></text:p>
          </table:table-cell>
          <table:table-cell table:style-name="ce449"/>
          <table:table-cell table:style-name="ce410" table:number-columns-repeated="4"/>
          <table:table-cell table:style-name="ce449" office:value-type="string">
            <text:p>No Corresponding MISMO Attribute</text:p>
          </table:table-cell>
          <table:table-cell table:number-columns-repeated="1010"/>
        </table:table-row>
        <table:table-row table:style-name="ro90">
          <table:table-cell table:style-name="ce332"/>
          <table:table-cell table:style-name="ce360" office:value-type="string">
            <text:p>06A-040</text:p>
          </table:table-cell>
          <table:table-cell table:style-name="ce410" office:value-type="string">
            <text:p>VI</text:p>
          </table:table-cell>
          <table:table-cell table:style-name="ce449" office:value-type="string">
            <text:p>Cash or Market Value</text:p>
          </table:table-cell>
          <table:table-cell table:style-name="ce410" office:value-type="float" office:value="48">
            <text:p>48</text:p>
          </table:table-cell>
          <table:table-cell table:style-name="ce360" office:value-type="string">
            <text:p>15</text:p>
          </table:table-cell>
          <table:table-cell table:style-name="ce360"/>
          <table:table-cell table:style-name="ce482" office:value-type="string">
            <text:p>Format: <text:s/>Z(12).Z(2)</text:p>
            <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Format: <text:s/>Z(12).Z(2)</text:span></text:p>
            <text:p><text:span text:style-name="T13"/></text:p>
            <text:p><text:span text:style-name="T13">Do not use. Record data in 06C and/or 07B as: 'Other Credits'.</text:span></text:p>
          </table:table-cell>
          <table:table-cell table:style-name="ce449"/>
          <table:table-cell table:style-name="ce410" table:number-columns-repeated="4"/>
          <table:table-cell table:style-name="ce449" office:value-type="string">
            <text:p>No Corresponding MISMO Attribute</text:p>
          </table:table-cell>
          <table:table-cell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62</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35">
          <table:table-cell table:style-name="ce332"/>
          <table:table-cell table:style-name="ce369" office:value-type="string">
            <text:p>06B-010</text:p>
          </table:table-cell>
          <table:table-cell table:style-name="ce416"/>
          <table:table-cell table:style-name="ce370" office:value-type="string">
            <text:p>06B</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Life Insurance</text:p>
          </table:table-cell>
          <table:table-cell table:style-name="ce370"/>
          <table:table-cell table:style-name="ce416" office:value-type="string">
            <text:p>C</text:p>
          </table:table-cell>
          <table:table-cell table:style-name="ce416" table:number-columns-repeated="2"/>
          <table:table-cell table:style-name="ce416" office:value-type="string">
            <text:p>C</text:p>
          </table:table-cell>
          <table:table-cell table:style-name="ce370"/>
          <table:table-cell table:number-columns-repeated="1010"/>
        </table:table-row>
        <table:table-row table:style-name="ro35">
          <table:table-cell table:style-name="ce332"/>
          <table:table-cell table:style-name="ce360" office:value-type="string">
            <text:p>06B-020</text:p>
          </table:table-cell>
          <table:table-cell table:style-name="ce39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n</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number-columns-repeated="1010"/>
        </table:table-row>
        <table:table-row table:style-name="ro35">
          <table:table-cell table:style-name="ce332"/>
          <table:table-cell table:style-name="ce360" office:value-type="string">
            <text:p>06B-030</text:p>
          </table:table-cell>
          <table:table-cell table:style-name="ce390" office:value-type="string">
            <text:p>VI</text:p>
          </table:table-cell>
          <table:table-cell table:style-name="ce449" office:value-type="string">
            <text:p>Acct. no.</text:p>
          </table:table-cell>
          <table:table-cell table:style-name="ce502" office:value-type="float" office:value="13">
            <text:p>13</text:p>
          </table:table-cell>
          <table:table-cell table:style-name="ce360" office:value-type="string">
            <text:p>30</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AccountIdentifier&gt;</text:p>
          </table:table-cell>
          <table:table-cell table:style-name="ce695" table:number-columns-repeated="1010"/>
        </table:table-row>
        <table:table-row table:style-name="ro117">
          <table:table-cell table:style-name="ce332"/>
          <table:table-cell table:style-name="ce360" office:value-type="string">
            <text:p>06B-040</text:p>
          </table:table-cell>
          <table:table-cell table:style-name="ce390" office:value-type="string">
            <text:p>VI</text:p>
          </table:table-cell>
          <table:table-cell table:style-name="ce449" office:value-type="string">
            <text:p>Life Insurance Cash or Market Value</text:p>
          </table:table-cell>
          <table:table-cell table:style-name="ce502" office:value-type="float" office:value="43">
            <text:p>43</text:p>
          </table:table-cell>
          <table:table-cell table:style-name="ce360" office:value-type="string">
            <text:p>15</text:p>
          </table:table-cell>
          <table:table-cell table:style-name="ce360"/>
          <table:table-cell table:style-name="ce482" office:value-type="string">
            <text:p>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he applicant reported amount of U.S. dollars to be received if the asset were sold at time of transaction.</text:p>
            <text:p/>
            <text:p>Format: <text:s/>Z(12).Z(2)</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ASSET _CashOrMarketValueAmount&gt;</text:p>
          </table:table-cell>
          <table:table-cell table:style-name="ce695" table:number-columns-repeated="1010"/>
        </table:table-row>
        <table:table-row table:style-name="ro137">
          <table:table-cell table:style-name="ce332"/>
          <table:table-cell table:style-name="ce360" office:value-type="string">
            <text:p>06B-050</text:p>
          </table:table-cell>
          <table:table-cell table:style-name="ce390" office:value-type="string">
            <text:p>VI</text:p>
          </table:table-cell>
          <table:table-cell table:style-name="ce449" office:value-type="string">
            <text:p>Life insurance Face Amount</text:p>
          </table:table-cell>
          <table:table-cell table:style-name="ce502" office:value-type="float" office:value="58">
            <text:p>58</text:p>
          </table:table-cell>
          <table:table-cell table:style-name="ce360" office:value-type="string">
            <text:p>15</text:p>
          </table:table-cell>
          <table:table-cell table:style-name="ce360"/>
          <table:table-cell table:style-name="ce482" office:value-type="string">
            <text:p>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he amount the insurer will pay in the event of the death of the applicant.</text:p>
            <text:p/>
            <text:p>Format: Z(1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LifeInsuranceFaceValueAmount&gt;</text:p>
          </table:table-cell>
          <table:table-cell table:style-name="ce695" table:number-columns-repeated="1010"/>
        </table:table-row>
        <table:table-row table:style-name="ro22">
          <table:table-cell table:style-name="ce337"/>
          <table:table-cell table:style-name="ce367"/>
          <table:table-cell table:style-name="ce412"/>
          <table:table-cell table:style-name="ce466" office:value-type="string">
            <text:p>&lt;N/L&gt;</text:p>
          </table:table-cell>
          <table:table-cell table:style-name="ce503"/>
          <table:table-cell table:style-name="ce537" table:number-columns-repeated="2"/>
          <table:table-cell table:style-name="ce586" office:value-type="string">
            <text:p>End of record: Length=72</text:p>
          </table:table-cell>
          <table:table-cell table:style-name="ce629"/>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35">
          <table:table-cell table:style-name="ce332"/>
          <table:table-cell table:style-name="ce369" office:value-type="string">
            <text:p>06C-010</text:p>
          </table:table-cell>
          <table:table-cell table:style-name="ce417"/>
          <table:table-cell table:style-name="ce370" office:value-type="string">
            <text:p>06C</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Assets</text:p>
          </table:table-cell>
          <table:table-cell table:style-name="ce370"/>
          <table:table-cell table:style-name="ce416" office:value-type="string">
            <text:p>C</text:p>
          </table:table-cell>
          <table:table-cell table:style-name="ce416" office:value-type="string">
            <text:p>R</text:p>
          </table:table-cell>
          <table:table-cell table:style-name="ce416" table:number-columns-repeated="2"/>
          <table:table-cell table:style-name="ce370"/>
          <table:table-cell table:number-columns-repeated="1010"/>
        </table:table-row>
        <table:table-row table:style-name="ro35">
          <table:table-cell table:style-name="ce332"/>
          <table:table-cell table:style-name="ce360" office:value-type="string">
            <text:p>06C-020</text:p>
          </table:table-cell>
          <table:table-cell table:style-name="ce39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52">
          <table:table-cell table:style-name="ce332"/>
          <table:table-cell table:style-name="ce360" office:value-type="string">
            <text:p>06C-030</text:p>
          </table:table-cell>
          <table:table-cell table:style-name="ce390" office:value-type="string">
            <text:p>VI</text:p>
          </table:table-cell>
          <table:table-cell table:style-name="ce449" office:value-type="string">
            <text:p>Account/Asset Type</text:p>
          </table:table-cell>
          <table:table-cell table:style-name="ce502" office:value-type="float" office:value="13">
            <text:p>13</text:p>
          </table:table-cell>
          <table:table-cell table:style-name="ce360" office:value-type="string">
            <text:p>3</text:p>
          </table:table-cell>
          <table:table-cell table:style-name="ce360"/>
          <table:table-cell table:style-name="ce482" office:value-type="string">
            <text:p>A code uniquely identifying a category or class of items that have value in the market considered when determining the net worth of the Applicant.</text:p>
          </table:table-cell>
          <table:table-cell table:style-name="ce449" office:value-type="string">
            <text:p>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EDI Data Element 569:</text:p>
            <text:p>03 = Checking Account</text:p>
            <text:p>F1 = Cash Deposit on Sales Contract</text:p>
            <text:p>SG = Savings Account</text:p>
            <text:p>F2 = Gift</text:p>
            <text:p>01 = Certificate of Deposit</text:p>
            <text:p>F3 = Money Market Fund</text:p>
            <text:p>F4 = Mutual Funds</text:p>
            <text:p>05 = Stock</text:p>
            <text:p>06 = Bond</text:p>
            <text:p>F5 = Secured Borrowed Funds</text:p>
            <text:p>F7 = Bridge Loan</text:p>
            <text:p>08 = Retirement Funds</text:p>
            <text:p>F8 = Net Worth of Business Owned</text:p>
            <text:p>11 = Trust Funds</text:p>
            <text:p>M1 = Other Non-Liquid Asset</text:p>
            <text:p>OL = Other Liquid Asset</text:p>
            <text:p>NE = Net Equity</text:p>
            <text:p>COH = Cash On Hand</text:p>
            <text:p>GE = Gift of Equity</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ASSET _Type&gt;</text:p>
          </table:table-cell>
          <table:table-cell table:style-name="ce695" table:number-columns-repeated="1010"/>
        </table:table-row>
        <table:table-row table:style-name="ro153">
          <table:table-cell table:style-name="ce332"/>
          <table:table-cell table:style-name="ce360" office:value-type="string">
            <text:p>06C-040</text:p>
          </table:table-cell>
          <table:table-cell table:style-name="ce390" office:value-type="string">
            <text:p>VI</text:p>
          </table:table-cell>
          <table:table-cell table:style-name="ce449" office:value-type="string">
            <text:p>Depository/Stock/Bond Institution Name</text:p>
          </table:table-cell>
          <table:table-cell table:style-name="ce502" office:value-type="float" office:value="16">
            <text:p>16</text:p>
          </table:table-cell>
          <table:table-cell table:style-name="ce360" office:value-type="string">
            <text:p>35</text:p>
          </table:table-cell>
          <table:table-cell table:style-name="ce360"/>
          <table:table-cell table:style-name="ce482" office:value-type="string">
            <text:p>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Name&gt;</text:p>
          </table:table-cell>
          <table:table-cell table:style-name="ce695" table:number-columns-repeated="1010"/>
        </table:table-row>
        <table:table-row table:style-name="ro110">
          <table:table-cell table:style-name="ce332"/>
          <table:table-cell table:style-name="ce360" office:value-type="string">
            <text:p>06C-050</text:p>
          </table:table-cell>
          <table:table-cell table:style-name="ce390" office:value-type="string">
            <text:p>VI</text:p>
          </table:table-cell>
          <table:table-cell table:style-name="ce449" office:value-type="string">
            <text:p>Depository Street Address</text:p>
          </table:table-cell>
          <table:table-cell table:style-name="ce502" office:value-type="float" office:value="51">
            <text:p>51</text:p>
          </table:table-cell>
          <table:table-cell table:style-name="ce360" office:value-type="string">
            <text:p>35</text:p>
          </table:table-cell>
          <table:table-cell table:style-name="ce360"/>
          <table:table-cell table:style-name="ce482" office:value-type="string">
            <text:p>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StreetAddress&gt;</text:p>
          </table:table-cell>
          <table:table-cell table:style-name="ce695" table:number-columns-repeated="1010"/>
        </table:table-row>
        <table:table-row table:style-name="ro153">
          <table:table-cell table:style-name="ce332"/>
          <table:table-cell table:style-name="ce360" office:value-type="string">
            <text:p>06C-060</text:p>
          </table:table-cell>
          <table:table-cell table:style-name="ce390" office:value-type="string">
            <text:p>VI</text:p>
          </table:table-cell>
          <table:table-cell table:style-name="ce449" office:value-type="string">
            <text:p>Depository City</text:p>
          </table:table-cell>
          <table:table-cell table:style-name="ce502" office:value-type="float" office:value="86">
            <text:p>86</text:p>
          </table:table-cell>
          <table:table-cell table:style-name="ce360" office:value-type="string">
            <text:p>35</text:p>
          </table:table-cell>
          <table:table-cell table:style-name="ce360"/>
          <table:table-cell table:style-name="ce482" office:value-type="string">
            <text:p>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City&gt;</text:p>
          </table:table-cell>
          <table:table-cell table:style-name="ce695" table:number-columns-repeated="1010"/>
        </table:table-row>
        <table:table-row table:style-name="ro143">
          <table:table-cell table:style-name="ce332"/>
          <table:table-cell table:style-name="ce360" office:value-type="string">
            <text:p>06C-070</text:p>
          </table:table-cell>
          <table:table-cell table:style-name="ce390" office:value-type="string">
            <text:p>VI</text:p>
          </table:table-cell>
          <table:table-cell table:style-name="ce449" office:value-type="string">
            <text:p>Depository State</text:p>
          </table:table-cell>
          <table:table-cell table:style-name="ce502" office:value-type="float" office:value="121">
            <text:p>121</text:p>
          </table:table-cell>
          <table:table-cell table:style-name="ce360" office:value-type="string">
            <text:p>2</text:p>
          </table:table-cell>
          <table:table-cell table:style-name="ce360"/>
          <table:table-cell table:style-name="ce482" office:value-type="string">
            <text:p>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State&gt;</text:p>
          </table:table-cell>
          <table:table-cell table:style-name="ce695" table:number-columns-repeated="1010"/>
        </table:table-row>
        <table:table-row table:style-name="ro60">
          <table:table-cell table:style-name="ce332"/>
          <table:table-cell table:style-name="ce360" office:value-type="string">
            <text:p>06C-080</text:p>
          </table:table-cell>
          <table:table-cell table:style-name="ce390" office:value-type="string">
            <text:p>VI</text:p>
          </table:table-cell>
          <table:table-cell table:style-name="ce449" office:value-type="string">
            <text:p>Depository Zip Code</text:p>
          </table:table-cell>
          <table:table-cell table:style-name="ce502" office:value-type="float" office:value="123">
            <text:p>123</text:p>
          </table:table-cell>
          <table:table-cell table:style-name="ce360" office:value-type="string">
            <text:p>5</text:p>
          </table:table-cell>
          <table:table-cell table:style-name="ce360"/>
          <table:table-cell table:style-name="ce482" office:value-type="string">
            <text:p>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PostalCode&gt;</text:p>
          </table:table-cell>
          <table:table-cell table:style-name="ce695" table:number-columns-repeated="1010"/>
        </table:table-row>
        <table:table-row table:style-name="ro154">
          <table:table-cell table:style-name="ce332"/>
          <table:table-cell table:style-name="ce360" office:value-type="string">
            <text:p>06C-090</text:p>
          </table:table-cell>
          <table:table-cell table:style-name="ce390" office:value-type="string">
            <text:p>VI</text:p>
          </table:table-cell>
          <table:table-cell table:style-name="ce449" office:value-type="string">
            <text:p>Depository Zip Code Plus Four</text:p>
          </table:table-cell>
          <table:table-cell table:style-name="ce502" office:value-type="float" office:value="128">
            <text:p>128</text:p>
          </table:table-cell>
          <table:table-cell table:style-name="ce360" office:value-type="string">
            <text:p>4</text:p>
          </table:table-cell>
          <table:table-cell table:style-name="ce360"/>
          <table:table-cell table:style-name="ce482" office:value-type="string">
            <text:p>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Format: n</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HolderPostalCode&gt;</text:p>
          </table:table-cell>
          <table:table-cell table:style-name="ce695" table:number-columns-repeated="1010"/>
        </table:table-row>
        <table:table-row table:style-name="ro77">
          <table:table-cell table:style-name="ce332"/>
          <table:table-cell table:style-name="ce360" office:value-type="string">
            <text:p>06C-100</text:p>
          </table:table-cell>
          <table:table-cell table:style-name="ce390" office:value-type="string">
            <text:p>VI</text:p>
          </table:table-cell>
          <table:table-cell table:style-name="ce449" office:value-type="string">
            <text:p>Acct. no.</text:p>
          </table:table-cell>
          <table:table-cell table:style-name="ce502" office:value-type="float" office:value="132">
            <text:p>132</text:p>
          </table:table-cell>
          <table:table-cell table:style-name="ce360" office:value-type="string">
            <text:p>30</text:p>
          </table:table-cell>
          <table:table-cell table:style-name="ce360"/>
          <table:table-cell table:style-name="ce482" office:value-type="string">
            <text:p>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Format: Text</text:p>
            <text:p/>
            <text:p>Do not specify value if field #06C-030 is Other</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_AccountIdentifier&gt;</text:p>
          </table:table-cell>
          <table:table-cell table:style-name="ce695" table:number-columns-repeated="1010"/>
        </table:table-row>
        <table:table-row table:style-name="ro155">
          <table:table-cell table:style-name="ce332" table:number-columns-spanned="1" table:number-rows-spanned="2"/>
          <table:table-cell table:style-name="ce360" office:value-type="string">
            <text:p>06C-110</text:p>
          </table:table-cell>
          <table:table-cell table:style-name="ce390" office:value-type="string">
            <text:p>VI</text:p>
          </table:table-cell>
          <table:table-cell table:style-name="ce449" office:value-type="string">
            <text:p>Cash or Market Value</text:p>
          </table:table-cell>
          <table:table-cell table:style-name="ce502" office:value-type="float" office:value="162">
            <text:p>162</text:p>
          </table:table-cell>
          <table:table-cell table:style-name="ce360" office:value-type="string">
            <text:p>15</text:p>
          </table:table-cell>
          <table:table-cell table:style-name="ce360"/>
          <table:table-cell table:style-name="ce482" office:value-type="string">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The applicant reported amount of U.S. dollars to be received if the asset were sold at the time of transaction.</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ASSET _CashOrMarketValueAmount&gt;</text:p>
          </table:table-cell>
          <table:table-cell table:style-name="ce695" table:number-columns-repeated="1010"/>
        </table:table-row>
        <table:table-row table:style-name="ro92">
          <table:covered-table-cell table:style-name="ce332"/>
          <table:table-cell table:style-name="ce381" office:value-type="string">
            <text:p>06C-110</text:p>
          </table:table-cell>
          <table:table-cell table:style-name="ce425" office:value-type="string">
            <text:p>VI</text:p>
          </table:table-cell>
          <table:table-cell table:style-name="ce467" office:value-type="string">
            <text:p>Cash or Market Value</text:p>
          </table:table-cell>
          <table:table-cell table:style-name="ce515" office:value-type="float" office:value="162">
            <text:p>162</text:p>
          </table:table-cell>
          <table:table-cell table:style-name="ce381" office:value-type="string">
            <text:p>15</text:p>
          </table:table-cell>
          <table:table-cell table:style-name="ce381"/>
          <table:table-cell table:style-name="ce482" office:value-type="string">
            <text:p>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Format: <text:s/>Z(12).Z(2)</text:p>
            <text:p/>
            <text:p>If Account/Asset Type Code 06C-030= 'F1' (Cash Deposit On Sales Contract) then this value must also be entered in segment 07B as "Other Credits”.</text:p>
          </table:table-cell>
          <table:table-cell table:style-name="ce467"/>
          <table:table-cell table:number-columns-repeated="2" table:style-name="ce426" table:content-validation-name="val2" office:value-type="string">
            <text:p>C</text:p>
          </table:table-cell>
          <table:table-cell table:style-name="ce426" table:content-validation-name="val3"/>
          <table:table-cell table:style-name="ce426" table:content-validation-name="val2"/>
          <table:table-cell table:style-name="ce467" office:value-type="string">
            <text:p>&lt;ASSET _CashOrMarketValueAmount&gt;</text:p>
          </table:table-cell>
          <table:table-cell table:style-name="ce695" table:number-columns-repeated="1010"/>
        </table:table-row>
        <table:table-row table:style-name="ro137">
          <table:table-cell table:style-name="ce332"/>
          <table:table-cell table:style-name="ce360" office:value-type="string">
            <text:p>06C-120</text:p>
          </table:table-cell>
          <table:table-cell table:style-name="ce390" office:value-type="string">
            <text:p>VI</text:p>
          </table:table-cell>
          <table:table-cell table:style-name="ce449" office:value-type="string">
            <text:p>Number of Stock/Bond Shares</text:p>
          </table:table-cell>
          <table:table-cell table:style-name="ce502" office:value-type="float" office:value="177">
            <text:p>177</text:p>
          </table:table-cell>
          <table:table-cell table:style-name="ce360" office:value-type="string">
            <text:p>7</text:p>
          </table:table-cell>
          <table:table-cell table:style-name="ce360"/>
          <table:table-cell table:style-name="ce482" office:value-type="string">
            <text:p>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Integer identifying the no. of shares of stock and bonds applicant owns.</text:p>
            <text:p/>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StockBondMutualFundShareCount&gt;</text:p>
          </table:table-cell>
          <table:table-cell table:style-name="ce695" table:number-columns-repeated="1010"/>
        </table:table-row>
        <table:table-row table:style-name="ro156">
          <table:table-cell table:style-name="ce332"/>
          <table:table-cell table:style-name="ce360" office:value-type="string">
            <text:p>06C-130</text:p>
          </table:table-cell>
          <table:table-cell table:style-name="ce390" office:value-type="string">
            <text:p>VI</text:p>
          </table:table-cell>
          <table:table-cell table:style-name="ce449" office:value-type="string">
            <text:p>Asset Description</text:p>
          </table:table-cell>
          <table:table-cell table:style-name="ce502" office:value-type="float" office:value="184">
            <text:p>184</text:p>
          </table:table-cell>
          <table:table-cell table:style-name="ce360" office:value-type="string">
            <text:p>80</text:p>
          </table:table-cell>
          <table:table-cell table:style-name="ce360"/>
          <table:table-cell table:style-name="ce482" office:value-type="string">
            <text:p>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Describes if asset is stock, bond or other.</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OtherAssetTypeDescription&gt;</text:p>
          </table:table-cell>
          <table:table-cell table:style-name="ce695" table:number-columns-repeated="1010"/>
        </table:table-row>
        <table:table-row table:style-name="ro35">
          <table:table-cell table:style-name="ce332"/>
          <table:table-cell table:style-name="ce360" office:value-type="string">
            <text:p>06C-140</text:p>
          </table:table-cell>
          <table:table-cell table:style-name="ce390" office:value-type="string">
            <text:p>VI</text:p>
          </table:table-cell>
          <table:table-cell table:style-name="ce449" office:value-type="string">
            <text:p>Reserved for Future Use</text:p>
          </table:table-cell>
          <table:table-cell table:style-name="ce502" office:value-type="float" office:value="264">
            <text:p>264</text:p>
          </table:table-cell>
          <table:table-cell table:style-name="ce360" office:value-type="string">
            <text:p>1</text:p>
          </table:table-cell>
          <table:table-cell table:style-name="ce360"/>
          <table:table-cell table:style-name="ce482" office:value-type="string">
            <text:p>Unused, pad with space</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Data</text:p>
          </table:table-cell>
          <table:table-cell table:number-columns-repeated="1010"/>
        </table:table-row>
        <table:table-row table:style-name="ro35">
          <table:table-cell table:style-name="ce332"/>
          <table:table-cell table:style-name="ce360" office:value-type="string">
            <text:p>06C-150</text:p>
          </table:table-cell>
          <table:table-cell table:style-name="ce390" office:value-type="string">
            <text:p>VI</text:p>
          </table:table-cell>
          <table:table-cell table:style-name="ce449" office:value-type="string">
            <text:p>Reserved for Future Use</text:p>
          </table:table-cell>
          <table:table-cell table:style-name="ce502" office:value-type="float" office:value="265">
            <text:p>265</text:p>
          </table:table-cell>
          <table:table-cell table:style-name="ce360" office:value-type="string">
            <text:p>2</text:p>
          </table:table-cell>
          <table:table-cell table:style-name="ce360"/>
          <table:table-cell table:style-name="ce482"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Data</text:p>
          </table:table-cell>
          <table:table-cell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266</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35">
          <table:table-cell table:style-name="ce332"/>
          <table:table-cell table:style-name="ce369" office:value-type="string">
            <text:p>06D-010</text:p>
          </table:table-cell>
          <table:table-cell table:style-name="ce417"/>
          <table:table-cell table:style-name="ce370" office:value-type="string">
            <text:p>06D</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Automobile(s)</text:p>
          </table:table-cell>
          <table:table-cell table:style-name="ce370"/>
          <table:table-cell table:style-name="ce416" table:content-validation-name="val2" table:number-columns-repeated="2"/>
          <table:table-cell table:style-name="ce416" table:content-validation-name="val3"/>
          <table:table-cell table:style-name="ce416" table:content-validation-name="val2"/>
          <table:table-cell table:style-name="ce370"/>
          <table:table-cell table:number-columns-repeated="1010"/>
        </table:table-row>
        <table:table-row table:style-name="ro35">
          <table:table-cell table:style-name="ce332"/>
          <table:table-cell table:style-name="ce360" office:value-type="string">
            <text:p>06D-020</text:p>
          </table:table-cell>
          <table:table-cell table:style-name="ce39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57">
          <table:table-cell table:style-name="ce332"/>
          <table:table-cell table:style-name="ce360" office:value-type="string">
            <text:p>06D-030</text:p>
          </table:table-cell>
          <table:table-cell table:style-name="ce390" office:value-type="string">
            <text:p>VI</text:p>
          </table:table-cell>
          <table:table-cell table:style-name="ce449" office:value-type="string">
            <text:p>Automobile Make/ Model</text:p>
          </table:table-cell>
          <table:table-cell table:style-name="ce502" office:value-type="float" office:value="13">
            <text:p>13</text:p>
          </table:table-cell>
          <table:table-cell table:style-name="ce360" office:value-type="string">
            <text:p>30</text:p>
          </table:table-cell>
          <table:table-cell table:style-name="ce360"/>
          <table:table-cell table:style-name="ce482" office:value-type="string">
            <text:p>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Name given to a class of automobiles by the manufacturer to identify the particular product line.</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AutomobileMakeDescription&gt;</text:p>
          </table:table-cell>
          <table:table-cell table:style-name="ce695" table:number-columns-repeated="1010"/>
        </table:table-row>
        <table:table-row table:style-name="ro158">
          <table:table-cell table:style-name="ce332"/>
          <table:table-cell table:style-name="ce360" office:value-type="string">
            <text:p>06D-040</text:p>
          </table:table-cell>
          <table:table-cell table:style-name="ce390" office:value-type="string">
            <text:p>VI</text:p>
          </table:table-cell>
          <table:table-cell table:style-name="ce449" office:value-type="string">
            <text:p>Automobile Year</text:p>
          </table:table-cell>
          <table:table-cell table:style-name="ce502" office:value-type="float" office:value="43">
            <text:p>43</text:p>
          </table:table-cell>
          <table:table-cell table:style-name="ce360" office:value-type="string">
            <text:p>4</text:p>
          </table:table-cell>
          <table:table-cell table:style-name="ce360"/>
          <table:table-cell table:style-name="ce482" office:value-type="string">
            <text:p>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Model year of the automobile or the year the automobile manufacturer introduced the version of the model for sale to the general public.</text:p>
            <text:p/>
            <text:p>Format: CCYY</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SSET AutomobileModelYear&gt;</text:p>
          </table:table-cell>
          <table:table-cell table:style-name="ce695" table:number-columns-repeated="1010"/>
        </table:table-row>
        <table:table-row table:style-name="ro159">
          <table:table-cell table:style-name="ce332"/>
          <table:table-cell table:style-name="ce360" office:value-type="string">
            <text:p>06D-050</text:p>
          </table:table-cell>
          <table:table-cell table:style-name="ce390" office:value-type="string">
            <text:p>VI</text:p>
          </table:table-cell>
          <table:table-cell table:style-name="ce449" office:value-type="string">
            <text:p>Cash or Market Value</text:p>
          </table:table-cell>
          <table:table-cell table:style-name="ce502" office:value-type="float" office:value="47">
            <text:p>47</text:p>
          </table:table-cell>
          <table:table-cell table:style-name="ce360" office:value-type="string">
            <text:p>15</text:p>
          </table:table-cell>
          <table:table-cell table:style-name="ce360"/>
          <table:table-cell table:style-name="ce482" office:value-type="string">
            <text:p>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Applicant reported amount of U.S. dollars to be received if the asset was sold at the time of transaction.</text:p>
            <text:p/>
            <text:p>Format: <text:s/>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ASSET _CashOrMarketValueAmount&gt;</text:p>
          </table:table-cell>
          <table:table-cell table:style-name="ce695" table:number-columns-repeated="1010"/>
        </table:table-row>
        <table:table-row table:style-name="ro22">
          <table:table-cell table:style-name="ce337"/>
          <table:table-cell table:style-name="ce367"/>
          <table:table-cell table:style-name="ce412"/>
          <table:table-cell table:style-name="ce466" office:value-type="string">
            <text:p>&lt;N/L&gt;</text:p>
          </table:table-cell>
          <table:table-cell table:style-name="ce503"/>
          <table:table-cell table:style-name="ce537" table:number-columns-repeated="2"/>
          <table:table-cell table:style-name="ce585" office:value-type="string">
            <text:p>End of record: Length=61</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140">
          <table:table-cell table:style-name="ce332"/>
          <table:table-cell table:style-name="ce369" office:value-type="string">
            <text:p>06F-010</text:p>
          </table:table-cell>
          <table:table-cell table:style-name="ce417"/>
          <table:table-cell table:style-name="ce370" office:value-type="string">
            <text:p>06F</text:p>
          </table:table-cell>
          <table:table-cell table:style-name="ce416" office:value-type="float" office:value="1">
            <text:p>1</text:p>
          </table:table-cell>
          <table:table-cell table:style-name="ce369" office:value-type="string">
            <text:p>3</text:p>
          </table:table-cell>
          <table:table-cell table:style-name="ce369"/>
          <table:table-cell table:style-name="ce580" office:value-type="string">
            <text:p>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Record ID: Alimony, Child Support/ Separate Maintenance and/or Job Related Expense(s)</text:p>
            <text:p/>
            <text:p>Required if Alimony, Child Support/ Maintenance and/or Job Related Expense(s) exist.</text:p>
          </table:table-cell>
          <table:table-cell table:style-name="ce370"/>
          <table:table-cell table:number-columns-repeated="2" table:style-name="ce416" table:content-validation-name="val2" office:value-type="string">
            <text:p>C</text:p>
          </table:table-cell>
          <table:table-cell table:style-name="ce416" table:content-validation-name="val3"/>
          <table:table-cell table:style-name="ce416" table:content-validation-name="val2" office:value-type="string">
            <text:p>C</text:p>
          </table:table-cell>
          <table:table-cell table:style-name="ce370"/>
          <table:table-cell table:style-name="ce701" table:number-columns-repeated="1010"/>
        </table:table-row>
        <table:table-row table:style-name="ro35">
          <table:table-cell table:style-name="ce332"/>
          <table:table-cell table:style-name="ce360" office:value-type="string">
            <text:p>06F-020</text:p>
          </table:table-cell>
          <table:table-cell table:style-name="ce39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number-columns-repeated="1010"/>
        </table:table-row>
        <table:table-row table:style-name="ro104">
          <table:table-cell table:style-name="ce332"/>
          <table:table-cell table:style-name="ce360" office:value-type="string">
            <text:p>06F-030</text:p>
          </table:table-cell>
          <table:table-cell table:style-name="ce410" office:value-type="string">
            <text:p>VI</text:p>
          </table:table-cell>
          <table:table-cell table:style-name="ce449" office:value-type="string">
            <text:p>Expense Type Code</text:p>
          </table:table-cell>
          <table:table-cell table:style-name="ce502" office:value-type="float" office:value="13">
            <text:p>13</text:p>
          </table:table-cell>
          <table:table-cell table:style-name="ce360" office:value-type="string">
            <text:p>3</text:p>
          </table:table-cell>
          <table:table-cell table:style-name="ce360"/>
          <table:table-cell table:style-name="ce482"/>
          <table:table-cell table:style-name="ce449" office:value-type="string">
            <text:p>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EDI Data Element:</text:p>
            <text:p>DR = Alimony</text:p>
            <text:p>DT = Child Support</text:p>
            <text:p>DV = Separate Maintenance Payment</text:p>
            <text:p>DZ = Job Related Expense</text:p>
            <text:p>EE = Other Expense Typ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IABILITY _Type&gt;</text:p>
          </table:table-cell>
          <table:table-cell table:style-name="ce693" table:number-columns-repeated="1010"/>
        </table:table-row>
        <table:table-row table:style-name="ro88">
          <table:table-cell table:style-name="ce332"/>
          <table:table-cell table:style-name="ce360" office:value-type="string">
            <text:p>06F-040 </text:p>
          </table:table-cell>
          <table:table-cell table:style-name="ce410" office:value-type="string">
            <text:p>VI</text:p>
          </table:table-cell>
          <table:table-cell table:style-name="ce449" office:value-type="string">
            <text:p>Monthly Payment Amount</text:p>
          </table:table-cell>
          <table:table-cell table:style-name="ce410" office:value-type="float" office:value="16">
            <text:p>16</text:p>
          </table:table-cell>
          <table:table-cell table:style-name="ce360" office:value-type="string">
            <text:p>15</text:p>
          </table:table-cell>
          <table:table-cell table:style-name="ce360"/>
          <table:table-cell table:style-name="ce482" office:value-type="string">
            <text:p>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Dollar amounts which must be paid monthly to pay down the liability and keep the account current.</text:p>
            <text:p/>
            <text:p>Format: Z(12).Z(2) </text:p>
          </table:table-cell>
          <table:table-cell table:style-name="ce53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IABILITY _MonthlyPaymentAmount&gt;</text:p>
          </table:table-cell>
          <table:table-cell table:style-name="ce693" table:number-columns-repeated="1010"/>
        </table:table-row>
        <table:table-row table:style-name="ro88">
          <table:table-cell table:style-name="ce332"/>
          <table:table-cell table:style-name="ce360" office:value-type="string">
            <text:p>06F-050</text:p>
          </table:table-cell>
          <table:table-cell table:style-name="ce410" office:value-type="string">
            <text:p>VI</text:p>
          </table:table-cell>
          <table:table-cell table:style-name="ce449" office:value-type="string">
            <text:p>Months Left to Pay</text:p>
          </table:table-cell>
          <table:table-cell table:style-name="ce410" office:value-type="float" office:value="31">
            <text:p>31</text:p>
          </table:table-cell>
          <table:table-cell table:style-name="ce360" office:value-type="string">
            <text:p>3</text:p>
          </table:table-cell>
          <table:table-cell table:style-name="ce360"/>
          <table:table-cell table:style-name="ce482" office:value-type="string">
            <text:p>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Number of months the applicant must continue to make monthly payments to fully and satisfactorily pay off the liability.</text:p>
            <text:p/>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RemainingTermMonths&gt;</text:p>
          </table:table-cell>
          <table:table-cell table:style-name="ce693" table:number-columns-repeated="1010"/>
        </table:table-row>
        <table:table-row table:style-name="ro88">
          <table:table-cell table:style-name="ce332" table:number-columns-spanned="1" table:number-rows-spanned="2"/>
          <table:table-cell table:style-name="ce360" office:value-type="string">
            <text:p>06F-060</text:p>
          </table:table-cell>
          <table:table-cell table:style-name="ce410" office:value-type="string">
            <text:p>VI</text:p>
          </table:table-cell>
          <table:table-cell table:style-name="ce449" office:value-type="string">
            <text:p>Alimony/ Child Support/ Separate Maintenance Owed To</text:p>
          </table:table-cell>
          <table:table-cell table:style-name="ce502" office:value-type="float" office:value="34">
            <text:p>34</text:p>
          </table:table-cell>
          <table:table-cell table:style-name="ce360" office:value-type="string">
            <text:p>60</text:p>
          </table:table-cell>
          <table:table-cell table:style-name="ce360"/>
          <table:table-cell table:style-name="ce482" office:value-type="string">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Identifies to whom Alimony/ Child Support/ Separate Maintenance is owed.</text:p>
            <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AlimonyOwedToName&gt;</text:p>
          </table:table-cell>
          <table:table-cell table:style-name="ce693" table:number-columns-repeated="1010"/>
        </table:table-row>
        <table:table-row table:style-name="ro88">
          <table:covered-table-cell table:style-name="ce332"/>
          <table:table-cell table:style-name="ce381" office:value-type="string">
            <text:p>06F-060</text:p>
          </table:table-cell>
          <table:table-cell table:style-name="ce426" office:value-type="string">
            <text:p>VI</text:p>
          </table:table-cell>
          <table:table-cell table:style-name="ce467" office:value-type="string">
            <text:p>Alimony/ Child Support/ Separate Maintenance Owed To</text:p>
          </table:table-cell>
          <table:table-cell table:style-name="ce515" office:value-type="float" office:value="34">
            <text:p>34</text:p>
          </table:table-cell>
          <table:table-cell table:style-name="ce381" office:value-type="string">
            <text:p>60</text:p>
          </table:table-cell>
          <table:table-cell table:style-name="ce381"/>
          <table:table-cell table:style-name="ce482" office:value-type="string">
            <text:p>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Format: Text</text:p>
            <text:p/>
            <text:p>Specify value if field #O6F-030 is Child Support/ Alimony – not require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67" office:value-type="string">
            <text:p>&lt;LIABILITY AlimonyOwedToName&gt;</text:p>
          </table:table-cell>
          <table:table-cell table:style-name="ce693"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93</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134">
          <table:table-cell table:style-name="ce332"/>
          <table:table-cell table:style-name="ce369" office:value-type="string">
            <text:p>06G-010</text:p>
          </table:table-cell>
          <table:table-cell table:style-name="ce416"/>
          <table:table-cell table:style-name="ce370" office:value-type="string">
            <text:p>06G</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Record ID: Real Estate Owned</text:p>
            <text:p/>
            <text:p>Required if Real Estate Property(s) is owned</text:p>
          </table:table-cell>
          <table:table-cell table:style-name="ce370"/>
          <table:table-cell table:number-columns-repeated="2" table:style-name="ce416" table:content-validation-name="val2" office:value-type="string">
            <text:p>C</text:p>
          </table:table-cell>
          <table:table-cell table:style-name="ce416" table:content-validation-name="val3"/>
          <table:table-cell table:style-name="ce416" table:content-validation-name="val2" office:value-type="string">
            <text:p>C</text:p>
          </table:table-cell>
          <table:table-cell table:style-name="ce370"/>
          <table:table-cell table:style-name="ce692" table:number-columns-repeated="1010"/>
        </table:table-row>
        <table:table-row table:style-name="ro160">
          <table:table-cell table:style-name="ce332"/>
          <table:table-cell table:style-name="ce360" office:value-type="string">
            <text:p>06G-020</text:p>
          </table:table-cell>
          <table:table-cell table:style-name="ce39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Format: n</text:p>
            <text:p/>
            <text:p>Note : The SSN associated to a property in the REO section must match the SSN of the account owner of the liability matched to that property</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number-columns-repeated="1010"/>
        </table:table-row>
        <table:table-row table:style-name="ro88">
          <table:table-cell table:style-name="ce332"/>
          <table:table-cell table:style-name="ce360" office:value-type="string">
            <text:p>06G-030</text:p>
          </table:table-cell>
          <table:table-cell table:style-name="ce410" office:value-type="string">
            <text:p>VI</text:p>
          </table:table-cell>
          <table:table-cell table:style-name="ce449" office:value-type="string">
            <text:p>Property Street Address</text:p>
          </table:table-cell>
          <table:table-cell table:style-name="ce502" office:value-type="float" office:value="13">
            <text:p>13</text:p>
          </table:table-cell>
          <table:table-cell table:style-name="ce360" office:value-type="string">
            <text:p>35</text:p>
          </table:table-cell>
          <table:table-cell table:style-name="ce360"/>
          <table:table-cell table:style-name="ce482" office:value-type="string">
            <text:p>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First and second lines of the address of the property.</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REO_PROPERTY _StreetAddress&gt;</text:p>
          </table:table-cell>
          <table:table-cell table:style-name="ce695" table:number-columns-repeated="1010"/>
        </table:table-row>
        <table:table-row table:style-name="ro35">
          <table:table-cell table:style-name="ce332"/>
          <table:table-cell table:style-name="ce360" office:value-type="string">
            <text:p>06G-040</text:p>
          </table:table-cell>
          <table:table-cell table:style-name="ce410" office:value-type="string">
            <text:p>VI</text:p>
          </table:table-cell>
          <table:table-cell table:style-name="ce449" office:value-type="string">
            <text:p>Property City</text:p>
          </table:table-cell>
          <table:table-cell table:style-name="ce502" office:value-type="float" office:value="48">
            <text:p>48</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REO_PROPERTY _City&gt;</text:p>
          </table:table-cell>
          <table:table-cell table:style-name="ce695" table:number-columns-repeated="1010"/>
        </table:table-row>
        <table:table-row table:style-name="ro35">
          <table:table-cell table:style-name="ce332"/>
          <table:table-cell table:style-name="ce360" office:value-type="string">
            <text:p>06G-050</text:p>
          </table:table-cell>
          <table:table-cell table:style-name="ce410" office:value-type="string">
            <text:p>VI</text:p>
          </table:table-cell>
          <table:table-cell table:style-name="ce449" office:value-type="string">
            <text:p>Property State</text:p>
          </table:table-cell>
          <table:table-cell table:style-name="ce502" office:value-type="float" office:value="83">
            <text:p>83</text:p>
          </table:table-cell>
          <table:table-cell table:style-name="ce360" office:value-type="string">
            <text:p>2</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REO_PROPERTY _State&gt;</text:p>
          </table:table-cell>
          <table:table-cell table:style-name="ce695" table:number-columns-repeated="1010"/>
        </table:table-row>
        <table:table-row table:style-name="ro35">
          <table:table-cell table:style-name="ce332"/>
          <table:table-cell table:style-name="ce360" office:value-type="string">
            <text:p>06G-060</text:p>
          </table:table-cell>
          <table:table-cell table:style-name="ce410" office:value-type="string">
            <text:p>VI</text:p>
          </table:table-cell>
          <table:table-cell table:style-name="ce449" office:value-type="string">
            <text:p>Property Zip Code</text:p>
          </table:table-cell>
          <table:table-cell table:style-name="ce502" office:value-type="float" office:value="85">
            <text:p>85</text:p>
          </table:table-cell>
          <table:table-cell table:style-name="ce360" office:value-type="string">
            <text:p>5</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REO_PROPERTY _PostalCode&gt;</text:p>
          </table:table-cell>
          <table:table-cell table:style-name="ce695" table:number-columns-repeated="1010"/>
        </table:table-row>
        <table:table-row table:style-name="ro35">
          <table:table-cell table:style-name="ce332"/>
          <table:table-cell table:style-name="ce360" office:value-type="string">
            <text:p>06G-070</text:p>
          </table:table-cell>
          <table:table-cell table:style-name="ce410" office:value-type="string">
            <text:p>VI</text:p>
          </table:table-cell>
          <table:table-cell table:style-name="ce449" office:value-type="string">
            <text:p>Property Zip Code Plus Four</text:p>
          </table:table-cell>
          <table:table-cell table:style-name="ce502" office:value-type="float" office:value="90">
            <text:p>90</text:p>
          </table:table-cell>
          <table:table-cell table:style-name="ce360" office:value-type="string">
            <text:p>4</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REO_PROPERTY _PostalCode&gt;</text:p>
          </table:table-cell>
          <table:table-cell table:style-name="ce695" table:number-columns-repeated="1010"/>
        </table:table-row>
        <table:table-row table:style-name="ro125">
          <table:table-cell table:style-name="ce332"/>
          <table:table-cell table:style-name="ce360" office:value-type="string">
            <text:p>06G-080</text:p>
          </table:table-cell>
          <table:table-cell table:style-name="ce410" office:value-type="string">
            <text:p>VI</text:p>
          </table:table-cell>
          <table:table-cell table:style-name="ce449" office:value-type="string">
            <text:p>Property Disposition</text:p>
          </table:table-cell>
          <table:table-cell table:style-name="ce502" office:value-type="float" office:value="94">
            <text:p>94</text:p>
          </table:table-cell>
          <table:table-cell table:style-name="ce360" office:value-type="string">
            <text:p>1</text:p>
          </table:table-cell>
          <table:table-cell table:style-name="ce360"/>
          <table:table-cell table:style-name="ce482" office:value-type="string">
            <text:p>Code indicating the property's future use.</text:p>
          </table:table-cell>
          <table:table-cell table:style-name="ce449" office:value-type="string">
            <text:p>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EDI Data Element 1075:</text:p>
            <text:p>S = Sold</text:p>
            <text:p>H = Retained</text:p>
            <text:p>P = Pending Sale</text:p>
            <text:p>R = Rental</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DispositionStatusType&gt;</text:p>
          </table:table-cell>
          <table:table-cell table:style-name="ce695" table:number-columns-repeated="1010"/>
        </table:table-row>
        <table:table-row table:style-name="ro88">
          <table:table-cell table:style-name="ce332"/>
          <table:table-cell table:style-name="ce360" office:value-type="string">
            <text:p>06G-090</text:p>
          </table:table-cell>
          <table:table-cell table:style-name="ce410" office:value-type="string">
            <text:p>VI</text:p>
          </table:table-cell>
          <table:table-cell table:style-name="ce449" office:value-type="string">
            <text:p>Type of Property</text:p>
          </table:table-cell>
          <table:table-cell table:style-name="ce502" office:value-type="float" office:value="95">
            <text:p>95</text:p>
          </table:table-cell>
          <table:table-cell table:style-name="ce360" office:value-type="string">
            <text:p>2</text:p>
          </table:table-cell>
          <table:table-cell table:style-name="ce360"/>
          <table:table-cell table:style-name="ce482"/>
          <table:table-cell table:style-name="ce449" office:value-type="string">
            <text:p>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EDI Data Element 1074:</text:p>
            <text:p>14 = Single Family</text:p>
            <text:p>04 = Condominium</text:p>
            <text:p>16 = Townhouse</text:p>
            <text:p>13 = Co-operative</text:p>
            <text:p>15 = Two-to-four unit property</text:p>
            <text:p>18 = Multifamily (more than 4 units)</text:p>
            <text:p>08 = Manufactured/Mobile Home</text:p>
            <text:p>02 = Commercial – Non-Residential</text:p>
            <text:p>F1 = Mixed Use – Residential</text:p>
            <text:p>05 = Farm</text:p>
            <text:p>03 = Home and Business Combined</text:p>
            <text:p>07 = Land</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REO_PROPERTY _GSEPropertyType&gt;</text:p>
          </table:table-cell>
          <table:table-cell table:style-name="ce695" table:number-columns-repeated="1010"/>
        </table:table-row>
        <table:table-row table:style-name="ro161">
          <table:table-cell table:style-name="ce332"/>
          <table:table-cell table:style-name="ce360" office:value-type="string">
            <text:p>06G-100</text:p>
          </table:table-cell>
          <table:table-cell table:style-name="ce410" office:value-type="string">
            <text:p>VI</text:p>
          </table:table-cell>
          <table:table-cell table:style-name="ce449" office:value-type="string">
            <text:p>Present Market Value</text:p>
          </table:table-cell>
          <table:table-cell table:style-name="ce502" office:value-type="float" office:value="97">
            <text:p>97</text:p>
          </table:table-cell>
          <table:table-cell table:style-name="ce360" office:value-type="string">
            <text:p>15</text:p>
          </table:table-cell>
          <table:table-cell table:style-name="ce360"/>
          <table:table-cell table:style-name="ce482" office:value-type="string">
            <text:p>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Value of the property if it were sold today.</text:p>
            <text:p/>
            <text:p>Format: Z(1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REO_PROPERTY _MarketValueAmount&gt;</text:p>
          </table:table-cell>
          <table:table-cell table:style-name="ce695" table:number-columns-repeated="1010"/>
        </table:table-row>
        <table:table-row table:style-name="ro135">
          <table:table-cell table:style-name="ce332"/>
          <table:table-cell table:style-name="ce360" office:value-type="string">
            <text:p>06G-110</text:p>
          </table:table-cell>
          <table:table-cell table:style-name="ce410" office:value-type="string">
            <text:p>VI</text:p>
          </table:table-cell>
          <table:table-cell table:style-name="ce449" office:value-type="string">
            <text:p>Amount of Mortgages &amp; Liens</text:p>
          </table:table-cell>
          <table:table-cell table:style-name="ce502" office:value-type="float" office:value="112">
            <text:p>112</text:p>
          </table:table-cell>
          <table:table-cell table:style-name="ce360" office:value-type="string">
            <text:p>15</text:p>
          </table:table-cell>
          <table:table-cell table:style-name="ce360"/>
          <table:table-cell table:style-name="ce482" office:value-type="string">
            <text:p>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Applicant reported total amount of all remaining mortgages and liens against the property.</text:p>
            <text:p/>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REO_PROPERTY _LienUPBAmount&gt;</text:p>
          </table:table-cell>
          <table:table-cell table:style-name="ce695" table:number-columns-repeated="1010"/>
        </table:table-row>
        <table:table-row table:style-name="ro88">
          <table:table-cell table:style-name="ce332"/>
          <table:table-cell table:style-name="ce360" office:value-type="string">
            <text:p>06G-120</text:p>
          </table:table-cell>
          <table:table-cell table:style-name="ce410" office:value-type="string">
            <text:p>VI</text:p>
          </table:table-cell>
          <table:table-cell table:style-name="ce449" office:value-type="string">
            <text:p>Gross Rental Income</text:p>
          </table:table-cell>
          <table:table-cell table:style-name="ce502" office:value-type="float" office:value="127">
            <text:p>127</text:p>
          </table:table-cell>
          <table:table-cell table:style-name="ce360" office:value-type="string">
            <text:p>15</text:p>
          </table:table-cell>
          <table:table-cell table:style-name="ce360"/>
          <table:table-cell table:style-name="ce482" office:value-type="string">
            <text:p>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Amount of revenue generated by the property from rent on a monthly basis.</text:p>
            <text:p/>
            <text:p>Format: Z(12).Z(2)</text:p>
            <text:p/>
            <text:p>Specify if filed 06G-080 is Rental</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RentalIncomeGrossAmount&gt;</text:p>
          </table:table-cell>
          <table:table-cell table:style-name="ce695" table:number-columns-repeated="1010"/>
        </table:table-row>
        <table:table-row table:style-name="ro162">
          <table:table-cell table:style-name="ce332"/>
          <table:table-cell table:style-name="ce360" office:value-type="string">
            <text:p>06G-130</text:p>
          </table:table-cell>
          <table:table-cell table:style-name="ce410" office:value-type="string">
            <text:p>VI</text:p>
          </table:table-cell>
          <table:table-cell table:style-name="ce449" office:value-type="string">
            <text:p>Mortgage Payments</text:p>
          </table:table-cell>
          <table:table-cell table:style-name="ce502" office:value-type="float" office:value="142">
            <text:p>142</text:p>
          </table:table-cell>
          <table:table-cell table:style-name="ce360" office:value-type="string">
            <text:p>15</text:p>
          </table:table-cell>
          <table:table-cell table:style-name="ce360"/>
          <table:table-cell table:style-name="ce482" office:value-type="string">
            <text:p>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otal monthly payment made on outstanding mortgages and liens against the property.</text:p>
            <text:p/>
            <text:p>Format: Z(12).Z(2)</text:p>
            <text:p/>
            <text:p>Specify if field 06G-110 greater than 0</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LienInstallmentAmount&gt;</text:p>
          </table:table-cell>
          <table:table-cell table:style-name="ce695" table:number-columns-repeated="1010"/>
        </table:table-row>
        <table:table-row table:style-name="ro140">
          <table:table-cell table:style-name="ce332"/>
          <table:table-cell table:style-name="ce360" office:value-type="string">
            <text:p>06G-140</text:p>
          </table:table-cell>
          <table:table-cell table:style-name="ce410" office:value-type="string">
            <text:p>VI</text:p>
          </table:table-cell>
          <table:table-cell table:style-name="ce449" office:value-type="string">
            <text:p>Insurance, Maintenance Taxes &amp; Misc.</text:p>
          </table:table-cell>
          <table:table-cell table:style-name="ce505" office:value-type="float" office:value="157">
            <text:p>157</text:p>
          </table:table-cell>
          <table:table-cell table:style-name="ce360" office:value-type="string">
            <text:p>15</text:p>
          </table:table-cell>
          <table:table-cell table:style-name="ce360"/>
          <table:table-cell table:style-name="ce482" office:value-type="string">
            <text:p>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Monthly expense on the property for property taxes, maintenance and insurance.</text:p>
            <text:p/>
            <text:p>Format: Z(12).Z(2)</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REO_PROPERTY _MaintenanceExpenseAmount&gt;</text:p>
          </table:table-cell>
          <table:table-cell table:number-columns-repeated="1010"/>
        </table:table-row>
        <table:table-row table:style-name="ro88">
          <table:table-cell table:style-name="ce332"/>
          <table:table-cell table:style-name="ce360" office:value-type="string">
            <text:p>06G-150</text:p>
          </table:table-cell>
          <table:table-cell table:style-name="ce410" office:value-type="string">
            <text:p>VI</text:p>
          </table:table-cell>
          <table:table-cell table:style-name="ce449" office:value-type="string">
            <text:p>Net Rental Income</text:p>
          </table:table-cell>
          <table:table-cell table:style-name="ce502" office:value-type="float" office:value="172">
            <text:p>172</text:p>
          </table:table-cell>
          <table:table-cell table:style-name="ce360" office:value-type="string">
            <text:p>15</text:p>
          </table:table-cell>
          <table:table-cell table:style-name="ce360"/>
          <table:table-cell table:style-name="ce482" office:value-type="string">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The amount of the rental income that is net of mortgage payments, insurance, maintenance, taxes, and miscellaneous property expenses. If this field is not populated, then Desktop Underwriter will calculate it based on a vacancy factor. If the number is positive, it will be added to the qualifying income; if it is negative, it will be considered a liability and included in the total expense ratio calculation.</text:p>
            <text:p>"Format: -Z(12).Z(2)</text:p>
            <text:p>Negative or positive number allowed.</text:p>
            <text:p>"Net rental calculation is:</text:p>
            <text:p>(gross rental x .75) - P&amp;I - Maintenance</text:p>
            <text:p>"</text:p>
            <text:p>**Net Rental Income can be entered in the Income or REO segment. Please review the information on page 60, Net Rental Income.</text:p>
            <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RentalIncomeNetAmount&gt;</text:p>
          </table:table-cell>
          <table:table-cell table:style-name="ce695" table:number-columns-repeated="1010"/>
        </table:table-row>
        <table:table-row table:style-name="ro143">
          <table:table-cell table:style-name="ce332"/>
          <table:table-cell table:style-name="ce360" office:value-type="string">
            <text:p>06G-160</text:p>
          </table:table-cell>
          <table:table-cell table:style-name="ce410" office:value-type="string">
            <text:p>VI</text:p>
          </table:table-cell>
          <table:table-cell table:style-name="ce449" office:value-type="string">
            <text:p>Current Residence Indicator</text:p>
          </table:table-cell>
          <table:table-cell table:style-name="ce502" office:value-type="float" office:value="187">
            <text:p>187</text:p>
          </table:table-cell>
          <table:table-cell table:style-name="ce360" office:value-type="string">
            <text:p>1</text:p>
          </table:table-cell>
          <table:table-cell table:style-name="ce360"/>
          <table:table-cell table:style-name="ce482" office:value-type="string">
            <text:p>Indicates whether the applicant currently resides at the Real Estate Owned.</text:p>
          </table:table-cell>
          <table:table-cell table:style-name="ce449" office:value-type="string">
            <text:p>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Y = Current Residence</text:p>
            <text:p>N = Not Current Residenc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CurrentResidenceIndicator&gt;</text:p>
          </table:table-cell>
          <table:table-cell table:style-name="ce695" table:number-columns-repeated="1010"/>
        </table:table-row>
        <table:table-row table:style-name="ro163">
          <table:table-cell table:style-name="ce332"/>
          <table:table-cell table:style-name="ce360" office:value-type="string">
            <text:p>06G-170</text:p>
          </table:table-cell>
          <table:table-cell table:style-name="ce410" office:value-type="string">
            <text:p>VI</text:p>
          </table:table-cell>
          <table:table-cell table:style-name="ce449" office:value-type="string">
            <text:p>Subject Property Indicator</text:p>
          </table:table-cell>
          <table:table-cell table:style-name="ce502" office:value-type="float" office:value="188">
            <text:p>188</text:p>
          </table:table-cell>
          <table:table-cell table:style-name="ce360" office:value-type="string">
            <text:p>1</text:p>
          </table:table-cell>
          <table:table-cell table:style-name="ce360"/>
          <table:table-cell table:style-name="ce482" office:value-type="string">
            <text:p>Indicates whether the REO is the property which will secure the loan applied for.</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_SubjectIndicator&gt;</text:p>
          </table:table-cell>
          <table:table-cell table:style-name="ce695" table:number-columns-repeated="1010"/>
        </table:table-row>
        <table:table-row table:style-name="ro164">
          <table:table-cell table:style-name="ce332"/>
          <table:table-cell table:style-name="ce360" office:value-type="string">
            <text:p>06G-180</text:p>
          </table:table-cell>
          <table:table-cell table:style-name="ce410" office:value-type="string">
            <text:p>VI</text:p>
          </table:table-cell>
          <table:table-cell table:style-name="ce449" office:value-type="string">
            <text:p>REO Asset ID</text:p>
          </table:table-cell>
          <table:table-cell table:style-name="ce502" office:value-type="float" office:value="189">
            <text:p>189</text:p>
          </table:table-cell>
          <table:table-cell table:style-name="ce360" office:value-type="string">
            <text:p>2</text:p>
          </table:table-cell>
          <table:table-cell table:style-name="ce360"/>
          <table:table-cell table:style-name="ce482" office:value-type="string">
            <text:p>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Starting with the value of 1, increment for each 06G record created. No Duplicates.</text:p>
            <text:p/>
            <text:p>Note: May not be sequential on export.</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REO_PROPERTY REO_ID&gt;</text:p>
          </table:table-cell>
          <table:table-cell table:style-name="ce695" table:number-columns-repeated="1010"/>
        </table:table-row>
        <table:table-row table:style-name="ro35">
          <table:table-cell table:style-name="ce332"/>
          <table:table-cell table:style-name="ce360" office:value-type="string">
            <text:p>06G-190</text:p>
          </table:table-cell>
          <table:table-cell table:style-name="ce410" office:value-type="string">
            <text:p>VI</text:p>
          </table:table-cell>
          <table:table-cell table:style-name="ce449" office:value-type="string">
            <text:p>Reserved for Future Use</text:p>
          </table:table-cell>
          <table:table-cell table:style-name="ce502" office:value-type="float" office:value="191">
            <text:p>191</text:p>
          </table:table-cell>
          <table:table-cell table:style-name="ce360" office:value-type="string">
            <text:p>15</text:p>
          </table:table-cell>
          <table:table-cell table:style-name="ce360"/>
          <table:table-cell table:style-name="ce482"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Data</text:p>
          </table:table-cell>
          <table:table-cell table:style-name="ce695" table:number-columns-repeated="1010"/>
        </table:table-row>
        <table:table-row table:style-name="ro22">
          <table:table-cell table:style-name="ce337"/>
          <table:table-cell table:style-name="ce377"/>
          <table:table-cell table:style-name="ce423"/>
          <table:table-cell table:style-name="ce468" office:value-type="string">
            <text:p>&lt;N/L&gt;</text:p>
          </table:table-cell>
          <table:table-cell table:style-name="ce510"/>
          <table:table-cell table:style-name="ce540" table:number-columns-repeated="2"/>
          <table:table-cell table:style-name="ce587" office:value-type="string">
            <text:p>End of record: Length=205</text:p>
          </table:table-cell>
          <table:table-cell table:style-name="ce468"/>
          <table:table-cell table:style-name="ce510" table:content-validation-name="val2" table:number-columns-repeated="2"/>
          <table:table-cell table:style-name="ce510" table:content-validation-name="val3"/>
          <table:table-cell table:style-name="ce510" table:content-validation-name="val2"/>
          <table:table-cell table:style-name="ce676"/>
          <table:table-cell table:style-name="ce696" table:number-columns-repeated="1010"/>
        </table:table-row>
        <table:table-row table:style-name="ro88">
          <table:table-cell table:style-name="ce332"/>
          <table:table-cell table:style-name="ce372" office:value-type="string">
            <text:p>06H-010</text:p>
          </table:table-cell>
          <table:table-cell table:style-name="ce419"/>
          <table:table-cell table:style-name="ce460" office:value-type="string">
            <text:p>06H</text:p>
          </table:table-cell>
          <table:table-cell table:style-name="ce427" office:value-type="float" office:value="1">
            <text:p>1</text:p>
          </table:table-cell>
          <table:table-cell table:style-name="ce372" office:value-type="string">
            <text:p>3</text:p>
          </table:table-cell>
          <table:table-cell table:style-name="ce372" office:value-type="string">
            <text:p>1 or more</text:p>
          </table:table-cell>
          <table:table-cell table:style-name="ce584" office:value-type="string">
            <text:p>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Record ID: Alias</text:p>
            <text:p/>
            <text:p>Borrower or Co-Borrower cannot have duplicate aliases.</text:p>
          </table:table-cell>
          <table:table-cell table:style-name="ce460"/>
          <table:table-cell table:style-name="ce427" table:content-validation-name="val2" table:number-columns-repeated="2"/>
          <table:table-cell table:style-name="ce427" table:content-validation-name="val3"/>
          <table:table-cell table:style-name="ce427" table:content-validation-name="val2"/>
          <table:table-cell table:style-name="ce460"/>
          <table:table-cell table:style-name="ce695" table:number-columns-repeated="1010"/>
        </table:table-row>
        <table:table-row table:style-name="ro35">
          <table:table-cell table:style-name="ce332"/>
          <table:table-cell table:style-name="ce360" office:value-type="string">
            <text:p>06H-020</text:p>
          </table:table-cell>
          <table:table-cell table:style-name="ce41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65">
          <table:table-cell table:style-name="ce332"/>
          <table:table-cell table:style-name="ce360" office:value-type="string">
            <text:p>06H-030</text:p>
          </table:table-cell>
          <table:table-cell table:style-name="ce410" office:value-type="string">
            <text:p>VI</text:p>
          </table:table-cell>
          <table:table-cell table:style-name="ce449" office:value-type="string">
            <text:p>Alternate First Name</text:p>
          </table:table-cell>
          <table:table-cell table:style-name="ce502" office:value-type="float" office:value="13">
            <text:p>13</text:p>
          </table:table-cell>
          <table:table-cell table:style-name="ce360" office:value-type="string">
            <text:p>35</text:p>
          </table:table-cell>
          <table:table-cell table:style-name="ce360"/>
          <table:table-cell table:style-name="ce482" office:value-type="string">
            <text:p>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Another first name that the applicant may have used previously.</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ALIAS _FirstName&gt;</text:p>
          </table:table-cell>
          <table:table-cell table:style-name="ce695" table:number-columns-repeated="1010"/>
        </table:table-row>
        <table:table-row table:style-name="ro166">
          <table:table-cell table:style-name="ce332"/>
          <table:table-cell table:style-name="ce360" office:value-type="string">
            <text:p>06H-040</text:p>
          </table:table-cell>
          <table:table-cell table:style-name="ce410" office:value-type="string">
            <text:p>VI</text:p>
          </table:table-cell>
          <table:table-cell table:style-name="ce449" office:value-type="string">
            <text:p>Alternate Middle Name</text:p>
          </table:table-cell>
          <table:table-cell table:style-name="ce502" office:value-type="float" office:value="48">
            <text:p>48</text:p>
          </table:table-cell>
          <table:table-cell table:style-name="ce360" office:value-type="string">
            <text:p>35</text:p>
          </table:table-cell>
          <table:table-cell table:style-name="ce360"/>
          <table:table-cell table:style-name="ce482" office:value-type="string">
            <text:p>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Another middle name that the applicant may have used previously.</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ALIAS _MiddleName&gt;</text:p>
          </table:table-cell>
          <table:table-cell table:style-name="ce695" table:number-columns-repeated="1010"/>
        </table:table-row>
        <table:table-row table:style-name="ro167">
          <table:table-cell table:style-name="ce332"/>
          <table:table-cell table:style-name="ce360" office:value-type="string">
            <text:p>06H-050</text:p>
          </table:table-cell>
          <table:table-cell table:style-name="ce410" office:value-type="string">
            <text:p>VI</text:p>
          </table:table-cell>
          <table:table-cell table:style-name="ce449" office:value-type="string">
            <text:p>Alternate Last Name</text:p>
          </table:table-cell>
          <table:table-cell table:style-name="ce502" office:value-type="float" office:value="83">
            <text:p>83</text:p>
          </table:table-cell>
          <table:table-cell table:style-name="ce360" office:value-type="string">
            <text:p>35</text:p>
          </table:table-cell>
          <table:table-cell table:style-name="ce360"/>
          <table:table-cell table:style-name="ce482" office:value-type="string">
            <text:p>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Another last name that the applicant may have used previously; This must be present if the applicant has received credit under any other name.</text:p>
            <text:p/>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ALIAS _LastName&gt;</text:p>
          </table:table-cell>
          <table:table-cell table:style-name="ce695" table:number-columns-repeated="1010"/>
        </table:table-row>
        <table:table-row table:style-name="ro35">
          <table:table-cell table:style-name="ce332"/>
          <table:table-cell table:style-name="ce360" office:value-type="string">
            <text:p>06H-060</text:p>
          </table:table-cell>
          <table:table-cell table:style-name="ce410" office:value-type="string">
            <text:p>VI</text:p>
          </table:table-cell>
          <table:table-cell table:style-name="ce449" office:value-type="string">
            <text:p>Reserved for Future Use</text:p>
          </table:table-cell>
          <table:table-cell table:style-name="ce502" office:value-type="float" office:value="118">
            <text:p>118</text:p>
          </table:table-cell>
          <table:table-cell table:style-name="ce360" office:value-type="string">
            <text:p>35</text:p>
          </table:table-cell>
          <table:table-cell table:style-name="ce360"/>
          <table:table-cell table:style-name="ce482"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Data</text:p>
          </table:table-cell>
          <table:table-cell table:style-name="ce695" table:number-columns-repeated="1010"/>
        </table:table-row>
        <table:table-row table:style-name="ro35">
          <table:table-cell table:style-name="ce332"/>
          <table:table-cell table:style-name="ce360" office:value-type="string">
            <text:p>06H-070</text:p>
          </table:table-cell>
          <table:table-cell table:style-name="ce410" office:value-type="string">
            <text:p>VI</text:p>
          </table:table-cell>
          <table:table-cell table:style-name="ce449" office:value-type="string">
            <text:p>Reserved for Future Use</text:p>
          </table:table-cell>
          <table:table-cell table:style-name="ce502" office:value-type="float" office:value="153">
            <text:p>153</text:p>
          </table:table-cell>
          <table:table-cell table:style-name="ce360" office:value-type="string">
            <text:p>30</text:p>
          </table:table-cell>
          <table:table-cell table:style-name="ce360"/>
          <table:table-cell table:style-name="ce482"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Data</text:p>
          </table:table-cell>
          <table:table-cell table:style-name="ce695" table:number-columns-repeated="1010"/>
        </table:table-row>
        <table:table-row table:style-name="ro22">
          <table:table-cell table:style-name="ce337"/>
          <table:table-cell table:style-name="ce377"/>
          <table:table-cell table:style-name="ce423"/>
          <table:table-cell table:style-name="ce468" office:value-type="string">
            <text:p>&lt;N/L&gt;</text:p>
          </table:table-cell>
          <table:table-cell table:style-name="ce510"/>
          <table:table-cell table:style-name="ce540" table:number-columns-repeated="2"/>
          <table:table-cell table:style-name="ce587" office:value-type="string">
            <text:p>End of record: Length=182</text:p>
          </table:table-cell>
          <table:table-cell table:style-name="ce468"/>
          <table:table-cell table:style-name="ce510" table:content-validation-name="val2" table:number-columns-repeated="2"/>
          <table:table-cell table:style-name="ce510" table:content-validation-name="val3"/>
          <table:table-cell table:style-name="ce510" table:content-validation-name="val2"/>
          <table:table-cell table:style-name="ce676"/>
          <table:table-cell table:style-name="ce696" table:number-columns-repeated="1010"/>
        </table:table-row>
        <table:table-row table:style-name="ro168">
          <table:table-cell table:style-name="ce332"/>
          <table:table-cell table:style-name="ce372" office:value-type="string">
            <text:p>06L-010</text:p>
          </table:table-cell>
          <table:table-cell table:style-name="ce419"/>
          <table:table-cell table:style-name="ce460" office:value-type="string">
            <text:p>06L</text:p>
          </table:table-cell>
          <table:table-cell table:style-name="ce427" office:value-type="float" office:value="1">
            <text:p>1</text:p>
          </table:table-cell>
          <table:table-cell table:style-name="ce372" office:value-type="string">
            <text:p>3</text:p>
          </table:table-cell>
          <table:table-cell table:style-name="ce372" office:value-type="string">
            <text:p>M</text:p>
          </table:table-cell>
          <table:table-cell table:style-name="ce584" office:value-type="string">
            <text:p>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Record ID: Liabilities</text:p>
            <text:p/>
            <text:p>Note: Liabilities can be auto-populated from the credit report.</text:p>
          </table:table-cell>
          <table:table-cell table:style-name="ce460"/>
          <table:table-cell table:number-columns-repeated="2" table:style-name="ce427" table:content-validation-name="val2" office:value-type="string">
            <text:p>C</text:p>
          </table:table-cell>
          <table:table-cell table:style-name="ce427" table:content-validation-name="val3"/>
          <table:table-cell table:style-name="ce427" table:content-validation-name="val2" office:value-type="string">
            <text:p>C</text:p>
          </table:table-cell>
          <table:table-cell table:style-name="ce460"/>
          <table:table-cell table:style-name="ce695" table:number-columns-repeated="1010"/>
        </table:table-row>
        <table:table-row table:style-name="ro139">
          <table:table-cell table:style-name="ce332"/>
          <table:table-cell table:style-name="ce360" office:value-type="string">
            <text:p>06L-020</text:p>
          </table:table-cell>
          <table:table-cell table:style-name="ce41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he social security number of the applicant entered in the Liabilities segment.</text:p>
            <text:p/>
            <text:p>Format: n</text:p>
            <text:p/>
            <text:p>Note : The SSN of the account owner of a mortgage/HELOC liability must match the SSN associated to the corresponding property in the REO sectio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_SSN&gt;</text:p>
          </table:table-cell>
          <table:table-cell table:number-columns-repeated="1010"/>
        </table:table-row>
        <table:table-row table:style-name="ro169">
          <table:table-cell table:style-name="ce332"/>
          <table:table-cell table:style-name="ce360" office:value-type="string">
            <text:p>06L-030</text:p>
          </table:table-cell>
          <table:table-cell table:style-name="ce410" office:value-type="string">
            <text:p>VI</text:p>
          </table:table-cell>
          <table:table-cell table:style-name="ce449" office:value-type="string">
            <text:p>Liability Type</text:p>
          </table:table-cell>
          <table:table-cell table:style-name="ce502" office:value-type="float" office:value="13">
            <text:p>13</text:p>
          </table:table-cell>
          <table:table-cell table:style-name="ce360" office:value-type="string">
            <text:p>2</text:p>
          </table:table-cell>
          <table:table-cell table:style-name="ce360"/>
          <table:table-cell table:style-name="ce482" office:value-type="string">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ext:p>A code uniquely identifying a category or class of debts.</text:p>
            <text:p/>
            <text:p>HELOC and Mortgages must be differentiated.</text:p>
            <text:p/>
          </table:table-cell>
          <table:table-cell table:style-name="ce449" office:value-type="string">
            <text:p>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DI Data Element 1189:</text:p>
            <text:p>I = Installment Loan</text:p>
            <text:p>O = 30 Day Charge Account (open)</text:p>
            <text:p>R = Revolving Charge Account</text:p>
            <text:p>C = HELOC</text:p>
            <text:p>M = Mortgage</text:p>
            <text:p>F = Lease Payments</text:p>
            <text:p>N = Liens</text:p>
            <text:p>A = Taxes</text:p>
            <text:p>Z = Other Liability</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IABILITY _Type&gt;</text:p>
          </table:table-cell>
          <table:table-cell table:style-name="ce693" table:number-columns-repeated="1010"/>
        </table:table-row>
        <table:table-row table:style-name="ro35">
          <table:table-cell table:style-name="ce332"/>
          <table:table-cell table:style-name="ce360" office:value-type="string">
            <text:p>06L-040</text:p>
          </table:table-cell>
          <table:table-cell table:style-name="ce410" office:value-type="string">
            <text:p>VI</text:p>
          </table:table-cell>
          <table:table-cell table:style-name="ce449" office:value-type="string">
            <text:p>Creditor Name</text:p>
          </table:table-cell>
          <table:table-cell table:style-name="ce410" office:value-type="float" office:value="15">
            <text:p>15</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Name&gt;</text:p>
          </table:table-cell>
          <table:table-cell table:style-name="ce693" table:number-columns-repeated="1010"/>
        </table:table-row>
        <table:table-row table:style-name="ro35">
          <table:table-cell table:style-name="ce332"/>
          <table:table-cell table:style-name="ce360" office:value-type="string">
            <text:p>06L-050</text:p>
          </table:table-cell>
          <table:table-cell table:style-name="ce410" office:value-type="string">
            <text:p>VI</text:p>
          </table:table-cell>
          <table:table-cell table:style-name="ce449" office:value-type="string">
            <text:p>Creditor Street Address</text:p>
          </table:table-cell>
          <table:table-cell table:style-name="ce502" office:value-type="float" office:value="50">
            <text:p>50</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StreetAddress&gt;</text:p>
          </table:table-cell>
          <table:table-cell table:style-name="ce693" table:number-columns-repeated="1010"/>
        </table:table-row>
        <table:table-row table:style-name="ro35">
          <table:table-cell table:style-name="ce332"/>
          <table:table-cell table:style-name="ce360" office:value-type="string">
            <text:p>06L-060</text:p>
          </table:table-cell>
          <table:table-cell table:style-name="ce410" office:value-type="string">
            <text:p>VI</text:p>
          </table:table-cell>
          <table:table-cell table:style-name="ce449" office:value-type="string">
            <text:p>Creditor City</text:p>
          </table:table-cell>
          <table:table-cell table:style-name="ce502" office:value-type="float" office:value="85">
            <text:p>85</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City&gt;</text:p>
          </table:table-cell>
          <table:table-cell table:style-name="ce693" table:number-columns-repeated="1010"/>
        </table:table-row>
        <table:table-row table:style-name="ro35">
          <table:table-cell table:style-name="ce332"/>
          <table:table-cell table:style-name="ce360" office:value-type="string">
            <text:p>06L-070</text:p>
          </table:table-cell>
          <table:table-cell table:style-name="ce410" office:value-type="string">
            <text:p>VI</text:p>
          </table:table-cell>
          <table:table-cell table:style-name="ce449" office:value-type="string">
            <text:p>Creditor State</text:p>
          </table:table-cell>
          <table:table-cell table:style-name="ce502" office:value-type="float" office:value="120">
            <text:p>120</text:p>
          </table:table-cell>
          <table:table-cell table:style-name="ce360" office:value-type="string">
            <text:p>2</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State&gt;</text:p>
          </table:table-cell>
          <table:table-cell table:style-name="ce693" table:number-columns-repeated="1010"/>
        </table:table-row>
        <table:table-row table:style-name="ro35">
          <table:table-cell table:style-name="ce332"/>
          <table:table-cell table:style-name="ce360" office:value-type="string">
            <text:p>06L-080</text:p>
          </table:table-cell>
          <table:table-cell table:style-name="ce410" office:value-type="string">
            <text:p>VI</text:p>
          </table:table-cell>
          <table:table-cell table:style-name="ce449" office:value-type="string">
            <text:p>Creditor Zip Code</text:p>
          </table:table-cell>
          <table:table-cell table:style-name="ce502" office:value-type="float" office:value="122">
            <text:p>122</text:p>
          </table:table-cell>
          <table:table-cell table:style-name="ce360" office:value-type="string">
            <text:p>5</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PostalCode&gt;</text:p>
          </table:table-cell>
          <table:table-cell table:style-name="ce693" table:number-columns-repeated="1010"/>
        </table:table-row>
        <table:table-row table:style-name="ro35">
          <table:table-cell table:style-name="ce332"/>
          <table:table-cell table:style-name="ce360" office:value-type="string">
            <text:p>06L-090</text:p>
          </table:table-cell>
          <table:table-cell table:style-name="ce410" office:value-type="string">
            <text:p>VI</text:p>
          </table:table-cell>
          <table:table-cell table:style-name="ce449" office:value-type="string">
            <text:p>Creditor Zip Code Plus Four</text:p>
          </table:table-cell>
          <table:table-cell table:style-name="ce502" office:value-type="float" office:value="127">
            <text:p>127</text:p>
          </table:table-cell>
          <table:table-cell table:style-name="ce360" office:value-type="string">
            <text:p>4</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HolderPostalCode&gt;</text:p>
          </table:table-cell>
          <table:table-cell table:style-name="ce693" table:number-columns-repeated="1010"/>
        </table:table-row>
        <table:table-row table:style-name="ro35">
          <table:table-cell table:style-name="ce332"/>
          <table:table-cell table:style-name="ce360" office:value-type="string">
            <text:p>06L-100</text:p>
          </table:table-cell>
          <table:table-cell table:style-name="ce410" office:value-type="string">
            <text:p>VI</text:p>
          </table:table-cell>
          <table:table-cell table:style-name="ce449" office:value-type="string">
            <text:p>Acct. no.</text:p>
          </table:table-cell>
          <table:table-cell table:style-name="ce502" office:value-type="float" office:value="131">
            <text:p>131</text:p>
          </table:table-cell>
          <table:table-cell table:style-name="ce360" office:value-type="string">
            <text:p>30</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_AccountIdentifier&gt;</text:p>
          </table:table-cell>
          <table:table-cell table:style-name="ce693" table:number-columns-repeated="1010"/>
        </table:table-row>
        <table:table-row table:style-name="ro113">
          <table:table-cell table:style-name="ce332"/>
          <table:table-cell table:style-name="ce360" office:value-type="string">
            <text:p>06L-110</text:p>
          </table:table-cell>
          <table:table-cell table:style-name="ce410" office:value-type="string">
            <text:p>VI</text:p>
          </table:table-cell>
          <table:table-cell table:style-name="ce449" office:value-type="string">
            <text:p>Monthly Payment Amount</text:p>
          </table:table-cell>
          <table:table-cell table:style-name="ce410" office:value-type="float" office:value="161">
            <text:p>161</text:p>
          </table:table-cell>
          <table:table-cell table:style-name="ce360" office:value-type="string">
            <text:p>15</text:p>
          </table:table-cell>
          <table:table-cell table:style-name="ce360"/>
          <table:table-cell table:style-name="ce482" office:value-type="string">
            <text:p>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he dollar amounts, which must be paid monthly by the applicant, to pay down the liability and keep the account current.</text:p>
            <text:p/>
            <text:p>Format: Z(12).Z(2) </text:p>
          </table:table-cell>
          <table:table-cell table:style-name="ce53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IABILITY _MonthlyPaymentAmount&gt;</text:p>
          </table:table-cell>
          <table:table-cell table:style-name="ce693" table:number-columns-repeated="1010"/>
        </table:table-row>
        <table:table-row table:style-name="ro168">
          <table:table-cell table:style-name="ce332"/>
          <table:table-cell table:style-name="ce360" office:value-type="string">
            <text:p>06L-120</text:p>
          </table:table-cell>
          <table:table-cell table:style-name="ce410" office:value-type="string">
            <text:p>VI</text:p>
          </table:table-cell>
          <table:table-cell table:style-name="ce449" office:value-type="string">
            <text:p>Months Left to Pay</text:p>
          </table:table-cell>
          <table:table-cell table:style-name="ce410" office:value-type="float" office:value="176">
            <text:p>176</text:p>
          </table:table-cell>
          <table:table-cell table:style-name="ce360" office:value-type="string">
            <text:p>3</text:p>
          </table:table-cell>
          <table:table-cell table:style-name="ce360"/>
          <table:table-cell table:style-name="ce482" office:value-type="string">
            <text:p>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he number of months the applicant must continue to make monthly payments to fully and satisfactorily pay off the liability.</text:p>
            <text:p/>
            <text:p>Format: n</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IABILITY _RemainingTermMonths&gt;</text:p>
          </table:table-cell>
          <table:table-cell table:style-name="ce693" table:number-columns-repeated="1010"/>
        </table:table-row>
        <table:table-row table:style-name="ro170">
          <table:table-cell table:style-name="ce332"/>
          <table:table-cell table:style-name="ce360" office:value-type="string">
            <text:p>06L-130</text:p>
          </table:table-cell>
          <table:table-cell table:style-name="ce410" office:value-type="string">
            <text:p>VI</text:p>
          </table:table-cell>
          <table:table-cell table:style-name="ce449" office:value-type="string">
            <text:p>Unpaid Balance</text:p>
          </table:table-cell>
          <table:table-cell table:style-name="ce410" office:value-type="float" office:value="179">
            <text:p>179</text:p>
          </table:table-cell>
          <table:table-cell table:style-name="ce360" office:value-type="string">
            <text:p>15</text:p>
          </table:table-cell>
          <table:table-cell table:style-name="ce360"/>
          <table:table-cell table:style-name="ce482" office:value-type="string">
            <text:p>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he unpaid balance of the liability at the time the loan application was completed.</text:p>
            <text:p/>
            <text:p>Format: Z(12).Z(2) </text:p>
          </table:table-cell>
          <table:table-cell table:style-name="ce53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IABILITY _UnpaidBalanceAmount&gt;</text:p>
          </table:table-cell>
          <table:table-cell table:style-name="ce695" table:number-columns-repeated="1010"/>
        </table:table-row>
        <table:table-row table:style-name="ro74">
          <table:table-cell table:style-name="ce332"/>
          <table:table-cell table:style-name="ce360" office:value-type="string">
            <text:p>06L-140</text:p>
          </table:table-cell>
          <table:table-cell table:style-name="ce410" office:value-type="string">
            <text:p>VI</text:p>
          </table:table-cell>
          <table:table-cell table:style-name="ce449" office:value-type="string">
            <text:p>Liability will be paid prior to closing</text:p>
          </table:table-cell>
          <table:table-cell table:style-name="ce410" office:value-type="float" office:value="194">
            <text:p>194</text:p>
          </table:table-cell>
          <table:table-cell table:style-name="ce360" office:value-type="string">
            <text:p>1</text:p>
          </table:table-cell>
          <table:table-cell table:style-name="ce360"/>
          <table:table-cell table:style-name="ce482" office:value-type="string">
            <text:p>A code indicating whether the liability will be paid off at or before closing.</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LIABILITY _PayoffStatusIndicator&gt;</text:p>
          </table:table-cell>
          <table:table-cell table:style-name="ce693" table:number-columns-repeated="1010"/>
        </table:table-row>
        <table:table-row table:style-name="ro116">
          <table:table-cell table:style-name="ce332"/>
          <table:table-cell table:style-name="ce360" office:value-type="string">
            <text:p>06L-150</text:p>
          </table:table-cell>
          <table:table-cell table:style-name="ce410" office:value-type="string">
            <text:p>VI</text:p>
          </table:table-cell>
          <table:table-cell table:style-name="ce449" office:value-type="string">
            <text:p>REO Asset ID</text:p>
          </table:table-cell>
          <table:table-cell table:style-name="ce502" office:value-type="float" office:value="195">
            <text:p>195</text:p>
          </table:table-cell>
          <table:table-cell table:style-name="ce360" office:value-type="string">
            <text:p>2</text:p>
          </table:table-cell>
          <table:table-cell table:style-name="ce360"/>
          <table:table-cell table:style-name="ce482" office:value-type="string">
            <text:p>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Format: n</text:p>
            <text:p>Max length=2</text:p>
            <text:p/>
            <text:p>This value must match to the corresponding value of field #06G-180.</text:p>
            <text:p/>
            <text:p>Required if 06L-030 is Home Equity Line or Credit of Mortgage</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IABILITY REO_ID&gt;</text:p>
          </table:table-cell>
          <table:table-cell table:style-name="ce693" table:number-columns-repeated="1010"/>
        </table:table-row>
        <table:table-row table:style-name="ro171">
          <table:table-cell table:style-name="ce332"/>
          <table:table-cell table:style-name="ce360" office:value-type="string">
            <text:p>06L-160</text:p>
          </table:table-cell>
          <table:table-cell table:style-name="ce410" office:value-type="string">
            <text:p>VI</text:p>
          </table:table-cell>
          <table:table-cell table:style-name="ce449" office:value-type="string">
            <text:p>Resubordinated Indicator</text:p>
          </table:table-cell>
          <table:table-cell table:style-name="ce410" office:value-type="float" office:value="197">
            <text:p>197</text:p>
          </table:table-cell>
          <table:table-cell table:style-name="ce360" office:value-type="string">
            <text:p>1</text:p>
          </table:table-cell>
          <table:table-cell table:style-name="ce360"/>
          <table:table-cell table:style-name="ce482" office:value-type="string">
            <text:p>Indicates whether the liability will be re-subordinated to the loan after closing.</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IABILITY SubjectLoanResubordinationIndicator&gt;</text:p>
          </table:table-cell>
          <table:table-cell table:style-name="ce695" table:number-columns-repeated="1010"/>
        </table:table-row>
        <table:table-row table:style-name="ro172">
          <table:table-cell table:style-name="ce332"/>
          <table:table-cell table:style-name="ce360" office:value-type="string">
            <text:p>06L-170</text:p>
          </table:table-cell>
          <table:table-cell table:style-name="ce410" office:value-type="string">
            <text:p>VI</text:p>
          </table:table-cell>
          <table:table-cell table:style-name="ce449" office:value-type="string">
            <text:p>Omitted Indicator</text:p>
          </table:table-cell>
          <table:table-cell table:style-name="ce410" office:value-type="float" office:value="198">
            <text:p>198</text:p>
          </table:table-cell>
          <table:table-cell table:style-name="ce360" office:value-type="string">
            <text:p>1</text:p>
          </table:table-cell>
          <table:table-cell table:style-name="ce360"/>
          <table:table-cell table:style-name="ce482" office:value-type="string">
            <text:p>Indicates whether a liability listed on the credit report should be omitted from the liabilities calculation because of duplication or misrepresentation.</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LIABILITY _ExclusionIndicator&gt;</text:p>
          </table:table-cell>
          <table:table-cell table:style-name="ce693" table:number-columns-repeated="1010"/>
        </table:table-row>
        <table:table-row table:style-name="ro67">
          <table:table-cell table:style-name="ce341"/>
          <table:table-cell table:style-name="ce360" office:value-type="string">
            <text:p>06L-180</text:p>
          </table:table-cell>
          <table:table-cell table:style-name="ce410" office:value-type="string">
            <text:p>VI</text:p>
          </table:table-cell>
          <table:table-cell table:style-name="ce449" office:value-type="string">
            <text:p>Subject Property Indicator</text:p>
          </table:table-cell>
          <table:table-cell table:style-name="ce502" office:value-type="float" office:value="199">
            <text:p>199</text:p>
          </table:table-cell>
          <table:table-cell table:style-name="ce360" office:value-type="string">
            <text:p>1</text:p>
          </table:table-cell>
          <table:table-cell table:style-name="ce360"/>
          <table:table-cell table:style-name="ce482" office:value-type="string">
            <text:p>Indicates whether the liability is associated with the subject property and is required to be either paid off or re-subordinat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LIABILITY FNMSubjectPropertyIndicator&gt;</text:p>
          </table:table-cell>
          <table:table-cell table:style-name="ce695" table:number-columns-repeated="1010"/>
        </table:table-row>
        <table:table-row table:style-name="ro173">
          <table:table-cell table:style-name="ce341"/>
          <table:table-cell table:style-name="ce360" office:value-type="string">
            <text:p>06L-190</text:p>
          </table:table-cell>
          <table:table-cell table:style-name="ce410" office:value-type="string">
            <text:p>VI</text:p>
          </table:table-cell>
          <table:table-cell table:style-name="ce449" office:value-type="string">
            <text:p>Rental Property Indicator</text:p>
          </table:table-cell>
          <table:table-cell table:style-name="ce410" office:value-type="float" office:value="200">
            <text:p>200</text:p>
          </table:table-cell>
          <table:table-cell table:style-name="ce360" office:value-type="string">
            <text:p>1</text:p>
          </table:table-cell>
          <table:table-cell table:style-name="ce360"/>
          <table:table-cell table:style-name="ce482" office:value-type="string">
            <text:p>Indicates whether the liability is associated with a rental property and the monthly payment is already included in the calculation of the net rental income.</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LIABILITY FNMRentalPropertyIndicator&gt;</text:p>
          </table:table-cell>
          <table:table-cell table:style-name="ce695" table:number-columns-repeated="1010"/>
        </table:table-row>
        <table:table-row table:style-name="ro22">
          <table:table-cell table:style-name="ce337"/>
          <table:table-cell table:style-name="ce377"/>
          <table:table-cell table:style-name="ce423"/>
          <table:table-cell table:style-name="ce468" office:value-type="string">
            <text:p>&lt;N/L&gt;</text:p>
          </table:table-cell>
          <table:table-cell table:style-name="ce510"/>
          <table:table-cell table:style-name="ce540" table:number-columns-repeated="2"/>
          <table:table-cell table:style-name="ce587" office:value-type="string">
            <text:p>End of record: Length=200</text:p>
          </table:table-cell>
          <table:table-cell table:style-name="ce468"/>
          <table:table-cell table:style-name="ce510" table:content-validation-name="val2" table:number-columns-repeated="2"/>
          <table:table-cell table:style-name="ce510" table:content-validation-name="val3"/>
          <table:table-cell table:style-name="ce510" table:content-validation-name="val2"/>
          <table:table-cell table:style-name="ce676"/>
          <table:table-cell table:style-name="ce696" table:number-columns-repeated="1010"/>
        </table:table-row>
        <table:table-row table:style-name="ro168">
          <table:table-cell table:style-name="ce332"/>
          <table:table-cell table:style-name="ce372" office:value-type="string">
            <text:p>06S-010</text:p>
          </table:table-cell>
          <table:table-cell table:style-name="ce427"/>
          <table:table-cell table:style-name="ce460" office:value-type="string">
            <text:p>06S</text:p>
          </table:table-cell>
          <table:table-cell table:style-name="ce516" office:value-type="float" office:value="1">
            <text:p>1</text:p>
          </table:table-cell>
          <table:table-cell table:style-name="ce372" office:value-type="string">
            <text:p>3</text:p>
          </table:table-cell>
          <table:table-cell table:style-name="ce372" office:value-type="string">
            <text:p>M</text:p>
          </table:table-cell>
          <table:table-cell table:style-name="ce584" office:value-type="string">
            <text:p>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Record ID: Undrawn HELOC and IPCs</text:p>
            <text:p/>
            <text:p>Required IF an Undrawn HELOC is associated with the subject property.</text:p>
          </table:table-cell>
          <table:table-cell table:style-name="ce460"/>
          <table:table-cell table:number-columns-repeated="2" table:style-name="ce427" table:content-validation-name="val2" office:value-type="string">
            <text:p>C</text:p>
          </table:table-cell>
          <table:table-cell table:style-name="ce427" table:content-validation-name="val3"/>
          <table:table-cell table:style-name="ce427" table:content-validation-name="val2"/>
          <table:table-cell table:style-name="ce460"/>
          <table:table-cell table:number-columns-repeated="1010"/>
        </table:table-row>
        <table:table-row table:style-name="ro35">
          <table:table-cell table:style-name="ce332"/>
          <table:table-cell table:style-name="ce360" office:value-type="string">
            <text:p>06S-020</text:p>
          </table:table-cell>
          <table:table-cell table:style-name="ce410" office:value-type="string">
            <text:p>V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74">
          <table:table-cell table:style-name="ce332"/>
          <table:table-cell table:style-name="ce360" office:value-type="string">
            <text:p>06S-030</text:p>
          </table:table-cell>
          <table:table-cell table:style-name="ce410" office:value-type="string">
            <text:p>VI</text:p>
          </table:table-cell>
          <table:table-cell table:style-name="ce449" office:value-type="string">
            <text:p>Summary Amount Type Code</text:p>
          </table:table-cell>
          <table:table-cell table:style-name="ce505" office:value-type="float" office:value="13">
            <text:p>13</text:p>
          </table:table-cell>
          <table:table-cell table:style-name="ce360" office:value-type="string">
            <text:p>3</text:p>
          </table:table-cell>
          <table:table-cell table:style-name="ce360"/>
          <table:table-cell table:style-name="ce482" office:value-type="string">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A code identifying an Undrawn HELOC and/or Energy improvements.A code identifying an Undrawn HELOC and/or Energy improvements.</text:p>
            <text:p/>
            <text:p>SCA = IPCS: Excess Financing Concessions Or Sales Concessions Amount</text:p>
            <text:p>HMB = Undrawn HELOC Amount</text:p>
            <text:p>ENG = Energy Improvement Amount</text:p>
            <text:p>PCE = PACE Loan Payoff Amount</text:p>
            <text:p/>
            <text:p>See Fannie Mae and EDI Code Conversions Table for Element 522.</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SUMMARY _AmountType&gt;</text:p>
          </table:table-cell>
          <table:table-cell table:number-columns-repeated="1010"/>
        </table:table-row>
        <table:table-row table:style-name="ro175">
          <table:table-cell table:style-name="ce332"/>
          <table:table-cell table:style-name="ce360" office:value-type="string">
            <text:p>06S-040</text:p>
          </table:table-cell>
          <table:table-cell table:style-name="ce410" office:value-type="string">
            <text:p>VI</text:p>
          </table:table-cell>
          <table:table-cell table:style-name="ce449" office:value-type="string">
            <text:p>Amount</text:p>
          </table:table-cell>
          <table:table-cell table:style-name="ce502" office:value-type="float" office:value="16">
            <text:p>16</text:p>
          </table:table-cell>
          <table:table-cell table:style-name="ce360" office:value-type="string">
            <text:p>15</text:p>
          </table:table-cell>
          <table:table-cell table:style-name="ce360"/>
          <table:table-cell table:style-name="ce482" office:value-type="string">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Format: Z(12).Z(2)</text:p>
            <text:p/>
            <text:p>For HMB (Undrawn HELOC Amount) the amount is related to the subject property and should only be entered once. If the primary borrower and co-borrower are borrowers for the same HELOC, it should only appear once for the primary borrower. If there are multiple undrawn HELOC amounts, the sum of all HELOCs should appear once under the primary borrower.</text:p>
            <text:p/>
            <text:p>For ENG (Energy Improvement Amount) and PCE the amount is related to the subject property and should only be entered once for one of the borrowers on the application (the primary borrower).</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BORROWER SUMMARY _Amount&gt;</text:p>
          </table:table-cell>
          <table:table-cell table:style-name="ce695"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30</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35">
          <table:table-cell table:style-name="ce332"/>
          <table:table-cell table:style-name="ce369" office:value-type="string">
            <text:p>07A-010</text:p>
          </table:table-cell>
          <table:table-cell table:style-name="ce417"/>
          <table:table-cell table:style-name="ce370" office:value-type="string">
            <text:p>07A</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Details of Transaction</text:p>
          </table:table-cell>
          <table:table-cell table:style-name="ce370"/>
          <table:table-cell table:number-columns-repeated="2" table:style-name="ce416" table:content-validation-name="val2" office:value-type="string">
            <text:p>R</text:p>
          </table:table-cell>
          <table:table-cell table:style-name="ce416" table:content-validation-name="val3"/>
          <table:table-cell table:style-name="ce416" table:content-validation-name="val2" office:value-type="string">
            <text:p>R</text:p>
          </table:table-cell>
          <table:table-cell table:style-name="ce370"/>
          <table:table-cell table:style-name="ce695" table:number-columns-repeated="1010"/>
        </table:table-row>
        <table:table-row table:style-name="ro176">
          <table:table-cell table:style-name="ce332"/>
          <table:table-cell table:style-name="ce360" office:value-type="string">
            <text:p>07A-020</text:p>
          </table:table-cell>
          <table:table-cell table:style-name="ce410" office:value-type="string">
            <text:p>VII</text:p>
          </table:table-cell>
          <table:table-cell table:style-name="ce449" office:value-type="string">
            <text:p>a. Purchase price</text:p>
          </table:table-cell>
          <table:table-cell table:style-name="ce502" office:value-type="float" office:value="4">
            <text:p>4</text:p>
          </table:table-cell>
          <table:table-cell table:style-name="ce360" office:value-type="string">
            <text:p>15</text:p>
          </table:table-cell>
          <table:table-cell table:style-name="ce360"/>
          <table:table-cell table:style-name="ce482" office:value-type="string">
            <text:p>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he amount of money that the property will be purchased for.</text:p>
            <text:p/>
            <text:p>Required if Purpose of Loan 02B-030 = 16 – Purchase</text:p>
            <text:p/>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TRANSACTION_DETAIL PurchasePriceAmount&gt;</text:p>
          </table:table-cell>
          <table:table-cell table:style-name="ce695" table:number-columns-repeated="1010"/>
        </table:table-row>
        <table:table-row table:style-name="ro137">
          <table:table-cell table:style-name="ce332"/>
          <table:table-cell table:style-name="ce360" office:value-type="string">
            <text:p>07A-030</text:p>
          </table:table-cell>
          <table:table-cell table:style-name="ce410" office:value-type="string">
            <text:p>VII</text:p>
          </table:table-cell>
          <table:table-cell table:style-name="ce449" office:value-type="string">
            <text:p>b. Alterations, improvements, repairs</text:p>
          </table:table-cell>
          <table:table-cell table:style-name="ce502" office:value-type="float" office:value="19">
            <text:p>19</text:p>
          </table:table-cell>
          <table:table-cell table:style-name="ce360" office:value-type="string">
            <text:p>15</text:p>
          </table:table-cell>
          <table:table-cell table:style-name="ce360"/>
          <table:table-cell table:style-name="ce482" office:value-type="string">
            <text:p>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he cost of any alterations, improvements, and repairs on the property.</text:p>
            <text:p/>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TRANSACTION_DETAIL AlterationsImprovementsAndRepairsAmount&gt;</text:p>
          </table:table-cell>
          <table:table-cell table:style-name="ce695" table:number-columns-repeated="1010"/>
        </table:table-row>
        <table:table-row table:style-name="ro177">
          <table:table-cell table:style-name="ce332"/>
          <table:table-cell table:style-name="ce360" office:value-type="string">
            <text:p>07A-040</text:p>
          </table:table-cell>
          <table:table-cell table:style-name="ce410" office:value-type="string">
            <text:p>VII</text:p>
          </table:table-cell>
          <table:table-cell table:style-name="ce449" office:value-type="string">
            <text:p>c. Land</text:p>
          </table:table-cell>
          <table:table-cell table:style-name="ce410" office:value-type="float" office:value="34">
            <text:p>34</text:p>
          </table:table-cell>
          <table:table-cell table:style-name="ce360" office:value-type="string">
            <text:p>15</text:p>
          </table:table-cell>
          <table:table-cell table:style-name="ce360"/>
          <table:table-cell table:style-name="ce482" office:value-type="string">
            <text:p>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he cost of the land for the property; This will only be collected if the land was acquired separately from the property.</text:p>
            <text:p/>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TRANSACTION_DETAIL FNMCostOfLandAcquiredSeparatelyAmount&gt;</text:p>
          </table:table-cell>
          <table:table-cell table:style-name="ce693" table:number-columns-repeated="1010"/>
        </table:table-row>
        <table:table-row table:style-name="ro178">
          <table:table-cell table:style-name="ce332"/>
          <table:table-cell table:style-name="ce360" office:value-type="string">
            <text:p>07A-050</text:p>
          </table:table-cell>
          <table:table-cell table:style-name="ce410" office:value-type="string">
            <text:p>VII</text:p>
          </table:table-cell>
          <table:table-cell table:style-name="ce449" office:value-type="string">
            <text:p>d. Refinance (Inc. debts to be paid off)</text:p>
          </table:table-cell>
          <table:table-cell table:style-name="ce502" office:value-type="float" office:value="49">
            <text:p>49</text:p>
          </table:table-cell>
          <table:table-cell table:style-name="ce360" office:value-type="string">
            <text:p>15</text:p>
          </table:table-cell>
          <table:table-cell table:style-name="ce360"/>
          <table:table-cell table:style-name="ce482" office:value-type="string">
            <text:p>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he cost to the applicant that is associated with refinancing a mortgage loan on a property.</text:p>
            <text:p/>
            <text:p>Required if Purpose of Loan 02B-030 = 05 (Refinance)</text:p>
            <text:p/>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RefinanceIncludingDebtsToBePaidOffAmount&gt;</text:p>
          </table:table-cell>
          <table:table-cell table:style-name="ce695" table:number-columns-repeated="1010"/>
        </table:table-row>
        <table:table-row table:style-name="ro179">
          <table:table-cell table:style-name="ce332"/>
          <table:table-cell table:style-name="ce360" office:value-type="string">
            <text:p>07A-060</text:p>
          </table:table-cell>
          <table:table-cell table:style-name="ce410" office:value-type="string">
            <text:p>VII</text:p>
          </table:table-cell>
          <table:table-cell table:style-name="ce449" office:value-type="string">
            <text:p>e. Estimated prepaid items</text:p>
          </table:table-cell>
          <table:table-cell table:style-name="ce502" office:value-type="float" office:value="64">
            <text:p>64</text:p>
          </table:table-cell>
          <table:table-cell table:style-name="ce360" office:value-type="string">
            <text:p>15</text:p>
          </table:table-cell>
          <table:table-cell table:style-name="ce360"/>
          <table:table-cell table:style-name="ce482" office:value-type="string">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Format: <text:s/>Z(12).Z(2)</text:p>
            <text:p/>
            <text:p>Conventional: Enter the total amount of Pre-Paid expenses charged. If any of this is to be paid by the seller, include that amount in 07A-110. If any of this is to be paid by the lender, include that amount in 07B-030.</text:p>
            <text:p/>
            <text:p>FHA/VA: This is the amount paid by the borrower. This amount cannot be less than $0.00.</text:p>
            <text:p/>
            <text:p>Required if applicable to Casefile</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PrepaidItemsEstimatedAmount&gt;</text:p>
          </table:table-cell>
          <table:table-cell table:style-name="ce695" table:number-columns-repeated="1010"/>
        </table:table-row>
        <table:table-row table:style-name="ro180">
          <table:table-cell table:style-name="ce332"/>
          <table:table-cell table:style-name="ce360" office:value-type="string">
            <text:p>07A-070</text:p>
          </table:table-cell>
          <table:table-cell table:style-name="ce410" office:value-type="string">
            <text:p>VII</text:p>
          </table:table-cell>
          <table:table-cell table:style-name="ce449" office:value-type="string">
            <text:p>f. Estimated closing costs</text:p>
          </table:table-cell>
          <table:table-cell table:style-name="ce502" office:value-type="float" office:value="79">
            <text:p>79</text:p>
          </table:table-cell>
          <table:table-cell table:style-name="ce360" office:value-type="string">
            <text:p>15</text:p>
          </table:table-cell>
          <table:table-cell table:style-name="ce360"/>
          <table:table-cell table:style-name="ce482" office:value-type="string">
            <text:p>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Format: Z(12).Z(2)</text:p>
            <text:p/>
            <text:p>Conventional: Enter the total amount of the Closing Costs. If any of this is to be paid by the seller, include that amount in 07A-110. If any of this is to be paid by the lender, include that amount in 07B-030.</text:p>
            <text:p/>
            <text:p>FHA/VA: Enter the total allowable Closing Costs.</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EstimatedClosingCostsAmount&gt;</text:p>
          </table:table-cell>
          <table:table-cell table:style-name="ce695" table:number-columns-repeated="1010"/>
        </table:table-row>
        <table:table-row table:style-name="ro181">
          <table:table-cell table:style-name="ce332"/>
          <table:table-cell table:style-name="ce360" office:value-type="string">
            <text:p>07A-080</text:p>
          </table:table-cell>
          <table:table-cell table:style-name="ce410" office:value-type="string">
            <text:p>VII</text:p>
          </table:table-cell>
          <table:table-cell table:style-name="ce449" office:value-type="string">
            <text:p>g. PMI MIP, Funding Fee</text:p>
          </table:table-cell>
          <table:table-cell table:style-name="ce502" office:value-type="float" office:value="94">
            <text:p>94</text:p>
          </table:table-cell>
          <table:table-cell table:style-name="ce360" office:value-type="string">
            <text:p>15</text:p>
          </table:table-cell>
          <table:table-cell table:style-name="ce360"/>
          <table:table-cell table:style-name="ce482" office:value-type="string">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A fee paid to initiate mortgage insurance.</text:p>
            <text:p/>
            <text:p>Format: Z(12).Z(2)</text:p>
            <text:p>Conventional: Enter amount charged. If any of this is to be paid by the seller, include that amount in 07A-110. If any of this is to be paid by the lender, include that amount in 07B-030.</text:p>
            <text:p/>
            <text:p>Government Loans: </text:p>
            <text:p>FHA: Enter amount of Total Upfront MIP charged. If any of this is to be paid by the seller, enter that amount in GOA-040. If any of this is to be paid by the lender, enter that amount on 07B-030 (other credits, lender). If the MIP is paid by the seller (it must be all or nothing) and the user enters the amount paid by seller in seller concessions only the funds to/from borrower would not be correct.</text:p>
            <text:p/>
            <text:p>VA: Enter the total funding fee as required by VA. If any of this amount is to be paid by either the seller or lender, enter that amount in 07B-030 (other credits, seller or lender respectively).</text:p>
            <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MIAndFundingFeeTotalAmount&gt;</text:p>
          </table:table-cell>
          <table:table-cell table:style-name="ce695" table:number-columns-repeated="1010"/>
        </table:table-row>
        <table:table-row table:style-name="ro182">
          <table:table-cell table:style-name="ce332"/>
          <table:table-cell table:style-name="ce360" office:value-type="string">
            <text:p>07A-090</text:p>
          </table:table-cell>
          <table:table-cell table:style-name="ce410" office:value-type="string">
            <text:p>VII</text:p>
          </table:table-cell>
          <table:table-cell table:style-name="ce449" office:value-type="string">
            <text:p>h. Discount</text:p>
          </table:table-cell>
          <table:table-cell table:style-name="ce502" office:value-type="float" office:value="109">
            <text:p>109</text:p>
          </table:table-cell>
          <table:table-cell table:style-name="ce360" office:value-type="string">
            <text:p>15</text:p>
          </table:table-cell>
          <table:table-cell table:style-name="ce360"/>
          <table:table-cell table:style-name="ce482" office:value-type="string">
            <text:p>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Format: Z(12).Z(2)</text:p>
            <text:p/>
            <text:p>Enter the total amount of discount points charged.</text:p>
            <text:p/>
            <text:p>Conventional: Fannie Mae does not distinguish between Discount and Origination points.</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BorrowerPaidDiscountPointsTotalAmount&gt;</text:p>
          </table:table-cell>
          <table:table-cell table:style-name="ce695" table:number-columns-repeated="1010"/>
        </table:table-row>
        <table:table-row table:style-name="ro183">
          <table:table-cell table:style-name="ce332"/>
          <table:table-cell table:style-name="ce360" office:value-type="string">
            <text:p>07A-100</text:p>
          </table:table-cell>
          <table:table-cell table:style-name="ce410" office:value-type="string">
            <text:p>VII</text:p>
          </table:table-cell>
          <table:table-cell table:style-name="ce449" office:value-type="string">
            <text:p>j. Subordinate financing</text:p>
          </table:table-cell>
          <table:table-cell table:style-name="ce502" office:value-type="float" office:value="124">
            <text:p>124</text:p>
          </table:table-cell>
          <table:table-cell table:style-name="ce360" office:value-type="string">
            <text:p>15</text:p>
          </table:table-cell>
          <table:table-cell table:style-name="ce360"/>
          <table:table-cell table:style-name="ce482" office:value-type="string">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The total amount of financing by a type of debt inferior to the loan the applicant is applying for on the same property.</text:p>
            <text:p>Format: Z(12).Z(2)</text:p>
            <text:p/>
            <text:p>Required if applicable to Casefile</text:p>
            <text:p/>
          </table:table-cell>
          <table:table-cell table:style-name="ce449"/>
          <table:table-cell table:style-name="ce410" table:content-validation-name="val2" office:value-type="string">
            <text:p>C</text:p>
          </table:table-cell>
          <table:table-cell table:style-name="ce410" table:content-validation-name="val2" office:value-type="string">
            <text:p>R</text:p>
          </table:table-cell>
          <table:table-cell table:style-name="ce410" table:content-validation-name="val3"/>
          <table:table-cell table:style-name="ce410" table:content-validation-name="val2" office:value-type="string">
            <text:p>C</text:p>
          </table:table-cell>
          <table:table-cell table:style-name="ce449" office:value-type="string">
            <text:p>&lt;TRANSACTION_DETAIL SubordinateLienAmount&gt;</text:p>
          </table:table-cell>
          <table:table-cell table:style-name="ce695" table:number-columns-repeated="1010"/>
        </table:table-row>
        <table:table-row table:style-name="ro184">
          <table:table-cell table:style-name="ce332"/>
          <table:table-cell table:style-name="ce360" office:value-type="string">
            <text:p>07A-110</text:p>
          </table:table-cell>
          <table:table-cell table:style-name="ce410" office:value-type="string">
            <text:p>VII</text:p>
          </table:table-cell>
          <table:table-cell table:style-name="ce449" office:value-type="string">
            <text:p>k. Applicant's closing costs paid by Seller</text:p>
          </table:table-cell>
          <table:table-cell table:style-name="ce502" office:value-type="float" office:value="139">
            <text:p>139</text:p>
          </table:table-cell>
          <table:table-cell table:style-name="ce360" office:value-type="string">
            <text:p>15</text:p>
          </table:table-cell>
          <table:table-cell table:style-name="ce360"/>
          <table:table-cell table:style-name="ce482" office:value-type="string">
            <text:p>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Format: Z(12).Z(2)</text:p>
            <text:p>Conventional: Include the amount of Closing Costs, Pre-Paids, Discount Points and up-front PMI paid by the Seller. Closing Costs, Pre-Paids, Points or Up-front MI that is paid by the seller may also be entered into 07B-030 (Other Credits, Seller Credit) in addition to 07A-110. DU will recognize both and add the two amounts to determine total seller credit.</text:p>
            <text:p/>
            <text:p>Government Loans:</text:p>
            <text:p>Enter the amount of Closing Costs paid by the Seller. Do not include seller paid prepaid items. For FHA loans, seller credit can be populated in this field or in 07B as a “Seller Credit” but not in both places.</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SellerPaidClosingCostsAmount&gt;</text:p>
          </table:table-cell>
          <table:table-cell table:style-name="ce695" table:number-columns-repeated="1010"/>
        </table:table-row>
        <table:table-row table:style-name="ro140">
          <table:table-cell table:style-name="ce332"/>
          <table:table-cell table:style-name="ce360" office:value-type="string">
            <text:p>07A-120</text:p>
          </table:table-cell>
          <table:table-cell table:style-name="ce410" office:value-type="string">
            <text:p>VII</text:p>
          </table:table-cell>
          <table:table-cell table:style-name="ce449" office:value-type="string">
            <text:p>n. PMI, MIP, Funding Fee financed</text:p>
          </table:table-cell>
          <table:table-cell table:style-name="ce502" office:value-type="float" office:value="154">
            <text:p>154</text:p>
          </table:table-cell>
          <table:table-cell table:style-name="ce360" office:value-type="string">
            <text:p>15</text:p>
          </table:table-cell>
          <table:table-cell table:style-name="ce360"/>
          <table:table-cell table:style-name="ce482" office:value-type="string">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The amount of the fee paid to initiate mortgage insurance that will be financed in the mortgage loan transaction.</text:p>
            <text:p>Format: Z(12).Z(2)</text:p>
            <text:p/>
            <text:p>Fannie Mae: Required if applicable to the casefile.</text:p>
            <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TRANSACTION_DETAIL MIAndFundingFeeFinancedAmount&gt;</text:p>
          </table:table-cell>
          <table:table-cell table:style-name="ce695" table:number-columns-repeated="1010"/>
        </table:table-row>
        <table:table-row table:style-name="ro5">
          <table:table-cell table:style-name="ce342"/>
          <table:table-cell table:style-name="ce382"/>
          <table:table-cell table:style-name="ce421"/>
          <table:table-cell table:style-name="ce461" office:value-type="string">
            <text:p>&lt;N/L&gt;</text:p>
          </table:table-cell>
          <table:table-cell table:style-name="ce517"/>
          <table:table-cell table:style-name="ce382" table:number-columns-repeated="2"/>
          <table:table-cell table:style-name="ce582" office:value-type="string">
            <text:p>End of record: Length=168</text:p>
          </table:table-cell>
          <table:table-cell table:style-name="ce461"/>
          <table:table-cell table:style-name="ce517" table:content-validation-name="val2" table:number-columns-repeated="2"/>
          <table:table-cell table:style-name="ce517" table:content-validation-name="val3"/>
          <table:table-cell table:style-name="ce517" table:content-validation-name="val2"/>
          <table:table-cell table:style-name="ce673"/>
          <table:table-cell table:style-name="ce690" table:number-columns-repeated="1010"/>
        </table:table-row>
        <table:table-row table:style-name="ro143">
          <table:table-cell table:style-name="ce332"/>
          <table:table-cell table:style-name="ce369" office:value-type="string">
            <text:p>07B-010</text:p>
          </table:table-cell>
          <table:table-cell table:style-name="ce417"/>
          <table:table-cell table:style-name="ce370" office:value-type="string">
            <text:p>07B</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Record ID: Other Credits</text:p>
            <text:p/>
            <text:p>Fannie Mae: Required if applicable.</text:p>
          </table:table-cell>
          <table:table-cell table:style-name="ce370"/>
          <table:table-cell table:number-columns-repeated="2" table:style-name="ce416" table:content-validation-name="val2" office:value-type="string">
            <text:p>C</text:p>
          </table:table-cell>
          <table:table-cell table:style-name="ce416" table:content-validation-name="val3"/>
          <table:table-cell table:style-name="ce416" table:content-validation-name="val2"/>
          <table:table-cell table:style-name="ce370"/>
          <table:table-cell table:style-name="ce692" table:number-columns-repeated="1010"/>
        </table:table-row>
        <table:table-row table:style-name="ro185">
          <table:table-cell table:style-name="ce332"/>
          <table:table-cell table:style-name="ce360" office:value-type="string">
            <text:p>07B-020</text:p>
          </table:table-cell>
          <table:table-cell table:style-name="ce410" office:value-type="string">
            <text:p>VII</text:p>
          </table:table-cell>
          <table:table-cell table:style-name="ce449" office:value-type="string">
            <text:p>Other Credit Type Code</text:p>
          </table:table-cell>
          <table:table-cell table:style-name="ce502" office:value-type="float" office:value="4">
            <text:p>4</text:p>
          </table:table-cell>
          <table:table-cell table:style-name="ce360" office:value-type="string">
            <text:p>2</text:p>
          </table:table-cell>
          <table:table-cell table:style-name="ce360"/>
          <table:table-cell table:style-name="ce482" office:value-type="string">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Note: Cash Deposit On Sales Contract amount must be included as code 01 (Cash Deposit on sales contract) and must be entered if a cash deposit is listed in segment 06C as a type F1 asset.</text:p>
            <text:p/>
            <text:p>To ensure accurate calculation of the Borrower Contribution Amount and to receive accurate findings, all Other Credit Types must be supported. Summarizing multiple values under the Credit Type Other may alter the calculation and findings.</text:p>
            <text:p/>
            <text:p>FHA guidelines allow for some non-allowable closing costs that may be paid by the borrower but that may not be financed in the mortgage or included in the mortgage amount calculations. These include commitment fees, rate locks, etc. These types of fees should be entered as a negative value in other credits; they will not be included in Line F. The system will add these amounts to Line P, Cash From/To Borrower. This will ensure that the system correctly calculates the borrower’s required funds to close.</text:p>
            <text:p/>
            <text:p>For FHA loans, seller credit can be populated in this field as Other Credit Type 02 or in 07A-110 as “Applicant Closing Costs Paid by Seller” but not in both places.</text:p>
            <text:p/>
          </table:table-cell>
          <table:table-cell table:style-name="ce449" office:value-type="string">
            <text:p>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Fannie Mae data element Other Credit Type Code:</text:p>
            <text:p>01 = Cash Deposit on sales contract</text:p>
            <text:p>02 = Seller Credit</text:p>
            <text:p>03 = Lender Credit</text:p>
            <text:p>04 = Relocation Funds</text:p>
            <text:p>05 = Employer Assisted Housing</text:p>
            <text:p>06 = Lease Purchase Fund</text:p>
            <text:p>07 = Other</text:p>
            <text:p>08 = Borrower Paid Fees</text:p>
            <text:p>09 = Sweat Equity</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lt;TRANSACTION_DETAIL PURCHASE_CREDIT _SourceType&gt;</text:p>
            <text:p/>
            <text:p/>
            <text:p>&lt;TRANSACTION_DETAIL PURCHASE_CREDIT _Type&gt;</text:p>
          </table:table-cell>
          <table:table-cell table:style-name="ce695" table:number-columns-repeated="1010"/>
        </table:table-row>
        <table:table-row table:style-name="ro5">
          <table:table-cell table:style-name="ce332"/>
          <table:table-cell table:style-name="ce360" office:value-type="string">
            <text:p>07B-030</text:p>
          </table:table-cell>
          <table:table-cell table:style-name="ce410" office:value-type="string">
            <text:p>VII</text:p>
          </table:table-cell>
          <table:table-cell table:style-name="ce449" office:value-type="string">
            <text:p>Amount of Other Credit</text:p>
          </table:table-cell>
          <table:table-cell table:style-name="ce502" office:value-type="float" office:value="6">
            <text:p>6</text:p>
          </table:table-cell>
          <table:table-cell table:style-name="ce360" office:value-type="string">
            <text:p>15</text:p>
          </table:table-cell>
          <table:table-cell table:style-name="ce360"/>
          <table:table-cell table:style-name="ce482" office:value-type="string">
            <text:p>Format: Z(12).Z(2)</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PURCHASE_CREDIT _Amount&gt;</text:p>
          </table:table-cell>
          <table:table-cell table:style-name="ce695" table:number-columns-repeated="1010"/>
        </table:table-row>
        <table:table-row table:style-name="ro5">
          <table:table-cell table:style-name="ce333"/>
          <table:table-cell table:style-name="ce373"/>
          <table:table-cell table:style-name="ce420"/>
          <table:table-cell table:style-name="ce461" office:value-type="string">
            <text:p>&lt;N/L&gt;</text:p>
          </table:table-cell>
          <table:table-cell table:style-name="ce420"/>
          <table:table-cell table:style-name="ce373" table:number-columns-repeated="2"/>
          <table:table-cell table:style-name="ce582" office:value-type="string">
            <text:p>End of record: Length=20</text:p>
          </table:table-cell>
          <table:table-cell table:style-name="ce622"/>
          <table:table-cell table:style-name="ce420" table:content-validation-name="val2" table:number-columns-repeated="2"/>
          <table:table-cell table:style-name="ce420" table:content-validation-name="val3"/>
          <table:table-cell table:style-name="ce420" table:content-validation-name="val2"/>
          <table:table-cell table:style-name="ce622"/>
          <table:table-cell table:style-name="ce690" table:number-columns-repeated="1010"/>
        </table:table-row>
        <table:table-row table:style-name="ro5">
          <table:table-cell table:style-name="ce332"/>
          <table:table-cell table:style-name="ce369" office:value-type="string">
            <text:p>08A-010</text:p>
          </table:table-cell>
          <table:table-cell table:style-name="ce417"/>
          <table:table-cell table:style-name="ce370" office:value-type="string">
            <text:p>08A</text:p>
          </table:table-cell>
          <table:table-cell table:style-name="ce416" office:value-type="float" office:value="1">
            <text:p>1</text:p>
          </table:table-cell>
          <table:table-cell table:style-name="ce369" office:value-type="string">
            <text:p>3</text:p>
          </table:table-cell>
          <table:table-cell table:style-name="ce369" office:value-type="string">
            <text:p>SA</text:p>
          </table:table-cell>
          <table:table-cell table:style-name="ce580" office:value-type="string">
            <text:p>Record ID: Declarations</text:p>
          </table:table-cell>
          <table:table-cell table:style-name="ce370"/>
          <table:table-cell table:number-columns-repeated="2" table:style-name="ce416" table:content-validation-name="val2" office:value-type="string">
            <text:p>R</text:p>
          </table:table-cell>
          <table:table-cell table:style-name="ce416" table:content-validation-name="val3"/>
          <table:table-cell table:style-name="ce416" table:content-validation-name="val2" office:value-type="string">
            <text:p>R</text:p>
          </table:table-cell>
          <table:table-cell table:style-name="ce370"/>
          <table:table-cell table:style-name="ce695" table:number-columns-repeated="1010"/>
        </table:table-row>
        <table:table-row table:style-name="ro186">
          <table:table-cell table:style-name="ce332"/>
          <table:table-cell table:style-name="ce360" office:value-type="string">
            <text:p>08A-020</text:p>
          </table:table-cell>
          <table:table-cell table:style-name="ce410" office:value-type="string">
            <text:p>VIII</text:p>
          </table:table-cell>
          <table:table-cell table:style-name="ce46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69"/>
          <table:table-cell table:number-columns-repeated="2"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87">
          <table:table-cell table:style-name="ce332"/>
          <table:table-cell table:style-name="ce360" office:value-type="string">
            <text:p>08A-030</text:p>
          </table:table-cell>
          <table:table-cell table:style-name="ce410" office:value-type="string">
            <text:p>VIII</text:p>
          </table:table-cell>
          <table:table-cell table:style-name="ce449" office:value-type="string">
            <text:p>a. Are there any outstanding judgments against you?</text:p>
          </table:table-cell>
          <table:table-cell table:style-name="ce502" office:value-type="float" office:value="13">
            <text:p>13</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OutstandingJudgementsIndicator&gt;</text:p>
          </table:table-cell>
          <table:table-cell table:style-name="ce695" table:number-columns-repeated="1010"/>
        </table:table-row>
        <table:table-row table:style-name="ro188">
          <table:table-cell table:style-name="ce332"/>
          <table:table-cell table:style-name="ce360" office:value-type="string">
            <text:p>08A-040</text:p>
          </table:table-cell>
          <table:table-cell table:style-name="ce410" office:value-type="string">
            <text:p>VIII</text:p>
          </table:table-cell>
          <table:table-cell table:style-name="ce449" office:value-type="string">
            <text:p>b. Have you been declared bankrupt within the past 7 years?</text:p>
          </table:table-cell>
          <table:table-cell table:style-name="ce502" office:value-type="float" office:value="14">
            <text:p>14</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BankruptcyIndicator&gt;</text:p>
          </table:table-cell>
          <table:table-cell table:style-name="ce695" table:number-columns-repeated="1010"/>
        </table:table-row>
        <table:table-row table:style-name="ro188">
          <table:table-cell table:style-name="ce332"/>
          <table:table-cell table:style-name="ce360" office:value-type="string">
            <text:p>08A-050</text:p>
          </table:table-cell>
          <table:table-cell table:style-name="ce410" office:value-type="string">
            <text:p>VIII</text:p>
          </table:table-cell>
          <table:table-cell table:style-name="ce449" office:value-type="string">
            <text:p>c. Have you had property foreclosed upon or given title or deed in lieu thereof in the last 7 years?</text:p>
          </table:table-cell>
          <table:table-cell table:style-name="ce502" office:value-type="float" office:value="15">
            <text:p>15</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PropertyForeclosedPastSevenYearsIndicator&gt;</text:p>
          </table:table-cell>
          <table:table-cell table:style-name="ce695" table:number-columns-repeated="1010"/>
        </table:table-row>
        <table:table-row table:style-name="ro188">
          <table:table-cell table:style-name="ce332"/>
          <table:table-cell table:style-name="ce360" office:value-type="string">
            <text:p>08A-060</text:p>
          </table:table-cell>
          <table:table-cell table:style-name="ce410" office:value-type="string">
            <text:p>VIII</text:p>
          </table:table-cell>
          <table:table-cell table:style-name="ce449" office:value-type="string">
            <text:p>d. Are you a party to a lawsuit?</text:p>
          </table:table-cell>
          <table:table-cell table:style-name="ce502" office:value-type="float" office:value="16">
            <text:p>16</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PartyToLawsuitIndicator&gt;</text:p>
          </table:table-cell>
          <table:table-cell table:style-name="ce695" table:number-columns-repeated="1010"/>
        </table:table-row>
        <table:table-row table:style-name="ro188">
          <table:table-cell table:style-name="ce332"/>
          <table:table-cell table:style-name="ce360" office:value-type="string">
            <text:p>08A-070</text:p>
          </table:table-cell>
          <table:table-cell table:style-name="ce410" office:value-type="string">
            <text:p>VIII</text:p>
          </table:table-cell>
          <table:table-cell table:style-name="ce449" office:value-type="string">
            <text:p>e. Have you directly or indirectly been obligated on any loan…</text:p>
          </table:table-cell>
          <table:table-cell table:style-name="ce502" office:value-type="float" office:value="17">
            <text:p>17</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LoanForeclosureOrJudgementIndicator&gt;</text:p>
          </table:table-cell>
          <table:table-cell table:style-name="ce695" table:number-columns-repeated="1010"/>
        </table:table-row>
        <table:table-row table:style-name="ro188">
          <table:table-cell table:style-name="ce332"/>
          <table:table-cell table:style-name="ce360" office:value-type="string">
            <text:p>08A-080</text:p>
          </table:table-cell>
          <table:table-cell table:style-name="ce410" office:value-type="string">
            <text:p>VIII</text:p>
          </table:table-cell>
          <table:table-cell table:style-name="ce449" office:value-type="string">
            <text:p>f. Are you presently delinquent or in default on any Federal debt…</text:p>
          </table:table-cell>
          <table:table-cell table:style-name="ce502" office:value-type="float" office:value="18">
            <text:p>18</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PresentlyDelinquentIndicator&gt;</text:p>
          </table:table-cell>
          <table:table-cell table:style-name="ce695" table:number-columns-repeated="1010"/>
        </table:table-row>
        <table:table-row table:style-name="ro188">
          <table:table-cell table:style-name="ce332"/>
          <table:table-cell table:style-name="ce360" office:value-type="string">
            <text:p>08A-090</text:p>
          </table:table-cell>
          <table:table-cell table:style-name="ce410" office:value-type="string">
            <text:p>VIII</text:p>
          </table:table-cell>
          <table:table-cell table:style-name="ce449" office:value-type="string">
            <text:p>g. Are you obligated to pay alimony child support or separate maintenance?</text:p>
          </table:table-cell>
          <table:table-cell table:style-name="ce502" office:value-type="float" office:value="19">
            <text:p>19</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AlimonyChildSupportObligationIndicator&gt;</text:p>
          </table:table-cell>
          <table:table-cell table:style-name="ce695" table:number-columns-repeated="1010"/>
        </table:table-row>
        <table:table-row table:style-name="ro188">
          <table:table-cell table:style-name="ce332"/>
          <table:table-cell table:style-name="ce360" office:value-type="string">
            <text:p>08A-100</text:p>
          </table:table-cell>
          <table:table-cell table:style-name="ce410" office:value-type="string">
            <text:p>VIII</text:p>
          </table:table-cell>
          <table:table-cell table:style-name="ce449" office:value-type="string">
            <text:p>h. Is any part of the down payment borrowed?</text:p>
          </table:table-cell>
          <table:table-cell table:style-name="ce502" office:value-type="float" office:value="20">
            <text:p>20</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BorrowedDownPaymentIndicator&gt;</text:p>
          </table:table-cell>
          <table:table-cell table:style-name="ce695" table:number-columns-repeated="1010"/>
        </table:table-row>
        <table:table-row table:style-name="ro188">
          <table:table-cell table:style-name="ce332"/>
          <table:table-cell table:style-name="ce360" office:value-type="string">
            <text:p>08A-110</text:p>
          </table:table-cell>
          <table:table-cell table:style-name="ce410" office:value-type="string">
            <text:p>VIII</text:p>
          </table:table-cell>
          <table:table-cell table:style-name="ce449" office:value-type="string">
            <text:p>i. Are you a co-maker or</text:p>
          </table:table-cell>
          <table:table-cell table:style-name="ce502" office:value-type="float" office:value="21">
            <text:p>21</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CoMakerEndorserOfNoteIndicator&gt;</text:p>
          </table:table-cell>
          <table:table-cell table:style-name="ce695" table:number-columns-repeated="1010"/>
        </table:table-row>
        <table:table-row table:style-name="ro88">
          <table:table-cell table:style-name="ce332"/>
          <table:table-cell table:style-name="ce360" office:value-type="string">
            <text:p>08A-120</text:p>
          </table:table-cell>
          <table:table-cell table:style-name="ce410" office:value-type="string">
            <text:p>VIII</text:p>
          </table:table-cell>
          <table:table-cell table:style-name="ce449" office:value-type="string">
            <text:p>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j. Are you a U.S. citizen?</text:p>
            <text:p/>
            <text:p>k. Are you a permanent resident alien?</text:p>
          </table:table-cell>
          <table:table-cell table:style-name="ce502" office:value-type="float" office:value="22">
            <text:p>22</text:p>
          </table:table-cell>
          <table:table-cell table:style-name="ce360" office:value-type="string">
            <text:p>2</text:p>
          </table:table-cell>
          <table:table-cell table:style-name="ce360"/>
          <table:table-cell table:style-name="ce482"/>
          <table:table-cell table:style-name="ce449" office:value-type="string">
            <text:p>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EDI Data Element 1066:</text:p>
            <text:p>01 = US Citizen</text:p>
            <text:p>03 = Permanent Resident-Alien</text:p>
            <text:p>05 = Non-Permanent Resident-Alien</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lt;BORROWER DECLARATION <text:s/>CitizenshipResidencyType&gt;</text:p>
          </table:table-cell>
          <table:table-cell table:style-name="ce695" table:number-columns-repeated="1010"/>
        </table:table-row>
        <table:table-row table:style-name="ro189">
          <table:table-cell table:style-name="ce332"/>
          <table:table-cell table:style-name="ce360" office:value-type="string">
            <text:p>08A-130</text:p>
          </table:table-cell>
          <table:table-cell table:style-name="ce410" office:value-type="string">
            <text:p>VIII</text:p>
          </table:table-cell>
          <table:table-cell table:style-name="ce449" office:value-type="string">
            <text:p>l. Do you intend to occupy…</text:p>
          </table:table-cell>
          <table:table-cell table:style-name="ce502" office:value-type="float" office:value="24">
            <text:p>24</text:p>
          </table:table-cell>
          <table:table-cell table:style-name="ce360" office:value-type="string">
            <text:p>1</text:p>
          </table:table-cell>
          <table:table-cell table:style-name="ce360"/>
          <table:table-cell table:style-name="ce482" office:value-type="string">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Any "yes" responses must be explained.</text:p>
            <text:p/>
            <text:p>"Note: U is not valid on DO/DU on the Web. Best Practice is to send Y or N.</text:p>
            <text:p>FHA: This field used to determine FTHB."</text:p>
            <text:p/>
            <text:p/>
            <text:p/>
          </table:table-cell>
          <table:table-cell table:style-name="ce449" office:value-type="string">
            <text:p>Y = Yes</text:p>
            <text:p>N = No</text:p>
            <text:p>U = UnknownY = Yes</text:p>
            <text:p>N = No</text:p>
            <text:p>U = UnknownY = Yes</text:p>
            <text:p>N = No</text:p>
            <text:p>U = UnknownY = Yes</text:p>
            <text:p>N = No</text:p>
            <text:p>U = UnknownY = Yes</text:p>
            <text:p>N = No</text:p>
            <text:p>U = UnknownY = Yes</text:p>
            <text:p>N = No</text:p>
            <text:p>U = UnknownY = Yes</text:p>
            <text:p>N = No</text:p>
            <text:p>U = UnknownY = Yes</text:p>
            <text:p>N = No</text:p>
            <text:p>U = UnknownY = Yes</text:p>
            <text:p>N = No</text:p>
            <text:p>U = Unknown</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DECLARATION <text:s/>IntentToOccupyType&gt;</text:p>
          </table:table-cell>
          <table:table-cell table:style-name="ce695" table:number-columns-repeated="1010"/>
        </table:table-row>
        <table:table-row table:style-name="ro188">
          <table:table-cell table:style-name="ce332" table:number-columns-spanned="1" table:number-rows-spanned="2"/>
          <table:table-cell table:style-name="ce360" office:value-type="string">
            <text:p>08A-140</text:p>
          </table:table-cell>
          <table:table-cell table:style-name="ce410" office:value-type="string">
            <text:p>VIII</text:p>
          </table:table-cell>
          <table:table-cell table:style-name="ce449" office:value-type="string">
            <text:p>m. Have you had an ownership interest…</text:p>
          </table:table-cell>
          <table:table-cell table:style-name="ce502" office:value-type="float" office:value="25">
            <text:p>25</text:p>
          </table:table-cell>
          <table:table-cell table:style-name="ce360" office:value-type="string">
            <text:p>1</text:p>
          </table:table-cell>
          <table:table-cell table:style-name="ce360"/>
          <table:table-cell table:style-name="ce482" office:value-type="string">
            <text:p>Any "yes" responses must be explain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DECLARATION <text:s/>HomeownerPastThreeYearsType&gt;</text:p>
          </table:table-cell>
          <table:table-cell table:style-name="ce695" table:number-columns-repeated="1010"/>
        </table:table-row>
        <table:table-row table:style-name="ro119">
          <table:covered-table-cell table:style-name="ce332"/>
          <table:table-cell table:style-name="ce381" office:value-type="string">
            <text:p>08A-140</text:p>
          </table:table-cell>
          <table:table-cell table:style-name="ce426" office:value-type="string">
            <text:p>VIII</text:p>
          </table:table-cell>
          <table:table-cell table:style-name="ce467" office:value-type="string">
            <text:p>m. Have you had an ownership interest…</text:p>
          </table:table-cell>
          <table:table-cell table:style-name="ce515" office:value-type="float" office:value="25">
            <text:p>25</text:p>
          </table:table-cell>
          <table:table-cell table:style-name="ce381" office:value-type="string">
            <text:p>1</text:p>
          </table:table-cell>
          <table:table-cell table:style-name="ce381"/>
          <table:table-cell table:style-name="ce482" office:value-type="string">
            <text:p>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Note: U is not valid on DO/DU on the Web. Best Practice is to send Y or N.</text:p>
            <text:p/>
            <text:p>For FHA Scorecard, Fannie Mae will automatically generate corresponding data values.</text:p>
          </table:table-cell>
          <table:table-cell table:style-name="ce449" office:value-type="string">
            <text:p>U = Unknown</text:p>
          </table:table-cell>
          <table:table-cell table:number-columns-repeated="2" table:style-name="ce426" table:content-validation-name="val2" office:value-type="string">
            <text:p>C</text:p>
          </table:table-cell>
          <table:table-cell table:style-name="ce426" table:content-validation-name="val3"/>
          <table:table-cell table:style-name="ce426" table:content-validation-name="val2" office:value-type="string">
            <text:p>C</text:p>
          </table:table-cell>
          <table:table-cell table:style-name="ce467" office:value-type="string">
            <text:p>&lt;BORROWER DECLARATION <text:s/>HomeownerPastThreeYearsType&gt;</text:p>
          </table:table-cell>
          <table:table-cell table:style-name="ce695" table:number-columns-repeated="1010"/>
        </table:table-row>
        <table:table-row table:style-name="ro190">
          <table:table-cell table:style-name="ce332"/>
          <table:table-cell table:style-name="ce360" office:value-type="string">
            <text:p>08A-150</text:p>
          </table:table-cell>
          <table:table-cell table:style-name="ce410" office:value-type="string">
            <text:p>VIII</text:p>
          </table:table-cell>
          <table:table-cell table:style-name="ce449" office:value-type="string">
            <text:p>m. (1) What type of property…</text:p>
          </table:table-cell>
          <table:table-cell table:style-name="ce502" office:value-type="float" office:value="26">
            <text:p>26</text:p>
          </table:table-cell>
          <table:table-cell table:style-name="ce360" office:value-type="string">
            <text:p>1</text:p>
          </table:table-cell>
          <table:table-cell table:style-name="ce360"/>
          <table:table-cell table:style-name="ce482" office:value-type="string">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If any of the ownership interests have been investment, specify ‘investment’ in this field. If none have been investment and any have been secondary residence, specify ‘secondary’ in this field.</text:p>
            <text:p>Required if 08A-140 = Y </text:p>
            <text:p/>
            <text:p>For FHA Scorecard, Fannie Mae will automatically generate corresponding data values.</text:p>
            <text:p/>
          </table:table-cell>
          <table:table-cell table:style-name="ce449" office:value-type="string">
            <text:p>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EDI Data Element 1070:</text:p>
            <text:p>1 = Primary Residence</text:p>
            <text:p>2 = Secondary Residence</text:p>
            <text:p>D = Investment Property</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DECLARATION PriorPropertyUsageType&gt;</text:p>
          </table:table-cell>
          <table:table-cell table:style-name="ce695" table:number-columns-repeated="1010"/>
        </table:table-row>
        <table:table-row table:style-name="ro191">
          <table:table-cell table:style-name="ce332"/>
          <table:table-cell table:style-name="ce360" office:value-type="string">
            <text:p>08A-160</text:p>
          </table:table-cell>
          <table:table-cell table:style-name="ce410" office:value-type="string">
            <text:p>VIII</text:p>
          </table:table-cell>
          <table:table-cell table:style-name="ce449" office:value-type="string">
            <text:p>m. (2) How did you hold title…</text:p>
          </table:table-cell>
          <table:table-cell table:style-name="ce502" office:value-type="float" office:value="27">
            <text:p>27</text:p>
          </table:table-cell>
          <table:table-cell table:style-name="ce360" office:value-type="string">
            <text:p>2</text:p>
          </table:table-cell>
          <table:table-cell table:style-name="ce360"/>
          <table:table-cell table:style-name="ce482" office:value-type="string">
            <text:p>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Specify value if field 08A-140 is Y.</text:p>
            <text:p>If owned more than one property in last three years: if “jointly” and “not”, select “not.”</text:p>
          </table:table-cell>
          <table:table-cell table:style-name="ce449" office:value-type="string">
            <text:p>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EDI Data Element 1187:</text:p>
            <text:p>01 = Sole (individual)</text:p>
            <text:p>25 = Joint With Spouse</text:p>
            <text:p>26 = Joint With Other Than Spouse</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BORROWER DECLARATION PriorPropertyTitleType&gt;</text:p>
          </table:table-cell>
          <table:table-cell table:style-name="ce695" table:number-columns-repeated="1010"/>
        </table:table-row>
        <table:table-row table:style-name="ro22">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28</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192">
          <table:table-cell table:style-name="ce332"/>
          <table:table-cell table:style-name="ce369" office:value-type="string">
            <text:p>08B-010</text:p>
          </table:table-cell>
          <table:table-cell table:style-name="ce417"/>
          <table:table-cell table:style-name="ce370" office:value-type="string">
            <text:p>08B</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Record ID: Declaration Explanations</text:p>
            <text:p/>
            <text:p>Specify if field #08A-030 to 08A-110 is Yes. NOT Required.</text:p>
          </table:table-cell>
          <table:table-cell table:style-name="ce370"/>
          <table:table-cell table:style-name="ce416" table:content-validation-name="val2" office:value-type="string">
            <text:p>C</text:p>
          </table:table-cell>
          <table:table-cell table:style-name="ce416" table:content-validation-name="val2"/>
          <table:table-cell table:style-name="ce416" table:content-validation-name="val3"/>
          <table:table-cell table:style-name="ce416" table:content-validation-name="val2"/>
          <table:table-cell table:style-name="ce370"/>
          <table:table-cell table:style-name="ce695" table:number-columns-repeated="1010"/>
        </table:table-row>
        <table:table-row table:style-name="ro35">
          <table:table-cell table:style-name="ce332"/>
          <table:table-cell table:style-name="ce360" office:value-type="string">
            <text:p>08B-020</text:p>
          </table:table-cell>
          <table:table-cell table:style-name="ce410" office:value-type="string">
            <text:p>VIII</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BORROWER _SSN&gt;</text:p>
          </table:table-cell>
          <table:table-cell table:number-columns-repeated="1010"/>
        </table:table-row>
        <table:table-row table:style-name="ro193">
          <table:table-cell table:style-name="ce332"/>
          <table:table-cell table:style-name="ce360" office:value-type="string">
            <text:p>08B-030</text:p>
          </table:table-cell>
          <table:table-cell table:style-name="ce410" office:value-type="string">
            <text:p>VIII</text:p>
          </table:table-cell>
          <table:table-cell table:style-name="ce449" office:value-type="string">
            <text:p>Declaration Type Code</text:p>
          </table:table-cell>
          <table:table-cell table:style-name="ce502" office:value-type="float" office:value="13">
            <text:p>13</text:p>
          </table:table-cell>
          <table:table-cell table:style-name="ce360" office:value-type="string">
            <text:p>2</text:p>
          </table:table-cell>
          <table:table-cell table:style-name="ce360"/>
          <table:table-cell table:style-name="ce482" office:value-type="string">
            <text:p>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A code that identifies the particular question asked in the Declarations section of the loan application.</text:p>
            <text:p/>
            <text:p>To instruct DU to disregard deed-in-lieu of foreclosure, preforeclosure sale and foreclosure information in the credit data, use EDI code: “93”.</text:p>
          </table:table-cell>
          <table:table-cell table:style-name="ce449" office:value-type="string">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EDI Data Element 1321:</text:p>
            <text:p/>
            <text:p>91 = Outstanding Judgments</text:p>
            <text:p>92 = Declared Bankruptcy in past 7 years</text:p>
            <text:p>93 = Foreclosure or deed in lieu in past 7 years, Direct/Indirect Foreclosed Property in the past 7 years</text:p>
            <text:p>94 = Party to Lawsuit</text:p>
            <text:p>95 = Obligated on a loan foreclosed, or deed in lieu of judgment</text:p>
            <text:p>96 = Delinquency or Default</text:p>
            <text:p>97 = Obligated to pay alimony, child support or maintenance, Alimony Child Support</text:p>
            <text:p>98 = Part of down payment borrowed, Borrowed Down Payment</text:p>
            <text:p>99 = Co-Maker or Endorser on a note</text:p>
            <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BORROWER DECLARATION _EXPLANATION _Description&gt;</text:p>
          </table:table-cell>
          <table:table-cell table:style-name="ce695" table:number-columns-repeated="1010"/>
        </table:table-row>
        <table:table-row table:style-name="ro194">
          <table:table-cell table:style-name="ce332"/>
          <table:table-cell table:style-name="ce360" office:value-type="string">
            <text:p>08B-040</text:p>
          </table:table-cell>
          <table:table-cell table:style-name="ce410" office:value-type="string">
            <text:p>VIII</text:p>
          </table:table-cell>
          <table:table-cell table:style-name="ce449" office:value-type="string">
            <text:p>Declaration Explanation</text:p>
          </table:table-cell>
          <table:table-cell table:style-name="ce502" office:value-type="float" office:value="15">
            <text:p>15</text:p>
          </table:table-cell>
          <table:table-cell table:style-name="ce360" office:value-type="string">
            <text:p>255</text:p>
          </table:table-cell>
          <table:table-cell table:style-name="ce360"/>
          <table:table-cell table:style-name="ce482" office:value-type="string">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A brief explanation made by the applicant to the Interviewing Loan Officer</text:p>
            <text:p>clarifying their response to a declaration on the loan application.</text:p>
            <text:p/>
            <text:p>Format: Text</text:p>
            <text:p/>
            <text:p>Per DU v9.1 Nov 2013 release, to instruct DU to disregard deed-in-lieu</text:p>
            <text:p>of foreclosure and preforeclosure sale in the credit data, enter:</text:p>
            <text:p>- Confirmed CR DIL*</text:p>
            <text:p>- Confirmed CR PFS*</text:p>
            <text:p/>
            <text:p>Per DU 9.1.1 August 2014 update, to instruct DU to disregard the foreclosure</text:p>
            <text:p>information in the credit data, enter:</text:p>
            <text:p>- Confirmed CR FC Incorrect*</text:p>
            <text:p>(Value overrides inaccurate foreclosure information)</text:p>
            <text:p>- Confirmed CR FC EC*</text:p>
            <text:p>(Value overrides foreclosure information due to extenuating circumstances)</text:p>
            <text:p>Per DU 10.2 June 2018 update, instruct DU to disregard the bankruptcy or mortgage delinquency information in the credit data, enter:</text:p>
            <text:p>- Confirmed CR BK Incorrect</text:p>
            <text:p>(Value overrides inaccurate bankruptcy information)</text:p>
            <text:p>- Confirmed CR BK EC</text:p>
            <text:p>(Value overrides bankruptcy information due to extenuating circumstances)</text:p>
            <text:p>- Confirmed Mtg Del Incorrect</text:p>
            <text:p>(Value overrides inaccurate mortgage delinquency information)</text:p>
            <text:p/>
            <text:p>*Separate values by a comma when entering more than one item.</text:p>
            <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BORROWER DECLARATION _EXPLANATION _Type&gt;</text:p>
          </table:table-cell>
          <table:table-cell table:style-name="ce695" table:number-columns-repeated="1010"/>
        </table:table-row>
        <table:table-row table:style-name="ro5">
          <table:table-cell table:style-name="ce337"/>
          <table:table-cell table:style-name="ce374"/>
          <table:table-cell table:style-name="ce421"/>
          <table:table-cell table:style-name="ce461" office:value-type="string">
            <text:p>&lt;N/L&gt;</text:p>
          </table:table-cell>
          <table:table-cell table:style-name="ce508"/>
          <table:table-cell table:style-name="ce374" table:number-columns-repeated="2"/>
          <table:table-cell table:style-name="ce581" office:value-type="string">
            <text:p>End of record: Length=269</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5">
          <table:table-cell table:style-name="ce343"/>
          <table:table-cell table:style-name="ce383" office:value-type="string">
            <text:p>09A-010</text:p>
          </table:table-cell>
          <table:table-cell table:style-name="ce428"/>
          <table:table-cell table:style-name="ce470" office:value-type="string">
            <text:p>09A</text:p>
          </table:table-cell>
          <table:table-cell table:style-name="ce428" office:value-type="float" office:value="1">
            <text:p>1</text:p>
          </table:table-cell>
          <table:table-cell table:style-name="ce383" office:value-type="string">
            <text:p>3</text:p>
          </table:table-cell>
          <table:table-cell table:style-name="ce383" office:value-type="string">
            <text:p>SA</text:p>
          </table:table-cell>
          <table:table-cell table:style-name="ce588" office:value-type="string">
            <text:p>Record ID: Acknowledgment and Agreement</text:p>
          </table:table-cell>
          <table:table-cell table:style-name="ce630"/>
          <table:table-cell table:style-name="ce428" table:content-validation-name="val2" table:number-columns-repeated="2"/>
          <table:table-cell table:style-name="ce428" table:content-validation-name="val3"/>
          <table:table-cell table:style-name="ce428" table:content-validation-name="val2"/>
          <table:table-cell table:style-name="ce630"/>
          <table:table-cell table:style-name="ce703" table:number-columns-repeated="1010"/>
        </table:table-row>
        <table:table-row table:style-name="ro5">
          <table:table-cell table:style-name="ce344"/>
          <table:table-cell table:style-name="ce380" office:value-type="string">
            <text:p>09A-020</text:p>
          </table:table-cell>
          <table:table-cell table:style-name="ce429" office:value-type="string">
            <text:p>IX</text:p>
          </table:table-cell>
          <table:table-cell table:style-name="ce471" office:value-type="string">
            <text:p>Applicant Social Security Number</text:p>
          </table:table-cell>
          <table:table-cell table:style-name="ce514" office:value-type="float" office:value="4">
            <text:p>4</text:p>
          </table:table-cell>
          <table:table-cell table:style-name="ce380" office:value-type="string">
            <text:p>9</text:p>
          </table:table-cell>
          <table:table-cell table:style-name="ce380"/>
          <table:table-cell table:style-name="ce589" office:value-type="string">
            <text:p>Format: n</text:p>
          </table:table-cell>
          <table:table-cell table:style-name="ce471"/>
          <table:table-cell table:style-name="ce429" table:content-validation-name="val2" office:value-type="string">
            <text:p>C</text:p>
          </table:table-cell>
          <table:table-cell table:style-name="ce429" table:content-validation-name="val2"/>
          <table:table-cell table:style-name="ce429" table:content-validation-name="val3"/>
          <table:table-cell table:style-name="ce429" table:content-validation-name="val2"/>
          <table:table-cell table:style-name="ce471" office:value-type="string">
            <text:p>&lt;BORROWER _SSN&gt;</text:p>
          </table:table-cell>
          <table:table-cell table:style-name="ce695" table:number-columns-repeated="1010"/>
        </table:table-row>
        <table:table-row table:style-name="ro195">
          <table:table-cell table:style-name="ce332"/>
          <table:table-cell table:style-name="ce360" office:value-type="string">
            <text:p>09A-030</text:p>
          </table:table-cell>
          <table:table-cell table:style-name="ce410" office:value-type="string">
            <text:p>IX</text:p>
          </table:table-cell>
          <table:table-cell table:style-name="ce449" office:value-type="string">
            <text:p>Signature Date</text:p>
          </table:table-cell>
          <table:table-cell table:style-name="ce502" office:value-type="float" office:value="13">
            <text:p>13</text:p>
          </table:table-cell>
          <table:table-cell table:style-name="ce360" office:value-type="string">
            <text:p>8</text:p>
          </table:table-cell>
          <table:table-cell table:style-name="ce360"/>
          <table:table-cell table:style-name="ce482" office:value-type="string">
            <text:p>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he date that the applicant signed the loan application or the continuation sheet(s).</text:p>
            <text:p/>
            <text:p>Format: CCYYMMD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_ApplicationSignedDate&gt;</text:p>
          </table:table-cell>
          <table:table-cell table:style-name="ce695" table:number-columns-repeated="1010"/>
        </table:table-row>
        <table:table-row table:style-name="ro5">
          <table:table-cell table:style-name="ce345"/>
          <table:table-cell table:style-name="ce384"/>
          <table:table-cell table:style-name="ce430"/>
          <table:table-cell table:style-name="ce472" office:value-type="string">
            <text:p>&lt;N/L&gt;</text:p>
          </table:table-cell>
          <table:table-cell table:style-name="ce518"/>
          <table:table-cell table:style-name="ce384" table:number-columns-repeated="2"/>
          <table:table-cell table:style-name="ce590" office:value-type="string">
            <text:p>End of record: Length=20</text:p>
          </table:table-cell>
          <table:table-cell table:style-name="ce631"/>
          <table:table-cell table:style-name="ce518" table:content-validation-name="val2" table:number-columns-repeated="2"/>
          <table:table-cell table:style-name="ce518" table:content-validation-name="val3"/>
          <table:table-cell table:style-name="ce518" table:content-validation-name="val2"/>
          <table:table-cell table:style-name="ce677"/>
          <table:table-cell table:style-name="ce696" table:number-columns-repeated="1010"/>
        </table:table-row>
        <table:table-row table:style-name="ro111">
          <table:table-cell table:style-name="ce344"/>
          <table:table-cell table:style-name="ce372" office:value-type="string">
            <text:p>10A-010</text:p>
          </table:table-cell>
          <table:table-cell table:style-name="ce427"/>
          <table:table-cell table:style-name="ce460" office:value-type="string">
            <text:p>10A</text:p>
          </table:table-cell>
          <table:table-cell table:style-name="ce427" office:value-type="float" office:value="1">
            <text:p>1</text:p>
          </table:table-cell>
          <table:table-cell table:style-name="ce372" office:value-type="string">
            <text:p>3</text:p>
          </table:table-cell>
          <table:table-cell table:style-name="ce372" office:value-type="string">
            <text:p>S</text:p>
          </table:table-cell>
          <table:table-cell table:style-name="ce584" office:value-type="string">
            <text:p>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Record ID: Information for Government Monitoring Purposes.</text:p>
            <text:p/>
            <text:p>One occurrence per Applicant</text:p>
          </table:table-cell>
          <table:table-cell table:style-name="ce460"/>
          <table:table-cell table:style-name="ce427" table:content-validation-name="val2" table:number-columns-repeated="2"/>
          <table:table-cell table:style-name="ce427" table:content-validation-name="val3"/>
          <table:table-cell table:style-name="ce427" table:content-validation-name="val2" office:value-type="string">
            <text:p>R</text:p>
          </table:table-cell>
          <table:table-cell table:style-name="ce460"/>
          <table:table-cell table:style-name="ce700" table:number-columns-repeated="1010"/>
        </table:table-row>
        <table:table-row table:style-name="ro35">
          <table:table-cell table:style-name="ce332"/>
          <table:table-cell table:style-name="ce360" office:value-type="string">
            <text:p>10A-020</text:p>
          </table:table-cell>
          <table:table-cell table:style-name="ce410" office:value-type="string">
            <text:p>X</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_SSN&gt;</text:p>
          </table:table-cell>
          <table:table-cell table:style-name="ce695" table:number-columns-repeated="1010"/>
        </table:table-row>
        <table:table-row table:style-name="ro118">
          <table:table-cell table:style-name="ce332"/>
          <table:table-cell table:style-name="ce360" office:value-type="string">
            <text:p>10A-030</text:p>
          </table:table-cell>
          <table:table-cell table:style-name="ce410" office:value-type="string">
            <text:p>X</text:p>
          </table:table-cell>
          <table:table-cell table:style-name="ce449" office:value-type="string">
            <text:p>I do not wish to furnish this information</text:p>
          </table:table-cell>
          <table:table-cell table:style-name="ce502" office:value-type="float" office:value="13">
            <text:p>13</text:p>
          </table:table-cell>
          <table:table-cell table:style-name="ce360" office:value-type="string">
            <text:p>1</text:p>
          </table:table-cell>
          <table:table-cell table:style-name="ce360"/>
          <table:table-cell table:style-name="ce482" office:value-type="string">
            <text:p>A code indicating whether the applicant wishes to furnish race and gender data, entered to support government monitoring.</text:p>
          </table:table-cell>
          <table:table-cell table:style-name="ce449" office:value-type="string">
            <text:p>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BORROWER GOVERNMENT_MONITORING RaceNationalOriginRefusalIndicator&gt;</text:p>
          </table:table-cell>
          <table:table-cell table:style-name="ce700" table:number-columns-repeated="1010"/>
        </table:table-row>
        <table:table-row table:style-name="ro196">
          <table:table-cell table:style-name="ce332"/>
          <table:table-cell table:style-name="ce360" office:value-type="string">
            <text:p>10A-040</text:p>
          </table:table-cell>
          <table:table-cell table:style-name="ce410" office:value-type="string">
            <text:p>X</text:p>
          </table:table-cell>
          <table:table-cell table:style-name="ce449" office:value-type="string">
            <text:p>Ethnicity</text:p>
          </table:table-cell>
          <table:table-cell table:style-name="ce502" office:value-type="float" office:value="14">
            <text:p>14</text:p>
          </table:table-cell>
          <table:table-cell table:style-name="ce360" office:value-type="string">
            <text:p>1</text:p>
          </table:table-cell>
          <table:table-cell table:style-name="ce360"/>
          <table:table-cell table:style-name="ce482" office:value-type="string">
            <text:p>A code that identifies the ethnicity of the applicant</text:p>
          </table:table-cell>
          <table:table-cell table:style-name="ce449" office:value-type="string">
            <text:p>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1108 Ethnicity Code:</text:p>
            <text:p>1-Hispanic or Latino</text:p>
            <text:p>2-Not Hispanic or Latino</text:p>
            <text:p>3-Information not provided by applicant in mail, internet or telephone application</text:p>
            <text:p>4-Not applicable</text:p>
          </table:table-cell>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GOVERNMENT_MONITORING HMDAEthnicityType&gt;</text:p>
          </table:table-cell>
          <table:table-cell table:style-name="ce695" table:number-columns-repeated="1010"/>
        </table:table-row>
        <table:table-row table:style-name="ro5">
          <table:table-cell table:style-name="ce333"/>
          <table:table-cell table:style-name="ce385" office:value-type="string">
            <text:p>10A-050</text:p>
          </table:table-cell>
          <table:table-cell table:style-name="ce410" office:value-type="string">
            <text:p>X</text:p>
          </table:table-cell>
          <table:table-cell table:style-name="ce473" office:value-type="string">
            <text:p>Filler</text:p>
          </table:table-cell>
          <table:table-cell table:style-name="ce519" office:value-type="float" office:value="15">
            <text:p>15</text:p>
          </table:table-cell>
          <table:table-cell table:style-name="ce385" office:value-type="string">
            <text:p>30</text:p>
          </table:table-cell>
          <table:table-cell table:style-name="ce385"/>
          <table:table-cell table:style-name="ce482" office:value-type="string">
            <text:p>Unused, pad with spaces</text:p>
          </table:table-cell>
          <table:table-cell table:style-name="ce473"/>
          <table:table-cell table:style-name="ce655" table:content-validation-name="val2" table:number-columns-repeated="2"/>
          <table:table-cell table:style-name="ce655" table:content-validation-name="val3"/>
          <table:table-cell table:style-name="ce655" table:content-validation-name="val2"/>
          <table:table-cell table:style-name="ce449" office:value-type="string">
            <text:p>No Corresponding MISMO Attribute</text:p>
          </table:table-cell>
          <table:table-cell table:style-name="ce704" table:number-columns-repeated="1010"/>
        </table:table-row>
        <table:table-row table:style-name="ro197">
          <table:table-cell table:style-name="ce332"/>
          <table:table-cell table:style-name="ce360" office:value-type="string">
            <text:p>10A-060</text:p>
          </table:table-cell>
          <table:table-cell table:style-name="ce410" office:value-type="string">
            <text:p>X</text:p>
          </table:table-cell>
          <table:table-cell table:style-name="ce449" office:value-type="string">
            <text:p>Sex</text:p>
          </table:table-cell>
          <table:table-cell table:style-name="ce502" office:value-type="float" office:value="45">
            <text:p>45</text:p>
          </table:table-cell>
          <table:table-cell table:style-name="ce360" office:value-type="string">
            <text:p>1</text:p>
          </table:table-cell>
          <table:table-cell table:style-name="ce360"/>
          <table:table-cell table:style-name="ce591" office:value-type="string">
            <text:p>A code that identifies the gender of the applicant</text:p>
          </table:table-cell>
          <table:table-cell table:style-name="ce449" office:value-type="string">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F = Female</text:p>
            <text:p>M = Male</text:p>
            <text:p>I = Information not provided by applicant in mail, internet or telephone application</text:p>
            <text:p>N = Not applicable</text:p>
            <text:p/>
          </table:table-cell>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GOVERNMENT_MONITORING GenderType&gt;</text:p>
          </table:table-cell>
          <table:table-cell table:style-name="ce700" table:number-columns-repeated="1010"/>
        </table:table-row>
        <table:table-row table:style-name="ro5">
          <table:table-cell table:style-name="ce345"/>
          <table:table-cell table:style-name="ce384"/>
          <table:table-cell table:style-name="ce430"/>
          <table:table-cell table:style-name="ce472" office:value-type="string">
            <text:p>&lt;N/L&gt;</text:p>
          </table:table-cell>
          <table:table-cell table:style-name="ce518"/>
          <table:table-cell table:style-name="ce384" table:number-columns-repeated="2"/>
          <table:table-cell table:style-name="ce592" office:value-type="string">
            <text:p>End of record: Length=45</text:p>
          </table:table-cell>
          <table:table-cell table:style-name="ce631"/>
          <table:table-cell table:style-name="ce518" table:content-validation-name="val2" table:number-columns-repeated="2"/>
          <table:table-cell table:style-name="ce518" table:content-validation-name="val3"/>
          <table:table-cell table:style-name="ce518" table:content-validation-name="val2"/>
          <table:table-cell table:style-name="ce677"/>
          <table:table-cell table:style-name="ce696" table:number-columns-repeated="1010"/>
        </table:table-row>
        <table:table-row table:style-name="ro143">
          <table:table-cell table:style-name="ce344"/>
          <table:table-cell table:style-name="ce372" office:value-type="string">
            <text:p>10B-010</text:p>
          </table:table-cell>
          <table:table-cell table:style-name="ce419"/>
          <table:table-cell table:style-name="ce460" office:value-type="string">
            <text:p>10B</text:p>
          </table:table-cell>
          <table:table-cell table:style-name="ce427" office:value-type="float" office:value="1">
            <text:p>1</text:p>
          </table:table-cell>
          <table:table-cell table:style-name="ce372" office:value-type="string">
            <text:p>3</text:p>
          </table:table-cell>
          <table:table-cell table:style-name="ce372" office:value-type="string">
            <text:p>S</text:p>
          </table:table-cell>
          <table:table-cell table:style-name="ce584" office:value-type="string">
            <text:p>Record ID: Loan Originator Information</text:p>
            <text:p/>
            <text:p>One OccurrenceRecord ID: Loan Originator Information</text:p>
            <text:p/>
            <text:p>One OccurrenceRecord ID: Loan Originator Information</text:p>
            <text:p/>
            <text:p>One OccurrenceRecord ID: Loan Originator Information</text:p>
            <text:p/>
            <text:p>One OccurrenceRecord ID: Loan Originator Information</text:p>
            <text:p/>
            <text:p>One OccurrenceRecord ID: Loan Originator Information</text:p>
            <text:p/>
            <text:p>One OccurrenceRecord ID: Loan Originator Information</text:p>
            <text:p/>
            <text:p>One Occurrence</text:p>
          </table:table-cell>
          <table:table-cell table:style-name="ce460"/>
          <table:table-cell table:style-name="ce427" table:content-validation-name="val2" table:number-columns-repeated="2"/>
          <table:table-cell table:style-name="ce427" table:content-validation-name="val3"/>
          <table:table-cell table:style-name="ce427" table:content-validation-name="val2"/>
          <table:table-cell table:style-name="ce460"/>
          <table:table-cell table:style-name="ce693" table:number-columns-repeated="1010"/>
        </table:table-row>
        <table:table-row table:style-name="ro88">
          <table:table-cell table:style-name="ce332"/>
          <table:table-cell table:style-name="ce360" office:value-type="string">
            <text:p>10B-020</text:p>
          </table:table-cell>
          <table:table-cell table:style-name="ce410" office:value-type="string">
            <text:p>X</text:p>
          </table:table-cell>
          <table:table-cell table:style-name="ce449" office:value-type="string">
            <text:p>This application was taken by</text:p>
          </table:table-cell>
          <table:table-cell table:style-name="ce502" office:value-type="float" office:value="4">
            <text:p>4</text:p>
          </table:table-cell>
          <table:table-cell table:style-name="ce360" office:value-type="string">
            <text:p>1</text:p>
          </table:table-cell>
          <table:table-cell table:style-name="ce360"/>
          <table:table-cell table:style-name="ce482"/>
          <table:table-cell table:style-name="ce449" office:value-type="string">
            <text:p>EDI Data Element 1079:</text:p>
            <text:p>F = Face-to-Face</text:p>
            <text:p>M = Mail or Fax</text:p>
            <text:p>T = Telephone</text:p>
            <text:p>I = Internet or E-MailEDI Data Element 1079:</text:p>
            <text:p>F = Face-to-Face</text:p>
            <text:p>M = Mail or Fax</text:p>
            <text:p>T = Telephone</text:p>
            <text:p>I = Internet or E-MailEDI Data Element 1079:</text:p>
            <text:p>F = Face-to-Face</text:p>
            <text:p>M = Mail or Fax</text:p>
            <text:p>T = Telephone</text:p>
            <text:p>I = Internet or E-MailEDI Data Element 1079:</text:p>
            <text:p>F = Face-to-Face</text:p>
            <text:p>M = Mail or Fax</text:p>
            <text:p>T = Telephone</text:p>
            <text:p>I = Internet or E-MailEDI Data Element 1079:</text:p>
            <text:p>F = Face-to-Face</text:p>
            <text:p>M = Mail or Fax</text:p>
            <text:p>T = Telephone</text:p>
            <text:p>I = Internet or E-MailEDI Data Element 1079:</text:p>
            <text:p>F = Face-to-Face</text:p>
            <text:p>M = Mail or Fax</text:p>
            <text:p>T = Telephone</text:p>
            <text:p>I = Internet or E-MailEDI Data Element 1079:</text:p>
            <text:p>F = Face-to-Face</text:p>
            <text:p>M = Mail or Fax</text:p>
            <text:p>T = Telephone</text:p>
            <text:p>I = Internet or E-Mail</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ApplicationTakenMethodType&gt;</text:p>
          </table:table-cell>
          <table:table-cell table:style-name="ce695" table:number-columns-repeated="1010"/>
        </table:table-row>
        <table:table-row table:style-name="ro111">
          <table:table-cell table:style-name="ce332"/>
          <table:table-cell table:style-name="ce360" office:value-type="string">
            <text:p>10B-030</text:p>
          </table:table-cell>
          <table:table-cell table:style-name="ce410" office:value-type="string">
            <text:p>X</text:p>
          </table:table-cell>
          <table:table-cell table:style-name="ce449" office:value-type="string">
            <text:p>Loan Originator’s Name</text:p>
          </table:table-cell>
          <table:table-cell table:style-name="ce502" office:value-type="float" office:value="5">
            <text:p>5</text:p>
          </table:table-cell>
          <table:table-cell table:style-name="ce360" office:value-type="string">
            <text:p>60</text:p>
          </table:table-cell>
          <table:table-cell table:style-name="ce360"/>
          <table:table-cell table:style-name="ce482" office:value-type="string">
            <text:p>The name of the person who received the application information</text:p>
            <text:p>from the applicant(s).</text:p>
            <text:p/>
            <text:p>Format: TextThe name of the person who received the application information</text:p>
            <text:p>from the applicant(s).</text:p>
            <text:p/>
            <text:p>Format: TextThe name of the person who received the application information</text:p>
            <text:p>from the applicant(s).</text:p>
            <text:p/>
            <text:p>Format: TextThe name of the person who received the application information</text:p>
            <text:p>from the applicant(s).</text:p>
            <text:p/>
            <text:p>Format: TextThe name of the person who received the application information</text:p>
            <text:p>from the applicant(s).</text:p>
            <text:p/>
            <text:p>Format: TextThe name of the person who received the application information</text:p>
            <text:p>from the applicant(s).</text:p>
            <text:p/>
            <text:p>Format: TextThe name of the person who received the application information</text:p>
            <text:p>from the applicant(s).</text:p>
            <text:p/>
            <text:p>Format: Text</text:p>
          </table:table-cell>
          <table:table-cell table:style-name="ce449" office:value-type="string">
            <text:p>The name of the person who took the loan application.</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INTERVIEWER_INFORMATION InterviewersName&gt;</text:p>
          </table:table-cell>
          <table:table-cell table:style-name="ce693" table:number-columns-repeated="1010"/>
        </table:table-row>
        <table:table-row table:style-name="ro55">
          <table:table-cell table:style-name="ce332"/>
          <table:table-cell table:style-name="ce360" office:value-type="string">
            <text:p>10B-040</text:p>
          </table:table-cell>
          <table:table-cell table:style-name="ce410" office:value-type="string">
            <text:p>X</text:p>
          </table:table-cell>
          <table:table-cell table:style-name="ce449" office:value-type="string">
            <text:p>Interview Date</text:p>
          </table:table-cell>
          <table:table-cell table:style-name="ce502" office:value-type="float" office:value="65">
            <text:p>65</text:p>
          </table:table-cell>
          <table:table-cell table:style-name="ce360" office:value-type="string">
            <text:p>8</text:p>
          </table:table-cell>
          <table:table-cell table:style-name="ce360"/>
          <table:table-cell table:style-name="ce482" office:value-type="string">
            <text:p>The date that the Loan Origin</text:p>
            <text:p/>
            <text:p>Format: CCYYMMDDThe date that the Loan Origin</text:p>
            <text:p/>
            <text:p>Format: CCYYMMDDThe date that the Loan Origin</text:p>
            <text:p/>
            <text:p>Format: CCYYMMDDThe date that the Loan Origin</text:p>
            <text:p/>
            <text:p>Format: CCYYMMDDThe date that the Loan Origin</text:p>
            <text:p/>
            <text:p>Format: CCYYMMDDThe date that the Loan Origin</text:p>
            <text:p/>
            <text:p>Format: CCYYMMDDThe date that the Loan Origin</text:p>
            <text:p/>
            <text:p>Format: CCYYMMD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ApplicationSignedDate&gt;</text:p>
          </table:table-cell>
          <table:table-cell table:style-name="ce693" table:number-columns-repeated="1010"/>
        </table:table-row>
        <table:table-row table:style-name="ro4">
          <table:table-cell table:style-name="ce332"/>
          <table:table-cell table:style-name="ce360" office:value-type="string">
            <text:p>10B-050</text:p>
          </table:table-cell>
          <table:table-cell table:style-name="ce410" office:value-type="string">
            <text:p>X</text:p>
          </table:table-cell>
          <table:table-cell table:style-name="ce449" office:value-type="string">
            <text:p>Loan Originator’s Phone Number</text:p>
          </table:table-cell>
          <table:table-cell table:style-name="ce502" office:value-type="float" office:value="73">
            <text:p>73</text:p>
          </table:table-cell>
          <table:table-cell table:style-name="ce360" office:value-type="string">
            <text:p>10</text:p>
          </table:table-cell>
          <table:table-cell table:style-name="ce360"/>
          <table:table-cell table:style-name="ce482" office:value-type="string">
            <text:p>Format: n</text:p>
            <text:p>Max length=10Format: n</text:p>
            <text:p>Max length=10Format: n</text:p>
            <text:p>Max length=10Format: n</text:p>
            <text:p>Max length=10Format: n</text:p>
            <text:p>Max length=10Format: n</text:p>
            <text:p>Max length=10Format: n</text:p>
            <text:p>Max length=10</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TelephoneNumber&gt;</text:p>
          </table:table-cell>
          <table:table-cell table:style-name="ce695" table:number-columns-repeated="1010"/>
        </table:table-row>
        <table:table-row table:style-name="ro5">
          <table:table-cell table:style-name="ce332"/>
          <table:table-cell table:style-name="ce360" office:value-type="string">
            <text:p>10B-060</text:p>
          </table:table-cell>
          <table:table-cell table:style-name="ce410" office:value-type="string">
            <text:p>X</text:p>
          </table:table-cell>
          <table:table-cell table:style-name="ce449" office:value-type="string">
            <text:p>Loan Origination Company’s Name</text:p>
          </table:table-cell>
          <table:table-cell table:style-name="ce502" office:value-type="float" office:value="83">
            <text:p>83</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Name&gt;</text:p>
          </table:table-cell>
          <table:table-cell table:style-name="ce693" table:number-columns-repeated="1010"/>
        </table:table-row>
        <table:table-row table:style-name="ro5">
          <table:table-cell table:style-name="ce332"/>
          <table:table-cell table:style-name="ce360" office:value-type="string">
            <text:p>10B-070</text:p>
          </table:table-cell>
          <table:table-cell table:style-name="ce410" office:value-type="string">
            <text:p>X</text:p>
          </table:table-cell>
          <table:table-cell table:style-name="ce449" office:value-type="string">
            <text:p>Loan Origination Company’s Street Address</text:p>
          </table:table-cell>
          <table:table-cell table:style-name="ce502" office:value-type="float" office:value="118">
            <text:p>118</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StreetAddress&gt;</text:p>
          </table:table-cell>
          <table:table-cell table:number-columns-repeated="1010"/>
        </table:table-row>
        <table:table-row table:style-name="ro5">
          <table:table-cell table:style-name="ce332"/>
          <table:table-cell table:style-name="ce360" office:value-type="string">
            <text:p>10B-080</text:p>
          </table:table-cell>
          <table:table-cell table:style-name="ce410" office:value-type="string">
            <text:p>X</text:p>
          </table:table-cell>
          <table:table-cell table:style-name="ce449" office:value-type="string">
            <text:p>Loan Origination Company’s Street Address 2</text:p>
          </table:table-cell>
          <table:table-cell table:style-name="ce502" office:value-type="float" office:value="153">
            <text:p>153</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City&gt;</text:p>
          </table:table-cell>
          <table:table-cell table:number-columns-repeated="1010"/>
        </table:table-row>
        <table:table-row table:style-name="ro5">
          <table:table-cell table:style-name="ce332"/>
          <table:table-cell table:style-name="ce360" office:value-type="string">
            <text:p>10B-090</text:p>
          </table:table-cell>
          <table:table-cell table:style-name="ce410" office:value-type="string">
            <text:p>X</text:p>
          </table:table-cell>
          <table:table-cell table:style-name="ce449" office:value-type="string">
            <text:p>Loan Origination Company’s City </text:p>
          </table:table-cell>
          <table:table-cell table:style-name="ce502" office:value-type="float" office:value="188">
            <text:p>188</text:p>
          </table:table-cell>
          <table:table-cell table:style-name="ce360" office:value-type="string">
            <text:p>35</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City&gt;</text:p>
          </table:table-cell>
          <table:table-cell table:number-columns-repeated="1010"/>
        </table:table-row>
        <table:table-row table:style-name="ro79">
          <table:table-cell table:style-name="ce332"/>
          <table:table-cell table:style-name="ce360" office:value-type="string">
            <text:p>10B-100</text:p>
          </table:table-cell>
          <table:table-cell table:style-name="ce410" office:value-type="string">
            <text:p>X</text:p>
          </table:table-cell>
          <table:table-cell table:style-name="ce449" office:value-type="string">
            <text:p>Loan Origination Company’s State Code</text:p>
          </table:table-cell>
          <table:table-cell table:style-name="ce502" office:value-type="float" office:value="223">
            <text:p>223</text:p>
          </table:table-cell>
          <table:table-cell table:style-name="ce360" office:value-type="string">
            <text:p>2</text:p>
          </table:table-cell>
          <table:table-cell table:style-name="ce360"/>
          <table:table-cell table:style-name="ce482" office:value-type="string">
            <text:p>Format: Tex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State&gt;</text:p>
          </table:table-cell>
          <table:table-cell table:style-name="ce705" table:number-columns-repeated="1010"/>
        </table:table-row>
        <table:table-row table:style-name="ro79">
          <table:table-cell table:style-name="ce332"/>
          <table:table-cell table:style-name="ce360" office:value-type="string">
            <text:p>10B-110</text:p>
          </table:table-cell>
          <table:table-cell table:style-name="ce410" office:value-type="string">
            <text:p>X</text:p>
          </table:table-cell>
          <table:table-cell table:style-name="ce449" office:value-type="string">
            <text:p>Loan Origination Company’s Zip Code</text:p>
          </table:table-cell>
          <table:table-cell table:style-name="ce502" office:value-type="float" office:value="225">
            <text:p>225</text:p>
          </table:table-cell>
          <table:table-cell table:style-name="ce360" office:value-type="string">
            <text:p>5</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PostalCode&gt;</text:p>
          </table:table-cell>
          <table:table-cell table:style-name="ce705" table:number-columns-repeated="1010"/>
        </table:table-row>
        <table:table-row table:style-name="ro79">
          <table:table-cell table:style-name="ce332"/>
          <table:table-cell table:style-name="ce360" office:value-type="string">
            <text:p>10B-120</text:p>
          </table:table-cell>
          <table:table-cell table:style-name="ce410" office:value-type="string">
            <text:p>X</text:p>
          </table:table-cell>
          <table:table-cell table:style-name="ce449" office:value-type="string">
            <text:p>Loan Origination Company’s Zip Code Plus Four</text:p>
          </table:table-cell>
          <table:table-cell table:style-name="ce502" office:value-type="float" office:value="230">
            <text:p>230</text:p>
          </table:table-cell>
          <table:table-cell table:style-name="ce360" office:value-type="string">
            <text:p>4</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INTERVIEWER_INFORMATION InterviewersEmployerPostalCode&gt;</text:p>
          </table:table-cell>
          <table:table-cell table:style-name="ce705" table:number-columns-repeated="1010"/>
        </table:table-row>
        <table:table-row table:style-name="ro5">
          <table:table-cell table:style-name="ce333"/>
          <table:table-cell table:style-name="ce386"/>
          <table:table-cell table:style-name="ce431"/>
          <table:table-cell table:style-name="ce472" office:value-type="string">
            <text:p>&lt;N/L&gt;</text:p>
          </table:table-cell>
          <table:table-cell table:style-name="ce520"/>
          <table:table-cell table:style-name="ce386" table:number-columns-repeated="2"/>
          <table:table-cell table:style-name="ce592" office:value-type="string">
            <text:p>End of record: Length=223</text:p>
          </table:table-cell>
          <table:table-cell table:style-name="ce632"/>
          <table:table-cell table:style-name="ce520" table:content-validation-name="val2" table:number-columns-repeated="2"/>
          <table:table-cell table:style-name="ce520" table:content-validation-name="val3"/>
          <table:table-cell table:style-name="ce520" table:content-validation-name="val2"/>
          <table:table-cell table:style-name="ce632"/>
          <table:table-cell table:style-name="ce690" table:number-columns-repeated="1010"/>
        </table:table-row>
        <table:table-row table:style-name="ro153">
          <table:table-cell table:style-name="ce344"/>
          <table:table-cell table:style-name="ce372" office:value-type="string">
            <text:p>10R-010</text:p>
          </table:table-cell>
          <table:table-cell table:style-name="ce419"/>
          <table:table-cell table:style-name="ce460" office:value-type="string">
            <text:p>10R</text:p>
          </table:table-cell>
          <table:table-cell table:style-name="ce427" office:value-type="float" office:value="1">
            <text:p>1</text:p>
          </table:table-cell>
          <table:table-cell table:style-name="ce372" office:value-type="string">
            <text:p>3</text:p>
          </table:table-cell>
          <table:table-cell table:style-name="ce372" office:value-type="string">
            <text:p>M</text:p>
          </table:table-cell>
          <table:table-cell table:style-name="ce584" office:value-type="string">
            <text:p>Record ID: Information for Government Monitoring Purposes</text:p>
            <text:p/>
            <text:p><text:s/>– reporting on Multiple Race per ApplicantRecord ID: Information for Government Monitoring Purposes</text:p>
            <text:p/>
            <text:p><text:s/>– reporting on Multiple Race per ApplicantRecord ID: Information for Government Monitoring Purposes</text:p>
            <text:p/>
            <text:p><text:s/>– reporting on Multiple Race per ApplicantRecord ID: Information for Government Monitoring Purposes</text:p>
            <text:p/>
            <text:p><text:s/>– reporting on Multiple Race per ApplicantRecord ID: Information for Government Monitoring Purposes</text:p>
            <text:p/>
            <text:p><text:s/>– reporting on Multiple Race per ApplicantRecord ID: Information for Government Monitoring Purposes</text:p>
            <text:p/>
            <text:p><text:s/>– reporting on Multiple Race per ApplicantRecord ID: Information for Government Monitoring Purposes</text:p>
            <text:p/>
            <text:p><text:s/>– reporting on Multiple Race per Applicant</text:p>
          </table:table-cell>
          <table:table-cell table:style-name="ce460"/>
          <table:table-cell table:style-name="ce427" table:content-validation-name="val2" table:number-columns-repeated="2"/>
          <table:table-cell table:style-name="ce427" table:content-validation-name="val3"/>
          <table:table-cell table:style-name="ce427" table:content-validation-name="val2" office:value-type="string">
            <text:p>R</text:p>
          </table:table-cell>
          <table:table-cell table:style-name="ce460"/>
          <table:table-cell table:style-name="ce695" table:number-columns-repeated="1010"/>
        </table:table-row>
        <table:table-row table:style-name="ro5">
          <table:table-cell table:style-name="ce332"/>
          <table:table-cell table:style-name="ce375" office:value-type="string">
            <text:p>10R-020</text:p>
          </table:table-cell>
          <table:table-cell table:style-name="ce410" office:value-type="string">
            <text:p>X</text:p>
          </table:table-cell>
          <table:table-cell table:style-name="ce449" office:value-type="string">
            <text:p>Applicant Social Security Number</text:p>
          </table:table-cell>
          <table:table-cell table:style-name="ce502" office:value-type="float" office:value="4">
            <text:p>4</text:p>
          </table:table-cell>
          <table:table-cell table:style-name="ce360" office:value-type="string">
            <text:p>9</text:p>
          </table:table-cell>
          <table:table-cell table:style-name="ce360"/>
          <table:table-cell table:style-name="ce482" office:value-type="string">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_SSN&gt;</text:p>
          </table:table-cell>
          <table:table-cell table:style-name="ce700" table:number-columns-repeated="1010"/>
        </table:table-row>
        <table:table-row table:style-name="ro198">
          <table:table-cell table:style-name="ce332"/>
          <table:table-cell table:style-name="ce360" office:value-type="string">
            <text:p>10R-030</text:p>
          </table:table-cell>
          <table:table-cell table:style-name="ce410" office:value-type="string">
            <text:p>X</text:p>
          </table:table-cell>
          <table:table-cell table:style-name="ce449"/>
          <table:table-cell table:style-name="ce502" office:value-type="float" office:value="13">
            <text:p>13</text:p>
          </table:table-cell>
          <table:table-cell table:style-name="ce360" office:value-type="string">
            <text:p>2</text:p>
          </table:table-cell>
          <table:table-cell table:style-name="ce360"/>
          <table:table-cell table:style-name="ce482" office:value-type="string">
            <text:p>Applicant may report multiple race types.</text:p>
          </table:table-cell>
          <table:table-cell table:style-name="ce449" office:value-type="string">
            <text:p>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1107 Race Code:</text:p>
            <text:p>1= American Indian or Alaska Native</text:p>
            <text:p>2 = Asian</text:p>
            <text:p>3 = Black or African American</text:p>
            <text:p>4 = Native Hawaiian or Other Pacific Islander</text:p>
            <text:p>5 = White</text:p>
            <text:p>6 = Information not provided by applicant in mail, internet, or telephone application</text:p>
            <text:p>7 = Not applicable</text:p>
          </table:table-cell>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BORROWER HMDA_RACE _Type&gt;</text:p>
          </table:table-cell>
          <table:table-cell table:style-name="ce695" table:number-columns-repeated="1010"/>
        </table:table-row>
        <table:table-row table:style-name="ro79">
          <table:table-cell table:style-name="ce337"/>
          <table:table-cell table:style-name="ce376"/>
          <table:table-cell table:style-name="ce422"/>
          <table:table-cell table:style-name="ce474" office:value-type="string">
            <text:p>&lt;N/L&gt;</text:p>
          </table:table-cell>
          <table:table-cell table:style-name="ce509"/>
          <table:table-cell table:style-name="ce376" table:number-columns-repeated="2"/>
          <table:table-cell table:style-name="ce593" office:value-type="string">
            <text:p>End of record: Length=14</text:p>
          </table:table-cell>
          <table:table-cell table:style-name="ce463"/>
          <table:table-cell table:style-name="ce509" table:content-validation-name="val2" table:number-columns-repeated="2"/>
          <table:table-cell table:style-name="ce509" table:content-validation-name="val3"/>
          <table:table-cell table:style-name="ce509" table:content-validation-name="val2"/>
          <table:table-cell table:style-name="ce672"/>
          <table:table-cell table:style-name="ce696" table:number-columns-repeated="1010"/>
        </table:table-row>
        <table:table-row table:style-name="ro79">
          <table:table-cell table:style-name="ce332"/>
          <table:table-cell table:style-name="ce387" office:value-type="string">
            <text:p>000-010</text:p>
          </table:table-cell>
          <table:table-cell table:style-name="ce387"/>
          <table:table-cell table:style-name="ce475" office:value-type="string">
            <text:p>000</text:p>
          </table:table-cell>
          <table:table-cell table:style-name="ce521" office:value-type="float" office:value="1">
            <text:p>1</text:p>
          </table:table-cell>
          <table:table-cell table:style-name="ce387" office:value-type="float" office:value="3">
            <text:p>3</text:p>
          </table:table-cell>
          <table:table-cell table:style-name="ce561" office:value-type="string">
            <text:p>S</text:p>
          </table:table-cell>
          <table:table-cell table:style-name="ce475" office:value-type="string">
            <text:p>Record ID: File Identification</text:p>
          </table:table-cell>
          <table:table-cell table:style-name="ce633"/>
          <table:table-cell table:number-columns-repeated="4" table:style-name="ce427" table:content-validation-name="val1" office:value-type="string">
            <text:p>R</text:p>
          </table:table-cell>
          <table:table-cell table:style-name="ce460" office:value-type="string">
            <text:p>No Corresponding MISMO Attribute</text:p>
          </table:table-cell>
          <table:table-cell table:style-name="ce691" table:number-columns-repeated="1010"/>
        </table:table-row>
        <table:table-row table:style-name="ro79">
          <table:table-cell table:style-name="ce332"/>
          <table:table-cell table:style-name="ce361" office:value-type="string">
            <text:p>000-020</text:p>
          </table:table-cell>
          <table:table-cell table:style-name="ce361"/>
          <table:table-cell table:style-name="ce457" office:value-type="string">
            <text:p>File Type</text:p>
          </table:table-cell>
          <table:table-cell table:style-name="ce498" office:value-type="string">
            <text:p>4</text:p>
          </table:table-cell>
          <table:table-cell table:style-name="ce361" office:value-type="string">
            <text:p>3</text:p>
          </table:table-cell>
          <table:table-cell table:style-name="ce556"/>
          <table:table-cell table:style-name="ce457"/>
          <table:table-cell table:style-name="ce616" office:value-type="string">
            <text:p>70 = Additional Case Data</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1" table:number-columns-repeated="1010"/>
        </table:table-row>
        <table:table-row table:style-name="ro79">
          <table:table-cell table:style-name="ce332"/>
          <table:table-cell table:style-name="ce361" office:value-type="string">
            <text:p>000-030</text:p>
          </table:table-cell>
          <table:table-cell table:style-name="ce361"/>
          <table:table-cell table:style-name="ce457" office:value-type="string">
            <text:p>File Version ID</text:p>
          </table:table-cell>
          <table:table-cell table:style-name="ce498" office:value-type="string">
            <text:p>7</text:p>
          </table:table-cell>
          <table:table-cell table:style-name="ce361" office:value-type="string">
            <text:p>5</text:p>
          </table:table-cell>
          <table:table-cell table:style-name="ce556"/>
          <table:table-cell table:style-name="ce457" office:value-type="string">
            <text:p>File Version</text:p>
          </table:table-cell>
          <table:table-cell table:style-name="ce457" office:value-type="string">
            <text:p>3.20</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1" table:number-columns-repeated="1010"/>
        </table:table-row>
        <table:table-row table:style-name="ro79">
          <table:table-cell table:style-name="ce337"/>
          <table:table-cell table:style-name="ce374"/>
          <table:table-cell table:style-name="ce421"/>
          <table:table-cell table:style-name="ce461" office:value-type="string">
            <text:p>&lt;N/L&gt;</text:p>
          </table:table-cell>
          <table:table-cell table:style-name="ce508"/>
          <table:table-cell table:style-name="ce374" table:number-columns-repeated="2"/>
          <table:table-cell table:style-name="ce581" office:value-type="string">
            <text:p>End of record: Length=11</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6" table:number-columns-repeated="1010"/>
        </table:table-row>
        <table:table-row table:style-name="ro55">
          <table:table-cell table:style-name="ce332"/>
          <table:table-cell table:style-name="ce369" office:value-type="string">
            <text:p>99B-010</text:p>
          </table:table-cell>
          <table:table-cell table:style-name="ce416" office:value-type="string">
            <text:p>FNM</text:p>
          </table:table-cell>
          <table:table-cell table:style-name="ce370" office:value-type="string">
            <text:p>99B</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Fannie Mae Transmittal Data</text:p>
            <text:p/>
            <text:p>Segment required for ImportRecord ID: Fannie Mae Transmittal Data</text:p>
            <text:p/>
            <text:p>Segment required for ImportRecord ID: Fannie Mae Transmittal Data</text:p>
            <text:p/>
            <text:p>Segment required for ImportRecord ID: Fannie Mae Transmittal Data</text:p>
            <text:p/>
            <text:p>Segment required for ImportRecord ID: Fannie Mae Transmittal Data</text:p>
            <text:p/>
            <text:p>Segment required for ImportRecord ID: Fannie Mae Transmittal Data</text:p>
            <text:p/>
            <text:p>Segment required for Import</text:p>
          </table:table-cell>
          <table:table-cell table:style-name="ce370"/>
          <table:table-cell table:number-columns-repeated="2" table:style-name="ce416" office:value-type="string">
            <text:p>R</text:p>
          </table:table-cell>
          <table:table-cell table:style-name="ce416"/>
          <table:table-cell table:style-name="ce416" office:value-type="string">
            <text:p>R</text:p>
          </table:table-cell>
          <table:table-cell table:style-name="ce370"/>
          <table:table-cell table:number-columns-repeated="1010"/>
        </table:table-row>
        <table:table-row table:style-name="ro199">
          <table:table-cell table:style-name="ce332"/>
          <table:table-cell table:style-name="ce360" office:value-type="string">
            <text:p>99B-020</text:p>
          </table:table-cell>
          <table:table-cell table:style-name="ce410" office:value-type="string">
            <text:p>FNM</text:p>
          </table:table-cell>
          <table:table-cell table:style-name="ce449" office:value-type="string">
            <text:p>Seller Provided Below Market Financing</text:p>
          </table:table-cell>
          <table:table-cell table:style-name="ce502" office:value-type="float" office:value="4">
            <text:p>4</text:p>
          </table:table-cell>
          <table:table-cell table:style-name="ce360" office:value-type="string">
            <text:p>1</text:p>
          </table:table-cell>
          <table:table-cell table:style-name="ce360"/>
          <table:table-cell table:style-name="ce482" office:value-type="string">
            <text:p>A code indicating if the seller offered below-market subordinate financing.</text:p>
            <text:p/>
            <text:p>Specify value if 1003 field #02B-030 is Purchase.</text:p>
            <text:p>NOT REQUIREDA code indicating if the seller offered below-market subordinate financing.</text:p>
            <text:p/>
            <text:p>Specify value if 1003 field #02B-030 is Purchase.</text:p>
            <text:p>NOT REQUIREDA code indicating if the seller offered below-market subordinate financing.</text:p>
            <text:p/>
            <text:p>Specify value if 1003 field #02B-030 is Purchase.</text:p>
            <text:p>NOT REQUIREDA code indicating if the seller offered below-market subordinate financing.</text:p>
            <text:p/>
            <text:p>Specify value if 1003 field #02B-030 is Purchase.</text:p>
            <text:p>NOT REQUIREDA code indicating if the seller offered below-market subordinate financing.</text:p>
            <text:p/>
            <text:p>Specify value if 1003 field #02B-030 is Purchase.</text:p>
            <text:p>NOT REQUIREDA code indicating if the seller offered below-market subordinate financing.</text:p>
            <text:p/>
            <text:p>Specify value if 1003 field #02B-030 is Purchase.</text:p>
            <text:p>NOT REQUIRED</text:p>
          </table:table-cell>
          <table:table-cell table:style-name="ce449" office:value-type="string">
            <text:p>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DDITIONAL_CASE_DATA TRANSMITTAL_DATA BelowMarketSubordinateFinancingIndicator&gt;</text:p>
          </table:table-cell>
          <table:table-cell table:style-name="ce695" table:number-columns-repeated="1010"/>
        </table:table-row>
        <table:table-row table:style-name="ro200">
          <table:table-cell table:style-name="ce332"/>
          <table:table-cell table:style-name="ce360" office:value-type="string">
            <text:p>99B-030</text:p>
          </table:table-cell>
          <table:table-cell table:style-name="ce410" office:value-type="string">
            <text:p>FNM</text:p>
          </table:table-cell>
          <table:table-cell table:style-name="ce449" office:value-type="string">
            <text:p>Owner of existing mortgage</text:p>
          </table:table-cell>
          <table:table-cell table:style-name="ce502" office:value-type="float" office:value="5">
            <text:p>5</text:p>
          </table:table-cell>
          <table:table-cell table:style-name="ce360" office:value-type="string">
            <text:p>2</text:p>
          </table:table-cell>
          <table:table-cell table:style-name="ce360"/>
          <table:table-cell table:style-name="ce482"/>
          <table:table-cell table:style-name="ce449" office:value-type="string">
            <text:p>Fannie Mae Owner of Existing Mortgage Codes:</text:p>
            <text:p>01 = Fannie Mae</text:p>
            <text:p>02 = Freddie Mac</text:p>
            <text:p>03 = Seller/Other</text:p>
            <text:p>F1 = UnknownFannie Mae Owner of Existing Mortgage Codes:</text:p>
            <text:p>01 = Fannie Mae</text:p>
            <text:p>02 = Freddie Mac</text:p>
            <text:p>03 = Seller/Other</text:p>
            <text:p>F1 = UnknownFannie Mae Owner of Existing Mortgage Codes:</text:p>
            <text:p>01 = Fannie Mae</text:p>
            <text:p>02 = Freddie Mac</text:p>
            <text:p>03 = Seller/Other</text:p>
            <text:p>F1 = UnknownFannie Mae Owner of Existing Mortgage Codes:</text:p>
            <text:p>01 = Fannie Mae</text:p>
            <text:p>02 = Freddie Mac</text:p>
            <text:p>03 = Seller/Other</text:p>
            <text:p>F1 = UnknownFannie Mae Owner of Existing Mortgage Codes:</text:p>
            <text:p>01 = Fannie Mae</text:p>
            <text:p>02 = Freddie Mac</text:p>
            <text:p>03 = Seller/Other</text:p>
            <text:p>F1 = UnknownFannie Mae Owner of Existing Mortgage Codes:</text:p>
            <text:p>01 = Fannie Mae</text:p>
            <text:p>02 = Freddie Mac</text:p>
            <text:p>03 = Seller/Other</text:p>
            <text:p>F1 = Unknown</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ADDITIONAL_CASE_DATA TRANSMITTAL_DATA CurrentFirstMortgageHolderType&gt;</text:p>
          </table:table-cell>
          <table:table-cell table:style-name="ce695" table:number-columns-repeated="1010"/>
        </table:table-row>
        <table:table-row table:style-name="ro201">
          <table:table-cell table:style-name="ce332"/>
          <table:table-cell table:style-name="ce360" office:value-type="string">
            <text:p>99B-040</text:p>
          </table:table-cell>
          <table:table-cell table:style-name="ce410" office:value-type="string">
            <text:p>FNM</text:p>
          </table:table-cell>
          <table:table-cell table:style-name="ce449" office:value-type="string">
            <text:p>Property Appraised Value</text:p>
          </table:table-cell>
          <table:table-cell table:style-name="ce502" office:value-type="float" office:value="7">
            <text:p>7</text:p>
          </table:table-cell>
          <table:table-cell table:style-name="ce360" office:value-type="string">
            <text:p>15</text:p>
          </table:table-cell>
          <table:table-cell table:style-name="ce360"/>
          <table:table-cell table:style-name="ce482" office:value-type="string">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The value of the property as documented by the appraisal.</text:p>
            <text:p/>
            <text:p>Format Z(12).Z(2)</text:p>
            <text:p>Conventional Loans: Required with value &gt; 0, if purpose of loan is refinance or construction-perm. Required with value &gt; 0, if purpose of loan is purchase and appraisal value &lt; sales price.</text:p>
            <text:p/>
            <text:p>Government Loans: Required for all submissions</text:p>
            <text:p/>
          </table:table-cell>
          <table:table-cell table:style-name="ce449"/>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ADDITIONAL_CASE_DATA TRANSMITTAL_DATA PropertyAppraisedValueAmount&gt;</text:p>
          </table:table-cell>
          <table:table-cell table:style-name="ce695" table:number-columns-repeated="1010"/>
        </table:table-row>
        <table:table-row table:style-name="ro202">
          <table:table-cell table:style-name="ce332"/>
          <table:table-cell table:style-name="ce360" office:value-type="string">
            <text:p>99B-050</text:p>
          </table:table-cell>
          <table:table-cell table:style-name="ce410" office:value-type="string">
            <text:p>FNM</text:p>
          </table:table-cell>
          <table:table-cell table:style-name="ce449" office:value-type="string">
            <text:p>Buydown Rate</text:p>
          </table:table-cell>
          <table:table-cell table:style-name="ce502" office:value-type="float" office:value="22">
            <text:p>22</text:p>
          </table:table-cell>
          <table:table-cell table:style-name="ce360" office:value-type="string">
            <text:p>7</text:p>
          </table:table-cell>
          <table:table-cell table:style-name="ce360"/>
          <table:table-cell table:style-name="ce482" office:value-type="string">
            <text:p>The final Bought Down Interest Rate. The rate that the applicant will pay after the buydown is applied.</text:p>
            <text:p/>
            <text:p>Format: <text:s/>Z(3).Z(3)The final Bought Down Interest Rate. The rate that the applicant will pay after the buydown is applied.</text:p>
            <text:p/>
            <text:p>Format: <text:s/>Z(3).Z(3)The final Bought Down Interest Rate. The rate that the applicant will pay after the buydown is applied.</text:p>
            <text:p/>
            <text:p>Format: <text:s/>Z(3).Z(3)The final Bought Down Interest Rate. The rate that the applicant will pay after the buydown is applied.</text:p>
            <text:p/>
            <text:p>Format: <text:s/>Z(3).Z(3)The final Bought Down Interest Rate. The rate that the applicant will pay after the buydown is applied.</text:p>
            <text:p/>
            <text:p>Format: <text:s/>Z(3).Z(3)The final Bought Down Interest Rate. The rate that the applicant will pay after the buydown is applied.</text:p>
            <text:p/>
            <text:p>Format: <text:s/>Z(3).Z(3)</text:p>
          </table:table-cell>
          <table:table-cell table:style-name="ce449"/>
          <table:table-cell table:number-columns-repeated="2"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ADDITIONAL_CASE_DATA TRANSMITTAL_DATA BuydownRatePercent&gt;</text:p>
          </table:table-cell>
          <table:table-cell table:style-name="ce695" table:number-columns-repeated="1010"/>
        </table:table-row>
        <table:table-row table:style-name="ro203">
          <table:table-cell table:style-name="ce332"/>
          <table:table-cell table:style-name="ce360" office:value-type="string">
            <text:p>99B-060</text:p>
          </table:table-cell>
          <table:table-cell table:style-name="ce410" office:value-type="string">
            <text:p>FNM</text:p>
          </table:table-cell>
          <table:table-cell table:style-name="ce449" office:value-type="string">
            <text:p>Actual vs. Estimated Appraised Value Indicator</text:p>
          </table:table-cell>
          <table:table-cell table:style-name="ce502" office:value-type="float" office:value="29">
            <text:p>29</text:p>
          </table:table-cell>
          <table:table-cell table:style-name="ce360" office:value-type="string">
            <text:p>2</text:p>
          </table:table-cell>
          <table:table-cell table:style-name="ce394"/>
          <table:table-cell table:style-name="ce480" office:value-type="string">
            <text:p>Code specifies whether the Property Appraised Value is an estimate </text:p>
            <text:p>or the actual value from an appraisal report.</text:p>
            <text:p/>
            <text:p>Required if Collateral Underwriter messages are desired. </text:p>
            <text:p>Must be used in connection with the Doc File ID.Code specifies whether the Property Appraised Value is an estimate </text:p>
            <text:p>or the actual value from an appraisal report.</text:p>
            <text:p/>
            <text:p>Required if Collateral Underwriter messages are desired. </text:p>
            <text:p>Must be used in connection with the Doc File ID.Code specifies whether the Property Appraised Value is an estimate </text:p>
            <text:p>or the actual value from an appraisal report.</text:p>
            <text:p/>
            <text:p>Required if Collateral Underwriter messages are desired. </text:p>
            <text:p>Must be used in connection with the Doc File ID.Code specifies whether the Property Appraised Value is an estimate </text:p>
            <text:p>or the actual value from an appraisal report.</text:p>
            <text:p/>
            <text:p>Required if Collateral Underwriter messages are desired. </text:p>
            <text:p>Must be used in connection with the Doc File ID.Code specifies whether the Property Appraised Value is an estimate </text:p>
            <text:p>or the actual value from an appraisal report.</text:p>
            <text:p/>
            <text:p>Required if Collateral Underwriter messages are desired. </text:p>
            <text:p>Must be used in connection with the Doc File ID.Code specifies whether the Property Appraised Value is an estimate </text:p>
            <text:p>or the actual value from an appraisal report.</text:p>
            <text:p/>
            <text:p>Required if Collateral Underwriter messages are desired. </text:p>
            <text:p>Must be used in connection with the Doc File ID.</text:p>
          </table:table-cell>
          <table:table-cell table:style-name="ce449" office:value-type="string">
            <text:p>Fannie Mae Code:</text:p>
            <text:p>01 = Actual</text:p>
            <text:p>02 = Estimated</text:p>
            <text:p/>
            <text:p>Fannie Mae Code:</text:p>
            <text:p>01 = Actual</text:p>
            <text:p>02 = Estimated</text:p>
            <text:p/>
            <text:p>Fannie Mae Code:</text:p>
            <text:p>01 = Actual</text:p>
            <text:p>02 = Estimated</text:p>
            <text:p/>
            <text:p>Fannie Mae Code:</text:p>
            <text:p>01 = Actual</text:p>
            <text:p>02 = Estimated</text:p>
            <text:p/>
            <text:p>Fannie Mae Code:</text:p>
            <text:p>01 = Actual</text:p>
            <text:p>02 = Estimated</text:p>
            <text:p/>
            <text:p>Fannie Mae Code:</text:p>
            <text:p>01 = Actual</text:p>
            <text:p>02 = Estimated</text:p>
            <text:p/>
            <text:p/>
          </table:table-cell>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ADDITIONAL_CASE_DATA TRANSMITTAL_DATA PropertyAppraisedValueAmount&gt;</text:p>
          </table:table-cell>
          <table:table-cell table:style-name="ce695" table:number-columns-repeated="1010"/>
        </table:table-row>
        <table:table-row table:style-name="ro204">
          <table:table-cell table:style-name="ce332"/>
          <table:table-cell table:style-name="ce360" office:value-type="string">
            <text:p>99B-070</text:p>
          </table:table-cell>
          <table:table-cell table:style-name="ce410" office:value-type="string">
            <text:p>FNM</text:p>
          </table:table-cell>
          <table:table-cell table:style-name="ce449" office:value-type="string">
            <text:p>Appraisal Fieldwork Ordered </text:p>
          </table:table-cell>
          <table:table-cell table:style-name="ce502" office:value-type="float" office:value="31">
            <text:p>31</text:p>
          </table:table-cell>
          <table:table-cell table:style-name="ce360" office:value-type="string">
            <text:p>3</text:p>
          </table:table-cell>
          <table:table-cell table:style-name="ce394"/>
          <table:table-cell table:style-name="ce480"/>
          <table:table-cell table:style-name="ce634" office:value-type="string">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Fanne Mae Property Documentation Obtained Codes:</text:p>
            <text:p>102 = No appraisal/inspection obtained</text:p>
            <text:p>103 = Form 2075 exterior inspection</text:p>
            <text:p>104 = Form 2055 appraisal with exterior only inspection</text:p>
            <text:p>110 = Form 2095 cooperative appraisal with exterior only inspection</text:p>
            <text:p>114 = Form 1025 appraisal with interior/exterior inspection</text:p>
            <text:p>116 = Form 1004 appraisal with interior/exterior inspection</text:p>
            <text:p>120 = Prior appraisal used for the transaction</text:p>
            <text:p>125 = Other</text:p>
            <text:p>130 = Form 26-1805, Certificate of Reasonable Value for VA</text:p>
            <text:p>131 = Form 26-8712, Manufactured Home Appraisal Report for VA</text:p>
            <text:p>132 = Form 1004C, Manufactured Home Appraisal Report with interior/exterior inspection*</text:p>
            <text:p>133 = Form 1073 condominium appraisal with interior/exterior inspection*</text:p>
            <text:p>134 = Form 1075 condominium appraisal with exterior inspection*</text:p>
            <text:p>135 = Form 2090 cooperative appraisal with interior/exterior inspection*</text:p>
            <text:p>136 = Form 1004D appraisal updated/completion report*</text:p>
            <text:p>137 = Form 2000 Field review one-unit*</text:p>
            <text:p>138 = Form 2000A Field review 2-4</text:p>
            <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PROPERTY _VALUATION _MethodType&gt;</text:p>
          </table:table-cell>
          <table:table-cell table:style-name="ce695" table:number-columns-repeated="1010"/>
        </table:table-row>
        <table:table-row table:style-name="ro205">
          <table:table-cell table:style-name="ce341"/>
          <table:table-cell table:style-name="ce360" office:value-type="string">
            <text:p>99B-080</text:p>
          </table:table-cell>
          <table:table-cell table:style-name="ce410" office:value-type="string">
            <text:p>FNM</text:p>
          </table:table-cell>
          <table:table-cell table:style-name="ce449" office:value-type="string">
            <text:p>Appraiser Name</text:p>
          </table:table-cell>
          <table:table-cell table:style-name="ce410" office:value-type="float" office:value="34">
            <text:p>34</text:p>
          </table:table-cell>
          <table:table-cell table:style-name="ce360" office:value-type="string">
            <text:p>60</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635"/>
          <table:table-cell table:style-name="ce410" table:content-validation-name="val2" office:value-type="string">
            <text:p>C</text:p>
          </table:table-cell>
          <table:table-cell table:style-name="ce666" table:content-validation-name="val2"/>
          <table:table-cell table:style-name="ce666" table:content-validation-name="val3"/>
          <table:table-cell table:style-name="ce666" table:content-validation-name="val2"/>
          <table:table-cell table:style-name="ce449" office:value-type="string">
            <text:p>&lt;PROPERTY _VALUATION Appraiser _Name&gt;</text:p>
          </table:table-cell>
          <table:table-cell table:style-name="ce705" table:number-columns-repeated="1010"/>
        </table:table-row>
        <table:table-row table:style-name="ro205">
          <table:table-cell table:style-name="ce341"/>
          <table:table-cell table:style-name="ce360" office:value-type="string">
            <text:p>99B-090</text:p>
          </table:table-cell>
          <table:table-cell table:style-name="ce410" office:value-type="string">
            <text:p>FNM</text:p>
          </table:table-cell>
          <table:table-cell table:style-name="ce449" office:value-type="string">
            <text:p>Appraiser Company</text:p>
          </table:table-cell>
          <table:table-cell table:style-name="ce410" office:value-type="float" office:value="94">
            <text:p>94</text:p>
          </table:table-cell>
          <table:table-cell table:style-name="ce360" office:value-type="string">
            <text:p>35</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635"/>
          <table:table-cell table:style-name="ce410" table:content-validation-name="val2" office:value-type="string">
            <text:p>C</text:p>
          </table:table-cell>
          <table:table-cell table:style-name="ce666" table:content-validation-name="val2"/>
          <table:table-cell table:style-name="ce666" table:content-validation-name="val3"/>
          <table:table-cell table:style-name="ce666" table:content-validation-name="val2"/>
          <table:table-cell table:style-name="ce449" office:value-type="string">
            <text:p>&lt;PROPERTY _VALUATION Appraiser _CompanyName&gt;</text:p>
          </table:table-cell>
          <table:table-cell table:style-name="ce705" table:number-columns-repeated="1010"/>
        </table:table-row>
        <table:table-row table:style-name="ro206">
          <table:table-cell table:style-name="ce341"/>
          <table:table-cell table:style-name="ce360" office:value-type="string">
            <text:p>99B-100</text:p>
          </table:table-cell>
          <table:table-cell table:style-name="ce410" office:value-type="string">
            <text:p>FNM</text:p>
          </table:table-cell>
          <table:table-cell table:style-name="ce449" office:value-type="string">
            <text:p>Appraiser License Number</text:p>
          </table:table-cell>
          <table:table-cell table:style-name="ce410" office:value-type="float" office:value="129">
            <text:p>129</text:p>
          </table:table-cell>
          <table:table-cell table:style-name="ce360" office:value-type="string">
            <text:p>15</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635"/>
          <table:table-cell table:style-name="ce410" table:content-validation-name="val2" office:value-type="string">
            <text:p>C</text:p>
          </table:table-cell>
          <table:table-cell table:style-name="ce666" table:content-validation-name="val2"/>
          <table:table-cell table:style-name="ce666" table:content-validation-name="val3"/>
          <table:table-cell table:style-name="ce666" table:content-validation-name="val2"/>
          <table:table-cell table:style-name="ce449" office:value-type="string">
            <text:p>&lt;PROPERTY _VALUATION Appraiser _LicenseIdentifier&gt;</text:p>
          </table:table-cell>
          <table:table-cell table:style-name="ce705" table:number-columns-repeated="1010"/>
        </table:table-row>
        <table:table-row table:style-name="ro206">
          <table:table-cell table:style-name="ce341"/>
          <table:table-cell table:style-name="ce360" office:value-type="string">
            <text:p>99B-110</text:p>
          </table:table-cell>
          <table:table-cell table:style-name="ce410" office:value-type="string">
            <text:p>FNM</text:p>
          </table:table-cell>
          <table:table-cell table:style-name="ce449" office:value-type="string">
            <text:p>Appraiser License State Code</text:p>
          </table:table-cell>
          <table:table-cell table:style-name="ce410" office:value-type="float" office:value="144">
            <text:p>144</text:p>
          </table:table-cell>
          <table:table-cell table:style-name="ce360" office:value-type="string">
            <text:p>2</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635"/>
          <table:table-cell table:style-name="ce410" table:content-validation-name="val2" office:value-type="string">
            <text:p>C</text:p>
          </table:table-cell>
          <table:table-cell table:style-name="ce666" table:content-validation-name="val2"/>
          <table:table-cell table:style-name="ce666" table:content-validation-name="val3"/>
          <table:table-cell table:style-name="ce666" table:content-validation-name="val2"/>
          <table:table-cell table:style-name="ce449" office:value-type="string">
            <text:p>&lt;PROPERTY _VALUATION Appraiser _LicenseState&gt;</text:p>
          </table:table-cell>
          <table:table-cell table:style-name="ce705" table:number-columns-repeated="1010"/>
        </table:table-row>
        <table:table-row table:style-name="ro79">
          <table:table-cell table:style-name="ce337"/>
          <table:table-cell table:style-name="ce384"/>
          <table:table-cell table:style-name="ce430"/>
          <table:table-cell table:style-name="ce472" office:value-type="string">
            <text:p>&lt;N/L&gt;</text:p>
          </table:table-cell>
          <table:table-cell table:style-name="ce518"/>
          <table:table-cell table:style-name="ce384" table:number-columns-repeated="2"/>
          <table:table-cell table:style-name="ce592" office:value-type="string">
            <text:p>End of record: Length=145</text:p>
          </table:table-cell>
          <table:table-cell table:style-name="ce635"/>
          <table:table-cell table:style-name="ce518" table:content-validation-name="val2" table:number-columns-repeated="2"/>
          <table:table-cell table:style-name="ce518" table:content-validation-name="val3"/>
          <table:table-cell table:style-name="ce518" table:content-validation-name="val2"/>
          <table:table-cell table:style-name="ce677"/>
          <table:table-cell table:style-name="ce696" table:number-columns-repeated="1010"/>
        </table:table-row>
        <table:table-row table:style-name="ro207">
          <table:table-cell table:style-name="ce332"/>
          <table:table-cell table:style-name="ce388" office:value-type="string">
            <text:p>ADS-010</text:p>
          </table:table-cell>
          <table:table-cell table:style-name="ce427"/>
          <table:table-cell table:style-name="ce460" office:value-type="string">
            <text:p>ADS</text:p>
          </table:table-cell>
          <table:table-cell table:style-name="ce427" office:value-type="float" office:value="1">
            <text:p>1</text:p>
          </table:table-cell>
          <table:table-cell table:style-name="ce543" office:value-type="string">
            <text:p>3</text:p>
          </table:table-cell>
          <table:table-cell table:style-name="ce372" office:value-type="string">
            <text:p>M</text:p>
          </table:table-cell>
          <table:table-cell table:style-name="ce584" office:value-type="string">
            <text:p>Record ID: Additional Data Segment</text:p>
            <text:p/>
            <text:p>All systems should support multiple occurrences of this segment to</text:p>
            <text:p>prevent the loss of data when a user imports/exports a 1003 file</text:p>
            <text:p>between systems. New fields added to support FHFA requirements.Record ID: Additional Data Segment</text:p>
            <text:p/>
            <text:p>All systems should support multiple occurrences of this segment to</text:p>
            <text:p>prevent the loss of data when a user imports/exports a 1003 file</text:p>
            <text:p>between systems. New fields added to support FHFA requirements.Record ID: Additional Data Segment</text:p>
            <text:p/>
            <text:p>All systems should support multiple occurrences of this segment to</text:p>
            <text:p>prevent the loss of data when a user imports/exports a 1003 file</text:p>
            <text:p>between systems. New fields added to support FHFA requirements.Record ID: Additional Data Segment</text:p>
            <text:p/>
            <text:p>All systems should support multiple occurrences of this segment to</text:p>
            <text:p>prevent the loss of data when a user imports/exports a 1003 file</text:p>
            <text:p>between systems. New fields added to support FHFA requirements.Record ID: Additional Data Segment</text:p>
            <text:p/>
            <text:p>All systems should support multiple occurrences of this segment to</text:p>
            <text:p>prevent the loss of data when a user imports/exports a 1003 file</text:p>
            <text:p>between systems. New fields added to support FHFA requirements.</text:p>
          </table:table-cell>
          <table:table-cell table:style-name="ce584"/>
          <table:table-cell table:style-name="ce427" table:content-validation-name="val2" table:number-columns-repeated="2"/>
          <table:table-cell table:style-name="ce427" table:content-validation-name="val3"/>
          <table:table-cell table:style-name="ce427" table:content-validation-name="val2" office:value-type="string">
            <text:p>R</text:p>
          </table:table-cell>
          <table:table-cell table:style-name="ce460"/>
          <table:table-cell table:style-name="ce692" table:number-columns-repeated="1010"/>
        </table:table-row>
        <table:table-row table:style-name="ro3">
          <table:table-cell table:style-name="ce332"/>
          <table:table-cell table:style-name="ce389" office:value-type="string">
            <text:p>ADS-020</text:p>
          </table:table-cell>
          <table:table-cell table:style-name="ce432"/>
          <table:table-cell table:style-name="ce476" office:value-type="string">
            <text:p>Loan Originator ID</text:p>
          </table:table-cell>
          <table:table-cell table:style-name="ce432" office:value-type="float" office:value="4">
            <text:p>4</text:p>
          </table:table-cell>
          <table:table-cell table:style-name="ce389" office:value-type="string">
            <text:p>35</text:p>
          </table:table-cell>
          <table:table-cell table:style-name="ce389"/>
          <table:table-cell table:style-name="ce591"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476" office:value-type="string">
            <text:p>Must equal: LoanOriginatorID</text:p>
          </table:table-cell>
          <table:table-cell table:style-name="ce432" table:content-validation-name="val2" office:value-type="string">
            <text:p>C</text:p>
          </table:table-cell>
          <table:table-cell table:style-name="ce432" table:content-validation-name="val2"/>
          <table:table-cell table:style-name="ce432" table:content-validation-name="val3"/>
          <table:table-cell table:style-name="ce432" table:content-validation-name="val2" office:value-type="string">
            <text:p>R</text:p>
          </table:table-cell>
          <table:table-cell table:style-name="ce476" office:value-type="string">
            <text:p>&lt;ADDITIONAL_CASE_DATA TRANSMITTAL_DATA LoanOriginatorID&gt;</text:p>
          </table:table-cell>
          <table:table-cell table:style-name="ce692" table:number-columns-repeated="1010"/>
        </table:table-row>
        <table:table-row table:style-name="ro154">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1" office:value-type="string">
            <text:p>Format: n</text:p>
            <text:p/>
            <text:p>Value of LoanOriginatorID. </text:p>
            <text:p>Value must be numeric characters only and cannot exceed 12 characters in length. </text:p>
            <text:p>Required, if applicable</text:p>
            <text:p>Format: n</text:p>
            <text:p/>
            <text:p>Value of LoanOriginatorID. </text:p>
            <text:p>Value must be numeric characters only and cannot exceed 12 characters in length. </text:p>
            <text:p>Required, if applicable</text:p>
            <text:p>Format: n</text:p>
            <text:p/>
            <text:p>Value of LoanOriginatorID. </text:p>
            <text:p>Value must be numeric characters only and cannot exceed 12 characters in length. </text:p>
            <text:p>Required, if applicable</text:p>
            <text:p>Format: n</text:p>
            <text:p/>
            <text:p>Value of LoanOriginatorID. </text:p>
            <text:p>Value must be numeric characters only and cannot exceed 12 characters in length. </text:p>
            <text:p>Required, if applicable</text:p>
            <text:p>Format: n</text:p>
            <text:p/>
            <text:p>Value of LoanOriginatorID. </text:p>
            <text:p>Value must be numeric characters only and cannot exceed 12 characters in length. </text:p>
            <text:p>Required, if applicable</text:p>
            <text:p/>
          </table:table-cell>
          <table:table-cell table:style-name="ce635"/>
          <table:table-cell table:style-name="ce432" table:content-validation-name="val2" office:value-type="string">
            <text:p>C</text:p>
          </table:table-cell>
          <table:table-cell table:style-name="ce432" table:content-validation-name="val2"/>
          <table:table-cell table:style-name="ce432" table:content-validation-name="val3"/>
          <table:table-cell table:style-name="ce432" table:content-validation-name="val2" office:value-type="string">
            <text:p>R</text:p>
          </table:table-cell>
          <table:table-cell table:style-name="ce476"/>
          <table:table-cell table:style-name="ce692" table:number-columns-repeated="1010"/>
        </table:table-row>
        <table:table-row table:style-name="ro208">
          <table:table-cell table:style-name="ce332"/>
          <table:table-cell table:style-name="ce360" office:value-type="string">
            <text:p>ADS-020</text:p>
          </table:table-cell>
          <table:table-cell table:style-name="ce410"/>
          <table:table-cell table:style-name="ce449" office:value-type="string">
            <text:p>Loan Origination Company ID</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449" office:value-type="string">
            <text:p>Must equal: LoanOriginationCompanyID</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R</text:p>
          </table:table-cell>
          <table:table-cell table:style-name="ce449" office:value-type="string">
            <text:p>&lt;ADDITIONAL_CASE_DATA TRANSMITTAL_DATA LoanOriginationCompanyID&gt;</text:p>
          </table:table-cell>
          <table:table-cell table:style-name="ce695" table:number-columns-repeated="1010"/>
        </table:table-row>
        <table:table-row table:style-name="ro135">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n</text:p>
            <text:p/>
            <text:p>Value of LoanOriginationCompanyID. </text:p>
            <text:p>Value must be numeric only and cannot exceed 12 characters in length. </text:p>
            <text:p>Required, if applicable.</text:p>
            <text:p>Format: n</text:p>
            <text:p/>
            <text:p>Value of LoanOriginationCompanyID. </text:p>
            <text:p>Value must be numeric only and cannot exceed 12 characters in length. </text:p>
            <text:p>Required, if applicable.</text:p>
            <text:p>Format: n</text:p>
            <text:p/>
            <text:p>Value of LoanOriginationCompanyID. </text:p>
            <text:p>Value must be numeric only and cannot exceed 12 characters in length. </text:p>
            <text:p>Required, if applicable.</text:p>
            <text:p>Format: n</text:p>
            <text:p/>
            <text:p>Value of LoanOriginationCompanyID. </text:p>
            <text:p>Value must be numeric only and cannot exceed 12 characters in length. </text:p>
            <text:p>Required, if applicable.</text:p>
            <text:p>Format: n</text:p>
            <text:p/>
            <text:p>Value of LoanOriginationCompanyID. </text:p>
            <text:p>Value must be numeric only and cannot exceed 12 characters in length. </text:p>
            <text:p>Required, if applicable.</text:p>
            <text:p/>
          </table:table-cell>
          <table:table-cell table:style-name="ce635"/>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R</text:p>
          </table:table-cell>
          <table:table-cell table:style-name="ce449"/>
          <table:table-cell table:style-name="ce695" table:number-columns-repeated="1010"/>
        </table:table-row>
        <table:table-row table:style-name="ro209">
          <table:table-cell table:style-name="ce332"/>
          <table:table-cell table:style-name="ce360" office:value-type="string">
            <text:p>ADS-020</text:p>
          </table:table-cell>
          <table:table-cell table:style-name="ce410"/>
          <table:table-cell table:style-name="ce449" office:value-type="string">
            <text:p>Service Provider Name </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449" office:value-type="string">
            <text:p>AdvancedData</text:p>
            <text:p>Avantus</text:p>
            <text:p>BankVOD</text:p>
            <text:p>Blend</text:p>
            <text:p>BlendLabs</text:p>
            <text:p>Chronos</text:p>
            <text:p>CoreLogic</text:p>
            <text:p>CreditInterlink</text:p>
            <text:p>DataVerify</text:p>
            <text:p>EWS</text:p>
            <text:p>FannieMaeQA</text:p>
            <text:p>Finicity</text:p>
            <text:p>FinLocker</text:p>
            <text:p>FirstAmerican</text:p>
            <text:p>FormFree</text:p>
            <text:p>Informative</text:p>
            <text:p>MeridianLink</text:p>
            <text:p>NCS</text:p>
            <text:p>Plaid</text:p>
            <text:p>PointServ</text:p>
            <text:p>PrivateEyes</text:p>
            <text:p>QuestSoft</text:p>
            <text:p>Sharper</text:p>
            <text:p>SharperLending</text:p>
            <text:p>Universal</text:p>
            <text:p>VeriTax</text:p>
            <text:p>Yodlee</text:p>
            <text:p>Placeholder</text:p>
            <text:p>CreditPlus</text:p>
            <text:p>AdvantageCreditAdvancedData</text:p>
            <text:p>Avantus</text:p>
            <text:p>BankVOD</text:p>
            <text:p>Blend</text:p>
            <text:p>BlendLabs</text:p>
            <text:p>Chronos</text:p>
            <text:p>CoreLogic</text:p>
            <text:p>CreditInterlink</text:p>
            <text:p>DataVerify</text:p>
            <text:p>EWS</text:p>
            <text:p>FannieMaeQA</text:p>
            <text:p>Finicity</text:p>
            <text:p>FinLocker</text:p>
            <text:p>FirstAmerican</text:p>
            <text:p>FormFree</text:p>
            <text:p>Informative</text:p>
            <text:p>MeridianLink</text:p>
            <text:p>NCS</text:p>
            <text:p>Plaid</text:p>
            <text:p>PointServ</text:p>
            <text:p>PrivateEyes</text:p>
            <text:p>QuestSoft</text:p>
            <text:p>Sharper</text:p>
            <text:p>SharperLending</text:p>
            <text:p>Universal</text:p>
            <text:p>VeriTax</text:p>
            <text:p>Yodlee</text:p>
            <text:p>Placeholder</text:p>
            <text:p>CreditPlus</text:p>
            <text:p>AdvantageCreditAdvancedData</text:p>
            <text:p>Avantus</text:p>
            <text:p>BankVOD</text:p>
            <text:p>Blend</text:p>
            <text:p>BlendLabs</text:p>
            <text:p>Chronos</text:p>
            <text:p>CoreLogic</text:p>
            <text:p>CreditInterlink</text:p>
            <text:p>DataVerify</text:p>
            <text:p>EWS</text:p>
            <text:p>FannieMaeQA</text:p>
            <text:p>Finicity</text:p>
            <text:p>FinLocker</text:p>
            <text:p>FirstAmerican</text:p>
            <text:p>FormFree</text:p>
            <text:p>Informative</text:p>
            <text:p>MeridianLink</text:p>
            <text:p>NCS</text:p>
            <text:p>Plaid</text:p>
            <text:p>PointServ</text:p>
            <text:p>PrivateEyes</text:p>
            <text:p>QuestSoft</text:p>
            <text:p>Sharper</text:p>
            <text:p>SharperLending</text:p>
            <text:p>Universal</text:p>
            <text:p>VeriTax</text:p>
            <text:p>Yodlee</text:p>
            <text:p>Placeholder</text:p>
            <text:p>CreditPlus</text:p>
            <text:p>AdvantageCreditAdvancedData</text:p>
            <text:p>Avantus</text:p>
            <text:p>BankVOD</text:p>
            <text:p>Blend</text:p>
            <text:p>BlendLabs</text:p>
            <text:p>Chronos</text:p>
            <text:p>CoreLogic</text:p>
            <text:p>CreditInterlink</text:p>
            <text:p>DataVerify</text:p>
            <text:p>EWS</text:p>
            <text:p>FannieMaeQA</text:p>
            <text:p>Finicity</text:p>
            <text:p>FinLocker</text:p>
            <text:p>FirstAmerican</text:p>
            <text:p>FormFree</text:p>
            <text:p>Informative</text:p>
            <text:p>MeridianLink</text:p>
            <text:p>NCS</text:p>
            <text:p>Plaid</text:p>
            <text:p>PointServ</text:p>
            <text:p>PrivateEyes</text:p>
            <text:p>QuestSoft</text:p>
            <text:p>Sharper</text:p>
            <text:p>SharperLending</text:p>
            <text:p>Universal</text:p>
            <text:p>VeriTax</text:p>
            <text:p>Yodlee</text:p>
            <text:p>Placeholder</text:p>
            <text:p>CreditPlus</text:p>
            <text:p>AdvantageCreditAdvancedData</text:p>
            <text:p>Avantus</text:p>
            <text:p>BankVOD</text:p>
            <text:p>Blend</text:p>
            <text:p>BlendLabs</text:p>
            <text:p>Chronos</text:p>
            <text:p>CoreLogic</text:p>
            <text:p>CreditInterlink</text:p>
            <text:p>DataVerify</text:p>
            <text:p>EWS</text:p>
            <text:p>FannieMaeQA</text:p>
            <text:p>Finicity</text:p>
            <text:p>FinLocker</text:p>
            <text:p>FirstAmerican</text:p>
            <text:p>FormFree</text:p>
            <text:p>Informative</text:p>
            <text:p>MeridianLink</text:p>
            <text:p>NCS</text:p>
            <text:p>Plaid</text:p>
            <text:p>PointServ</text:p>
            <text:p>PrivateEyes</text:p>
            <text:p>QuestSoft</text:p>
            <text:p>Sharper</text:p>
            <text:p>SharperLending</text:p>
            <text:p>Universal</text:p>
            <text:p>VeriTax</text:p>
            <text:p>Yodlee</text:p>
            <text:p>Placeholder</text:p>
            <text:p>CreditPlus</text:p>
            <text:p>AdvantageCredit</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ADDITIONAL_CASE_DATA VERIFICATION IncomeAssetVerificationType&gt;</text:p>
          </table:table-cell>
          <table:table-cell table:style-name="ce695" table:number-columns-repeated="1010"/>
        </table:table-row>
        <table:table-row table:style-name="ro210">
          <table:table-cell table:style-name="ce332"/>
          <table:table-cell table:style-name="ce360" office:value-type="string">
            <text:p>ADS-030</text:p>
          </table:table-cell>
          <table:table-cell table:style-name="ce410"/>
          <table:table-cell table:style-name="ce449" office:value-type="string">
            <text:p>Service Provider Reference Number </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Alphanumeric</text:p>
            <text:p/>
            <text:p>SSN(no dashes):Reference ID (if this is a GUID, include dashes)</text:p>
            <text:p/>
            <text:p>Examples by vendor:</text:p>
            <text:p>Formfree <text:s text:c="7"/>SSN:Report ID</text:p>
            <text:p>Formfree <text:s text:c="7"/>SSN:Reissue Key</text:p>
            <text:p>DataVerify <text:s text:c="5"/>SSN:PIN Code</text:p>
            <text:p>Placeholder <text:s text:c="3"/>Reference number only (including dashes)</text:p>
            <text:p/>
            <text:p/>
            <text:p>Format: Alphanumeric</text:p>
            <text:p/>
            <text:p>SSN(no dashes):Reference ID (if this is a GUID, include dashes)</text:p>
            <text:p/>
            <text:p>Examples by vendor:</text:p>
            <text:p>Formfree <text:s text:c="7"/>SSN:Report ID</text:p>
            <text:p>Formfree <text:s text:c="7"/>SSN:Reissue Key</text:p>
            <text:p>DataVerify <text:s text:c="5"/>SSN:PIN Code</text:p>
            <text:p>Placeholder <text:s text:c="3"/>Reference number only (including dashes)</text:p>
            <text:p/>
            <text:p/>
            <text:p>Format: Alphanumeric</text:p>
            <text:p/>
            <text:p>SSN(no dashes):Reference ID (if this is a GUID, include dashes)</text:p>
            <text:p/>
            <text:p>Examples by vendor:</text:p>
            <text:p>Formfree <text:s text:c="7"/>SSN:Report ID</text:p>
            <text:p>Formfree <text:s text:c="7"/>SSN:Reissue Key</text:p>
            <text:p>DataVerify <text:s text:c="5"/>SSN:PIN Code</text:p>
            <text:p>Placeholder <text:s text:c="3"/>Reference number only (including dashes)</text:p>
            <text:p/>
            <text:p/>
            <text:p>Format: Alphanumeric</text:p>
            <text:p/>
            <text:p>SSN(no dashes):Reference ID (if this is a GUID, include dashes)</text:p>
            <text:p/>
            <text:p>Examples by vendor:</text:p>
            <text:p>Formfree <text:s text:c="7"/>SSN:Report ID</text:p>
            <text:p>Formfree <text:s text:c="7"/>SSN:Reissue Key</text:p>
            <text:p>DataVerify <text:s text:c="5"/>SSN:PIN Code</text:p>
            <text:p>Placeholder <text:s text:c="3"/>Reference number only (including dashes)</text:p>
            <text:p/>
            <text:p/>
            <text:p>Format: Alphanumeric</text:p>
            <text:p/>
            <text:p>SSN(no dashes):Reference ID (if this is a GUID, include dashes)</text:p>
            <text:p/>
            <text:p>Examples by vendor:</text:p>
            <text:p>Formfree <text:s text:c="7"/>SSN:Report ID</text:p>
            <text:p>Formfree <text:s text:c="7"/>SSN:Reissue Key</text:p>
            <text:p>DataVerify <text:s text:c="5"/>SSN:PIN Code</text:p>
            <text:p>Placeholder <text:s text:c="3"/>Reference number only (including dashes)</text:p>
            <text:p/>
            <text:p/>
            <text:p/>
          </table:table-cell>
          <table:table-cell table:style-name="ce449" office:value-type="string">
            <text:p>Must equal: Reference number of the income or asset verification data to be retrieved from the data provider specified in ADS-020.</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ADDITIONAL_CASE_DATA VERIFICATION IncomeAssetVerificationIdentifier&gt;</text:p>
          </table:table-cell>
          <table:table-cell table:style-name="ce695" table:number-columns-repeated="1010"/>
        </table:table-row>
        <table:table-row table:style-name="ro54">
          <table:table-cell table:style-name="ce332"/>
          <table:table-cell table:style-name="ce360" office:value-type="string">
            <text:p>ADS-020</text:p>
          </table:table-cell>
          <table:table-cell table:style-name="ce410"/>
          <table:table-cell table:style-name="ce449" office:value-type="string">
            <text:p>Supervisory Appraiser License Numbe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Required, if applicableFormat: Text</text:p>
            <text:p/>
            <text:p>Required, if applicableFormat: Text</text:p>
            <text:p/>
            <text:p>Required, if applicableFormat: Text</text:p>
            <text:p/>
            <text:p>Required, if applicableFormat: Text</text:p>
            <text:p/>
            <text:p>Required, if applicable</text:p>
          </table:table-cell>
          <table:table-cell table:style-name="ce449" office:value-type="string">
            <text:p>Must equal: SupervisoryAppraiserLicenseNumber</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PROPERTY _VALUATION Appraiser _SupervisoryAppraiserLicenseNumber&gt;</text:p>
          </table:table-cell>
          <table:table-cell table:style-name="ce695" table:number-columns-repeated="1010"/>
        </table:table-row>
        <table:table-row table:style-name="ro211">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Alphanumeric</text:p>
            <text:p/>
            <text:p>Value of SupervisoryAppraiserLicenseNumber. Value must allow alphanumeric characters and cannot exceed 21 characters in length. Required, if applicableFormat: Alphanumeric</text:p>
            <text:p/>
            <text:p>Value of SupervisoryAppraiserLicenseNumber. Value must allow alphanumeric characters and cannot exceed 21 characters in length. Required, if applicableFormat: Alphanumeric</text:p>
            <text:p/>
            <text:p>Value of SupervisoryAppraiserLicenseNumber. Value must allow alphanumeric characters and cannot exceed 21 characters in length. Required, if applicableFormat: Alphanumeric</text:p>
            <text:p/>
            <text:p>Value of SupervisoryAppraiserLicenseNumber. Value must allow alphanumeric characters and cannot exceed 21 characters in length. Required, if applicableFormat: Alphanumeric</text:p>
            <text:p/>
            <text:p>Value of SupervisoryAppraiserLicenseNumber. Value must allow alphanumeric characters and cannot exceed 21 characters in length. Required, if applicable</text:p>
          </table:table-cell>
          <table:table-cell table:style-name="ce635"/>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PROPERTY _VALUATION Appraiser _SupervisoryAppraiserLicenseNumber&gt;</text:p>
          </table:table-cell>
          <table:table-cell table:style-name="ce695" table:number-columns-repeated="1010"/>
        </table:table-row>
        <table:table-row table:style-name="ro136">
          <table:table-cell table:style-name="ce332"/>
          <table:table-cell table:style-name="ce360" office:value-type="string">
            <text:p>ADS-020</text:p>
          </table:table-cell>
          <table:table-cell table:style-name="ce410"/>
          <table:table-cell table:style-name="ce449" office:value-type="string">
            <text:p>Doc File ID</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Required if Collateral Underwriter messages are desired. <text:s/>Must be used in connection with 99B-060, Actual Appraised Value Format: Text</text:p>
            <text:p/>
            <text:p>Required if Collateral Underwriter messages are desired. <text:s/>Must be used in connection with 99B-060, Actual Appraised Value Format: Text</text:p>
            <text:p/>
            <text:p>Required if Collateral Underwriter messages are desired. <text:s/>Must be used in connection with 99B-060, Actual Appraised Value Format: Text</text:p>
            <text:p/>
            <text:p>Required if Collateral Underwriter messages are desired. <text:s/>Must be used in connection with 99B-060, Actual Appraised Value Format: Text</text:p>
            <text:p/>
            <text:p>Required if Collateral Underwriter messages are desired. <text:s/>Must be used in connection with 99B-060, Actual Appraised Value </text:p>
          </table:table-cell>
          <table:table-cell table:style-name="ce449" office:value-type="string">
            <text:p>Must equal AppraisalIdentifier</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PROPERTY _VALUATION AppraisalIdentifier&gt;</text:p>
          </table:table-cell>
          <table:table-cell table:style-name="ce695" table:number-columns-repeated="1010"/>
        </table:table-row>
        <table:table-row table:style-name="ro212">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Alphanumeric</text:p>
            <text:p/>
            <text:p>Value of Doc File ID (AppraisalIdentifier). A ten character Doc File ID generated by UCDP, which can contain the numbers 0-9 and letters A-H. Required if Collateral Underwriter messages are desired.</text:p>
            <text:p>Format: Alphanumeric</text:p>
            <text:p/>
            <text:p>Value of Doc File ID (AppraisalIdentifier). A ten character Doc File ID generated by UCDP, which can contain the numbers 0-9 and letters A-H. Required if Collateral Underwriter messages are desired.</text:p>
            <text:p>Format: Alphanumeric</text:p>
            <text:p/>
            <text:p>Value of Doc File ID (AppraisalIdentifier). A ten character Doc File ID generated by UCDP, which can contain the numbers 0-9 and letters A-H. Required if Collateral Underwriter messages are desired.</text:p>
            <text:p>Format: Alphanumeric</text:p>
            <text:p/>
            <text:p>Value of Doc File ID (AppraisalIdentifier). A ten character Doc File ID generated by UCDP, which can contain the numbers 0-9 and letters A-H. Required if Collateral Underwriter messages are desired.</text:p>
            <text:p>Format: Alphanumeric</text:p>
            <text:p/>
            <text:p>Value of Doc File ID (AppraisalIdentifier). A ten character Doc File ID generated by UCDP, which can contain the numbers 0-9 and letters A-H. Required if Collateral Underwriter messages are desired.</text:p>
            <text:p/>
          </table:table-cell>
          <table:table-cell table:style-name="ce635"/>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PROPERTY _VALUATION AppraisalIdentifier&gt;</text:p>
          </table:table-cell>
          <table:table-cell table:style-name="ce695" table:number-columns-repeated="1010"/>
        </table:table-row>
        <table:table-row table:style-name="ro213">
          <table:table-cell table:style-name="ce332"/>
          <table:table-cell table:style-name="ce360" office:value-type="string">
            <text:p>ADS-020</text:p>
          </table:table-cell>
          <table:table-cell table:style-name="ce410"/>
          <table:table-cell table:style-name="ce477" office:value-type="string">
            <text:p>Property Data ID</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Format: Text</text:p>
            <text:p/>
            <text:p>Format: Text</text:p>
            <text:p/>
            <text:p>Format: Text</text:p>
            <text:p/>
            <text:p>Format: Text</text:p>
            <text:p/>
            <text:p/>
          </table:table-cell>
          <table:table-cell table:style-name="ce449" office:value-type="string">
            <text:p>Must equal: PropertyDataID</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PROPERTY _VALUATION PropertyDataID&gt;</text:p>
          </table:table-cell>
          <table:table-cell table:style-name="ce695" table:number-columns-repeated="1010"/>
        </table:table-row>
        <table:table-row table:style-name="ro214">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Alphanumeric"</text:p>
            <text:p/>
            <text:p>Value of Property Data ID. 32 characters, which can contain numbers and letters. </text:p>
            <text:p/>
            <text:p>"Format: Alphanumeric"</text:p>
            <text:p/>
            <text:p>Value of Property Data ID. 32 characters, which can contain numbers and letters. </text:p>
            <text:p/>
            <text:p>"Format: Alphanumeric"</text:p>
            <text:p/>
            <text:p>Value of Property Data ID. 32 characters, which can contain numbers and letters. </text:p>
            <text:p/>
            <text:p>"Format: Alphanumeric"</text:p>
            <text:p/>
            <text:p>Value of Property Data ID. 32 characters, which can contain numbers and letters. </text:p>
            <text:p/>
            <text:p>"Format: Alphanumeric"</text:p>
            <text:p/>
            <text:p>Value of Property Data ID. 32 characters, which can contain numbers and letters. </text:p>
            <text:p/>
            <text:p/>
          </table:table-cell>
          <table:table-cell table:style-name="ce635"/>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PROPERTY _VALUATION PropertyDataID&gt;</text:p>
          </table:table-cell>
          <table:table-cell table:style-name="ce695" table:number-columns-repeated="1010"/>
        </table:table-row>
        <table:table-row table:style-name="ro215">
          <table:table-cell table:style-name="ce332"/>
          <table:table-cell table:style-name="ce360" office:value-type="string">
            <text:p>ADS-020</text:p>
          </table:table-cell>
          <table:table-cell table:style-name="ce410"/>
          <table:table-cell table:style-name="ce449" office:value-type="string">
            <text:p>FIPS Code Identifie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To be used in connection with HomeReady and high balance loans. <text:s/>If not provided, DU will attempt to determine the location. If provided, DU will use the value specified.Format: Text</text:p>
            <text:p/>
            <text:p>To be used in connection with HomeReady and high balance loans. <text:s/>If not provided, DU will attempt to determine the location. If provided, DU will use the value specified.Format: Text</text:p>
            <text:p/>
            <text:p>To be used in connection with HomeReady and high balance loans. <text:s/>If not provided, DU will attempt to determine the location. If provided, DU will use the value specified.Format: Text</text:p>
            <text:p/>
            <text:p>To be used in connection with HomeReady and high balance loans. <text:s/>If not provided, DU will attempt to determine the location. If provided, DU will use the value specified.</text:p>
          </table:table-cell>
          <table:table-cell table:style-name="ce449" office:value-type="string">
            <text:p>Must equal: FIPSCodeIdentifier</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TRANSMITTAL_DATA FIPSCodeIdentifier&gt;</text:p>
          </table:table-cell>
          <table:table-cell table:style-name="ce695" table:number-columns-repeated="1010"/>
        </table:table-row>
        <table:table-row table:style-name="ro168">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Numeric</text:p>
            <text:p/>
            <text:p>Value of FIPS Code Identifier (FIPSCodeIdentifier). Eleven-digit code</text:p>
            <text:p>identifying the area in which the property is located, where the first</text:p>
            <text:p>two digits are the state number, the next three are the county number,</text:p>
            <text:p>and the last six are the census tract number.Format: Numeric</text:p>
            <text:p/>
            <text:p>Value of FIPS Code Identifier (FIPSCodeIdentifier). Eleven-digit code</text:p>
            <text:p>identifying the area in which the property is located, where the first</text:p>
            <text:p>two digits are the state number, the next three are the county number,</text:p>
            <text:p>and the last six are the census tract number.Format: Numeric</text:p>
            <text:p/>
            <text:p>Value of FIPS Code Identifier (FIPSCodeIdentifier). Eleven-digit code</text:p>
            <text:p>identifying the area in which the property is located, where the first</text:p>
            <text:p>two digits are the state number, the next three are the county number,</text:p>
            <text:p>and the last six are the census tract number.Format: Numeric</text:p>
            <text:p/>
            <text:p>Value of FIPS Code Identifier (FIPSCodeIdentifier). Eleven-digit code</text:p>
            <text:p>identifying the area in which the property is located, where the first</text:p>
            <text:p>two digits are the state number, the next three are the county number,</text:p>
            <text:p>and the last six are the census tract number.</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TRANSMITTAL_DATA FIPSCodeIdentifier&gt;</text:p>
          </table:table-cell>
          <table:table-cell table:style-name="ce695" table:number-columns-repeated="1010"/>
        </table:table-row>
        <table:table-row table:style-name="ro216">
          <table:table-cell table:style-name="ce332"/>
          <table:table-cell table:style-name="ce360" office:value-type="string">
            <text:p>ADS-020</text:p>
          </table:table-cell>
          <table:table-cell table:style-name="ce410"/>
          <table:table-cell table:style-name="ce449" office:value-type="string">
            <text:p>Number of Financed Properties</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
            <text:p>The number of financed 1- to 4-unit residential properties</text:p>
            <text:p>(including the subject transaction) for which the borrower(s) are personally</text:p>
            <text:p>obligated. A jointly owned/obligated property by multiple borrowers </text:p>
            <text:p>would count only once.Format: Text</text:p>
            <text:p/>
            <text:p>The number of financed 1- to 4-unit residential properties</text:p>
            <text:p>(including the subject transaction) for which the borrower(s) are personally</text:p>
            <text:p>obligated. A jointly owned/obligated property by multiple borrowers </text:p>
            <text:p>would count only once.Format: Text</text:p>
            <text:p/>
            <text:p>The number of financed 1- to 4-unit residential properties</text:p>
            <text:p>(including the subject transaction) for which the borrower(s) are personally</text:p>
            <text:p>obligated. A jointly owned/obligated property by multiple borrowers </text:p>
            <text:p>would count only once.Format: Text</text:p>
            <text:p/>
            <text:p>The number of financed 1- to 4-unit residential properties</text:p>
            <text:p>(including the subject transaction) for which the borrower(s) are personally</text:p>
            <text:p>obligated. A jointly owned/obligated property by multiple borrowers </text:p>
            <text:p>would count only once.</text:p>
          </table:table-cell>
          <table:table-cell table:style-name="ce449" office:value-type="string">
            <text:p>Must equal TotalMortgagedPropertiesCount</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DETAILTotalMortgagedPropertiesCount&gt;</text:p>
          </table:table-cell>
          <table:table-cell table:style-name="ce695" table:number-columns-repeated="1010"/>
        </table:table-row>
        <table:table-row table:style-name="ro217">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482" office:value-type="string">
            <text:p>Format: Numeric n(2)</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DETAILTotalMortgagedPropertiesCount&gt;</text:p>
          </table:table-cell>
          <table:table-cell table:style-name="ce692" table:number-columns-repeated="1010"/>
        </table:table-row>
        <table:table-row table:style-name="ro218">
          <table:table-cell table:style-name="ce332"/>
          <table:table-cell table:style-name="ce390" office:value-type="string">
            <text:p>ADS-020</text:p>
          </table:table-cell>
          <table:table-cell table:style-name="ce390"/>
          <table:table-cell table:style-name="ce449" office:value-type="string">
            <text:p>HMDA Gender Type</text:p>
          </table:table-cell>
          <table:table-cell table:style-name="ce390" office:value-type="float" office:value="4">
            <text:p>4</text:p>
          </table:table-cell>
          <table:table-cell table:style-name="ce390" office:value-type="float" office:value="35">
            <text:p>35</text:p>
          </table:table-cell>
          <table:table-cell table:style-name="ce449"/>
          <table:table-cell table:style-name="ce482" office:value-type="string">
            <text:p>Format: Text</text:p>
            <text:p>Supported as of DU v10.1 July 2017 Format: Text</text:p>
            <text:p>Supported as of DU v10.1 July 2017 Format: Text</text:p>
            <text:p>Supported as of DU v10.1 July 2017 Format: Text</text:p>
            <text:p>Supported as of DU v10.1 July 2017 </text:p>
          </table:table-cell>
          <table:table-cell table:style-name="ce636" office:value-type="string">
            <text:p>Must equal HMDAGenderType</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GenderType&gt;</text:p>
          </table:table-cell>
          <table:table-cell table:style-name="ce695" table:number-columns-repeated="1010"/>
        </table:table-row>
        <table:table-row table:style-name="ro215">
          <table:table-cell table:style-name="ce332"/>
          <table:table-cell table:style-name="ce391" office:value-type="string">
            <text:p>ADS-030</text:p>
          </table:table-cell>
          <table:table-cell table:style-name="ce391"/>
          <table:table-cell table:style-name="ce476" office:value-type="string">
            <text:p>Value</text:p>
          </table:table-cell>
          <table:table-cell table:style-name="ce391" office:value-type="float" office:value="39">
            <text:p>39</text:p>
          </table:table-cell>
          <table:table-cell table:style-name="ce391" office:value-type="float" office:value="50">
            <text:p>50</text:p>
          </table:table-cell>
          <table:table-cell table:style-name="ce476"/>
          <table:table-cell table:style-name="ce594" office:value-type="string">
            <text:p>Format: Alphanumeric <text:s/></text:p>
            <text:p/>
            <text:p>Value should be in the following format:</text:p>
            <text:p>SSN(no dashes):Value </text:p>
            <text:p/>
            <text:p>Format: Alphanumeric <text:s/></text:p>
            <text:p/>
            <text:p>Value should be in the following format:</text:p>
            <text:p>SSN(no dashes):Value </text:p>
            <text:p/>
            <text:p>Format: Alphanumeric <text:s/></text:p>
            <text:p/>
            <text:p>Value should be in the following format:</text:p>
            <text:p>SSN(no dashes):Value </text:p>
            <text:p/>
            <text:p>Format: Alphanumeric <text:s/></text:p>
            <text:p/>
            <text:p>Value should be in the following format:</text:p>
            <text:p>SSN(no dashes):Value </text:p>
            <text:p/>
            <text:p/>
          </table:table-cell>
          <table:table-cell table:style-name="ce478" office:value-type="string">
            <text:p>ApplicantSelectedBothMaleAndFemale</text:p>
            <text:p>Female</text:p>
            <text:p>Male</text:p>
            <text:p>InformationNotProvidedUnknown</text:p>
            <text:p>NotApplicableApplicantSelectedBothMaleAndFemale</text:p>
            <text:p>Female</text:p>
            <text:p>Male</text:p>
            <text:p>InformationNotProvidedUnknown</text:p>
            <text:p>NotApplicableApplicantSelectedBothMaleAndFemale</text:p>
            <text:p>Female</text:p>
            <text:p>Male</text:p>
            <text:p>InformationNotProvidedUnknown</text:p>
            <text:p>NotApplicableApplicantSelectedBothMaleAndFemale</text:p>
            <text:p>Female</text:p>
            <text:p>Male</text:p>
            <text:p>InformationNotProvidedUnknown</text:p>
            <text:p>NotApplicable</text:p>
          </table:table-cell>
          <table:table-cell table:style-name="ce476" table:number-columns-repeated="3"/>
          <table:table-cell table:style-name="ce432" table:content-validation-name="val2" office:value-type="string">
            <text:p>R</text:p>
          </table:table-cell>
          <table:table-cell table:style-name="ce476"/>
          <table:table-cell table:style-name="ce706" table:number-columns-repeated="1010"/>
        </table:table-row>
        <table:table-row table:style-name="ro111">
          <table:table-cell table:style-name="ce332"/>
          <table:table-cell table:style-name="ce360" office:value-type="string">
            <text:p>ADS-020</text:p>
          </table:table-cell>
          <table:table-cell table:style-name="ce410"/>
          <table:table-cell table:style-name="ce449" office:value-type="string">
            <text:p>HMDA Gender Refusal Indicato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 Supported as of DU v10.1 July 2017</text:p>
          </table:table-cell>
          <table:table-cell table:style-name="ce449" office:value-type="string">
            <text:p>Must equal HMDAGenderRefusalIndicator</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GenderRefusalIndicator&gt;</text:p>
          </table:table-cell>
          <table:table-cell table:style-name="ce693" table:number-columns-repeated="1010"/>
        </table:table-row>
        <table:table-row table:style-name="ro104">
          <table:table-cell table:style-name="ce346"/>
          <table:table-cell table:style-name="ce392" office:value-type="string">
            <text:p>ADS-030</text:p>
          </table:table-cell>
          <table:table-cell table:style-name="ce433"/>
          <table:table-cell table:style-name="ce478" office:value-type="string">
            <text:p>Value</text:p>
          </table:table-cell>
          <table:table-cell table:style-name="ce433" office:value-type="float" office:value="39">
            <text:p>39</text:p>
          </table:table-cell>
          <table:table-cell table:style-name="ce392" office:value-type="string">
            <text:p>50</text:p>
          </table:table-cell>
          <table:table-cell table:style-name="ce392"/>
          <table:table-cell table:style-name="ce594" office:value-type="string">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
          </table:table-cell>
          <table:table-cell table:style-name="ce478" office:value-type="string">
            <text:p>Y = Yes</text:p>
            <text:p>N = NoY = Yes</text:p>
            <text:p>N = NoY = Yes</text:p>
            <text:p>N = NoY = Yes</text:p>
            <text:p>N = No</text:p>
          </table:table-cell>
          <table:table-cell table:style-name="ce478" table:number-columns-repeated="3"/>
          <table:table-cell table:style-name="ce433" table:content-validation-name="val2" office:value-type="string">
            <text:p>R</text:p>
          </table:table-cell>
          <table:table-cell table:style-name="ce478"/>
          <table:table-cell table:style-name="ce692" table:number-columns-repeated="1010"/>
        </table:table-row>
        <table:table-row table:style-name="ro219">
          <table:table-cell table:style-name="ce332"/>
          <table:table-cell table:style-name="ce360" office:value-type="string">
            <text:p>ADS-020</text:p>
          </table:table-cell>
          <table:table-cell table:style-name="ce410"/>
          <table:table-cell table:style-name="ce449" office:value-type="string">
            <text:p>HMDA Ethnicity Type</text:p>
          </table:table-cell>
          <table:table-cell table:style-name="ce410" office:value-type="float" office:value="4">
            <text:p>4</text:p>
          </table:table-cell>
          <table:table-cell table:style-name="ce360" office:value-type="string">
            <text:p>35</text:p>
          </table:table-cell>
          <table:table-cell table:style-name="ce360"/>
          <table:table-cell table:style-name="ce482" office:value-type="string">
            <text:p>Format: Text </text:p>
            <text:p>Supported as of DU v10.1 July 2017Format: Text </text:p>
            <text:p>Supported as of DU v10.1 July 2017Format: Text </text:p>
            <text:p>Supported as of DU v10.1 July 2017Format: Text </text:p>
            <text:p>Supported as of DU v10.1 July 2017</text:p>
          </table:table-cell>
          <table:table-cell table:style-name="ce449" office:value-type="string">
            <text:p>Must equal HMDAEthnicityType</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HMDA_ETHNICITIES HMDA_ETHNICITY HMDAEthnicityType&gt;</text:p>
          </table:table-cell>
          <table:table-cell table:style-name="ce695" table:number-columns-repeated="1010"/>
        </table:table-row>
        <table:table-row table:style-name="ro102">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
          </table:table-cell>
          <table:table-cell table:style-name="ce476" office:value-type="string">
            <text:p>HispanicOrLatino</text:p>
            <text:p>InformationNotProvidedByApplicantInMIT</text:p>
            <text:p>NotApplicable</text:p>
            <text:p>NotHispanicOrLatinoHispanicOrLatino</text:p>
            <text:p>InformationNotProvidedByApplicantInMIT</text:p>
            <text:p>NotApplicable</text:p>
            <text:p>NotHispanicOrLatinoHispanicOrLatino</text:p>
            <text:p>InformationNotProvidedByApplicantInMIT</text:p>
            <text:p>NotApplicable</text:p>
            <text:p>NotHispanicOrLatinoHispanicOrLatino</text:p>
            <text:p>InformationNotProvidedByApplicantInMIT</text:p>
            <text:p>NotApplicable</text:p>
            <text:p>NotHispanicOrLatino</text:p>
          </table:table-cell>
          <table:table-cell table:style-name="ce476" table:number-columns-repeated="3"/>
          <table:table-cell table:style-name="ce432" table:content-validation-name="val2" office:value-type="string">
            <text:p>R</text:p>
          </table:table-cell>
          <table:table-cell table:style-name="ce476"/>
          <table:table-cell table:style-name="ce692" table:number-columns-repeated="1010"/>
        </table:table-row>
        <table:table-row table:style-name="ro218">
          <table:table-cell table:style-name="ce332"/>
          <table:table-cell table:style-name="ce360" office:value-type="string">
            <text:p>ADS-020</text:p>
          </table:table-cell>
          <table:table-cell table:style-name="ce410"/>
          <table:table-cell table:style-name="ce449" office:value-type="string">
            <text:p>HMDA Ethnicity Origin Type</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Supported as of DU v10.1 July 2017Format: Text</text:p>
            <text:p>Supported as of DU v10.1 July 2017Format: Text</text:p>
            <text:p>Supported as of DU v10.1 July 2017Format: Text</text:p>
            <text:p>Supported as of DU v10.1 July 2017</text:p>
          </table:table-cell>
          <table:table-cell table:style-name="ce449" office:value-type="string">
            <text:p><text:s/>Must equal HMDAEthnicityOriginType</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ETHNICITY_ORIGINS HMDA_ETHNICITY_ORIGIN <text:s/>HMDAEthnicityOriginType&gt;</text:p>
          </table:table-cell>
          <table:table-cell table:style-name="ce695" table:number-columns-repeated="1010"/>
        </table:table-row>
        <table:table-row table:style-name="ro220">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Format: Alphanumeric</text:p>
            <text:p/>
            <text:p>Value should be in the following format:</text:p>
            <text:p>SSN(no dashes):Value </text:p>
            <text:p/>
            <text:p/>
          </table:table-cell>
          <table:table-cell table:style-name="ce476" office:value-type="string">
            <text:p>Cuban</text:p>
            <text:p>Mexican</text:p>
            <text:p>Other</text:p>
            <text:p>PuertoRicanCuban</text:p>
            <text:p>Mexican</text:p>
            <text:p>Other</text:p>
            <text:p>PuertoRicanCuban</text:p>
            <text:p>Mexican</text:p>
            <text:p>Other</text:p>
            <text:p>PuertoRicanCuban</text:p>
            <text:p>Mexican</text:p>
            <text:p>Other</text:p>
            <text:p>PuertoRican</text:p>
          </table:table-cell>
          <table:table-cell table:style-name="ce476" table:number-columns-repeated="3"/>
          <table:table-cell table:style-name="ce432" table:content-validation-name="val2" office:value-type="string">
            <text:p>C</text:p>
          </table:table-cell>
          <table:table-cell table:style-name="ce476"/>
          <table:table-cell table:style-name="ce692" table:number-columns-repeated="1010"/>
        </table:table-row>
        <table:table-row table:style-name="ro221">
          <table:table-cell table:style-name="ce332"/>
          <table:table-cell table:style-name="ce360" office:value-type="string">
            <text:p>ADS-020</text:p>
          </table:table-cell>
          <table:table-cell table:style-name="ce410"/>
          <table:table-cell table:style-name="ce449" office:value-type="string">
            <text:p>HMDA Ethnicity OriginType Other Description</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Supported as of DU v10.1 July 2017</text:p>
            <text:p/>
            <text:p>Field Name abbreviated due to 35 character length constraint <text:s/></text:p>
            <text:p>Use when HMDAEthnicityOriginType = Other</text:p>
            <text:p>Format: Text</text:p>
            <text:p>Supported as of DU v10.1 July 2017</text:p>
            <text:p/>
            <text:p>Field Name abbreviated due to 35 character length constraint <text:s/></text:p>
            <text:p>Use when HMDAEthnicityOriginType = Other</text:p>
            <text:p>Format: Text</text:p>
            <text:p>Supported as of DU v10.1 July 2017</text:p>
            <text:p/>
            <text:p>Field Name abbreviated due to 35 character length constraint <text:s/></text:p>
            <text:p>Use when HMDAEthnicityOriginType = Other</text:p>
            <text:p>Format: Text</text:p>
            <text:p>Supported as of DU v10.1 July 2017</text:p>
            <text:p/>
            <text:p>Field Name abbreviated due to 35 character length constraint <text:s/></text:p>
            <text:p>Use when HMDAEthnicityOriginType = Other</text:p>
            <text:p/>
          </table:table-cell>
          <table:table-cell table:style-name="ce449" office:value-type="string">
            <text:p>Must equal HMDAEthnicityOriginTypeOtherDesc <text:s text:c="62"/></text:p>
            <text:p>Must equal HMDAEthnicityOriginTypeOtherDesc <text:s text:c="62"/></text:p>
            <text:p>Must equal HMDAEthnicityOriginTypeOtherDesc <text:s text:c="62"/></text:p>
            <text:p>Must equal HMDAEthnicityOriginTypeOtherDesc <text:s text:c="62"/></text:p>
            <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ETHNICITY_ORIGINS HMDA_ETHNICITY_ORIGIN <text:s/>HMDAEthnicityOriginTypeOtherDescription&gt;</text:p>
          </table:table-cell>
          <table:table-cell table:style-name="ce695" table:number-columns-repeated="1010"/>
        </table:table-row>
        <table:table-row table:style-name="ro196">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Description should not exceed 40 characters</text:p>
            <text:p>Description segment may repeat for same borrower, if description exceeds 40 characters</text:p>
            <text:p/>
            <text:p>Description should not contain special characters</text:p>
            <text:p>The colon character (<text:span text:style-name="T13"> :</text:span><text:span text:style-name="T14"> ) is allocated as the ADS-030 delimiter and should not be used in any description text.</text:span></text:p>
            <text:p><text:span text:style-name="T14"/></text:p>
            <text:p><text:span text:style-name="T14">Format: Alphanumeric</text:span></text:p>
            <text:p><text:span text:style-name="T14"/></text:p>
            <text:p><text:span text:style-name="T14">Description should not exceed 40 characters</text:span></text:p>
            <text:p><text:span text:style-name="T14">Description segment may repeat for same borrower, if description exceeds 40 characters</text:span></text:p>
            <text:p><text:span text:style-name="T14"/></text:p>
            <text:p><text:span text:style-name="T14">Description should not contain special characters</text:span></text:p>
            <text:p><text:span text:style-name="T14">The colon character (</text:span><text:span text:style-name="T13"> :</text:span><text:span text:style-name="T14"> ) is allocated as the ADS-030 delimiter and should not be used in any description text.</text:span></text:p>
            <text:p><text:span text:style-name="T14"/></text:p>
            <text:p><text:span text:style-name="T14">Format: Alphanumeric</text:span></text:p>
            <text:p><text:span text:style-name="T14"/></text:p>
            <text:p><text:span text:style-name="T14">Description should not exceed 40 characters</text:span></text:p>
            <text:p><text:span text:style-name="T14">Description segment may repeat for same borrower, if description exceeds 40 characters</text:span></text:p>
            <text:p><text:span text:style-name="T14"/></text:p>
            <text:p><text:span text:style-name="T14">Description should not contain special characters</text:span></text:p>
            <text:p><text:span text:style-name="T14">The colon character (</text:span><text:span text:style-name="T13"> :</text:span><text:span text:style-name="T14"> ) is allocated as the ADS-030 delimiter and should not be used in any description text.</text:span></text:p>
            <text:p><text:span text:style-name="T14"/></text:p>
            <text:p><text:span text:style-name="T14">Format: Alphanumeric</text:span></text:p>
            <text:p><text:span text:style-name="T14"/></text:p>
            <text:p><text:span text:style-name="T14">Description should not exceed 40 characters</text:span></text:p>
            <text:p><text:span text:style-name="T14">Description segment may repeat for same borrower, if description exceeds 40 characters</text:span></text:p>
            <text:p><text:span text:style-name="T14"/></text:p>
            <text:p><text:span text:style-name="T14">Description should not contain special characters</text:span></text:p>
            <text:p><text:span text:style-name="T14">The colon character (</text:span><text:span text:style-name="T13"> :</text:span><text:span text:style-name="T14"> ) is allocated as the ADS-030 delimiter and should not be used in any description text.</text:span></text:p>
            <text:p><text:span text:style-name="T14"/></text:p>
            <text:p><text:span text:style-name="T14"/></text:p>
          </table:table-cell>
          <table:table-cell table:style-name="ce476" office:value-type="string">
            <text:p/>
            <text:p/>
            <text:p/>
            <text:p/>
            <text:p/>
            <text:p/>
            <text:p/>
            <text:p/>
            <text:p/>
            <text:p/>
            <text:p/>
            <text:p/>
            <text:p/>
          </table:table-cell>
          <table:table-cell table:style-name="ce476" table:number-columns-repeated="3"/>
          <table:table-cell table:style-name="ce432" table:content-validation-name="val2" office:value-type="string">
            <text:p>C</text:p>
          </table:table-cell>
          <table:table-cell table:style-name="ce476"/>
          <table:table-cell table:style-name="ce692" table:number-columns-repeated="1010"/>
        </table:table-row>
        <table:table-row table:style-name="ro222">
          <table:table-cell table:style-name="ce332"/>
          <table:table-cell table:style-name="ce360" office:value-type="string">
            <text:p>ADS-020</text:p>
          </table:table-cell>
          <table:table-cell table:style-name="ce410"/>
          <table:table-cell table:style-name="ce449" office:value-type="string">
            <text:p>HMDA Ethnicity Refusal Indicato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ext:p>Supported as of DU v10.1 July 2017Format: Text</text:p>
            <text:p>Supported as of DU v10.1 July 2017Format: Text</text:p>
            <text:p>Supported as of DU v10.1 July 2017Format: Text</text:p>
            <text:p>Supported as of DU v10.1 July 2017</text:p>
          </table:table-cell>
          <table:table-cell table:style-name="ce449" office:value-type="string">
            <text:p>Must equal HMDAEthnicityRefusalIndicator</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EthnicityRefusalIndicator&gt;</text:p>
          </table:table-cell>
          <table:table-cell table:style-name="ce693" table:number-columns-repeated="1010"/>
        </table:table-row>
        <table:table-row table:style-name="ro105">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Text <text:s/>Format: Alphanumeric</text:p>
            <text:p/>
            <text:p>Value should be in the following format:</text:p>
            <text:p>SSN(no dashes):Value </text:p>
            <text:p/>
            <text:p>Format: Text <text:s/>Format: Alphanumeric</text:p>
            <text:p/>
            <text:p>Value should be in the following format:</text:p>
            <text:p>SSN(no dashes):Value </text:p>
            <text:p/>
            <text:p>Format: Text <text:s/>Format: Alphanumeric</text:p>
            <text:p/>
            <text:p>Value should be in the following format:</text:p>
            <text:p>SSN(no dashes):Value </text:p>
            <text:p/>
            <text:p>Format: Text <text:s/>Format: Alphanumeric</text:p>
            <text:p/>
            <text:p>Value should be in the following format:</text:p>
            <text:p>SSN(no dashes):Value </text:p>
            <text:p/>
            <text:p/>
          </table:table-cell>
          <table:table-cell table:style-name="ce591" office:value-type="string">
            <text:p>Y = Yes</text:p>
            <text:p>N = NoY = Yes</text:p>
            <text:p>N = NoY = Yes</text:p>
            <text:p>N = NoY = Yes</text:p>
            <text:p>N = No</text:p>
          </table:table-cell>
          <table:table-cell table:style-name="ce476" table:number-columns-repeated="3"/>
          <table:table-cell table:style-name="ce432" table:content-validation-name="val2" office:value-type="string">
            <text:p>R</text:p>
          </table:table-cell>
          <table:table-cell table:style-name="ce476"/>
          <table:table-cell table:style-name="ce693" table:number-columns-repeated="1010"/>
        </table:table-row>
        <table:table-row table:style-name="ro223">
          <table:table-cell table:style-name="ce347"/>
          <table:table-cell table:style-name="ce360" office:value-type="string">
            <text:p>ADS-020</text:p>
          </table:table-cell>
          <table:table-cell table:style-name="ce410"/>
          <table:table-cell table:style-name="ce449" office:value-type="string">
            <text:p>HMDA RaceType</text:p>
          </table:table-cell>
          <table:table-cell table:style-name="ce410" office:value-type="float" office:value="4">
            <text:p>4</text:p>
          </table:table-cell>
          <table:table-cell table:style-name="ce360" office:value-type="string">
            <text:p>35</text:p>
          </table:table-cell>
          <table:table-cell table:style-name="ce360"/>
          <table:table-cell table:style-name="ce482" office:value-type="string">
            <text:p>Format: Text <text:s text:c="4"/>Supported as of DU v10.1 July 2017</text:p>
          </table:table-cell>
          <table:table-cell table:style-name="ce449" office:value-type="string">
            <text:p>Must equal HMDARaceType </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HMDA_RACES HMDA_RACE_EXTENSION HMDA_RACE_DETAIL HMDARaceType&gt;</text:p>
          </table:table-cell>
          <table:table-cell table:style-name="ce693" table:number-columns-repeated="1010"/>
        </table:table-row>
        <table:table-row table:style-name="ro224">
          <table:table-cell table:style-name="ce347"/>
          <table:table-cell table:style-name="ce360" office:value-type="string">
            <text:p>ADS-030</text:p>
          </table:table-cell>
          <table:table-cell table:style-name="ce410"/>
          <table:table-cell table:style-name="ce449" office:value-type="string">
            <text:p>Value</text:p>
          </table:table-cell>
          <table:table-cell table:style-name="ce410" office:value-type="float" office:value="39">
            <text:p>39</text:p>
          </table:table-cell>
          <table:table-cell table:style-name="ce360" office:value-type="string">
            <text:p>50</text:p>
          </table:table-cell>
          <table:table-cell table:style-name="ce360"/>
          <table:table-cell table:style-name="ce595" office:value-type="string">
            <text:p>Format: Alphanumeric</text:p>
            <text:p/>
            <text:p>Value should be in the following format:</text:p>
            <text:p>SSN(no dashes):n:Value</text:p>
            <text:p>Where n is a segment number that groups related race attributes to HMDARaceType</text:p>
            <text:p/>
            <text:p/>
            <text:p>Format: Alphanumeric</text:p>
            <text:p/>
            <text:p>Value should be in the following format:</text:p>
            <text:p>SSN(no dashes):n:Value</text:p>
            <text:p>Where n is a segment number that groups related race attributes to HMDARaceType</text:p>
            <text:p/>
            <text:p/>
            <text:p>Format: Alphanumeric</text:p>
            <text:p/>
            <text:p>Value should be in the following format:</text:p>
            <text:p>SSN(no dashes):n:Value</text:p>
            <text:p>Where n is a segment number that groups related race attributes to HMDARaceType</text:p>
            <text:p/>
            <text:p/>
            <text:p/>
          </table:table-cell>
          <table:table-cell table:style-name="ce449" office:value-type="string">
            <text:p>AmericanIndianOrAlaskaNative</text:p>
            <text:p>Asian</text:p>
            <text:p>BlackOrAfricanAmerican</text:p>
            <text:p>InformationNotProvidedByApplicantInMIT</text:p>
            <text:p>NativeHawaiianOrOtherPacificIslander</text:p>
            <text:p>NotApplicable</text:p>
            <text:p>WhiteAmericanIndianOrAlaskaNative</text:p>
            <text:p>Asian</text:p>
            <text:p>BlackOrAfricanAmerican</text:p>
            <text:p>InformationNotProvidedByApplicantInMIT</text:p>
            <text:p>NativeHawaiianOrOtherPacificIslander</text:p>
            <text:p>NotApplicable</text:p>
            <text:p>WhiteAmericanIndianOrAlaskaNative</text:p>
            <text:p>Asian</text:p>
            <text:p>BlackOrAfricanAmerican</text:p>
            <text:p>InformationNotProvidedByApplicantInMIT</text:p>
            <text:p>NativeHawaiianOrOtherPacificIslander</text:p>
            <text:p>NotApplicable</text:p>
            <text:p>White</text:p>
          </table:table-cell>
          <table:table-cell table:style-name="ce449" table:number-columns-repeated="3"/>
          <table:table-cell table:style-name="ce410" table:content-validation-name="val2" office:value-type="string">
            <text:p>R</text:p>
          </table:table-cell>
          <table:table-cell table:style-name="ce449"/>
          <table:table-cell table:style-name="ce693" table:number-columns-repeated="1010"/>
        </table:table-row>
        <table:table-row table:style-name="ro222">
          <table:table-cell table:style-name="ce347"/>
          <table:table-cell table:style-name="ce360" office:value-type="string">
            <text:p>ADS-020</text:p>
          </table:table-cell>
          <table:table-cell table:style-name="ce410"/>
          <table:table-cell table:style-name="ce449" office:value-type="string">
            <text:p>HMDA Race Refusal Indicator</text:p>
          </table:table-cell>
          <table:table-cell table:style-name="ce410" office:value-type="float" office:value="4">
            <text:p>4</text:p>
          </table:table-cell>
          <table:table-cell table:style-name="ce360" office:value-type="string">
            <text:p>35</text:p>
          </table:table-cell>
          <table:table-cell table:style-name="ce360"/>
          <table:table-cell table:style-name="ce482" office:value-type="string">
            <text:p>Format: Text <text:s text:c="4"/>Supported as of DU v10.1 July 2017</text:p>
          </table:table-cell>
          <table:table-cell table:style-name="ce449" office:value-type="string">
            <text:p><text:s/>Must equal HMDARaceRefusalIndicator</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RaceRefusalIndicator&gt;</text:p>
          </table:table-cell>
          <table:table-cell table:style-name="ce695" table:number-columns-repeated="1010"/>
        </table:table-row>
        <table:table-row table:style-name="ro225">
          <table:table-cell table:style-name="ce347"/>
          <table:table-cell table:style-name="ce360" office:value-type="string">
            <text:p>ADS-030</text:p>
          </table:table-cell>
          <table:table-cell table:style-name="ce410"/>
          <table:table-cell table:style-name="ce449" office:value-type="string">
            <text:p>Value</text:p>
          </table:table-cell>
          <table:table-cell table:style-name="ce410" office:value-type="float" office:value="39">
            <text:p>39</text:p>
          </table:table-cell>
          <table:table-cell table:style-name="ce360" office:value-type="string">
            <text:p>50</text:p>
          </table:table-cell>
          <table:table-cell table:style-name="ce360"/>
          <table:table-cell table:style-name="ce482" office:value-type="string">
            <text:p>Format: Alphanumeric</text:p>
            <text:p/>
            <text:p>Value should be in the following format:</text:p>
            <text:p>SSN(no dashes):Value</text:p>
            <text:p/>
            <text:p>Format: Alphanumeric</text:p>
            <text:p/>
            <text:p>Value should be in the following format:</text:p>
            <text:p>SSN(no dashes):Value</text:p>
            <text:p/>
            <text:p>Format: Alphanumeric</text:p>
            <text:p/>
            <text:p>Value should be in the following format:</text:p>
            <text:p>SSN(no dashes):Value</text:p>
            <text:p/>
            <text:p/>
          </table:table-cell>
          <table:table-cell table:style-name="ce449" office:value-type="string">
            <text:p>Y = Yes</text:p>
            <text:p>N = NoY = Yes</text:p>
            <text:p>N = NoY = Yes</text:p>
            <text:p>N = No</text:p>
          </table:table-cell>
          <table:table-cell table:style-name="ce449" table:number-columns-repeated="3"/>
          <table:table-cell table:style-name="ce410" table:content-validation-name="val2" office:value-type="string">
            <text:p>R</text:p>
          </table:table-cell>
          <table:table-cell table:style-name="ce449"/>
          <table:table-cell table:style-name="ce692" table:number-columns-repeated="1010"/>
        </table:table-row>
        <table:table-row table:style-name="ro200">
          <table:table-cell table:style-name="ce332"/>
          <table:table-cell table:style-name="ce360" office:value-type="string">
            <text:p>ADS-020</text:p>
          </table:table-cell>
          <table:table-cell table:style-name="ce410"/>
          <table:table-cell table:style-name="ce449" office:value-type="string">
            <text:p>HMDA Race Designation Type <text:s/></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text:s/>Must equal HMDARaceDesignationType <text:s/></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RACES HMDA_RACE_EXTENSION HMDA_RACE_DESIGNATIONS HMDA_RACE_DESIGNATION HMDARaceDesignationType&gt;</text:p>
          </table:table-cell>
          <table:table-cell table:style-name="ce695" table:number-columns-repeated="1010"/>
        </table:table-row>
        <table:table-row table:style-name="ro170">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5">n</text:span><text:span text:style-name="T14">:Value</text:span></text:p>
            <text:p><text:span text:style-name="T14">Where </text:span><text:span text:style-name="T15">n</text:span><text:span text:style-name="T14"> is a segment number that groups this race designation type with HMDARaceType</text:span></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5">n</text:span><text:span text:style-name="T14">:Value</text:span></text:p>
            <text:p><text:span text:style-name="T14">Where </text:span><text:span text:style-name="T15">n</text:span><text:span text:style-name="T14"> is a segment number that groups this race designation type with HMDARaceType</text:span></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5">n</text:span><text:span text:style-name="T14">:Value</text:span></text:p>
            <text:p><text:span text:style-name="T14">Where </text:span><text:span text:style-name="T15">n</text:span><text:span text:style-name="T14"> is a segment number that groups this race designation type with HMDARaceType</text:span></text:p>
            <text:p><text:span text:style-name="T14"/></text:p>
            <text:p><text:span text:style-name="T14"/></text:p>
            <text:p><text:span text:style-name="T14"/></text:p>
          </table:table-cell>
          <table:table-cell table:style-name="ce476" office:value-type="string">
            <text:p>AsianIndian</text:p>
            <text:p>Chinese</text:p>
            <text:p>Filipino</text:p>
            <text:p>GuamanianOrChamorro</text:p>
            <text:p>Japanese</text:p>
            <text:p>Korean</text:p>
            <text:p>NativeHawaiian</text:p>
            <text:p>OtherAsian</text:p>
            <text:p>OtherPacificIslander</text:p>
            <text:p>Samoan</text:p>
            <text:p>Vietnamese</text:p>
            <text:p>AsianIndian</text:p>
            <text:p>Chinese</text:p>
            <text:p>Filipino</text:p>
            <text:p>GuamanianOrChamorro</text:p>
            <text:p>Japanese</text:p>
            <text:p>Korean</text:p>
            <text:p>NativeHawaiian</text:p>
            <text:p>OtherAsian</text:p>
            <text:p>OtherPacificIslander</text:p>
            <text:p>Samoan</text:p>
            <text:p>Vietnamese</text:p>
            <text:p>AsianIndian</text:p>
            <text:p>Chinese</text:p>
            <text:p>Filipino</text:p>
            <text:p>GuamanianOrChamorro</text:p>
            <text:p>Japanese</text:p>
            <text:p>Korean</text:p>
            <text:p>NativeHawaiian</text:p>
            <text:p>OtherAsian</text:p>
            <text:p>OtherPacificIslander</text:p>
            <text:p>Samoan</text:p>
            <text:p>Vietnamese</text:p>
            <text:p/>
          </table:table-cell>
          <table:table-cell table:style-name="ce476" table:number-columns-repeated="3"/>
          <table:table-cell table:style-name="ce432" table:content-validation-name="val2" office:value-type="string">
            <text:p>C</text:p>
          </table:table-cell>
          <table:table-cell table:style-name="ce476"/>
          <table:table-cell table:style-name="ce695" table:number-columns-repeated="1010"/>
        </table:table-row>
        <table:table-row table:style-name="ro226">
          <table:table-cell table:style-name="ce332"/>
          <table:table-cell table:style-name="ce360" office:value-type="string">
            <text:p>ADS-020</text:p>
          </table:table-cell>
          <table:table-cell table:style-name="ce410"/>
          <table:table-cell table:style-name="ce449" office:value-type="string">
            <text:p>HMDA Race Designation Other Asian Description</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HMDARaceDesignationOtherAsnDesc</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RACES HMDA_RACE_EXTENSION HMDA_RACE_DESIGNATIONS HMDA_RACE_DESIGNATION HMDARaceDesignationOtherAsianDescription&gt;</text:p>
          </table:table-cell>
          <table:table-cell table:style-name="ce695" table:number-columns-repeated="1010"/>
        </table:table-row>
        <table:table-row table:style-name="ro198">
          <table:table-cell table:style-name="ce332"/>
          <table:table-cell table:style-name="ce360" office:value-type="string">
            <text:p>ADS-030</text:p>
          </table:table-cell>
          <table:table-cell table:style-name="ce410"/>
          <table:table-cell table:style-name="ce449" office:value-type="string">
            <text:p>Value</text:p>
          </table:table-cell>
          <table:table-cell table:style-name="ce502" office:value-type="float" office:value="39">
            <text:p>39</text:p>
          </table:table-cell>
          <table:table-cell table:style-name="ce360" office:value-type="string">
            <text:p>50</text:p>
          </table:table-cell>
          <table:table-cell table:style-name="ce360"/>
          <table:table-cell table:style-name="ce594" office:value-type="string">
            <text:p>Format: Alphanumeric</text:p>
            <text:p/>
            <text:p>Value should be in the following format:</text:p>
            <text:p>SSN(no dashes):<text:span text:style-name="T15">n</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text:span><text:span text:style-name="T13"> : </text:span><text:span text:style-name="T14">) is allocated as an ADS-030 delimiter and should not be used in any description text.</text:span></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5">n</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text:span><text:span text:style-name="T13"> : </text:span><text:span text:style-name="T14">) is allocated as an ADS-030 delimiter and should not be used in any description text.</text:span></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5">n</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text:span><text:span text:style-name="T13"> : </text:span><text:span text:style-name="T14">) is allocated as an ADS-030 delimiter and should not be used in any description text.</text:span></text:p>
            <text:p><text:span text:style-name="T14"/></text:p>
            <text:p><text:span text:style-name="T14"/></text:p>
            <text:p><text:span text:style-name="T14"/></text:p>
          </table:table-cell>
          <table:table-cell table:style-name="ce637" office:value-type="string">
            <text:p/>
            <text:p/>
            <text:p/>
            <text:p/>
          </table:table-cell>
          <table:table-cell table:style-name="ce449" table:number-columns-repeated="3"/>
          <table:table-cell table:style-name="ce410" table:content-validation-name="val2" office:value-type="string">
            <text:p>C</text:p>
          </table:table-cell>
          <table:table-cell table:style-name="ce449"/>
          <table:table-cell table:style-name="ce692" table:number-columns-repeated="1010"/>
        </table:table-row>
        <table:table-row table:style-name="ro227">
          <table:table-cell table:style-name="ce332"/>
          <table:table-cell table:style-name="ce360" office:value-type="string">
            <text:p>ADS-020</text:p>
          </table:table-cell>
          <table:table-cell table:style-name="ce410"/>
          <table:table-cell table:style-name="ce449" office:value-type="string">
            <text:p>HMDA Race Designation Other Pacific Islander Description </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HMDARaceDesignationOtherPIDesc</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RACES HMDA_RACE_EXTENSION HMDA_RACE_DESIGNATIONS HMDA_RACE_DESIGNATION HMDARaceDesignationOtherPacificIslanderDescription&gt;</text:p>
          </table:table-cell>
          <table:table-cell table:style-name="ce695" table:number-columns-repeated="1010"/>
        </table:table-row>
        <table:table-row table:style-name="ro228">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3">)</text:span><text:span text:style-name="T14">:n</text:span><text:span text:style-name="T13">:</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 : ) is allocated as an ADS-030 delimiter and should not be used in any description text.</text:span></text:p>
            <text:p><text:span text:style-name="T14"/></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n</text:span><text:span text:style-name="T13">:</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 : ) is allocated as an ADS-030 delimiter and should not be used in any description text.</text:span></text:p>
            <text:p><text:span text:style-name="T14"/></text:p>
            <text:p><text:span text:style-name="T14"/></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n</text:span><text:span text:style-name="T13">:</text:span><text:span text:style-name="T14">Value</text:span></text:p>
            <text:p><text:span text:style-name="T14">Where </text:span><text:span text:style-name="T15">n</text:span><text:span text:style-name="T14"> is a segment number that groups this race designation type with HMDARaceType. </text:span></text:p>
            <text:p><text:span text:style-name="T14"/></text:p>
            <text:p><text:span text:style-name="T14">Description should not exceed 38 characters.</text:span></text:p>
            <text:p><text:span text:style-name="T14">Description segment may repeat for same borrower, if description exceeds 38 characters.</text:span></text:p>
            <text:p><text:span text:style-name="T14"/></text:p>
            <text:p><text:span text:style-name="T14">Description should not contain special characters</text:span></text:p>
            <text:p><text:span text:style-name="T14">The colon character ( : ) is allocated as an ADS-030 delimiter and should not be used in any description text.</text:span></text:p>
            <text:p><text:span text:style-name="T14"/></text:p>
            <text:p><text:span text:style-name="T14"/></text:p>
            <text:p><text:span text:style-name="T14"/></text:p>
            <text:p><text:span text:style-name="T14"/></text:p>
          </table:table-cell>
          <table:table-cell table:style-name="ce476" office:value-type="string">
            <text:p/>
            <text:p/>
            <text:p/>
            <text:p/>
          </table:table-cell>
          <table:table-cell table:style-name="ce476" table:number-columns-repeated="3"/>
          <table:table-cell table:style-name="ce432" table:content-validation-name="val2" office:value-type="string">
            <text:p>C</text:p>
          </table:table-cell>
          <table:table-cell table:style-name="ce476"/>
          <table:table-cell table:style-name="ce692" table:number-columns-repeated="1010"/>
        </table:table-row>
        <table:table-row table:style-name="ro127">
          <table:table-cell table:style-name="ce332"/>
          <table:table-cell table:style-name="ce360" office:value-type="string">
            <text:p>ADS-020</text:p>
          </table:table-cell>
          <table:table-cell table:style-name="ce410"/>
          <table:table-cell table:style-name="ce449" office:value-type="string">
            <text:p>HMDA Race Type Additional Description</text:p>
          </table:table-cell>
          <table:table-cell table:style-name="ce502" office:value-type="float" office:value="4">
            <text:p>4</text:p>
          </table:table-cell>
          <table:table-cell table:style-name="ce360" office:value-type="string">
            <text:p>38</text:p>
          </table:table-cell>
          <table:table-cell table:style-name="ce360"/>
          <table:table-cell table:style-name="ce482" office:value-type="string">
            <text:p>Format: Text</text:p>
          </table:table-cell>
          <table:table-cell table:style-name="ce449" office:value-type="string">
            <text:p>Must equal HMDARaceTypeAdditionalDescription</text:p>
          </table:table-cell>
          <table:table-cell table:style-name="ce449" table:number-columns-repeated="3"/>
          <table:table-cell table:style-name="ce410" table:content-validation-name="val2" office:value-type="string">
            <text:p>C</text:p>
          </table:table-cell>
          <table:table-cell table:style-name="ce449" office:value-type="string">
            <text:p>&lt;BORROWER GOVERNMENT_MONITORING GOVERNMENT_MONITORING_EXTENSION HMDA_RACES HMDA_RACE_EXTENSION HMDA_RACE_DETAIL HMDARaceTypeAdditionalDescription&gt;</text:p>
          </table:table-cell>
          <table:table-cell table:style-name="ce695" table:number-columns-repeated="1010"/>
        </table:table-row>
        <table:table-row table:style-name="ro198">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n:Value</text:p>
            <text:p>Where n is a sequence number that groups this race designation type with HMDARaceType. </text:p>
            <text:p/>
            <text:p>Description should not exceed 38 characters.</text:p>
            <text:p>Description segment may repeat for same borrower, if description exceeds 38 characters.</text:p>
            <text:p/>
            <text:p>Description should not contain special characters</text:p>
            <text:p>The colon character ( : ) is allocated as an ADS-030 delimiter and should not be used in any description text.</text:p>
            <text:p/>
            <text:p/>
            <text:p>Format: Alphanumeric</text:p>
            <text:p/>
            <text:p>Value should be in the following format:</text:p>
            <text:p>SSN(no dashes):n:Value</text:p>
            <text:p>Where n is a sequence number that groups this race designation type with HMDARaceType. </text:p>
            <text:p/>
            <text:p>Description should not exceed 38 characters.</text:p>
            <text:p>Description segment may repeat for same borrower, if description exceeds 38 characters.</text:p>
            <text:p/>
            <text:p>Description should not contain special characters</text:p>
            <text:p>The colon character ( : ) is allocated as an ADS-030 delimiter and should not be used in any description text.</text:p>
            <text:p/>
            <text:p/>
            <text:p>Format: Alphanumeric</text:p>
            <text:p/>
            <text:p>Value should be in the following format:</text:p>
            <text:p>SSN(no dashes):n:Value</text:p>
            <text:p>Where n is a sequence number that groups this race designation type with HMDARaceType. </text:p>
            <text:p/>
            <text:p>Description should not exceed 38 characters.</text:p>
            <text:p>Description segment may repeat for same borrower, if description exceeds 38 characters.</text:p>
            <text:p/>
            <text:p>Description should not contain special characters</text:p>
            <text:p>The colon character ( : ) is allocated as an ADS-030 delimiter and should not be used in any description text.</text:p>
            <text:p/>
            <text:p/>
            <text:p/>
          </table:table-cell>
          <table:table-cell table:style-name="ce476" table:number-columns-repeated="4"/>
          <table:table-cell table:style-name="ce432" table:content-validation-name="val2" office:value-type="string">
            <text:p>C</text:p>
          </table:table-cell>
          <table:table-cell table:style-name="ce476"/>
          <table:table-cell table:style-name="ce692" table:number-columns-repeated="1010"/>
        </table:table-row>
        <table:table-row table:style-name="ro132">
          <table:table-cell table:style-name="ce332"/>
          <table:table-cell table:style-name="ce360" office:value-type="string">
            <text:p>ADS-020</text:p>
          </table:table-cell>
          <table:table-cell table:style-name="ce410"/>
          <table:table-cell table:style-name="ce449" office:value-type="string">
            <text:p>HMDA Ethnicity Collected Based On Visual Observation Or Surname Indicato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HMDAEthnicityCollectedBasedOnVisual</text:p>
            <text:p>Must equal HMDAEthnicityCollectedBasedOnVisual</text:p>
            <text:p>Must equal HMDAEthnicityCollectedBasedOnVisual</text:p>
            <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EthnicityCollectedBasedOnVisualObservationOrSurnameIndicator&gt;</text:p>
          </table:table-cell>
          <table:table-cell table:style-name="ce695" table:number-columns-repeated="1010"/>
        </table:table-row>
        <table:table-row table:style-name="ro229">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text:p>
          </table:table-cell>
          <table:table-cell table:style-name="ce476" office:value-type="string">
            <text:p>Y = Yes</text:p>
            <text:p>N = NoY = Yes</text:p>
            <text:p>N = NoY = Yes</text:p>
            <text:p>N = No</text:p>
          </table:table-cell>
          <table:table-cell table:style-name="ce476" table:number-columns-repeated="3"/>
          <table:table-cell table:style-name="ce432" table:content-validation-name="val2" office:value-type="string">
            <text:p>R</text:p>
          </table:table-cell>
          <table:table-cell table:style-name="ce476"/>
          <table:table-cell table:style-name="ce692" table:number-columns-repeated="1010"/>
        </table:table-row>
        <table:table-row table:style-name="ro230">
          <table:table-cell table:style-name="ce332"/>
          <table:table-cell table:style-name="ce360" office:value-type="string">
            <text:p>ADS-020</text:p>
          </table:table-cell>
          <table:table-cell table:style-name="ce410"/>
          <table:table-cell table:style-name="ce449" office:value-type="string">
            <text:p>HMDA Gender Collected Based On Visual Observation Or Name Indicato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HMDAGenderCollectedBasedOnVisual</text:p>
            <text:p>Must equal HMDAGenderCollectedBasedOnVisual</text:p>
            <text:p>Must equal HMDAGenderCollectedBasedOnVisual</text:p>
            <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GenderCollectedBasedOnVisualObservationOrNameIndicator&gt;</text:p>
          </table:table-cell>
          <table:table-cell table:style-name="ce695" table:number-columns-repeated="1010"/>
        </table:table-row>
        <table:table-row table:style-name="ro229">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text:p>
          </table:table-cell>
          <table:table-cell table:style-name="ce476" office:value-type="string">
            <text:p>Y = Yes</text:p>
            <text:p>N = NoY = Yes</text:p>
            <text:p>N = NoY = Yes</text:p>
            <text:p>N = No</text:p>
          </table:table-cell>
          <table:table-cell table:style-name="ce476" table:number-columns-repeated="3"/>
          <table:table-cell table:style-name="ce432" table:content-validation-name="val2" office:value-type="string">
            <text:p>R</text:p>
          </table:table-cell>
          <table:table-cell table:style-name="ce476"/>
          <table:table-cell table:style-name="ce692" table:number-columns-repeated="1010"/>
        </table:table-row>
        <table:table-row table:style-name="ro163">
          <table:table-cell table:style-name="ce332"/>
          <table:table-cell table:style-name="ce360" office:value-type="string">
            <text:p>ADS-020</text:p>
          </table:table-cell>
          <table:table-cell table:style-name="ce410"/>
          <table:table-cell table:style-name="ce449" office:value-type="string">
            <text:p>HMDA Race Collected Based On Visual Observation Or Surname Indicator</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HMDARaceCollectedBasedOnVisual</text:p>
            <text:p>Must equal HMDARaceCollectedBasedOnVisual</text:p>
            <text:p/>
          </table:table-cell>
          <table:table-cell table:style-name="ce449" table:number-columns-repeated="3"/>
          <table:table-cell table:style-name="ce410" table:content-validation-name="val2" office:value-type="string">
            <text:p>R</text:p>
          </table:table-cell>
          <table:table-cell table:style-name="ce449" office:value-type="string">
            <text:p>&lt;BORROWER GOVERNMENT_MONITORING GOVERNMENT_MONITORING_EXTENSION GOVERNMENT_MONITORING_DETAIL HMDARaceCollectedBasedOnVisualObservationOrSurnameIndicator&gt;</text:p>
          </table:table-cell>
          <table:table-cell table:style-name="ce695" table:number-columns-repeated="1010"/>
        </table:table-row>
        <table:table-row table:style-name="ro206">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text:p>
          </table:table-cell>
          <table:table-cell table:style-name="ce476" office:value-type="string">
            <text:p>Y = Yes</text:p>
            <text:p>N = NoY = Yes</text:p>
            <text:p>N = No</text:p>
          </table:table-cell>
          <table:table-cell table:style-name="ce476" table:number-columns-repeated="3"/>
          <table:table-cell table:style-name="ce432" table:content-validation-name="val2" office:value-type="string">
            <text:p>R</text:p>
          </table:table-cell>
          <table:table-cell table:style-name="ce476"/>
          <table:table-cell table:style-name="ce692" table:number-columns-repeated="1010"/>
        </table:table-row>
        <table:table-row table:style-name="ro33">
          <table:table-cell table:style-name="ce332"/>
          <table:table-cell table:style-name="ce360" office:value-type="string">
            <text:p>ADS-020</text:p>
          </table:table-cell>
          <table:table-cell table:style-name="ce410"/>
          <table:table-cell table:style-name="ce449" office:value-type="string">
            <text:p>Application Taken Method Type</text:p>
          </table:table-cell>
          <table:table-cell table:style-name="ce502" office:value-type="float" office:value="4">
            <text:p>4</text:p>
          </table:table-cell>
          <table:table-cell table:style-name="ce360" office:value-type="string">
            <text:p>35</text:p>
          </table:table-cell>
          <table:table-cell table:style-name="ce360"/>
          <table:table-cell table:style-name="ce482" office:value-type="string">
            <text:p>Format: Text</text:p>
          </table:table-cell>
          <table:table-cell table:style-name="ce449" office:value-type="string">
            <text:p>Must equal ApplicationTakenMethodType</text:p>
          </table:table-cell>
          <table:table-cell table:style-name="ce449" table:number-columns-repeated="3"/>
          <table:table-cell table:style-name="ce410" table:content-validation-name="val2"/>
          <table:table-cell table:style-name="ce449" office:value-type="string">
            <text:p>&lt;BORROWER GOVERNMENT_MONITORING GOVERNMENT_MONITORING_EXTENSION GOVERNMENT_MONITORING_DETAIL ApplicationTakenMethodType&gt;</text:p>
          </table:table-cell>
          <table:table-cell table:style-name="ce690" table:number-columns-repeated="1010"/>
        </table:table-row>
        <table:table-row table:style-name="ro35">
          <table:table-cell table:style-name="ce332"/>
          <table:table-cell table:style-name="ce389" office:value-type="string">
            <text:p>ADS-030</text:p>
          </table:table-cell>
          <table:table-cell table:style-name="ce432"/>
          <table:table-cell table:style-name="ce476" office:value-type="string">
            <text:p>Value</text:p>
          </table:table-cell>
          <table:table-cell table:style-name="ce432" office:value-type="float" office:value="39">
            <text:p>39</text:p>
          </table:table-cell>
          <table:table-cell table:style-name="ce389" office:value-type="string">
            <text:p>50</text:p>
          </table:table-cell>
          <table:table-cell table:style-name="ce389"/>
          <table:table-cell table:style-name="ce594" office:value-type="string">
            <text:p>Format: Alphanumeric</text:p>
            <text:p/>
            <text:p>Value should be in the following format:</text:p>
            <text:p>SSN(no dashes)<text:span text:style-name="T13">:</text:span><text:span text:style-name="T14">Value </text:span></text:p>
            <text:p><text:span text:style-name="T14"/></text:p>
            <text:p><text:span text:style-name="T14">Format: Alphanumeric</text:span></text:p>
            <text:p><text:span text:style-name="T14"/></text:p>
            <text:p><text:span text:style-name="T14">Value should be in the following format:</text:span></text:p>
            <text:p><text:span text:style-name="T14">SSN(no dashes)</text:span><text:span text:style-name="T13">:</text:span><text:span text:style-name="T14">Value </text:span></text:p>
            <text:p><text:span text:style-name="T14"/></text:p>
            <text:p><text:span text:style-name="T14"/></text:p>
          </table:table-cell>
          <table:table-cell table:style-name="ce476" office:value-type="string">
            <text:p>FaceToFace</text:p>
            <text:p>Mail</text:p>
            <text:p>Telephone</text:p>
            <text:p>InternetFaceToFace</text:p>
            <text:p>Mail</text:p>
            <text:p>Telephone</text:p>
            <text:p>Internet</text:p>
          </table:table-cell>
          <table:table-cell table:style-name="ce476" table:number-columns-repeated="3"/>
          <table:table-cell table:style-name="ce432" table:content-validation-name="val2"/>
          <table:table-cell table:style-name="ce476"/>
          <table:table-cell table:style-name="ce695" table:number-columns-repeated="1010"/>
        </table:table-row>
        <table:table-row table:style-name="ro141">
          <table:table-cell table:style-name="ce333"/>
          <table:table-cell table:style-name="ce373"/>
          <table:table-cell table:style-name="ce421"/>
          <table:table-cell table:style-name="ce461" office:value-type="string">
            <text:p>&lt;N/L&gt;</text:p>
          </table:table-cell>
          <table:table-cell table:style-name="ce420"/>
          <table:table-cell table:style-name="ce373" table:number-columns-repeated="2"/>
          <table:table-cell table:style-name="ce582" office:value-type="string">
            <text:p>End of record: Length=88</text:p>
          </table:table-cell>
          <table:table-cell table:style-name="ce461"/>
          <table:table-cell table:style-name="ce420" table:content-validation-name="val2" table:number-columns-repeated="2"/>
          <table:table-cell table:style-name="ce420" table:content-validation-name="val3"/>
          <table:table-cell table:style-name="ce420" table:content-validation-name="val2"/>
          <table:table-cell table:style-name="ce673"/>
          <table:table-cell table:style-name="ce695" table:number-columns-repeated="1010"/>
        </table:table-row>
        <table:table-row table:style-name="ro141">
          <table:table-cell table:style-name="ce332"/>
          <table:table-cell table:style-name="ce369" office:value-type="string">
            <text:p>SCA-010</text:p>
          </table:table-cell>
          <table:table-cell table:style-name="ce417" office:value-type="string">
            <text:p>Score</text:p>
          </table:table-cell>
          <table:table-cell table:style-name="ce370" office:value-type="string">
            <text:p>SCA</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Score</text:p>
          </table:table-cell>
          <table:table-cell table:style-name="ce370"/>
          <table:table-cell table:style-name="ce416" table:content-validation-name="val2" table:number-columns-repeated="2"/>
          <table:table-cell table:style-name="ce416" table:content-validation-name="val3"/>
          <table:table-cell table:style-name="ce416" table:content-validation-name="val2"/>
          <table:table-cell table:style-name="ce370"/>
          <table:table-cell table:style-name="ce695" table:number-columns-repeated="1010"/>
        </table:table-row>
        <table:table-row table:style-name="ro155">
          <table:table-cell table:style-name="ce332"/>
          <table:table-cell table:style-name="ce360" office:value-type="string">
            <text:p>SCA-020</text:p>
          </table:table-cell>
          <table:table-cell table:style-name="ce410" office:value-type="string">
            <text:p>Score</text:p>
          </table:table-cell>
          <table:table-cell table:style-name="ce449" office:value-type="string">
            <text:p>Score ID</text:p>
          </table:table-cell>
          <table:table-cell table:style-name="ce502" office:value-type="float" office:value="4">
            <text:p>4</text:p>
          </table:table-cell>
          <table:table-cell table:style-name="ce360" office:value-type="string">
            <text:p>3</text:p>
          </table:table-cell>
          <table:table-cell table:style-name="ce360"/>
          <table:table-cell table:style-name="ce482" office:value-type="string">
            <text:p>Note : Do not send multiple score types. One or more of the same score type may be passed.</text:p>
          </table:table-cell>
          <table:table-cell table:style-name="ce449" office:value-type="string">
            <text:p>Fannie Mae “Score ID” :</text:p>
            <text:p>001 = PMI Aura AQI Score</text:p>
            <text:p>002 = GE IQ Score</text:p>
            <text:p>003 = UGI AccuscoreFannie Mae “Score ID” :</text:p>
            <text:p>001 = PMI Aura AQI Score</text:p>
            <text:p>002 = GE IQ Score</text:p>
            <text:p>003 = UGI Accuscore</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DDITIONAL_CASE_DATA MORTGAGE_SCORE _Type&gt;</text:p>
          </table:table-cell>
          <table:table-cell table:style-name="ce695" table:number-columns-repeated="1010"/>
        </table:table-row>
        <table:table-row table:style-name="ro33">
          <table:table-cell table:style-name="ce332"/>
          <table:table-cell table:style-name="ce360" office:value-type="string">
            <text:p>SCA-030</text:p>
          </table:table-cell>
          <table:table-cell table:style-name="ce410" office:value-type="string">
            <text:p>Score</text:p>
          </table:table-cell>
          <table:table-cell table:style-name="ce449" office:value-type="string">
            <text:p>Score</text:p>
          </table:table-cell>
          <table:table-cell table:style-name="ce410" office:value-type="float" office:value="7">
            <text:p>7</text:p>
          </table:table-cell>
          <table:table-cell table:style-name="ce360" office:value-type="string">
            <text:p>3</text:p>
          </table:table-cell>
          <table:table-cell table:style-name="ce360"/>
          <table:table-cell table:style-name="ce482" office:value-type="string">
            <text:p>The score value associated with the Score ID.</text:p>
            <text:p/>
            <text:p>Score ValueThe score value associated with the Score ID.</text:p>
            <text:p/>
            <text:p>Score Value</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DDITIONAL_CASE_DATA MORTGAGE_SCORE _Value&gt;</text:p>
          </table:table-cell>
          <table:table-cell table:style-name="ce696" table:number-columns-repeated="1010"/>
        </table:table-row>
        <table:table-row table:style-name="ro35">
          <table:table-cell table:style-name="ce332"/>
          <table:table-cell table:style-name="ce360" office:value-type="string">
            <text:p>SCA-040</text:p>
          </table:table-cell>
          <table:table-cell table:style-name="ce410" office:value-type="string">
            <text:p>Score</text:p>
          </table:table-cell>
          <table:table-cell table:style-name="ce449" office:value-type="string">
            <text:p>Score Date</text:p>
          </table:table-cell>
          <table:table-cell table:style-name="ce502" office:value-type="float" office:value="10">
            <text:p>10</text:p>
          </table:table-cell>
          <table:table-cell table:style-name="ce360" office:value-type="string">
            <text:p>8</text:p>
          </table:table-cell>
          <table:table-cell table:style-name="ce360"/>
          <table:table-cell table:style-name="ce482" office:value-type="string">
            <text:p>Date that the score was received from the Mortgage Scoring engine.</text:p>
            <text:p/>
            <text:p>Format: CCYYMMDDDate that the score was received from the Mortgage Scoring engine.</text:p>
            <text:p/>
            <text:p>Format: CCYYMMDD</text:p>
          </table:table-cell>
          <table:table-cell table:style-name="ce53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ADDITIONAL_CASE_DATA MORTGAGE_SCORE _Date&gt;</text:p>
          </table:table-cell>
          <table:table-cell table:style-name="ce691" table:number-columns-repeated="1010"/>
        </table:table-row>
        <table:table-row table:style-name="ro35">
          <table:table-cell table:style-name="ce342"/>
          <table:table-cell table:style-name="ce382"/>
          <table:table-cell table:style-name="ce421"/>
          <table:table-cell table:style-name="ce461" office:value-type="string">
            <text:p>&lt;N/L&gt;</text:p>
          </table:table-cell>
          <table:table-cell table:style-name="ce517"/>
          <table:table-cell table:style-name="ce382" table:number-columns-repeated="2"/>
          <table:table-cell table:style-name="ce582" office:value-type="string">
            <text:p>End of record: Length=17</text:p>
          </table:table-cell>
          <table:table-cell table:style-name="ce461"/>
          <table:table-cell table:style-name="ce517" table:content-validation-name="val2" table:number-columns-repeated="2"/>
          <table:table-cell table:style-name="ce517" table:content-validation-name="val3"/>
          <table:table-cell table:style-name="ce517" table:content-validation-name="val2"/>
          <table:table-cell table:style-name="ce673"/>
          <table:table-cell table:style-name="ce691" table:number-columns-repeated="1010"/>
        </table:table-row>
        <table:table-row table:style-name="ro35">
          <table:table-cell table:style-name="ce332"/>
          <table:table-cell table:style-name="ce393" office:value-type="string">
            <text:p>000-010</text:p>
          </table:table-cell>
          <table:table-cell table:style-name="ce393"/>
          <table:table-cell table:style-name="ce479" office:value-type="string">
            <text:p>000</text:p>
          </table:table-cell>
          <table:table-cell table:style-name="ce522" office:value-type="float" office:value="1">
            <text:p>1</text:p>
          </table:table-cell>
          <table:table-cell table:style-name="ce393" office:value-type="float" office:value="3">
            <text:p>3</text:p>
          </table:table-cell>
          <table:table-cell table:style-name="ce562" office:value-type="string">
            <text:p>S</text:p>
          </table:table-cell>
          <table:table-cell table:style-name="ce479" office:value-type="string">
            <text:p>Record ID: File Identification</text:p>
          </table:table-cell>
          <table:table-cell table:style-name="ce638"/>
          <table:table-cell table:number-columns-repeated="4" table:style-name="ce416" table:content-validation-name="val1" office:value-type="string">
            <text:p>R</text:p>
          </table:table-cell>
          <table:table-cell table:style-name="ce370" office:value-type="string">
            <text:p>No Corresponding MISMO Attribute</text:p>
          </table:table-cell>
          <table:table-cell table:style-name="ce691" table:number-columns-repeated="1010"/>
        </table:table-row>
        <table:table-row table:style-name="ro22">
          <table:table-cell table:style-name="ce332"/>
          <table:table-cell table:style-name="ce361" office:value-type="string">
            <text:p>000-020</text:p>
          </table:table-cell>
          <table:table-cell table:style-name="ce361"/>
          <table:table-cell table:style-name="ce457" office:value-type="string">
            <text:p>File Type</text:p>
          </table:table-cell>
          <table:table-cell table:style-name="ce498" office:value-type="string">
            <text:p>4</text:p>
          </table:table-cell>
          <table:table-cell table:style-name="ce361" office:value-type="string">
            <text:p>3</text:p>
          </table:table-cell>
          <table:table-cell table:style-name="ce556"/>
          <table:table-cell table:style-name="ce457"/>
          <table:table-cell table:style-name="ce616" office:value-type="string">
            <text:p>11 = Product Data</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0" table:number-columns-repeated="1010"/>
        </table:table-row>
        <table:table-row table:style-name="ro141">
          <table:table-cell table:style-name="ce332"/>
          <table:table-cell table:style-name="ce361" office:value-type="string">
            <text:p>000-030</text:p>
          </table:table-cell>
          <table:table-cell table:style-name="ce361"/>
          <table:table-cell table:style-name="ce457" office:value-type="string">
            <text:p>File Version ID</text:p>
          </table:table-cell>
          <table:table-cell table:style-name="ce498" office:value-type="string">
            <text:p>7</text:p>
          </table:table-cell>
          <table:table-cell table:style-name="ce361" office:value-type="string">
            <text:p>5</text:p>
          </table:table-cell>
          <table:table-cell table:style-name="ce556"/>
          <table:table-cell table:style-name="ce457" office:value-type="string">
            <text:p>File Version</text:p>
          </table:table-cell>
          <table:table-cell table:style-name="ce457" office:value-type="string">
            <text:p>File Version = 3.20</text:p>
          </table:table-cell>
          <table:table-cell table:number-columns-repeated="2" table:style-name="ce410" table:content-validation-name="val2" office:value-type="string">
            <text:p>R</text:p>
          </table:table-cell>
          <table:table-cell table:style-name="ce410" table:content-validation-name="val3" office:value-type="string">
            <text:p>R</text:p>
          </table:table-cell>
          <table:table-cell table:style-name="ce410" table:content-validation-name="val2" office:value-type="string">
            <text:p>R</text:p>
          </table:table-cell>
          <table:table-cell table:style-name="ce449" office:value-type="string">
            <text:p>No Corresponding MISMO Attribute</text:p>
          </table:table-cell>
          <table:table-cell table:style-name="ce693" table:number-columns-repeated="1010"/>
        </table:table-row>
        <table:table-row table:style-name="ro219">
          <table:table-cell table:style-name="ce333"/>
          <table:table-cell table:style-name="ce373"/>
          <table:table-cell table:style-name="ce421"/>
          <table:table-cell table:style-name="ce461" office:value-type="string">
            <text:p>&lt;N/L&gt;</text:p>
          </table:table-cell>
          <table:table-cell table:style-name="ce420"/>
          <table:table-cell table:style-name="ce373" table:number-columns-repeated="2"/>
          <table:table-cell table:style-name="ce582" office:value-type="string">
            <text:p>End of record: Length=11</text:p>
          </table:table-cell>
          <table:table-cell table:style-name="ce461"/>
          <table:table-cell table:style-name="ce420" table:content-validation-name="val2" table:number-columns-repeated="2"/>
          <table:table-cell table:style-name="ce420" table:content-validation-name="val3"/>
          <table:table-cell table:style-name="ce420" table:content-validation-name="val2"/>
          <table:table-cell table:style-name="ce673"/>
          <table:table-cell table:style-name="ce695" table:number-columns-repeated="1010"/>
        </table:table-row>
        <table:table-row table:style-name="ro231">
          <table:table-cell table:style-name="ce332"/>
          <table:table-cell table:style-name="ce369" office:value-type="string">
            <text:p>LNC-010</text:p>
          </table:table-cell>
          <table:table-cell table:style-name="ce417" office:value-type="string">
            <text:p>Loan Characteristics</text:p>
          </table:table-cell>
          <table:table-cell table:style-name="ce459" office:value-type="string">
            <text:p>LNC</text:p>
          </table:table-cell>
          <table:table-cell table:style-name="ce504" office:value-type="float" office:value="1">
            <text:p>1</text:p>
          </table:table-cell>
          <table:table-cell table:style-name="ce368" office:value-type="string">
            <text:p>3</text:p>
          </table:table-cell>
          <table:table-cell table:style-name="ce368" office:value-type="string">
            <text:p>S</text:p>
          </table:table-cell>
          <table:table-cell table:style-name="ce580" office:value-type="string">
            <text:p>Record ID-</text:p>
            <text:p>Loan Characteristics for EligibilityRecord ID-</text:p>
            <text:p>Loan Characteristics for Eligibility</text:p>
          </table:table-cell>
          <table:table-cell table:style-name="ce370"/>
          <table:table-cell table:number-columns-repeated="2" table:style-name="ce504" table:content-validation-name="val2" office:value-type="string">
            <text:p>R</text:p>
          </table:table-cell>
          <table:table-cell table:style-name="ce504" table:content-validation-name="val3" office:value-type="string">
            <text:p>R</text:p>
          </table:table-cell>
          <table:table-cell table:style-name="ce504" table:content-validation-name="val2" office:value-type="string">
            <text:p>R</text:p>
          </table:table-cell>
          <table:table-cell table:style-name="ce370"/>
          <table:table-cell table:style-name="ce695" table:number-columns-repeated="1010"/>
        </table:table-row>
        <table:table-row table:style-name="ro232">
          <table:table-cell table:style-name="ce332"/>
          <table:table-cell table:style-name="ce360" office:value-type="string">
            <text:p>LNC-020</text:p>
          </table:table-cell>
          <table:table-cell table:style-name="ce410" office:value-type="string">
            <text:p>Loan</text:p>
          </table:table-cell>
          <table:table-cell table:style-name="ce449" office:value-type="string">
            <text:p>Lien Type Code</text:p>
          </table:table-cell>
          <table:table-cell table:style-name="ce410" office:value-type="float" office:value="4">
            <text:p>4</text:p>
          </table:table-cell>
          <table:table-cell table:style-name="ce360" office:value-type="string">
            <text:p>1</text:p>
          </table:table-cell>
          <table:table-cell table:style-name="ce360"/>
          <table:table-cell table:style-name="ce482" office:value-type="string">
            <text:p>Indicates whether the loan being applied for is the first or a subordinate trust on the property.</text:p>
          </table:table-cell>
          <table:table-cell table:style-name="ce449" office:value-type="string">
            <text:p>EDI Data Element 1101:</text:p>
            <text:p>1 = First Mortgage</text:p>
            <text:p>2 = Second Mortgage</text:p>
            <text:p>F = Other MortgageEDI Data Element 1101:</text:p>
            <text:p>1 = First Mortgage</text:p>
            <text:p>2 = Second Mortgage</text:p>
            <text:p>F = Other Mortgage</text:p>
          </table:table-cell>
          <table:table-cell table:style-name="ce410" table:content-validation-name="val2" office:value-type="string">
            <text:p>R</text:p>
          </table:table-cell>
          <table:table-cell table:style-name="ce410" table:content-validation-name="val2"/>
          <table:table-cell table:style-name="ce410" table:content-validation-name="val3"/>
          <table:table-cell table:style-name="ce410" table:content-validation-name="val2" office:value-type="string">
            <text:p>R</text:p>
          </table:table-cell>
          <table:table-cell table:style-name="ce449" office:value-type="string">
            <text:p>&lt;LOAN_PRODUCT_DATA LOAN_FEATURES LienPriorityType&gt;</text:p>
          </table:table-cell>
          <table:table-cell table:style-name="ce693" table:number-columns-repeated="1010"/>
        </table:table-row>
        <table:table-row table:style-name="ro35">
          <table:table-cell table:style-name="ce332"/>
          <table:table-cell table:style-name="ce360" office:value-type="string">
            <text:p>LNC-030</text:p>
          </table:table-cell>
          <table:table-cell table:style-name="ce410" office:value-type="string">
            <text:p>Loan</text:p>
          </table:table-cell>
          <table:table-cell table:style-name="ce449" office:value-type="string">
            <text:p>Loan Documentation Type Code</text:p>
          </table:table-cell>
          <table:table-cell table:style-name="ce410" office:value-type="float" office:value="5">
            <text:p>5</text:p>
          </table:table-cell>
          <table:table-cell table:style-name="ce360" office:value-type="string">
            <text:p>1</text:p>
          </table:table-cell>
          <table:table-cell table:style-name="ce360"/>
          <table:table-cell table:style-name="ce482" office:value-type="string">
            <text:p>A code indicating the level of documentation being collected to process and underwrite the loan. Mortgages and Home Equity Lines of Credit must be differentiated and specified as applicable in the case.</text:p>
          </table:table-cell>
          <table:table-cell table:style-name="ce449" office:value-type="string">
            <text:p>EDI Data Element 1103, Loan Documentation Type Code:</text:p>
            <text:p/>
            <text:p>A = Alternative (Non-traditional documentation used to determine the credit worthiness of a borrower)</text:p>
            <text:p>F = Full</text:p>
            <text:p>R = Reduced</text:p>
            <text:p>B = Streamlined Refinance</text:p>
            <text:p>C = No documentation</text:p>
            <text:p>D = No Ratio</text:p>
            <text:p>E = Limited Documentation</text:p>
            <text:p>U = No Income, No Employment and No Assets on 1003</text:p>
            <text:p>G = No Income and No Assets on 1003</text:p>
            <text:p>H = No Assets on 1003</text:p>
            <text:p>I = No Income and No Employment on 1003</text:p>
            <text:p>J = No Income on 1003</text:p>
            <text:p>K = No Verification of Stated Income, Employment or Assets</text:p>
            <text:p>L = No Verification of Stated Income or Assets</text:p>
            <text:p>M = No Verification of Stated Assets</text:p>
            <text:p>N = No Verification of Stated Income or Employment</text:p>
            <text:p>O = No Verification of Stated Income</text:p>
            <text:p>P = Verbal Verification of Employment</text:p>
            <text:p>Q = One paystub</text:p>
            <text:p>S = One paystub and VVOE</text:p>
            <text:p>T = One paystub and one W-2 and VVOE or one yr 1040</text:p>
            <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LoanDocumentationType&gt;</text:p>
          </table:table-cell>
          <table:table-cell table:style-name="ce693" table:number-columns-repeated="1010"/>
        </table:table-row>
        <table:table-row table:style-name="ro35">
          <table:table-cell table:style-name="ce332"/>
          <table:table-cell table:style-name="ce360" office:value-type="string">
            <text:p>LNC-040</text:p>
          </table:table-cell>
          <table:table-cell table:style-name="ce410" office:value-type="string">
            <text:p>Loan</text:p>
          </table:table-cell>
          <table:table-cell table:style-name="ce449" office:value-type="string">
            <text:p>Subject Property Type Code</text:p>
          </table:table-cell>
          <table:table-cell table:style-name="ce502" office:value-type="float" office:value="6">
            <text:p>6</text:p>
          </table:table-cell>
          <table:table-cell table:style-name="ce360" office:value-type="string">
            <text:p>2</text:p>
          </table:table-cell>
          <table:table-cell table:style-name="ce360"/>
          <table:table-cell table:style-name="ce482" office:value-type="string">
            <text:p>A code indicating the type of property used to secure the loan.</text:p>
            <text:p/>
            <text:p>Government Loans: </text:p>
            <text:p>05 and 11 are not valid for FHA loans. For FHA loans where the subject property is a condominium, you must populate one of the following values: 03, 07 or 09.</text:p>
            <text:p/>
            <text:p>05, 07, 10, 09 and 11 are NOT valid for VA submissions.</text:p>
          </table:table-cell>
          <table:table-cell table:style-name="ce449" office:value-type="string">
            <text:p>Fannie Mae Property Type Code:</text:p>
            <text:p>01 = Detached</text:p>
            <text:p>02 = Attached</text:p>
            <text:p>03 = Condominium</text:p>
            <text:p>04 = Planned Unit Development (PUD)</text:p>
            <text:p>05 = Co-Operative (Co-Op)</text:p>
            <text:p>07 = High Rise Condo</text:p>
            <text:p>08 = Manufactured Home</text:p>
            <text:p>09 = Detached Condo</text:p>
            <text:p>10 = Manufactured Home: Condo/PUD/Co-Op</text:p>
            <text:p>11 = Manufactured Home: MH Advantage</text:p>
          </table:table-cell>
          <table:table-cell table:number-columns-repeated="2" table:style-name="ce410" table:content-validation-name="val2" office:value-type="string">
            <text:p>R</text:p>
          </table:table-cell>
          <table:table-cell table:style-name="ce410" table:content-validation-name="val3"/>
          <table:table-cell table:style-name="ce410" table:content-validation-name="val2" office:value-type="string">
            <text:p>R</text:p>
          </table:table-cell>
          <table:table-cell table:style-name="ce449" office:value-type="string">
            <text:p>&lt;LOAN_PRODUCT_DATA LOAN_FEATURES GSEPropertyType&gt;</text:p>
          </table:table-cell>
          <table:table-cell table:style-name="ce695" table:number-columns-repeated="1010"/>
        </table:table-row>
        <table:table-row table:style-name="ro35">
          <table:table-cell table:style-name="ce332"/>
          <table:table-cell table:style-name="ce360" office:value-type="string">
            <text:p>LNC-050</text:p>
          </table:table-cell>
          <table:table-cell table:style-name="ce410" office:value-type="string">
            <text:p>Loan</text:p>
          </table:table-cell>
          <table:table-cell table:style-name="ce449" office:value-type="string">
            <text:p>Reserved for future use</text:p>
          </table:table-cell>
          <table:table-cell table:style-name="ce410" office:value-type="float" office:value="8">
            <text:p>8</text:p>
          </table:table-cell>
          <table:table-cell table:style-name="ce360" office:value-type="string">
            <text:p>2</text:p>
          </table:table-cell>
          <table:table-cell table:style-name="ce360"/>
          <table:table-cell table:style-name="ce596"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35">
          <table:table-cell table:style-name="ce332"/>
          <table:table-cell table:style-name="ce360" office:value-type="string">
            <text:p>LNC-060</text:p>
          </table:table-cell>
          <table:table-cell table:style-name="ce410" office:value-type="string">
            <text:p>Loan</text:p>
          </table:table-cell>
          <table:table-cell table:style-name="ce449" office:value-type="string">
            <text:p>Reserved for future use</text:p>
          </table:table-cell>
          <table:table-cell table:style-name="ce410" office:value-type="float" office:value="10">
            <text:p>10</text:p>
          </table:table-cell>
          <table:table-cell table:style-name="ce360" office:value-type="string">
            <text:p>2</text:p>
          </table:table-cell>
          <table:table-cell table:style-name="ce360"/>
          <table:table-cell table:style-name="ce596"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74">
          <table:table-cell table:style-name="ce332"/>
          <table:table-cell table:style-name="ce360" office:value-type="string">
            <text:p>LNC-070</text:p>
          </table:table-cell>
          <table:table-cell table:style-name="ce410" office:value-type="string">
            <text:p>Loan</text:p>
          </table:table-cell>
          <table:table-cell table:style-name="ce449" office:value-type="string">
            <text:p>Reserved for future use</text:p>
          </table:table-cell>
          <table:table-cell table:style-name="ce410" office:value-type="float" office:value="12">
            <text:p>12</text:p>
          </table:table-cell>
          <table:table-cell table:style-name="ce360" office:value-type="string">
            <text:p>2</text:p>
          </table:table-cell>
          <table:table-cell table:style-name="ce360"/>
          <table:table-cell table:style-name="ce596"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3" table:number-columns-repeated="1010"/>
        </table:table-row>
        <table:table-row table:style-name="ro35">
          <table:table-cell table:style-name="ce332"/>
          <table:table-cell table:style-name="ce360" office:value-type="string">
            <text:p>LNC-080</text:p>
          </table:table-cell>
          <table:table-cell table:style-name="ce410" office:value-type="string">
            <text:p>Loan</text:p>
          </table:table-cell>
          <table:table-cell table:style-name="ce449" office:value-type="string">
            <text:p>Reserved for future use</text:p>
          </table:table-cell>
          <table:table-cell table:style-name="ce410" office:value-type="float" office:value="14">
            <text:p>14</text:p>
          </table:table-cell>
          <table:table-cell table:style-name="ce360" office:value-type="string">
            <text:p>2</text:p>
          </table:table-cell>
          <table:table-cell table:style-name="ce360"/>
          <table:table-cell table:style-name="ce596" office:value-type="string">
            <text:p>Unused, pad with space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3" table:number-columns-repeated="1010"/>
        </table:table-row>
        <table:table-row table:style-name="ro35">
          <table:table-cell table:style-name="ce332" table:number-columns-spanned="1" table:number-rows-spanned="11"/>
          <table:table-cell table:style-name="ce360" office:value-type="string" table:number-columns-spanned="1" table:number-rows-spanned="11">
            <text:p>LNC-090</text:p>
          </table:table-cell>
          <table:table-cell table:style-name="ce410" office:value-type="string" table:number-columns-spanned="1" table:number-rows-spanned="11">
            <text:p>Loan</text:p>
          </table:table-cell>
          <table:table-cell table:style-name="ce449" office:value-type="string" table:number-columns-spanned="1" table:number-rows-spanned="11">
            <text:p>Project Classification Code</text:p>
          </table:table-cell>
          <table:table-cell table:style-name="ce410" office:value-type="float" office:value="16" table:number-columns-spanned="1" table:number-rows-spanned="11">
            <text:p>16</text:p>
          </table:table-cell>
          <table:table-cell table:style-name="ce360" office:value-type="string" table:number-columns-spanned="1" table:number-rows-spanned="11">
            <text:p>2</text:p>
          </table:table-cell>
          <table:table-cell table:style-name="ce360" table:number-columns-spanned="1" table:number-rows-spanned="11"/>
          <table:table-cell table:style-name="ce482" office:value-type="string" table:number-columns-spanned="1" table:number-rows-spanned="11">
            <text:p>A lender-assigned code defined by Fannie Mae to classify projects in compliance</text:p>
            <text:p>w/ Fannie Mae project guidelines.</text:p>
            <text:p/>
            <text:p>EarlyCheck - required for conventional loans</text:p>
          </table:table-cell>
          <table:table-cell table:style-name="ce449" office:value-type="string" table:number-columns-spanned="1" table:number-rows-spanned="11">
            <text:p>Fannie Project Classification Codes:</text:p>
            <text:p/>
            <text:p>04 = E PUD</text:p>
            <text:p>05 = F PUD"</text:p>
            <text:p>07 = 1 CO-OP</text:p>
            <text:p>08 = 2 CO-OP</text:p>
            <text:p>09 = P Condo</text:p>
            <text:p>10 = Q Condo</text:p>
            <text:p>11 = R Condo</text:p>
            <text:p>12 = S Condo</text:p>
            <text:p>13 = T Condo</text:p>
            <text:p>14 = U Condo</text:p>
            <text:p>15 = V Condo</text:p>
            <text:p>16 = G, not in a project or development</text:p>
          </table:table-cell>
          <table:table-cell table:style-name="ce410" table:content-validation-name="val2" table:number-columns-spanned="1" table:number-rows-spanned="11"/>
          <table:table-cell table:style-name="ce410" table:content-validation-name="val2" table:number-columns-spanned="1" table:number-rows-spanned="11"/>
          <table:table-cell table:style-name="ce410" table:content-validation-name="val3" table:number-columns-spanned="1" table:number-rows-spanned="11"/>
          <table:table-cell table:style-name="ce410" table:content-validation-name="val2" office:value-type="string" table:number-columns-spanned="1" table:number-rows-spanned="11">
            <text:p>C</text:p>
          </table:table-cell>
          <table:table-cell table:style-name="ce449" office:value-type="string" table:number-columns-spanned="1" table:number-rows-spanned="11">
            <text:p>&lt;LOAN_PRODUCT_DATA LOAN_FEATURES GSEProjectClassificationType&gt;</text:p>
          </table:table-cell>
          <table:table-cell table:style-name="ce695"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5"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5"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5"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3"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3"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3" table:number-columns-repeated="1010"/>
        </table:table-row>
        <table:table-row table:style-name="ro233">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3" table:number-columns-repeated="1010"/>
        </table:table-row>
        <table:table-row table:style-name="ro234">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3" table:number-columns-repeated="1010"/>
        </table:table-row>
        <table:table-row table:style-name="ro7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5" table:number-columns-repeated="1010"/>
        </table:table-row>
        <table:table-row table:style-name="ro2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597"/>
          <table:covered-table-cell table:style-name="ce480"/>
          <table:covered-table-cell table:number-columns-repeated="4" table:style-name="ce434"/>
          <table:covered-table-cell table:style-name="ce480"/>
          <table:table-cell table:style-name="ce695" table:number-columns-repeated="1010"/>
        </table:table-row>
        <table:table-row table:style-name="ro125">
          <table:table-cell table:style-name="ce332" table:number-columns-spanned="1" table:number-rows-spanned="2"/>
          <table:table-cell table:style-name="ce360" office:value-type="string" table:number-columns-spanned="1" table:number-rows-spanned="2">
            <text:p>LNC-100</text:p>
          </table:table-cell>
          <table:table-cell table:style-name="ce410" office:value-type="string" table:number-columns-spanned="1" table:number-rows-spanned="2">
            <text:p>Loan</text:p>
          </table:table-cell>
          <table:table-cell table:style-name="ce449" office:value-type="string" table:number-columns-spanned="1" table:number-rows-spanned="2">
            <text:p>Negative Amortization Limit Percent</text:p>
          </table:table-cell>
          <table:table-cell table:style-name="ce410" office:value-type="float" office:value="18" table:number-columns-spanned="1" table:number-rows-spanned="2">
            <text:p>18</text:p>
          </table:table-cell>
          <table:table-cell table:style-name="ce360" office:value-type="string" table:number-columns-spanned="1" table:number-rows-spanned="2">
            <text:p>7</text:p>
          </table:table-cell>
          <table:table-cell table:style-name="ce360" table:number-columns-spanned="1" table:number-rows-spanned="2"/>
          <table:table-cell table:style-name="ce482" office:value-type="string" table:number-columns-spanned="1" table:number-rows-spanned="2">
            <text:p>The maximum amount of negative amortization that may occur against the unpaid balance for the life of the loan, expressed as a percent of the original loan amount.</text:p>
            <text:p/>
            <text:p>Format: Z(3).Z(3)</text:p>
            <text:p/>
            <text:p>The Neg AM Limit should be populated with the lender’s value. If Neg AM Limit is greater than 100, DU will use the populated value to qualify Neg AM ARMs. If the field is not populated or is less than or equal to 100, DU will use a value of 115 percent (110 percent in New York state) of the loan amount.</text:p>
            <text:p/>
            <text:p><text:s/>Conditionally required for negatively amortizing ARM plans.</text:p>
            <text:p/>
          </table:table-cell>
          <table:table-cell table:style-name="ce449" table:number-columns-spanned="1" table:number-rows-spanned="2"/>
          <table:table-cell table:style-name="ce410" table:content-validation-name="val2" table:number-columns-spanned="1" table:number-rows-spanned="2"/>
          <table:table-cell table:style-name="ce410" table:content-validation-name="val2" table:number-columns-spanned="1" table:number-rows-spanned="2"/>
          <table:table-cell table:style-name="ce410" table:content-validation-name="val3" table:number-columns-spanned="1" table:number-rows-spanned="2"/>
          <table:table-cell table:style-name="ce410" table:content-validation-name="val2" table:number-columns-spanned="1" table:number-rows-spanned="2"/>
          <table:table-cell table:style-name="ce449" office:value-type="string" table:number-columns-spanned="1" table:number-rows-spanned="2">
            <text:p>&lt;LOAN_PRODUCT_DATA LOAN_FEATURES NegativeAmortizationLimitPercent&gt;</text:p>
          </table:table-cell>
          <table:table-cell table:style-name="ce693" table:number-columns-repeated="1010"/>
        </table:table-row>
        <table:table-row table:style-name="ro35">
          <table:covered-table-cell table:style-name="ce332"/>
          <table:covered-table-cell table:style-name="ce394"/>
          <table:covered-table-cell table:style-name="ce434"/>
          <table:covered-table-cell table:style-name="ce480"/>
          <table:covered-table-cell table:style-name="ce434"/>
          <table:covered-table-cell table:number-columns-repeated="2" table:style-name="ce394"/>
          <table:covered-table-cell table:style-name="ce482"/>
          <table:covered-table-cell table:style-name="ce449"/>
          <table:covered-table-cell table:number-columns-repeated="4" table:style-name="ce434"/>
          <table:covered-table-cell table:style-name="ce480"/>
          <table:table-cell table:style-name="ce693" table:number-columns-repeated="1010"/>
        </table:table-row>
        <table:table-row table:style-name="ro35">
          <table:table-cell table:style-name="ce332"/>
          <table:table-cell table:style-name="ce360" office:value-type="string">
            <text:p>LNC-110</text:p>
          </table:table-cell>
          <table:table-cell table:style-name="ce410" office:value-type="string">
            <text:p>Loan</text:p>
          </table:table-cell>
          <table:table-cell table:style-name="ce449" office:value-type="string">
            <text:p>Balloon Indicator</text:p>
          </table:table-cell>
          <table:table-cell table:style-name="ce502" office:value-type="float" office:value="25">
            <text:p>25</text:p>
          </table:table-cell>
          <table:table-cell table:style-name="ce360" office:value-type="string">
            <text:p>1</text:p>
          </table:table-cell>
          <table:table-cell table:style-name="ce360"/>
          <table:table-cell table:style-name="ce482" office:value-type="string">
            <text:p>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A code indicating whether or not a final balloon payment is required, under the terms of the loan repayment schedule, to fully pay off the loan.</text:p>
            <text:p/>
            <text:p>Government Loans: Balloons are not supported.</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R</text:p>
          </table:table-cell>
          <table:table-cell table:style-name="ce449" office:value-type="string">
            <text:p>&lt;LOAN_PRODUCT_DATA LOAN_FEATURES Balloon Indicator&gt;</text:p>
          </table:table-cell>
          <table:table-cell table:style-name="ce693" table:number-columns-repeated="1010"/>
        </table:table-row>
        <table:table-row table:style-name="ro141">
          <table:table-cell table:style-name="ce332"/>
          <table:table-cell table:style-name="ce360" office:value-type="string">
            <text:p>LNC-120</text:p>
          </table:table-cell>
          <table:table-cell table:style-name="ce410" office:value-type="string">
            <text:p>Loan</text:p>
          </table:table-cell>
          <table:table-cell table:style-name="ce449" office:value-type="string">
            <text:p>Filler</text:p>
          </table:table-cell>
          <table:table-cell table:style-name="ce502" office:value-type="float" office:value="26">
            <text:p>26</text:p>
          </table:table-cell>
          <table:table-cell table:style-name="ce360" office:value-type="string">
            <text:p>1</text:p>
          </table:table-cell>
          <table:table-cell table:style-name="ce360"/>
          <table:table-cell table:style-name="ce482"/>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693" table:number-columns-repeated="1010"/>
        </table:table-row>
        <table:table-row table:style-name="ro141">
          <table:table-cell table:style-name="ce332"/>
          <table:table-cell table:style-name="ce360" office:value-type="string">
            <text:p>LNC-130</text:p>
          </table:table-cell>
          <table:table-cell table:style-name="ce410" office:value-type="string">
            <text:p>Loan</text:p>
          </table:table-cell>
          <table:table-cell table:style-name="ce449" office:value-type="string">
            <text:p>Filler</text:p>
          </table:table-cell>
          <table:table-cell table:style-name="ce502" office:value-type="float" office:value="27">
            <text:p>27</text:p>
          </table:table-cell>
          <table:table-cell table:style-name="ce360" office:value-type="string">
            <text:p>1</text:p>
          </table:table-cell>
          <table:table-cell table:style-name="ce360"/>
          <table:table-cell table:style-name="ce482"/>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695" table:number-columns-repeated="1010"/>
        </table:table-row>
        <table:table-row table:style-name="ro236">
          <table:table-cell table:style-name="ce332"/>
          <table:table-cell table:style-name="ce360" office:value-type="string">
            <text:p>LNC-140</text:p>
          </table:table-cell>
          <table:table-cell table:style-name="ce410" office:value-type="string">
            <text:p>Loan</text:p>
          </table:table-cell>
          <table:table-cell table:style-name="ce449" office:value-type="string">
            <text:p>Homebuyer Education Completion Indicator</text:p>
          </table:table-cell>
          <table:table-cell table:style-name="ce502" office:value-type="float" office:value="28">
            <text:p>28</text:p>
          </table:table-cell>
          <table:table-cell table:style-name="ce360" office:value-type="string">
            <text:p>1</text:p>
          </table:table-cell>
          <table:table-cell table:style-name="ce360"/>
          <table:table-cell table:style-name="ce482" office:value-type="string">
            <text:p>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Format: Numeric</text:p>
            <text:p/>
            <text:p>This indicator shows whether the borrower has completed education or counseling through the HomeReady program.</text:p>
          </table:table-cell>
          <table:table-cell table:style-name="ce449" office:value-type="string">
            <text:p>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1 = HomeBuyer Education complete</text:p>
            <text:p>2 = One-on-one counseling complete</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CounselingConfirmationIndicator&gt;</text:p>
          </table:table-cell>
          <table:table-cell table:style-name="ce695" table:number-columns-repeated="1010"/>
        </table:table-row>
        <table:table-row table:style-name="ro237">
          <table:table-cell table:style-name="ce332"/>
          <table:table-cell table:style-name="ce360" office:value-type="string">
            <text:p>LNC-150</text:p>
          </table:table-cell>
          <table:table-cell table:style-name="ce410" office:value-type="string">
            <text:p>Loan</text:p>
          </table:table-cell>
          <table:table-cell table:style-name="ce449" office:value-type="string">
            <text:p>Maximum Lifetime Rate Increase</text:p>
          </table:table-cell>
          <table:table-cell table:style-name="ce502" office:value-type="float" office:value="29">
            <text:p>29</text:p>
          </table:table-cell>
          <table:table-cell table:style-name="ce360" office:value-type="string">
            <text:p>7</text:p>
          </table:table-cell>
          <table:table-cell table:style-name="ce360"/>
          <table:table-cell table:style-name="ce482" office:value-type="string">
            <text:p>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he maximum % rate increase that may occur over the life of the loan.</text:p>
            <text:p/>
            <text:p>Format: Z(3).Z(3)</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ARM RateAdjustmentLifetimeCapPercent/MaximumLifetimeRateIncrease&gt;</text:p>
          </table:table-cell>
          <table:table-cell table:style-name="ce695" table:number-columns-repeated="1010"/>
        </table:table-row>
        <table:table-row table:style-name="ro238">
          <table:table-cell table:style-name="ce332"/>
          <table:table-cell table:style-name="ce360" office:value-type="string">
            <text:p>LNC-160</text:p>
          </table:table-cell>
          <table:table-cell table:style-name="ce410" office:value-type="string">
            <text:p>Loan</text:p>
          </table:table-cell>
          <table:table-cell table:style-name="ce449" office:value-type="string">
            <text:p>Payment Adjustment Life Percent Cap</text:p>
          </table:table-cell>
          <table:table-cell table:style-name="ce502" office:value-type="float" office:value="36">
            <text:p>36</text:p>
          </table:table-cell>
          <table:table-cell table:style-name="ce360" office:value-type="string">
            <text:p>7</text:p>
          </table:table-cell>
          <table:table-cell table:style-name="ce360"/>
          <table:table-cell table:style-name="ce482" office:value-type="string">
            <text:p>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he lifetime payment adjustment cap, expressed as a % of the loan amount.</text:p>
            <text:p/>
            <text:p>Format: Z(3).Z(3)</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ARM PaymentAdjustmentLifetimeCapPercent&gt;</text:p>
          </table:table-cell>
          <table:table-cell table:style-name="ce693" table:number-columns-repeated="1010"/>
        </table:table-row>
        <table:table-row table:style-name="ro79">
          <table:table-cell table:style-name="ce332"/>
          <table:table-cell table:style-name="ce360" office:value-type="string">
            <text:p>LNC-170</text:p>
          </table:table-cell>
          <table:table-cell table:style-name="ce410" office:value-type="string">
            <text:p>Loan</text:p>
          </table:table-cell>
          <table:table-cell table:style-name="ce449" office:value-type="string">
            <text:p>Payment Adjustment Life Amount Cap</text:p>
          </table:table-cell>
          <table:table-cell table:style-name="ce502" office:value-type="float" office:value="43">
            <text:p>43</text:p>
          </table:table-cell>
          <table:table-cell table:style-name="ce360" office:value-type="string">
            <text:p>15</text:p>
          </table:table-cell>
          <table:table-cell table:style-name="ce360"/>
          <table:table-cell table:style-name="ce482" office:value-type="string">
            <text:p>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he lifetime payment adjustment amount cap, expressed as a dollar amount.</text:p>
            <text:p/>
            <text:p>Format: Z(1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ARM PaymentAdjustmentLifetimeCapAmount&gt;</text:p>
          </table:table-cell>
          <table:table-cell table:style-name="ce695" table:number-columns-repeated="1010"/>
        </table:table-row>
        <table:table-row table:style-name="ro104">
          <table:table-cell table:style-name="ce332"/>
          <table:table-cell table:style-name="ce360" office:value-type="string">
            <text:p>LNC-180</text:p>
          </table:table-cell>
          <table:table-cell table:style-name="ce410" office:value-type="string">
            <text:p>Loan</text:p>
          </table:table-cell>
          <table:table-cell table:style-name="ce449" office:value-type="string">
            <text:p>Will Escrow be Waived?</text:p>
          </table:table-cell>
          <table:table-cell table:style-name="ce502" office:value-type="float" office:value="58">
            <text:p>58</text:p>
          </table:table-cell>
          <table:table-cell table:style-name="ce360" office:value-type="string">
            <text:p>1</text:p>
          </table:table-cell>
          <table:table-cell table:style-name="ce360"/>
          <table:table-cell table:style-name="ce482"/>
          <table:table-cell table:style-name="ce449" office:value-type="string">
            <text:p>Y = Yes</text:p>
            <text:p>N = No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EscrowWaiverIndicator&gt;</text:p>
          </table:table-cell>
          <table:table-cell table:style-name="ce693" table:number-columns-repeated="1010"/>
        </table:table-row>
        <table:table-row table:style-name="ro195">
          <table:table-cell table:style-name="ce332"/>
          <table:table-cell table:style-name="ce360" office:value-type="string">
            <text:p>LNC-190</text:p>
          </table:table-cell>
          <table:table-cell table:style-name="ce410" office:value-type="string">
            <text:p>Loan</text:p>
          </table:table-cell>
          <table:table-cell table:style-name="ce449" office:value-type="string">
            <text:p>Scheduled Loan Closing Date</text:p>
          </table:table-cell>
          <table:table-cell table:style-name="ce410" office:value-type="float" office:value="59">
            <text:p>59</text:p>
          </table:table-cell>
          <table:table-cell table:style-name="ce360" office:value-type="string">
            <text:p>8</text:p>
          </table:table-cell>
          <table:table-cell table:style-name="ce360"/>
          <table:table-cell table:style-name="ce482" office:value-type="string">
            <text:p>Format: CCYYMMD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LoanScheduledClosingDate&gt;</text:p>
          </table:table-cell>
          <table:table-cell table:style-name="ce695" table:number-columns-repeated="1010"/>
        </table:table-row>
        <table:table-row table:style-name="ro239">
          <table:table-cell table:style-name="ce332"/>
          <table:table-cell table:style-name="ce360" office:value-type="string">
            <text:p>LNC-200</text:p>
          </table:table-cell>
          <table:table-cell table:style-name="ce410" office:value-type="string">
            <text:p>Loan</text:p>
          </table:table-cell>
          <table:table-cell table:style-name="ce449" office:value-type="string">
            <text:p>Scheduled First Payment Date</text:p>
          </table:table-cell>
          <table:table-cell table:style-name="ce502" office:value-type="float" office:value="67">
            <text:p>67</text:p>
          </table:table-cell>
          <table:table-cell table:style-name="ce360" office:value-type="string">
            <text:p>8</text:p>
          </table:table-cell>
          <table:table-cell table:style-name="ce360"/>
          <table:table-cell table:style-name="ce482" office:value-type="string">
            <text:p>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Scheduled date for when the first loan payment will be due to be made by the Applicant under the terms of the mortgage.</text:p>
            <text:p/>
            <text:p>Format: CCYYMMDD</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ScheduledFirstPaymentDate&gt;</text:p>
          </table:table-cell>
          <table:table-cell table:style-name="ce695" table:number-columns-repeated="1010"/>
        </table:table-row>
        <table:table-row table:style-name="ro140">
          <table:table-cell table:style-name="ce332"/>
          <table:table-cell table:style-name="ce360" office:value-type="string">
            <text:p>LNC-210</text:p>
          </table:table-cell>
          <table:table-cell table:style-name="ce410" office:value-type="string">
            <text:p>Loan</text:p>
          </table:table-cell>
          <table:table-cell table:style-name="ce449" office:value-type="string">
            <text:p>MI Coverage Percent</text:p>
          </table:table-cell>
          <table:table-cell table:style-name="ce502" office:value-type="float" office:value="75">
            <text:p>75</text:p>
          </table:table-cell>
          <table:table-cell table:style-name="ce360" office:value-type="string">
            <text:p>7</text:p>
          </table:table-cell>
          <table:table-cell table:style-name="ce360"/>
          <table:table-cell table:style-name="ce482" office:value-type="string">
            <text:p>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he percentage of the mortgage loan balance, which will be insured by the MI Insurer.</text:p>
            <text:p/>
            <text:p>Format Z(3).Z(3)</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MICoveragePercent&gt;</text:p>
          </table:table-cell>
          <table:table-cell table:style-name="ce693" table:number-columns-repeated="1010"/>
        </table:table-row>
        <table:table-row table:style-name="ro240">
          <table:table-cell table:style-name="ce332"/>
          <table:table-cell table:style-name="ce360" office:value-type="string">
            <text:p>LNC-220</text:p>
          </table:table-cell>
          <table:table-cell table:style-name="ce410" office:value-type="string">
            <text:p>Loan</text:p>
          </table:table-cell>
          <table:table-cell table:style-name="ce449" office:value-type="string">
            <text:p>MI Insurer Code</text:p>
          </table:table-cell>
          <table:table-cell table:style-name="ce502" office:value-type="float" office:value="82">
            <text:p>82</text:p>
          </table:table-cell>
          <table:table-cell table:style-name="ce360" office:value-type="string">
            <text:p>3</text:p>
          </table:table-cell>
          <table:table-cell table:style-name="ce360"/>
          <table:table-cell table:style-name="ce482" office:value-type="string">
            <text:p>A code that identifies the specific entity that will provide mortgage insurance for this loan.</text:p>
          </table:table-cell>
          <table:table-cell table:style-name="ce449" office:value-type="string">
            <text:p>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Fannie “ MI Insurer Code:</text:p>
            <text:p/>
            <text:p>001 = GE Mortgage Insurance Corporation, GE"</text:p>
            <text:p>006 = Mortgage Guarantee Insurance Corporation, MGIC</text:p>
            <text:p>011 = PMI Mortgage Insurance Company, PMI</text:p>
            <text:p>012 = United Guarantee Residential Insurance Company, UG</text:p>
            <text:p>013 = Republic Mortgage Insurance Company, RMIC</text:p>
            <text:p>017 = Radian Guaranty Incorporated</text:p>
            <text:p>024 = Triad Guarantee Residential Insurance Company, Triad</text:p>
            <text:p>038 = CMG Mortgage Insurance Co., an affiliate of PMI (credit unions only),CMG</text:p>
            <text:p>043 = Essent Guaranty, Inc</text:p>
            <text:p>044 = National Mortgage Insurance Company, NMI</text:p>
          </table:table-cell>
          <table:table-cell table:style-name="ce410" table:content-validation-name="val2" table:number-columns-repeated="2"/>
          <table:table-cell table:style-name="ce410" table:content-validation-name="val3"/>
          <table:table-cell table:style-name="ce410" table:content-validation-name="val2" office:value-type="string">
            <text:p>C</text:p>
          </table:table-cell>
          <table:table-cell table:style-name="ce449" office:value-type="string">
            <text:p>&lt;LOAN_PRODUCT_DATA LOAN_FEATURES MICompanyNameType&gt;</text:p>
          </table:table-cell>
          <table:table-cell table:style-name="ce693" table:number-columns-repeated="1010"/>
        </table:table-row>
        <table:table-row table:style-name="ro154">
          <table:table-cell table:style-name="ce332"/>
          <table:table-cell table:style-name="ce360" office:value-type="string">
            <text:p>LNC-230</text:p>
          </table:table-cell>
          <table:table-cell table:style-name="ce410" office:value-type="string">
            <text:p>Loan</text:p>
          </table:table-cell>
          <table:table-cell table:style-name="ce449" office:value-type="string">
            <text:p>APR Spread</text:p>
          </table:table-cell>
          <table:table-cell table:style-name="ce502" office:value-type="float" office:value="85">
            <text:p>85</text:p>
          </table:table-cell>
          <table:table-cell table:style-name="ce360" office:value-type="string">
            <text:p>5</text:p>
          </table:table-cell>
          <table:table-cell table:style-name="ce360"/>
          <table:table-cell table:style-name="ce482" office:value-type="string">
            <text:p>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Spread between the percentage rate of the loan and the applicable Treasury yield.</text:p>
            <text:p/>
            <text:p>Format Z(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GOVERNMENT_REPORTING HMDARateSpreadPercent&gt;</text:p>
          </table:table-cell>
          <table:table-cell table:style-name="ce693" table:number-columns-repeated="1010"/>
        </table:table-row>
        <table:table-row table:style-name="ro22">
          <table:table-cell table:style-name="ce332"/>
          <table:table-cell table:style-name="ce360" office:value-type="string">
            <text:p>LNC-240</text:p>
          </table:table-cell>
          <table:table-cell table:style-name="ce410" office:value-type="string">
            <text:p>Loan</text:p>
          </table:table-cell>
          <table:table-cell table:style-name="ce449" office:value-type="string">
            <text:p>HOEPA</text:p>
          </table:table-cell>
          <table:table-cell table:style-name="ce502" office:value-type="float" office:value="90">
            <text:p>90</text:p>
          </table:table-cell>
          <table:table-cell table:style-name="ce360" office:value-type="string">
            <text:p>1</text:p>
          </table:table-cell>
          <table:table-cell table:style-name="ce360"/>
          <table:table-cell table:style-name="ce482" office:value-type="string">
            <text:p>Indicates a loan is covered under the Home Ownership Equity Protection Act.</text:p>
          </table:table-cell>
          <table:table-cell table:style-name="ce449" office:value-type="string">
            <text:p>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Y = Loan is covered under act</text:p>
            <text:p>N = Loan is not covered under act</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GOVERNMENT_REPORTING HMDA_HOEPALoanStatusIndicator&gt;</text:p>
          </table:table-cell>
          <table:table-cell table:style-name="ce696" table:number-columns-repeated="1010"/>
        </table:table-row>
        <table:table-row table:style-name="ro206">
          <table:table-cell table:style-name="ce332"/>
          <table:table-cell table:style-name="ce360" office:value-type="string">
            <text:p>LNC-250</text:p>
          </table:table-cell>
          <table:table-cell table:style-name="ce410" office:value-type="string">
            <text:p>Loan</text:p>
          </table:table-cell>
          <table:table-cell table:style-name="ce449" office:value-type="string">
            <text:p>PreApproval</text:p>
          </table:table-cell>
          <table:table-cell table:style-name="ce502" office:value-type="float" office:value="91">
            <text:p>91</text:p>
          </table:table-cell>
          <table:table-cell table:style-name="ce360" office:value-type="string">
            <text:p>1</text:p>
          </table:table-cell>
          <table:table-cell table:style-name="ce360"/>
          <table:table-cell table:style-name="ce482"/>
          <table:table-cell table:style-name="ce449" office:value-type="string">
            <text:p>Y = Pre-Approval loan</text:p>
            <text:p>N = Not a Pre-Approval loanY = Pre-Approval loan</text:p>
            <text:p>N = Not a Pre-Approval loanY = Pre-Approval loan</text:p>
            <text:p>N = Not a Pre-Approval loanY = Pre-Approval loan</text:p>
            <text:p>N = Not a Pre-Approval loanY = Pre-Approval loan</text:p>
            <text:p>N = Not a Pre-Approval loanY = Pre-Approval loan</text:p>
            <text:p>N = Not a Pre-Approval loanY = Pre-Approval loan</text:p>
            <text:p>N = Not a Pre-Approval loanY = Pre-Approval loan</text:p>
            <text:p>N = Not a Pre-Approval loanY = Pre-Approval loan</text:p>
            <text:p>N = Not a Pre-Approval loanY = Pre-Approval loan</text:p>
            <text:p>N = Not a Pre-Approval loan</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GOVERNMENT_REPORTING HMDAPreapprovalType&gt;</text:p>
          </table:table-cell>
          <table:table-cell table:style-name="ce693" table:number-columns-repeated="1010"/>
        </table:table-row>
        <table:table-row table:style-name="ro241">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91</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3" table:number-columns-repeated="1010"/>
        </table:table-row>
        <table:table-row table:style-name="ro242">
          <table:table-cell table:style-name="ce332"/>
          <table:table-cell table:style-name="ce369" office:value-type="string">
            <text:p>PID-010</text:p>
          </table:table-cell>
          <table:table-cell table:style-name="ce416" office:value-type="string">
            <text:p>Product</text:p>
          </table:table-cell>
          <table:table-cell table:style-name="ce370" office:value-type="string">
            <text:p>PID</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Record ID: Product Identification</text:p>
            <text:p/>
            <text:p>Segment required for import</text:p>
          </table:table-cell>
          <table:table-cell table:style-name="ce370"/>
          <table:table-cell table:number-columns-repeated="2" table:style-name="ce416" table:content-validation-name="val2" office:value-type="string">
            <text:p>R</text:p>
          </table:table-cell>
          <table:table-cell table:style-name="ce416" table:content-validation-name="val3" office:value-type="string">
            <text:p>R</text:p>
          </table:table-cell>
          <table:table-cell table:style-name="ce416" table:content-validation-name="val2" office:value-type="string">
            <text:p>R</text:p>
          </table:table-cell>
          <table:table-cell table:style-name="ce370"/>
          <table:table-cell table:style-name="ce695" table:number-columns-repeated="1010"/>
        </table:table-row>
        <table:table-row table:style-name="ro243">
          <table:table-cell table:style-name="ce332"/>
          <table:table-cell table:style-name="ce360" office:value-type="string">
            <text:p>PID-020</text:p>
          </table:table-cell>
          <table:table-cell table:style-name="ce410" office:value-type="string">
            <text:p>Product</text:p>
          </table:table-cell>
          <table:table-cell table:style-name="ce449" office:value-type="string">
            <text:p>Product Description</text:p>
          </table:table-cell>
          <table:table-cell table:style-name="ce502" office:value-type="float" office:value="4">
            <text:p>4</text:p>
          </table:table-cell>
          <table:table-cell table:style-name="ce360" office:value-type="string">
            <text:p>30</text:p>
          </table:table-cell>
          <table:table-cell table:style-name="ce360"/>
          <table:table-cell table:style-name="ce482" office:value-type="string">
            <text:p>Description of the product which has been selected for this loan.</text:p>
            <text:p/>
            <text:p>Format: Text</text:p>
            <text:p/>
            <text:p>Enter <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Description of the product which has been selected for this loan.</text:span></text:p>
            <text:p><text:span text:style-name="T17"/></text:p>
            <text:p><text:span text:style-name="T17">Format: Text</text:span></text:p>
            <text:p><text:span text:style-name="T17"/></text:p>
            <text:p><text:span text:style-name="T17">Enter </text:span><text:span text:style-name="T16">Standard LCOR</text:span><text:span text:style-name="T17"> in the Product Description field to underwrite a</text:span></text:p>
            <text:p><text:span text:style-name="T17">DU Refi Plus loan casefile as a standard limited cash-out refinance.</text:span></text:p>
            <text:p><text:span text:style-name="T17"/></text:p>
            <text:p><text:span text:style-name="T17">Enter </text:span><text:span text:style-name="T16">Affordable LTV</text:span><text:span text:style-name="T17"> in the Product Description field to underwrite based</text:span></text:p>
            <text:p><text:span text:style-name="T17">on the appraised value in accordance with B5-5.1-04, B5-5.3-02 and B5-5.1-02.</text:span></text:p>
            <text:p><text:span text:style-name="T17"/></text:p>
          </table:table-cell>
          <table:table-cell table:style-name="ce449" office:value-type="string">
            <text:p>Standard LCOR</text:p>
            <text:p>Affordable LTVStandard LCOR</text:p>
            <text:p>Affordable LTVStandard LCOR</text:p>
            <text:p>Affordable LTVStandard LCOR</text:p>
            <text:p>Affordable LTVStandard LCOR</text:p>
            <text:p>Affordable LTVStandard LCOR</text:p>
            <text:p>Affordable LTVStandard LCOR</text:p>
            <text:p>Affordable LTVStandard LCOR</text:p>
            <text:p>Affordable LTVStandard LCOR</text:p>
            <text:p>Affordable LTV</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LOAN_PRODUCT_DATA LOAN_FEATURES ProductDescription&gt;</text:p>
          </table:table-cell>
          <table:table-cell table:style-name="ce693" table:number-columns-repeated="1010"/>
        </table:table-row>
        <table:table-row table:style-name="ro79">
          <table:table-cell table:style-name="ce332"/>
          <table:table-cell table:style-name="ce360" office:value-type="string">
            <text:p>PID-030</text:p>
          </table:table-cell>
          <table:table-cell table:style-name="ce410" office:value-type="string">
            <text:p>Product</text:p>
          </table:table-cell>
          <table:table-cell table:style-name="ce449" office:value-type="string">
            <text:p>Product Code</text:p>
          </table:table-cell>
          <table:table-cell table:style-name="ce502" office:value-type="float" office:value="34">
            <text:p>34</text:p>
          </table:table-cell>
          <table:table-cell table:style-name="ce360" office:value-type="string">
            <text:p>15</text:p>
          </table:table-cell>
          <table:table-cell table:style-name="ce360"/>
          <table:table-cell table:style-name="ce482" office:value-type="string">
            <text:p>Identifier for the specific loan product, which has been selected for this loan. The product could be a DO Product, a Lender Product, or a Product offered by a Conduit, but identifies specific characteristics which will apply to the loan, as well as rules for what types of loans are eligible.</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ProductName&gt;</text:p>
          </table:table-cell>
          <table:table-cell table:style-name="ce690" table:number-columns-repeated="1010"/>
        </table:table-row>
        <table:table-row table:style-name="ro244">
          <table:table-cell table:style-name="ce332"/>
          <table:table-cell table:style-name="ce360" office:value-type="string">
            <text:p>PID-040</text:p>
          </table:table-cell>
          <table:table-cell table:style-name="ce410" office:value-type="string">
            <text:p>Product</text:p>
          </table:table-cell>
          <table:table-cell table:style-name="ce449" office:value-type="string">
            <text:p>Product Plan Number</text:p>
          </table:table-cell>
          <table:table-cell table:style-name="ce502" office:value-type="float" office:value="49">
            <text:p>49</text:p>
          </table:table-cell>
          <table:table-cell table:style-name="ce360" office:value-type="string">
            <text:p>5</text:p>
          </table:table-cell>
          <table:table-cell table:style-name="ce360"/>
          <table:table-cell table:style-name="ce482" office:value-type="string">
            <text:p>An identifying number that identifies the varying loan payment/rate change characteristics of variable rate mortgages.</text:p>
            <text:p/>
            <text:p>Required for all Fannie Mae ARMs</text:p>
            <text:p>Do not pad field with leading zeroes</text:p>
            <text:p/>
            <text:p>Per 9.1 Nov 2013 release, ARM Plan IDs related to Interest-only and 40-yr ARMS will still be accepted on import, but will cause an <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An identifying number that identifies the varying loan payment/rate change characteristics of variable rate mortgages.</text:span></text:p>
            <text:p><text:span text:style-name="T17"/></text:p>
            <text:p><text:span text:style-name="T17">Required for all Fannie Mae ARMs</text:span></text:p>
            <text:p><text:span text:style-name="T17">Do not pad field with leading zeroes</text:span></text:p>
            <text:p><text:span text:style-name="T17"/></text:p>
            <text:p><text:span text:style-name="T17">Per 9.1 Nov 2013 release, ARM Plan IDs related to Interest-only and 40-yr ARMS will still be accepted on import, but will cause an </text:span><text:span text:style-name="T16">Out of Scope</text:span><text:span text:style-name="T17"> recommendation.</text:span></text:p>
            <text:p><text:span text:style-name="T17">Loans submitted with any of the ARM plan IDs retired per the 9.2 Dec 2014 release will receive an Ineligible recommendation.</text:span></text:p>
            <text:p><text:span text:style-name="T17"/></text:p>
          </table:table-cell>
          <table:table-cell table:style-name="ce449" office:value-type="string">
            <text:p>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Fannie Mae ARM Plan Number for Fannie Mae products.</text:p>
            <text:p>Fannie Mae Generic ARM plans:</text:p>
            <text:p/>
            <text:p>NGAM = Negative Amortization</text:p>
            <text:p>GEN06 = 6 Month</text:p>
            <text:p>GEN1A = 1 yr, 1% annual cap</text:p>
            <text:p>GEN1B = 1 yr, 2% annual cap</text:p>
            <text:p>GEN3 = 3 yr</text:p>
            <text:p>GEN5 = 5 yr</text:p>
            <text:p>GEN7 = 7 yr</text:p>
            <text:p>GEN10 = 10 yr</text:p>
            <text:p>251 = FHA 1 yr</text:p>
            <text:p>FHAHY = FHA Hybrid ARM</text:p>
            <text:p>VA1YR = VA 1 yr</text:p>
            <text:p>VAARM = VA Hybrid ARM</text:p>
            <text:p>For a complete list of all active ARM Index Codes, go to the Data Standards Supporting Resources section of the Technology Integration Web page: https://www.fanniemae.com/singlefamily/technology-integration</text:p>
          </table:table-cell>
          <table:table-cell table:number-columns-repeated="2"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LOAN_PRODUCT_DATA LOAN_FEATURES FNMProductPlanIdentifier&gt;</text:p>
          </table:table-cell>
          <table:table-cell table:style-name="ce693" table:number-columns-repeated="1010"/>
        </table:table-row>
        <table:table-row table:style-name="ro245">
          <table:table-cell table:style-name="ce333"/>
          <table:table-cell table:style-name="ce395"/>
          <table:table-cell table:style-name="ce422"/>
          <table:table-cell table:style-name="ce474" office:value-type="string">
            <text:p>&lt;N/L&gt;</text:p>
          </table:table-cell>
          <table:table-cell table:style-name="ce431"/>
          <table:table-cell table:style-name="ce395" table:number-columns-repeated="2"/>
          <table:table-cell table:style-name="ce583" office:value-type="string">
            <text:p>End of record: Length=53</text:p>
          </table:table-cell>
          <table:table-cell table:style-name="ce474"/>
          <table:table-cell table:style-name="ce431" table:content-validation-name="val2" table:number-columns-repeated="2"/>
          <table:table-cell table:style-name="ce431" table:content-validation-name="val3"/>
          <table:table-cell table:style-name="ce431" table:content-validation-name="val2"/>
          <table:table-cell table:style-name="ce672"/>
          <table:table-cell table:style-name="ce693" table:number-columns-repeated="1010"/>
        </table:table-row>
        <table:table-row table:style-name="ro24">
          <table:table-cell table:style-name="ce332"/>
          <table:table-cell table:style-name="ce372" office:value-type="string">
            <text:p>PCH-010</text:p>
          </table:table-cell>
          <table:table-cell table:style-name="ce419" office:value-type="string">
            <text:p>Product Characteristics</text:p>
          </table:table-cell>
          <table:table-cell table:style-name="ce460" office:value-type="string">
            <text:p>PCH</text:p>
          </table:table-cell>
          <table:table-cell table:style-name="ce427" office:value-type="float" office:value="1">
            <text:p>1</text:p>
          </table:table-cell>
          <table:table-cell table:style-name="ce372" office:value-type="string">
            <text:p>3</text:p>
          </table:table-cell>
          <table:table-cell table:style-name="ce372" office:value-type="string">
            <text:p>S</text:p>
          </table:table-cell>
          <table:table-cell table:style-name="ce584" office:value-type="string">
            <text:p>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Record ID: Product Characteristics</text:p>
            <text:p/>
            <text:p>Segment required for import</text:p>
          </table:table-cell>
          <table:table-cell table:style-name="ce460"/>
          <table:table-cell table:style-name="ce427" table:content-validation-name="val2" office:value-type="string">
            <text:p>R</text:p>
          </table:table-cell>
          <table:table-cell table:style-name="ce427" table:content-validation-name="val2"/>
          <table:table-cell table:style-name="ce427" table:content-validation-name="val3" office:value-type="string">
            <text:p>R</text:p>
          </table:table-cell>
          <table:table-cell table:style-name="ce427" table:content-validation-name="val2" office:value-type="string">
            <text:p>R</text:p>
          </table:table-cell>
          <table:table-cell table:style-name="ce460"/>
          <table:table-cell table:style-name="ce693" table:number-columns-repeated="1010"/>
        </table:table-row>
        <table:table-row table:style-name="ro246">
          <table:table-cell table:style-name="ce332"/>
          <table:table-cell table:style-name="ce360" office:value-type="string">
            <text:p>PCH-020</text:p>
          </table:table-cell>
          <table:table-cell table:style-name="ce390" office:value-type="string">
            <text:p>Product Characteristics</text:p>
          </table:table-cell>
          <table:table-cell table:style-name="ce449" office:value-type="string">
            <text:p>Mortgage Term</text:p>
          </table:table-cell>
          <table:table-cell table:style-name="ce502" office:value-type="float" office:value="4">
            <text:p>4</text:p>
          </table:table-cell>
          <table:table-cell table:style-name="ce360" office:value-type="string">
            <text:p>3</text:p>
          </table:table-cell>
          <table:table-cell table:style-name="ce360"/>
          <table:table-cell table:style-name="ce482" office:value-type="string">
            <text:p>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he standard number of months used in determining the period of time over which the loan must be repaid.</text:p>
            <text:p/>
            <text:p>Format: n (months )</text:p>
            <text:p/>
            <text:p>Required for balloon loans, if LNC-110-Y</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PRODUCT_DATA LOAN_FEATURES BalloonLoanMaturityTermMonths&gt;</text:p>
          </table:table-cell>
          <table:table-cell table:style-name="ce695" table:number-columns-repeated="1010"/>
        </table:table-row>
        <table:table-row table:style-name="ro247">
          <table:table-cell table:style-name="ce332"/>
          <table:table-cell table:style-name="ce360" office:value-type="string">
            <text:p>PCH-030</text:p>
          </table:table-cell>
          <table:table-cell table:style-name="ce390" office:value-type="string">
            <text:p>Product Characteristics</text:p>
          </table:table-cell>
          <table:table-cell table:style-name="ce449" office:value-type="string">
            <text:p>Assumable Loan Indicator</text:p>
          </table:table-cell>
          <table:table-cell table:style-name="ce410" office:value-type="float" office:value="7">
            <text:p>7</text:p>
          </table:table-cell>
          <table:table-cell table:style-name="ce360" office:value-type="string">
            <text:p>1</text:p>
          </table:table-cell>
          <table:table-cell table:style-name="ce360"/>
          <table:table-cell table:style-name="ce482" office:value-type="string">
            <text:p>Code indicating whether or not the loan is assumable by another party.</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AssumabilityIndicator&gt;</text:p>
          </table:table-cell>
          <table:table-cell table:style-name="ce695" table:number-columns-repeated="1010"/>
        </table:table-row>
        <table:table-row table:style-name="ro248">
          <table:table-cell table:style-name="ce332"/>
          <table:table-cell table:style-name="ce360" office:value-type="string">
            <text:p>PCH-040</text:p>
          </table:table-cell>
          <table:table-cell table:style-name="ce390" office:value-type="string">
            <text:p>Product Characteristics</text:p>
          </table:table-cell>
          <table:table-cell table:style-name="ce449" office:value-type="string">
            <text:p>Payment Frequency Code</text:p>
          </table:table-cell>
          <table:table-cell table:style-name="ce502" office:value-type="float" office:value="8">
            <text:p>8</text:p>
          </table:table-cell>
          <table:table-cell table:style-name="ce360" office:value-type="string">
            <text:p>2</text:p>
          </table:table-cell>
          <table:table-cell table:style-name="ce360"/>
          <table:table-cell table:style-name="ce482" office:value-type="string">
            <text:p>Required if bi-weekly</text:p>
          </table:table-cell>
          <table:table-cell table:style-name="ce449" office:value-type="string">
            <text:p>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Fannie Mae Payment Frequency Codes:</text:p>
            <text:p>01 = Monthly</text:p>
            <text:p>02 = Bi-weekly</text:p>
          </table:table-cell>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table:table-cell table:style-name="ce449" office:value-type="string">
            <text:p>&lt;LOAN_PRODUCT_DATA LOAN_FEATURES PaymentFrequencyType&gt;</text:p>
          </table:table-cell>
          <table:table-cell table:style-name="ce695" table:number-columns-repeated="1010"/>
        </table:table-row>
        <table:table-row table:style-name="ro249">
          <table:table-cell table:style-name="ce332"/>
          <table:table-cell table:style-name="ce360" office:value-type="string">
            <text:p>PCH-050</text:p>
          </table:table-cell>
          <table:table-cell table:style-name="ce390" office:value-type="string">
            <text:p>Product Characteristics</text:p>
          </table:table-cell>
          <table:table-cell table:style-name="ce449" office:value-type="string">
            <text:p>Prepayment Penalty Indicator</text:p>
          </table:table-cell>
          <table:table-cell table:style-name="ce502" office:value-type="float" office:value="10">
            <text:p>10</text:p>
          </table:table-cell>
          <table:table-cell table:style-name="ce360" office:value-type="string">
            <text:p>1</text:p>
          </table:table-cell>
          <table:table-cell table:style-name="ce360"/>
          <table:table-cell table:style-name="ce482" office:value-type="string">
            <text:p>A code indicating whether the loan includes a penalty charged to the Applicant in the event of prepayment.</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PrepaymentPenaltyIndicator&gt;</text:p>
          </table:table-cell>
          <table:table-cell table:style-name="ce695" table:number-columns-repeated="1010"/>
        </table:table-row>
        <table:table-row table:style-name="ro188">
          <table:table-cell table:style-name="ce332"/>
          <table:table-cell table:style-name="ce360" office:value-type="string">
            <text:p>PCH-060</text:p>
          </table:table-cell>
          <table:table-cell table:style-name="ce390" office:value-type="string">
            <text:p>Product Characteristics</text:p>
          </table:table-cell>
          <table:table-cell table:style-name="ce449" office:value-type="string">
            <text:p>Prepayment Restricted Indicator</text:p>
          </table:table-cell>
          <table:table-cell table:style-name="ce410" office:value-type="float" office:value="11">
            <text:p>11</text:p>
          </table:table-cell>
          <table:table-cell table:style-name="ce360" office:value-type="string">
            <text:p>1</text:p>
          </table:table-cell>
          <table:table-cell table:style-name="ce360"/>
          <table:table-cell table:style-name="ce482" office:value-type="string">
            <text:p>A code indicating whether or not the loan has any restrictions on the prepayment of the loan (i.e., paying off the principal and or interest at a rate faster than prescribed by the payment schedule).</text:p>
          </table:table-cell>
          <table:table-cell table:style-name="ce449" office:value-type="string">
            <text:p>Y = Yes</text:p>
            <text:p>N = NoY = Yes</text:p>
            <text:p>N = No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LOAN_FEATURES PrepaymentRestrictionIndicator&gt;</text:p>
          </table:table-cell>
          <table:table-cell table:style-name="ce695" table:number-columns-repeated="1010"/>
        </table:table-row>
        <table:table-row table:style-name="ro33">
          <table:table-cell table:style-name="ce332" table:number-columns-spanned="1" table:number-rows-spanned="2"/>
          <table:table-cell table:style-name="ce360" office:value-type="string">
            <text:p>PCH-070</text:p>
          </table:table-cell>
          <table:table-cell table:style-name="ce390" office:value-type="string">
            <text:p>Product Characteristics</text:p>
          </table:table-cell>
          <table:table-cell table:style-name="ce449" office:value-type="string">
            <text:p>Repayment Type Code</text:p>
          </table:table-cell>
          <table:table-cell table:style-name="ce410" office:value-type="float" office:value="12">
            <text:p>12</text:p>
          </table:table-cell>
          <table:table-cell table:style-name="ce360" office:value-type="string">
            <text:p>2</text:p>
          </table:table-cell>
          <table:table-cell table:style-name="ce360"/>
          <table:table-cell table:style-name="ce482" office:value-type="string">
            <text:p>This code specifies whether the loan payment schedule has been calculated to fully repay the loan over the mortgage term and, if negative amortization is possible for the loan, whether it is scheduled or potential. Negative amortization is unpaid interest added to the mortgage principal. This applies to loans where the principal balance increases because the payments do not cover the interest.</text:p>
          </table:table-cell>
          <table:table-cell table:style-name="ce449" office:value-type="string">
            <text:p>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See Fannie Mae and EDI Code Conversions Table, EDI Data Element 1087:</text:p>
            <text:p>N = Fully Amortizing (No Negative Amortization)</text:p>
            <text:p>F1 = Scheduled Amortization</text:p>
            <text:p>F2 = Interest Only (no longer supported after 11/16/2013)</text:p>
            <text:p>P = Possible Negative Amortization</text:p>
            <text:p>S = Scheduled Negative Amortization</text:p>
          </table:table-cell>
          <table:table-cell table:style-name="ce410" table:content-validation-name="val2" table:number-columns-repeated="2"/>
          <table:table-cell table:style-name="ce410" table:content-validation-name="val3"/>
          <table:table-cell table:style-name="ce410" table:content-validation-name="val2" office:value-type="string">
            <text:p>R</text:p>
          </table:table-cell>
          <table:table-cell table:style-name="ce449" office:value-type="string">
            <text:p>&lt;LOAN_PRODUCT_DATA LOAN_FEATURES LoanRepaymentType&gt;</text:p>
          </table:table-cell>
          <table:table-cell table:style-name="ce690" table:number-columns-repeated="1010"/>
        </table:table-row>
        <table:table-row table:style-name="ro250">
          <table:covered-table-cell table:style-name="ce332"/>
          <table:table-cell table:style-name="ce381" office:value-type="string">
            <text:p>PCH-070</text:p>
          </table:table-cell>
          <table:table-cell table:style-name="ce425" office:value-type="string">
            <text:p>Product Characteristics</text:p>
          </table:table-cell>
          <table:table-cell table:style-name="ce467" office:value-type="string">
            <text:p>Repayment Type Code</text:p>
          </table:table-cell>
          <table:table-cell table:style-name="ce410"/>
          <table:table-cell table:style-name="ce360" table:number-columns-repeated="2"/>
          <table:table-cell table:style-name="ce482" office:value-type="string">
            <text:p>Only<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Only</text:span><text:span text:style-name="T16"> N</text:span><text:span text:style-name="T17"> is supported by DU.</text:span></text:p>
            <text:p><text:span text:style-name="T17"/></text:p>
            <text:p><text:span text:style-name="T17">FHA and VA: Only</text:span><text:span text:style-name="T16"> N</text:span><text:span text:style-name="T17"> is valid.</text:span></text:p>
          </table:table-cell>
          <table:table-cell table:style-name="ce449"/>
          <table:table-cell table:style-name="ce410" table:content-validation-name="val2" table:number-columns-repeated="2"/>
          <table:table-cell table:style-name="ce410" table:content-validation-name="val3"/>
          <table:table-cell table:style-name="ce426" table:content-validation-name="val2" office:value-type="string">
            <text:p>R</text:p>
          </table:table-cell>
          <table:table-cell table:style-name="ce467" office:value-type="string">
            <text:p>&lt;LOAN_PRODUCT_DATA LOAN_FEATURES LoanRepaymentType&gt;</text:p>
          </table:table-cell>
          <table:table-cell table:style-name="ce707" table:number-columns-repeated="1010"/>
        </table:table-row>
        <table:table-row table:style-name="ro251">
          <table:table-cell table:style-name="ce333"/>
          <table:table-cell table:style-name="ce373"/>
          <table:table-cell table:style-name="ce421"/>
          <table:table-cell table:style-name="ce461" office:value-type="string">
            <text:p>&lt;N/L&gt;</text:p>
          </table:table-cell>
          <table:table-cell table:style-name="ce420"/>
          <table:table-cell table:style-name="ce373" table:number-columns-repeated="2"/>
          <table:table-cell table:style-name="ce582" office:value-type="string">
            <text:p>End of record: Length=13</text:p>
          </table:table-cell>
          <table:table-cell table:style-name="ce461"/>
          <table:table-cell table:style-name="ce420" table:content-validation-name="val2" table:number-columns-repeated="2"/>
          <table:table-cell table:style-name="ce420" table:content-validation-name="val3"/>
          <table:table-cell table:style-name="ce420" table:content-validation-name="val2"/>
          <table:table-cell table:style-name="ce673"/>
          <table:table-cell table:number-columns-repeated="1010"/>
        </table:table-row>
        <table:table-row table:style-name="ro252">
          <table:table-cell table:style-name="ce332"/>
          <table:table-cell table:style-name="ce369" office:value-type="string">
            <text:p>ARM-010</text:p>
          </table:table-cell>
          <table:table-cell table:style-name="ce416" office:value-type="string">
            <text:p>ARM</text:p>
          </table:table-cell>
          <table:table-cell table:style-name="ce370" office:value-type="string">
            <text:p>ARM</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Record ID: ARM</text:p>
            <text:p/>
            <text:p>Required for ARM, if Amortization Type (field 01A-090) is “01”</text:p>
          </table:table-cell>
          <table:table-cell table:style-name="ce370"/>
          <table:table-cell table:number-columns-repeated="2" table:style-name="ce416" table:content-validation-name="val2" office:value-type="string">
            <text:p>C</text:p>
          </table:table-cell>
          <table:table-cell table:style-name="ce416" table:content-validation-name="val3"/>
          <table:table-cell table:style-name="ce416" table:content-validation-name="val2" office:value-type="string">
            <text:p>C</text:p>
          </table:table-cell>
          <table:table-cell table:style-name="ce370"/>
          <table:table-cell table:style-name="ce708" table:number-columns-repeated="1010"/>
        </table:table-row>
        <table:table-row table:style-name="ro253">
          <table:table-cell table:style-name="ce332"/>
          <table:table-cell table:style-name="ce360" office:value-type="string">
            <text:p>ARM-020</text:p>
          </table:table-cell>
          <table:table-cell table:style-name="ce410" office:value-type="string">
            <text:p>ARM</text:p>
          </table:table-cell>
          <table:table-cell table:style-name="ce449" office:value-type="string">
            <text:p>ARM Index Value</text:p>
          </table:table-cell>
          <table:table-cell table:style-name="ce410" office:value-type="float" office:value="4">
            <text:p>4</text:p>
          </table:table-cell>
          <table:table-cell table:style-name="ce544" office:value-type="float" office:value="7">
            <text:p>7</text:p>
          </table:table-cell>
          <table:table-cell table:style-name="ce360"/>
          <table:table-cell table:style-name="ce482" office:value-type="string">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The current value of the index, used to calculate the initial interest rate for an ARM loan.</text:p>
            <text:p/>
            <text:p>Format: Z(3).Z(3)</text:p>
            <text:p/>
            <text:p>"This is the lender’s value. If both the Index Value and Index Margin are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ext:p/>
          </table:table-cell>
          <table:table-cell table:style-name="ce482"/>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PRODUCT_DATA ARM _IndexCurrentValuePercent&gt;</text:p>
          </table:table-cell>
          <table:table-cell table:number-columns-repeated="1010"/>
        </table:table-row>
        <table:table-row table:style-name="ro128">
          <table:table-cell table:style-name="ce332"/>
          <table:table-cell table:style-name="ce360" office:value-type="string">
            <text:p>ARM-030</text:p>
          </table:table-cell>
          <table:table-cell table:style-name="ce410" office:value-type="string">
            <text:p>ARM</text:p>
          </table:table-cell>
          <table:table-cell table:style-name="ce449" office:value-type="string">
            <text:p>Index Type (Index Name)</text:p>
          </table:table-cell>
          <table:table-cell table:style-name="ce410" office:value-type="float" office:value="11">
            <text:p>11</text:p>
          </table:table-cell>
          <table:table-cell table:style-name="ce360" office:value-type="string">
            <text:p>2</text:p>
          </table:table-cell>
          <table:table-cell table:style-name="ce360"/>
          <table:table-cell table:style-name="ce482" office:value-type="string">
            <text:p>Index Code on which rate and/or payment adjustments are based.</text:p>
          </table:table-cell>
          <table:table-cell table:style-name="ce449" office:value-type="string">
            <text:p>"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Fannie Mae Index Type:</text:p>
            <text:p>0 = Weekly Average CMT"</text:p>
            <text:p>1 = Monthly Average CMT</text:p>
            <text:p>2 = Weekly Average TAAI</text:p>
            <text:p>3 = Weekly Average TAABD</text:p>
            <text:p>4 = Weekly Average SMTI</text:p>
            <text:p>5 = Daily CD Rate</text:p>
            <text:p>6 = Weekly Average CD Rate</text:p>
            <text:p>7 = Weekly Ave Prime Rate</text:p>
            <text:p>8 = T-Bill Daily Value</text:p>
            <text:p>9 = 11th District COF</text:p>
            <text:p>10 = National Monthly Median Cost of Funds</text:p>
            <text:p>11 = Wall Street Journal LIBOR</text:p>
            <text:p>12 = Fannie Mae LIBOR</text:p>
            <text:p>13 = Freddie Mac LIBOR</text:p>
            <text:p>14 = National Average Contract Rate (FHLBB)</text:p>
            <text:p>15 = Federal Cost of Funds</text:p>
            <text:p>16 = Fannie Mae 60-Day Required Net Yield</text:p>
            <text:p>17 = Freddie Mac 60-Day Required Net Yield</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ARM _IndexType&gt;</text:p>
          </table:table-cell>
          <table:table-cell table:style-name="ce695" table:number-columns-repeated="1010"/>
        </table:table-row>
        <table:table-row table:style-name="ro237">
          <table:table-cell table:style-name="ce332"/>
          <table:table-cell table:style-name="ce360" office:value-type="string">
            <text:p>ARM-040</text:p>
          </table:table-cell>
          <table:table-cell table:style-name="ce410" office:value-type="string">
            <text:p>ARM</text:p>
          </table:table-cell>
          <table:table-cell table:style-name="ce449" office:value-type="string">
            <text:p>ARM Index Margin</text:p>
          </table:table-cell>
          <table:table-cell table:style-name="ce410" office:value-type="float" office:value="13">
            <text:p>13</text:p>
          </table:table-cell>
          <table:table-cell table:style-name="ce360" office:value-type="string">
            <text:p>7</text:p>
          </table:table-cell>
          <table:table-cell table:style-name="ce360"/>
          <table:table-cell table:style-name="ce482" office:value-type="string">
            <text:p>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he amount to be added to the index value to calculate the new interest rate at each rate adjustment (For ARM and GPARM loans only).</text:p>
            <text:p/>
            <text:p>Format: Z(3).Z(3)</text:p>
            <text:p/>
            <text:p>The Index Margin should be populated with the lender’s value. If the Index Value and Index Margin are both populated and greater than zero, DU will use the values to qualify the Neg AM or IO ARM. If the fields are not populated or equal to zero, DU will use a value of 100 basis points above the note rate entered.</text:p>
            <text:p/>
            <text:p>Fannie Mae: Conditionally required for all ARM Plans: If value is not passed, an ineligible message will be returned.</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PRODUCT_DATA ARM _IndexMarginPercent&gt;</text:p>
          </table:table-cell>
          <table:table-cell table:style-name="ce695" table:number-columns-repeated="1010"/>
        </table:table-row>
        <table:table-row table:style-name="ro254">
          <table:table-cell table:style-name="ce332" table:number-columns-spanned="1" table:number-rows-spanned="4"/>
          <table:table-cell table:style-name="ce360" office:value-type="string">
            <text:p>ARM-050</text:p>
          </table:table-cell>
          <table:table-cell table:style-name="ce410" office:value-type="string">
            <text:p>ARM</text:p>
          </table:table-cell>
          <table:table-cell table:style-name="ce449" office:value-type="string">
            <text:p>ARM Qualifying Rate</text:p>
          </table:table-cell>
          <table:table-cell table:style-name="ce410" office:value-type="float" office:value="20">
            <text:p>20</text:p>
          </table:table-cell>
          <table:table-cell table:style-name="ce360" office:value-type="string">
            <text:p>7</text:p>
          </table:table-cell>
          <table:table-cell table:style-name="ce360"/>
          <table:table-cell table:style-name="ce482" office:value-type="string">
            <text:p>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he rate used to calculate the applicant’s PITI to qualify the applicant for the subject mortgage for ARM loans.</text:p>
            <text:p/>
            <text:p>Format: Z(3).Z(3)</text:p>
          </table:table-cell>
          <table:table-cell table:style-name="ce449"/>
          <table:table-cell table:style-name="ce410" table:content-validation-name="val2" office:value-type="string">
            <text:p>C</text:p>
          </table:table-cell>
          <table:table-cell table:style-name="ce410" table:content-validation-name="val2"/>
          <table:table-cell table:style-name="ce410" table:content-validation-name="val3"/>
          <table:table-cell table:style-name="ce410" table:content-validation-name="val2" office:value-type="string">
            <text:p>C</text:p>
          </table:table-cell>
          <table:table-cell table:style-name="ce449" office:value-type="string">
            <text:p>&lt;LOAN_PRODUCT_DATA ARM _QualifyingRatePercent&gt;</text:p>
          </table:table-cell>
          <table:table-cell table:style-name="ce695" table:number-columns-repeated="1010"/>
        </table:table-row>
        <table:table-row table:style-name="ro221">
          <table:covered-table-cell table:style-name="ce332"/>
          <table:table-cell table:style-name="ce381" office:value-type="string">
            <text:p>ARM-050</text:p>
          </table:table-cell>
          <table:table-cell table:style-name="ce426" office:value-type="string">
            <text:p>ARM</text:p>
          </table:table-cell>
          <table:table-cell table:style-name="ce467" office:value-type="string">
            <text:p>ARM Qualifying Rate</text:p>
          </table:table-cell>
          <table:table-cell table:style-name="ce502"/>
          <table:table-cell table:style-name="ce360" table:number-columns-repeated="2"/>
          <table:table-cell table:style-name="ce482" office:value-type="string">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Fannie Mae and Generic ARM plans: DU will ignore the Qualifying Rate field (ARM-050) and will calculate the qualifying rate.</text:p>
            <text:p/>
          </table:table-cell>
          <table:table-cell table:style-name="ce449"/>
          <table:table-cell table:style-name="ce426" table:content-validation-name="val2" office:value-type="string">
            <text:p>C</text:p>
          </table:table-cell>
          <table:table-cell table:style-name="ce426" table:content-validation-name="val2"/>
          <table:table-cell table:style-name="ce426" table:content-validation-name="val3"/>
          <table:table-cell table:style-name="ce426" table:content-validation-name="val2" office:value-type="string">
            <text:p>C</text:p>
          </table:table-cell>
          <table:table-cell table:style-name="ce467" office:value-type="string">
            <text:p>&lt;LOAN_PRODUCT_DATA ARM _QualifyingRatePercent&gt;</text:p>
          </table:table-cell>
          <table:table-cell table:style-name="ce693" table:number-columns-repeated="1010"/>
        </table:table-row>
        <table:table-row table:style-name="ro22">
          <table:covered-table-cell table:style-name="ce332"/>
          <table:table-cell table:style-name="ce381" office:value-type="string">
            <text:p>ARM-050</text:p>
          </table:table-cell>
          <table:table-cell table:style-name="ce426" office:value-type="string">
            <text:p>ARM</text:p>
          </table:table-cell>
          <table:table-cell table:style-name="ce467" office:value-type="string">
            <text:p>ARM Qualifying Rate</text:p>
          </table:table-cell>
          <table:table-cell table:style-name="ce502"/>
          <table:table-cell table:style-name="ce360" table:number-columns-repeated="2"/>
          <table:table-cell table:style-name="ce598" office:value-type="string">
            <text:p><text:a xlink:href="https://www.fanniemae.com/singlefamily/desktop-underwriter">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See the DU Reference Material “Qualifying Interest Rate Used by DU for Proposed Monthly Housing Expense”.</text:a></text:p>
          </table:table-cell>
          <table:table-cell table:style-name="ce449"/>
          <table:table-cell table:style-name="ce426" table:content-validation-name="val2" office:value-type="string">
            <text:p>C</text:p>
          </table:table-cell>
          <table:table-cell table:style-name="ce426" table:content-validation-name="val2"/>
          <table:table-cell table:style-name="ce426" table:content-validation-name="val3"/>
          <table:table-cell table:style-name="ce426" table:content-validation-name="val2" office:value-type="string">
            <text:p>C</text:p>
          </table:table-cell>
          <table:table-cell table:style-name="ce467" office:value-type="string">
            <text:p>&lt;LOAN_PRODUCT_DATA ARM _QualifyingRatePercent&gt;</text:p>
          </table:table-cell>
          <table:table-cell table:style-name="ce696" table:number-columns-repeated="1010"/>
        </table:table-row>
        <table:table-row table:style-name="ro255">
          <table:covered-table-cell table:style-name="ce332"/>
          <table:table-cell table:style-name="ce381" office:value-type="string">
            <text:p>ARM-050</text:p>
          </table:table-cell>
          <table:table-cell table:style-name="ce426" office:value-type="string">
            <text:p>ARM</text:p>
          </table:table-cell>
          <table:table-cell table:style-name="ce467" office:value-type="string">
            <text:p>ARM Qualifying Rate</text:p>
          </table:table-cell>
          <table:table-cell table:style-name="ce502"/>
          <table:table-cell table:style-name="ce360" table:number-columns-repeated="2"/>
          <table:table-cell table:style-name="ce482" office:value-type="string">
            <text:p>Lender ARM Plans: If the Qualifying Rate is not populated, a default value will be used.</text:p>
          </table:table-cell>
          <table:table-cell table:style-name="ce449"/>
          <table:table-cell table:style-name="ce426" table:content-validation-name="val2" office:value-type="string">
            <text:p>C</text:p>
          </table:table-cell>
          <table:table-cell table:style-name="ce426" table:content-validation-name="val2"/>
          <table:table-cell table:style-name="ce426" table:content-validation-name="val3"/>
          <table:table-cell table:style-name="ce426" table:content-validation-name="val2" office:value-type="string">
            <text:p>C</text:p>
          </table:table-cell>
          <table:table-cell table:style-name="ce467" office:value-type="string">
            <text:p>&lt;LOAN_PRODUCT_DATA ARM _QualifyingRatePercent&gt;</text:p>
          </table:table-cell>
          <table:table-cell table:style-name="ce695" table:number-columns-repeated="1010"/>
        </table:table-row>
        <table:table-row table:style-name="ro256">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26</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5" table:number-columns-repeated="1010"/>
        </table:table-row>
        <table:table-row table:style-name="ro257">
          <table:table-cell table:style-name="ce332"/>
          <table:table-cell table:style-name="ce369" office:value-type="string">
            <text:p>PAJ-010</text:p>
          </table:table-cell>
          <table:table-cell table:style-name="ce417" office:value-type="string">
            <text:p>Payment Adjustments</text:p>
          </table:table-cell>
          <table:table-cell table:style-name="ce370" office:value-type="string">
            <text:p>PAJ</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Record ID: Payment Adjustment Occurrences.</text:p>
            <text:p/>
            <text:p>This segment is not used by DU. Contains DO product / pricing information.</text:p>
          </table:table-cell>
          <table:table-cell table:style-name="ce370"/>
          <table:table-cell table:style-name="ce416" table:content-validation-name="val2" table:number-columns-repeated="2"/>
          <table:table-cell table:style-name="ce416" table:content-validation-name="val3"/>
          <table:table-cell table:style-name="ce416" table:content-validation-name="val2"/>
          <table:table-cell table:style-name="ce370"/>
          <table:table-cell table:style-name="ce695" table:number-columns-repeated="1010"/>
        </table:table-row>
        <table:table-row table:style-name="ro196">
          <table:table-cell table:style-name="ce332"/>
          <table:table-cell table:style-name="ce360" office:value-type="string">
            <text:p>PAJ-020</text:p>
          </table:table-cell>
          <table:table-cell table:style-name="ce390" office:value-type="string">
            <text:p>Payment Adjustments</text:p>
          </table:table-cell>
          <table:table-cell table:style-name="ce449" office:value-type="string">
            <text:p>Payment Adjustment Period Number</text:p>
          </table:table-cell>
          <table:table-cell table:style-name="ce502" office:value-type="float" office:value="4">
            <text:p>4</text:p>
          </table:table-cell>
          <table:table-cell table:style-name="ce360" office:value-type="string">
            <text:p>4</text:p>
          </table:table-cell>
          <table:table-cell table:style-name="ce360"/>
          <table:table-cell table:style-name="ce482" office:value-type="string">
            <text:p>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he sequential number of the payment adjustment for the loan. For the first payment adjustment under the terms of the loan, this would be “1”. The second adjustment for the loan would be “2”.</text:p>
            <text:p/>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PeriodNumber&gt;</text:p>
          </table:table-cell>
          <table:table-cell table:style-name="ce695" table:number-columns-repeated="1010"/>
        </table:table-row>
        <table:table-row table:style-name="ro258">
          <table:table-cell table:style-name="ce332"/>
          <table:table-cell table:style-name="ce360" office:value-type="string">
            <text:p>PAJ-030</text:p>
          </table:table-cell>
          <table:table-cell table:style-name="ce390" office:value-type="string">
            <text:p>Payment Adjustments</text:p>
          </table:table-cell>
          <table:table-cell table:style-name="ce449" office:value-type="string">
            <text:p>Payment Adjustment Duration</text:p>
          </table:table-cell>
          <table:table-cell table:style-name="ce502" office:value-type="float" office:value="8">
            <text:p>8</text:p>
          </table:table-cell>
          <table:table-cell table:style-name="ce360" office:value-type="string">
            <text:p>3</text:p>
          </table:table-cell>
          <table:table-cell table:style-name="ce360"/>
          <table:table-cell table:style-name="ce482" office:value-type="string">
            <text:p>Total Adjustment Period</text:p>
            <text:p/>
            <text:p>Format: n (Months)Total Adjustment Period</text:p>
            <text:p/>
            <text:p>Format: n (Months)Total Adjustment Period</text:p>
            <text:p/>
            <text:p>Format: n (Months)Total Adjustment Period</text:p>
            <text:p/>
            <text:p>Format: n (Months)Total Adjustment Period</text:p>
            <text:p/>
            <text:p>Format: n (Months)Total Adjustment Period</text:p>
            <text:p/>
            <text:p>Format: n (Months)Total Adjustment Period</text:p>
            <text:p/>
            <text:p>Format: n (Months)Total Adjustment Period</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DurationMonths&gt;</text:p>
          </table:table-cell>
          <table:table-cell table:style-name="ce695" table:number-columns-repeated="1010"/>
        </table:table-row>
        <table:table-row table:style-name="ro259">
          <table:table-cell table:style-name="ce332"/>
          <table:table-cell table:style-name="ce360" office:value-type="string">
            <text:p>PAJ-040</text:p>
          </table:table-cell>
          <table:table-cell table:style-name="ce390" office:value-type="string">
            <text:p>Payment Adjustments</text:p>
          </table:table-cell>
          <table:table-cell table:style-name="ce449" office:value-type="string">
            <text:p>Payment Adjustment Frequency</text:p>
          </table:table-cell>
          <table:table-cell table:style-name="ce502" office:value-type="float" office:value="11">
            <text:p>11</text:p>
          </table:table-cell>
          <table:table-cell table:style-name="ce360" office:value-type="string">
            <text:p>3</text:p>
          </table:table-cell>
          <table:table-cell table:style-name="ce360"/>
          <table:table-cell table:style-name="ce482" office:value-type="string">
            <text:p>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he number of months for which the payment adjustment will be effective.</text:p>
            <text:p/>
            <text:p>n (Months) – Between Adjustments After First Adjustment</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SubsequentPaymentAdjustmentMonths&gt;</text:p>
          </table:table-cell>
          <table:table-cell table:style-name="ce695" table:number-columns-repeated="1010"/>
        </table:table-row>
        <table:table-row table:style-name="ro192">
          <table:table-cell table:style-name="ce332"/>
          <table:table-cell table:style-name="ce360" office:value-type="string">
            <text:p>PAJ-050</text:p>
          </table:table-cell>
          <table:table-cell table:style-name="ce390" office:value-type="string">
            <text:p>Payment Adjustments</text:p>
          </table:table-cell>
          <table:table-cell table:style-name="ce449" office:value-type="string">
            <text:p>Payment Adjustment Type Code</text:p>
          </table:table-cell>
          <table:table-cell table:style-name="ce502" office:value-type="float" office:value="14">
            <text:p>14</text:p>
          </table:table-cell>
          <table:table-cell table:style-name="ce360" office:value-type="string">
            <text:p>1</text:p>
          </table:table-cell>
          <table:table-cell table:style-name="ce360"/>
          <table:table-cell table:style-name="ce482" office:value-type="string">
            <text:p>Indicates if the payment adjustment is a percentage or a dollar amount.</text:p>
          </table:table-cell>
          <table:table-cell table:style-name="ce449" office:value-type="string">
            <text:p>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1 = Percent To Adjust Payment Amount</text:p>
            <text:p>2 = Percent To Adjust Payment Rate</text:p>
            <text:p>3 = Dollar Adjust To Payment Amount</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CalculationType&gt;</text:p>
          </table:table-cell>
          <table:table-cell table:style-name="ce695" table:number-columns-repeated="1010"/>
        </table:table-row>
        <table:table-row table:style-name="ro260">
          <table:table-cell table:style-name="ce332"/>
          <table:table-cell table:style-name="ce360" office:value-type="string">
            <text:p>PAJ-060</text:p>
          </table:table-cell>
          <table:table-cell table:style-name="ce390" office:value-type="string">
            <text:p>Payment Adjustments</text:p>
          </table:table-cell>
          <table:table-cell table:style-name="ce449" office:value-type="string">
            <text:p>Payment Adjustment Percent</text:p>
          </table:table-cell>
          <table:table-cell table:style-name="ce502" office:value-type="float" office:value="15">
            <text:p>15</text:p>
          </table:table-cell>
          <table:table-cell table:style-name="ce360" office:value-type="string">
            <text:p>7</text:p>
          </table:table-cell>
          <table:table-cell table:style-name="ce360"/>
          <table:table-cell table:style-name="ce482" office:value-type="string">
            <text:p>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he scheduled payment increase/decrease amount for this occurrence of a payment change, expressed as a percentage.</text:p>
            <text:p/>
            <text:p>Format: Z(3).Z(3)</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Percent&gt;</text:p>
          </table:table-cell>
          <table:table-cell table:style-name="ce695" table:number-columns-repeated="1010"/>
        </table:table-row>
        <table:table-row table:style-name="ro167">
          <table:table-cell table:style-name="ce332"/>
          <table:table-cell table:style-name="ce360" office:value-type="string">
            <text:p>PAJ-070</text:p>
          </table:table-cell>
          <table:table-cell table:style-name="ce390" office:value-type="string">
            <text:p>Payment Adjustments</text:p>
          </table:table-cell>
          <table:table-cell table:style-name="ce449" office:value-type="string">
            <text:p>Payment Adjustment Amount</text:p>
          </table:table-cell>
          <table:table-cell table:style-name="ce502" office:value-type="float" office:value="22">
            <text:p>22</text:p>
          </table:table-cell>
          <table:table-cell table:style-name="ce360" office:value-type="string">
            <text:p>15</text:p>
          </table:table-cell>
          <table:table-cell table:style-name="ce360"/>
          <table:table-cell table:style-name="ce482" office:value-type="string">
            <text:p>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he scheduled payment increase/decrease amount for this occurrence of a payment change, expressed as a dollar amount.</text:p>
            <text:p/>
            <text:p>Format: Z(12.Z(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Amount&gt;</text:p>
          </table:table-cell>
          <table:table-cell table:style-name="ce695" table:number-columns-repeated="1010"/>
        </table:table-row>
        <table:table-row table:style-name="ro261">
          <table:table-cell table:style-name="ce332"/>
          <table:table-cell table:style-name="ce360" office:value-type="string">
            <text:p>PAJ-080</text:p>
          </table:table-cell>
          <table:table-cell table:style-name="ce390" office:value-type="string">
            <text:p>Payment Adjustments</text:p>
          </table:table-cell>
          <table:table-cell table:style-name="ce449" office:value-type="string">
            <text:p>Payment Adjustment Percent Cap</text:p>
          </table:table-cell>
          <table:table-cell table:style-name="ce502" office:value-type="float" office:value="37">
            <text:p>37</text:p>
          </table:table-cell>
          <table:table-cell table:style-name="ce360" office:value-type="string">
            <text:p>7</text:p>
          </table:table-cell>
          <table:table-cell table:style-name="ce360"/>
          <table:table-cell table:style-name="ce482" office:value-type="string">
            <text:p>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he payment adjustment cap for this occurrence of a payment change, expressed as a percentage.</text:p>
            <text:p/>
            <text:p>Format: Z(3).Z(3)</text:p>
            <text:p/>
            <text:p>Specify if field PAJ-050 = 1 or 2</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PeriodicCapPercent&gt;</text:p>
          </table:table-cell>
          <table:table-cell table:style-name="ce695" table:number-columns-repeated="1010"/>
        </table:table-row>
        <table:table-row table:style-name="ro22">
          <table:table-cell table:style-name="ce332"/>
          <table:table-cell table:style-name="ce360" office:value-type="string">
            <text:p>PAJ-090</text:p>
          </table:table-cell>
          <table:table-cell table:style-name="ce390" office:value-type="string">
            <text:p>Payment Adjustments</text:p>
          </table:table-cell>
          <table:table-cell table:style-name="ce449" office:value-type="string">
            <text:p>Payment Adjustment Amount Cap</text:p>
          </table:table-cell>
          <table:table-cell table:style-name="ce502" office:value-type="float" office:value="44">
            <text:p>44</text:p>
          </table:table-cell>
          <table:table-cell table:style-name="ce360" office:value-type="string">
            <text:p>15</text:p>
          </table:table-cell>
          <table:table-cell table:style-name="ce360"/>
          <table:table-cell table:style-name="ce482" office:value-type="string">
            <text:p>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he payment adjustment amount cap per change, expressed as a dollar amount.</text:p>
            <text:p/>
            <text:p>Format: Z(12).Z(2)</text:p>
            <text:p/>
            <text:p>Required if field PAJ-050 = 3</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PAYMENT_ADJUSTMENT _PeriodicCapAmount&gt;</text:p>
          </table:table-cell>
          <table:table-cell table:style-name="ce696" table:number-columns-repeated="1010"/>
        </table:table-row>
        <table:table-row table:style-name="ro230">
          <table:table-cell table:style-name="ce332"/>
          <table:table-cell table:style-name="ce360" office:value-type="string">
            <text:p>PAJ-100</text:p>
          </table:table-cell>
          <table:table-cell table:style-name="ce390" office:value-type="string">
            <text:p>Payment Adjustments</text:p>
          </table:table-cell>
          <table:table-cell table:style-name="ce449" office:value-type="string">
            <text:p>Months To First Payment Adjustment</text:p>
          </table:table-cell>
          <table:table-cell table:style-name="ce502" office:value-type="float" office:value="59">
            <text:p>59</text:p>
          </table:table-cell>
          <table:table-cell table:style-name="ce360" office:value-type="string">
            <text:p>3</text:p>
          </table:table-cell>
          <table:table-cell table:style-name="ce360"/>
          <table:table-cell table:style-name="ce482" office:value-type="string">
            <text:p>The number of months from the first payment until the first payment adjustment.</text:p>
            <text:p/>
            <text:p>Format: n (Months)The number of months from the first payment until the first payment adjustment.</text:p>
            <text:p/>
            <text:p>Format: n (Months)The number of months from the first payment until the first payment adjustment.</text:p>
            <text:p/>
            <text:p>Format: n (Months)The number of months from the first payment until the first payment adjustment.</text:p>
            <text:p/>
            <text:p>Format: n (Months)The number of months from the first payment until the first payment adjustment.</text:p>
            <text:p/>
            <text:p>Format: n (Months)The number of months from the first payment until the first payment adjustment.</text:p>
            <text:p/>
            <text:p>Format: n (Months)The number of months from the first payment until the first payment adjustment.</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695" table:number-columns-repeated="1010"/>
        </table:table-row>
        <table:table-row table:style-name="ro104">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61</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5" table:number-columns-repeated="1010"/>
        </table:table-row>
        <table:table-row table:style-name="ro128">
          <table:table-cell table:style-name="ce332"/>
          <table:table-cell table:style-name="ce369" office:value-type="string">
            <text:p>RAJ-010</text:p>
          </table:table-cell>
          <table:table-cell table:style-name="ce417" office:value-type="string">
            <text:p>Rate</text:p>
          </table:table-cell>
          <table:table-cell table:style-name="ce370" office:value-type="string">
            <text:p>RAJ</text:p>
          </table:table-cell>
          <table:table-cell table:style-name="ce416" office:value-type="float" office:value="1">
            <text:p>1</text:p>
          </table:table-cell>
          <table:table-cell table:style-name="ce369" office:value-type="string">
            <text:p>3</text:p>
          </table:table-cell>
          <table:table-cell table:style-name="ce369" office:value-type="string">
            <text:p>M</text:p>
          </table:table-cell>
          <table:table-cell table:style-name="ce580" office:value-type="string">
            <text:p>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Record ID: Rate Adjustment Occurrences</text:p>
            <text:p/>
            <text:p>Specify if Field #01A-090 = 01 for ARM and if the ARM will have rate adjustments. NOT REQUIRED.</text:p>
          </table:table-cell>
          <table:table-cell table:style-name="ce370"/>
          <table:table-cell table:style-name="ce416" table:content-validation-name="val2" table:number-columns-repeated="2"/>
          <table:table-cell table:style-name="ce416" table:content-validation-name="val3"/>
          <table:table-cell table:style-name="ce416" table:content-validation-name="val2"/>
          <table:table-cell table:style-name="ce370"/>
          <table:table-cell table:style-name="ce695" table:number-columns-repeated="1010"/>
        </table:table-row>
        <table:table-row table:style-name="ro88">
          <table:table-cell table:style-name="ce332"/>
          <table:table-cell table:style-name="ce360" office:value-type="string">
            <text:p>RAJ-020</text:p>
          </table:table-cell>
          <table:table-cell table:style-name="ce390" office:value-type="string">
            <text:p>Rate Adjustment</text:p>
          </table:table-cell>
          <table:table-cell table:style-name="ce449" office:value-type="string">
            <text:p>Rate Adjustment Period Number</text:p>
          </table:table-cell>
          <table:table-cell table:style-name="ce502" office:value-type="float" office:value="4">
            <text:p>4</text:p>
          </table:table-cell>
          <table:table-cell table:style-name="ce360" office:value-type="string">
            <text:p>4</text:p>
          </table:table-cell>
          <table:table-cell table:style-name="ce360"/>
          <table:table-cell table:style-name="ce482" office:value-type="string">
            <text:p>The sequence number of the rate adjustment information for the loan, if there are more than one rate adjustments.</text:p>
            <text:p/>
            <text:p>Format: nThe sequence number of the rate adjustment information for the loan, if there are more than one rate adjustments.</text:p>
            <text:p/>
            <text:p>Format: nThe sequence number of the rate adjustment information for the loan, if there are more than one rate adjustments.</text:p>
            <text:p/>
            <text:p>Format: nThe sequence number of the rate adjustment information for the loan, if there are more than one rate adjustments.</text:p>
            <text:p/>
            <text:p>Format: nThe sequence number of the rate adjustment information for the loan, if there are more than one rate adjustments.</text:p>
            <text:p/>
            <text:p>Format: nThe sequence number of the rate adjustment information for the loan, if there are more than one rate adjustments.</text:p>
            <text:p/>
            <text:p>Format: nThe sequence number of the rate adjustment information for the loan, if there are more than one rate adjustments.</text:p>
            <text:p/>
            <text:p>Format: n</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_PeriodNumber&gt;</text:p>
          </table:table-cell>
          <table:table-cell table:style-name="ce695" table:number-columns-repeated="1010"/>
        </table:table-row>
        <table:table-row table:style-name="ro197">
          <table:table-cell table:style-name="ce332"/>
          <table:table-cell table:style-name="ce360" office:value-type="string">
            <text:p>RAJ-030</text:p>
          </table:table-cell>
          <table:table-cell table:style-name="ce390" office:value-type="string">
            <text:p>Rate Adjustment</text:p>
          </table:table-cell>
          <table:table-cell table:style-name="ce449" office:value-type="string">
            <text:p>Rate Adjustment Duration</text:p>
          </table:table-cell>
          <table:table-cell table:style-name="ce502" office:value-type="float" office:value="8">
            <text:p>8</text:p>
          </table:table-cell>
          <table:table-cell table:style-name="ce360" office:value-type="string">
            <text:p>3</text:p>
          </table:table-cell>
          <table:table-cell table:style-name="ce360"/>
          <table:table-cell table:style-name="ce482" office:value-type="string">
            <text:p>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he number of months for which the rate adjustment will be effective.</text:p>
            <text:p/>
            <text:p>Total Adjustment Period</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_DurationMonths&gt;</text:p>
          </table:table-cell>
          <table:table-cell table:style-name="ce695" table:number-columns-repeated="1010"/>
        </table:table-row>
        <table:table-row table:style-name="ro262">
          <table:table-cell table:style-name="ce332"/>
          <table:table-cell table:style-name="ce360" office:value-type="string">
            <text:p>RAJ-040</text:p>
          </table:table-cell>
          <table:table-cell table:style-name="ce390" office:value-type="string">
            <text:p>Rate Adjustment</text:p>
          </table:table-cell>
          <table:table-cell table:style-name="ce449" office:value-type="string">
            <text:p>Rate Adjustment Frequency</text:p>
          </table:table-cell>
          <table:table-cell table:style-name="ce502" office:value-type="float" office:value="11">
            <text:p>11</text:p>
          </table:table-cell>
          <table:table-cell table:style-name="ce360" office:value-type="string">
            <text:p>3</text:p>
          </table:table-cell>
          <table:table-cell table:style-name="ce360"/>
          <table:table-cell table:style-name="ce482" office:value-type="string">
            <text:p>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Frequency of the adjustments during the adjustment period.</text:p>
            <text:p/>
            <text:p>Between Adjustments After First Adjustment</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SubsequentRateAdjustmentMonths&gt;</text:p>
          </table:table-cell>
          <table:table-cell table:style-name="ce693" table:number-columns-repeated="1010"/>
        </table:table-row>
        <table:table-row table:style-name="ro223">
          <table:table-cell table:style-name="ce332"/>
          <table:table-cell table:style-name="ce360" office:value-type="string">
            <text:p>RAJ-050</text:p>
          </table:table-cell>
          <table:table-cell table:style-name="ce390" office:value-type="string">
            <text:p>Rate Adjustment</text:p>
          </table:table-cell>
          <table:table-cell table:style-name="ce449" office:value-type="string">
            <text:p>Rate Adjustment Calculation Method Code</text:p>
          </table:table-cell>
          <table:table-cell table:style-name="ce502" office:value-type="float" office:value="14">
            <text:p>14</text:p>
          </table:table-cell>
          <table:table-cell table:style-name="ce360" office:value-type="string">
            <text:p>1</text:p>
          </table:table-cell>
          <table:table-cell table:style-name="ce360"/>
          <table:table-cell table:style-name="ce482" office:value-type="string">
            <text:p>Indicates the method for calculating the new adjusted rate at each rate change.</text:p>
          </table:table-cell>
          <table:table-cell table:style-name="ce449" office:value-type="string">
            <text:p>0 = Add % to Current Rate</text:p>
            <text:p>1 = Add % to Original Rate</text:p>
            <text:p>2 = Index + Margin0 = Add % to Current Rate</text:p>
            <text:p>1 = Add % to Original Rate</text:p>
            <text:p>2 = Index + Margin0 = Add % to Current Rate</text:p>
            <text:p>1 = Add % to Original Rate</text:p>
            <text:p>2 = Index + Margin0 = Add % to Current Rate</text:p>
            <text:p>1 = Add % to Original Rate</text:p>
            <text:p>2 = Index + Margin0 = Add % to Current Rate</text:p>
            <text:p>1 = Add % to Original Rate</text:p>
            <text:p>2 = Index + Margin0 = Add % to Current Rate</text:p>
            <text:p>1 = Add % to Original Rate</text:p>
            <text:p>2 = Index + Margin0 = Add % to Current Rate</text:p>
            <text:p>1 = Add % to Original Rate</text:p>
            <text:p>2 = Index + Margin</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_CalculationType&gt;</text:p>
          </table:table-cell>
          <table:table-cell table:style-name="ce695" table:number-columns-repeated="1010"/>
        </table:table-row>
        <table:table-row table:style-name="ro197">
          <table:table-cell table:style-name="ce332"/>
          <table:table-cell table:style-name="ce360" office:value-type="string">
            <text:p>RAJ-060</text:p>
          </table:table-cell>
          <table:table-cell table:style-name="ce390" office:value-type="string">
            <text:p>Rate Adjustment</text:p>
          </table:table-cell>
          <table:table-cell table:style-name="ce449" office:value-type="string">
            <text:p>Rate Adjustment Percent</text:p>
          </table:table-cell>
          <table:table-cell table:style-name="ce502" office:value-type="float" office:value="15">
            <text:p>15</text:p>
          </table:table-cell>
          <table:table-cell table:style-name="ce360" office:value-type="string">
            <text:p>7</text:p>
          </table:table-cell>
          <table:table-cell table:style-name="ce360"/>
          <table:table-cell table:style-name="ce482" office:value-type="string">
            <text:p>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Percentage to be used for the rate adjustment. Depending on the calculation method, this may be a percentage added to the current rate or it may be a percentage added to the original rate.</text:p>
            <text:p/>
            <text:p>Format: Z(3).Z(3); Max length = 7</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_Percent&gt;</text:p>
          </table:table-cell>
          <table:table-cell table:style-name="ce695" table:number-columns-repeated="1010"/>
        </table:table-row>
        <table:table-row table:style-name="ro22">
          <table:table-cell table:style-name="ce332"/>
          <table:table-cell table:style-name="ce360" office:value-type="string">
            <text:p>RAJ-070</text:p>
          </table:table-cell>
          <table:table-cell table:style-name="ce390" office:value-type="string">
            <text:p>Rate Adjustment</text:p>
          </table:table-cell>
          <table:table-cell table:style-name="ce449" office:value-type="string">
            <text:p>Rate Adjustment Cap</text:p>
          </table:table-cell>
          <table:table-cell table:style-name="ce502" office:value-type="float" office:value="22">
            <text:p>22</text:p>
          </table:table-cell>
          <table:table-cell table:style-name="ce360" office:value-type="string">
            <text:p>7</text:p>
          </table:table-cell>
          <table:table-cell table:style-name="ce360"/>
          <table:table-cell table:style-name="ce482" office:value-type="string">
            <text:p>The cap on the percentage rate increase allowed for the loan, per change.</text:p>
            <text:p/>
            <text:p>Format: Z(3).Z(3); Max length = 7The cap on the percentage rate increase allowed for the loan, per change.</text:p>
            <text:p/>
            <text:p>Format: Z(3).Z(3); Max length = 7The cap on the percentage rate increase allowed for the loan, per change.</text:p>
            <text:p/>
            <text:p>Format: Z(3).Z(3); Max length = 7The cap on the percentage rate increase allowed for the loan, per change.</text:p>
            <text:p/>
            <text:p>Format: Z(3).Z(3); Max length = 7The cap on the percentage rate increase allowed for the loan, per change.</text:p>
            <text:p/>
            <text:p>Format: Z(3).Z(3); Max length = 7The cap on the percentage rate increase allowed for the loan, per change.</text:p>
            <text:p/>
            <text:p>Format: Z(3).Z(3); Max length = 7The cap on the percentage rate increase allowed for the loan, per change.</text:p>
            <text:p/>
            <text:p>Format: Z(3).Z(3); Max length = 7</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_SubsequentCapPercent&gt;</text:p>
          </table:table-cell>
          <table:table-cell table:style-name="ce696" table:number-columns-repeated="1010"/>
        </table:table-row>
        <table:table-row table:style-name="ro79">
          <table:table-cell table:style-name="ce332"/>
          <table:table-cell table:style-name="ce360" office:value-type="string">
            <text:p>RAJ-080</text:p>
          </table:table-cell>
          <table:table-cell table:style-name="ce390" office:value-type="string">
            <text:p>Rate Adjustment</text:p>
          </table:table-cell>
          <table:table-cell table:style-name="ce449" office:value-type="string">
            <text:p>Months To First Rate Adjustment</text:p>
          </table:table-cell>
          <table:table-cell table:style-name="ce502" office:value-type="float" office:value="29">
            <text:p>29</text:p>
          </table:table-cell>
          <table:table-cell table:style-name="ce360" office:value-type="string">
            <text:p>3</text:p>
          </table:table-cell>
          <table:table-cell table:style-name="ce360"/>
          <table:table-cell table:style-name="ce482" office:value-type="string">
            <text:p>The number of months from the first payment until the first rate adjustment.</text:p>
            <text:p/>
            <text:p>Format: n (Months)The number of months from the first payment until the first rate adjustment.</text:p>
            <text:p/>
            <text:p>Format: n (Months)The number of months from the first payment until the first rate adjustment.</text:p>
            <text:p/>
            <text:p>Format: n (Months)The number of months from the first payment until the first rate adjustment.</text:p>
            <text:p/>
            <text:p>Format: n (Months)The number of months from the first payment until the first rate adjustment.</text:p>
            <text:p/>
            <text:p>Format: n (Months)The number of months from the first payment until the first rate adjustment.</text:p>
            <text:p/>
            <text:p>Format: n (Months)The number of months from the first payment until the first rate adjustment.</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RATE_ADJUSTMENT FirstRateAdjustmentMonths&gt;</text:p>
          </table:table-cell>
          <table:table-cell table:style-name="ce695" table:number-columns-repeated="1010"/>
        </table:table-row>
        <table:table-row table:style-name="ro104">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31</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5" table:number-columns-repeated="1010"/>
        </table:table-row>
        <table:table-row table:style-name="ro113">
          <table:table-cell table:style-name="ce332"/>
          <table:table-cell table:style-name="ce369" office:value-type="string">
            <text:p>BUA-010</text:p>
          </table:table-cell>
          <table:table-cell table:style-name="ce417" office:value-type="string">
            <text:p>Buydown</text:p>
          </table:table-cell>
          <table:table-cell table:style-name="ce370" office:value-type="string">
            <text:p>BUA</text:p>
          </table:table-cell>
          <table:table-cell table:style-name="ce416" office:value-type="float" office:value="4">
            <text:p>4</text:p>
          </table:table-cell>
          <table:table-cell table:style-name="ce369" office:value-type="string">
            <text:p>3</text:p>
          </table:table-cell>
          <table:table-cell table:style-name="ce369" office:value-type="string">
            <text:p>S</text:p>
          </table:table-cell>
          <table:table-cell table:style-name="ce580" office:value-type="string">
            <text:p>Record ID: Buydown Data</text:p>
          </table:table-cell>
          <table:table-cell table:style-name="ce639"/>
          <table:table-cell table:style-name="ce416" table:content-validation-name="val2" table:number-columns-repeated="2"/>
          <table:table-cell table:style-name="ce416" table:content-validation-name="val3"/>
          <table:table-cell table:style-name="ce416" table:content-validation-name="val2"/>
          <table:table-cell table:style-name="ce370"/>
          <table:table-cell table:style-name="ce693" table:number-columns-repeated="1010"/>
        </table:table-row>
        <table:table-row table:style-name="ro263">
          <table:table-cell table:style-name="ce332"/>
          <table:table-cell table:style-name="ce360" office:value-type="string">
            <text:p>BUA-020</text:p>
          </table:table-cell>
          <table:table-cell table:style-name="ce390" office:value-type="string">
            <text:p>Buydown</text:p>
          </table:table-cell>
          <table:table-cell table:style-name="ce449" office:value-type="string">
            <text:p>Buydown Frequency</text:p>
          </table:table-cell>
          <table:table-cell table:style-name="ce432" office:value-type="float" office:value="4">
            <text:p>4</text:p>
          </table:table-cell>
          <table:table-cell table:style-name="ce360" office:value-type="string">
            <text:p>3</text:p>
          </table:table-cell>
          <table:table-cell table:style-name="ce360"/>
          <table:table-cell table:style-name="ce482" office:value-type="string">
            <text:p>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he time interval between interest rate increases during the buydown period. For example, if the interest rate increases annually during a two-year buydown, the frequency of interest rate change is 12 months.</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ChangeFrequencyMonths&gt;</text:p>
          </table:table-cell>
          <table:table-cell table:style-name="ce693" table:number-columns-repeated="1010"/>
        </table:table-row>
        <table:table-row table:style-name="ro264">
          <table:table-cell table:style-name="ce332"/>
          <table:table-cell table:style-name="ce360" office:value-type="string">
            <text:p>BUA-030</text:p>
          </table:table-cell>
          <table:table-cell table:style-name="ce390" office:value-type="string">
            <text:p>Buydown</text:p>
          </table:table-cell>
          <table:table-cell table:style-name="ce449" office:value-type="string">
            <text:p>Buydown Duration</text:p>
          </table:table-cell>
          <table:table-cell table:style-name="ce502" office:value-type="float" office:value="7">
            <text:p>7</text:p>
          </table:table-cell>
          <table:table-cell table:style-name="ce360" office:value-type="string">
            <text:p>3</text:p>
          </table:table-cell>
          <table:table-cell table:style-name="ce360"/>
          <table:table-cell table:style-name="ce482" office:value-type="string">
            <text:p>The period of time (counted in months) from the Base Date during which the interest rate buydown is in effect.</text:p>
            <text:p/>
            <text:p>Format: n (Months)The period of time (counted in months) from the Base Date during which the interest rate buydown is in effect.</text:p>
            <text:p/>
            <text:p>Format: n (Months)The period of time (counted in months) from the Base Date during which the interest rate buydown is in effect.</text:p>
            <text:p/>
            <text:p>Format: n (Months)The period of time (counted in months) from the Base Date during which the interest rate buydown is in effect.</text:p>
            <text:p/>
            <text:p>Format: n (Months)The period of time (counted in months) from the Base Date during which the interest rate buydown is in effect.</text:p>
            <text:p/>
            <text:p>Format: n (Months)The period of time (counted in months) from the Base Date during which the interest rate buydown is in effect.</text:p>
            <text:p/>
            <text:p>Format: n (Months)The period of time (counted in months) from the Base Date during which the interest rate buydown is in effect.</text:p>
            <text:p/>
            <text:p>Format: n (Month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DurationMonths&gt;</text:p>
          </table:table-cell>
          <table:table-cell table:style-name="ce693" table:number-columns-repeated="1010"/>
        </table:table-row>
        <table:table-row table:style-name="ro263">
          <table:table-cell table:style-name="ce332"/>
          <table:table-cell table:style-name="ce360" office:value-type="string">
            <text:p>BUA-040</text:p>
          </table:table-cell>
          <table:table-cell table:style-name="ce390" office:value-type="string">
            <text:p>Buydown</text:p>
          </table:table-cell>
          <table:table-cell table:style-name="ce449" office:value-type="string">
            <text:p>Increase Rate</text:p>
          </table:table-cell>
          <table:table-cell table:style-name="ce502" office:value-type="float" office:value="10">
            <text:p>10</text:p>
          </table:table-cell>
          <table:table-cell table:style-name="ce360" office:value-type="string">
            <text:p>7</text:p>
          </table:table-cell>
          <table:table-cell table:style-name="ce360"/>
          <table:table-cell table:style-name="ce482" office:value-type="string">
            <text:p>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he amount by which the interest rate can increase or decrease at each adjustment period within the buydown duration; If a decrease is entered, it should be entered as a negative amount.</text:p>
            <text:p/>
            <text:p>Format: <text:s/>-Z(2).Z(3) Negative or positive number allowed.</text:p>
          </table:table-cell>
          <table:table-cell table:style-name="ce482"/>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IncreaseRatePercent&gt;</text:p>
          </table:table-cell>
          <table:table-cell table:style-name="ce695" table:number-columns-repeated="1010"/>
        </table:table-row>
        <table:table-row table:style-name="ro265">
          <table:table-cell table:style-name="ce332"/>
          <table:table-cell table:style-name="ce360" office:value-type="string">
            <text:p>BUA-050</text:p>
          </table:table-cell>
          <table:table-cell table:style-name="ce390" office:value-type="string">
            <text:p>Buydown</text:p>
          </table:table-cell>
          <table:table-cell table:style-name="ce449" office:value-type="string">
            <text:p>Funding Code</text:p>
          </table:table-cell>
          <table:table-cell table:style-name="ce502" office:value-type="float" office:value="17">
            <text:p>17</text:p>
          </table:table-cell>
          <table:table-cell table:style-name="ce360" office:value-type="string">
            <text:p>1</text:p>
          </table:table-cell>
          <table:table-cell table:style-name="ce360"/>
          <table:table-cell table:style-name="ce482" office:value-type="string">
            <text:p>Indicates whether or not the lender is funding the Interest Rate Buydown.</text:p>
          </table:table-cell>
          <table:table-cell table:style-name="ce449" office:value-type="string">
            <text:p>Y = Yes</text:p>
            <text:p>N = NoY = Yes</text:p>
            <text:p>N = No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LenderFundingIndicator&gt;</text:p>
          </table:table-cell>
          <table:table-cell table:style-name="ce693" table:number-columns-repeated="1010"/>
        </table:table-row>
        <table:table-row table:style-name="ro22">
          <table:table-cell table:style-name="ce332"/>
          <table:table-cell table:style-name="ce360" office:value-type="string">
            <text:p>BUA-060</text:p>
          </table:table-cell>
          <table:table-cell table:style-name="ce390" office:value-type="string">
            <text:p>Buydown</text:p>
          </table:table-cell>
          <table:table-cell table:style-name="ce449" office:value-type="string">
            <text:p>Buydown Base Date Code</text:p>
          </table:table-cell>
          <table:table-cell table:style-name="ce502" office:value-type="float" office:value="18">
            <text:p>18</text:p>
          </table:table-cell>
          <table:table-cell table:style-name="ce360" office:value-type="string">
            <text:p>1</text:p>
          </table:table-cell>
          <table:table-cell table:style-name="ce360"/>
          <table:table-cell table:style-name="ce482" office:value-type="string">
            <text:p>A code indicating the date from which the duration of the buydown is counted.</text:p>
            <text:p/>
            <text:p><text:span text:style-name="T16">Note: This field is not currently used.A code indicating the date from which the duration of the buydown is counted.</text:span></text:p>
            <text:p><text:span text:style-name="T16"/></text:p>
            <text:p><text:span text:style-name="T16">Note: This field is not currently used.A code indicating the date from which the duration of the buydown is counted.</text:span></text:p>
            <text:p><text:span text:style-name="T16"/></text:p>
            <text:p><text:span text:style-name="T16">Note: This field is not currently used.A code indicating the date from which the duration of the buydown is counted.</text:span></text:p>
            <text:p><text:span text:style-name="T16"/></text:p>
            <text:p><text:span text:style-name="T16">Note: This field is not currently used.A code indicating the date from which the duration of the buydown is counted.</text:span></text:p>
            <text:p><text:span text:style-name="T16"/></text:p>
            <text:p><text:span text:style-name="T16">Note: This field is not currently used.A code indicating the date from which the duration of the buydown is counted.</text:span></text:p>
            <text:p><text:span text:style-name="T16"/></text:p>
            <text:p><text:span text:style-name="T16">Note: This field is not currently used.</text:span></text:p>
          </table:table-cell>
          <table:table-cell table:style-name="ce449" office:value-type="string">
            <text:p>0 = Note Date</text:p>
            <text:p>1 = First Payment Date</text:p>
            <text:p>2 = Last Payment Date0 = Note Date</text:p>
            <text:p>1 = First Payment Date</text:p>
            <text:p>2 = Last Payment Date0 = Note Date</text:p>
            <text:p>1 = First Payment Date</text:p>
            <text:p>2 = Last Payment Date0 = Note Date</text:p>
            <text:p>1 = First Payment Date</text:p>
            <text:p>2 = Last Payment Date0 = Note Date</text:p>
            <text:p>1 = First Payment Date</text:p>
            <text:p>2 = Last Payment Date0 = Note Date</text:p>
            <text:p>1 = First Payment Date</text:p>
            <text:p>2 = Last Payment Date</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BaseDateType&gt;</text:p>
          </table:table-cell>
          <table:table-cell table:style-name="ce696" table:number-columns-repeated="1010"/>
        </table:table-row>
        <table:table-row table:style-name="ro35">
          <table:table-cell table:style-name="ce332"/>
          <table:table-cell table:style-name="ce360" office:value-type="string">
            <text:p>BUA-070</text:p>
          </table:table-cell>
          <table:table-cell table:style-name="ce390" office:value-type="string">
            <text:p>Buydown</text:p>
          </table:table-cell>
          <table:table-cell table:style-name="ce449" office:value-type="string">
            <text:p>Buydown Type Indicator (Perm. Or Temp.)</text:p>
          </table:table-cell>
          <table:table-cell table:style-name="ce502" office:value-type="float" office:value="19">
            <text:p>19</text:p>
          </table:table-cell>
          <table:table-cell table:style-name="ce360" office:value-type="string">
            <text:p>1</text:p>
          </table:table-cell>
          <table:table-cell table:style-name="ce360"/>
          <table:table-cell table:style-name="ce482" office:value-type="string">
            <text:p>Indicates whether the buydown is permanent or temporary.</text:p>
          </table:table-cell>
          <table:table-cell table:style-name="ce449" office:value-type="string">
            <text:p>0 = Permanent</text:p>
            <text:p>1 = Temporary0 = Permanent</text:p>
            <text:p>1 = Temporary0 = Permanent</text:p>
            <text:p>1 = Temporary0 = Permanent</text:p>
            <text:p>1 = Temporary0 = Permanent</text:p>
            <text:p>1 = Temporary0 = Permanent</text:p>
            <text:p>1 = Temporary</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LOAN_PRODUCT_DATA BUYDOWN _PermanentIndicator&gt;</text:p>
          </table:table-cell>
          <table:table-cell table:style-name="ce691" table:number-columns-repeated="1010"/>
        </table:table-row>
        <table:table-row table:style-name="ro35">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19</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1" table:number-columns-repeated="1010"/>
        </table:table-row>
        <table:table-row table:style-name="ro35">
          <table:table-cell table:style-name="ce332"/>
          <table:table-cell table:style-name="ce393" office:value-type="string">
            <text:p>000-010</text:p>
          </table:table-cell>
          <table:table-cell table:style-name="ce393"/>
          <table:table-cell table:style-name="ce479" office:value-type="string">
            <text:p>000</text:p>
          </table:table-cell>
          <table:table-cell table:style-name="ce522" office:value-type="float" office:value="1">
            <text:p>1</text:p>
          </table:table-cell>
          <table:table-cell table:style-name="ce393" office:value-type="float" office:value="3">
            <text:p>3</text:p>
          </table:table-cell>
          <table:table-cell table:style-name="ce562" office:value-type="string">
            <text:p>S</text:p>
          </table:table-cell>
          <table:table-cell table:style-name="ce479" office:value-type="string">
            <text:p>Record ID: File Identification</text:p>
          </table:table-cell>
          <table:table-cell table:style-name="ce638"/>
          <table:table-cell table:style-name="ce416" table:content-validation-name="val1"/>
          <table:table-cell table:style-name="ce416" table:content-validation-name="val1" office:value-type="string">
            <text:p>R</text:p>
          </table:table-cell>
          <table:table-cell table:style-name="ce416" table:content-validation-name="val1" table:number-columns-repeated="2"/>
          <table:table-cell table:style-name="ce370"/>
          <table:table-cell table:style-name="ce691" table:number-columns-repeated="1010"/>
        </table:table-row>
        <table:table-row table:style-name="ro22">
          <table:table-cell table:style-name="ce332"/>
          <table:table-cell table:style-name="ce361" office:value-type="string">
            <text:p>000-020</text:p>
          </table:table-cell>
          <table:table-cell table:style-name="ce361"/>
          <table:table-cell table:style-name="ce457" office:value-type="string">
            <text:p>File Type</text:p>
          </table:table-cell>
          <table:table-cell table:style-name="ce498" office:value-type="string">
            <text:p>4</text:p>
          </table:table-cell>
          <table:table-cell table:style-name="ce361" office:value-type="string">
            <text:p>3</text:p>
          </table:table-cell>
          <table:table-cell table:style-name="ce556"/>
          <table:table-cell table:style-name="ce457"/>
          <table:table-cell table:style-name="ce616" office:value-type="string">
            <text:p>20 = Government Data</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6" table:number-columns-repeated="1010"/>
        </table:table-row>
        <table:table-row table:style-name="ro35">
          <table:table-cell table:style-name="ce332"/>
          <table:table-cell table:style-name="ce361" office:value-type="string">
            <text:p>000-030</text:p>
          </table:table-cell>
          <table:table-cell table:style-name="ce361"/>
          <table:table-cell table:style-name="ce457" office:value-type="string">
            <text:p>File Version ID</text:p>
          </table:table-cell>
          <table:table-cell table:style-name="ce498" office:value-type="string">
            <text:p>7</text:p>
          </table:table-cell>
          <table:table-cell table:style-name="ce361" office:value-type="string">
            <text:p>5</text:p>
          </table:table-cell>
          <table:table-cell table:style-name="ce556"/>
          <table:table-cell table:style-name="ce457" office:value-type="string">
            <text:p>File Version</text:p>
          </table:table-cell>
          <table:table-cell table:style-name="ce457" office:value-type="string">
            <text:p>3.20</text:p>
          </table:table-cell>
          <table:table-cell table:style-name="ce410" table:content-validation-name="val2"/>
          <table:table-cell table:style-name="ce410" table:content-validation-name="val2" office:value-type="string">
            <text:p>R</text:p>
          </table:table-cell>
          <table:table-cell table:style-name="ce410" table:content-validation-name="val3"/>
          <table:table-cell table:style-name="ce410" table:content-validation-name="val2"/>
          <table:table-cell table:style-name="ce449" office:value-type="string">
            <text:p>No Corresponding MISMO Attribute</text:p>
          </table:table-cell>
          <table:table-cell table:style-name="ce709" table:number-columns-repeated="1010"/>
        </table:table-row>
        <table:table-row table:style-name="ro35">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26</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3" table:number-columns-repeated="1010"/>
        </table:table-row>
        <table:table-row table:style-name="ro22">
          <table:table-cell table:style-name="ce333"/>
          <table:table-cell table:style-name="ce368" office:value-type="string">
            <text:p>IDA-010</text:p>
          </table:table-cell>
          <table:table-cell table:style-name="ce417" office:value-type="string">
            <text:p>Identification</text:p>
          </table:table-cell>
          <table:table-cell table:style-name="ce481" office:value-type="string">
            <text:p>000</text:p>
          </table:table-cell>
          <table:table-cell table:style-name="ce504" office:value-type="float" office:value="1">
            <text:p>1</text:p>
          </table:table-cell>
          <table:table-cell table:style-name="ce368" office:value-type="string">
            <text:p>3</text:p>
          </table:table-cell>
          <table:table-cell table:style-name="ce368" office:value-type="string">
            <text:p>S</text:p>
          </table:table-cell>
          <table:table-cell table:style-name="ce599" office:value-type="string">
            <text:p>Record ID: Casefile Identification</text:p>
          </table:table-cell>
          <table:table-cell table:style-name="ce459"/>
          <table:table-cell table:style-name="ce504" table:content-validation-name="val2"/>
          <table:table-cell table:style-name="ce504" table:content-validation-name="val2" office:value-type="string">
            <text:p>R</text:p>
          </table:table-cell>
          <table:table-cell table:style-name="ce504" table:content-validation-name="val3"/>
          <table:table-cell table:style-name="ce504" table:content-validation-name="val2"/>
          <table:table-cell table:style-name="ce370"/>
          <table:table-cell table:style-name="ce696" table:number-columns-repeated="1010"/>
        </table:table-row>
        <table:table-row table:style-name="ro35">
          <table:table-cell table:style-name="ce332"/>
          <table:table-cell table:style-name="ce360" office:value-type="string">
            <text:p>IDA-020</text:p>
          </table:table-cell>
          <table:table-cell table:style-name="ce390" office:value-type="string">
            <text:p>Identification</text:p>
          </table:table-cell>
          <table:table-cell table:style-name="ce482" office:value-type="string">
            <text:p>Filler</text:p>
          </table:table-cell>
          <table:table-cell table:style-name="ce502" office:value-type="float" office:value="4">
            <text:p>4</text:p>
          </table:table-cell>
          <table:table-cell table:style-name="ce360" office:value-type="string">
            <text:p>23</text:p>
          </table:table-cell>
          <table:table-cell table:style-name="ce360"/>
          <table:table-cell table:style-name="ce596" office:value-type="string">
            <text:p>Reserved for future use - fill with blank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709" table:number-columns-repeated="1010"/>
        </table:table-row>
        <table:table-row table:style-name="ro266">
          <table:table-cell table:style-name="ce337"/>
          <table:table-cell table:style-name="ce374"/>
          <table:table-cell table:style-name="ce421"/>
          <table:table-cell table:style-name="ce462" office:value-type="string">
            <text:p>&lt;N/L&gt;</text:p>
          </table:table-cell>
          <table:table-cell table:style-name="ce508"/>
          <table:table-cell table:style-name="ce374" table:number-columns-repeated="2"/>
          <table:table-cell table:style-name="ce582" office:value-type="string">
            <text:p>End of record: Length=26</text:p>
          </table:table-cell>
          <table:table-cell table:style-name="ce462"/>
          <table:table-cell table:style-name="ce508" table:content-validation-name="val2" table:number-columns-repeated="2"/>
          <table:table-cell table:style-name="ce508" table:content-validation-name="val3"/>
          <table:table-cell table:style-name="ce508" table:content-validation-name="val2"/>
          <table:table-cell table:style-name="ce673"/>
          <table:table-cell table:style-name="ce695" table:number-columns-repeated="1010"/>
        </table:table-row>
        <table:table-row table:style-name="ro267">
          <table:table-cell table:style-name="ce333"/>
          <table:table-cell table:style-name="ce368" office:value-type="string">
            <text:p>LEA-010</text:p>
          </table:table-cell>
          <table:table-cell table:style-name="ce416" office:value-type="string">
            <text:p>Lender</text:p>
          </table:table-cell>
          <table:table-cell table:style-name="ce483" office:value-type="string">
            <text:p>LEA</text:p>
          </table:table-cell>
          <table:table-cell table:style-name="ce504" office:value-type="float" office:value="1">
            <text:p>1</text:p>
          </table:table-cell>
          <table:table-cell table:style-name="ce368" office:value-type="string">
            <text:p>3</text:p>
          </table:table-cell>
          <table:table-cell table:style-name="ce368" office:value-type="string">
            <text:p>S</text:p>
          </table:table-cell>
          <table:table-cell table:style-name="ce599" office:value-type="string">
            <text:p>Record ID: Lender Data</text:p>
          </table:table-cell>
          <table:table-cell table:style-name="ce459"/>
          <table:table-cell table:style-name="ce504" table:content-validation-name="val2"/>
          <table:table-cell table:style-name="ce504" table:content-validation-name="val2" office:value-type="string">
            <text:p>R</text:p>
          </table:table-cell>
          <table:table-cell table:style-name="ce504" table:content-validation-name="val3"/>
          <table:table-cell table:style-name="ce504" table:content-validation-name="val2"/>
          <table:table-cell table:style-name="ce370"/>
          <table:table-cell table:style-name="ce695" table:number-columns-repeated="1010"/>
        </table:table-row>
        <table:table-row table:style-name="ro268">
          <table:table-cell table:style-name="ce332"/>
          <table:table-cell table:style-name="ce360" office:value-type="string">
            <text:p>LEA-020</text:p>
          </table:table-cell>
          <table:table-cell table:style-name="ce410" office:value-type="string">
            <text:p>Lender</text:p>
          </table:table-cell>
          <table:table-cell table:style-name="ce449" office:value-type="string">
            <text:p>FHA Lender Identifier</text:p>
          </table:table-cell>
          <table:table-cell table:style-name="ce502" office:value-type="float" office:value="4">
            <text:p>4</text:p>
          </table:table-cell>
          <table:table-cell table:style-name="ce360" office:value-type="string">
            <text:p>20</text:p>
          </table:table-cell>
          <table:table-cell table:style-name="ce360"/>
          <table:table-cell table:style-name="ce482" office:value-type="string">
            <text:p>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Maximum 10 digits in length - no dashes or spaces, matches HUD issued FHA Lender Identifier format.</text:p>
            <text:p/>
            <text:p>Format: n</text:p>
            <text:p/>
            <text:p>Government Loans:</text:p>
            <text:p>Required if the loan type is FHA. The FHA Lender Identifier is the originator making the U/W request. Submitted to the FHA TOTAL Scorecard. FHA will validate Lender ID.</text:p>
            <text:p/>
            <text:p>Only pass FHA Lender Identifier if you are a FHA endorsed underwriter. Required for FHA U/W.</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GOVERNMENT_LOAN FHA_LOAN _LenderIdentifier&gt;</text:p>
          </table:table-cell>
          <table:table-cell table:style-name="ce695" table:number-columns-repeated="1010"/>
        </table:table-row>
        <table:table-row table:style-name="ro35">
          <table:table-cell table:style-name="ce332"/>
          <table:table-cell table:style-name="ce360" office:value-type="string">
            <text:p>LEA-030</text:p>
          </table:table-cell>
          <table:table-cell table:style-name="ce410" office:value-type="string">
            <text:p>Lender</text:p>
          </table:table-cell>
          <table:table-cell table:style-name="ce449" office:value-type="string">
            <text:p>FHA Sponsor Identifier</text:p>
          </table:table-cell>
          <table:table-cell table:style-name="ce502" office:value-type="float" office:value="24">
            <text:p>24</text:p>
          </table:table-cell>
          <table:table-cell table:style-name="ce360" office:value-type="string">
            <text:p>20</text:p>
          </table:table-cell>
          <table:table-cell table:style-name="ce360"/>
          <table:table-cell table:style-name="ce482" office:value-type="string">
            <text:p>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Maximum 10 digits in length- no dashes or spaces, matches HUD issued FHA Sponsor Identifier format.</text:p>
            <text:p/>
            <text:p>Format: n</text:p>
            <text:p/>
            <text:p>Government Loans :</text:p>
            <text:p>Required if the loan type is FHA and the originator is not a Direct Endorsement approved lender. Submitted to the FHA TOTAL Scorecard. FHA will validate the Sponsor ID.</text:p>
            <text:p/>
            <text:p>Pass both the FHA Sponsor ID (LEA-030) and the Sponsored EIN LEA-040) if you are not a Direct Endorsement approved lender.</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GOVERNMENT_LOAN FHA_LOAN _SponsorIdentifier&gt;</text:p>
          </table:table-cell>
          <table:table-cell table:style-name="ce693" table:number-columns-repeated="1010"/>
        </table:table-row>
        <table:table-row table:style-name="ro35">
          <table:table-cell table:style-name="ce332"/>
          <table:table-cell table:style-name="ce360" office:value-type="string">
            <text:p>LEA-040</text:p>
          </table:table-cell>
          <table:table-cell table:style-name="ce410" office:value-type="string">
            <text:p>Lender</text:p>
          </table:table-cell>
          <table:table-cell table:style-name="ce449" office:value-type="string">
            <text:p>Sponsored Originator EIN</text:p>
          </table:table-cell>
          <table:table-cell table:style-name="ce502" office:value-type="float" office:value="44">
            <text:p>44</text:p>
          </table:table-cell>
          <table:table-cell table:style-name="ce360" office:value-type="string">
            <text:p>10</text:p>
          </table:table-cell>
          <table:table-cell table:style-name="ce360"/>
          <table:table-cell table:style-name="ce482" office:value-type="string">
            <text:p>Sponsored Originator EIN</text:p>
            <text:p/>
            <text:p>Format: Z(9)</text:p>
            <text:p/>
            <text:p/>
            <text:p>Pass Sponsored EIN (LEA-040) and FHA Sponsor Identifier</text:p>
            <text:p>(LEA-030) if you are not a Direct Endorsement approved lender.Sponsored Originator EIN</text:p>
            <text:p/>
            <text:p>Format: Z(9)</text:p>
            <text:p/>
            <text:p/>
            <text:p>Pass Sponsored EIN (LEA-040) and FHA Sponsor Identifier</text:p>
            <text:p>(LEA-030) if you are not a Direct Endorsement approved lender.Sponsored Originator EIN</text:p>
            <text:p/>
            <text:p>Format: Z(9)</text:p>
            <text:p/>
            <text:p/>
            <text:p>Pass Sponsored EIN (LEA-040) and FHA Sponsor Identifier</text:p>
            <text:p>(LEA-030) if you are not a Direct Endorsement approved lender.Sponsored Originator EIN</text:p>
            <text:p/>
            <text:p>Format: Z(9)</text:p>
            <text:p/>
            <text:p/>
            <text:p>Pass Sponsored EIN (LEA-040) and FHA Sponsor Identifier</text:p>
            <text:p>(LEA-030) if you are not a Direct Endorsement approved lender.Sponsored Originator EIN</text:p>
            <text:p/>
            <text:p>Format: Z(9)</text:p>
            <text:p/>
            <text:p/>
            <text:p>Pass Sponsored EIN (LEA-040) and FHA Sponsor Identifier</text:p>
            <text:p>(LEA-030) if you are not a Direct Endorsement approved lender.Sponsored Originator EIN</text:p>
            <text:p/>
            <text:p>Format: Z(9)</text:p>
            <text:p/>
            <text:p/>
            <text:p>Pass Sponsored EIN (LEA-040) and FHA Sponsor Identifier</text:p>
            <text:p>(LEA-030) if you are not a Direct Endorsement approved lender.</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GOVERNMENT_LOAN FHA_LOAN _SponsoredOriginatorEIN&gt;</text:p>
          </table:table-cell>
          <table:table-cell table:style-name="ce690" table:number-columns-repeated="1010"/>
        </table:table-row>
        <table:table-row table:style-name="ro35">
          <table:table-cell table:style-name="ce332"/>
          <table:table-cell table:style-name="ce360" office:value-type="string">
            <text:p>LEA-050</text:p>
          </table:table-cell>
          <table:table-cell table:style-name="ce410" office:value-type="string">
            <text:p>Lender</text:p>
          </table:table-cell>
          <table:table-cell table:style-name="ce449" office:value-type="string">
            <text:p>Filler</text:p>
          </table:table-cell>
          <table:table-cell table:style-name="ce502" office:value-type="float" office:value="54">
            <text:p>54</text:p>
          </table:table-cell>
          <table:table-cell table:style-name="ce360" office:value-type="string">
            <text:p>13</text:p>
          </table:table-cell>
          <table:table-cell table:style-name="ce360"/>
          <table:table-cell table:style-name="ce482" office:value-type="string">
            <text:p>Reserved for future use, fill with blanks.</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table:table-cell table:style-name="ce695" table:number-columns-repeated="1010"/>
        </table:table-row>
        <table:table-row table:style-name="ro141">
          <table:table-cell table:style-name="ce333"/>
          <table:table-cell table:style-name="ce373"/>
          <table:table-cell table:style-name="ce420"/>
          <table:table-cell table:style-name="ce461" office:value-type="string">
            <text:p>&lt;N/L&gt;</text:p>
          </table:table-cell>
          <table:table-cell table:style-name="ce420"/>
          <table:table-cell table:style-name="ce373" table:number-columns-repeated="2"/>
          <table:table-cell table:style-name="ce582" office:value-type="string">
            <text:p>End of record: Length=66</text:p>
          </table:table-cell>
          <table:table-cell table:style-name="ce622"/>
          <table:table-cell table:style-name="ce420" table:content-validation-name="val2" table:number-columns-repeated="2"/>
          <table:table-cell table:style-name="ce420" table:content-validation-name="val3"/>
          <table:table-cell table:style-name="ce420" table:content-validation-name="val2"/>
          <table:table-cell table:style-name="ce622"/>
          <table:table-cell table:style-name="ce695" table:number-columns-repeated="1010"/>
        </table:table-row>
        <table:table-row table:style-name="ro141">
          <table:table-cell table:style-name="ce332"/>
          <table:table-cell table:style-name="ce369" office:value-type="string">
            <text:p>GOA-010</text:p>
          </table:table-cell>
          <table:table-cell table:style-name="ce417" office:value-type="string">
            <text:p>Government</text:p>
          </table:table-cell>
          <table:table-cell table:style-name="ce370" office:value-type="string">
            <text:p>GOA</text:p>
          </table:table-cell>
          <table:table-cell table:style-name="ce416" office:value-type="float" office:value="1">
            <text:p>1</text:p>
          </table:table-cell>
          <table:table-cell table:style-name="ce369" office:value-type="string">
            <text:p>3</text:p>
          </table:table-cell>
          <table:table-cell table:style-name="ce369" office:value-type="string">
            <text:p>S</text:p>
          </table:table-cell>
          <table:table-cell table:style-name="ce580" office:value-type="string">
            <text:p>Record ID: Both FHA/VA Loans</text:p>
          </table:table-cell>
          <table:table-cell table:style-name="ce370"/>
          <table:table-cell table:style-name="ce416" table:content-validation-name="val2"/>
          <table:table-cell table:style-name="ce416" table:content-validation-name="val2" office:value-type="string">
            <text:p>R</text:p>
          </table:table-cell>
          <table:table-cell table:style-name="ce416" table:content-validation-name="val3"/>
          <table:table-cell table:style-name="ce416" table:content-validation-name="val2" office:value-type="string">
            <text:p>C</text:p>
          </table:table-cell>
          <table:table-cell table:style-name="ce370"/>
          <table:table-cell table:style-name="ce695" table:number-columns-repeated="1010"/>
        </table:table-row>
        <table:table-row table:style-name="ro269">
          <table:table-cell table:style-name="ce332"/>
          <table:table-cell table:style-name="ce375" office:value-type="string">
            <text:p>GOA-020</text:p>
          </table:table-cell>
          <table:table-cell table:style-name="ce390" office:value-type="string">
            <text:p>Government</text:p>
          </table:table-cell>
          <table:table-cell table:style-name="ce449" office:value-type="string">
            <text:p>Energy Efficient New Home</text:p>
          </table:table-cell>
          <table:table-cell table:style-name="ce502" office:value-type="float" office:value="4">
            <text:p>4</text:p>
          </table:table-cell>
          <table:table-cell table:style-name="ce360" office:value-type="string">
            <text:p>1</text:p>
          </table:table-cell>
          <table:table-cell table:style-name="ce360"/>
          <table:table-cell table:style-name="ce596" office:value-type="string">
            <text:p>This field is not used for underwriting.</text:p>
          </table:table-cell>
          <table:table-cell table:style-name="ce449" office:value-type="string">
            <text:p>Y = Yes</text:p>
            <text:p>N = NoY = Yes</text:p>
            <text:p>N = NoY = Yes</text:p>
            <text:p>N = NoY = Yes</text:p>
            <text:p>N = NoY = Yes</text:p>
            <text:p>N = No</text:p>
          </table:table-cell>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GOVERNMENT_LOAN FHA_VA_LOAN PropertyEnergyEfficientHomeIndicator&gt;</text:p>
          </table:table-cell>
          <table:table-cell table:style-name="ce695" table:number-columns-repeated="1010"/>
        </table:table-row>
        <table:table-row table:style-name="ro270">
          <table:table-cell table:style-name="ce332"/>
          <table:table-cell table:style-name="ce360" office:value-type="string">
            <text:p>GOA-030</text:p>
          </table:table-cell>
          <table:table-cell table:style-name="ce390" office:value-type="string">
            <text:p>Government</text:p>
          </table:table-cell>
          <table:table-cell table:style-name="ce449" office:value-type="string">
            <text:p>MCC</text:p>
          </table:table-cell>
          <table:table-cell table:style-name="ce502" office:value-type="float" office:value="5">
            <text:p>5</text:p>
          </table:table-cell>
          <table:table-cell table:style-name="ce360" office:value-type="string">
            <text:p>15</text:p>
          </table:table-cell>
          <table:table-cell table:style-name="ce360"/>
          <table:table-cell table:style-name="ce482" office:value-type="string">
            <text:p>Mortgage Credit Certificate</text:p>
            <text:p/>
            <text:p>Format: Z(12).Z(2)</text:p>
            <text:p/>
            <text:p>For an FHA loan, the dollar amount from the MCC should be entered in this field as a monthly amount. The amount of the MCC will be subtracted from the mortgage payment. This field should only be completed if the funds are coming from a MCC issued by a federal, state, or local agency. All other housing allowances should be entered as other income in Section V. </text:p>
            <text:p/>
            <text:p>For a VA loan, the dollar amount from the MCC should be entered in this field as a monthly amount. The amount of the MCC will be added to the residual income, subject to the $2000 annual ($167 monthly) limit.Mortgage Credit Certificate</text:p>
            <text:p/>
            <text:p>Format: Z(12).Z(2)</text:p>
            <text:p/>
            <text:p>For an FHA loan, the dollar amount from the MCC should be entered in this field as a monthly amount. The amount of the MCC will be subtracted from the mortgage payment. This field should only be completed if the funds are coming from a MCC issued by a federal, state, or local agency. All other housing allowances should be entered as other income in Section V. </text:p>
            <text:p/>
            <text:p>For a VA loan, the dollar amount from the MCC should be entered in this field as a monthly amount. The amount of the MCC will be added to the residual income, subject to the $2000 annual ($167 monthly) limit.Mortgage Credit Certificate</text:p>
            <text:p/>
            <text:p>Format: Z(12).Z(2)</text:p>
            <text:p/>
            <text:p>For an FHA loan, the dollar amount from the MCC should be entered in this field as a monthly amount. The amount of the MCC will be subtracted from the mortgage payment. This field should only be completed if the funds are coming from a MCC issued by a federal, state, or local agency. All other housing allowances should be entered as other income in Section V. </text:p>
            <text:p/>
            <text:p>For a VA loan, the dollar amount from the MCC should be entered in this field as a monthly amount. The amount of the MCC will be added to the residual income, subject to the $2000 annual ($167 monthly) limit.Mortgage Credit Certificate</text:p>
            <text:p/>
            <text:p>Format: Z(12).Z(2)</text:p>
            <text:p/>
            <text:p>For an FHA loan, the dollar amount from the MCC should be entered in this field as a monthly amount. The amount of the MCC will be subtracted from the mortgage payment. This field should only be completed if the funds are coming from a MCC issued by a federal, state, or local agency. All other housing allowances should be entered as other income in Section V. </text:p>
            <text:p/>
            <text:p>For a VA loan, the dollar amount from the MCC should be entered in this field as a monthly amount. The amount of the MCC will be added to the residual income, subject to the $2000 annual ($167 monthly) limit.Mortgage Credit Certificate</text:p>
            <text:p/>
            <text:p>Format: Z(12).Z(2)</text:p>
            <text:p/>
            <text:p>For an FHA loan, the dollar amount from the MCC should be entered in this field as a monthly amount. The amount of the MCC will be subtracted from the mortgage payment. This field should only be completed if the funds are coming from a MCC issued by a federal, state, or local agency. All other housing allowances should be entered as other income in Section V. </text:p>
            <text:p/>
            <text:p>For a VA loan, the dollar amount from the MCC should be entered in this field as a monthly amount. The amount of the MCC will be added to the residual income, subject to the $2000 annual ($167 monthly) limit.</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GOVERNMENT_LOAN FHA_VA_LOAN GovernmentMortgageCreditCertificateAmount&gt;</text:p>
          </table:table-cell>
          <table:table-cell table:style-name="ce695" table:number-columns-repeated="1010"/>
        </table:table-row>
        <table:table-row table:style-name="ro271">
          <table:table-cell table:style-name="ce332"/>
          <table:table-cell table:style-name="ce360" office:value-type="string">
            <text:p>GOA-040</text:p>
          </table:table-cell>
          <table:table-cell table:style-name="ce390" office:value-type="string">
            <text:p>Government</text:p>
          </table:table-cell>
          <table:table-cell table:style-name="ce449" office:value-type="string">
            <text:p>Seller Concessions</text:p>
          </table:table-cell>
          <table:table-cell table:style-name="ce502" office:value-type="float" office:value="20">
            <text:p>20</text:p>
          </table:table-cell>
          <table:table-cell table:style-name="ce360" office:value-type="string">
            <text:p>15</text:p>
          </table:table-cell>
          <table:table-cell table:style-name="ce360"/>
          <table:table-cell table:style-name="ce482" office:value-type="string">
            <text:p>Format: Z(12).Z(2)</text:p>
            <text:p/>
            <text:p/>
            <text:p>For an FHA loan, the amount of the seller contributions above the allowed 6% seller contribution which will be paid by the seller of the property should be entered in this field. In addition, any true seller concessions such as an allowance furniture, carpeting, decorator allowances, giveaways, or other sales incentives from the sales contract are also included here. True concessions should be subtracted from the sales price with the LTV calculated from the adjusted sales prices.</text:p>
            <text:p/>
            <text:p>For a VA loan, the amount of the concessions (other than normal discount points and closing costs) that will be paid by the seller or other party should be entered in this field.</text:p>
            <text:p/>
            <text:p/>
            <text:p>Required if applicable to the Casefile. This includes anything over the 6% contribution for an FHA loan (or over the 4% of reasonable and customary contributions for a VA loan) or an outright concession.Format: Z(12).Z(2)</text:p>
            <text:p/>
            <text:p/>
            <text:p>For an FHA loan, the amount of the seller contributions above the allowed 6% seller contribution which will be paid by the seller of the property should be entered in this field. In addition, any true seller concessions such as an allowance furniture, carpeting, decorator allowances, giveaways, or other sales incentives from the sales contract are also included here. True concessions should be subtracted from the sales price with the LTV calculated from the adjusted sales prices.</text:p>
            <text:p/>
            <text:p>For a VA loan, the amount of the concessions (other than normal discount points and closing costs) that will be paid by the seller or other party should be entered in this field.</text:p>
            <text:p/>
            <text:p/>
            <text:p>Required if applicable to the Casefile. This includes anything over the 6% contribution for an FHA loan (or over the 4% of reasonable and customary contributions for a VA loan) or an outright concession.Format: Z(12).Z(2)</text:p>
            <text:p/>
            <text:p/>
            <text:p>For an FHA loan, the amount of the seller contributions above the allowed 6% seller contribution which will be paid by the seller of the property should be entered in this field. In addition, any true seller concessions such as an allowance furniture, carpeting, decorator allowances, giveaways, or other sales incentives from the sales contract are also included here. True concessions should be subtracted from the sales price with the LTV calculated from the adjusted sales prices.</text:p>
            <text:p/>
            <text:p>For a VA loan, the amount of the concessions (other than normal discount points and closing costs) that will be paid by the seller or other party should be entered in this field.</text:p>
            <text:p/>
            <text:p/>
            <text:p>Required if applicable to the Casefile. This includes anything over the 6% contribution for an FHA loan (or over the 4% of reasonable and customary contributions for a VA loan) or an outright concession.Format: Z(12).Z(2)</text:p>
            <text:p/>
            <text:p/>
            <text:p>For an FHA loan, the amount of the seller contributions above the allowed 6% seller contribution which will be paid by the seller of the property should be entered in this field. In addition, any true seller concessions such as an allowance furniture, carpeting, decorator allowances, giveaways, or other sales incentives from the sales contract are also included here. True concessions should be subtracted from the sales price with the LTV calculated from the adjusted sales prices.</text:p>
            <text:p/>
            <text:p>For a VA loan, the amount of the concessions (other than normal discount points and closing costs) that will be paid by the seller or other party should be entered in this field.</text:p>
            <text:p/>
            <text:p/>
            <text:p>Required if applicable to the Casefile. This includes anything over the 6% contribution for an FHA loan (or over the 4% of reasonable and customary contributions for a VA loan) or an outright concession.Format: Z(12).Z(2)</text:p>
            <text:p/>
            <text:p/>
            <text:p>For an FHA loan, the amount of the seller contributions above the allowed 6% seller contribution which will be paid by the seller of the property should be entered in this field. In addition, any true seller concessions such as an allowance furniture, carpeting, decorator allowances, giveaways, or other sales incentives from the sales contract are also included here. True concessions should be subtracted from the sales price with the LTV calculated from the adjusted sales prices.</text:p>
            <text:p/>
            <text:p>For a VA loan, the amount of the concessions (other than normal discount points and closing costs) that will be paid by the seller or other party should be entered in this field.</text:p>
            <text:p/>
            <text:p/>
            <text:p>Required if applicable to the Casefile. This includes anything over the 6% contribution for an FHA loan (or over the 4% of reasonable and customary contributions for a VA loan) or an outright concession.</text:p>
          </table:table-cell>
          <table:table-cell table:style-name="ce449"/>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table:table-cell table:style-name="ce449" office:value-type="string">
            <text:p>&lt;TRANSACTION_DETAIL SalesConcessionAmount&gt;</text:p>
          </table:table-cell>
          <table:table-cell table:style-name="ce695" table:number-columns-repeated="1010"/>
        </table:table-row>
        <table:table-row table:style-name="ro272">
          <table:table-cell table:style-name="ce332"/>
          <table:table-cell table:style-name="ce360" office:value-type="string">
            <text:p>GOA-050</text:p>
          </table:table-cell>
          <table:table-cell table:style-name="ce390" office:value-type="string">
            <text:p>Government</text:p>
          </table:table-cell>
          <table:table-cell table:style-name="ce449" office:value-type="string">
            <text:p>Borrower Total Closing Costs Fees</text:p>
          </table:table-cell>
          <table:table-cell table:style-name="ce502" office:value-type="float" office:value="35">
            <text:p>35</text:p>
          </table:table-cell>
          <table:table-cell table:style-name="ce360" office:value-type="string">
            <text:p>15</text:p>
          </table:table-cell>
          <table:table-cell table:style-name="ce360"/>
          <table:table-cell table:style-name="ce482" office:value-type="string">
            <text:p>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272">
          <table:table-cell table:style-name="ce332"/>
          <table:table-cell table:style-name="ce360" office:value-type="string">
            <text:p>GOA-060</text:p>
          </table:table-cell>
          <table:table-cell table:style-name="ce390" office:value-type="string">
            <text:p>Government</text:p>
          </table:table-cell>
          <table:table-cell table:style-name="ce449" office:value-type="string">
            <text:p>Borrower Total Closing Costs Points (%)</text:p>
          </table:table-cell>
          <table:table-cell table:style-name="ce502" office:value-type="float" office:value="50">
            <text:p>50</text:p>
          </table:table-cell>
          <table:table-cell table:style-name="ce360" office:value-type="string">
            <text:p>7</text:p>
          </table:table-cell>
          <table:table-cell table:style-name="ce360"/>
          <table:table-cell table:style-name="ce482" office:value-type="string">
            <text:p>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272">
          <table:table-cell table:style-name="ce332"/>
          <table:table-cell table:style-name="ce360" office:value-type="string">
            <text:p>GOA-070</text:p>
          </table:table-cell>
          <table:table-cell table:style-name="ce390" office:value-type="string">
            <text:p>Government</text:p>
          </table:table-cell>
          <table:table-cell table:style-name="ce449" office:value-type="string">
            <text:p>Seller Total Closing Costs Fees</text:p>
          </table:table-cell>
          <table:table-cell table:style-name="ce502" office:value-type="float" office:value="57">
            <text:p>57</text:p>
          </table:table-cell>
          <table:table-cell table:style-name="ce360" office:value-type="string">
            <text:p>15</text:p>
          </table:table-cell>
          <table:table-cell table:style-name="ce360"/>
          <table:table-cell table:style-name="ce482" office:value-type="string">
            <text:p>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272">
          <table:table-cell table:style-name="ce332"/>
          <table:table-cell table:style-name="ce360" office:value-type="string">
            <text:p>GOA-080</text:p>
          </table:table-cell>
          <table:table-cell table:style-name="ce390" office:value-type="string">
            <text:p>Government</text:p>
          </table:table-cell>
          <table:table-cell table:style-name="ce449" office:value-type="string">
            <text:p>Seller Total Closing Costs Points (%)</text:p>
          </table:table-cell>
          <table:table-cell table:style-name="ce502" office:value-type="float" office:value="72">
            <text:p>72</text:p>
          </table:table-cell>
          <table:table-cell table:style-name="ce360" office:value-type="string">
            <text:p>7</text:p>
          </table:table-cell>
          <table:table-cell table:style-name="ce360"/>
          <table:table-cell table:style-name="ce482" office:value-type="string">
            <text:p>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273">
          <table:table-cell table:style-name="ce332"/>
          <table:table-cell table:style-name="ce360" office:value-type="string">
            <text:p>GOA-090</text:p>
          </table:table-cell>
          <table:table-cell table:style-name="ce390" office:value-type="string">
            <text:p>Government</text:p>
          </table:table-cell>
          <table:table-cell table:style-name="ce449" office:value-type="string">
            <text:p>Other Total Closing Costs Fees</text:p>
          </table:table-cell>
          <table:table-cell table:style-name="ce502" office:value-type="float" office:value="79">
            <text:p>79</text:p>
          </table:table-cell>
          <table:table-cell table:style-name="ce360" office:value-type="string">
            <text:p>15</text:p>
          </table:table-cell>
          <table:table-cell table:style-name="ce360"/>
          <table:table-cell table:style-name="ce482" office:value-type="string">
            <text:p>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Format: Z(12).Z(2)</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5" table:number-columns-repeated="1010"/>
        </table:table-row>
        <table:table-row table:style-name="ro272">
          <table:table-cell table:style-name="ce332"/>
          <table:table-cell table:style-name="ce360" office:value-type="string">
            <text:p>GOA-100</text:p>
          </table:table-cell>
          <table:table-cell table:style-name="ce390" office:value-type="string">
            <text:p>Government</text:p>
          </table:table-cell>
          <table:table-cell table:style-name="ce449" office:value-type="string">
            <text:p>Other Total Closing Costs Points (%)</text:p>
          </table:table-cell>
          <table:table-cell table:style-name="ce502" office:value-type="float" office:value="94">
            <text:p>94</text:p>
          </table:table-cell>
          <table:table-cell table:style-name="ce360" office:value-type="string">
            <text:p>7</text:p>
          </table:table-cell>
          <table:table-cell table:style-name="ce360"/>
          <table:table-cell table:style-name="ce482" office:value-type="string">
            <text:p>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Format: Z(3).Z(3)</text:p>
            <text:p/>
            <text:p>This field is not considered for government underwriting.</text:p>
          </table:table-cell>
          <table:table-cell table:style-name="ce449"/>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No Corresponding MISMO Attribute</text:p>
          </table:table-cell>
          <table:table-cell table:style-name="ce693" table:number-columns-repeated="1010"/>
        </table:table-row>
        <table:table-row table:style-name="ro79">
          <table:table-cell table:style-name="ce332"/>
          <table:table-cell table:style-name="ce360" office:value-type="string">
            <text:p>GOA-110</text:p>
          </table:table-cell>
          <table:table-cell table:style-name="ce390" office:value-type="string">
            <text:p>Government</text:p>
          </table:table-cell>
          <table:table-cell table:style-name="ce449" office:value-type="string">
            <text:p>Type of Refinance</text:p>
          </table:table-cell>
          <table:table-cell table:style-name="ce502" office:value-type="float" office:value="101">
            <text:p>101</text:p>
          </table:table-cell>
          <table:table-cell table:style-name="ce360" office:value-type="string">
            <text:p>1</text:p>
          </table:table-cell>
          <table:table-cell table:style-name="ce360"/>
          <table:table-cell table:style-name="ce482" office:value-type="string">
            <text:p>Indicates the type of documentation for no cash out refinance loans.</text:p>
            <text:p/>
            <text:p><text:span text:style-name="T16">Streamline with Appraisal </text:span><text:span text:style-name="T17">(FHA Only)- invalid for FHA loans, no longer supported as of DU v10.1 July 2017.</text:span></text:p>
            <text:p><text:span text:style-name="T17"/></text:p>
            <text:p><text:span text:style-name="T16">HOPE for Homeowners </text:span><text:span text:style-name="T17">(FHA Only)- no longer valid for FHA loans as</text:span></text:p>
            <text:p><text:span text:style-name="T17">of DU 10.1 release, July 2017. Marked for removal in a future release. <text:s/></text:span></text:p>
            <text:p><text:span text:style-name="T17">Indicates the type of documentation for no cash out refinance loans.</text:span></text:p>
            <text:p><text:span text:style-name="T17"/></text:p>
            <text:p><text:span text:style-name="T16">Streamline with Appraisal </text:span><text:span text:style-name="T17">(FHA Only)- invalid for FHA loans, no longer supported as of DU v10.1 July 2017.</text:span></text:p>
            <text:p><text:span text:style-name="T17"/></text:p>
            <text:p><text:span text:style-name="T16">HOPE for Homeowners </text:span><text:span text:style-name="T17">(FHA Only)- no longer valid for FHA loans as</text:span></text:p>
            <text:p><text:span text:style-name="T17">of DU 10.1 release, July 2017. Marked for removal in a future release. <text:s/></text:span></text:p>
            <text:p><text:span text:style-name="T17">Indicates the type of documentation for no cash out refinance loans.</text:span></text:p>
            <text:p><text:span text:style-name="T17"/></text:p>
            <text:p><text:span text:style-name="T16">Streamline with Appraisal </text:span><text:span text:style-name="T17">(FHA Only)- invalid for FHA loans, no longer supported as of DU v10.1 July 2017.</text:span></text:p>
            <text:p><text:span text:style-name="T17"/></text:p>
            <text:p><text:span text:style-name="T16">HOPE for Homeowners </text:span><text:span text:style-name="T17">(FHA Only)- no longer valid for FHA loans as</text:span></text:p>
            <text:p><text:span text:style-name="T17">of DU 10.1 release, July 2017. Marked for removal in a future release. <text:s/></text:span></text:p>
            <text:p><text:span text:style-name="T17">Indicates the type of documentation for no cash out refinance loans.</text:span></text:p>
            <text:p><text:span text:style-name="T17"/></text:p>
            <text:p><text:span text:style-name="T16">Streamline with Appraisal </text:span><text:span text:style-name="T17">(FHA Only)- invalid for FHA loans, no longer supported as of DU v10.1 July 2017.</text:span></text:p>
            <text:p><text:span text:style-name="T17"/></text:p>
            <text:p><text:span text:style-name="T16">HOPE for Homeowners </text:span><text:span text:style-name="T17">(FHA Only)- no longer valid for FHA loans as</text:span></text:p>
            <text:p><text:span text:style-name="T17">of DU 10.1 release, July 2017. Marked for removal in a future release. <text:s/></text:span></text:p>
            <text:p><text:span text:style-name="T17">Indicates the type of documentation for no cash out refinance loans.</text:span></text:p>
            <text:p><text:span text:style-name="T17"/></text:p>
            <text:p><text:span text:style-name="T16">Streamline with Appraisal </text:span><text:span text:style-name="T17">(FHA Only)- invalid for FHA loans, no longer supported as of DU v10.1 July 2017.</text:span></text:p>
            <text:p><text:span text:style-name="T17"/></text:p>
            <text:p><text:span text:style-name="T16">HOPE for Homeowners </text:span><text:span text:style-name="T17">(FHA Only)- no longer valid for FHA loans as</text:span></text:p>
            <text:p><text:span text:style-name="T17">of DU 10.1 release, July 2017. Marked for removal in a future release. <text:s/></text:span></text:p>
            <text:p><text:span text:style-name="T17"/></text:p>
          </table:table-cell>
          <table:table-cell table:style-name="ce449" office:value-type="string">
            <text:p>Fannie Mae Type of Refinance Code:</text:p>
            <text:p/>
            <text:p>1 = Full Documentation (FHA and VA)</text:p>
            <text:p><text:span text:style-name="T18">2 = Streamline with Appraisal (FHA only)</text:span></text:p>
            <text:p><text:span text:style-name="T17">3 = Streamline without Appraisal (FHA onl y)</text:span></text:p>
            <text:p><text:span text:style-name="T17">4 = Interest Rate Reduction Refinance Loan (VA Only)</text:span></text:p>
            <text:p><text:span text:style-name="T18">H = HOPE for Homeowners (FHA Only) </text:span></text:p>
            <text:p><text:span text:style-name="T17">R = Prior FHA (FHA only)Fannie Mae Type of Refinance Code:</text:span></text:p>
            <text:p><text:span text:style-name="T17"/></text:p>
            <text:p><text:span text:style-name="T17">1 = Full Documentation (FHA and VA)</text:span></text:p>
            <text:p><text:span text:style-name="T18">2 = Streamline with Appraisal (FHA only)</text:span></text:p>
            <text:p><text:span text:style-name="T17">3 = Streamline without Appraisal (FHA onl y)</text:span></text:p>
            <text:p><text:span text:style-name="T17">4 = Interest Rate Reduction Refinance Loan (VA Only)</text:span></text:p>
            <text:p><text:span text:style-name="T18">H = HOPE for Homeowners (FHA Only) </text:span></text:p>
            <text:p><text:span text:style-name="T17">R = Prior FHA (FHA only)Fannie Mae Type of Refinance Code:</text:span></text:p>
            <text:p><text:span text:style-name="T17"/></text:p>
            <text:p><text:span text:style-name="T17">1 = Full Documentation (FHA and VA)</text:span></text:p>
            <text:p><text:span text:style-name="T18">2 = Streamline with Appraisal (FHA only)</text:span></text:p>
            <text:p><text:span text:style-name="T17">3 = Streamline without Appraisal (FHA onl y)</text:span></text:p>
            <text:p><text:span text:style-name="T17">4 = Interest Rate Reduction Refinance Loan (VA Only)</text:span></text:p>
            <text:p><text:span text:style-name="T18">H = HOPE for Homeowners (FHA Only) </text:span></text:p>
            <text:p><text:span text:style-name="T17">R = Prior FHA (FHA only)Fannie Mae Type of Refinance Code:</text:span></text:p>
            <text:p><text:span text:style-name="T17"/></text:p>
            <text:p><text:span text:style-name="T17">1 = Full Documentation (FHA and VA)</text:span></text:p>
            <text:p><text:span text:style-name="T18">2 = Streamline with Appraisal (FHA only)</text:span></text:p>
            <text:p><text:span text:style-name="T17">3 = Streamline without Appraisal (FHA onl y)</text:span></text:p>
            <text:p><text:span text:style-name="T17">4 = Interest Rate Reduction Refinance Loan (VA Only)</text:span></text:p>
            <text:p><text:span text:style-name="T18">H = HOPE for Homeowners (FHA Only) </text:span></text:p>
            <text:p><text:span text:style-name="T17">R = Prior FHA (FHA only)Fannie Mae Type of Refinance Code:</text:span></text:p>
            <text:p><text:span text:style-name="T17"/></text:p>
            <text:p><text:span text:style-name="T17">1 = Full Documentation (FHA and VA)</text:span></text:p>
            <text:p><text:span text:style-name="T18">2 = Streamline with Appraisal (FHA only)</text:span></text:p>
            <text:p><text:span text:style-name="T17">3 = Streamline without Appraisal (FHA onl y)</text:span></text:p>
            <text:p><text:span text:style-name="T17">4 = Interest Rate Reduction Refinance Loan (VA Only)</text:span></text:p>
            <text:p><text:span text:style-name="T18">H = HOPE for Homeowners (FHA Only) </text:span></text:p>
            <text:p><text:span text:style-name="T17">R = Prior FHA (FHA only)</text:span></text:p>
          </table:table-cell>
          <table:table-cell table:style-name="ce410" table:content-validation-name="val2"/>
          <table:table-cell table:style-name="ce410" table:content-validation-name="val2" office:value-type="string">
            <text:p>C</text:p>
          </table:table-cell>
          <table:table-cell table:style-name="ce410" table:content-validation-name="val3"/>
          <table:table-cell table:style-name="ce410" table:content-validation-name="val2" office:value-type="string">
            <text:p>C</text:p>
          </table:table-cell>
          <table:table-cell table:style-name="ce449" office:value-type="string">
            <text:p>&lt;GOVERNMENT_LOAN FHA_VA_LOAN GovernmentRefinanceType&gt;</text:p>
          </table:table-cell>
          <table:table-cell table:style-name="ce690" table:number-columns-repeated="1010"/>
        </table:table-row>
        <table:table-row table:style-name="ro274">
          <table:table-cell table:style-name="ce332"/>
          <table:table-cell table:style-name="ce360" office:value-type="string">
            <text:p>GOA-120</text:p>
          </table:table-cell>
          <table:table-cell table:style-name="ce410" office:value-type="string">
            <text:p>Government</text:p>
          </table:table-cell>
          <table:table-cell table:style-name="ce449" office:value-type="string">
            <text:p>Property County</text:p>
          </table:table-cell>
          <table:table-cell table:style-name="ce502" office:value-type="float" office:value="102">
            <text:p>102</text:p>
          </table:table-cell>
          <table:table-cell table:style-name="ce360" office:value-type="string">
            <text:p>35</text:p>
          </table:table-cell>
          <table:table-cell table:style-name="ce360"/>
          <table:table-cell table:style-name="ce482" office:value-type="string">
            <text:p>Format: Text</text:p>
            <text:p/>
            <text:p>Note: This field will no longer be used.Format: Text</text:p>
            <text:p/>
            <text:p>Note: This field will no longer be used.Format: Text</text:p>
            <text:p/>
            <text:p>Note: This field will no longer be used.Format: Text</text:p>
            <text:p/>
            <text:p>Note: This field will no longer be used.Format: Text</text:p>
            <text:p/>
            <text:p>Note: This field will no longer be used.</text:p>
          </table:table-cell>
          <table:table-cell table:style-name="ce640"/>
          <table:table-cell table:style-name="ce410" table:content-validation-name="val2" table:number-columns-repeated="2"/>
          <table:table-cell table:style-name="ce410" table:content-validation-name="val3"/>
          <table:table-cell table:style-name="ce410" table:content-validation-name="val2"/>
          <table:table-cell table:style-name="ce449" office:value-type="string">
            <text:p>&lt;PROPERTY _County&gt;</text:p>
          </table:table-cell>
          <table:table-cell table:style-name="ce693" table:number-columns-repeated="1010"/>
        </table:table-row>
        <table:table-row table:style-name="ro275">
          <table:table-cell table:style-name="ce333"/>
          <table:table-cell table:style-name="ce395"/>
          <table:table-cell table:style-name="ce431"/>
          <table:table-cell table:style-name="ce474" office:value-type="string">
            <text:p>&lt;N/L&gt;</text:p>
          </table:table-cell>
          <table:table-cell table:style-name="ce431"/>
          <table:table-cell table:style-name="ce395" table:number-columns-repeated="2"/>
          <table:table-cell table:style-name="ce593" office:value-type="string">
            <text:p>End of record: Length=136</text:p>
          </table:table-cell>
          <table:table-cell table:style-name="ce641"/>
          <table:table-cell table:style-name="ce431" table:content-validation-name="val2" table:number-columns-repeated="2"/>
          <table:table-cell table:style-name="ce431" table:content-validation-name="val3"/>
          <table:table-cell table:style-name="ce431" table:content-validation-name="val2"/>
          <table:table-cell table:style-name="ce641"/>
          <table:table-cell table:style-name="ce693" table:number-columns-repeated="1010"/>
        </table:table-row>
        <table:table-row table:style-name="ro79">
          <table:table-cell table:style-name="ce332"/>
          <table:table-cell table:style-name="ce372" office:value-type="string">
            <text:p>GOB-010</text:p>
          </table:table-cell>
          <table:table-cell table:style-name="ce427" office:value-type="string">
            <text:p>Government</text:p>
          </table:table-cell>
          <table:table-cell table:style-name="ce460" office:value-type="string">
            <text:p>GOB</text:p>
          </table:table-cell>
          <table:table-cell table:style-name="ce427" office:value-type="float" office:value="1">
            <text:p>1</text:p>
          </table:table-cell>
          <table:table-cell table:style-name="ce372" office:value-type="string">
            <text:p>3</text:p>
          </table:table-cell>
          <table:table-cell table:style-name="ce372" office:value-type="string">
            <text:p>S</text:p>
          </table:table-cell>
          <table:table-cell table:style-name="ce584"/>
          <table:table-cell table:style-name="ce460"/>
          <table:table-cell table:style-name="ce427" table:content-validation-name="val2"/>
          <table:table-cell table:style-name="ce427" table:content-validation-name="val2" office:value-type="string">
            <text:p>C</text:p>
          </table:table-cell>
          <table:table-cell table:style-name="ce427" table:content-validation-name="val3"/>
          <table:table-cell table:style-name="ce427" table:content-validation-name="val2" office:value-type="string">
            <text:p>C</text:p>
          </table:table-cell>
          <table:table-cell table:style-name="ce460"/>
          <table:table-cell table:style-name="ce695" table:number-columns-repeated="1010"/>
        </table:table-row>
        <table:table-row table:style-name="ro79">
          <table:table-cell table:style-name="ce348"/>
          <table:table-cell table:style-name="ce396" office:value-type="string">
            <text:p>GOB-020</text:p>
          </table:table-cell>
          <table:table-cell table:style-name="ce435" office:value-type="string">
            <text:p>Government</text:p>
          </table:table-cell>
          <table:table-cell table:style-name="ce484" office:value-type="string">
            <text:p>FHA Section of the Act Codes</text:p>
          </table:table-cell>
          <table:table-cell table:style-name="ce523" office:value-type="float" office:value="4">
            <text:p>4</text:p>
          </table:table-cell>
          <table:table-cell table:style-name="ce545" office:value-type="string">
            <text:p>13</text:p>
          </table:table-cell>
          <table:table-cell table:style-name="ce563"/>
          <table:table-cell table:style-name="ce600" office:value-type="string">
            <text:p>The section of the National Housing Act used in underwriting </text:p>
            <text:p>government loans. This code identifies the underwriting guidelines </text:p>
            <text:p>that should be used for loan evaluation.</text:p>
            <text:p/>
            <text:p/>
            <text:p>Format: Text</text:p>
            <text:p/>
            <text:p/>
            <text:p>Required for FHA Loans</text:p>
            <text:p/>
            <text:p>HOPE for Homeowners (FHA Only)-no longer valid for FHA loans </text:p>
            <text:p>as of DU v10.1 Release, July 2017The section of the National Housing Act used in underwriting </text:p>
            <text:p>government loans. This code identifies the underwriting guidelines </text:p>
            <text:p>that should be used for loan evaluation.</text:p>
            <text:p/>
            <text:p/>
            <text:p>Format: Text</text:p>
            <text:p/>
            <text:p/>
            <text:p>Required for FHA Loans</text:p>
            <text:p/>
            <text:p>HOPE for Homeowners (FHA Only)-no longer valid for FHA loans </text:p>
            <text:p>as of DU v10.1 Release, July 2017The section of the National Housing Act used in underwriting </text:p>
            <text:p>government loans. This code identifies the underwriting guidelines </text:p>
            <text:p>that should be used for loan evaluation.</text:p>
            <text:p/>
            <text:p/>
            <text:p>Format: Text</text:p>
            <text:p/>
            <text:p/>
            <text:p>Required for FHA Loans</text:p>
            <text:p/>
            <text:p>HOPE for Homeowners (FHA Only)-no longer valid for FHA loans </text:p>
            <text:p>as of DU v10.1 Release, July 2017The section of the National Housing Act used in underwriting </text:p>
            <text:p>government loans. This code identifies the underwriting guidelines </text:p>
            <text:p>that should be used for loan evaluation.</text:p>
            <text:p/>
            <text:p/>
            <text:p>Format: Text</text:p>
            <text:p/>
            <text:p/>
            <text:p>Required for FHA Loans</text:p>
            <text:p/>
            <text:p>HOPE for Homeowners (FHA Only)-no longer valid for FHA loans </text:p>
            <text:p>as of DU v10.1 Release, July 2017The section of the National Housing Act used in underwriting </text:p>
            <text:p>government loans. This code identifies the underwriting guidelines </text:p>
            <text:p>that should be used for loan evaluation.</text:p>
            <text:p/>
            <text:p/>
            <text:p>Format: Text</text:p>
            <text:p/>
            <text:p/>
            <text:p>Required for FHA Loans</text:p>
            <text:p/>
            <text:p>HOPE for Homeowners (FHA Only)-no longer valid for FHA loans </text:p>
            <text:p>as of DU v10.1 Release, July 2017</text:p>
          </table:table-cell>
          <table:table-cell table:style-name="ce642" office:value-type="string">
            <text:p>FHA Section of the Act Codes:</text:p>
            <text:p>203(b) = Basic Program, Purchase, Refis</text:p>
            <text:p>203(b)/251=ARM - Basic Program, Purchase, Refis</text:p>
            <text:p>203(k) = Purchase, Rehab</text:p>
            <text:p>203(k)/251 = Purchase, Rehab/ARM</text:p>
            <text:p>234(c) = Condominium</text:p>
            <text:p>234(c)/251 = Condominium/ARM</text:p>
            <text:p>257 = HOPE for Homeowners (no longer supported)</text:p>
            <text:p>FHA Section of the Act Codes:</text:p>
            <text:p>203(b) = Basic Program, Purchase, Refis</text:p>
            <text:p>203(b)/251=ARM - Basic Program, Purchase, Refis</text:p>
            <text:p>203(k) = Purchase, Rehab</text:p>
            <text:p>203(k)/251 = Purchase, Rehab/ARM</text:p>
            <text:p>234(c) = Condominium</text:p>
            <text:p>234(c)/251 = Condominium/ARM</text:p>
            <text:p>257 = HOPE for Homeowners (no longer supported)</text:p>
            <text:p>FHA Section of the Act Codes:</text:p>
            <text:p>203(b) = Basic Program, Purchase, Refis</text:p>
            <text:p>203(b)/251=ARM - Basic Program, Purchase, Refis</text:p>
            <text:p>203(k) = Purchase, Rehab</text:p>
            <text:p>203(k)/251 = Purchase, Rehab/ARM</text:p>
            <text:p>234(c) = Condominium</text:p>
            <text:p>234(c)/251 = Condominium/ARM</text:p>
            <text:p>257 = HOPE for Homeowners (no longer supported)</text:p>
            <text:p>FHA Section of the Act Codes:</text:p>
            <text:p>203(b) = Basic Program, Purchase, Refis</text:p>
            <text:p>203(b)/251=ARM - Basic Program, Purchase, Refis</text:p>
            <text:p>203(k) = Purchase, Rehab</text:p>
            <text:p>203(k)/251 = Purchase, Rehab/ARM</text:p>
            <text:p>234(c) = Condominium</text:p>
            <text:p>234(c)/251 = Condominium/ARM</text:p>
            <text:p>257 = HOPE for Homeowners (no longer supported)</text:p>
            <text:p>FHA Section of the Act Codes:</text:p>
            <text:p>203(b) = Basic Program, Purchase, Refis</text:p>
            <text:p>203(b)/251=ARM - Basic Program, Purchase, Refis</text:p>
            <text:p>203(k) = Purchase, Rehab</text:p>
            <text:p>203(k)/251 = Purchase, Rehab/ARM</text:p>
            <text:p>234(c) = Condominium</text:p>
            <text:p>234(c)/251 = Condominium/ARM</text:p>
            <text:p>257 = HOPE for Homeowners (no longer supported)</text:p>
            <text:p/>
          </table:table-cell>
          <table:table-cell table:style-name="ce657" table:content-validation-name="val2"/>
          <table:table-cell table:style-name="ce435" table:content-validation-name="val2" office:value-type="string">
            <text:p>C</text:p>
          </table:table-cell>
          <table:table-cell table:style-name="ce657" table:content-validation-name="val3"/>
          <table:table-cell table:style-name="ce435" table:content-validation-name="val2" office:value-type="string">
            <text:p>C</text:p>
          </table:table-cell>
          <table:table-cell table:style-name="ce678" office:value-type="string">
            <text:p>&lt;GOVERNMENT_LOAN FHA_LOAN SectionOfActType&gt;</text:p>
          </table:table-cell>
          <table:table-cell table:style-name="ce695" table:number-columns-repeated="1010"/>
        </table:table-row>
        <table:table-row table:style-name="ro141">
          <table:table-cell table:style-name="ce348"/>
          <table:table-cell table:style-name="ce397" office:value-type="string">
            <text:p>GOB-030</text:p>
          </table:table-cell>
          <table:table-cell table:style-name="ce436" office:value-type="string">
            <text:p>Government</text:p>
          </table:table-cell>
          <table:table-cell table:style-name="ce485" office:value-type="string">
            <text:p>Allowable Repairs</text:p>
          </table:table-cell>
          <table:table-cell table:style-name="ce524" office:value-type="float" office:value="17">
            <text:p>17</text:p>
          </table:table-cell>
          <table:table-cell table:style-name="ce546" office:value-type="string">
            <text:p>15</text:p>
          </table:table-cell>
          <table:table-cell table:style-name="ce546"/>
          <table:table-cell table:style-name="ce601" office:value-type="string">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table:table-cell table:style-name="ce695" table:number-columns-repeated="1010"/>
        </table:table-row>
        <table:table-row table:style-name="ro79">
          <table:table-cell table:style-name="ce348"/>
          <table:table-cell table:style-name="ce397" office:value-type="string">
            <text:p>GOB-040</text:p>
          </table:table-cell>
          <table:table-cell table:style-name="ce436" office:value-type="string">
            <text:p>Government</text:p>
          </table:table-cell>
          <table:table-cell table:style-name="ce485" office:value-type="string">
            <text:p>MIP Upfront (%)</text:p>
          </table:table-cell>
          <table:table-cell table:style-name="ce524" office:value-type="float" office:value="32">
            <text:p>32</text:p>
          </table:table-cell>
          <table:table-cell table:style-name="ce546" office:value-type="string">
            <text:p>7</text:p>
          </table:table-cell>
          <table:table-cell table:style-name="ce546"/>
          <table:table-cell table:style-name="ce601" office:value-type="string">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table:table-cell table:number-columns-repeated="1010"/>
        </table:table-row>
        <table:table-row table:style-name="ro276">
          <table:table-cell table:style-name="ce348"/>
          <table:table-cell table:style-name="ce397" office:value-type="string">
            <text:p>GOB-050</text:p>
          </table:table-cell>
          <table:table-cell table:style-name="ce436" office:value-type="string">
            <text:p>Government</text:p>
          </table:table-cell>
          <table:table-cell table:style-name="ce485" office:value-type="string">
            <text:p>MIP Refund Amount</text:p>
          </table:table-cell>
          <table:table-cell table:style-name="ce524" office:value-type="float" office:value="39">
            <text:p>39</text:p>
          </table:table-cell>
          <table:table-cell table:style-name="ce546" office:value-type="string">
            <text:p>15</text:p>
          </table:table-cell>
          <table:table-cell table:style-name="ce546"/>
          <table:table-cell table:style-name="ce601" office:value-type="string">
            <text:p>For refinance loans, the amount of MIP that will be refunded to the</text:p>
            <text:p>borrower; Must be a whole number; Used for FHA loans.</text:p>
            <text:p/>
            <text:p>Format: <text:s/>Z(12).Z(2)</text:p>
            <text:p/>
            <text:p>Required if applicable for FHA refinances</text:p>
            <text:p>For refinance loans, the amount of MIP that will be refunded to the</text:p>
            <text:p>borrower; Must be a whole number; Used for FHA loans.</text:p>
            <text:p/>
            <text:p>Format: <text:s/>Z(12).Z(2)</text:p>
            <text:p/>
            <text:p>Required if applicable for FHA refinances</text:p>
            <text:p>For refinance loans, the amount of MIP that will be refunded to the</text:p>
            <text:p>borrower; Must be a whole number; Used for FHA loans.</text:p>
            <text:p/>
            <text:p>Format: <text:s/>Z(12).Z(2)</text:p>
            <text:p/>
            <text:p>Required if applicable for FHA refinances</text:p>
            <text:p>For refinance loans, the amount of MIP that will be refunded to the</text:p>
            <text:p>borrower; Must be a whole number; Used for FHA loans.</text:p>
            <text:p/>
            <text:p>Format: <text:s/>Z(12).Z(2)</text:p>
            <text:p/>
            <text:p>Required if applicable for FHA refinances</text:p>
            <text:p/>
          </table:table-cell>
          <table:table-cell table:style-name="ce643"/>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office:value-type="string">
            <text:p>&lt;GOVERNMENT_LOAN FHA_LOAN FHA_MIPremiumRefundAmount&gt;</text:p>
          </table:table-cell>
          <table:table-cell table:style-name="ce695" table:number-columns-repeated="1010"/>
        </table:table-row>
        <table:table-row table:style-name="ro79">
          <table:table-cell table:style-name="ce348"/>
          <table:table-cell table:style-name="ce397" office:value-type="string">
            <text:p>GOB-060</text:p>
          </table:table-cell>
          <table:table-cell table:style-name="ce436" office:value-type="string">
            <text:p>Government</text:p>
          </table:table-cell>
          <table:table-cell table:style-name="ce485" office:value-type="string">
            <text:p>First Renewal Rate (%)</text:p>
          </table:table-cell>
          <table:table-cell table:style-name="ce524" office:value-type="float" office:value="54">
            <text:p>54</text:p>
          </table:table-cell>
          <table:table-cell table:style-name="ce546" office:value-type="string">
            <text:p>7</text:p>
          </table:table-cell>
          <table:table-cell table:style-name="ce546"/>
          <table:table-cell table:style-name="ce601" office:value-type="string">
            <text:p>This field is not used for underwriting.</text:p>
          </table:table-cell>
          <table:table-cell table:style-name="ce485"/>
          <table:table-cell table:style-name="ce436" table:number-columns-repeated="4"/>
          <table:table-cell table:style-name="ce679"/>
          <table:table-cell table:style-name="ce690" table:number-columns-repeated="1010"/>
        </table:table-row>
        <table:table-row table:style-name="ro173">
          <table:table-cell table:style-name="ce348"/>
          <table:table-cell table:style-name="ce397" office:value-type="string">
            <text:p>GOB-070</text:p>
          </table:table-cell>
          <table:table-cell table:style-name="ce437" office:value-type="string">
            <text:p>Government</text:p>
          </table:table-cell>
          <table:table-cell table:style-name="ce485" office:value-type="string">
            <text:p>Reserved for future use</text:p>
            <text:p/>
            <text:p>(First Renewal Rate (Months).Reserved for future use</text:p>
            <text:p/>
            <text:p>(First Renewal Rate (Months).Reserved for future use</text:p>
            <text:p/>
            <text:p>(First Renewal Rate (Months).Reserved for future use</text:p>
            <text:p/>
            <text:p>(First Renewal Rate (Months).</text:p>
          </table:table-cell>
          <table:table-cell table:style-name="ce524" office:value-type="float" office:value="61">
            <text:p>61</text:p>
          </table:table-cell>
          <table:table-cell table:style-name="ce546" office:value-type="string">
            <text:p>3</text:p>
          </table:table-cell>
          <table:table-cell table:style-name="ce546"/>
          <table:table-cell table:style-name="ce601" office:value-type="string">
            <text:p>Format: Z(3)</text:p>
            <text:p/>
            <text:p>This field is not used for underwriting.Format: Z(3)</text:p>
            <text:p/>
            <text:p>This field is not used for underwriting.Format: Z(3)</text:p>
            <text:p/>
            <text:p>This field is not used for underwriting.Format: Z(3)</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table:table-cell table:style-name="ce693" table:number-columns-repeated="1010"/>
        </table:table-row>
        <table:table-row table:style-name="ro54">
          <table:table-cell table:style-name="ce349"/>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2" office:value-type="string">
            <text:p>End of record: Length=63</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5" table:number-columns-repeated="1010"/>
        </table:table-row>
        <table:table-row table:style-name="ro54">
          <table:table-cell table:style-name="ce348"/>
          <table:table-cell table:style-name="ce399" office:value-type="string">
            <text:p>GOC-010</text:p>
          </table:table-cell>
          <table:table-cell table:style-name="ce439" office:value-type="string">
            <text:p>Government</text:p>
          </table:table-cell>
          <table:table-cell table:style-name="ce487" office:value-type="string">
            <text:p>GOC</text:p>
          </table:table-cell>
          <table:table-cell table:style-name="ce446" office:value-type="float" office:value="1">
            <text:p>1</text:p>
          </table:table-cell>
          <table:table-cell table:style-name="ce548" office:value-type="string">
            <text:p>3</text:p>
          </table:table-cell>
          <table:table-cell table:style-name="ce548" office:value-type="string">
            <text:p>S</text:p>
          </table:table-cell>
          <table:table-cell table:style-name="ce603" office:value-type="string">
            <text:p>Record ID: VA Loans Only</text:p>
            <text:p/>
            <text:p>Required for VA loansRecord ID: VA Loans Only</text:p>
            <text:p/>
            <text:p>Required for VA loansRecord ID: VA Loans Only</text:p>
            <text:p/>
            <text:p>Required for VA loansRecord ID: VA Loans Only</text:p>
            <text:p/>
            <text:p>Required for VA loans</text:p>
          </table:table-cell>
          <table:table-cell table:style-name="ce487"/>
          <table:table-cell table:style-name="ce446" table:content-validation-name="val2"/>
          <table:table-cell table:style-name="ce446" table:content-validation-name="val2" office:value-type="string">
            <text:p>C</text:p>
          </table:table-cell>
          <table:table-cell table:style-name="ce446" table:content-validation-name="val3"/>
          <table:table-cell table:style-name="ce446" table:content-validation-name="val2"/>
          <table:table-cell table:style-name="ce681" office:value-type="string">
            <text:p>&lt;GOVERNMENT_LOAN VA_LOAN &gt;</text:p>
          </table:table-cell>
          <table:table-cell table:style-name="ce693" table:number-columns-repeated="1010"/>
        </table:table-row>
        <table:table-row table:style-name="ro205">
          <table:table-cell table:style-name="ce348"/>
          <table:table-cell table:style-name="ce397" office:value-type="string">
            <text:p>GOC-020</text:p>
          </table:table-cell>
          <table:table-cell table:style-name="ce437" office:value-type="string">
            <text:p>Government</text:p>
          </table:table-cell>
          <table:table-cell table:style-name="ce485" office:value-type="string">
            <text:p>CoBorrower Married to Primary Borrower</text:p>
          </table:table-cell>
          <table:table-cell table:style-name="ce524" office:value-type="float" office:value="4">
            <text:p>4</text:p>
          </table:table-cell>
          <table:table-cell table:style-name="ce546" office:value-type="string">
            <text:p>1</text:p>
          </table:table-cell>
          <table:table-cell table:style-name="ce546"/>
          <table:table-cell table:style-name="ce601" office:value-type="string">
            <text:p>Indicates whether the co-borrower is married to the borrower.</text:p>
            <text:p/>
            <text:p>Required for VA loans if applicable to casefile.Indicates whether the co-borrower is married to the borrower.</text:p>
            <text:p/>
            <text:p>Required for VA loans if applicable to casefile.Indicates whether the co-borrower is married to the borrower.</text:p>
            <text:p/>
            <text:p>Required for VA loans if applicable to casefile.Indicates whether the co-borrower is married to the borrower.</text:p>
            <text:p/>
            <text:p>Required for VA loans if applicable to casefile.</text:p>
          </table:table-cell>
          <table:table-cell table:style-name="ce485" office:value-type="string">
            <text:p>Y = Yes</text:p>
            <text:p>N = NoY = Yes</text:p>
            <text:p>N = NoY = Yes</text:p>
            <text:p>N = NoY = Yes</text:p>
            <text:p>N = No</text:p>
          </table:table-cell>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office:value-type="string">
            <text:p>&lt;GOVERNMENT_LOAN VA_LOAN VABorrowerCoBorrowerMarriedIndicator&gt;</text:p>
          </table:table-cell>
          <table:table-cell table:style-name="ce693" table:number-columns-repeated="1010"/>
        </table:table-row>
        <table:table-row table:style-name="ro205">
          <table:table-cell table:style-name="ce348"/>
          <table:table-cell table:style-name="ce397" office:value-type="string">
            <text:p>GOC-030</text:p>
          </table:table-cell>
          <table:table-cell table:style-name="ce437" office:value-type="string">
            <text:p>Government</text:p>
          </table:table-cell>
          <table:table-cell table:style-name="ce485" office:value-type="string">
            <text:p>Entitlement Amount</text:p>
          </table:table-cell>
          <table:table-cell table:style-name="ce524" office:value-type="float" office:value="5">
            <text:p>5</text:p>
          </table:table-cell>
          <table:table-cell table:style-name="ce546" office:value-type="string">
            <text:p>15</text:p>
          </table:table-cell>
          <table:table-cell table:style-name="ce546"/>
          <table:table-cell table:style-name="ce601" office:value-type="string">
            <text:p>The dollar amount guaranteed by the VA to the veteran borrower.</text:p>
            <text:p/>
            <text:p>Format Z(12).Z(2)The dollar amount guaranteed by the VA to the veteran borrower.</text:p>
            <text:p/>
            <text:p>Format Z(12).Z(2)The dollar amount guaranteed by the VA to the veteran borrower.</text:p>
            <text:p/>
            <text:p>Format Z(12).Z(2)The dollar amount guaranteed by the VA to the veteran borrower.</text:p>
            <text:p/>
            <text:p>Format Z(12).Z(2)</text:p>
          </table:table-cell>
          <table:table-cell table:style-name="ce643"/>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office:value-type="string">
            <text:p>&lt;GOVERNMENT_LOAN VA_LOAN VA EntitlementAmount&gt;</text:p>
          </table:table-cell>
          <table:table-cell table:style-name="ce695" table:number-columns-repeated="1010"/>
        </table:table-row>
        <table:table-row table:style-name="ro277">
          <table:table-cell table:style-name="ce348"/>
          <table:table-cell table:style-name="ce397" office:value-type="string">
            <text:p>GOC-040</text:p>
          </table:table-cell>
          <table:table-cell table:style-name="ce437" office:value-type="string">
            <text:p>Government</text:p>
          </table:table-cell>
          <table:table-cell table:style-name="ce485" office:value-type="string">
            <text:p>Monthly Maintenance</text:p>
          </table:table-cell>
          <table:table-cell table:style-name="ce524" office:value-type="float" office:value="20">
            <text:p>20</text:p>
          </table:table-cell>
          <table:table-cell table:style-name="ce546" office:value-type="string">
            <text:p>7</text:p>
          </table:table-cell>
          <table:table-cell table:style-name="ce546"/>
          <table:table-cell table:style-name="ce601" office:value-type="string">
            <text:p>The estimated dollar amount of monthly maintenance expense.</text:p>
            <text:p/>
            <text:p>Format: <text:s/>Z(4).Z(2)</text:p>
            <text:p/>
            <text:p>Required for VA loans if applicable to the casefile. From the Estimated Monthly Shelter Expenses section of the VA Loan Analysis Worksheet.</text:p>
            <text:p>The estimated dollar amount of monthly maintenance expense.</text:p>
            <text:p/>
            <text:p>Format: <text:s/>Z(4).Z(2)</text:p>
            <text:p/>
            <text:p>Required for VA loans if applicable to the casefile. From the Estimated Monthly Shelter Expenses section of the VA Loan Analysis Worksheet.</text:p>
            <text:p>The estimated dollar amount of monthly maintenance expense.</text:p>
            <text:p/>
            <text:p>Format: <text:s/>Z(4).Z(2)</text:p>
            <text:p/>
            <text:p>Required for VA loans if applicable to the casefile. From the Estimated Monthly Shelter Expenses section of the VA Loan Analysis Worksheet.</text:p>
            <text:p>The estimated dollar amount of monthly maintenance expense.</text:p>
            <text:p/>
            <text:p>Format: <text:s/>Z(4).Z(2)</text:p>
            <text:p/>
            <text:p>Required for VA loans if applicable to the casefile. From the Estimated Monthly Shelter Expenses section of the VA Loan Analysis Worksheet.</text:p>
            <text:p/>
          </table:table-cell>
          <table:table-cell table:style-name="ce485"/>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office:value-type="string">
            <text:p>&lt;GOVERNMENT_LOAN VA_LOAN VAMaintenanceExpenseMonthlyAmount&gt;</text:p>
          </table:table-cell>
          <table:table-cell table:style-name="ce695" table:number-columns-repeated="1010"/>
        </table:table-row>
        <table:table-row table:style-name="ro5">
          <table:table-cell table:style-name="ce348"/>
          <table:table-cell table:style-name="ce397" office:value-type="string">
            <text:p>GOC-050</text:p>
          </table:table-cell>
          <table:table-cell table:style-name="ce437" office:value-type="string">
            <text:p>Government</text:p>
          </table:table-cell>
          <table:table-cell table:style-name="ce485" office:value-type="string">
            <text:p>Monthly Utilities</text:p>
          </table:table-cell>
          <table:table-cell table:style-name="ce524" office:value-type="float" office:value="27">
            <text:p>27</text:p>
          </table:table-cell>
          <table:table-cell table:style-name="ce546" office:value-type="string">
            <text:p>7</text:p>
          </table:table-cell>
          <table:table-cell table:style-name="ce546"/>
          <table:table-cell table:style-name="ce601" office:value-type="string">
            <text:p>The estimated dollar amount of monthly utilities. </text:p>
            <text:p>For VA loans.</text:p>
            <text:p/>
            <text:p>Format: <text:s/>Z(4).Z(2)</text:p>
            <text:p/>
            <text:p>Required for VA loans if applicable to the casefile</text:p>
            <text:p>(From the Estimated Monthly Shelter Expenses section on the VA Loan Analysis Worksheet.).The estimated dollar amount of monthly utilities. </text:p>
            <text:p>For VA loans.</text:p>
            <text:p/>
            <text:p>Format: <text:s/>Z(4).Z(2)</text:p>
            <text:p/>
            <text:p>Required for VA loans if applicable to the casefile</text:p>
            <text:p>(From the Estimated Monthly Shelter Expenses section on the VA Loan Analysis Worksheet.).The estimated dollar amount of monthly utilities. </text:p>
            <text:p>For VA loans.</text:p>
            <text:p/>
            <text:p>Format: <text:s/>Z(4).Z(2)</text:p>
            <text:p/>
            <text:p>Required for VA loans if applicable to the casefile</text:p>
            <text:p>(From the Estimated Monthly Shelter Expenses section on the VA Loan Analysis Worksheet.).The estimated dollar amount of monthly utilities. </text:p>
            <text:p>For VA loans.</text:p>
            <text:p/>
            <text:p>Format: <text:s/>Z(4).Z(2)</text:p>
            <text:p/>
            <text:p>Required for VA loans if applicable to the casefile</text:p>
            <text:p>(From the Estimated Monthly Shelter Expenses section on the VA Loan Analysis Worksheet.).</text:p>
          </table:table-cell>
          <table:table-cell table:style-name="ce485"/>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office:value-type="string">
            <text:p>&lt;GOVERNMENT_LOAN VA_LOAN VAUtilityExpenseMonthlyAmount&gt;</text:p>
          </table:table-cell>
          <table:table-cell table:style-name="ce690" table:number-columns-repeated="1010"/>
        </table:table-row>
        <table:table-row table:style-name="ro278">
          <table:table-cell table:style-name="ce350"/>
          <table:table-cell table:style-name="ce397" office:value-type="string">
            <text:p>GOC-060</text:p>
          </table:table-cell>
          <table:table-cell table:style-name="ce437" office:value-type="string">
            <text:p>Government</text:p>
          </table:table-cell>
          <table:table-cell table:style-name="ce485" office:value-type="string">
            <text:p>Funding Fee (%)</text:p>
          </table:table-cell>
          <table:table-cell table:style-name="ce524" office:value-type="float" office:value="34">
            <text:p>34</text:p>
          </table:table-cell>
          <table:table-cell table:style-name="ce546" office:value-type="string">
            <text:p>7</text:p>
          </table:table-cell>
          <table:table-cell table:style-name="ce564"/>
          <table:table-cell table:style-name="ce601" office:value-type="string">
            <text:p>The funding fee percentage due from the borrower. The fee is entered as a percentage. The dollar amount is automatically calculated by the system. For VA loans.</text:p>
            <text:p/>
            <text:p>This field is not used for underwriting.The funding fee percentage due from the borrower. The fee is entered as a percentage. The dollar amount is automatically calculated by the system. For VA loans.</text:p>
            <text:p/>
            <text:p>This field is not used for underwriting.The funding fee percentage due from the borrower. The fee is entered as a percentage. The dollar amount is automatically calculated by the system. For VA loans.</text:p>
            <text:p/>
            <text:p>This field is not used for underwriting.The funding fee percentage due from the borrower. The fee is entered as a percentage. The dollar amount is automatically calculated by the system. For VA loans.</text:p>
            <text:p/>
            <text:p>This field is not used for underwriting.</text:p>
          </table:table-cell>
          <table:table-cell table:style-name="ce644"/>
          <table:table-cell table:style-name="ce658" table:content-validation-name="val2"/>
          <table:table-cell table:style-name="ce436" table:content-validation-name="val2"/>
          <table:table-cell table:style-name="ce436" table:content-validation-name="val3"/>
          <table:table-cell table:style-name="ce436" table:content-validation-name="val2"/>
          <table:table-cell table:style-name="ce679"/>
          <table:table-cell table:number-columns-repeated="1010"/>
        </table:table-row>
        <table:table-row table:style-name="ro141">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40</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number-columns-repeated="1010"/>
        </table:table-row>
        <table:table-row table:style-name="ro279">
          <table:table-cell table:style-name="ce352"/>
          <table:table-cell table:style-name="ce399" office:value-type="string">
            <text:p>GOD-010</text:p>
          </table:table-cell>
          <table:table-cell table:style-name="ce439" office:value-type="string">
            <text:p>Government</text:p>
          </table:table-cell>
          <table:table-cell table:style-name="ce487" office:value-type="string">
            <text:p>GOD</text:p>
          </table:table-cell>
          <table:table-cell table:style-name="ce526" office:value-type="float" office:value="1">
            <text:p>1</text:p>
          </table:table-cell>
          <table:table-cell table:style-name="ce548" office:value-type="string">
            <text:p>3</text:p>
          </table:table-cell>
          <table:table-cell table:style-name="ce548" office:value-type="string">
            <text:p>SA</text:p>
          </table:table-cell>
          <table:table-cell table:style-name="ce603" office:value-type="string">
            <text:p>Record ID: VA Loans Only</text:p>
            <text:p/>
            <text:p>Required for VA LoansRecord ID: VA Loans Only</text:p>
            <text:p/>
            <text:p>Required for VA LoansRecord ID: VA Loans Only</text:p>
            <text:p/>
            <text:p>Required for VA LoansRecord ID: VA Loans Only</text:p>
            <text:p/>
            <text:p>Required for VA Loans</text:p>
          </table:table-cell>
          <table:table-cell table:style-name="ce487"/>
          <table:table-cell table:style-name="ce446" table:content-validation-name="val2"/>
          <table:table-cell table:style-name="ce446" table:content-validation-name="val2" office:value-type="string">
            <text:p>C</text:p>
          </table:table-cell>
          <table:table-cell table:style-name="ce446" table:content-validation-name="val3"/>
          <table:table-cell table:style-name="ce446" table:content-validation-name="val2"/>
          <table:table-cell table:style-name="ce681"/>
          <table:table-cell table:number-columns-repeated="1010"/>
        </table:table-row>
        <table:table-row table:style-name="ro279">
          <table:table-cell table:style-name="ce352"/>
          <table:table-cell table:style-name="ce397" office:value-type="string">
            <text:p>GOD-020</text:p>
          </table:table-cell>
          <table:table-cell table:style-name="ce437" office:value-type="string">
            <text:p>Government</text:p>
          </table:table-cell>
          <table:table-cell table:style-name="ce485" office:value-type="string">
            <text:p>Applicant Social Security Number</text:p>
          </table:table-cell>
          <table:table-cell table:style-name="ce527" office:value-type="float" office:value="4">
            <text:p>4</text:p>
          </table:table-cell>
          <table:table-cell table:style-name="ce546" office:value-type="string">
            <text:p>9</text:p>
          </table:table-cell>
          <table:table-cell table:style-name="ce546"/>
          <table:table-cell table:style-name="ce601" office:value-type="string">
            <text:p>Format: n</text:p>
            <text:p/>
            <text:p>Required for VA LoansFormat: n</text:p>
            <text:p/>
            <text:p>Required for VA LoansFormat: n</text:p>
            <text:p/>
            <text:p>Required for VA LoansFormat: n</text:p>
            <text:p/>
            <text:p>Required for VA Loans</text:p>
          </table:table-cell>
          <table:table-cell table:style-name="ce485"/>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79"/>
          <table:table-cell table:number-columns-repeated="1010"/>
        </table:table-row>
        <table:table-row table:style-name="ro143">
          <table:table-cell table:style-name="ce352"/>
          <table:table-cell table:style-name="ce396" office:value-type="string">
            <text:p>GOD-030</text:p>
          </table:table-cell>
          <table:table-cell table:style-name="ce440" office:value-type="string">
            <text:p>Government</text:p>
          </table:table-cell>
          <table:table-cell table:style-name="ce484" office:value-type="string">
            <text:p>Total Tax</text:p>
          </table:table-cell>
          <table:table-cell table:style-name="ce528" office:value-type="float" office:value="13">
            <text:p>13</text:p>
          </table:table-cell>
          <table:table-cell table:style-name="ce545" office:value-type="string">
            <text:p>15</text:p>
          </table:table-cell>
          <table:table-cell table:style-name="ce545"/>
          <table:table-cell table:style-name="ce600" office:value-type="string">
            <text:p>Use this field to pass the TOTAL DEDUCTIONS (Federal, State, Retirement/Social Security, and/or Other) from Monthly Income and Deductions Section of the VA Loan Analysis Worksheet.</text:p>
            <text:p/>
            <text:p>Format: Z(12).Z(2)</text:p>
            <text:p/>
            <text:p>Required for VA Loans</text:p>
            <text:p/>
            <text:p>Note: Submit total amount for federal, state, local, and social security taxes (GOD-030 + GOD-040, GOD-050, and GOD-060).Use this field to pass the TOTAL DEDUCTIONS (Federal, State, Retirement/Social Security, and/or Other) from Monthly Income and Deductions Section of the VA Loan Analysis Worksheet.</text:p>
            <text:p/>
            <text:p>Format: Z(12).Z(2)</text:p>
            <text:p/>
            <text:p>Required for VA Loans</text:p>
            <text:p/>
            <text:p>Note: Submit total amount for federal, state, local, and social security taxes (GOD-030 + GOD-040, GOD-050, and GOD-060).Use this field to pass the TOTAL DEDUCTIONS (Federal, State, Retirement/Social Security, and/or Other) from Monthly Income and Deductions Section of the VA Loan Analysis Worksheet.</text:p>
            <text:p/>
            <text:p>Format: Z(12).Z(2)</text:p>
            <text:p/>
            <text:p>Required for VA Loans</text:p>
            <text:p/>
            <text:p>Note: Submit total amount for federal, state, local, and social security taxes (GOD-030 + GOD-040, GOD-050, and GOD-060).Use this field to pass the TOTAL DEDUCTIONS (Federal, State, Retirement/Social Security, and/or Other) from Monthly Income and Deductions Section of the VA Loan Analysis Worksheet.</text:p>
            <text:p/>
            <text:p>Format: Z(12).Z(2)</text:p>
            <text:p/>
            <text:p>Required for VA Loans</text:p>
            <text:p/>
            <text:p>Note: Submit total amount for federal, state, local, and social security taxes (GOD-030 + GOD-040, GOD-050, and GOD-060).</text:p>
          </table:table-cell>
          <table:table-cell table:style-name="ce484"/>
          <table:table-cell table:style-name="ce435" table:content-validation-name="val2"/>
          <table:table-cell table:style-name="ce435" table:content-validation-name="val2" office:value-type="string">
            <text:p>C</text:p>
          </table:table-cell>
          <table:table-cell table:style-name="ce435" table:content-validation-name="val3"/>
          <table:table-cell table:style-name="ce435" table:content-validation-name="val2"/>
          <table:table-cell table:style-name="ce682" office:value-type="string">
            <text:p>&lt;BORROWER VA_BORROWER VAFederalTaxAmount&gt;</text:p>
          </table:table-cell>
          <table:table-cell table:number-columns-repeated="1010"/>
        </table:table-row>
        <table:table-row table:style-name="ro234">
          <table:table-cell table:style-name="ce352"/>
          <table:table-cell table:style-name="ce397" office:value-type="string">
            <text:p>GOD-040</text:p>
          </table:table-cell>
          <table:table-cell table:style-name="ce437" office:value-type="string">
            <text:p>Government</text:p>
          </table:table-cell>
          <table:table-cell table:style-name="ce485" office:value-type="string">
            <text:p>State Tax</text:p>
          </table:table-cell>
          <table:table-cell table:style-name="ce527" office:value-type="float" office:value="28">
            <text:p>28</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StateTaxAmount&gt;</text:p>
          </table:table-cell>
          <table:table-cell table:number-columns-repeated="1010"/>
        </table:table-row>
        <table:table-row table:style-name="ro280">
          <table:table-cell table:style-name="ce352"/>
          <table:table-cell table:style-name="ce397" office:value-type="string">
            <text:p>GOD-050</text:p>
          </table:table-cell>
          <table:table-cell table:style-name="ce437" office:value-type="string">
            <text:p>Government</text:p>
          </table:table-cell>
          <table:table-cell table:style-name="ce485" office:value-type="string">
            <text:p>Local Income Tax</text:p>
          </table:table-cell>
          <table:table-cell table:style-name="ce527" office:value-type="float" office:value="43">
            <text:p>43</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LocalTaxAmount&gt;</text:p>
          </table:table-cell>
          <table:table-cell table:number-columns-repeated="1010"/>
        </table:table-row>
        <table:table-row table:style-name="ro280">
          <table:table-cell table:style-name="ce352"/>
          <table:table-cell table:style-name="ce397" office:value-type="string">
            <text:p>GOD-060</text:p>
          </table:table-cell>
          <table:table-cell table:style-name="ce436" office:value-type="string">
            <text:p>Government</text:p>
          </table:table-cell>
          <table:table-cell table:style-name="ce485" office:value-type="string">
            <text:p>Social Security Tax</text:p>
          </table:table-cell>
          <table:table-cell table:style-name="ce527" office:value-type="float" office:value="58">
            <text:p>58</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SocialSecurityTaxAmount&gt;</text:p>
          </table:table-cell>
          <table:table-cell table:number-columns-repeated="1010"/>
        </table:table-row>
        <table:table-row table:style-name="ro280">
          <table:table-cell table:style-name="ce352"/>
          <table:table-cell table:style-name="ce397" office:value-type="string">
            <text:p>GOD-070</text:p>
          </table:table-cell>
          <table:table-cell table:style-name="ce437" office:value-type="string">
            <text:p>Government</text:p>
          </table:table-cell>
          <table:table-cell table:style-name="ce485" office:value-type="string">
            <text:p>Total Non-Taxable Income -- Primary</text:p>
          </table:table-cell>
          <table:table-cell table:style-name="ce527" office:value-type="float" office:value="73">
            <text:p>73</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PrimaryBorrowerNonTaxableIncomeAmount&gt;</text:p>
          </table:table-cell>
          <table:table-cell table:number-columns-repeated="1010"/>
        </table:table-row>
        <table:table-row table:style-name="ro129">
          <table:table-cell table:style-name="ce352"/>
          <table:table-cell table:style-name="ce397" office:value-type="string">
            <text:p>GOD-080</text:p>
          </table:table-cell>
          <table:table-cell table:style-name="ce437" office:value-type="string">
            <text:p>Government</text:p>
          </table:table-cell>
          <table:table-cell table:style-name="ce485" office:value-type="string">
            <text:p>Total Non-Taxable Income -- Other</text:p>
          </table:table-cell>
          <table:table-cell table:style-name="ce527" office:value-type="float" office:value="88">
            <text:p>88</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CoBorrowerNonTaxableIncomeAmount&gt;</text:p>
          </table:table-cell>
          <table:table-cell table:number-columns-repeated="1010"/>
        </table:table-row>
        <table:table-row table:style-name="ro5">
          <table:table-cell table:style-name="ce352"/>
          <table:table-cell table:style-name="ce397" office:value-type="string">
            <text:p>GOD-090</text:p>
          </table:table-cell>
          <table:table-cell table:style-name="ce437" office:value-type="string">
            <text:p>Government</text:p>
          </table:table-cell>
          <table:table-cell table:style-name="ce485" office:value-type="string">
            <text:p>Total Taxable Income -- Primary</text:p>
          </table:table-cell>
          <table:table-cell table:style-name="ce527" office:value-type="float" office:value="103">
            <text:p>103</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PrimaryBorrowerTaxableIncomeAmount&gt;</text:p>
          </table:table-cell>
          <table:table-cell table:style-name="ce690" table:number-columns-repeated="1010"/>
        </table:table-row>
        <table:table-row table:style-name="ro280">
          <table:table-cell table:style-name="ce352"/>
          <table:table-cell table:style-name="ce397" office:value-type="string">
            <text:p>GOD-100</text:p>
          </table:table-cell>
          <table:table-cell table:style-name="ce437" office:value-type="string">
            <text:p>Government</text:p>
          </table:table-cell>
          <table:table-cell table:style-name="ce485" office:value-type="string">
            <text:p>Total Taxable Income -- Other</text:p>
          </table:table-cell>
          <table:table-cell table:style-name="ce527" office:value-type="float" office:value="118">
            <text:p>118</text:p>
          </table:table-cell>
          <table:table-cell table:style-name="ce546" office:value-type="string">
            <text:p>15</text:p>
          </table:table-cell>
          <table:table-cell table:style-name="ce546"/>
          <table:table-cell table:style-name="ce601" office:value-type="string">
            <text:p>Format: Z(12).Z(2)</text:p>
            <text:p/>
            <text:p>This field is NOT used for underwriting.Format: Z(12).Z(2)</text:p>
            <text:p/>
            <text:p>This field is NOT used for underwriting.Format: Z(12).Z(2)</text:p>
            <text:p/>
            <text:p>This field is NOT used for underwriting.</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VA_BORROWER VACoBorrowerTaxableIncomeAmount&gt;</text:p>
          </table:table-cell>
          <table:table-cell table:style-name="ce695" table:number-columns-repeated="1010"/>
        </table:table-row>
        <table:table-row table:style-name="ro5">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132</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5" table:number-columns-repeated="1010"/>
        </table:table-row>
        <table:table-row table:style-name="ro99">
          <table:table-cell table:style-name="ce352"/>
          <table:table-cell table:style-name="ce399" office:value-type="string">
            <text:p>GOE-010</text:p>
          </table:table-cell>
          <table:table-cell table:style-name="ce439" office:value-type="string">
            <text:p>Government</text:p>
          </table:table-cell>
          <table:table-cell table:style-name="ce487" office:value-type="string">
            <text:p>GOE</text:p>
          </table:table-cell>
          <table:table-cell table:style-name="ce446" office:value-type="float" office:value="1">
            <text:p>1</text:p>
          </table:table-cell>
          <table:table-cell table:style-name="ce548" office:value-type="string">
            <text:p>3</text:p>
          </table:table-cell>
          <table:table-cell table:style-name="ce548" office:value-type="string">
            <text:p>SA</text:p>
          </table:table-cell>
          <table:table-cell table:style-name="ce603" office:value-type="string">
            <text:p>Record ID: Credit Data</text:p>
            <text:p/>
            <text:p>Both FHA/VA LoansRecord ID: Credit Data</text:p>
            <text:p/>
            <text:p>Both FHA/VA LoansRecord ID: Credit Data</text:p>
            <text:p/>
            <text:p>Both FHA/VA Loans</text:p>
          </table:table-cell>
          <table:table-cell table:style-name="ce487"/>
          <table:table-cell table:style-name="ce446" table:content-validation-name="val2"/>
          <table:table-cell table:style-name="ce446" table:content-validation-name="val2" office:value-type="string">
            <text:p>R</text:p>
          </table:table-cell>
          <table:table-cell table:style-name="ce446" table:content-validation-name="val3"/>
          <table:table-cell table:style-name="ce446" table:content-validation-name="val2"/>
          <table:table-cell table:style-name="ce681"/>
          <table:table-cell table:style-name="ce695" table:number-columns-repeated="1010"/>
        </table:table-row>
        <table:table-row table:style-name="ro216">
          <table:table-cell table:style-name="ce352"/>
          <table:table-cell table:style-name="ce397" office:value-type="string">
            <text:p>GOE-020</text:p>
          </table:table-cell>
          <table:table-cell table:style-name="ce437" office:value-type="string">
            <text:p>Government</text:p>
          </table:table-cell>
          <table:table-cell table:style-name="ce485" office:value-type="string">
            <text:p>Applicant Social Security Number</text:p>
          </table:table-cell>
          <table:table-cell table:style-name="ce524" office:value-type="float" office:value="4">
            <text:p>4</text:p>
          </table:table-cell>
          <table:table-cell table:style-name="ce546" office:value-type="string">
            <text:p>9</text:p>
          </table:table-cell>
          <table:table-cell table:style-name="ce546"/>
          <table:table-cell table:style-name="ce601" office:value-type="string">
            <text:p>Format: n</text:p>
          </table:table-cell>
          <table:table-cell table:style-name="ce485"/>
          <table:table-cell table:style-name="ce436" table:content-validation-name="val2"/>
          <table:table-cell table:style-name="ce436" table:content-validation-name="val2" office:value-type="string">
            <text:p>R</text:p>
          </table:table-cell>
          <table:table-cell table:style-name="ce436" table:content-validation-name="val3"/>
          <table:table-cell table:style-name="ce436" table:content-validation-name="val2"/>
          <table:table-cell table:style-name="ce679"/>
          <table:table-cell table:style-name="ce695" table:number-columns-repeated="1010"/>
        </table:table-row>
        <table:table-row table:style-name="ro48">
          <table:table-cell table:style-name="ce352"/>
          <table:table-cell table:style-name="ce397" office:value-type="string">
            <text:p>GOE-030</text:p>
          </table:table-cell>
          <table:table-cell table:style-name="ce437" office:value-type="string">
            <text:p>Government</text:p>
          </table:table-cell>
          <table:table-cell table:style-name="ce485" office:value-type="string">
            <text:p>CAIVR #</text:p>
          </table:table-cell>
          <table:table-cell table:style-name="ce524" office:value-type="float" office:value="13">
            <text:p>13</text:p>
          </table:table-cell>
          <table:table-cell table:style-name="ce546" office:value-type="string">
            <text:p>10</text:p>
          </table:table-cell>
          <table:table-cell table:style-name="ce546"/>
          <table:table-cell table:style-name="ce601" office:value-type="string">
            <text:p>Assigned by HUD’s Credit Alert Interactive Voice Response System, an interactive system used to check applicant’s outstanding federal obligations.</text:p>
            <text:p/>
            <text:p>Format: TextAssigned by HUD’s Credit Alert Interactive Voice Response System, an interactive system used to check applicant’s outstanding federal obligations.</text:p>
            <text:p/>
            <text:p>Format: TextAssigned by HUD’s Credit Alert Interactive Voice Response System, an interactive system used to check applicant’s outstanding federal obligations.</text:p>
            <text:p/>
            <text:p>Format: Text</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FHA_VA_BORROWER CAIVRSIdentifier&gt;</text:p>
          </table:table-cell>
          <table:table-cell table:style-name="ce695" table:number-columns-repeated="1010"/>
        </table:table-row>
        <table:table-row table:style-name="ro48">
          <table:table-cell table:style-name="ce352"/>
          <table:table-cell table:style-name="ce397" office:value-type="string">
            <text:p>GOE-040</text:p>
          </table:table-cell>
          <table:table-cell table:style-name="ce437" office:value-type="string">
            <text:p>Government</text:p>
          </table:table-cell>
          <table:table-cell table:style-name="ce485" office:value-type="string">
            <text:p>Borrower Credit Rating</text:p>
          </table:table-cell>
          <table:table-cell table:style-name="ce524" office:value-type="float" office:value="23">
            <text:p>23</text:p>
          </table:table-cell>
          <table:table-cell table:style-name="ce546" office:value-type="string">
            <text:p>3</text:p>
          </table:table-cell>
          <table:table-cell table:style-name="ce546"/>
          <table:table-cell table:style-name="ce601" office:value-type="string">
            <text:p>A code supplied by Fannie Mae, which corresponds to the borrower’s credit history.</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FHA_VA_BORROWER FNMBorrowerCreditRating&gt;</text:p>
          </table:table-cell>
          <table:table-cell table:style-name="ce700" table:number-columns-repeated="1010"/>
        </table:table-row>
        <table:table-row table:style-name="ro281">
          <table:table-cell table:style-name="ce352"/>
          <table:table-cell table:style-name="ce397" office:value-type="string">
            <text:p>GOE-050</text:p>
          </table:table-cell>
          <table:table-cell table:style-name="ce437" office:value-type="string">
            <text:p>Government</text:p>
          </table:table-cell>
          <table:table-cell table:style-name="ce485" office:value-type="string">
            <text:p>Bankruptcy &lt; 3 years</text:p>
          </table:table-cell>
          <table:table-cell table:style-name="ce524" office:value-type="float" office:value="26">
            <text:p>26</text:p>
          </table:table-cell>
          <table:table-cell table:style-name="ce546" office:value-type="string">
            <text:p>3</text:p>
          </table:table-cell>
          <table:table-cell table:style-name="ce546"/>
          <table:table-cell table:style-name="ce601" office:value-type="string">
            <text:p>Number of times filed for bankruptcy within the last three years.</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FHA_VA_BORROWER FNMBankruptcyCount&gt;</text:p>
          </table:table-cell>
          <table:table-cell table:style-name="ce695" table:number-columns-repeated="1010"/>
        </table:table-row>
        <table:table-row table:style-name="ro22">
          <table:table-cell table:style-name="ce352"/>
          <table:table-cell table:style-name="ce397" office:value-type="string">
            <text:p>GOE-060</text:p>
          </table:table-cell>
          <table:table-cell table:style-name="ce437" office:value-type="string">
            <text:p>Government</text:p>
          </table:table-cell>
          <table:table-cell table:style-name="ce485" office:value-type="string">
            <text:p>Foreclosure</text:p>
          </table:table-cell>
          <table:table-cell table:style-name="ce524" office:value-type="float" office:value="29">
            <text:p>29</text:p>
          </table:table-cell>
          <table:table-cell table:style-name="ce546" office:value-type="string">
            <text:p>3</text:p>
          </table:table-cell>
          <table:table-cell table:style-name="ce546"/>
          <table:table-cell table:style-name="ce601" office:value-type="string">
            <text:p>Total number of times previous lenders have foreclosed on property.</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BORROWER FHA_VA_BORROWER FNMForeclosureCount&gt;</text:p>
          </table:table-cell>
          <table:table-cell table:style-name="ce690" table:number-columns-repeated="1010"/>
        </table:table-row>
        <table:table-row table:style-name="ro35">
          <table:table-cell table:style-name="ce352"/>
          <table:table-cell table:style-name="ce397" office:value-type="string">
            <text:p>GOE-070</text:p>
          </table:table-cell>
          <table:table-cell table:style-name="ce437" office:value-type="string">
            <text:p>Government</text:p>
          </table:table-cell>
          <table:table-cell table:style-name="ce485" office:value-type="string">
            <text:p>First Time Homebuyer Counsel Type</text:p>
          </table:table-cell>
          <table:table-cell table:style-name="ce524" office:value-type="float" office:value="32">
            <text:p>32</text:p>
          </table:table-cell>
          <table:table-cell table:style-name="ce546" office:value-type="string">
            <text:p>1</text:p>
          </table:table-cell>
          <table:table-cell table:style-name="ce546"/>
          <table:table-cell table:style-name="ce601" office:value-type="string">
            <text:p>Type of counseling for first time homebuyers.</text:p>
            <text:p/>
            <text:p>Required if applicable for FHAType of counseling for first time homebuyers.</text:p>
            <text:p/>
            <text:p>Required if applicable for FHAType of counseling for first time homebuyers.</text:p>
            <text:p/>
            <text:p>Required if applicable for FHA</text:p>
          </table:table-cell>
          <table:table-cell table:style-name="ce485" office:value-type="string">
            <text:p>" " (Blank) = N/A</text:p>
            <text:p>A = Not Counseled</text:p>
            <text:p>D = HUD Approved Counseling Agency" " (Blank) = N/A</text:p>
            <text:p>A = Not Counseled</text:p>
            <text:p>D = HUD Approved Counseling Agency" " (Blank) = N/A</text:p>
            <text:p>A = Not Counseled</text:p>
            <text:p>D = HUD Approved Counseling Agency</text:p>
          </table:table-cell>
          <table:table-cell table:style-name="ce436" table:content-validation-name="val2"/>
          <table:table-cell table:style-name="ce436" table:content-validation-name="val2" office:value-type="string">
            <text:p>C</text:p>
          </table:table-cell>
          <table:table-cell table:style-name="ce436" table:content-validation-name="val3"/>
          <table:table-cell table:style-name="ce436" table:content-validation-name="val2"/>
          <table:table-cell table:style-name="ce683" office:value-type="string">
            <text:p>&lt;BORROWER FHA_VA_BORROWER FirstTimeHomebuyerCounselType (Was FNM Credit Report Score Type)&gt;</text:p>
          </table:table-cell>
          <table:table-cell table:style-name="ce691" table:number-columns-repeated="1010"/>
        </table:table-row>
        <table:table-row table:style-name="ro35">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32</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1" table:number-columns-repeated="1010"/>
        </table:table-row>
        <table:table-row table:style-name="ro35">
          <table:table-cell table:style-name="ce352"/>
          <table:table-cell table:style-name="ce400" office:value-type="string">
            <text:p>000-010</text:p>
          </table:table-cell>
          <table:table-cell table:style-name="ce441"/>
          <table:table-cell table:style-name="ce488" office:value-type="string">
            <text:p>000</text:p>
          </table:table-cell>
          <table:table-cell table:style-name="ce529" office:value-type="float" office:value="1">
            <text:p>1</text:p>
          </table:table-cell>
          <table:table-cell table:style-name="ce549" office:value-type="float" office:value="3">
            <text:p>3</text:p>
          </table:table-cell>
          <table:table-cell table:style-name="ce565" office:value-type="string">
            <text:p>S</text:p>
          </table:table-cell>
          <table:table-cell table:style-name="ce605" office:value-type="string">
            <text:p>Record ID: File Identification</text:p>
          </table:table-cell>
          <table:table-cell table:style-name="ce645"/>
          <table:table-cell table:style-name="ce659" table:content-validation-name="val1" office:value-type="string">
            <text:p>CL</text:p>
          </table:table-cell>
          <table:table-cell table:style-name="ce446" table:content-validation-name="val1" table:number-columns-repeated="3"/>
          <table:table-cell table:style-name="ce681"/>
          <table:table-cell table:style-name="ce691" table:number-columns-repeated="1010"/>
        </table:table-row>
        <table:table-row table:style-name="ro22">
          <table:table-cell table:style-name="ce352"/>
          <table:table-cell table:style-name="ce401" office:value-type="string">
            <text:p>000-020</text:p>
          </table:table-cell>
          <table:table-cell table:style-name="ce442"/>
          <table:table-cell table:style-name="ce489" office:value-type="string">
            <text:p>File Type</text:p>
          </table:table-cell>
          <table:table-cell table:style-name="ce530" office:value-type="string">
            <text:p>4</text:p>
          </table:table-cell>
          <table:table-cell table:style-name="ce442" office:value-type="string">
            <text:p>3</text:p>
          </table:table-cell>
          <table:table-cell table:style-name="ce566"/>
          <table:table-cell table:style-name="ce489"/>
          <table:table-cell table:style-name="ce646" office:value-type="string">
            <text:p>30 = Community Lending Data</text:p>
          </table:table-cell>
          <table:table-cell table:style-name="ce436" table:content-validation-name="val2" office:value-type="string">
            <text:p>CL</text:p>
          </table:table-cell>
          <table:table-cell table:style-name="ce436" table:content-validation-name="val2"/>
          <table:table-cell table:style-name="ce436" table:content-validation-name="val3"/>
          <table:table-cell table:style-name="ce436" table:content-validation-name="val2"/>
          <table:table-cell table:style-name="ce679" office:value-type="string">
            <text:p>No Corresponding MISMO Attribute</text:p>
          </table:table-cell>
          <table:table-cell table:style-name="ce690" table:number-columns-repeated="1010"/>
        </table:table-row>
        <table:table-row table:style-name="ro90">
          <table:table-cell table:style-name="ce352"/>
          <table:table-cell table:style-name="ce401" office:value-type="string">
            <text:p>000-030</text:p>
          </table:table-cell>
          <table:table-cell table:style-name="ce442"/>
          <table:table-cell table:style-name="ce489" office:value-type="string">
            <text:p>File Version ID</text:p>
          </table:table-cell>
          <table:table-cell table:style-name="ce530" office:value-type="string">
            <text:p>7</text:p>
          </table:table-cell>
          <table:table-cell table:style-name="ce442" office:value-type="string">
            <text:p>5</text:p>
          </table:table-cell>
          <table:table-cell table:style-name="ce566"/>
          <table:table-cell table:style-name="ce489" office:value-type="string">
            <text:p>File Version</text:p>
          </table:table-cell>
          <table:table-cell table:style-name="ce489" office:value-type="string">
            <text:p>3.20</text:p>
          </table:table-cell>
          <table:table-cell table:style-name="ce436" table:content-validation-name="val2" office:value-type="string">
            <text:p>CL</text:p>
          </table:table-cell>
          <table:table-cell table:style-name="ce436" table:content-validation-name="val2"/>
          <table:table-cell table:style-name="ce436" table:content-validation-name="val3"/>
          <table:table-cell table:style-name="ce436" table:content-validation-name="val2"/>
          <table:table-cell table:style-name="ce679" office:value-type="string">
            <text:p>No Corresponding MISMO Attribute</text:p>
          </table:table-cell>
          <table:table-cell table:style-name="ce700" table:number-columns-repeated="1010"/>
        </table:table-row>
        <table:table-row table:style-name="ro141">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11</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5" table:number-columns-repeated="1010"/>
        </table:table-row>
        <table:table-row table:style-name="ro269">
          <table:table-cell table:style-name="ce352"/>
          <table:table-cell table:style-name="ce402" office:value-type="string">
            <text:p>LMD-010</text:p>
          </table:table-cell>
          <table:table-cell table:style-name="ce439" office:value-type="string">
            <text:p>Comm Lending</text:p>
          </table:table-cell>
          <table:table-cell table:style-name="ce487" office:value-type="string">
            <text:p>LMD</text:p>
          </table:table-cell>
          <table:table-cell table:style-name="ce446" office:value-type="float" office:value="1">
            <text:p>1</text:p>
          </table:table-cell>
          <table:table-cell table:style-name="ce548" office:value-type="string">
            <text:p>3</text:p>
          </table:table-cell>
          <table:table-cell table:style-name="ce548" office:value-type="string">
            <text:p>S</text:p>
          </table:table-cell>
          <table:table-cell table:style-name="ce603" office:value-type="string">
            <text:p>Record ID: Community Lending Loans</text:p>
            <text:p/>
            <text:p>Required for Community LendingRecord ID: Community Lending Loans</text:p>
            <text:p/>
            <text:p>Required for Community Lending</text:p>
          </table:table-cell>
          <table:table-cell table:style-name="ce487"/>
          <table:table-cell table:style-name="ce446" table:content-validation-name="val2" office:value-type="string">
            <text:p>CL</text:p>
          </table:table-cell>
          <table:table-cell table:style-name="ce446" table:content-validation-name="val2"/>
          <table:table-cell table:style-name="ce446" table:content-validation-name="val3"/>
          <table:table-cell table:style-name="ce446" table:content-validation-name="val2" office:value-type="string">
            <text:p>C</text:p>
          </table:table-cell>
          <table:table-cell table:style-name="ce681"/>
          <table:table-cell table:style-name="ce695" table:number-columns-repeated="1010"/>
        </table:table-row>
        <table:table-row table:style-name="ro280">
          <table:table-cell table:style-name="ce352"/>
          <table:table-cell table:style-name="ce397" office:value-type="string">
            <text:p>LMD-020</text:p>
          </table:table-cell>
          <table:table-cell table:style-name="ce437" office:value-type="string">
            <text:p>Comm Lending</text:p>
          </table:table-cell>
          <table:table-cell table:style-name="ce485" office:value-type="string">
            <text:p>County</text:p>
          </table:table-cell>
          <table:table-cell table:style-name="ce524" office:value-type="float" office:value="4">
            <text:p>4</text:p>
          </table:table-cell>
          <table:table-cell table:style-name="ce546" office:value-type="string">
            <text:p>40</text:p>
          </table:table-cell>
          <table:table-cell table:style-name="ce546"/>
          <table:table-cell table:style-name="ce601" office:value-type="string">
            <text:p>Identifies the county in which the subject property is located.</text:p>
            <text:p/>
            <text:p>Format: TextIdentifies the county in which the subject property is located.</text:p>
            <text:p/>
            <text:p>Format: Text</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AFFORDABLE_LENDING MSAIdentifier&gt;</text:p>
          </table:table-cell>
          <table:table-cell table:style-name="ce695" table:number-columns-repeated="1010"/>
        </table:table-row>
        <table:table-row table:style-name="ro173">
          <table:table-cell table:style-name="ce352"/>
          <table:table-cell table:style-name="ce396" office:value-type="string">
            <text:p>LMD-030</text:p>
          </table:table-cell>
          <table:table-cell table:style-name="ce440" office:value-type="string">
            <text:p>Comm Lending</text:p>
          </table:table-cell>
          <table:table-cell table:style-name="ce484" office:value-type="string">
            <text:p>Community Lending Product</text:p>
          </table:table-cell>
          <table:table-cell table:style-name="ce435" office:value-type="float" office:value="44">
            <text:p>44</text:p>
          </table:table-cell>
          <table:table-cell table:style-name="ce545" office:value-type="string">
            <text:p>2</text:p>
          </table:table-cell>
          <table:table-cell table:style-name="ce545"/>
          <table:table-cell table:style-name="ce600" office:value-type="string">
            <text:p>The name of the Fannie Mae community-lending product associated with the loan.</text:p>
            <text:p/>
            <text:p>MyCommunityMortgage valid through DU v9.2 (add date 2015</text:p>
            <text:p>HomeReady available as of DU v9.3 (12/12/2015)The name of the Fannie Mae community-lending product associated with the loan.</text:p>
            <text:p/>
            <text:p>MyCommunityMortgage valid through DU v9.2 (add date 2015</text:p>
            <text:p>HomeReady available as of DU v9.3 (12/12/2015)</text:p>
          </table:table-cell>
          <table:table-cell table:style-name="ce601" office:value-type="string">
            <text:p>Fannie Mae Code 2010:</text:p>
            <text:p/>
            <text:p><text:span text:style-name="T19">04 = MyCommunityMortgage</text:span></text:p>
            <text:p><text:span text:style-name="T17">06 = HFA Preferred Risk Sharing</text:span></text:p>
            <text:p><text:span text:style-name="T17">07 = HFA Preferred</text:span></text:p>
            <text:p><text:span text:style-name="T17">08 = HomeReadyFannie Mae Code 2010:</text:span></text:p>
            <text:p><text:span text:style-name="T17"/></text:p>
            <text:p><text:span text:style-name="T19">04 = MyCommunityMortgage</text:span></text:p>
            <text:p><text:span text:style-name="T17">06 = HFA Preferred Risk Sharing</text:span></text:p>
            <text:p><text:span text:style-name="T17">07 = HFA Preferred</text:span></text:p>
            <text:p><text:span text:style-name="T17">08 = HomeReady</text:span></text:p>
          </table:table-cell>
          <table:table-cell table:style-name="ce436" table:content-validation-name="val2" office:value-type="string">
            <text:p>CL</text:p>
          </table:table-cell>
          <table:table-cell table:style-name="ce436" table:content-validation-name="val2"/>
          <table:table-cell table:style-name="ce436" table:content-validation-name="val3"/>
          <table:table-cell table:style-name="ce436" table:content-validation-name="val2" office:value-type="string">
            <text:p>C</text:p>
          </table:table-cell>
          <table:table-cell table:style-name="ce679" office:value-type="string">
            <text:p>&lt;AFFORDABLE_LENDING FNMCommunityLendingProductType&gt;</text:p>
          </table:table-cell>
          <table:table-cell table:style-name="ce695" table:number-columns-repeated="1010"/>
        </table:table-row>
        <table:table-row table:style-name="ro205">
          <table:table-cell table:style-name="ce353"/>
          <table:table-cell table:style-name="ce396" office:value-type="string">
            <text:p>LMD-035</text:p>
          </table:table-cell>
          <table:table-cell table:style-name="ce440" office:value-type="string">
            <text:p>Comm Lending</text:p>
          </table:table-cell>
          <table:table-cell table:style-name="ce484" office:value-type="string">
            <text:p>Community Seconds Repayment Structure</text:p>
          </table:table-cell>
          <table:table-cell table:style-name="ce523" office:value-type="float" office:value="46">
            <text:p>46</text:p>
          </table:table-cell>
          <table:table-cell table:style-name="ce545" office:value-type="string">
            <text:p>38</text:p>
          </table:table-cell>
          <table:table-cell table:style-name="ce545"/>
          <table:table-cell table:style-name="ce600" office:value-type="string">
            <text:p>Indicates the payment structure of the Community Seconds lien</text:p>
            <text:p/>
            <text:p>Left –justify, no trailing spacesIndicates the payment structure of the Community Seconds lien</text:p>
            <text:p/>
            <text:p>Left –justify, no trailing spaces</text:p>
          </table:table-cell>
          <table:table-cell table:style-name="ce643" office:value-type="string">
            <text:p>01 = Any payment (including interest only, P&amp;I, etc.) required within first 5 years</text:p>
            <text:p>02 = Payments deferred 5 or more years and fully forgiven</text:p>
            <text:p>03 = Payments deferred 5 or more years and not fully forgiven</text:p>
            <text:p>01 = Any payment (including interest only, P&amp;I, etc.) required within first 5 years</text:p>
            <text:p>02 = Payments deferred 5 or more years and fully forgiven</text:p>
            <text:p>03 = Payments deferred 5 or more years and not fully forgiven</text:p>
            <text:p/>
          </table:table-cell>
          <table:table-cell table:style-name="ce435" table:content-validation-name="val2" office:value-type="string">
            <text:p>C</text:p>
          </table:table-cell>
          <table:table-cell table:style-name="ce435" table:content-validation-name="val2"/>
          <table:table-cell table:style-name="ce435" table:content-validation-name="val3"/>
          <table:table-cell table:style-name="ce435" table:content-validation-name="val2"/>
          <table:table-cell table:style-name="ce679" office:value-type="string">
            <text:p>&lt;AFFORDABLE_LENDING FNMCommunitySecondsRepaymentStructure&gt;</text:p>
          </table:table-cell>
          <table:table-cell table:style-name="ce695" table:number-columns-repeated="1010"/>
        </table:table-row>
        <table:table-row table:style-name="ro205">
          <table:table-cell table:style-name="ce352"/>
          <table:table-cell table:style-name="ce403" office:value-type="string">
            <text:p>LMD-040</text:p>
          </table:table-cell>
          <table:table-cell table:style-name="ce440" office:value-type="string">
            <text:p>Comm Lending</text:p>
          </table:table-cell>
          <table:table-cell table:style-name="ce484" office:value-type="string">
            <text:p>Fannie Neighbors Eligible</text:p>
          </table:table-cell>
          <table:table-cell table:style-name="ce523" office:value-type="float" office:value="84">
            <text:p>84</text:p>
          </table:table-cell>
          <table:table-cell table:style-name="ce545" office:value-type="string">
            <text:p>1</text:p>
          </table:table-cell>
          <table:table-cell table:style-name="ce567"/>
          <table:table-cell table:style-name="ce600" office:value-type="string">
            <text:p>Indicates whether the loan is eligible to be a Fannie Neighbors mortgage: e.g. Conventional fixed-rate first mortgage secured by single-family residences that are located within the incorporated city limits of a designated central city or eligible low-income or minority census tract.</text:p>
            <text:p>Per DU 9.0, FannieNeighbors® option retired.</text:p>
            <text:p>Indicates whether the loan is eligible to be a Fannie Neighbors mortgage: e.g. Conventional fixed-rate first mortgage secured by single-family residences that are located within the incorporated city limits of a designated central city or eligible low-income or minority census tract.</text:p>
            <text:p>Per DU 9.0, FannieNeighbors® option retired.</text:p>
            <text:p/>
          </table:table-cell>
          <table:table-cell table:style-name="ce484" office:value-type="string">
            <text:p>Y = Yes</text:p>
            <text:p>N = NoY = Yes</text:p>
            <text:p>N = No</text:p>
          </table:table-cell>
          <table:table-cell table:style-name="ce435" table:content-validation-name="val2" table:number-columns-repeated="2"/>
          <table:table-cell table:style-name="ce435" table:content-validation-name="val3"/>
          <table:table-cell table:style-name="ce435" table:content-validation-name="val2"/>
          <table:table-cell table:style-name="ce679" office:value-type="string">
            <text:p>&lt;AFFORDABLE_LENDING FNMNeighborsMortgageEligibilityIndicator&gt;</text:p>
          </table:table-cell>
          <table:table-cell table:style-name="ce695" table:number-columns-repeated="1010"/>
        </table:table-row>
        <table:table-row table:style-name="ro258">
          <table:table-cell table:style-name="ce352"/>
          <table:table-cell table:style-name="ce396" office:value-type="string">
            <text:p>LMD-050</text:p>
          </table:table-cell>
          <table:table-cell table:style-name="ce440" office:value-type="string">
            <text:p>Comm Lending</text:p>
          </table:table-cell>
          <table:table-cell table:style-name="ce484" office:value-type="string">
            <text:p>Community Seconds</text:p>
          </table:table-cell>
          <table:table-cell table:style-name="ce523" office:value-type="float" office:value="85">
            <text:p>85</text:p>
          </table:table-cell>
          <table:table-cell table:style-name="ce545" office:value-type="string">
            <text:p>1</text:p>
          </table:table-cell>
          <table:table-cell table:style-name="ce545"/>
          <table:table-cell table:style-name="ce600" office:value-type="string">
            <text:p>Indicates whether the loan is a Community Seconds, e.g. a community lending model under which Fannie Mae purchases a first mortgage that has a subsidized second mortgage behind it. A second mortgage may be issued by state, county, or local housing agency or a nonprofit organization).</text:p>
            <text:p/>
            <text:p>Required for Community Lending Products if applicable to the Casefile.Indicates whether the loan is a Community Seconds, e.g. a community lending model under which Fannie Mae purchases a first mortgage that has a subsidized second mortgage behind it. A second mortgage may be issued by state, county, or local housing agency or a nonprofit organization).</text:p>
            <text:p/>
            <text:p>Required for Community Lending Products if applicable to the Casefile.</text:p>
          </table:table-cell>
          <table:table-cell table:style-name="ce484" office:value-type="string">
            <text:p>Y Yes</text:p>
            <text:p>N NoY Yes</text:p>
            <text:p>N No</text:p>
          </table:table-cell>
          <table:table-cell table:style-name="ce435" table:content-validation-name="val2" office:value-type="string">
            <text:p>C</text:p>
          </table:table-cell>
          <table:table-cell table:style-name="ce435" table:content-validation-name="val2"/>
          <table:table-cell table:style-name="ce435" table:content-validation-name="val3"/>
          <table:table-cell table:style-name="ce435" table:content-validation-name="val2"/>
          <table:table-cell table:style-name="ce682" office:value-type="string">
            <text:p>&lt;AFFORDABLE_LENDING FNMCommunitySecondsIndicator&gt;</text:p>
          </table:table-cell>
          <table:table-cell table:style-name="ce695" table:number-columns-repeated="1010"/>
        </table:table-row>
        <table:table-row table:style-name="ro218">
          <table:table-cell table:style-name="ce352" table:number-columns-spanned="1" table:number-rows-spanned="2"/>
          <table:table-cell table:style-name="ce397" office:value-type="string">
            <text:p>LMD-060</text:p>
          </table:table-cell>
          <table:table-cell table:style-name="ce437" office:value-type="string">
            <text:p>Comm Lending</text:p>
          </table:table-cell>
          <table:table-cell table:style-name="ce485" office:value-type="string">
            <text:p>HUD Median Income</text:p>
          </table:table-cell>
          <table:table-cell table:style-name="ce524" office:value-type="float" office:value="86">
            <text:p>86</text:p>
          </table:table-cell>
          <table:table-cell table:style-name="ce546" office:value-type="string">
            <text:p>15</text:p>
          </table:table-cell>
          <table:table-cell table:style-name="ce546"/>
          <table:table-cell table:style-name="ce601" office:value-type="string">
            <text:p>Format: <text:s/>Z(12).Z(2)</text:p>
            <text:p>Not used for import.</text:p>
            <text:p>Format: <text:s/>Z(12).Z(2)</text:p>
            <text:p>Not used for import.</text:p>
            <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AFFORDABLE_LENDING HUDMedianIncomeAmount&gt;</text:p>
          </table:table-cell>
          <table:table-cell table:style-name="ce695" table:number-columns-repeated="1010"/>
        </table:table-row>
        <table:table-row table:style-name="ro231">
          <table:covered-table-cell table:style-name="ce352"/>
          <table:table-cell table:style-name="ce404" office:value-type="string">
            <text:p>LMD-060</text:p>
          </table:table-cell>
          <table:table-cell table:style-name="ce443" office:value-type="string">
            <text:p>Comm Lending</text:p>
          </table:table-cell>
          <table:table-cell table:style-name="ce490" office:value-type="string">
            <text:p>HUD Median Income</text:p>
          </table:table-cell>
          <table:table-cell table:style-name="ce524"/>
          <table:table-cell table:style-name="ce546" table:number-columns-repeated="2"/>
          <table:table-cell table:style-name="ce601" office:value-type="string">
            <text:p>Borrowers generally must have incomes no greater than 115% of the median income that HUD publishes for the area in which they reside.</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84" office:value-type="string">
            <text:p>&lt;AFFORDABLE_LENDING HUDMedianIncomeAmount&gt;</text:p>
          </table:table-cell>
          <table:table-cell table:style-name="ce695" table:number-columns-repeated="1010"/>
        </table:table-row>
        <table:table-row table:style-name="ro276">
          <table:table-cell table:style-name="ce352"/>
          <table:table-cell table:style-name="ce397" office:value-type="string">
            <text:p>LMD-070</text:p>
          </table:table-cell>
          <table:table-cell table:style-name="ce437" office:value-type="string">
            <text:p>Comm Lending</text:p>
          </table:table-cell>
          <table:table-cell table:style-name="ce485" office:value-type="string">
            <text:p>Income Limit Adjustment Factors</text:p>
          </table:table-cell>
          <table:table-cell table:style-name="ce524" office:value-type="float" office:value="101">
            <text:p>101</text:p>
          </table:table-cell>
          <table:table-cell table:style-name="ce546" office:value-type="string">
            <text:p>15</text:p>
          </table:table-cell>
          <table:table-cell table:style-name="ce546"/>
          <table:table-cell table:style-name="ce601" office:value-type="string">
            <text:p>Format: <text:s/>Z(12).Z(2)</text:p>
            <text:p>Not used for import.</text:p>
            <text:p/>
            <text:p>HUD’s estimated median family income is used to determine borrower eligibility for affordable loan products. The Metropolitan Statistical Area or County Name (LMD-020) provided or automatically looked up by DU Knowledgebase is used to determine the HUD Median Income (LMD-060). LMD-060 and Income Limit Adjustment Factors (LMD-070) are multiplied to determine the Community Lending Income Limit (LMD-080).</text:p>
            <text:p/>
            <text:p>Borrowers generally must have income no greater than 115% of the median income that HUD publishes for the area in which they reside.Format: <text:s/>Z(12).Z(2)</text:p>
            <text:p>Not used for import.</text:p>
            <text:p/>
            <text:p>HUD’s estimated median family income is used to determine borrower eligibility for affordable loan products. The Metropolitan Statistical Area or County Name (LMD-020) provided or automatically looked up by DU Knowledgebase is used to determine the HUD Median Income (LMD-060). LMD-060 and Income Limit Adjustment Factors (LMD-070) are multiplied to determine the Community Lending Income Limit (LMD-080).</text:p>
            <text:p/>
            <text:p>Borrowers generally must have income no greater than 115% of the median income that HUD publishes for the area in which they reside.</text:p>
          </table:table-cell>
          <table:table-cell table:style-name="ce485"/>
          <table:table-cell table:style-name="ce436" table:content-validation-name="val2" table:number-columns-repeated="2"/>
          <table:table-cell table:style-name="ce436" table:content-validation-name="val3"/>
          <table:table-cell table:style-name="ce436" table:content-validation-name="val2"/>
          <table:table-cell table:style-name="ce679" office:value-type="string">
            <text:p>&lt;AFFORDABLE_LENDING HUDIncomeLimitAdjustmentFactor&gt;</text:p>
          </table:table-cell>
          <table:table-cell table:style-name="ce695" table:number-columns-repeated="1010"/>
        </table:table-row>
        <table:table-row table:style-name="ro218">
          <table:table-cell table:style-name="ce352" table:number-columns-spanned="1" table:number-rows-spanned="3"/>
          <table:table-cell table:style-name="ce396" office:value-type="string">
            <text:p>LMD-080</text:p>
          </table:table-cell>
          <table:table-cell table:style-name="ce440" office:value-type="string">
            <text:p>Comm Lending</text:p>
          </table:table-cell>
          <table:table-cell table:style-name="ce484" office:value-type="string">
            <text:p>Community Lending Income Limit</text:p>
          </table:table-cell>
          <table:table-cell table:style-name="ce523" office:value-type="float" office:value="116">
            <text:p>116</text:p>
          </table:table-cell>
          <table:table-cell table:style-name="ce545" office:value-type="string">
            <text:p>15</text:p>
          </table:table-cell>
          <table:table-cell table:style-name="ce568"/>
          <table:table-cell table:style-name="ce606" office:value-type="string">
            <text:p>Format: <text:s/>Z(12).Z(2)</text:p>
            <text:p>Not used for import.</text:p>
            <text:p>Format: <text:s/>Z(12).Z(2)</text:p>
            <text:p>Not used for import.</text:p>
            <text:p/>
          </table:table-cell>
          <table:table-cell table:style-name="ce484"/>
          <table:table-cell table:style-name="ce435" table:content-validation-name="val2" table:number-columns-repeated="2"/>
          <table:table-cell table:style-name="ce435" table:content-validation-name="val3"/>
          <table:table-cell table:style-name="ce435" table:content-validation-name="val2"/>
          <table:table-cell table:style-name="ce682" office:value-type="string">
            <text:p>&lt;AFFORDABLE_LENDING HUDLendingIncomeLimitAmount&gt;</text:p>
          </table:table-cell>
          <table:table-cell table:style-name="ce695" table:number-columns-repeated="1010"/>
        </table:table-row>
        <table:table-row table:style-name="ro22">
          <table:covered-table-cell table:style-name="ce352"/>
          <table:table-cell table:style-name="ce405" office:value-type="string">
            <text:p>LMD-080</text:p>
          </table:table-cell>
          <table:table-cell table:style-name="ce444" office:value-type="string">
            <text:p>Comm Lending</text:p>
          </table:table-cell>
          <table:table-cell table:style-name="ce491" office:value-type="string">
            <text:p>Community Lending Income Limit</text:p>
          </table:table-cell>
          <table:table-cell table:style-name="ce531"/>
          <table:table-cell table:style-name="ce550"/>
          <table:table-cell table:style-name="ce569"/>
          <table:table-cell table:style-name="ce607" office:value-type="string">
            <text:p>Automatically populated based on multiplying fields HUD Median Income (LMD-060) and Income Limit Adjustment Factors (LMD-070).</text:p>
            <text:p>Automatically populated based on multiplying fields HUD Median Income (LMD-060) and Income Limit Adjustment Factors (LMD-070).</text:p>
            <text:p/>
          </table:table-cell>
          <table:table-cell table:style-name="ce647"/>
          <table:table-cell table:style-name="ce660" table:content-validation-name="val2" table:number-columns-repeated="2"/>
          <table:table-cell table:style-name="ce660" table:content-validation-name="val3"/>
          <table:table-cell table:style-name="ce660" table:content-validation-name="val2"/>
          <table:table-cell table:style-name="ce685" office:value-type="string">
            <text:p>&lt;AFFORDABLE_LENDING HUDLendingIncomeLimitAmount&gt;</text:p>
          </table:table-cell>
          <table:table-cell table:style-name="ce690" table:number-columns-repeated="1010"/>
        </table:table-row>
        <table:table-row table:style-name="ro231">
          <table:covered-table-cell table:style-name="ce352"/>
          <table:table-cell table:style-name="ce406" office:value-type="string">
            <text:p>LMD-080</text:p>
          </table:table-cell>
          <table:table-cell table:style-name="ce445" office:value-type="string">
            <text:p>Comm Lending</text:p>
          </table:table-cell>
          <table:table-cell table:style-name="ce492" office:value-type="string">
            <text:p>Community Lending Income Limit</text:p>
          </table:table-cell>
          <table:table-cell table:style-name="ce532"/>
          <table:table-cell table:style-name="ce551"/>
          <table:table-cell table:style-name="ce570"/>
          <table:table-cell table:style-name="ce608" office:value-type="string">
            <text:p>Note: If provided, Fannie Mae KnowledgeBase will not consider value provided by user for underwriting calculation.</text:p>
          </table:table-cell>
          <table:table-cell table:style-name="ce648"/>
          <table:table-cell table:style-name="ce661" table:content-validation-name="val2" table:number-columns-repeated="2"/>
          <table:table-cell table:style-name="ce661" table:content-validation-name="val3"/>
          <table:table-cell table:style-name="ce661" table:content-validation-name="val2"/>
          <table:table-cell table:style-name="ce686" office:value-type="string">
            <text:p>&lt;AFFORDABLE_LENDING HUDLendingIncomeLimitAmount&gt;</text:p>
          </table:table-cell>
          <table:table-cell table:style-name="ce695" table:number-columns-repeated="1010"/>
        </table:table-row>
        <table:table-row table:style-name="ro141">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130</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5" table:number-columns-repeated="1010"/>
        </table:table-row>
        <table:table-row table:style-name="ro22">
          <table:table-cell table:style-name="ce352"/>
          <table:table-cell table:style-name="ce399" office:value-type="string">
            <text:p>TT-010</text:p>
          </table:table-cell>
          <table:table-cell table:style-name="ce439" office:value-type="string">
            <text:p>Transaction Trailer</text:p>
          </table:table-cell>
          <table:table-cell table:style-name="ce487" office:value-type="string">
            <text:p><text:s/>'TT'</text:p>
          </table:table-cell>
          <table:table-cell table:style-name="ce446" office:value-type="float" office:value="1">
            <text:p>1</text:p>
          </table:table-cell>
          <table:table-cell table:style-name="ce548" office:value-type="string">
            <text:p>3</text:p>
          </table:table-cell>
          <table:table-cell table:style-name="ce548" office:value-type="string">
            <text:p>S</text:p>
          </table:table-cell>
          <table:table-cell table:style-name="ce603" office:value-type="string">
            <text:p>Record ID: Transaction Trailer</text:p>
          </table:table-cell>
          <table:table-cell table:style-name="ce487"/>
          <table:table-cell table:number-columns-repeated="2" table:style-name="ce446" table:content-validation-name="val2" office:value-type="string">
            <text:p>R</text:p>
          </table:table-cell>
          <table:table-cell table:style-name="ce446" table:content-validation-name="val3" office:value-type="string">
            <text:p>R</text:p>
          </table:table-cell>
          <table:table-cell table:style-name="ce446" table:content-validation-name="val2" office:value-type="string">
            <text:p>R</text:p>
          </table:table-cell>
          <table:table-cell table:style-name="ce681"/>
          <table:table-cell table:style-name="ce690" table:number-columns-repeated="1010"/>
        </table:table-row>
        <table:table-row table:style-name="ro35">
          <table:table-cell table:style-name="ce352"/>
          <table:table-cell table:style-name="ce397" office:value-type="string">
            <text:p>TT-020</text:p>
          </table:table-cell>
          <table:table-cell table:style-name="ce437" office:value-type="string">
            <text:p>Transaction Trailer</text:p>
          </table:table-cell>
          <table:table-cell table:style-name="ce485" office:value-type="string">
            <text:p>Transaction Control Number</text:p>
          </table:table-cell>
          <table:table-cell table:style-name="ce524" office:value-type="float" office:value="4">
            <text:p>4</text:p>
          </table:table-cell>
          <table:table-cell table:style-name="ce546" office:value-type="string">
            <text:p>9</text:p>
          </table:table-cell>
          <table:table-cell table:style-name="ce546"/>
          <table:table-cell table:style-name="ce601" office:value-type="string">
            <text:p>Text - User Supplied on Import - Must match Control Number in TH.</text:p>
            <text:p>System Generated on Export</text:p>
          </table:table-cell>
          <table:table-cell table:style-name="ce485"/>
          <table:table-cell table:number-columns-repeated="2" table:style-name="ce436" table:content-validation-name="val2" office:value-type="string">
            <text:p>R</text:p>
          </table:table-cell>
          <table:table-cell table:style-name="ce436" table:content-validation-name="val3" office:value-type="string">
            <text:p>R</text:p>
          </table:table-cell>
          <table:table-cell table:style-name="ce436" table:content-validation-name="val2" office:value-type="string">
            <text:p>R</text:p>
          </table:table-cell>
          <table:table-cell table:style-name="ce679"/>
          <table:table-cell table:style-name="ce695" table:number-columns-repeated="1010"/>
        </table:table-row>
        <table:table-row table:style-name="ro141">
          <table:table-cell table:style-name="ce351"/>
          <table:table-cell table:style-name="ce398"/>
          <table:table-cell table:style-name="ce438"/>
          <table:table-cell table:style-name="ce486" office:value-type="string">
            <text:p>&lt;N/L&gt;</text:p>
          </table:table-cell>
          <table:table-cell table:style-name="ce525"/>
          <table:table-cell table:style-name="ce547" table:number-columns-repeated="2"/>
          <table:table-cell table:style-name="ce604" office:value-type="string">
            <text:p>End of record: Length=12</text:p>
          </table:table-cell>
          <table:table-cell table:style-name="ce486"/>
          <table:table-cell table:style-name="ce525" table:content-validation-name="val2" table:number-columns-repeated="2"/>
          <table:table-cell table:style-name="ce525" table:content-validation-name="val3"/>
          <table:table-cell table:style-name="ce525" table:content-validation-name="val2"/>
          <table:table-cell table:style-name="ce680"/>
          <table:table-cell table:style-name="ce695" table:number-columns-repeated="1010"/>
        </table:table-row>
        <table:table-row table:style-name="ro22">
          <table:table-cell table:style-name="ce352"/>
          <table:table-cell table:style-name="ce399" office:value-type="string">
            <text:p>ET-010</text:p>
          </table:table-cell>
          <table:table-cell table:style-name="ce446" office:value-type="string">
            <text:p>Env. Trailer</text:p>
          </table:table-cell>
          <table:table-cell table:style-name="ce487" office:value-type="string">
            <text:p><text:s/>'ET'</text:p>
          </table:table-cell>
          <table:table-cell table:style-name="ce446" office:value-type="float" office:value="1">
            <text:p>1</text:p>
          </table:table-cell>
          <table:table-cell table:style-name="ce548" office:value-type="string">
            <text:p>3</text:p>
          </table:table-cell>
          <table:table-cell table:style-name="ce548" office:value-type="string">
            <text:p>S</text:p>
          </table:table-cell>
          <table:table-cell table:style-name="ce609" office:value-type="string">
            <text:p>Record ID: Envelope Trailer</text:p>
          </table:table-cell>
          <table:table-cell table:style-name="ce649"/>
          <table:table-cell table:number-columns-repeated="2" table:style-name="ce446" table:content-validation-name="val2" office:value-type="string">
            <text:p>R</text:p>
          </table:table-cell>
          <table:table-cell table:style-name="ce446" table:content-validation-name="val3" office:value-type="string">
            <text:p>R</text:p>
          </table:table-cell>
          <table:table-cell table:style-name="ce446" table:content-validation-name="val2" office:value-type="string">
            <text:p>R</text:p>
          </table:table-cell>
          <table:table-cell table:style-name="ce681"/>
          <table:table-cell table:style-name="ce690" table:number-columns-repeated="1010"/>
        </table:table-row>
        <table:table-row table:style-name="ro231">
          <table:table-cell table:style-name="ce352"/>
          <table:table-cell table:style-name="ce397" office:value-type="string">
            <text:p>ET-020</text:p>
          </table:table-cell>
          <table:table-cell table:style-name="ce436" office:value-type="string">
            <text:p>Env. Trailer</text:p>
          </table:table-cell>
          <table:table-cell table:style-name="ce485" office:value-type="string">
            <text:p>Envelope Control Number</text:p>
          </table:table-cell>
          <table:table-cell table:style-name="ce524" office:value-type="float" office:value="4">
            <text:p>4</text:p>
          </table:table-cell>
          <table:table-cell table:style-name="ce546" office:value-type="string">
            <text:p>9</text:p>
          </table:table-cell>
          <table:table-cell table:style-name="ce546"/>
          <table:table-cell table:style-name="ce601" office:value-type="string">
            <text:p>Text - User Supplied on Import – Must match Control Number in EH.</text:p>
            <text:p>System Generated on Export</text:p>
          </table:table-cell>
          <table:table-cell table:style-name="ce644"/>
          <table:table-cell table:number-columns-repeated="2" table:style-name="ce436" table:content-validation-name="val2" office:value-type="string">
            <text:p>R</text:p>
          </table:table-cell>
          <table:table-cell table:style-name="ce436" table:content-validation-name="val3" office:value-type="string">
            <text:p>R</text:p>
          </table:table-cell>
          <table:table-cell table:style-name="ce436" table:content-validation-name="val2" office:value-type="string">
            <text:p>R</text:p>
          </table:table-cell>
          <table:table-cell table:style-name="ce679"/>
          <table:table-cell table:number-columns-repeated="1010"/>
        </table:table-row>
        <table:table-row table:style-name="ro141">
          <table:table-cell table:style-name="ce354"/>
          <table:table-cell table:style-name="ce407"/>
          <table:table-cell table:style-name="ce447"/>
          <table:table-cell table:style-name="ce493" office:value-type="string">
            <text:p>&lt;N/L&gt;</text:p>
          </table:table-cell>
          <table:table-cell table:style-name="ce533"/>
          <table:table-cell table:style-name="ce552" table:number-columns-repeated="2"/>
          <table:table-cell table:style-name="ce610" office:value-type="string">
            <text:p>End of record: Length=12</text:p>
          </table:table-cell>
          <table:table-cell table:style-name="ce493"/>
          <table:table-cell table:style-name="ce533" table:content-validation-name="val2" table:number-columns-repeated="2"/>
          <table:table-cell table:style-name="ce533" table:content-validation-name="val3"/>
          <table:table-cell table:style-name="ce533" table:content-validation-name="val2"/>
          <table:table-cell table:style-name="ce687"/>
          <table:table-cell table:number-columns-repeated="1010"/>
        </table:table-row>
        <table:table-row table:style-name="ro80">
          <table:table-cell table:style-name="ce355"/>
          <table:table-cell table:style-name="ce408" table:number-columns-repeated="2"/>
          <table:table-cell table:style-name="ce494"/>
          <table:table-cell table:style-name="ce534"/>
          <table:table-cell table:style-name="ce553" table:number-columns-repeated="2"/>
          <table:table-cell table:style-name="ce611"/>
          <table:table-cell table:style-name="ce650"/>
          <table:table-cell table:style-name="ce662" table:number-columns-repeated="4"/>
          <table:table-cell table:style-name="ce494"/>
          <table:table-cell table:number-columns-repeated="1010"/>
        </table:table-row>
        <table:table-row table:style-name="ro80">
          <table:table-cell table:style-name="ce356"/>
          <table:table-cell table:number-columns-repeated="6"/>
          <table:table-cell table:style-name="ce612"/>
          <table:table-cell table:number-columns-repeated="1016"/>
        </table:table-row>
        <table:table-row table:style-name="ro80" table:number-rows-repeated="49">
          <table:table-cell table:number-columns-repeated="7"/>
          <table:table-cell table:style-name="ce612"/>
          <table:table-cell table:number-columns-repeated="1016"/>
        </table:table-row>
        <table:table-row table:style-name="ro80" table:number-rows-repeated="1047955">
          <table:table-cell table:number-columns-repeated="1024"/>
        </table:table-row>
        <table:table-row table:style-name="ro80">
          <table:table-cell table:number-columns-repeated="1024"/>
        </table:table-row>
        <table:named-expressions>
          <table:named-range table:name="_xlnm._FilterDatabase" table:base-cell-address="$'Cover Page'.$A$1" table:cell-range-address="$'RLD 1003 v3.2 Data Format'.$A$2:.$M$569"/>
          <table:named-expression table:name="_typeMortscore" table:base-cell-address="$'Cover Page'.$A$1" table:expression="'rld 1003 v3.2 data format'!#ref!"/>
          <table:named-expression table:name="AffLendprodType" table:base-cell-address="$'Cover Page'.$A$1" table:expression="#ref!"/>
          <table:named-expression table:name="ARMIndexType" table:base-cell-address="$'Cover Page'.$A$1" table:expression="'rld 1003 v3.2 data format'!#ref!"/>
          <table:named-expression table:name="AssetType" table:base-cell-address="$'Cover Page'.$A$1" table:expression="'rld 1003 v3.2 data format'!#ref!"/>
          <table:named-expression table:name="BorPritPosType" table:base-cell-address="$'Cover Page'.$A$1" table:expression="'rld 1003 v3.2 data format'!#ref!"/>
          <table:named-expression table:name="BuydownBaseType" table:base-cell-address="$'Cover Page'.$A$1" table:expression="'rld 1003 v3.2 data format'!#ref!"/>
          <table:named-expression table:name="BuydownContType" table:base-cell-address="$'Cover Page'.$A$1" table:expression="'rld 1003 v3.2 data format'!#ref!"/>
          <table:named-expression table:name="caseStateType" table:base-cell-address="$'Cover Page'.$A$1" table:expression="'rld 1003 v3.2 data format'!#ref!"/>
          <table:named-expression table:name="ConstrPurtype" table:base-cell-address="$'Cover Page'.$A$1" table:expression="'rld 1003 v3.2 data format'!#ref!"/>
          <table:named-expression table:name="ConstrRefImpType" table:base-cell-address="$'Cover Page'.$A$1" table:expression="'rld 1003 v3.2 data format'!#ref!"/>
          <table:named-expression table:name="ConstrRefType" table:base-cell-address="$'Cover Page'.$A$1" table:expression="'rld 1003 v3.2 data format'!#ref!"/>
          <table:named-expression table:name="ContRoleType" table:base-cell-address="$'Cover Page'.$A$1" table:expression="'rld 1003 v3.2 data format'!#ref!"/>
          <table:named-expression table:name="ContType" table:base-cell-address="$'Cover Page'.$A$1" table:expression="'rld 1003 v3.2 data format'!#ref!"/>
          <table:named-expression table:name="CurrentHoldermortType" table:base-cell-address="$'Cover Page'.$A$1" table:expression="'rld 1003 v3.2 data format'!#ref!"/>
          <table:named-expression table:name="CurrentIncmType" table:base-cell-address="$'Cover Page'.$A$1" table:expression="'rld 1003 v3.2 data format'!#ref!"/>
          <table:named-expression table:name="Currmaortholdertype" table:base-cell-address="$'Cover Page'.$A$1" table:expression="#ref!"/>
          <table:named-expression table:name="Dataversion" table:base-cell-address="$'Cover Page'.$A$1" table:expression="'rld 1003 v3.2 data format'!#ref!"/>
          <table:named-expression table:name="DeclCitResType" table:base-cell-address="$'Cover Page'.$A$1" table:expression="'rld 1003 v3.2 data format'!#ref!"/>
          <table:named-expression table:name="DownPaymentType" table:base-cell-address="$'Cover Page'.$A$1" table:expression="'rld 1003 v3.2 data format'!#ref!"/>
          <table:named-expression table:name="DownPayType" table:base-cell-address="$'Cover Page'.$A$1" table:expression="#ref!"/>
          <table:named-expression table:name="ExplType" table:base-cell-address="$'Cover Page'.$A$1" table:expression="'rld 1003 v3.2 data format'!#ref!"/>
          <table:named-expression table:name="ExplType2" table:base-cell-address="$'Cover Page'.$A$1" table:expression="'rld 1003 v3.2 data format'!#ref!"/>
          <table:named-expression table:name="FHAVAAlimonyType" table:base-cell-address="$'Cover Page'.$A$1" table:expression="'rld 1003 v3.2 data format'!#ref!"/>
          <table:named-expression table:name="FHAVAGovRefType" table:base-cell-address="$'Cover Page'.$A$1" table:expression="'rld 1003 v3.2 data format'!#ref!"/>
          <table:named-expression table:name="FHAVASectActType" table:base-cell-address="$'Cover Page'.$A$1" table:expression="'rld 1003 v3.2 data format'!#ref!"/>
          <table:named-expression table:name="FNMCommLndingType" table:base-cell-address="$'Cover Page'.$A$1" table:expression="'rld 1003 v3.2 data format'!#ref!"/>
          <table:named-expression table:name="FNMCreditScoreType" table:base-cell-address="$'Cover Page'.$A$1" table:expression="'rld 1003 v3.2 data format'!#ref!"/>
          <table:named-expression table:name="GenderType" table:base-cell-address="$'Cover Page'.$A$1" table:expression="#ref!"/>
          <table:named-expression table:name="GendertypeGovRep" table:base-cell-address="$'Cover Page'.$A$1" table:expression="'rld 1003 v3.2 data format'!#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ld 1003 v3.2 data format'!#ref!"/>
          <table:named-expression table:name="HMDAPreappType" table:base-cell-address="$'Cover Page'.$A$1" table:expression="'rld 1003 v3.2 data format'!#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ld 1003 v3.2 data format'!#ref!"/>
          <table:named-expression table:name="HMDARACEType" table:base-cell-address="$'Cover Page'.$A$1" table:expression="'rld 1003 v3.2 data format'!#ref!"/>
          <table:named-expression table:name="InterViewTakenMethod" table:base-cell-address="$'Cover Page'.$A$1" table:expression="'rld 1003 v3.2 data format'!#ref!"/>
          <table:named-expression table:name="IntInfoTkenType" table:base-cell-address="$'Cover Page'.$A$1" table:expression="#ref!"/>
          <table:named-expression table:name="JointAssetLiabType" table:base-cell-address="$'Cover Page'.$A$1" table:expression="'rld 1003 v3.2 data format'!#ref!"/>
          <table:named-expression table:name="legalDesc" table:base-cell-address="$'Cover Page'.$A$1" table:expression="'rld 1003 v3.2 data format'!#ref!"/>
          <table:named-expression table:name="LiabType" table:base-cell-address="$'Cover Page'.$A$1" table:expression="'rld 1003 v3.2 data format'!#ref!"/>
          <table:named-expression table:name="LoanFeatCompNametype" table:base-cell-address="$'Cover Page'.$A$1" table:expression="'rld 1003 v3.2 data format'!#ref!"/>
          <table:named-expression table:name="LoanFeatDocType" table:base-cell-address="$'Cover Page'.$A$1" table:expression="'rld 1003 v3.2 data format'!#ref!"/>
          <table:named-expression table:name="LoanFeatFreqType" table:base-cell-address="$'Cover Page'.$A$1" table:expression="'rld 1003 v3.2 data format'!#ref!"/>
          <table:named-expression table:name="LoanFeatPrioType" table:base-cell-address="$'Cover Page'.$A$1" table:expression="'rld 1003 v3.2 data format'!#ref!"/>
          <table:named-expression table:name="LoanFeatRepType" table:base-cell-address="$'Cover Page'.$A$1" table:expression="'rld 1003 v3.2 data format'!#ref!"/>
          <table:named-expression table:name="LoanFeatureGSEType" table:base-cell-address="$'Cover Page'.$A$1" table:expression="'rld 1003 v3.2 data format'!#ref!"/>
          <table:named-expression table:name="LoanFeaturePaymType" table:base-cell-address="$'Cover Page'.$A$1" table:expression="'rld 1003 v3.2 data format'!#ref!"/>
          <table:named-expression table:name="LoanFeGSEPropertyType" table:base-cell-address="$'Cover Page'.$A$1" table:expression="'rld 1003 v3.2 data format'!#ref!"/>
          <table:named-expression table:name="LoanPrdDataIndType" table:base-cell-address="$'Cover Page'.$A$1" table:expression="#ref!"/>
          <table:named-expression table:name="LoanPurpType" table:base-cell-address="$'Cover Page'.$A$1" table:expression="'rld 1003 v3.2 data format'!#ref!"/>
          <table:named-expression table:name="LoanPurusagetype" table:base-cell-address="$'Cover Page'.$A$1" table:expression="'rld 1003 v3.2 data format'!#ref!"/>
          <table:named-expression table:name="Loanurrightstype" table:base-cell-address="$'Cover Page'.$A$1" table:expression="'rld 1003 v3.2 data format'!#ref!"/>
          <table:named-expression table:name="MarstatusType" table:base-cell-address="$'Cover Page'.$A$1" table:expression="'rld 1003 v3.2 data format'!#ref!"/>
          <table:named-expression table:name="Mortscoretype" table:base-cell-address="$'Cover Page'.$A$1" table:expression="#ref!"/>
          <table:named-expression table:name="MorttermsAmoType" table:base-cell-address="$'Cover Page'.$A$1" table:expression="'rld 1003 v3.2 data format'!#ref!"/>
          <table:named-expression table:name="MorttermsMortType" table:base-cell-address="$'Cover Page'.$A$1" table:expression="'rld 1003 v3.2 data format'!#ref!"/>
          <table:named-expression table:name="OLE_LINK14" table:base-cell-address="$'Cover Page'.$A$1" table:expression="'rld 1003 v3.2 data format'!#ref!"/>
          <table:named-expression table:name="Payadj" table:base-cell-address="$'Cover Page'.$A$1" table:expression="'rld 1003 v3.2 data format'!#ref!"/>
          <table:named-expression table:name="PreshouseExpType" table:base-cell-address="$'Cover Page'.$A$1" table:expression="'rld 1003 v3.2 data format'!#ref!"/>
          <table:named-range table:name="_xlnm.Print_Area" table:base-cell-address="$'Cover Page'.$A$1" table:cell-range-address="$'RLD 1003 v3.2 Data Format'.$A$1:.$N$569" table:range-usable-as="print-range"/>
          <table:named-range table:name="_xlnm.Print_Titles" table:base-cell-address="$'Cover Page'.$A$1" table:cell-range-address="$'RLD 1003 v3.2 Data Format'.$A$1:.$AMJ$2" table:range-usable-as="repeat-column repeat-row"/>
          <table:named-expression table:name="Prirproptype" table:base-cell-address="$'Cover Page'.$A$1" table:expression="'rld 1003 v3.2 data format'!#ref!"/>
          <table:named-expression table:name="PrirPropusageType" table:base-cell-address="$'Cover Page'.$A$1" table:expression="'rld 1003 v3.2 data format'!#ref!"/>
          <table:named-expression table:name="PropBuildType" table:base-cell-address="$'Cover Page'.$A$1" table:expression="'rld 1003 v3.2 data format'!#ref!"/>
          <table:named-expression table:name="PropHousExpense" table:base-cell-address="$'Cover Page'.$A$1" table:expression="'rld 1003 v3.2 data format'!#ref!"/>
          <table:named-expression table:name="PropHousExpStatusType" table:base-cell-address="$'Cover Page'.$A$1" table:expression="'rld 1003 v3.2 data format'!#ref!"/>
          <table:named-expression table:name="Propvalformtype" table:base-cell-address="$'Cover Page'.$A$1" table:expression="'rld 1003 v3.2 data format'!#ref!"/>
          <table:named-expression table:name="prpExpGSEProType" table:base-cell-address="$'Cover Page'.$A$1" table:expression="'rld 1003 v3.2 data format'!#ref!"/>
          <table:named-expression table:name="PucreditType" table:base-cell-address="$'Cover Page'.$A$1" table:expression="'rld 1003 v3.2 data format'!#ref!"/>
          <table:named-expression table:name="PurCredType" table:base-cell-address="$'Cover Page'.$A$1" table:expression="'rld 1003 v3.2 data format'!#ref!"/>
          <table:named-expression table:name="Rateadj" table:base-cell-address="$'Cover Page'.$A$1" table:expression="'rld 1003 v3.2 data format'!#ref!"/>
          <table:named-expression table:name="ResbasisType" table:base-cell-address="$'Cover Page'.$A$1" table:expression="'rld 1003 v3.2 data format'!#ref!"/>
          <table:named-expression table:name="ResType" table:base-cell-address="$'Cover Page'.$A$1" table:expression="'rld 1003 v3.2 data format'!#ref!"/>
          <table:named-expression table:name="SummAmountType" table:base-cell-address="$'Cover Page'.$A$1" table:expression="'rld 1003 v3.2 data format'!#ref!"/>
          <table:named-expression table:name="Transdatacasetype" table:base-cell-address="$'Cover Page'.$A$1" table:expression="#ref!"/>
          <table:named-expression table:name="YandN" table:base-cell-address="$'Cover Page'.$A$1" table:expression="'rld 1003 v3.2 data format'!#ref!"/>
          <table:named-expression table:name="YandNandU" table:base-cell-address="$'Cover Page'.$A$1" table:expression="'rld 1003 v3.2 data format'!#ref!"/>
          <table:named-expression table:name="YesandNo" table:base-cell-address="$'Cover Page'.$A$1" table:expression="#ref!"/>
        </table:named-expressions>
      </table:table>
      <table:table table:name="Net Rental Income" table:style-name="ta6" table:print-ranges="'Net Rental Income'.A1:'Net Rental Income'.E22">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1" table:number-columns-repeated="1019" table:default-cell-style-name="Excel_20_Built-in_20_Normal"/>
        <table:table-row table:style-name="ro1">
          <table:table-cell>
            <draw:frame table:end-cell-address="'Net Rental Income'.F5" table:end-x="0.4181in" table:end-y="0.0701in" draw:z-index="1" draw:name="Picture 4" draw:style-name="gr1" draw:text-style-name="P1" svg:width="8.2988in" svg:height="0.7811in" svg:x="0.0295in" svg:y="0in">
              <draw:image xlink:href="Pictures/10000201000005DB0000008B4F81220D.png" xlink:type="simple" xlink:show="embed" xlink:actuate="onLoad">
                <text:p/>
              </draw:image>
            </draw:frame>
          </table:table-cell>
          <table:table-cell table:number-columns-repeated="1023"/>
        </table:table-row>
        <table:table-row table:style-name="ro1">
          <table:table-cell table:style-name="ce710" table:number-columns-spanned="5" table:number-rows-spanned="3"/>
          <table:covered-table-cell table:number-columns-repeated="4"/>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25">
          <table:table-cell table:style-name="ce711" office:value-type="string">
            <text:p>Net Rental Income</text:p>
          </table:table-cell>
          <table:table-cell table:style-name="ce716" table:number-columns-repeated="4"/>
          <table:table-cell table:number-columns-repeated="1019"/>
        </table:table-row>
        <table:table-row table:style-name="ro1">
          <table:table-cell table:style-name="ce710" table:number-columns-spanned="5" table:number-rows-spanned="1"/>
          <table:covered-table-cell table:number-columns-repeated="4"/>
          <table:table-cell table:number-columns-repeated="1019"/>
        </table:table-row>
        <table:table-row table:style-name="ro66">
          <table:table-cell table:style-name="ce712" office:value-type="string" table:number-columns-spanned="5" table:number-rows-spanned="1">
            <text:p>If the borrower(s) has income from rental properties, you may enter Net Rental Income either on a detailed basis in the REO segment or on a summary basis in the Income segment:</text:p>
          </table:table-cell>
          <table:covered-table-cell table:number-columns-repeated="4" table:style-name="ce717"/>
          <table:table-cell table:number-columns-repeated="1019"/>
        </table:table-row>
        <table:table-row table:style-name="ro80">
          <table:table-cell table:style-name="ce713" table:number-columns-spanned="5" table:number-rows-spanned="1"/>
          <table:covered-table-cell table:number-columns-repeated="4" table:style-name="ce718"/>
          <table:table-cell table:number-columns-repeated="1019"/>
        </table:table-row>
        <table:table-row table:style-name="ro37">
          <table:table-cell table:style-name="ce712" office:value-type="string" table:number-columns-spanned="5" table:number-rows-spanned="1">
            <text:p><text:span text:style-name="T20">For conventional loans</text:span><text:span text:style-name="T21">, if you enter any summary Net Rental Income Amount in segment 05I in the Casefile, the Underwriting Engine will ignore detailed amounts for any REO property.</text:span></text:p>
          </table:table-cell>
          <table:covered-table-cell table:number-columns-repeated="4" table:style-name="ce717"/>
          <table:table-cell table:number-columns-repeated="1019"/>
        </table:table-row>
        <table:table-row table:style-name="ro80">
          <table:table-cell table:style-name="ce713" table:number-columns-spanned="5" table:number-rows-spanned="1"/>
          <table:covered-table-cell table:number-columns-repeated="4" table:style-name="ce718"/>
          <table:table-cell table:number-columns-repeated="1019"/>
        </table:table-row>
        <table:table-row table:style-name="ro42">
          <table:table-cell table:style-name="ce712" office:value-type="string" table:number-columns-spanned="5" table:number-rows-spanned="1">
            <text:p><text:span text:style-name="T20">For government loans</text:span><text:span text:style-name="T21">, the net rental amount(s) from the REO property is used in the ratios and any summary Net Rental Income Amount entered in segment 05I is ignored.</text:span></text:p>
          </table:table-cell>
          <table:covered-table-cell table:number-columns-repeated="4" table:style-name="ce717"/>
          <table:table-cell table:number-columns-repeated="1019"/>
        </table:table-row>
        <table:table-row table:style-name="ro80">
          <table:table-cell table:style-name="ce713" table:number-columns-spanned="5" table:number-rows-spanned="1"/>
          <table:covered-table-cell table:number-columns-repeated="4" table:style-name="ce718"/>
          <table:table-cell table:number-columns-repeated="1019"/>
        </table:table-row>
        <table:table-row table:style-name="ro37">
          <table:table-cell table:style-name="ce712" office:value-type="string" table:number-columns-spanned="5" table:number-rows-spanned="1">
            <text:p>Note: Net Rental Income may be entered regardless of whether employment, commission, dividend and interest, and other income are reported as summary or detail.</text:p>
          </table:table-cell>
          <table:covered-table-cell table:number-columns-repeated="4" table:style-name="ce717"/>
          <table:table-cell table:number-columns-repeated="5"/>
          <table:table-cell table:style-name="ce31"/>
          <table:table-cell table:number-columns-repeated="1013"/>
        </table:table-row>
        <table:table-row table:style-name="ro1">
          <table:table-cell table:style-name="ce714" table:number-columns-repeated="3"/>
          <table:table-cell table:number-columns-repeated="1021"/>
        </table:table-row>
        <table:table-row table:style-name="ro80">
          <table:table-cell table:style-name="ce715"/>
          <table:table-cell table:style-name="ce719"/>
          <table:table-cell table:style-name="ce722" office:value-type="string">
            <text:p>For Detail Amounts</text:p>
          </table:table-cell>
          <table:table-cell table:style-name="ce722" office:value-type="string">
            <text:p>For Summary Amounts</text:p>
          </table:table-cell>
          <table:table-cell table:style-name="ce715" table:number-columns-repeated="1020"/>
        </table:table-row>
        <table:table-row table:style-name="ro282">
          <table:table-cell table:style-name="ce715"/>
          <table:table-cell table:style-name="ce720" office:value-type="string">
            <text:p>What Data Needs to be Entered</text:p>
          </table:table-cell>
          <table:table-cell table:style-name="ce723" office:value-type="string">
            <text:p>Net Rental Income for each REO property.</text:p>
          </table:table-cell>
          <table:table-cell table:style-name="ce723" office:value-type="string">
            <text:p>Net Rental Income - The total monthly amount of net rental income on all properties owned by the Borrower and Co-Borrower, other than the subject property. This amount is the Gross Rental Income X 75% on all rental properties less mortgage payments, insurance, maintenance, taxes and miscellaneous expenses. (NOTE: This amount may be negative.)</text:p>
          </table:table-cell>
          <table:table-cell table:style-name="ce715" table:number-columns-repeated="1020"/>
        </table:table-row>
        <table:table-row table:style-name="ro140">
          <table:table-cell table:style-name="ce715"/>
          <table:table-cell table:style-name="ce720" office:value-type="string">
            <text:p>Where is it entered on the 1003 form?</text:p>
          </table:table-cell>
          <table:table-cell table:style-name="ce723" office:value-type="string">
            <text:p>Section VI – Schedule of Real Estate Owned. User lists each rental property owned, and details the amount of Gross Rental Income, Expenses, and Net Rental Income for each property.</text:p>
          </table:table-cell>
          <table:table-cell table:style-name="ce723" office:value-type="string">
            <text:p>Section V - Monthly Income and Combined Housing Expense Information. User enters "Net Rental Income" amount for Borrower or Co-Borrower.</text:p>
          </table:table-cell>
          <table:table-cell table:style-name="ce715" table:number-columns-repeated="1020"/>
        </table:table-row>
        <table:table-row table:style-name="ro283">
          <table:table-cell table:style-name="ce715"/>
          <table:table-cell table:style-name="ce720" office:value-type="string">
            <text:p>Where is it on the 1003 transaction file?</text:p>
          </table:table-cell>
          <table:table-cell table:style-name="ce723" office:value-type="string">
            <text:p>Segment 06G – Zero or more records (one for each REO property) for each borrower, with amounts entered in field 06G-150.</text:p>
          </table:table-cell>
          <table:table-cell table:style-name="ce723" office:value-type="string">
            <text:p>Segment 05I - Zero or one record, per borrower, of type 33 = Net Rental Income</text:p>
          </table:table-cell>
          <table:table-cell table:style-name="ce715" table:number-columns-repeated="1020"/>
        </table:table-row>
        <table:table-row table:style-name="ro80" table:number-rows-repeated="2">
          <table:table-cell table:style-name="ce715"/>
          <table:table-cell table:style-name="ce721"/>
          <table:table-cell table:style-name="ce724" table:number-columns-repeated="2"/>
          <table:table-cell table:style-name="ce715" table:number-columns-repeated="1020"/>
        </table:table-row>
        <table:table-row table:style-name="ro80">
          <table:table-cell table:style-name="ce715" table:number-columns-repeated="1024"/>
        </table:table-row>
        <table:table-row table:style-name="ro80">
          <table:table-cell table:style-name="ce715">
            <draw:frame table:end-cell-address="'Net Rental Income'.F22" table:end-x="0.011in" table:end-y="0.0559in" draw:z-index="0" draw:name="Picture 2" draw:style-name="gr3" draw:text-style-name="P1" svg:width="7.8917in" svg:height="0.0453in" svg:x="0.0295in" svg:y="0.0106in">
              <draw:image xlink:href="Pictures/100000000000061B0000000EA6AF9880.jpg" xlink:type="simple" xlink:show="embed" xlink:actuate="onLoad">
                <text:p/>
              </draw:image>
            </draw:frame>
          </table:table-cell>
          <table:table-cell table:style-name="ce715" table:number-columns-repeated="1023"/>
        </table:table-row>
        <table:table-row table:style-name="ro80" table:number-rows-repeated="1048553">
          <table:table-cell table:number-columns-repeated="1024"/>
        </table:table-row>
        <table:table-row table:style-name="ro80">
          <table:table-cell table:number-columns-repeated="1024"/>
        </table:table-row>
        <table:named-expressions>
          <table:named-range table:name="_xlnm.Print_Area" table:base-cell-address="$'Cover Page'.$A$1" table:cell-range-address="$'Net Rental Income'.$A$1:.$E$22" table:range-usable-as="print-range"/>
        </table:named-expressions>
      </table:table>
      <table:table table:name="Subject Prop. Net Cash Flow" table:style-name="ta7" table:print-ranges="'Subject Prop. Net Cash Flow'.A1:'Subject Prop. Net Cash Flow'.D30">
        <table:table-column table:style-name="co35" table:default-cell-style-name="ce31"/>
        <table:table-column table:style-name="co40" table:default-cell-style-name="ce31"/>
        <table:table-column table:style-name="co41" table:default-cell-style-name="ce31"/>
        <table:table-column table:style-name="co39" table:default-cell-style-name="ce31"/>
        <table:table-column table:style-name="co1" table:number-columns-repeated="1020" table:default-cell-style-name="ce31"/>
        <table:table-row table:style-name="ro1">
          <table:table-cell>
            <draw:frame table:end-cell-address="'Subject Prop. Net Cash Flow'.C5" table:end-x="5.5984in" table:end-y="0.0425in" draw:z-index="1" draw:name="Picture 4" draw:style-name="gr1" draw:text-style-name="P1" svg:width="8.2654in" svg:height="0.7535in" svg:x="0.0295in" svg:y="0in">
              <draw:image xlink:href="Pictures/10000201000005DB0000008B4F81220D.png" xlink:type="simple" xlink:show="embed" xlink:actuate="onLoad">
                <text:p/>
              </draw:image>
            </draw:frame>
          </table:table-cell>
          <table:table-cell table:number-columns-repeated="1023"/>
        </table:table-row>
        <table:table-row table:style-name="ro1">
          <table:table-cell table:number-columns-repeated="1024"/>
        </table:table-row>
        <table:table-row table:style-name="ro1">
          <table:table-cell table:style-name="ce725" table:number-columns-spanned="4" table:number-rows-spanned="2"/>
          <table:covered-table-cell table:number-columns-repeated="3"/>
          <table:table-cell table:number-columns-repeated="1020"/>
        </table:table-row>
        <table:table-row table:style-name="ro1">
          <table:covered-table-cell table:number-columns-repeated="4"/>
          <table:table-cell table:number-columns-repeated="1020"/>
        </table:table-row>
        <table:table-row table:style-name="ro51">
          <table:table-cell table:style-name="ce726" office:value-type="string">
            <text:p>Subject Property - Net Cash Flow</text:p>
          </table:table-cell>
          <table:table-cell table:style-name="ce731" table:number-columns-repeated="2"/>
          <table:table-cell table:style-name="ce741"/>
          <table:table-cell table:style-name="ce635" table:number-columns-repeated="1020"/>
        </table:table-row>
        <table:table-row table:style-name="ro27">
          <table:table-cell table:style-name="ce725" table:number-columns-spanned="4" table:number-rows-spanned="1"/>
          <table:covered-table-cell table:number-columns-repeated="3"/>
          <table:table-cell table:number-columns-repeated="1020"/>
        </table:table-row>
        <table:table-row table:style-name="ro68">
          <table:table-cell table:style-name="ce727" office:value-type="string" table:number-columns-spanned="4" table:number-rows-spanned="1">
            <text:p>Net Cash Flow from the Subject Property can be recorded in only one way. This amount will be reported for properties that are:</text:p>
          </table:table-cell>
          <table:covered-table-cell table:number-columns-repeated="3" table:style-name="ce728"/>
          <table:table-cell table:number-columns-repeated="1020"/>
        </table:table-row>
        <table:table-row table:style-name="ro80">
          <table:table-cell table:style-name="ce477"/>
          <table:table-cell table:style-name="ce732" office:value-type="string">
            <text:p>1. Investor Occupied or Number of Units greater than 1</text:p>
          </table:table-cell>
          <table:table-cell table:style-name="ce477" table:number-columns-repeated="2"/>
          <table:table-cell table:number-columns-repeated="1020"/>
        </table:table-row>
        <table:table-row table:style-name="ro80">
          <table:table-cell table:style-name="ce477"/>
          <table:table-cell table:style-name="ce732" office:value-type="string">
            <text:p>2. Investor Occupied and 2-4 Units.</text:p>
          </table:table-cell>
          <table:table-cell table:style-name="ce477" table:number-columns-repeated="2"/>
          <table:table-cell table:number-columns-repeated="1020"/>
        </table:table-row>
        <table:table-row table:style-name="ro80">
          <table:table-cell table:style-name="ce728"/>
          <table:table-cell table:style-name="ce732" office:value-type="string">
            <text:p>3. Owner Occupied with Number of Units greater than 1</text:p>
          </table:table-cell>
          <table:table-cell table:style-name="ce728" table:number-columns-repeated="2"/>
          <table:table-cell table:number-columns-repeated="1020"/>
        </table:table-row>
        <table:table-row table:style-name="ro1">
          <table:table-cell table:style-name="ce729"/>
          <table:table-cell table:style-name="ce733"/>
          <table:table-cell table:style-name="ce729"/>
          <table:table-cell table:number-columns-repeated="1021"/>
        </table:table-row>
        <table:table-row table:style-name="ro80">
          <table:table-cell table:style-name="ce730"/>
          <table:table-cell table:style-name="ce734"/>
          <table:table-cell table:style-name="ce739" office:value-type="string">
            <text:p>For Investor Occupancy or No. of Units &gt; 1</text:p>
          </table:table-cell>
          <table:table-cell table:style-name="ce635" table:number-columns-repeated="1021"/>
        </table:table-row>
        <table:table-row table:style-name="ro66">
          <table:table-cell table:style-name="ce635"/>
          <table:table-cell table:style-name="ce735" office:value-type="string">
            <text:p>What Data Needs to be Entered</text:p>
          </table:table-cell>
          <table:table-cell table:style-name="ce735" office:value-type="string">
            <text:p>Subject Property - Net Cash Flow - The amount of net cash flow on the subject property as calculated on Fannie Mae Form 216.</text:p>
          </table:table-cell>
          <table:table-cell table:style-name="ce635" table:number-columns-repeated="1021"/>
        </table:table-row>
        <table:table-row table:style-name="ro66">
          <table:table-cell table:style-name="ce730"/>
          <table:table-cell table:style-name="ce736" office:value-type="string">
            <text:p>Where is it entered on the 1003 form?</text:p>
          </table:table-cell>
          <table:table-cell table:style-name="ce735" office:value-type="string">
            <text:p>This is not on the 1003 as a separate data element, but it is included as an "other" income type.</text:p>
          </table:table-cell>
          <table:table-cell table:style-name="ce742"/>
          <table:table-cell table:style-name="ce635" table:number-columns-repeated="1020"/>
        </table:table-row>
        <table:table-row table:style-name="ro66">
          <table:table-cell table:style-name="ce635"/>
          <table:table-cell table:style-name="ce735" office:value-type="string">
            <text:p>Where is it on the 1003 transaction file?</text:p>
          </table:table-cell>
          <table:table-cell table:style-name="ce735" office:value-type="string">
            <text:p>Segment 05I - At most one record for each borrower, with Type of Income Code = SI (Subject Property Net Cash Flow).</text:p>
          </table:table-cell>
          <table:table-cell table:style-name="ce742"/>
          <table:table-cell table:style-name="ce635" table:number-columns-repeated="1020"/>
        </table:table-row>
        <table:table-row table:style-name="ro80">
          <table:table-cell table:style-name="ce635"/>
          <table:table-cell table:style-name="ce737"/>
          <table:table-cell table:style-name="ce740"/>
          <table:table-cell table:style-name="ce635" table:number-columns-repeated="1021"/>
        </table:table-row>
        <table:table-row table:style-name="ro80" table:number-rows-repeated="12">
          <table:table-cell table:style-name="ce635"/>
          <table:table-cell table:style-name="ce738"/>
          <table:table-cell table:style-name="ce736"/>
          <table:table-cell table:style-name="ce635" table:number-columns-repeated="1021"/>
        </table:table-row>
        <table:table-row table:style-name="ro80">
          <table:table-cell table:style-name="ce635" table:number-columns-repeated="1024"/>
        </table:table-row>
        <table:table-row table:style-name="ro80">
          <table:table-cell table:style-name="ce635">
            <draw:frame table:end-cell-address="'Subject Prop. Net Cash Flow'.E30" table:end-x="0.011in" table:end-y="0.0563in" draw:z-index="0" draw:name="Picture 2" draw:style-name="gr3" draw:text-style-name="P1" svg:width="8.6043in" svg:height="0.0457in" svg:x="0.0295in" svg:y="0.0106in">
              <draw:image xlink:href="Pictures/100000000000061B0000000EA6AF9880.jpg" xlink:type="simple" xlink:show="embed" xlink:actuate="onLoad">
                <text:p/>
              </draw:image>
            </draw:frame>
          </table:table-cell>
          <table:table-cell table:style-name="ce635" table:number-columns-repeated="1023"/>
        </table:table-row>
        <table:table-row table:style-name="ro80" table:number-rows-repeated="1048545">
          <table:table-cell table:number-columns-repeated="1024"/>
        </table:table-row>
        <table:table-row table:style-name="ro80">
          <table:table-cell table:number-columns-repeated="1024"/>
        </table:table-row>
        <table:named-expressions>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Subject Prop. Net Cash Flow'.$A$1:.$D$30" table:range-usable-as="print-range"/>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table table:name="Liability Reconciliation" table:style-name="ta8" table:print-ranges="'Liability Reconciliation'.A2:'Liability Reconciliation'.E32">
        <table:table-column table:style-name="co42" table:default-cell-style-name="ce31"/>
        <table:table-column table:style-name="co43" table:default-cell-style-name="ce31"/>
        <table:table-column table:style-name="co44" table:default-cell-style-name="ce31"/>
        <table:table-column table:style-name="co45" table:default-cell-style-name="ce31"/>
        <table:table-column table:style-name="co46" table:default-cell-style-name="ce31"/>
        <table:table-column table:style-name="co1" table:number-columns-repeated="1019" table:default-cell-style-name="ce31"/>
        <table:table-row table:style-name="ro1">
          <table:table-cell>
            <draw:frame table:end-cell-address="'Liability Reconciliation'.G5" table:end-x="0.2929in" table:end-y="0.0425in" draw:z-index="1" draw:name="Picture 4" draw:style-name="gr1" draw:text-style-name="P1" svg:width="8.2992in" svg:height="0.7535in" svg:x="0.0295in" svg:y="0in">
              <draw:image xlink:href="Pictures/10000201000005DB0000008B4F81220D.png" xlink:type="simple" xlink:show="embed" xlink:actuate="onLoad">
                <text:p/>
              </draw:image>
            </draw:frame>
          </table:table-cell>
          <table:table-cell table:number-columns-repeated="1023"/>
        </table:table-row>
        <table:table-row table:style-name="ro1">
          <table:table-cell table:number-columns-repeated="1024"/>
        </table:table-row>
        <table:table-row table:style-name="ro1">
          <table:table-cell table:style-name="ce725" table:number-columns-spanned="5" table:number-rows-spanned="2"/>
          <table:covered-table-cell table:number-columns-repeated="4"/>
          <table:table-cell table:number-columns-repeated="1019"/>
        </table:table-row>
        <table:table-row table:style-name="ro1">
          <table:covered-table-cell table:number-columns-repeated="5"/>
          <table:table-cell table:number-columns-repeated="1019"/>
        </table:table-row>
        <table:table-row table:style-name="ro80">
          <table:table-cell table:style-name="ce743" office:value-type="string">
            <text:p>Fields that can be Added during the Liability Reconciliation Process</text:p>
          </table:table-cell>
          <table:table-cell table:style-name="ce745" table:number-columns-repeated="3"/>
          <table:table-cell table:style-name="ce751"/>
          <table:table-cell table:number-columns-repeated="1019"/>
        </table:table-row>
        <table:table-row table:style-name="ro1">
          <table:table-cell table:style-name="ce725" table:number-columns-spanned="5" table:number-rows-spanned="1"/>
          <table:covered-table-cell table:number-columns-repeated="4"/>
          <table:table-cell table:number-columns-repeated="1019"/>
        </table:table-row>
        <table:table-row table:style-name="ro140">
          <table:table-cell table:style-name="ce727" office:value-type="string" table:number-columns-spanned="5" table:number-rows-spanned="1">
            <text:p>When submitting a credit request, the submitter has the option of copying undisclosed liabilities from the non-reconciled credit report into the 1003. If this option is selected, the Fannie Mae Underwriting Engine will attempt to reconcile liabilities disclosed on the 1003 with those contained in the requested credit report. After this process, all remaining and non-reconcilable liabilities will be appended to the 1003.</text:p>
          </table:table-cell>
          <table:covered-table-cell table:number-columns-repeated="4" table:style-name="ce728"/>
          <table:table-cell table:number-columns-repeated="1019"/>
        </table:table-row>
        <table:table-row table:style-name="ro81">
          <table:table-cell table:style-name="ce727" office:value-type="string" table:number-columns-spanned="5" table:number-rows-spanned="1">
            <text:p>This table defines the set of fields that may be added when auto-copying liabilities to the Fannie Mae 1003:</text:p>
          </table:table-cell>
          <table:covered-table-cell table:number-columns-repeated="4" table:style-name="ce728"/>
          <table:table-cell table:number-columns-repeated="1019"/>
        </table:table-row>
        <table:table-row table:style-name="ro1">
          <table:table-cell table:style-name="ce729" table:number-columns-repeated="3"/>
          <table:table-cell table:number-columns-repeated="1021"/>
        </table:table-row>
        <table:table-row table:style-name="ro80">
          <table:table-cell table:style-name="ce635"/>
          <table:table-cell table:style-name="ce746" office:value-type="string">
            <text:p>Data Source</text:p>
          </table:table-cell>
          <table:table-cell table:style-name="ce746" office:value-type="string">
            <text:p>Field #</text:p>
          </table:table-cell>
          <table:table-cell table:style-name="ce749" office:value-type="string">
            <text:p>Description</text:p>
          </table:table-cell>
          <table:table-cell table:style-name="ce635" table:number-columns-repeated="1020"/>
        </table:table-row>
        <table:table-row table:style-name="ro81">
          <table:table-cell table:style-name="ce635"/>
          <table:table-cell table:style-name="ce747" office:value-type="float" office:value="1003">
            <text:p>1003</text:p>
          </table:table-cell>
          <table:table-cell table:style-name="ce747" office:value-type="string">
            <text:p>06L-030</text:p>
          </table:table-cell>
          <table:table-cell table:style-name="ce750" office:value-type="string">
            <text:p>Liability Type</text:p>
          </table:table-cell>
          <table:table-cell table:style-name="ce635" table:number-columns-repeated="1020"/>
        </table:table-row>
        <table:table-row table:style-name="ro81">
          <table:table-cell table:style-name="ce635"/>
          <table:table-cell table:style-name="ce747"/>
          <table:table-cell table:style-name="ce747" office:value-type="string">
            <text:p>06L-040</text:p>
          </table:table-cell>
          <table:table-cell table:style-name="ce750" office:value-type="string">
            <text:p>Creditor Name</text:p>
          </table:table-cell>
          <table:table-cell table:style-name="ce635" table:number-columns-repeated="1020"/>
        </table:table-row>
        <table:table-row table:style-name="ro81">
          <table:table-cell table:style-name="ce635"/>
          <table:table-cell table:style-name="ce747"/>
          <table:table-cell table:style-name="ce747" office:value-type="string">
            <text:p>06L-050</text:p>
          </table:table-cell>
          <table:table-cell table:style-name="ce750" office:value-type="string">
            <text:p>Creditor Street Address</text:p>
          </table:table-cell>
          <table:table-cell table:style-name="ce635" table:number-columns-repeated="1020"/>
        </table:table-row>
        <table:table-row table:style-name="ro81">
          <table:table-cell table:style-name="ce635"/>
          <table:table-cell table:style-name="ce747"/>
          <table:table-cell table:style-name="ce747" office:value-type="string">
            <text:p>06L-060</text:p>
          </table:table-cell>
          <table:table-cell table:style-name="ce750" office:value-type="string">
            <text:p>Creditor City</text:p>
          </table:table-cell>
          <table:table-cell table:style-name="ce635" table:number-columns-repeated="1020"/>
        </table:table-row>
        <table:table-row table:style-name="ro81">
          <table:table-cell table:style-name="ce635"/>
          <table:table-cell table:style-name="ce747"/>
          <table:table-cell table:style-name="ce747" office:value-type="string">
            <text:p>06L-070</text:p>
          </table:table-cell>
          <table:table-cell table:style-name="ce750" office:value-type="string">
            <text:p>Creditor State</text:p>
          </table:table-cell>
          <table:table-cell table:style-name="ce635" table:number-columns-repeated="1020"/>
        </table:table-row>
        <table:table-row table:style-name="ro81">
          <table:table-cell table:style-name="ce635"/>
          <table:table-cell table:style-name="ce747"/>
          <table:table-cell table:style-name="ce747" office:value-type="string">
            <text:p>06L-080</text:p>
          </table:table-cell>
          <table:table-cell table:style-name="ce750" office:value-type="string">
            <text:p>Creditor Zip Code</text:p>
          </table:table-cell>
          <table:table-cell table:style-name="ce635" table:number-columns-repeated="1020"/>
        </table:table-row>
        <table:table-row table:style-name="ro81">
          <table:table-cell table:style-name="ce635"/>
          <table:table-cell table:style-name="ce747"/>
          <table:table-cell table:style-name="ce747" office:value-type="string">
            <text:p>06L-090</text:p>
          </table:table-cell>
          <table:table-cell table:style-name="ce750" office:value-type="string">
            <text:p>Creditor Zip Code plus Four</text:p>
          </table:table-cell>
          <table:table-cell table:style-name="ce635" table:number-columns-repeated="1020"/>
        </table:table-row>
        <table:table-row table:style-name="ro81">
          <table:table-cell table:style-name="ce635"/>
          <table:table-cell table:style-name="ce747"/>
          <table:table-cell table:style-name="ce747" office:value-type="string">
            <text:p>06L-100</text:p>
          </table:table-cell>
          <table:table-cell table:style-name="ce750" office:value-type="string">
            <text:p>Account Number</text:p>
          </table:table-cell>
          <table:table-cell table:style-name="ce635" table:number-columns-repeated="1020"/>
        </table:table-row>
        <table:table-row table:style-name="ro81">
          <table:table-cell table:style-name="ce635"/>
          <table:table-cell table:style-name="ce747"/>
          <table:table-cell table:style-name="ce747" office:value-type="string">
            <text:p>06L-110</text:p>
          </table:table-cell>
          <table:table-cell table:style-name="ce750" office:value-type="string">
            <text:p>Monthly Payment Amount</text:p>
          </table:table-cell>
          <table:table-cell table:style-name="ce635" table:number-columns-repeated="1020"/>
        </table:table-row>
        <table:table-row table:style-name="ro81">
          <table:table-cell table:style-name="ce635"/>
          <table:table-cell table:style-name="ce747"/>
          <table:table-cell table:style-name="ce747" office:value-type="string">
            <text:p>06L-120</text:p>
          </table:table-cell>
          <table:table-cell table:style-name="ce750" office:value-type="string">
            <text:p>Months Left to Pay</text:p>
          </table:table-cell>
          <table:table-cell table:style-name="ce635" table:number-columns-repeated="1020"/>
        </table:table-row>
        <table:table-row table:style-name="ro81">
          <table:table-cell table:style-name="ce635"/>
          <table:table-cell table:style-name="ce747"/>
          <table:table-cell table:style-name="ce747" office:value-type="string">
            <text:p>06L-130</text:p>
          </table:table-cell>
          <table:table-cell table:style-name="ce750" office:value-type="string">
            <text:p>Unpaid Balance</text:p>
          </table:table-cell>
          <table:table-cell table:style-name="ce635" table:number-columns-repeated="1020"/>
        </table:table-row>
        <table:table-row table:style-name="ro80">
          <table:table-cell table:style-name="ce635"/>
          <table:table-cell table:style-name="ce738"/>
          <table:table-cell table:style-name="ce736" table:number-columns-repeated="2"/>
          <table:table-cell table:style-name="ce635" table:number-columns-repeated="1020"/>
        </table:table-row>
        <table:table-row table:style-name="ro99">
          <table:table-cell table:style-name="ce744" office:value-type="string" table:number-columns-spanned="5" table:number-rows-spanned="1">
            <text:p><text:span text:style-name="T12">Note:</text:span><text:span text:style-name="T17"> The liability auto-copy functionality is available </text:span><text:span text:style-name="T16">only</text:span><text:span text:style-name="T17"> for Fannie Mae underwriting recommendations and credit requests.</text:span></text:p>
          </table:table-cell>
          <table:covered-table-cell table:number-columns-repeated="4" table:style-name="ce748"/>
          <table:table-cell table:style-name="ce752" table:number-columns-repeated="1019"/>
        </table:table-row>
        <table:table-row table:style-name="ro23" table:number-rows-repeated="7">
          <table:table-cell table:style-name="ce634" table:number-columns-repeated="5"/>
          <table:table-cell table:style-name="ce635" table:number-columns-repeated="1019"/>
        </table:table-row>
        <table:table-row table:style-name="ro80">
          <table:table-cell table:style-name="ce635" table:number-columns-repeated="1024"/>
        </table:table-row>
        <table:table-row table:style-name="ro80">
          <table:table-cell table:style-name="ce635">
            <draw:frame table:end-cell-address="'Liability Reconciliation'.F32" table:end-x="0.05in" table:end-y="0.063in" draw:z-index="0" draw:name="Picture 2" draw:style-name="gr3" draw:text-style-name="P1" svg:width="7.3575in" svg:height="0.0524in" svg:x="0.0295in" svg:y="0.0106in">
              <draw:image xlink:href="Pictures/100000000000061B0000000EA6AF9880.jpg" xlink:type="simple" xlink:show="embed" xlink:actuate="onLoad">
                <text:p/>
              </draw:image>
            </draw:frame>
          </table:table-cell>
          <table:table-cell table:style-name="ce635" table:number-columns-repeated="1023"/>
        </table:table-row>
        <table:table-row table:style-name="ro80" table:number-rows-repeated="1048543">
          <table:table-cell table:number-columns-repeated="1024"/>
        </table:table-row>
        <table:table-row table:style-name="ro80">
          <table:table-cell table:number-columns-repeated="1024"/>
        </table:table-row>
        <table:named-expressions>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range table:name="_xlnm.Print_Area" table:base-cell-address="$'Cover Page'.$A$1" table:cell-range-address="$'Liability Reconciliation'.$A$2:.$E$32" table:range-usable-as="print-range"/>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table>
      <table:named-expressions>
        <table:named-expression table:name="_typeMortscore" table:base-cell-address="$'Cover Page'.$A$1" table:expression="#ref!"/>
        <table:named-expression table:name="AffLendprodType" table:base-cell-address="$'Cover Page'.$A$1" table:expression="#ref!"/>
        <table:named-expression table:name="ARMIndexType" table:base-cell-address="$'Cover Page'.$A$1" table:expression="#ref!"/>
        <table:named-expression table:name="AssetType" table:base-cell-address="$'Cover Page'.$A$1" table:expression="#ref!"/>
        <table:named-expression table:name="BorPritPosType" table:base-cell-address="$'Cover Page'.$A$1" table:expression="#ref!"/>
        <table:named-expression table:name="BuydownBaseType" table:base-cell-address="$'Cover Page'.$A$1" table:expression="#ref!"/>
        <table:named-expression table:name="BuydownContType" table:base-cell-address="$'Cover Page'.$A$1" table:expression="#ref!"/>
        <table:named-expression table:name="caseStateType" table:base-cell-address="$'Cover Page'.$A$1" table:expression="#ref!"/>
        <table:named-expression table:name="ConstrPurtype" table:base-cell-address="$'Cover Page'.$A$1" table:expression="#ref!"/>
        <table:named-expression table:name="ConstrRefImpType" table:base-cell-address="$'Cover Page'.$A$1" table:expression="#ref!"/>
        <table:named-expression table:name="ConstrRefType" table:base-cell-address="$'Cover Page'.$A$1" table:expression="#ref!"/>
        <table:named-expression table:name="ContRoleType" table:base-cell-address="$'Cover Page'.$A$1" table:expression="#ref!"/>
        <table:named-expression table:name="ContType" table:base-cell-address="$'Cover Page'.$A$1" table:expression="#ref!"/>
        <table:named-expression table:name="CurrentHoldermortType" table:base-cell-address="$'Cover Page'.$A$1" table:expression="#ref!"/>
        <table:named-expression table:name="CurrentIncmType" table:base-cell-address="$'Cover Page'.$A$1" table:expression="#ref!"/>
        <table:named-expression table:name="Currmaortholdertype" table:base-cell-address="$'Cover Page'.$A$1" table:expression="#ref!"/>
        <table:named-expression table:name="Dataversion" table:base-cell-address="$'Cover Page'.$A$1" table:expression="#ref!"/>
        <table:named-expression table:name="DeclCitResType" table:base-cell-address="$'Cover Page'.$A$1" table:expression="#ref!"/>
        <table:named-expression table:name="DownPaymentType" table:base-cell-address="$'Cover Page'.$A$1" table:expression="#ref!"/>
        <table:named-expression table:name="DownPayType" table:base-cell-address="$'Cover Page'.$A$1" table:expression="#ref!"/>
        <table:named-expression table:name="ExplType" table:base-cell-address="$'Cover Page'.$A$1" table:expression="#ref!"/>
        <table:named-expression table:name="ExplType2" table:base-cell-address="$'Cover Page'.$A$1" table:expression="#ref!"/>
        <table:named-expression table:name="FHAVAAlimonyType" table:base-cell-address="$'Cover Page'.$A$1" table:expression="#ref!"/>
        <table:named-expression table:name="FHAVAGovRefType" table:base-cell-address="$'Cover Page'.$A$1" table:expression="#ref!"/>
        <table:named-expression table:name="FHAVASectActType" table:base-cell-address="$'Cover Page'.$A$1" table:expression="#ref!"/>
        <table:named-expression table:name="FNMCommLndingType" table:base-cell-address="$'Cover Page'.$A$1" table:expression="#ref!"/>
        <table:named-expression table:name="FNMCreditScoreType" table:base-cell-address="$'Cover Page'.$A$1" table:expression="#ref!"/>
        <table:named-expression table:name="GenderType" table:base-cell-address="$'Cover Page'.$A$1" table:expression="#ref!"/>
        <table:named-expression table:name="GendertypeGovRep" table:base-cell-address="$'Cover Page'.$A$1" table:expression="#ref!"/>
        <table:named-expression table:name="GenorCapMeth" table:base-cell-address="$'Cover Page'.$A$1" table:expression="#ref!"/>
        <table:named-expression table:name="GovLoanFHALoanActtype" table:base-cell-address="$'Cover Page'.$A$1" table:expression="#ref!"/>
        <table:named-expression table:name="GovLoanFHALoanType" table:base-cell-address="$'Cover Page'.$A$1" table:expression="#ref!"/>
        <table:named-expression table:name="GovLoanFHAVaLoalRefType" table:base-cell-address="$'Cover Page'.$A$1" table:expression="#ref!"/>
        <table:named-expression table:name="HMDAEthType" table:base-cell-address="$'Cover Page'.$A$1" table:expression="#ref!"/>
        <table:named-expression table:name="HMDAPreappType" table:base-cell-address="$'Cover Page'.$A$1" table:expression="#ref!"/>
        <table:named-expression table:name="HMDAPretype" table:base-cell-address="$'Cover Page'.$A$1" table:expression="#ref!"/>
        <table:named-expression table:name="HMDAPurposeLoanType" table:base-cell-address="$'Cover Page'.$A$1" table:expression="#ref!"/>
        <table:named-expression table:name="HMDAPurposeType" table:base-cell-address="$'Cover Page'.$A$1" table:expression="#ref!"/>
        <table:named-expression table:name="HMDARACEType" table:base-cell-address="$'Cover Page'.$A$1" table:expression="#ref!"/>
        <table:named-expression table:name="InterViewTakenMethod" table:base-cell-address="$'Cover Page'.$A$1" table:expression="#ref!"/>
        <table:named-expression table:name="IntInfoTkenType" table:base-cell-address="$'Cover Page'.$A$1" table:expression="#ref!"/>
        <table:named-expression table:name="JointAssetLiabType" table:base-cell-address="$'Cover Page'.$A$1" table:expression="#ref!"/>
        <table:named-expression table:name="legalDesc" table:base-cell-address="$'Cover Page'.$A$1" table:expression="#ref!"/>
        <table:named-expression table:name="LiabType" table:base-cell-address="$'Cover Page'.$A$1" table:expression="#ref!"/>
        <table:named-expression table:name="LoanFeatCompNametype" table:base-cell-address="$'Cover Page'.$A$1" table:expression="#ref!"/>
        <table:named-expression table:name="LoanFeatDocType" table:base-cell-address="$'Cover Page'.$A$1" table:expression="#ref!"/>
        <table:named-expression table:name="LoanFeatFreqType" table:base-cell-address="$'Cover Page'.$A$1" table:expression="#ref!"/>
        <table:named-expression table:name="LoanFeatPrioType" table:base-cell-address="$'Cover Page'.$A$1" table:expression="#ref!"/>
        <table:named-expression table:name="LoanFeatRepType" table:base-cell-address="$'Cover Page'.$A$1" table:expression="#ref!"/>
        <table:named-expression table:name="LoanFeatureGSEType" table:base-cell-address="$'Cover Page'.$A$1" table:expression="#ref!"/>
        <table:named-expression table:name="LoanFeaturePaymType" table:base-cell-address="$'Cover Page'.$A$1" table:expression="#ref!"/>
        <table:named-expression table:name="LoanFeGSEPropertyType" table:base-cell-address="$'Cover Page'.$A$1" table:expression="#ref!"/>
        <table:named-expression table:name="LoanPrdDataIndType" table:base-cell-address="$'Cover Page'.$A$1" table:expression="#ref!"/>
        <table:named-expression table:name="LoanPurpType" table:base-cell-address="$'Cover Page'.$A$1" table:expression="#ref!"/>
        <table:named-expression table:name="LoanPurusagetype" table:base-cell-address="$'Cover Page'.$A$1" table:expression="#ref!"/>
        <table:named-expression table:name="Loanurrightstype" table:base-cell-address="$'Cover Page'.$A$1" table:expression="#ref!"/>
        <table:named-expression table:name="MarstatusType" table:base-cell-address="$'Cover Page'.$A$1" table:expression="#ref!"/>
        <table:named-expression table:name="Mortscoretype" table:base-cell-address="$'Cover Page'.$A$1" table:expression="#ref!"/>
        <table:named-expression table:name="MorttermsAmoType" table:base-cell-address="$'Cover Page'.$A$1" table:expression="#ref!"/>
        <table:named-expression table:name="MorttermsMortType" table:base-cell-address="$'Cover Page'.$A$1" table:expression="#ref!"/>
        <table:named-expression table:name="Payadj" table:base-cell-address="$'Cover Page'.$A$1" table:expression="#ref!"/>
        <table:named-expression table:name="PreshouseExpType" table:base-cell-address="$'Cover Page'.$A$1" table:expression="#ref!"/>
        <table:named-expression table:name="Prirproptype" table:base-cell-address="$'Cover Page'.$A$1" table:expression="#ref!"/>
        <table:named-expression table:name="PrirPropusageType" table:base-cell-address="$'Cover Page'.$A$1" table:expression="#ref!"/>
        <table:named-expression table:name="PropBuildType" table:base-cell-address="$'Cover Page'.$A$1" table:expression="#ref!"/>
        <table:named-expression table:name="PropHousExpense" table:base-cell-address="$'Cover Page'.$A$1" table:expression="#ref!"/>
        <table:named-expression table:name="PropHousExpStatusType" table:base-cell-address="$'Cover Page'.$A$1" table:expression="#ref!"/>
        <table:named-expression table:name="Propvalformtype" table:base-cell-address="$'Cover Page'.$A$1" table:expression="#ref!"/>
        <table:named-expression table:name="prpExpGSEProType" table:base-cell-address="$'Cover Page'.$A$1" table:expression="#ref!"/>
        <table:named-expression table:name="PucreditType" table:base-cell-address="$'Cover Page'.$A$1" table:expression="#ref!"/>
        <table:named-expression table:name="PurCredType" table:base-cell-address="$'Cover Page'.$A$1" table:expression="#ref!"/>
        <table:named-expression table:name="Rateadj" table:base-cell-address="$'Cover Page'.$A$1" table:expression="#ref!"/>
        <table:named-expression table:name="ResbasisType" table:base-cell-address="$'Cover Page'.$A$1" table:expression="#ref!"/>
        <table:named-expression table:name="ResType" table:base-cell-address="$'Cover Page'.$A$1" table:expression="#ref!"/>
        <table:named-expression table:name="SummAmountType" table:base-cell-address="$'Cover Page'.$A$1" table:expression="#ref!"/>
        <table:named-expression table:name="Transdatacasetype" table:base-cell-address="$'Cover Page'.$A$1" table:expression="#ref!"/>
        <table:named-expression table:name="YandN" table:base-cell-address="$'Cover Page'.$A$1" table:expression="#ref!"/>
        <table:named-expression table:name="YandNandU" table:base-cell-address="$'Cover Page'.$A$1" table:expression="#ref!"/>
        <table:named-expression table:name="YesandNo" table:base-cell-address="$'Cover Page'.$A$1" table:expression="#ref!"/>
      </table:named-expressions>
      <table:database-ranges>
        <table:database-range table:name="_xlnm._FilterDatabase" table:target-range-address="'RLD 1003 v3.2 Data Format'.A2:'RLD 1003 v3.2 Data Format'.M56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7P0" style:volatile="true">
      <number:month number:style="long"/>
      <number:text>/</number:text>
      <number:day number:style="long"/>
      <number:text>/</number:text>
      <number:year/>
    </number:date-style>
    <number:text-style style:name="N117">
      <number:text-content/>
      <style:map style:condition="value()&gt;=0" style:apply-style-name="N117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5in" fo:margin-right="0.5in" style:print-page-order="ttb" style:first-page-number="continue" style:scale-to="100%" style:table-centering="both"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5in" fo:margin-bottom="0.3in" fo:margin-left="0.25in" fo:margin-right="0.25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in" fo:margin-left="0in" fo:margin-right="0in" fo:margin-top="0.061in"/>
      </style:footer-style>
    </style:page-layout>
    <style:page-layout style:name="Mpm6">
      <style:page-layout-properties fo:page-width="8.5in" fo:page-height="11in" style:num-format="1" style:print-orientation="portrait" fo:margin-top="0.75in" fo:margin-bottom="0.3in" fo:margin-left="0.75in" fo:margin-right="0.75in" style:print-page-order="ttb" style:first-page-number="continue" style: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311in"/>
      </style:footer-style>
    </style:page-layout>
    <style:page-layout style:name="Mpm7">
      <style:page-layout-properties fo:page-width="14in" fo:page-height="8.5in" style:num-format="1" style:print-orientation="landscape" fo:margin-top="0.25in" fo:margin-bottom="0in" fo:margin-left="0.25in" fo:margin-right="0.25in" style:print-page-order="ttb" style:first-page-number="continue" style:scale-to-X="1" style:scale-to-Y="9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4in" fo:margin-left="0in" fo:margin-right="0in" fo:margin-top="0.261in"/>
      </style:footer-style>
    </style:page-layout>
    <style:page-layout style:name="Mpm8">
      <style:page-layout-properties fo:page-width="8.5in" fo:page-height="11in" style:num-format="1" style:print-orientation="portrait" fo:margin-top="0.25in" fo:margin-bottom="0.25in" fo:margin-left="0.25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6">01/06/2020</text:date>, <text:time>15:26:11</text:time></text:p>
        </style:region-right>
      </style:header>
      <style:header-left style:display="false"/>
      <style:footer>
        <text:p>Page <text:page-number>1</text:page-number> / <text:page-count>99</text:page-count></text:p>
      </style:footer>
      <style:footer-left style:display="false"/>
    </style:master-page>
    <style:master-page style:name="PageStyle_5f_Cover_20_Page" style:display-name="PageStyle_Cover Page" style:page-layout-name="Mpm3">
      <style:header style:display="false"/>
      <style:header-left style:display="false"/>
      <style:footer style:display="false"/>
      <style:footer-left style:display="false"/>
    </style:master-page>
    <style:master-page style:name="PageStyle_5f_Table_20_of_20_Contents" style:display-name="PageStyle_Table of Contents" style:page-layout-name="Mpm4">
      <style:header style:display="false"/>
      <style:header-left style:display="false"/>
      <style:footer style:display="false"/>
      <style:footer-left style:display="false"/>
    </style:master-page>
    <style:master-page style:name="PageStyle_5f_Revision_20_History" style:display-name="PageStyle_Revision History" style:page-layout-name="Mpm5">
      <style:header style:display="false"/>
      <style:header-left style:display="false"/>
      <style:footer>
        <text:p><text:span text:style-name="MT1">Page </text:span><text:span text:style-name="MT1"><text:page-number>1</text:page-number></text:span></text:p>
      </style:footer>
      <style:footer-left style:display="false"/>
    </style:master-page>
    <style:master-page style:name="PageStyle_5f_How_20_to_20_Read" style:display-name="PageStyle_How to Read" style:page-layout-name="Mpm6">
      <style:header style:display="false"/>
      <style:header-left style:display="false"/>
      <style:footer>
        <text:p><text:span text:style-name="MT1">Page </text:span><text:span text:style-name="MT1"><text:page-number>1</text:page-number></text:span></text:p>
      </style:footer>
      <style:footer-left style:display="false"/>
    </style:master-page>
    <style:master-page style:name="PageStyle_5f_RLD_20_1003_20_v3.2_20_Data_20_Format" style:display-name="PageStyle_RLD 1003 v3.2 Data Format" style:page-layout-name="Mpm7">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style:master-page style:name="PageStyle_5f_Net_20_Rental_20_Income" style:display-name="PageStyle_Net Rental Income" style:page-layout-name="Mpm8">
      <style:header style:display="false"/>
      <style:header-left style:display="false"/>
      <style:footer style:display="false"/>
      <style:footer-left style:display="false"/>
    </style:master-page>
    <style:master-page style:name="PageStyle_5f_Subject_20_Prop._20_Net_20_Cash_20_Flow" style:display-name="PageStyle_Subject Prop. Net Cash Flow" style:page-layout-name="Mpm8">
      <style:header style:display="false"/>
      <style:header-left style:display="false"/>
      <style:footer style:display="false"/>
      <style:footer-left style:display="false"/>
    </style:master-page>
    <style:master-page style:name="PageStyle_5f_Liability_20_Reconciliation" style:display-name="PageStyle_Liability Reconciliation"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06T15:26:11.30</dc:date>
    <dc:creator>Bob Whitley</dc:creator>
    <meta:generator>OpenOffice/4.1.6$Win32 OpenOffice.org_project/416m1$Build-9790</meta:generator>
    <meta:editing-duration>P11DT9H15M9S</meta:editing-duration>
    <meta:editing-cycles>7</meta:editing-cycles>
    <meta:document-statistic meta:table-count="8" meta:cell-count="5091" meta:object-count="13"/>
  </office:meta>
</office:document-meta>
</file>